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data" table:style-name="ta1">
        <office:forms form:automatic-focus="false" form:apply-design-mode="false"/>
        <table:table-column table:style-name="co1" table:number-columns-repeated="30" table:default-cell-style-name="Default"/>
        <table:table-row table:style-name="ro1">
          <table:table-cell table:number-columns-repeated="2" table:style-name="ce1" office:value-type="string" calcext:value-type="string">
            <text:p>0.016623497009277344</text:p>
          </table:table-cell>
          <table:table-cell table:style-name="ce1" office:value-type="string" calcext:value-type="string">
            <text:p>9.5367431640625e-07</text:p>
          </table:table-cell>
          <table:table-cell table:style-name="ce1" office:value-type="float" office:value="0.116796433925629" calcext:value-type="float">
            <text:p>0,1167964339</text:p>
          </table:table-cell>
          <table:table-cell table:style-name="ce1" office:value-type="float" office:value="2.65883636474609" calcext:value-type="float">
            <text:p>2,6588363647</text:p>
          </table:table-cell>
          <table:table-cell table:style-name="ce1" office:value-type="float" office:value="4.63349914550781" calcext:value-type="float">
            <text:p>4,633499145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0.106278285384178" calcext:value-type="float">
            <text:p>-0,1062782854</text:p>
          </table:table-cell>
          <table:table-cell table:style-name="ce1" office:value-type="float" office:value="7.02439880371094" calcext:value-type="float">
            <text:p>7,0243988037</text:p>
          </table:table-cell>
          <table:table-cell table:style-name="ce1" office:value-type="float" office:value="-5.1781759262085" calcext:value-type="float">
            <text:p>-5,1781759262</text:p>
          </table:table-cell>
          <table:table-cell table:number-columns-repeated="2" table:style-name="ce1" office:value-type="string" calcext:value-type="string">
            <text:p>0.0</text:p>
          </table:table-cell>
          <table:table-cell table:style-name="ce1" office:value-type="string" calcext:value-type="string">
            <text:p>0.055714751363696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56" calcext:value-type="float">
            <text:p>0,01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02519989013672" calcext:value-type="float">
            <text:p>0,06025199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49372637656936" calcext:value-type="float">
            <text:p>1,4937263766</text:p>
          </table:table-cell>
          <table:table-cell table:style-name="ce1" office:value-type="float" office:value="0.200834035873413" calcext:value-type="float">
            <text:p>0,2008340359</text:p>
          </table:table-cell>
          <table:table-cell table:style-name="ce1" office:value-type="float" office:value="0.200834512710571" calcext:value-type="float">
            <text:p>0,2008345127</text:p>
          </table:table-cell>
          <table:table-cell table:style-name="ce1" office:value-type="float" office:value="0.200839996337891" calcext:value-type="float">
            <text:p>0,2008399963</text:p>
          </table:table-cell>
          <table:table-cell table:style-name="ce1" office:value-type="float" office:value="-0.106278285384178" calcext:value-type="float">
            <text:p>-0,1062782854</text:p>
          </table:table-cell>
          <table:table-cell table:style-name="ce1" office:value-type="float" office:value="7.02439880371094" calcext:value-type="float">
            <text:p>7,0243988037</text:p>
          </table:table-cell>
          <table:table-cell table:style-name="ce1" office:value-type="float" office:value="-5.1781759262085" calcext:value-type="float">
            <text:p>-5,1781759262</text:p>
          </table:table-cell>
        </table:table-row>
        <table:table-row table:style-name="ro1">
          <table:table-cell table:style-name="ce1" office:value-type="string" calcext:value-type="string">
            <text:p>0.02969527244567871</text:p>
          </table:table-cell>
          <table:table-cell table:style-name="ce1" office:value-type="string" calcext:value-type="string">
            <text:p>0.013071775436401367</text:p>
          </table:table-cell>
          <table:table-cell table:style-name="ce1" office:value-type="string" calcext:value-type="string">
            <text:p>0.4227433204650879</text:p>
          </table:table-cell>
          <table:table-cell table:style-name="ce1" office:value-type="float" office:value="0.116811163723469" calcext:value-type="float">
            <text:p>0,1168111637</text:p>
          </table:table-cell>
          <table:table-cell table:style-name="ce1" office:value-type="float" office:value="2.6729142665863" calcext:value-type="float">
            <text:p>2,6729142666</text:p>
          </table:table-cell>
          <table:table-cell table:style-name="ce1" office:value-type="float" office:value="4.63408374786377" calcext:value-type="float">
            <text:p>4,6340837479</text:p>
          </table:table-cell>
          <table:table-cell table:style-name="ce1" office:value-type="float" office:value="-0.0380436241104988" calcext:value-type="float">
            <text:p>-0,0380436241</text:p>
          </table:table-cell>
          <table:table-cell table:number-columns-repeated="2" table:style-name="ce1" office:value-type="float" office:value="-0.857401867511801" calcext:value-type="float">
            <text:p>-0,8574018675</text:p>
          </table:table-cell>
          <table:table-cell table:style-name="ce1" office:value-type="float" office:value="-0.106278285384178" calcext:value-type="float">
            <text:p>-0,1062782854</text:p>
          </table:table-cell>
          <table:table-cell table:style-name="ce1" office:value-type="float" office:value="7.02439880371094" calcext:value-type="float">
            <text:p>7,0243988037</text:p>
          </table:table-cell>
          <table:table-cell table:style-name="ce1" office:value-type="float" office:value="-5.1781759262085" calcext:value-type="float">
            <text:p>-5,1781759262</text:p>
          </table:table-cell>
          <table:table-cell table:style-name="ce1" office:value-type="string" calcext:value-type="string">
            <text:p>-0.03804362411049883</text:p>
          </table:table-cell>
          <table:table-cell table:style-name="ce1" office:value-type="string" calcext:value-type="string">
            <text:p>-0.8574018675118005</text:p>
          </table:table-cell>
          <table:table-cell table:style-name="ce1" office:value-type="string" calcext:value-type="string">
            <text:p>-0.5454649984115315</text:p>
          </table:table-cell>
          <table:table-cell table:style-name="ce1" office:value-type="float" office:value="-0.0291991084814072" calcext:value-type="float">
            <text:p>-0,0291991085</text:p>
          </table:table-cell>
          <table:table-cell table:style-name="ce1" office:value-type="float" office:value="-0.664709091186523" calcext:value-type="float">
            <text:p>-0,6647090912</text:p>
          </table:table-cell>
          <table:table-cell table:style-name="ce1" office:value-type="float" office:value="-0.225341955566406" calcext:value-type="float">
            <text:p>-0,2253419556</text:p>
          </table:table-cell>
          <table:table-cell table:style-name="ce1" office:value-type="float" office:value="-0.0493552527096881" calcext:value-type="float">
            <text:p>-0,049355252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276392202021205" calcext:value-type="float">
            <text:p>-0,276392202</text:p>
          </table:table-cell>
          <table:table-cell table:style-name="ce1" office:value-type="float" office:value="-6.2919372474501" calcext:value-type="float">
            <text:p>-6,2919372475</text:p>
          </table:table-cell>
          <table:table-cell table:style-name="ce1" office:value-type="float" office:value="-10.964921713805" calcext:value-type="float">
            <text:p>-10,9649217138</text:p>
          </table:table-cell>
          <table:table-cell table:style-name="ce1" office:value-type="float" office:value="0.422574996948242" calcext:value-type="float">
            <text:p>0,4225749969</text:p>
          </table:table-cell>
          <table:table-cell table:style-name="ce1" office:value-type="float" office:value="0.42257833480835" calcext:value-type="float">
            <text:p>0,4225783348</text:p>
          </table:table-cell>
          <table:table-cell table:style-name="ce1" office:value-type="float" office:value="0.422574758529663" calcext:value-type="float">
            <text:p>0,4225747585</text:p>
          </table:table-cell>
          <table:table-cell table:style-name="ce1" office:value-type="float" office:value="-0.106278285384178" calcext:value-type="float">
            <text:p>-0,1062782854</text:p>
          </table:table-cell>
          <table:table-cell table:style-name="ce1" office:value-type="float" office:value="7.02439880371094" calcext:value-type="float">
            <text:p>7,0243988037</text:p>
          </table:table-cell>
          <table:table-cell table:style-name="ce1" office:value-type="float" office:value="-5.1781759262085" calcext:value-type="float">
            <text:p>-5,1781759262</text:p>
          </table:table-cell>
        </table:table-row>
        <table:table-row table:style-name="ro1">
          <table:table-cell table:style-name="ce1" office:value-type="string" calcext:value-type="string">
            <text:p>0.04317164421081543</text:p>
          </table:table-cell>
          <table:table-cell table:style-name="ce1" office:value-type="string" calcext:value-type="string">
            <text:p>0.013476371765136719</text:p>
          </table:table-cell>
          <table:table-cell table:style-name="ce1" office:value-type="string" calcext:value-type="string">
            <text:p>0.8393619060516357</text:p>
          </table:table-cell>
          <table:table-cell table:style-name="ce1" office:value-type="float" office:value="0.11681392788887" calcext:value-type="float">
            <text:p>0,1168139279</text:p>
          </table:table-cell>
          <table:table-cell table:style-name="ce1" office:value-type="float" office:value="2.67297768592834" calcext:value-type="float">
            <text:p>2,6729776859</text:p>
          </table:table-cell>
          <table:table-cell table:style-name="ce1" office:value-type="float" office:value="4.63419342041016" calcext:value-type="float">
            <text:p>4,6341934204</text:p>
          </table:table-cell>
          <table:table-cell table:style-name="ce1" office:value-type="float" office:value="-0.0360638167022973" calcext:value-type="float">
            <text:p>-0,0360638167</text:p>
          </table:table-cell>
          <table:table-cell table:number-columns-repeated="2" table:style-name="ce1" office:value-type="float" office:value="-0.738887709155335" calcext:value-type="float">
            <text:p>-0,7388877092</text:p>
          </table:table-cell>
          <table:table-cell table:style-name="ce1" office:value-type="float" office:value="-0.109092988073826" calcext:value-type="float">
            <text:p>-0,1090929881</text:p>
          </table:table-cell>
          <table:table-cell table:style-name="ce1" office:value-type="float" office:value="7.02849864959717" calcext:value-type="float">
            <text:p>7,0284986496</text:p>
          </table:table-cell>
          <table:table-cell table:style-name="ce1" office:value-type="float" office:value="-5.18288612365723" calcext:value-type="float">
            <text:p>-5,1828861237</text:p>
          </table:table-cell>
          <table:table-cell table:style-name="ce1" office:value-type="string" calcext:value-type="string">
            <text:p>-0.03606381670229728</text:p>
          </table:table-cell>
          <table:table-cell table:style-name="ce1" office:value-type="string" calcext:value-type="string">
            <text:p>-0.7388877091553346</text:p>
          </table:table-cell>
          <table:table-cell table:style-name="ce1" office:value-type="string" calcext:value-type="string">
            <text:p>-0.27140744706742476</text:p>
          </table:table-cell>
          <table:table-cell table:style-name="ce1" office:value-type="float" office:value="-0.0292027909308672" calcext:value-type="float">
            <text:p>-0,0292027909</text:p>
          </table:table-cell>
          <table:table-cell table:style-name="ce1" office:value-type="float" office:value="-0.668228566646576" calcext:value-type="float">
            <text:p>-0,6682285666</text:p>
          </table:table-cell>
          <table:table-cell table:style-name="ce1" office:value-type="float" office:value="-0.225372354888916" calcext:value-type="float">
            <text:p>-0,2253723549</text:p>
          </table:table-cell>
          <table:table-cell table:style-name="ce1" office:value-type="float" office:value="-0.098004801548905" calcext:value-type="float">
            <text:p>-0,098004801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00353673336787179" calcext:value-type="float">
            <text:p>-3,53673336787179E-05</text:p>
          </table:table-cell>
          <table:table-cell table:style-name="ce1" office:value-type="float" office:value="-0.0338021799363422" calcext:value-type="float">
            <text:p>-0,0338021799</text:p>
          </table:table-cell>
          <table:table-cell table:style-name="ce1" office:value-type="float" office:value="-0.00140368714034811" calcext:value-type="float">
            <text:p>-0,0014036871</text:p>
          </table:table-cell>
          <table:table-cell table:style-name="ce1" office:value-type="float" office:value="0.416480302810669" calcext:value-type="float">
            <text:p>0,4164803028</text:p>
          </table:table-cell>
          <table:table-cell table:style-name="ce1" office:value-type="float" office:value="0.416479110717773" calcext:value-type="float">
            <text:p>0,4164791107</text:p>
          </table:table-cell>
          <table:table-cell table:style-name="ce1" office:value-type="float" office:value="0.416476249694824" calcext:value-type="float">
            <text:p>0,4164762497</text:p>
          </table:table-cell>
          <table:table-cell table:style-name="ce1" office:value-type="float" office:value="-0.109092988073826" calcext:value-type="float">
            <text:p>-0,1090929881</text:p>
          </table:table-cell>
          <table:table-cell table:style-name="ce1" office:value-type="float" office:value="7.02849864959717" calcext:value-type="float">
            <text:p>7,0284986496</text:p>
          </table:table-cell>
          <table:table-cell table:style-name="ce1" office:value-type="float" office:value="-5.18288612365723" calcext:value-type="float">
            <text:p>-5,1828861237</text:p>
          </table:table-cell>
        </table:table-row>
        <table:table-row table:style-name="ro1">
          <table:table-cell table:style-name="ce1" office:value-type="string" calcext:value-type="string">
            <text:p>0.06023430824279785</text:p>
          </table:table-cell>
          <table:table-cell table:style-name="ce1" office:value-type="string" calcext:value-type="string">
            <text:p>0.017062664031982422</text:p>
          </table:table-cell>
          <table:table-cell table:style-name="ce1" office:value-type="string" calcext:value-type="string">
            <text:p>1.2574546337127686</text:p>
          </table:table-cell>
          <table:table-cell table:style-name="ce1" office:value-type="float" office:value="0.116445124149323" calcext:value-type="float">
            <text:p>0,1164451241</text:p>
          </table:table-cell>
          <table:table-cell table:style-name="ce1" office:value-type="float" office:value="2.70563673973083" calcext:value-type="float">
            <text:p>2,7056367397</text:p>
          </table:table-cell>
          <table:table-cell table:style-name="ce1" office:value-type="float" office:value="4.61956214904785" calcext:value-type="float">
            <text:p>4,619562149</text:p>
          </table:table-cell>
          <table:table-cell table:style-name="ce1" office:value-type="float" office:value="-0.0395029981369893" calcext:value-type="float">
            <text:p>-0,0395029981</text:p>
          </table:table-cell>
          <table:table-cell table:number-columns-repeated="2" table:style-name="ce1" office:value-type="float" office:value="-0.738247361938274" calcext:value-type="float">
            <text:p>-0,7382473619</text:p>
          </table:table-cell>
          <table:table-cell table:style-name="ce1" office:value-type="float" office:value="-0.113292321562767" calcext:value-type="float">
            <text:p>-0,1132923216</text:p>
          </table:table-cell>
          <table:table-cell table:style-name="ce1" office:value-type="float" office:value="6.99541759490967" calcext:value-type="float">
            <text:p>6,9954175949</text:p>
          </table:table-cell>
          <table:table-cell table:style-name="ce1" office:value-type="float" office:value="-5.17823171615601" calcext:value-type="float">
            <text:p>-5,1782317162</text:p>
          </table:table-cell>
          <table:table-cell table:style-name="ce1" office:value-type="string" calcext:value-type="string">
            <text:p>-0.03950299813698935</text:p>
          </table:table-cell>
          <table:table-cell table:style-name="ce1" office:value-type="string" calcext:value-type="string">
            <text:p>-0.7382473619382737</text:p>
          </table:table-cell>
          <table:table-cell table:style-name="ce1" office:value-type="string" calcext:value-type="string">
            <text:p>-0.2713845771135302</text:p>
          </table:table-cell>
          <table:table-cell table:style-name="ce1" office:value-type="float" office:value="-0.0292034819722176" calcext:value-type="float">
            <text:p>-0,029203482</text:p>
          </table:table-cell>
          <table:table-cell table:style-name="ce1" office:value-type="float" office:value="-0.668244421482086" calcext:value-type="float">
            <text:p>-0,6682444215</text:p>
          </table:table-cell>
          <table:table-cell table:style-name="ce1" office:value-type="float" office:value="-0.225378057861328" calcext:value-type="float">
            <text:p>-0,2253780579</text:p>
          </table:table-cell>
          <table:table-cell table:style-name="ce1" office:value-type="float" office:value="-0.147134114353557" calcext:value-type="float">
            <text:p>-0,147134114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000657230886096041" calcext:value-type="float">
            <text:p>-6,57230886096041E-06</text:p>
          </table:table-cell>
          <table:table-cell table:style-name="ce1" office:value-type="float" office:value="-0.000150792624993481" calcext:value-type="float">
            <text:p>-0,0001507926</text:p>
          </table:table-cell>
          <table:table-cell table:style-name="ce1" office:value-type="float" office:value="-0.000260770088083601" calcext:value-type="float">
            <text:p>-0,0002607701</text:p>
          </table:table-cell>
          <table:table-cell table:style-name="ce1" office:value-type="float" office:value="0.420577526092529" calcext:value-type="float">
            <text:p>0,4205775261</text:p>
          </table:table-cell>
          <table:table-cell table:style-name="ce1" office:value-type="float" office:value="0.420573234558106" calcext:value-type="float">
            <text:p>0,4205732346</text:p>
          </table:table-cell>
          <table:table-cell table:style-name="ce1" office:value-type="float" office:value="0.420571804046631" calcext:value-type="float">
            <text:p>0,420571804</text:p>
          </table:table-cell>
          <table:table-cell table:style-name="ce1" office:value-type="float" office:value="-0.113292321562767" calcext:value-type="float">
            <text:p>-0,1132923216</text:p>
          </table:table-cell>
          <table:table-cell table:style-name="ce1" office:value-type="float" office:value="6.99541759490967" calcext:value-type="float">
            <text:p>6,9954175949</text:p>
          </table:table-cell>
          <table:table-cell table:style-name="ce1" office:value-type="float" office:value="-5.17823171615601" calcext:value-type="float">
            <text:p>-5,1782317162</text:p>
          </table:table-cell>
        </table:table-row>
        <table:table-row table:style-name="ro1">
          <table:table-cell table:style-name="ce1" office:value-type="string" calcext:value-type="string">
            <text:p>0.07537984848022461</text:p>
          </table:table-cell>
          <table:table-cell table:style-name="ce1" office:value-type="string" calcext:value-type="string">
            <text:p>0.015145540237426758</text:p>
          </table:table-cell>
          <table:table-cell table:style-name="ce1" office:value-type="string" calcext:value-type="string">
            <text:p>1.682220697402954</text:p>
          </table:table-cell>
          <table:table-cell table:style-name="ce1" office:value-type="float" office:value="-0.308170676231384" calcext:value-type="float">
            <text:p>-0,3081706762</text:p>
          </table:table-cell>
          <table:table-cell table:style-name="ce1" office:value-type="float" office:value="2.63657140731812" calcext:value-type="float">
            <text:p>2,6365714073</text:p>
          </table:table-cell>
          <table:table-cell table:style-name="ce1" office:value-type="float" office:value="4.61856698989868" calcext:value-type="float">
            <text:p>4,6185669899</text:p>
          </table:table-cell>
          <table:table-cell table:style-name="ce1" office:value-type="float" office:value="-0.0428384269709962" calcext:value-type="float">
            <text:p>-0,042838427</text:p>
          </table:table-cell>
          <table:table-cell table:number-columns-repeated="2" table:style-name="ce1" office:value-type="float" office:value="-0.747916124025527" calcext:value-type="float">
            <text:p>-0,747916124</text:p>
          </table:table-cell>
          <table:table-cell table:style-name="ce1" office:value-type="float" office:value="-0.113292321562767" calcext:value-type="float">
            <text:p>-0,1132923216</text:p>
          </table:table-cell>
          <table:table-cell table:style-name="ce1" office:value-type="float" office:value="6.99541759490967" calcext:value-type="float">
            <text:p>6,9954175949</text:p>
          </table:table-cell>
          <table:table-cell table:style-name="ce1" office:value-type="float" office:value="-5.17823171615601" calcext:value-type="float">
            <text:p>-5,1782317162</text:p>
          </table:table-cell>
          <table:table-cell table:style-name="ce1" office:value-type="string" calcext:value-type="string">
            <text:p>-0.042838426970996185</text:p>
          </table:table-cell>
          <table:table-cell table:style-name="ce1" office:value-type="string" calcext:value-type="string">
            <text:p>-0.7479161240255268</text:p>
          </table:table-cell>
          <table:table-cell table:style-name="ce1" office:value-type="string" calcext:value-type="string">
            <text:p>-0.2697517068560697</text:p>
          </table:table-cell>
          <table:table-cell table:style-name="ce1" office:value-type="float" office:value="-0.0291112810373306" calcext:value-type="float">
            <text:p>-0,029111281</text:p>
          </table:table-cell>
          <table:table-cell table:style-name="ce1" office:value-type="float" office:value="-0.676409184932709" calcext:value-type="float">
            <text:p>-0,6764091849</text:p>
          </table:table-cell>
          <table:table-cell table:style-name="ce1" office:value-type="float" office:value="-0.224617231750488" calcext:value-type="float">
            <text:p>-0,2246172318</text:p>
          </table:table-cell>
          <table:table-cell table:style-name="ce1" office:value-type="float" office:value="-0.196345187788475" calcext:value-type="float">
            <text:p>-0,196345187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0872677514242097" calcext:value-type="float">
            <text:p>0,0008726775</text:p>
          </table:table-cell>
          <table:table-cell table:style-name="ce1" office:value-type="float" office:value="-0.0772789278368196" calcext:value-type="float">
            <text:p>-0,0772789278</text:p>
          </table:table-cell>
          <table:table-cell table:style-name="ce1" office:value-type="float" office:value="0.034620995776744" calcext:value-type="float">
            <text:p>0,0346209958</text:p>
          </table:table-cell>
          <table:table-cell table:style-name="ce1" office:value-type="float" office:value="0.422611713409424" calcext:value-type="float">
            <text:p>0,4226117134</text:p>
          </table:table-cell>
          <table:table-cell table:number-columns-repeated="2" table:style-name="ce1" office:value-type="float" office:value="0.42261266708374" calcext:value-type="float">
            <text:p>0,4226126671</text:p>
          </table:table-cell>
          <table:table-cell table:style-name="ce1" office:value-type="float" office:value="-0.113292321562767" calcext:value-type="float">
            <text:p>-0,1132923216</text:p>
          </table:table-cell>
          <table:table-cell table:style-name="ce1" office:value-type="float" office:value="6.99541759490967" calcext:value-type="float">
            <text:p>6,9954175949</text:p>
          </table:table-cell>
          <table:table-cell table:style-name="ce1" office:value-type="float" office:value="-5.17823171615601" calcext:value-type="float">
            <text:p>-5,1782317162</text:p>
          </table:table-cell>
        </table:table-row>
        <table:table-row table:style-name="ro1">
          <table:table-cell table:style-name="ce1" office:value-type="string" calcext:value-type="string">
            <text:p>0.09003520011901855</text:p>
          </table:table-cell>
          <table:table-cell table:style-name="ce1" office:value-type="string" calcext:value-type="string">
            <text:p>0.014655351638793945</text:p>
          </table:table-cell>
          <table:table-cell table:style-name="ce1" office:value-type="string" calcext:value-type="string">
            <text:p>2.102773666381836</text:p>
          </table:table-cell>
          <table:table-cell table:style-name="ce1" office:value-type="float" office:value="0.115600667893887" calcext:value-type="float">
            <text:p>0,1156006679</text:p>
          </table:table-cell>
          <table:table-cell table:style-name="ce1" office:value-type="float" office:value="2.5364146232605" calcext:value-type="float">
            <text:p>2,5364146233</text:p>
          </table:table-cell>
          <table:table-cell table:style-name="ce1" office:value-type="float" office:value="4.58606147766113" calcext:value-type="float">
            <text:p>4,5860614777</text:p>
          </table:table-cell>
          <table:table-cell table:style-name="ce1" office:value-type="float" office:value="0.09206431896001" calcext:value-type="float">
            <text:p>0,092064319</text:p>
          </table:table-cell>
          <table:table-cell table:number-columns-repeated="2" table:style-name="ce1" office:value-type="float" office:value="-0.72593890490516" calcext:value-type="float">
            <text:p>-0,7259389049</text:p>
          </table:table-cell>
          <table:table-cell table:style-name="ce1" office:value-type="float" office:value="-0.122236788272858" calcext:value-type="float">
            <text:p>-0,1222367883</text:p>
          </table:table-cell>
          <table:table-cell table:style-name="ce1" office:value-type="float" office:value="6.86708688735962" calcext:value-type="float">
            <text:p>6,8670868874</text:p>
          </table:table-cell>
          <table:table-cell table:style-name="ce1" office:value-type="float" office:value="-5.14293098449707" calcext:value-type="float">
            <text:p>-5,1429309845</text:p>
          </table:table-cell>
          <table:table-cell table:style-name="ce1" office:value-type="string" calcext:value-type="string">
            <text:p>0.09206431896001001</text:p>
          </table:table-cell>
          <table:table-cell table:style-name="ce1" office:value-type="string" calcext:value-type="string">
            <text:p>-0.7259389049051601</text:p>
          </table:table-cell>
          <table:table-cell table:style-name="ce1" office:value-type="string" calcext:value-type="string">
            <text:p>-0.2705062971771392</text:p>
          </table:table-cell>
          <table:table-cell table:style-name="ce1" office:value-type="float" office:value="0.0770426690578461" calcext:value-type="float">
            <text:p>0,0770426691</text:p>
          </table:table-cell>
          <table:table-cell table:style-name="ce1" office:value-type="float" office:value="-0.659142851829529" calcext:value-type="float">
            <text:p>-0,6591428518</text:p>
          </table:table-cell>
          <table:table-cell table:style-name="ce1" office:value-type="float" office:value="-0.224565483474731" calcext:value-type="float">
            <text:p>-0,2245654835</text:p>
          </table:table-cell>
          <table:table-cell table:style-name="ce1" office:value-type="float" office:value="-0.0668075313072709" calcext:value-type="float">
            <text:p>-0,066807531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.01016292788066" calcext:value-type="float">
            <text:p>1,0101629279</text:p>
          </table:table-cell>
          <table:table-cell table:style-name="ce1" office:value-type="float" office:value="0.164304970480452" calcext:value-type="float">
            <text:p>0,1643049705</text:p>
          </table:table-cell>
          <table:table-cell table:style-name="ce1" office:value-type="float" office:value="0.00236745190368883" calcext:value-type="float">
            <text:p>0,0023674519</text:p>
          </table:table-cell>
          <table:table-cell table:style-name="ce1" office:value-type="float" office:value="0.42034387588501" calcext:value-type="float">
            <text:p>0,4203438759</text:p>
          </table:table-cell>
          <table:table-cell table:style-name="ce1" office:value-type="float" office:value="0.420348405838013" calcext:value-type="float">
            <text:p>0,4203484058</text:p>
          </table:table-cell>
          <table:table-cell table:style-name="ce1" office:value-type="float" office:value="0.420350313186646" calcext:value-type="float">
            <text:p>0,4203503132</text:p>
          </table:table-cell>
          <table:table-cell table:style-name="ce1" office:value-type="float" office:value="-0.122236788272858" calcext:value-type="float">
            <text:p>-0,1222367883</text:p>
          </table:table-cell>
          <table:table-cell table:style-name="ce1" office:value-type="float" office:value="6.86708688735962" calcext:value-type="float">
            <text:p>6,8670868874</text:p>
          </table:table-cell>
          <table:table-cell table:style-name="ce1" office:value-type="float" office:value="-5.14293098449707" calcext:value-type="float">
            <text:p>-5,1429309845</text:p>
          </table:table-cell>
        </table:table-row>
        <table:table-row table:style-name="ro1">
          <table:table-cell table:style-name="ce1" office:value-type="string" calcext:value-type="string">
            <text:p>0.1062164306640625</text:p>
          </table:table-cell>
          <table:table-cell table:style-name="ce1" office:value-type="string" calcext:value-type="string">
            <text:p>0.016181230545043945</text:p>
          </table:table-cell>
          <table:table-cell table:style-name="ce1" office:value-type="string" calcext:value-type="string">
            <text:p>2.532768726348877</text:p>
          </table:table-cell>
          <table:table-cell table:style-name="ce1" office:value-type="float" office:value="0.114847496151924" calcext:value-type="float">
            <text:p>0,1148474962</text:p>
          </table:table-cell>
          <table:table-cell table:style-name="ce1" office:value-type="float" office:value="2.43882060050964" calcext:value-type="float">
            <text:p>2,4388206005</text:p>
          </table:table-cell>
          <table:table-cell table:style-name="ce1" office:value-type="float" office:value="4.55618190765381" calcext:value-type="float">
            <text:p>4,5561819077</text:p>
          </table:table-cell>
          <table:table-cell table:style-name="ce1" office:value-type="float" office:value="-0.0562690729968352" calcext:value-type="float">
            <text:p>-0,056269073</text:p>
          </table:table-cell>
          <table:table-cell table:number-columns-repeated="2" table:style-name="ce1" office:value-type="float" office:value="-0.699562987096439" calcext:value-type="float">
            <text:p>-0,6995629871</text:p>
          </table:table-cell>
          <table:table-cell table:style-name="ce1" office:value-type="float" office:value="-0.130011647939682" calcext:value-type="float">
            <text:p>-0,1300116479</text:p>
          </table:table-cell>
          <table:table-cell table:style-name="ce1" office:value-type="float" office:value="6.69070196151733" calcext:value-type="float">
            <text:p>6,6907019615</text:p>
          </table:table-cell>
          <table:table-cell table:style-name="ce1" office:value-type="float" office:value="-5.08963251113892" calcext:value-type="float">
            <text:p>-5,0896325111</text:p>
          </table:table-cell>
          <table:table-cell table:style-name="ce1" office:value-type="string" calcext:value-type="string">
            <text:p>-0.05626907299683523</text:p>
          </table:table-cell>
          <table:table-cell table:style-name="ce1" office:value-type="string" calcext:value-type="string">
            <text:p>-0.699562987096439</text:p>
          </table:table-cell>
          <table:table-cell table:style-name="ce1" office:value-type="string" calcext:value-type="string">
            <text:p>-0.2669858885897659</text:p>
          </table:table-cell>
          <table:table-cell table:style-name="ce1" office:value-type="float" office:value="-0.0289001669734716" calcext:value-type="float">
            <text:p>-0,028900167</text:p>
          </table:table-cell>
          <table:table-cell table:style-name="ce1" office:value-type="float" office:value="-0.634103655815125" calcext:value-type="float">
            <text:p>-0,6341036558</text:p>
          </table:table-cell>
          <table:table-cell table:style-name="ce1" office:value-type="float" office:value="-0.222875196838379" calcext:value-type="float">
            <text:p>-0,2228751968</text:p>
          </table:table-cell>
          <table:table-cell table:style-name="ce1" office:value-type="float" office:value="-0.116530792030231" calcext:value-type="float">
            <text:p>-0,11653079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85217978525509" calcext:value-type="float">
            <text:p>-0,9852179785</text:p>
          </table:table-cell>
          <table:table-cell table:style-name="ce1" office:value-type="float" office:value="0.232854806086436" calcext:value-type="float">
            <text:p>0,2328548061</text:p>
          </table:table-cell>
          <table:table-cell table:style-name="ce1" office:value-type="float" office:value="0.07557232994452" calcext:value-type="float">
            <text:p>0,0755723299</text:p>
          </table:table-cell>
          <table:table-cell table:style-name="ce1" office:value-type="float" office:value="0.430129528045654" calcext:value-type="float">
            <text:p>0,430129528</text:p>
          </table:table-cell>
          <table:table-cell table:style-name="ce1" office:value-type="float" office:value="0.43012547492981" calcext:value-type="float">
            <text:p>0,4301254749</text:p>
          </table:table-cell>
          <table:table-cell table:style-name="ce1" office:value-type="float" office:value="0.430124521255493" calcext:value-type="float">
            <text:p>0,4301245213</text:p>
          </table:table-cell>
          <table:table-cell table:style-name="ce1" office:value-type="float" office:value="-0.130011647939682" calcext:value-type="float">
            <text:p>-0,1300116479</text:p>
          </table:table-cell>
          <table:table-cell table:style-name="ce1" office:value-type="float" office:value="6.69070196151733" calcext:value-type="float">
            <text:p>6,6907019615</text:p>
          </table:table-cell>
          <table:table-cell table:style-name="ce1" office:value-type="float" office:value="-5.08963251113892" calcext:value-type="float">
            <text:p>-5,0896325111</text:p>
          </table:table-cell>
        </table:table-row>
        <table:table-row table:style-name="ro1">
          <table:table-cell table:style-name="ce1" office:value-type="string" calcext:value-type="string">
            <text:p>0.11931538581848145</text:p>
          </table:table-cell>
          <table:table-cell table:style-name="ce1" office:value-type="string" calcext:value-type="string">
            <text:p>0.013098955154418945</text:p>
          </table:table-cell>
          <table:table-cell table:style-name="ce1" office:value-type="string" calcext:value-type="string">
            <text:p>2.955281972885132</text:p>
          </table:table-cell>
          <table:table-cell table:style-name="ce1" office:value-type="float" office:value="-0.246915981173515" calcext:value-type="float">
            <text:p>-0,2469159812</text:p>
          </table:table-cell>
          <table:table-cell table:style-name="ce1" office:value-type="float" office:value="2.12881636619568" calcext:value-type="float">
            <text:p>2,1288163662</text:p>
          </table:table-cell>
          <table:table-cell table:style-name="ce1" office:value-type="float" office:value="4.500657081604" calcext:value-type="float">
            <text:p>4,5006570816</text:p>
          </table:table-cell>
          <table:table-cell table:style-name="ce1" office:value-type="float" office:value="-0.0402600055059873" calcext:value-type="float">
            <text:p>-0,0402600055</text:p>
          </table:table-cell>
          <table:table-cell table:number-columns-repeated="2" table:style-name="ce1" office:value-type="float" office:value="-0.675238744230628" calcext:value-type="float">
            <text:p>-0,6752387442</text:p>
          </table:table-cell>
          <table:table-cell table:style-name="ce1" office:value-type="float" office:value="-0.123961471021175" calcext:value-type="float">
            <text:p>-0,123961471</text:p>
          </table:table-cell>
          <table:table-cell table:style-name="ce1" office:value-type="float" office:value="6.5012264251709" calcext:value-type="float">
            <text:p>6,5012264252</text:p>
          </table:table-cell>
          <table:table-cell table:style-name="ce1" office:value-type="float" office:value="-5.02595376968384" calcext:value-type="float">
            <text:p>-5,0259537697</text:p>
          </table:table-cell>
          <table:table-cell table:style-name="ce1" office:value-type="string" calcext:value-type="string">
            <text:p>-0.04026000550598733</text:p>
          </table:table-cell>
          <table:table-cell table:style-name="ce1" office:value-type="string" calcext:value-type="string">
            <text:p>-0.6752387442306281</text:p>
          </table:table-cell>
          <table:table-cell table:style-name="ce1" office:value-type="string" calcext:value-type="string">
            <text:p>-0.2655683258449312</text:p>
          </table:table-cell>
          <table:table-cell table:style-name="ce1" office:value-type="float" office:value="-0.028711874037981" calcext:value-type="float">
            <text:p>-0,028711874</text:p>
          </table:table-cell>
          <table:table-cell table:style-name="ce1" office:value-type="float" office:value="-0.609705150127411" calcext:value-type="float">
            <text:p>-0,6097051501</text:p>
          </table:table-cell>
          <table:table-cell table:style-name="ce1" office:value-type="float" office:value="-0.221321459197998" calcext:value-type="float">
            <text:p>-0,2213214592</text:p>
          </table:table-cell>
          <table:table-cell table:style-name="ce1" office:value-type="float" office:value="-0.165465723793753" calcext:value-type="float">
            <text:p>-0,165465723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17676511567397" calcext:value-type="float">
            <text:p>0,0017676512</text:p>
          </table:table-cell>
          <table:table-cell table:style-name="ce1" office:value-type="float" office:value="0.229046456245272" calcext:value-type="float">
            <text:p>0,2290464562</text:p>
          </table:table-cell>
          <table:table-cell table:style-name="ce1" office:value-type="float" office:value="0.0701253341226751" calcext:value-type="float">
            <text:p>0,0701253341</text:p>
          </table:table-cell>
          <table:table-cell table:style-name="ce1" office:value-type="float" office:value="0.426086187362671" calcext:value-type="float">
            <text:p>0,4260861874</text:p>
          </table:table-cell>
          <table:table-cell table:style-name="ce1" office:value-type="float" office:value="0.426088333129883" calcext:value-type="float">
            <text:p>0,4260883331</text:p>
          </table:table-cell>
          <table:table-cell table:style-name="ce1" office:value-type="float" office:value="0.426088094711304" calcext:value-type="float">
            <text:p>0,4260880947</text:p>
          </table:table-cell>
          <table:table-cell table:style-name="ce1" office:value-type="float" office:value="-0.123961471021175" calcext:value-type="float">
            <text:p>-0,123961471</text:p>
          </table:table-cell>
          <table:table-cell table:style-name="ce1" office:value-type="float" office:value="6.5012264251709" calcext:value-type="float">
            <text:p>6,5012264252</text:p>
          </table:table-cell>
          <table:table-cell table:style-name="ce1" office:value-type="float" office:value="-5.02595376968384" calcext:value-type="float">
            <text:p>-5,0259537697</text:p>
          </table:table-cell>
        </table:table-row>
        <table:table-row table:style-name="ro1">
          <table:table-cell table:style-name="ce1" office:value-type="string" calcext:value-type="string">
            <text:p>0.13457584381103516</text:p>
          </table:table-cell>
          <table:table-cell table:style-name="ce1" office:value-type="string" calcext:value-type="string">
            <text:p>0.015260457992553711</text:p>
          </table:table-cell>
          <table:table-cell table:style-name="ce1" office:value-type="string" calcext:value-type="string">
            <text:p>3.3785104751586914</text:p>
          </table:table-cell>
          <table:table-cell table:style-name="ce1" office:value-type="float" office:value="-0.218488290905952" calcext:value-type="float">
            <text:p>-0,2184882909</text:p>
          </table:table-cell>
          <table:table-cell table:style-name="ce1" office:value-type="float" office:value="2.00611972808838" calcext:value-type="float">
            <text:p>2,0061197281</text:p>
          </table:table-cell>
          <table:table-cell table:style-name="ce1" office:value-type="float" office:value="4.46521806716919" calcext:value-type="float">
            <text:p>4,4652180672</text:p>
          </table:table-cell>
          <table:table-cell table:style-name="ce1" office:value-type="float" office:value="0.0741560546185716" calcext:value-type="float">
            <text:p>0,0741560546</text:p>
          </table:table-cell>
          <table:table-cell table:number-columns-repeated="2" table:style-name="ce1" office:value-type="float" office:value="-0.587880487151776" calcext:value-type="float">
            <text:p>-0,5878804872</text:p>
          </table:table-cell>
          <table:table-cell table:style-name="ce1" office:value-type="float" office:value="-0.123961471021175" calcext:value-type="float">
            <text:p>-0,123961471</text:p>
          </table:table-cell>
          <table:table-cell table:style-name="ce1" office:value-type="float" office:value="6.5012264251709" calcext:value-type="float">
            <text:p>6,5012264252</text:p>
          </table:table-cell>
          <table:table-cell table:style-name="ce1" office:value-type="float" office:value="-5.02595376968384" calcext:value-type="float">
            <text:p>-5,0259537697</text:p>
          </table:table-cell>
          <table:table-cell table:style-name="ce1" office:value-type="string" calcext:value-type="string">
            <text:p>0.07415605461857162</text:p>
          </table:table-cell>
          <table:table-cell table:style-name="ce1" office:value-type="string" calcext:value-type="string">
            <text:p>-0.5878804871517758</text:p>
          </table:table-cell>
          <table:table-cell table:style-name="ce1" office:value-type="string" calcext:value-type="string">
            <text:p>-0.2611450703076954</text:p>
          </table:table-cell>
          <table:table-cell table:style-name="ce1" office:value-type="float" office:value="0.0617289952933788" calcext:value-type="float">
            <text:p>0,0617289953</text:p>
          </table:table-cell>
          <table:table-cell table:style-name="ce1" office:value-type="float" office:value="-0.53220409154892" calcext:value-type="float">
            <text:p>-0,5322040915</text:p>
          </table:table-cell>
          <table:table-cell table:style-name="ce1" office:value-type="float" office:value="-0.218434168243408" calcext:value-type="float">
            <text:p>-0,2184341682</text:p>
          </table:table-cell>
          <table:table-cell table:style-name="ce1" office:value-type="float" office:value="-0.0612583662892963" calcext:value-type="float">
            <text:p>-0,061258366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857186921304796" calcext:value-type="float">
            <text:p>0,8571869213</text:p>
          </table:table-cell>
          <table:table-cell table:style-name="ce1" office:value-type="float" office:value="0.734543815238152" calcext:value-type="float">
            <text:p>0,7345438152</text:p>
          </table:table-cell>
          <table:table-cell table:style-name="ce1" office:value-type="float" office:value="0.131563917428513" calcext:value-type="float">
            <text:p>0,1315639174</text:p>
          </table:table-cell>
          <table:table-cell table:style-name="ce1" office:value-type="float" office:value="0.422035694122314" calcext:value-type="float">
            <text:p>0,4220356941</text:p>
          </table:table-cell>
          <table:table-cell table:style-name="ce1" office:value-type="float" office:value="0.422036409378052" calcext:value-type="float">
            <text:p>0,4220364094</text:p>
          </table:table-cell>
          <table:table-cell table:style-name="ce1" office:value-type="float" office:value="0.42203688621521" calcext:value-type="float">
            <text:p>0,4220368862</text:p>
          </table:table-cell>
          <table:table-cell table:style-name="ce1" office:value-type="float" office:value="-0.123961471021175" calcext:value-type="float">
            <text:p>-0,123961471</text:p>
          </table:table-cell>
          <table:table-cell table:style-name="ce1" office:value-type="float" office:value="6.5012264251709" calcext:value-type="float">
            <text:p>6,5012264252</text:p>
          </table:table-cell>
          <table:table-cell table:style-name="ce1" office:value-type="float" office:value="-5.02595376968384" calcext:value-type="float">
            <text:p>-5,0259537697</text:p>
          </table:table-cell>
        </table:table-row>
        <table:table-row table:style-name="ro1">
          <table:table-cell table:style-name="ce1" office:value-type="string" calcext:value-type="string">
            <text:p>0.15267157554626465</text:p>
          </table:table-cell>
          <table:table-cell table:style-name="ce1" office:value-type="string" calcext:value-type="string">
            <text:p>0.018095731735229492</text:p>
          </table:table-cell>
          <table:table-cell table:style-name="ce1" office:value-type="string" calcext:value-type="string">
            <text:p>3.804438591003418</text:p>
          </table:table-cell>
          <table:table-cell table:style-name="ce1" office:value-type="float" office:value="0.162872508168221" calcext:value-type="float">
            <text:p>0,1628725082</text:p>
          </table:table-cell>
          <table:table-cell table:style-name="ce1" office:value-type="float" office:value="2.0521936416626" calcext:value-type="float">
            <text:p>2,0521936417</text:p>
          </table:table-cell>
          <table:table-cell table:style-name="ce1" office:value-type="float" office:value="4.39375877380371" calcext:value-type="float">
            <text:p>4,3937587738</text:p>
          </table:table-cell>
          <table:table-cell table:style-name="ce1" office:value-type="float" office:value="0.0555041056286532" calcext:value-type="float">
            <text:p>0,0555041056</text:p>
          </table:table-cell>
          <table:table-cell table:number-columns-repeated="2" table:style-name="ce1" office:value-type="float" office:value="-0.565881797777951" calcext:value-type="float">
            <text:p>-0,5658817978</text:p>
          </table:table-cell>
          <table:table-cell table:style-name="ce1" office:value-type="float" office:value="-0.124476619064808" calcext:value-type="float">
            <text:p>-0,1244766191</text:p>
          </table:table-cell>
          <table:table-cell table:style-name="ce1" office:value-type="float" office:value="6.31096172332764" calcext:value-type="float">
            <text:p>6,3109617233</text:p>
          </table:table-cell>
          <table:table-cell table:style-name="ce1" office:value-type="float" office:value="-4.95725297927856" calcext:value-type="float">
            <text:p>-4,9572529793</text:p>
          </table:table-cell>
          <table:table-cell table:style-name="ce1" office:value-type="string" calcext:value-type="string">
            <text:p>0.05550410562865319</text:p>
          </table:table-cell>
          <table:table-cell table:style-name="ce1" office:value-type="string" calcext:value-type="string">
            <text:p>-0.5658817977779512</text:p>
          </table:table-cell>
          <table:table-cell table:style-name="ce1" office:value-type="string" calcext:value-type="string">
            <text:p>-0.2604998322151146</text:p>
          </table:table-cell>
          <table:table-cell table:style-name="ce1" office:value-type="float" office:value="0.0546220727264881" calcext:value-type="float">
            <text:p>0,0546220727</text:p>
          </table:table-cell>
          <table:table-cell table:style-name="ce1" office:value-type="float" office:value="-0.501529932022095" calcext:value-type="float">
            <text:p>-0,501529932</text:p>
          </table:table-cell>
          <table:table-cell table:style-name="ce1" office:value-type="float" office:value="-0.216591339492798" calcext:value-type="float">
            <text:p>-0,2165913395</text:p>
          </table:table-cell>
          <table:table-cell table:style-name="ce1" office:value-type="float" office:value="0.031294983678718" calcext:value-type="float">
            <text:p>0,031294983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671085105305222" calcext:value-type="float">
            <text:p>-0,0671085105</text:p>
          </table:table-cell>
          <table:table-cell table:style-name="ce1" office:value-type="float" office:value="0.289647909956082" calcext:value-type="float">
            <text:p>0,28964791</text:p>
          </table:table-cell>
          <table:table-cell table:style-name="ce1" office:value-type="float" office:value="0.0836602911073302" calcext:value-type="float">
            <text:p>0,0836602911</text:p>
          </table:table-cell>
          <table:table-cell table:style-name="ce1" office:value-type="float" office:value="0.42360782623291" calcext:value-type="float">
            <text:p>0,4236078262</text:p>
          </table:table-cell>
          <table:table-cell table:number-columns-repeated="2" table:style-name="ce1" office:value-type="float" office:value="0.423606157302856" calcext:value-type="float">
            <text:p>0,4236061573</text:p>
          </table:table-cell>
          <table:table-cell table:style-name="ce1" office:value-type="float" office:value="-0.124476619064808" calcext:value-type="float">
            <text:p>-0,1244766191</text:p>
          </table:table-cell>
          <table:table-cell table:style-name="ce1" office:value-type="float" office:value="6.31096172332764" calcext:value-type="float">
            <text:p>6,3109617233</text:p>
          </table:table-cell>
          <table:table-cell table:style-name="ce1" office:value-type="float" office:value="-4.95725297927856" calcext:value-type="float">
            <text:p>-4,9572529793</text:p>
          </table:table-cell>
        </table:table-row>
        <table:table-row table:style-name="ro1">
          <table:table-cell table:style-name="ce1" office:value-type="string" calcext:value-type="string">
            <text:p>0.1726665496826172</text:p>
          </table:table-cell>
          <table:table-cell table:style-name="ce1" office:value-type="string" calcext:value-type="string">
            <text:p>0.01999497413635254</text:p>
          </table:table-cell>
          <table:table-cell table:style-name="ce1" office:value-type="string" calcext:value-type="string">
            <text:p>4.228982210159302</text:p>
          </table:table-cell>
          <table:table-cell table:style-name="ce1" office:value-type="float" office:value="0.148129314184189" calcext:value-type="float">
            <text:p>0,1481293142</text:p>
          </table:table-cell>
          <table:table-cell table:style-name="ce1" office:value-type="float" office:value="1.9643235206604" calcext:value-type="float">
            <text:p>1,9643235207</text:p>
          </table:table-cell>
          <table:table-cell table:style-name="ce1" office:value-type="float" office:value="4.34351778030396" calcext:value-type="float">
            <text:p>4,3435177803</text:p>
          </table:table-cell>
          <table:table-cell table:style-name="ce1" office:value-type="float" office:value="-0.0608773087033877" calcext:value-type="float">
            <text:p>-0,0608773087</text:p>
          </table:table-cell>
          <table:table-cell table:number-columns-repeated="2" table:style-name="ce1" office:value-type="float" office:value="-0.58516344739182" calcext:value-type="float">
            <text:p>-0,5851634474</text:p>
          </table:table-cell>
          <table:table-cell table:style-name="ce1" office:value-type="float" office:value="-0.124533541500568" calcext:value-type="float">
            <text:p>-0,1245335415</text:p>
          </table:table-cell>
          <table:table-cell table:style-name="ce1" office:value-type="float" office:value="6.1311411857605" calcext:value-type="float">
            <text:p>6,1311411858</text:p>
          </table:table-cell>
          <table:table-cell table:style-name="ce1" office:value-type="float" office:value="-4.88729429244995" calcext:value-type="float">
            <text:p>-4,8872942924</text:p>
          </table:table-cell>
          <table:table-cell table:style-name="ce1" office:value-type="string" calcext:value-type="string">
            <text:p>-0.06087730870338767</text:p>
          </table:table-cell>
          <table:table-cell table:style-name="ce1" office:value-type="string" calcext:value-type="string">
            <text:p>-0.5851634473918204</text:p>
          </table:table-cell>
          <table:table-cell table:style-name="ce1" office:value-type="string" calcext:value-type="string">
            <text:p>-0.2546698610880303</text:p>
          </table:table-cell>
          <table:table-cell table:style-name="ce1" office:value-type="float" office:value="-0.0407181270420551" calcext:value-type="float">
            <text:p>-0,040718127</text:p>
          </table:table-cell>
          <table:table-cell table:style-name="ce1" office:value-type="float" office:value="-0.513048410415649" calcext:value-type="float">
            <text:p>-0,5130484104</text:p>
          </table:table-cell>
          <table:table-cell table:style-name="ce1" office:value-type="float" office:value="-0.212875456237793" calcext:value-type="float">
            <text:p>-0,2128754562</text:p>
          </table:table-cell>
          <table:table-cell table:style-name="ce1" office:value-type="float" office:value="-0.0378895167635154" calcext:value-type="float">
            <text:p>-0,037889516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897790537840332" calcext:value-type="float">
            <text:p>-0,8977905378</text:p>
          </table:table-cell>
          <table:table-cell table:style-name="ce1" office:value-type="float" office:value="-0.108463434675431" calcext:value-type="float">
            <text:p>-0,1084634347</text:p>
          </table:table-cell>
          <table:table-cell table:style-name="ce1" office:value-type="float" office:value="0.168223805990506" calcext:value-type="float">
            <text:p>0,168223806</text:p>
          </table:table-cell>
          <table:table-cell table:style-name="ce1" office:value-type="float" office:value="0.424777030944824" calcext:value-type="float">
            <text:p>0,4247770309</text:p>
          </table:table-cell>
          <table:table-cell table:style-name="ce1" office:value-type="float" office:value="0.424787521362305" calcext:value-type="float">
            <text:p>0,4247875214</text:p>
          </table:table-cell>
          <table:table-cell table:style-name="ce1" office:value-type="float" office:value="0.424787044525147" calcext:value-type="float">
            <text:p>0,4247870445</text:p>
          </table:table-cell>
          <table:table-cell table:style-name="ce1" office:value-type="float" office:value="-0.124533541500568" calcext:value-type="float">
            <text:p>-0,1245335415</text:p>
          </table:table-cell>
          <table:table-cell table:style-name="ce1" office:value-type="float" office:value="6.1311411857605" calcext:value-type="float">
            <text:p>6,1311411858</text:p>
          </table:table-cell>
          <table:table-cell table:style-name="ce1" office:value-type="float" office:value="-4.88729429244995" calcext:value-type="float">
            <text:p>-4,8872942924</text:p>
          </table:table-cell>
        </table:table-row>
        <table:table-row table:style-name="ro1">
          <table:table-cell table:style-name="ce1" office:value-type="string" calcext:value-type="string">
            <text:p>0.18728208541870117</text:p>
          </table:table-cell>
          <table:table-cell table:style-name="ce1" office:value-type="string" calcext:value-type="string">
            <text:p>0.014615535736083984</text:p>
          </table:table-cell>
          <table:table-cell table:style-name="ce1" office:value-type="string" calcext:value-type="string">
            <text:p>4.657654285430908</text:p>
          </table:table-cell>
          <table:table-cell table:style-name="ce1" office:value-type="float" office:value="0.147167816758156" calcext:value-type="float">
            <text:p>0,1471678168</text:p>
          </table:table-cell>
          <table:table-cell table:style-name="ce1" office:value-type="float" office:value="1.91318166255951" calcext:value-type="float">
            <text:p>1,9131816626</text:p>
          </table:table-cell>
          <table:table-cell table:style-name="ce1" office:value-type="float" office:value="4.31532430648804" calcext:value-type="float">
            <text:p>4,3153243065</text:p>
          </table:table-cell>
          <table:table-cell table:style-name="ce1" office:value-type="float" office:value="-0.0434699728895743" calcext:value-type="float">
            <text:p>-0,0434699729</text:p>
          </table:table-cell>
          <table:table-cell table:number-columns-repeated="2" table:style-name="ce1" office:value-type="float" office:value="-0.557092295699084" calcext:value-type="float">
            <text:p>-0,5570922957</text:p>
          </table:table-cell>
          <table:table-cell table:style-name="ce1" office:value-type="float" office:value="-0.124533541500568" calcext:value-type="float">
            <text:p>-0,1245335415</text:p>
          </table:table-cell>
          <table:table-cell table:style-name="ce1" office:value-type="float" office:value="6.1311411857605" calcext:value-type="float">
            <text:p>6,1311411858</text:p>
          </table:table-cell>
          <table:table-cell table:style-name="ce1" office:value-type="float" office:value="-4.88729429244995" calcext:value-type="float">
            <text:p>-4,8872942924</text:p>
          </table:table-cell>
          <table:table-cell table:style-name="ce1" office:value-type="string" calcext:value-type="string">
            <text:p>-0.043469972889574326</text:p>
          </table:table-cell>
          <table:table-cell table:style-name="ce1" office:value-type="string" calcext:value-type="string">
            <text:p>-0.557092295699084</text:p>
          </table:table-cell>
          <table:table-cell table:style-name="ce1" office:value-type="string" calcext:value-type="string">
            <text:p>-0.2533391649321967</text:p>
          </table:table-cell>
          <table:table-cell table:style-name="ce1" office:value-type="float" office:value="-0.0370323285460472" calcext:value-type="float">
            <text:p>-0,0370323285</text:p>
          </table:table-cell>
          <table:table-cell table:style-name="ce1" office:value-type="float" office:value="-0.4910808801651" calcext:value-type="float">
            <text:p>-0,4910808802</text:p>
          </table:table-cell>
          <table:table-cell table:style-name="ce1" office:value-type="float" office:value="-0.210262924575806" calcext:value-type="float">
            <text:p>-0,2102629246</text:p>
          </table:table-cell>
          <table:table-cell table:style-name="ce1" office:value-type="float" office:value="-0.101526399945259" calcext:value-type="float">
            <text:p>-0,101526399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343181360328722" calcext:value-type="float">
            <text:p>0,034318136</text:p>
          </table:table-cell>
          <table:table-cell table:style-name="ce1" office:value-type="float" office:value="0.204542793129035" calcext:value-type="float">
            <text:p>0,2045427931</text:p>
          </table:table-cell>
          <table:table-cell table:style-name="ce1" office:value-type="float" office:value="0.116950385744358" calcext:value-type="float">
            <text:p>0,1169503857</text:p>
          </table:table-cell>
          <table:table-cell table:style-name="ce1" office:value-type="float" office:value="0.429603576660156" calcext:value-type="float">
            <text:p>0,4296035767</text:p>
          </table:table-cell>
          <table:table-cell table:style-name="ce1" office:value-type="float" office:value="0.429592847824097" calcext:value-type="float">
            <text:p>0,4295928478</text:p>
          </table:table-cell>
          <table:table-cell table:style-name="ce1" office:value-type="float" office:value="0.429592370986939" calcext:value-type="float">
            <text:p>0,429592371</text:p>
          </table:table-cell>
          <table:table-cell table:style-name="ce1" office:value-type="float" office:value="-0.124533541500568" calcext:value-type="float">
            <text:p>-0,1245335415</text:p>
          </table:table-cell>
          <table:table-cell table:style-name="ce1" office:value-type="float" office:value="6.1311411857605" calcext:value-type="float">
            <text:p>6,1311411858</text:p>
          </table:table-cell>
          <table:table-cell table:style-name="ce1" office:value-type="float" office:value="-4.88729429244995" calcext:value-type="float">
            <text:p>-4,8872942924</text:p>
          </table:table-cell>
        </table:table-row>
        <table:table-row table:style-name="ro1">
          <table:table-cell table:style-name="ce1" office:value-type="string" calcext:value-type="string">
            <text:p>0.2029268741607666</text:p>
          </table:table-cell>
          <table:table-cell table:style-name="ce1" office:value-type="string" calcext:value-type="string">
            <text:p>0.01564478874206543</text:p>
          </table:table-cell>
          <table:table-cell table:style-name="ce1" office:value-type="string" calcext:value-type="string">
            <text:p>5.0816733837127686</text:p>
          </table:table-cell>
          <table:table-cell table:style-name="ce1" office:value-type="float" office:value="-0.0828524604439735" calcext:value-type="float">
            <text:p>-0,0828524604</text:p>
          </table:table-cell>
          <table:table-cell table:style-name="ce1" office:value-type="float" office:value="1.53595721721649" calcext:value-type="float">
            <text:p>1,5359572172</text:p>
          </table:table-cell>
          <table:table-cell table:style-name="ce1" office:value-type="float" office:value="4.2982382774353" calcext:value-type="float">
            <text:p>4,2982382774</text:p>
          </table:table-cell>
          <table:table-cell table:style-name="ce1" office:value-type="float" office:value="-0.0482185190749706" calcext:value-type="float">
            <text:p>-0,0482185191</text:p>
          </table:table-cell>
          <table:table-cell table:number-columns-repeated="2" table:style-name="ce1" office:value-type="float" office:value="-0.545941212354446" calcext:value-type="float">
            <text:p>-0,5459412124</text:p>
          </table:table-cell>
          <table:table-cell table:style-name="ce1" office:value-type="float" office:value="-0.122747287154198" calcext:value-type="float">
            <text:p>-0,1227472872</text:p>
          </table:table-cell>
          <table:table-cell table:style-name="ce1" office:value-type="float" office:value="5.96621704101563" calcext:value-type="float">
            <text:p>5,966217041</text:p>
          </table:table-cell>
          <table:table-cell table:style-name="ce1" office:value-type="float" office:value="-4.81845188140869" calcext:value-type="float">
            <text:p>-4,8184518814</text:p>
          </table:table-cell>
          <table:table-cell table:style-name="ce1" office:value-type="string" calcext:value-type="string">
            <text:p>-0.04821851907497064</text:p>
          </table:table-cell>
          <table:table-cell table:style-name="ce1" office:value-type="string" calcext:value-type="string">
            <text:p>-0.545941212354446</text:p>
          </table:table-cell>
          <table:table-cell table:style-name="ce1" office:value-type="string" calcext:value-type="string">
            <text:p>-0.2531329823198844</text:p>
          </table:table-cell>
          <table:table-cell table:style-name="ce1" office:value-type="float" office:value="-0.036791954189539" calcext:value-type="float">
            <text:p>-0,0367919542</text:p>
          </table:table-cell>
          <table:table-cell table:style-name="ce1" office:value-type="float" office:value="-0.478295415639877" calcext:value-type="float">
            <text:p>-0,4782954156</text:p>
          </table:table-cell>
          <table:table-cell table:style-name="ce1" office:value-type="float" office:value="-0.208796863937378" calcext:value-type="float">
            <text:p>-0,2087968639</text:p>
          </table:table-cell>
          <table:table-cell table:style-name="ce1" office:value-type="float" office:value="-0.163868926607419" calcext:value-type="float">
            <text:p>-0,163868926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226974241475125" calcext:value-type="float">
            <text:p>0,0022697424</text:p>
          </table:table-cell>
          <table:table-cell table:style-name="ce1" office:value-type="float" office:value="0.120728373611864" calcext:value-type="float">
            <text:p>0,1207283736</text:p>
          </table:table-cell>
          <table:table-cell table:style-name="ce1" office:value-type="float" office:value="0.0665552646997409" calcext:value-type="float">
            <text:p>0,0665552647</text:p>
          </table:table-cell>
          <table:table-cell table:style-name="ce1" office:value-type="float" office:value="0.423615217208862" calcext:value-type="float">
            <text:p>0,4236152172</text:p>
          </table:table-cell>
          <table:table-cell table:style-name="ce1" office:value-type="float" office:value="0.423610925674439" calcext:value-type="float">
            <text:p>0,4236109257</text:p>
          </table:table-cell>
          <table:table-cell table:style-name="ce1" office:value-type="float" office:value="0.423609972000122" calcext:value-type="float">
            <text:p>0,423609972</text:p>
          </table:table-cell>
          <table:table-cell table:style-name="ce1" office:value-type="float" office:value="-0.122747287154198" calcext:value-type="float">
            <text:p>-0,1227472872</text:p>
          </table:table-cell>
          <table:table-cell table:style-name="ce1" office:value-type="float" office:value="5.96621704101563" calcext:value-type="float">
            <text:p>5,966217041</text:p>
          </table:table-cell>
          <table:table-cell table:style-name="ce1" office:value-type="float" office:value="-4.81845188140869" calcext:value-type="float">
            <text:p>-4,8184518814</text:p>
          </table:table-cell>
        </table:table-row>
        <table:table-row table:style-name="ro1">
          <table:table-cell table:style-name="ce1" office:value-type="string" calcext:value-type="string">
            <text:p>0.21640944480895996</text:p>
          </table:table-cell>
          <table:table-cell table:style-name="ce1" office:value-type="string" calcext:value-type="string">
            <text:p>0.01348257064819336</text:p>
          </table:table-cell>
          <table:table-cell table:style-name="ce1" office:value-type="string" calcext:value-type="string">
            <text:p>5.512650012969971</text:p>
          </table:table-cell>
          <table:table-cell table:style-name="ce1" office:value-type="float" office:value="-0.0188293289393187" calcext:value-type="float">
            <text:p>-0,0188293289</text:p>
          </table:table-cell>
          <table:table-cell table:style-name="ce1" office:value-type="float" office:value="1.39964687824249" calcext:value-type="float">
            <text:p>1,3996468782</text:p>
          </table:table-cell>
          <table:table-cell table:style-name="ce1" office:value-type="float" office:value="4.23293924331665" calcext:value-type="float">
            <text:p>4,2329392433</text:p>
          </table:table-cell>
          <table:table-cell table:style-name="ce1" office:value-type="float" office:value="0.022169514657655" calcext:value-type="float">
            <text:p>0,0221695147</text:p>
          </table:table-cell>
          <table:table-cell table:number-columns-repeated="2" table:style-name="ce1" office:value-type="float" office:value="-0.436877873179879" calcext:value-type="float">
            <text:p>-0,4368778732</text:p>
          </table:table-cell>
          <table:table-cell table:style-name="ce1" office:value-type="float" office:value="-0.122747287154198" calcext:value-type="float">
            <text:p>-0,1227472872</text:p>
          </table:table-cell>
          <table:table-cell table:style-name="ce1" office:value-type="float" office:value="5.96621704101563" calcext:value-type="float">
            <text:p>5,966217041</text:p>
          </table:table-cell>
          <table:table-cell table:style-name="ce1" office:value-type="float" office:value="-4.81845188140869" calcext:value-type="float">
            <text:p>-4,8184518814</text:p>
          </table:table-cell>
          <table:table-cell table:style-name="ce1" office:value-type="string" calcext:value-type="string">
            <text:p>0.022169514657654953</text:p>
          </table:table-cell>
          <table:table-cell table:style-name="ce1" office:value-type="string" calcext:value-type="string">
            <text:p>-0.43687787317987853</text:p>
          </table:table-cell>
          <table:table-cell table:style-name="ce1" office:value-type="string" calcext:value-type="string">
            <text:p>-0.2529147429818005</text:p>
          </table:table-cell>
          <table:table-cell table:style-name="ce1" office:value-type="float" office:value="0.0207131151109934" calcext:value-type="float">
            <text:p>0,0207131151</text:p>
          </table:table-cell>
          <table:table-cell table:style-name="ce1" office:value-type="float" office:value="-0.383989304304123" calcext:value-type="float">
            <text:p>-0,3839893043</text:p>
          </table:table-cell>
          <table:table-cell table:style-name="ce1" office:value-type="float" office:value="-0.207908390426636" calcext:value-type="float">
            <text:p>-0,2079083904</text:p>
          </table:table-cell>
          <table:table-cell table:style-name="ce1" office:value-type="float" office:value="-0.128252299129157" calcext:value-type="float">
            <text:p>-0,128252299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535080024907823" calcext:value-type="float">
            <text:p>0,5350800249</text:p>
          </table:table-cell>
          <table:table-cell table:style-name="ce1" office:value-type="float" office:value="0.87750928842279" calcext:value-type="float">
            <text:p>0,8775092884</text:p>
          </table:table-cell>
          <table:table-cell table:style-name="ce1" office:value-type="float" office:value="0.0397458977934105" calcext:value-type="float">
            <text:p>0,0397458978</text:p>
          </table:table-cell>
          <table:table-cell table:style-name="ce1" office:value-type="float" office:value="0.429880142211914" calcext:value-type="float">
            <text:p>0,4298801422</text:p>
          </table:table-cell>
          <table:table-cell table:style-name="ce1" office:value-type="float" office:value="0.429880857467651" calcext:value-type="float">
            <text:p>0,4298808575</text:p>
          </table:table-cell>
          <table:table-cell table:style-name="ce1" office:value-type="float" office:value="0.429881572723389" calcext:value-type="float">
            <text:p>0,4298815727</text:p>
          </table:table-cell>
          <table:table-cell table:style-name="ce1" office:value-type="float" office:value="-0.122747287154198" calcext:value-type="float">
            <text:p>-0,1227472872</text:p>
          </table:table-cell>
          <table:table-cell table:style-name="ce1" office:value-type="float" office:value="5.96621704101563" calcext:value-type="float">
            <text:p>5,966217041</text:p>
          </table:table-cell>
          <table:table-cell table:style-name="ce1" office:value-type="float" office:value="-4.81845188140869" calcext:value-type="float">
            <text:p>-4,8184518814</text:p>
          </table:table-cell>
        </table:table-row>
        <table:table-row table:style-name="ro1">
          <table:table-cell table:style-name="ce1" office:value-type="string" calcext:value-type="string">
            <text:p>0.23381495475769043</text:p>
          </table:table-cell>
          <table:table-cell table:style-name="ce1" office:value-type="string" calcext:value-type="string">
            <text:p>0.01740550994873047</text:p>
          </table:table-cell>
          <table:table-cell table:style-name="ce1" office:value-type="string" calcext:value-type="string">
            <text:p>5.935406684875488</text:p>
          </table:table-cell>
          <table:table-cell table:style-name="ce1" office:value-type="float" office:value="0.0809921026229858" calcext:value-type="float">
            <text:p>0,0809921026</text:p>
          </table:table-cell>
          <table:table-cell table:style-name="ce1" office:value-type="float" office:value="1.75067555904388" calcext:value-type="float">
            <text:p>1,750675559</text:p>
          </table:table-cell>
          <table:table-cell table:style-name="ce1" office:value-type="float" office:value="4.20172643661499" calcext:value-type="float">
            <text:p>4,2017264366</text:p>
          </table:table-cell>
          <table:table-cell table:style-name="ce1" office:value-type="float" office:value="-0.00666703464360679" calcext:value-type="float">
            <text:p>-0,0066670346</text:p>
          </table:table-cell>
          <table:table-cell table:number-columns-repeated="2" table:style-name="ce1" office:value-type="float" office:value="-0.413623243052986" calcext:value-type="float">
            <text:p>-0,4136232431</text:p>
          </table:table-cell>
          <table:table-cell table:style-name="ce1" office:value-type="float" office:value="-0.133287847042084" calcext:value-type="float">
            <text:p>-0,133287847</text:p>
          </table:table-cell>
          <table:table-cell table:style-name="ce1" office:value-type="float" office:value="5.81084966659546" calcext:value-type="float">
            <text:p>5,8108496666</text:p>
          </table:table-cell>
          <table:table-cell table:style-name="ce1" office:value-type="float" office:value="-4.75123500823975" calcext:value-type="float">
            <text:p>-4,7512350082</text:p>
          </table:table-cell>
          <table:table-cell table:style-name="ce1" office:value-type="string" calcext:value-type="string">
            <text:p>-0.006667034643606792</text:p>
          </table:table-cell>
          <table:table-cell table:style-name="ce1" office:value-type="string" calcext:value-type="string">
            <text:p>-0.4136232430529864</text:p>
          </table:table-cell>
          <table:table-cell table:style-name="ce1" office:value-type="string" calcext:value-type="string">
            <text:p>-0.2466507306863145</text:p>
          </table:table-cell>
          <table:table-cell table:style-name="ce1" office:value-type="float" office:value="0.00470733223482966" calcext:value-type="float">
            <text:p>0,0047073322</text:p>
          </table:table-cell>
          <table:table-cell table:style-name="ce1" office:value-type="float" office:value="-0.349911719560623" calcext:value-type="float">
            <text:p>-0,3499117196</text:p>
          </table:table-cell>
          <table:table-cell table:style-name="ce1" office:value-type="float" office:value="-0.204512840652466" calcext:value-type="float">
            <text:p>-0,2045128407</text:p>
          </table:table-cell>
          <table:table-cell table:style-name="ce1" office:value-type="float" office:value="-0.120293892843606" calcext:value-type="float">
            <text:p>-0,120293892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151476634840207" calcext:value-type="float">
            <text:p>-0,1514766348</text:p>
          </table:table-cell>
          <table:table-cell table:style-name="ce1" office:value-type="float" office:value="0.322485974750603" calcext:value-type="float">
            <text:p>0,3224859748</text:p>
          </table:table-cell>
          <table:table-cell table:style-name="ce1" office:value-type="float" office:value="0.154484398646053" calcext:value-type="float">
            <text:p>0,1544843986</text:p>
          </table:table-cell>
          <table:table-cell table:style-name="ce1" office:value-type="float" office:value="0.422660112380981" calcext:value-type="float">
            <text:p>0,4226601124</text:p>
          </table:table-cell>
          <table:table-cell table:style-name="ce1" office:value-type="float" office:value="0.422686100006104" calcext:value-type="float">
            <text:p>0,4226861</text:p>
          </table:table-cell>
          <table:table-cell table:style-name="ce1" office:value-type="float" office:value="0.422690153121948" calcext:value-type="float">
            <text:p>0,4226901531</text:p>
          </table:table-cell>
          <table:table-cell table:style-name="ce1" office:value-type="float" office:value="-0.133287847042084" calcext:value-type="float">
            <text:p>-0,133287847</text:p>
          </table:table-cell>
          <table:table-cell table:style-name="ce1" office:value-type="float" office:value="5.81084966659546" calcext:value-type="float">
            <text:p>5,8108496666</text:p>
          </table:table-cell>
          <table:table-cell table:style-name="ce1" office:value-type="float" office:value="-4.75123500823975" calcext:value-type="float">
            <text:p>-4,7512350082</text:p>
          </table:table-cell>
        </table:table-row>
        <table:table-row table:style-name="ro1">
          <table:table-cell table:style-name="ce1" office:value-type="string" calcext:value-type="string">
            <text:p>0.25313282012939453</text:p>
          </table:table-cell>
          <table:table-cell table:style-name="ce1" office:value-type="string" calcext:value-type="string">
            <text:p>0.0193178653717041</text:p>
          </table:table-cell>
          <table:table-cell table:style-name="ce1" office:value-type="string" calcext:value-type="string">
            <text:p>6.370671033859253</text:p>
          </table:table-cell>
          <table:table-cell table:style-name="ce1" office:value-type="float" office:value="-0.240083426237106" calcext:value-type="float">
            <text:p>-0,2400834262</text:p>
          </table:table-cell>
          <table:table-cell table:style-name="ce1" office:value-type="float" office:value="1.68058407306671" calcext:value-type="float">
            <text:p>1,6805840731</text:p>
          </table:table-cell>
          <table:table-cell table:style-name="ce1" office:value-type="float" office:value="4.15170049667358" calcext:value-type="float">
            <text:p>4,1517004967</text:p>
          </table:table-cell>
          <table:table-cell table:style-name="ce1" office:value-type="float" office:value="-0.0356059861337405" calcext:value-type="float">
            <text:p>-0,0356059861</text:p>
          </table:table-cell>
          <table:table-cell table:number-columns-repeated="2" table:style-name="ce1" office:value-type="float" office:value="-0.523377187234371" calcext:value-type="float">
            <text:p>-0,5233771872</text:p>
          </table:table-cell>
          <table:table-cell table:style-name="ce1" office:value-type="float" office:value="-0.133287847042084" calcext:value-type="float">
            <text:p>-0,133287847</text:p>
          </table:table-cell>
          <table:table-cell table:style-name="ce1" office:value-type="float" office:value="5.81084966659546" calcext:value-type="float">
            <text:p>5,8108496666</text:p>
          </table:table-cell>
          <table:table-cell table:style-name="ce1" office:value-type="float" office:value="-4.75123500823975" calcext:value-type="float">
            <text:p>-4,7512350082</text:p>
          </table:table-cell>
          <table:table-cell table:style-name="ce1" office:value-type="string" calcext:value-type="string">
            <text:p>-0.03560598613374053</text:p>
          </table:table-cell>
          <table:table-cell table:style-name="ce1" office:value-type="string" calcext:value-type="string">
            <text:p>-0.523377187234371</text:p>
          </table:table-cell>
          <table:table-cell table:style-name="ce1" office:value-type="string" calcext:value-type="string">
            <text:p>-0.24709905804526452</text:p>
          </table:table-cell>
          <table:table-cell table:style-name="ce1" office:value-type="float" office:value="-0.0202480256557465" calcext:value-type="float">
            <text:p>-0,0202480257</text:p>
          </table:table-cell>
          <table:table-cell table:style-name="ce1" office:value-type="float" office:value="-0.437668889760971" calcext:value-type="float">
            <text:p>-0,4376688898</text:p>
          </table:table-cell>
          <table:table-cell table:style-name="ce1" office:value-type="float" office:value="-0.202889774703979" calcext:value-type="float">
            <text:p>-0,2028897747</text:p>
          </table:table-cell>
          <table:table-cell table:style-name="ce1" office:value-type="float" office:value="-0.155588422832026" calcext:value-type="float">
            <text:p>-0,155588422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229065173320629" calcext:value-type="float">
            <text:p>-0,2290651733</text:p>
          </table:table-cell>
          <table:table-cell table:style-name="ce1" office:value-type="float" office:value="-0.805553716584606" calcext:value-type="float">
            <text:p>-0,8055537166</text:p>
          </table:table-cell>
          <table:table-cell table:style-name="ce1" office:value-type="float" office:value="0.0716286663485991" calcext:value-type="float">
            <text:p>0,0716286663</text:p>
          </table:table-cell>
          <table:table-cell table:style-name="ce1" office:value-type="float" office:value="0.435777425765991" calcext:value-type="float">
            <text:p>0,4357774258</text:p>
          </table:table-cell>
          <table:table-cell table:style-name="ce1" office:value-type="float" office:value="0.435760736465454" calcext:value-type="float">
            <text:p>0,4357607365</text:p>
          </table:table-cell>
          <table:table-cell table:style-name="ce1" office:value-type="float" office:value="0.435758590698242" calcext:value-type="float">
            <text:p>0,4357585907</text:p>
          </table:table-cell>
          <table:table-cell table:style-name="ce1" office:value-type="float" office:value="-0.133287847042084" calcext:value-type="float">
            <text:p>-0,133287847</text:p>
          </table:table-cell>
          <table:table-cell table:style-name="ce1" office:value-type="float" office:value="5.81084966659546" calcext:value-type="float">
            <text:p>5,8108496666</text:p>
          </table:table-cell>
          <table:table-cell table:style-name="ce1" office:value-type="float" office:value="-4.75123500823975" calcext:value-type="float">
            <text:p>-4,7512350082</text:p>
          </table:table-cell>
        </table:table-row>
        <table:table-row table:style-name="ro1">
          <table:table-cell table:style-name="ce1" office:value-type="string" calcext:value-type="string">
            <text:p>0.26766204833984375</text:p>
          </table:table-cell>
          <table:table-cell table:style-name="ce1" office:value-type="string" calcext:value-type="string">
            <text:p>0.014529228210449219</text:p>
          </table:table-cell>
          <table:table-cell table:style-name="ce1" office:value-type="string" calcext:value-type="string">
            <text:p>6.821872234344482</text:p>
          </table:table-cell>
          <table:table-cell table:style-name="ce1" office:value-type="float" office:value="0.054911982268095" calcext:value-type="float">
            <text:p>0,0549119823</text:p>
          </table:table-cell>
          <table:table-cell table:style-name="ce1" office:value-type="float" office:value="1.22636771202087" calcext:value-type="float">
            <text:p>1,226367712</text:p>
          </table:table-cell>
          <table:table-cell table:style-name="ce1" office:value-type="float" office:value="4.11484098434448" calcext:value-type="float">
            <text:p>4,1148409843</text:p>
          </table:table-cell>
          <table:table-cell table:style-name="ce1" office:value-type="float" office:value="0.0705868502984426" calcext:value-type="float">
            <text:p>0,0705868503</text:p>
          </table:table-cell>
          <table:table-cell table:number-columns-repeated="2" table:style-name="ce1" office:value-type="float" office:value="-0.487117693027075" calcext:value-type="float">
            <text:p>-0,487117693</text:p>
          </table:table-cell>
          <table:table-cell table:style-name="ce1" office:value-type="float" office:value="-0.144531562924385" calcext:value-type="float">
            <text:p>-0,1445315629</text:p>
          </table:table-cell>
          <table:table-cell table:style-name="ce1" office:value-type="float" office:value="5.67475843429565" calcext:value-type="float">
            <text:p>5,6747584343</text:p>
          </table:table-cell>
          <table:table-cell table:style-name="ce1" office:value-type="float" office:value="-4.68634128570557" calcext:value-type="float">
            <text:p>-4,6863412857</text:p>
          </table:table-cell>
          <table:table-cell table:style-name="ce1" office:value-type="string" calcext:value-type="string">
            <text:p>0.07058685029844255</text:p>
          </table:table-cell>
          <table:table-cell table:style-name="ce1" office:value-type="string" calcext:value-type="string">
            <text:p>-0.4871176930270751</text:p>
          </table:table-cell>
          <table:table-cell table:style-name="ce1" office:value-type="string" calcext:value-type="string">
            <text:p>-0.24351741410875716</text:p>
          </table:table-cell>
          <table:table-cell table:style-name="ce1" office:value-type="float" office:value="0.0600208565592766" calcext:value-type="float">
            <text:p>0,0600208566</text:p>
          </table:table-cell>
          <table:table-cell table:style-name="ce1" office:value-type="float" office:value="-0.420146018266678" calcext:value-type="float">
            <text:p>-0,4201460183</text:p>
          </table:table-cell>
          <table:table-cell table:style-name="ce1" office:value-type="float" office:value="-0.200288425827026" calcext:value-type="float">
            <text:p>-0,2002884258</text:p>
          </table:table-cell>
          <table:table-cell table:style-name="ce1" office:value-type="float" office:value="-0.0472303808612513" calcext:value-type="float">
            <text:p>-0,047230380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711390789715568" calcext:value-type="float">
            <text:p>0,7113907897</text:p>
          </table:table-cell>
          <table:table-cell table:style-name="ce1" office:value-type="float" office:value="0.15529873023604" calcext:value-type="float">
            <text:p>0,1552987302</text:p>
          </table:table-cell>
          <table:table-cell table:style-name="ce1" office:value-type="float" office:value="0.110840468730768" calcext:value-type="float">
            <text:p>0,1108404687</text:p>
          </table:table-cell>
          <table:table-cell table:style-name="ce1" office:value-type="float" office:value="0.451334953308106" calcext:value-type="float">
            <text:p>0,4513349533</text:p>
          </table:table-cell>
          <table:table-cell table:style-name="ce1" office:value-type="float" office:value="0.451333284378052" calcext:value-type="float">
            <text:p>0,4513332844</text:p>
          </table:table-cell>
          <table:table-cell table:style-name="ce1" office:value-type="float" office:value="0.451332807540894" calcext:value-type="float">
            <text:p>0,4513328075</text:p>
          </table:table-cell>
          <table:table-cell table:style-name="ce1" office:value-type="float" office:value="-0.144531562924385" calcext:value-type="float">
            <text:p>-0,1445315629</text:p>
          </table:table-cell>
          <table:table-cell table:style-name="ce1" office:value-type="float" office:value="5.67475843429565" calcext:value-type="float">
            <text:p>5,6747584343</text:p>
          </table:table-cell>
          <table:table-cell table:style-name="ce1" office:value-type="float" office:value="-4.68634128570557" calcext:value-type="float">
            <text:p>-4,6863412857</text:p>
          </table:table-cell>
        </table:table-row>
        <table:table-row table:style-name="ro1">
          <table:table-cell table:style-name="ce1" office:value-type="string" calcext:value-type="string">
            <text:p>0.28309130668640137</text:p>
          </table:table-cell>
          <table:table-cell table:style-name="ce1" office:value-type="string" calcext:value-type="string">
            <text:p>0.015429258346557617</text:p>
          </table:table-cell>
          <table:table-cell table:style-name="ce1" office:value-type="string" calcext:value-type="string">
            <text:p>7.253402471542358</text:p>
          </table:table-cell>
          <table:table-cell table:style-name="ce1" office:value-type="float" office:value="0.0784107819199562" calcext:value-type="float">
            <text:p>0,0784107819</text:p>
          </table:table-cell>
          <table:table-cell table:style-name="ce1" office:value-type="float" office:value="1.17616176605225" calcext:value-type="float">
            <text:p>1,1761617661</text:p>
          </table:table-cell>
          <table:table-cell table:style-name="ce1" office:value-type="float" office:value="4.06781196594238" calcext:value-type="float">
            <text:p>4,0678119659</text:p>
          </table:table-cell>
          <table:table-cell table:style-name="ce1" office:value-type="float" office:value="-0.0319425506254153" calcext:value-type="float">
            <text:p>-0,0319425506</text:p>
          </table:table-cell>
          <table:table-cell table:number-columns-repeated="2" table:style-name="ce1" office:value-type="float" office:value="-0.356208415252447" calcext:value-type="float">
            <text:p>-0,3562084153</text:p>
          </table:table-cell>
          <table:table-cell table:style-name="ce1" office:value-type="float" office:value="-0.154292374849319" calcext:value-type="float">
            <text:p>-0,1542923748</text:p>
          </table:table-cell>
          <table:table-cell table:style-name="ce1" office:value-type="float" office:value="5.55490922927856" calcext:value-type="float">
            <text:p>5,5549092293</text:p>
          </table:table-cell>
          <table:table-cell table:style-name="ce1" office:value-type="float" office:value="-4.6228289604187" calcext:value-type="float">
            <text:p>-4,6228289604</text:p>
          </table:table-cell>
          <table:table-cell table:style-name="ce1" office:value-type="string" calcext:value-type="string">
            <text:p>-0.031942550625415275</text:p>
          </table:table-cell>
          <table:table-cell table:style-name="ce1" office:value-type="string" calcext:value-type="string">
            <text:p>-0.35620841525244695</text:p>
          </table:table-cell>
          <table:table-cell table:style-name="ce1" office:value-type="string" calcext:value-type="string">
            <text:p>-0.24225106675129376</text:p>
          </table:table-cell>
          <table:table-cell table:style-name="ce1" office:value-type="float" office:value="-0.0137279955670238" calcext:value-type="float">
            <text:p>-0,0137279956</text:p>
          </table:table-cell>
          <table:table-cell table:style-name="ce1" office:value-type="float" office:value="-0.306591928005218" calcext:value-type="float">
            <text:p>-0,306591928</text:p>
          </table:table-cell>
          <table:table-cell table:style-name="ce1" office:value-type="float" office:value="-0.198371731185913" calcext:value-type="float">
            <text:p>-0,1983717312</text:p>
          </table:table-cell>
          <table:table-cell table:style-name="ce1" office:value-type="float" office:value="-0.0710914296136793" calcext:value-type="float">
            <text:p>-0,071091429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678879742842768" calcext:value-type="float">
            <text:p>-0,6788797428</text:p>
          </table:table-cell>
          <table:table-cell table:style-name="ce1" office:value-type="float" office:value="1.04530834629598" calcext:value-type="float">
            <text:p>1,0453083463</text:p>
          </table:table-cell>
          <table:table-cell table:style-name="ce1" office:value-type="float" office:value="0.0848265773847736" calcext:value-type="float">
            <text:p>0,0848265774</text:p>
          </table:table-cell>
          <table:table-cell table:style-name="ce1" office:value-type="float" office:value="0.434532642364502" calcext:value-type="float">
            <text:p>0,4345326424</text:p>
          </table:table-cell>
          <table:table-cell table:style-name="ce1" office:value-type="float" office:value="0.434528589248657" calcext:value-type="float">
            <text:p>0,4345285892</text:p>
          </table:table-cell>
          <table:table-cell table:style-name="ce1" office:value-type="float" office:value="0.43452787399292" calcext:value-type="float">
            <text:p>0,434527874</text:p>
          </table:table-cell>
          <table:table-cell table:style-name="ce1" office:value-type="float" office:value="-0.154292374849319" calcext:value-type="float">
            <text:p>-0,1542923748</text:p>
          </table:table-cell>
          <table:table-cell table:style-name="ce1" office:value-type="float" office:value="5.55490922927856" calcext:value-type="float">
            <text:p>5,5549092293</text:p>
          </table:table-cell>
          <table:table-cell table:style-name="ce1" office:value-type="float" office:value="-4.6228289604187" calcext:value-type="float">
            <text:p>-4,6228289604</text:p>
          </table:table-cell>
        </table:table-row>
        <table:table-row table:style-name="ro1">
          <table:table-cell table:style-name="ce1" office:value-type="string" calcext:value-type="string">
            <text:p>0.2986416816711426</text:p>
          </table:table-cell>
          <table:table-cell table:style-name="ce1" office:value-type="string" calcext:value-type="string">
            <text:p>0.015550374984741211</text:p>
          </table:table-cell>
          <table:table-cell table:style-name="ce1" office:value-type="string" calcext:value-type="string">
            <text:p>7.684868097305298</text:p>
          </table:table-cell>
          <table:table-cell table:style-name="ce1" office:value-type="float" office:value="0.101322881877422" calcext:value-type="float">
            <text:p>0,1013228819</text:p>
          </table:table-cell>
          <table:table-cell table:style-name="ce1" office:value-type="float" office:value="1.13839244842529" calcext:value-type="float">
            <text:p>1,1383924484</text:p>
          </table:table-cell>
          <table:table-cell table:style-name="ce1" office:value-type="float" office:value="4.01963901519775" calcext:value-type="float">
            <text:p>4,0196390152</text:p>
          </table:table-cell>
          <table:table-cell table:style-name="ce1" office:value-type="float" office:value="-0.0279990798965359" calcext:value-type="float">
            <text:p>-0,0279990799</text:p>
          </table:table-cell>
          <table:table-cell table:number-columns-repeated="2" table:style-name="ce1" office:value-type="float" office:value="-0.361753315240429" calcext:value-type="float">
            <text:p>-0,3617533152</text:p>
          </table:table-cell>
          <table:table-cell table:style-name="ce1" office:value-type="float" office:value="-0.161773756146431" calcext:value-type="float">
            <text:p>-0,1617737561</text:p>
          </table:table-cell>
          <table:table-cell table:style-name="ce1" office:value-type="float" office:value="5.4373049736023" calcext:value-type="float">
            <text:p>5,4373049736</text:p>
          </table:table-cell>
          <table:table-cell table:style-name="ce1" office:value-type="float" office:value="-4.56122541427612" calcext:value-type="float">
            <text:p>-4,5612254143</text:p>
          </table:table-cell>
          <table:table-cell table:style-name="ce1" office:value-type="string" calcext:value-type="string">
            <text:p>-0.027999079896535932</text:p>
          </table:table-cell>
          <table:table-cell table:style-name="ce1" office:value-type="string" calcext:value-type="string">
            <text:p>-0.3617533152404293</text:p>
          </table:table-cell>
          <table:table-cell table:style-name="ce1" office:value-type="string" calcext:value-type="string">
            <text:p>-0.23917954880428838</text:p>
          </table:table-cell>
          <table:table-cell table:style-name="ce1" office:value-type="float" office:value="-0.0196026954799891" calcext:value-type="float">
            <text:p>-0,0196026955</text:p>
          </table:table-cell>
          <table:table-cell table:style-name="ce1" office:value-type="float" office:value="-0.294040441513062" calcext:value-type="float">
            <text:p>-0,2940404415</text:p>
          </table:table-cell>
          <table:table-cell table:style-name="ce1" office:value-type="float" office:value="-0.195926222229004" calcext:value-type="float">
            <text:p>-0,1959262222</text:p>
          </table:table-cell>
          <table:table-cell table:style-name="ce1" office:value-type="float" office:value="-0.104655822355494" calcext:value-type="float">
            <text:p>-0,104655822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548962488031962" calcext:value-type="float">
            <text:p>-0,0548962488</text:p>
          </table:table-cell>
          <table:table-cell table:style-name="ce1" office:value-type="float" office:value="0.117288526801653" calcext:value-type="float">
            <text:p>0,1172885268</text:p>
          </table:table-cell>
          <table:table-cell table:style-name="ce1" office:value-type="float" office:value="0.109866936988621" calcext:value-type="float">
            <text:p>0,109866937</text:p>
          </table:table-cell>
          <table:table-cell table:style-name="ce1" office:value-type="float" office:value="0.428058385848999" calcext:value-type="float">
            <text:p>0,4280583858</text:p>
          </table:table-cell>
          <table:table-cell table:style-name="ce1" office:value-type="float" office:value="0.428055047988892" calcext:value-type="float">
            <text:p>0,428055048</text:p>
          </table:table-cell>
          <table:table-cell table:style-name="ce1" office:value-type="float" office:value="0.428054332733154" calcext:value-type="float">
            <text:p>0,4280543327</text:p>
          </table:table-cell>
          <table:table-cell table:style-name="ce1" office:value-type="float" office:value="-0.161773756146431" calcext:value-type="float">
            <text:p>-0,1617737561</text:p>
          </table:table-cell>
          <table:table-cell table:style-name="ce1" office:value-type="float" office:value="5.4373049736023" calcext:value-type="float">
            <text:p>5,4373049736</text:p>
          </table:table-cell>
          <table:table-cell table:style-name="ce1" office:value-type="float" office:value="-4.56122541427612" calcext:value-type="float">
            <text:p>-4,5612254143</text:p>
          </table:table-cell>
        </table:table-row>
        <table:table-row table:style-name="ro1">
          <table:table-cell table:style-name="ce1" office:value-type="string" calcext:value-type="string">
            <text:p>0.3217184543609619</text:p>
          </table:table-cell>
          <table:table-cell table:style-name="ce1" office:value-type="string" calcext:value-type="string">
            <text:p>0.023076772689819336</text:p>
          </table:table-cell>
          <table:table-cell table:style-name="ce1" office:value-type="string" calcext:value-type="string">
            <text:p>8.114134311676025</text:p>
          </table:table-cell>
          <table:table-cell table:style-name="ce1" office:value-type="float" office:value="0.112038426101208" calcext:value-type="float">
            <text:p>0,1120384261</text:p>
          </table:table-cell>
          <table:table-cell table:style-name="ce1" office:value-type="float" office:value="1.12628102302551" calcext:value-type="float">
            <text:p>1,126281023</text:p>
          </table:table-cell>
          <table:table-cell table:style-name="ce1" office:value-type="float" office:value="3.97687411308289" calcext:value-type="float">
            <text:p>3,9768741131</text:p>
          </table:table-cell>
          <table:table-cell table:style-name="ce1" office:value-type="float" office:value="-0.0367425786938708" calcext:value-type="float">
            <text:p>-0,0367425787</text:p>
          </table:table-cell>
          <table:table-cell table:number-columns-repeated="2" table:style-name="ce1" office:value-type="float" office:value="-0.352882860244407" calcext:value-type="float">
            <text:p>-0,3528828602</text:p>
          </table:table-cell>
          <table:table-cell table:style-name="ce1" office:value-type="float" office:value="-0.169761806726456" calcext:value-type="float">
            <text:p>-0,1697618067</text:p>
          </table:table-cell>
          <table:table-cell table:style-name="ce1" office:value-type="float" office:value="5.34023475646973" calcext:value-type="float">
            <text:p>5,3402347565</text:p>
          </table:table-cell>
          <table:table-cell table:style-name="ce1" office:value-type="float" office:value="-4.50106859207153" calcext:value-type="float">
            <text:p>-4,5010685921</text:p>
          </table:table-cell>
          <table:table-cell table:style-name="ce1" office:value-type="string" calcext:value-type="string">
            <text:p>-0.03674257869387081</text:p>
          </table:table-cell>
          <table:table-cell table:style-name="ce1" office:value-type="string" calcext:value-type="string">
            <text:p>-0.35288286024440685</text:p>
          </table:table-cell>
          <table:table-cell table:style-name="ce1" office:value-type="string" calcext:value-type="string">
            <text:p>-0.2366164749287702</text:p>
          </table:table-cell>
          <table:table-cell table:style-name="ce1" office:value-type="float" office:value="-0.0253307204693556" calcext:value-type="float">
            <text:p>-0,0253307205</text:p>
          </table:table-cell>
          <table:table-cell table:style-name="ce1" office:value-type="float" office:value="-0.284598112106323" calcext:value-type="float">
            <text:p>-0,2845981121</text:p>
          </table:table-cell>
          <table:table-cell table:style-name="ce1" office:value-type="float" office:value="-0.193421228790283" calcext:value-type="float">
            <text:p>-0,1934212288</text:p>
          </table:table-cell>
          <table:table-cell table:style-name="ce1" office:value-type="float" office:value="-0.148161666199185" calcext:value-type="float">
            <text:p>-0,148161666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533611072088345" calcext:value-type="float">
            <text:p>-0,0533611072</text:p>
          </table:table-cell>
          <table:table-cell table:style-name="ce1" office:value-type="float" office:value="0.087961633944431" calcext:value-type="float">
            <text:p>0,0879616339</text:p>
          </table:table-cell>
          <table:table-cell table:style-name="ce1" office:value-type="float" office:value="0.112190154460521" calcext:value-type="float">
            <text:p>0,1121901545</text:p>
          </table:table-cell>
          <table:table-cell table:style-name="ce1" office:value-type="float" office:value="0.429378271102905" calcext:value-type="float">
            <text:p>0,4293782711</text:p>
          </table:table-cell>
          <table:table-cell table:style-name="ce1" office:value-type="float" office:value="0.429383993148804" calcext:value-type="float">
            <text:p>0,4293839931</text:p>
          </table:table-cell>
          <table:table-cell table:style-name="ce1" office:value-type="float" office:value="0.429386615753174" calcext:value-type="float">
            <text:p>0,4293866158</text:p>
          </table:table-cell>
          <table:table-cell table:style-name="ce1" office:value-type="float" office:value="-0.169761806726456" calcext:value-type="float">
            <text:p>-0,1697618067</text:p>
          </table:table-cell>
          <table:table-cell table:style-name="ce1" office:value-type="float" office:value="5.34023475646973" calcext:value-type="float">
            <text:p>5,3402347565</text:p>
          </table:table-cell>
          <table:table-cell table:style-name="ce1" office:value-type="float" office:value="-4.50106859207153" calcext:value-type="float">
            <text:p>-4,5010685921</text:p>
          </table:table-cell>
        </table:table-row>
        <table:table-row table:style-name="ro1">
          <table:table-cell table:style-name="ce1" office:value-type="string" calcext:value-type="string">
            <text:p>0.3483905792236328</text:p>
          </table:table-cell>
          <table:table-cell table:style-name="ce1" office:value-type="string" calcext:value-type="string">
            <text:p>0.0266721248626709</text:p>
          </table:table-cell>
          <table:table-cell table:style-name="ce1" office:value-type="string" calcext:value-type="string">
            <text:p>8.55973219871521</text:p>
          </table:table-cell>
          <table:table-cell table:style-name="ce1" office:value-type="float" office:value="0.110636055469513" calcext:value-type="float">
            <text:p>0,1106360555</text:p>
          </table:table-cell>
          <table:table-cell table:style-name="ce1" office:value-type="float" office:value="1.12382936477661" calcext:value-type="float">
            <text:p>1,1238293648</text:p>
          </table:table-cell>
          <table:table-cell table:style-name="ce1" office:value-type="float" office:value="3.92709589004517" calcext:value-type="float">
            <text:p>3,92709589</text:p>
          </table:table-cell>
          <table:table-cell table:style-name="ce1" office:value-type="float" office:value="-0.042345861079692" calcext:value-type="float">
            <text:p>-0,0423458611</text:p>
          </table:table-cell>
          <table:table-cell table:number-columns-repeated="2" table:style-name="ce1" office:value-type="float" office:value="-0.351040468686197" calcext:value-type="float">
            <text:p>-0,3510404687</text:p>
          </table:table-cell>
          <table:table-cell table:style-name="ce1" office:value-type="float" office:value="-0.169761806726456" calcext:value-type="float">
            <text:p>-0,1697618067</text:p>
          </table:table-cell>
          <table:table-cell table:style-name="ce1" office:value-type="float" office:value="5.34023475646973" calcext:value-type="float">
            <text:p>5,3402347565</text:p>
          </table:table-cell>
          <table:table-cell table:style-name="ce1" office:value-type="float" office:value="-4.50106859207153" calcext:value-type="float">
            <text:p>-4,5010685921</text:p>
          </table:table-cell>
          <table:table-cell table:style-name="ce1" office:value-type="string" calcext:value-type="string">
            <text:p>-0.04234586107969197</text:p>
          </table:table-cell>
          <table:table-cell table:style-name="ce1" office:value-type="string" calcext:value-type="string">
            <text:p>-0.35104046868619687</text:p>
          </table:table-cell>
          <table:table-cell table:style-name="ce1" office:value-type="string" calcext:value-type="string">
            <text:p>-0.23479916736042142</text:p>
          </table:table-cell>
          <table:table-cell table:style-name="ce1" office:value-type="float" office:value="-0.0280096065253019" calcext:value-type="float">
            <text:p>-0,0280096065</text:p>
          </table:table-cell>
          <table:table-cell table:style-name="ce1" office:value-type="float" office:value="-0.281570255756378" calcext:value-type="float">
            <text:p>-0,2815702558</text:p>
          </table:table-cell>
          <table:table-cell table:style-name="ce1" office:value-type="float" office:value="-0.19119745388031" calcext:value-type="float">
            <text:p>-0,1911974539</text:p>
          </table:table-cell>
          <table:table-cell table:style-name="ce1" office:value-type="float" office:value="-0.198107602587726" calcext:value-type="float">
            <text:p>-0,198107602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40370447820104" calcext:value-type="float">
            <text:p>-0,0240370448</text:p>
          </table:table-cell>
          <table:table-cell table:style-name="ce1" office:value-type="float" office:value="0.0271685677016062" calcext:value-type="float">
            <text:p>0,0271685677</text:p>
          </table:table-cell>
          <table:table-cell table:style-name="ce1" office:value-type="float" office:value="0.0959314607955451" calcext:value-type="float">
            <text:p>0,0959314608</text:p>
          </table:table-cell>
          <table:table-cell table:style-name="ce1" office:value-type="float" office:value="0.44579291343689" calcext:value-type="float">
            <text:p>0,4457929134</text:p>
          </table:table-cell>
          <table:table-cell table:style-name="ce1" office:value-type="float" office:value="0.445788145065308" calcext:value-type="float">
            <text:p>0,4457881451</text:p>
          </table:table-cell>
          <table:table-cell table:style-name="ce1" office:value-type="float" office:value="0.445785999298096" calcext:value-type="float">
            <text:p>0,4457859993</text:p>
          </table:table-cell>
          <table:table-cell table:style-name="ce1" office:value-type="float" office:value="-0.169761806726456" calcext:value-type="float">
            <text:p>-0,1697618067</text:p>
          </table:table-cell>
          <table:table-cell table:style-name="ce1" office:value-type="float" office:value="5.34023475646973" calcext:value-type="float">
            <text:p>5,3402347565</text:p>
          </table:table-cell>
          <table:table-cell table:style-name="ce1" office:value-type="float" office:value="-4.50106859207153" calcext:value-type="float">
            <text:p>-4,5010685921</text:p>
          </table:table-cell>
        </table:table-row>
        <table:table-row table:style-name="ro1">
          <table:table-cell table:style-name="ce1" office:value-type="string" calcext:value-type="string">
            <text:p>0.36195850372314453</text:p>
          </table:table-cell>
          <table:table-cell table:style-name="ce1" office:value-type="string" calcext:value-type="string">
            <text:p>0.013567924499511719</text:p>
          </table:table-cell>
          <table:table-cell table:style-name="ce1" office:value-type="string" calcext:value-type="string">
            <text:p>9.01403021812439</text:p>
          </table:table-cell>
          <table:table-cell table:style-name="ce1" office:value-type="float" office:value="0.0173076912760735" calcext:value-type="float">
            <text:p>0,0173076913</text:p>
          </table:table-cell>
          <table:table-cell table:style-name="ce1" office:value-type="float" office:value="0.871153831481934" calcext:value-type="float">
            <text:p>0,8711538315</text:p>
          </table:table-cell>
          <table:table-cell table:style-name="ce1" office:value-type="float" office:value="3.89086651802063" calcext:value-type="float">
            <text:p>3,890866518</text:p>
          </table:table-cell>
          <table:table-cell table:style-name="ce1" office:value-type="float" office:value="-0.0449833963751007" calcext:value-type="float">
            <text:p>-0,0449833964</text:p>
          </table:table-cell>
          <table:table-cell table:number-columns-repeated="2" table:style-name="ce1" office:value-type="float" office:value="-0.35085206959486" calcext:value-type="float">
            <text:p>-0,3508520696</text:p>
          </table:table-cell>
          <table:table-cell table:style-name="ce1" office:value-type="float" office:value="-0.181898951530457" calcext:value-type="float">
            <text:p>-0,1818989515</text:p>
          </table:table-cell>
          <table:table-cell table:style-name="ce1" office:value-type="float" office:value="5.25688648223877" calcext:value-type="float">
            <text:p>5,2568864822</text:p>
          </table:table-cell>
          <table:table-cell table:style-name="ce1" office:value-type="float" office:value="-4.44150400161743" calcext:value-type="float">
            <text:p>-4,4415040016</text:p>
          </table:table-cell>
          <table:table-cell table:style-name="ce1" office:value-type="string" calcext:value-type="string">
            <text:p>-0.04498339637510073</text:p>
          </table:table-cell>
          <table:table-cell table:style-name="ce1" office:value-type="string" calcext:value-type="string">
            <text:p>-0.3508520695948599</text:p>
          </table:table-cell>
          <table:table-cell table:style-name="ce1" office:value-type="string" calcext:value-type="string">
            <text:p>-0.2318686976808782</text:p>
          </table:table-cell>
          <table:table-cell table:style-name="ce1" office:value-type="float" office:value="-0.0276590138673782" calcext:value-type="float">
            <text:p>-0,0276590139</text:p>
          </table:table-cell>
          <table:table-cell table:style-name="ce1" office:value-type="float" office:value="-0.280957341194153" calcext:value-type="float">
            <text:p>-0,2809573412</text:p>
          </table:table-cell>
          <table:table-cell table:style-name="ce1" office:value-type="float" office:value="-0.188608986282349" calcext:value-type="float">
            <text:p>-0,1886089863</text:p>
          </table:table-cell>
          <table:table-cell table:style-name="ce1" office:value-type="float" office:value="-0.248351406632793" calcext:value-type="float">
            <text:p>-0,248351406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308799777297583" calcext:value-type="float">
            <text:p>0,0030879978</text:p>
          </table:table-cell>
          <table:table-cell table:style-name="ce1" office:value-type="float" office:value="0.0053985435534838" calcext:value-type="float">
            <text:p>0,0053985436</text:p>
          </table:table-cell>
          <table:table-cell table:style-name="ce1" office:value-type="float" office:value="0.109611544058816" calcext:value-type="float">
            <text:p>0,1096115441</text:p>
          </table:table-cell>
          <table:table-cell table:style-name="ce1" office:value-type="float" office:value="0.454135894775391" calcext:value-type="float">
            <text:p>0,4541358948</text:p>
          </table:table-cell>
          <table:table-cell table:style-name="ce1" office:value-type="float" office:value="0.454133272171021" calcext:value-type="float">
            <text:p>0,4541332722</text:p>
          </table:table-cell>
          <table:table-cell table:style-name="ce1" office:value-type="float" office:value="0.454133033752441" calcext:value-type="float">
            <text:p>0,4541330338</text:p>
          </table:table-cell>
          <table:table-cell table:style-name="ce1" office:value-type="float" office:value="-0.181898951530457" calcext:value-type="float">
            <text:p>-0,1818989515</text:p>
          </table:table-cell>
          <table:table-cell table:style-name="ce1" office:value-type="float" office:value="5.25688648223877" calcext:value-type="float">
            <text:p>5,2568864822</text:p>
          </table:table-cell>
          <table:table-cell table:style-name="ce1" office:value-type="float" office:value="-4.44150400161743" calcext:value-type="float">
            <text:p>-4,4415040016</text:p>
          </table:table-cell>
        </table:table-row>
        <table:table-row table:style-name="ro1">
          <table:table-cell table:style-name="ce1" office:value-type="string" calcext:value-type="string">
            <text:p>0.384321928024292</text:p>
          </table:table-cell>
          <table:table-cell table:style-name="ce1" office:value-type="string" calcext:value-type="string">
            <text:p>0.02236342430114746</text:p>
          </table:table-cell>
          <table:table-cell table:style-name="ce1" office:value-type="string" calcext:value-type="string">
            <text:p>9.440844774246216</text:p>
          </table:table-cell>
          <table:table-cell table:style-name="ce1" office:value-type="float" office:value="-0.403510987758637" calcext:value-type="float">
            <text:p>-0,4035109878</text:p>
          </table:table-cell>
          <table:table-cell table:style-name="ce1" office:value-type="float" office:value="0.880904257297516" calcext:value-type="float">
            <text:p>0,8809042573</text:p>
          </table:table-cell>
          <table:table-cell table:style-name="ce1" office:value-type="float" office:value="3.83288192749023" calcext:value-type="float">
            <text:p>3,8328819275</text:p>
          </table:table-cell>
          <table:table-cell table:style-name="ce1" office:value-type="float" office:value="-0.0179653631273571" calcext:value-type="float">
            <text:p>-0,0179653631</text:p>
          </table:table-cell>
          <table:table-cell table:number-columns-repeated="2" table:style-name="ce1" office:value-type="float" office:value="-0.276246815428014" calcext:value-type="float">
            <text:p>-0,2762468154</text:p>
          </table:table-cell>
          <table:table-cell table:style-name="ce1" office:value-type="float" office:value="-0.19512078166008" calcext:value-type="float">
            <text:p>-0,1951207817</text:p>
          </table:table-cell>
          <table:table-cell table:style-name="ce1" office:value-type="float" office:value="5.17916584014893" calcext:value-type="float">
            <text:p>5,1791658401</text:p>
          </table:table-cell>
          <table:table-cell table:style-name="ce1" office:value-type="float" office:value="-4.38234615325928" calcext:value-type="float">
            <text:p>-4,3823461533</text:p>
          </table:table-cell>
          <table:table-cell table:style-name="ce1" office:value-type="string" calcext:value-type="string">
            <text:p>-0.01796536312735713</text:p>
          </table:table-cell>
          <table:table-cell table:style-name="ce1" office:value-type="string" calcext:value-type="string">
            <text:p>-0.2762468154280141</text:p>
          </table:table-cell>
          <table:table-cell table:style-name="ce1" office:value-type="string" calcext:value-type="string">
            <text:p>-0.2306034300702873</text:p>
          </table:table-cell>
          <table:table-cell table:style-name="ce1" office:value-type="float" office:value="-0.00432692281901836" calcext:value-type="float">
            <text:p>-0,0043269228</text:p>
          </table:table-cell>
          <table:table-cell table:style-name="ce1" office:value-type="float" office:value="-0.217788457870483" calcext:value-type="float">
            <text:p>-0,2177884579</text:p>
          </table:table-cell>
          <table:table-cell table:style-name="ce1" office:value-type="float" office:value="-0.186725058937073" calcext:value-type="float">
            <text:p>-0,1867250589</text:p>
          </table:table-cell>
          <table:table-cell table:style-name="ce1" office:value-type="float" office:value="-0.255739600441649" calcext:value-type="float">
            <text:p>-0,255739600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218632396029573" calcext:value-type="float">
            <text:p>0,218632396</text:p>
          </table:table-cell>
          <table:table-cell table:style-name="ce1" office:value-type="float" office:value="0.591879099613809" calcext:value-type="float">
            <text:p>0,5918790996</text:p>
          </table:table-cell>
          <table:table-cell table:style-name="ce1" office:value-type="float" office:value="0.0848651546714175" calcext:value-type="float">
            <text:p>0,0848651547</text:p>
          </table:table-cell>
          <table:table-cell table:style-name="ce1" office:value-type="float" office:value="0.426873445510864" calcext:value-type="float">
            <text:p>0,4268734455</text:p>
          </table:table-cell>
          <table:table-cell table:style-name="ce1" office:value-type="float" office:value="0.426903963088989" calcext:value-type="float">
            <text:p>0,4269039631</text:p>
          </table:table-cell>
          <table:table-cell table:style-name="ce1" office:value-type="float" office:value="0.426905155181885" calcext:value-type="float">
            <text:p>0,4269051552</text:p>
          </table:table-cell>
          <table:table-cell table:style-name="ce1" office:value-type="float" office:value="-0.19512078166008" calcext:value-type="float">
            <text:p>-0,1951207817</text:p>
          </table:table-cell>
          <table:table-cell table:style-name="ce1" office:value-type="float" office:value="5.17916584014893" calcext:value-type="float">
            <text:p>5,1791658401</text:p>
          </table:table-cell>
          <table:table-cell table:style-name="ce1" office:value-type="float" office:value="-4.38234615325928" calcext:value-type="float">
            <text:p>-4,3823461533</text:p>
          </table:table-cell>
        </table:table-row>
        <table:table-row table:style-name="ro1">
          <table:table-cell table:style-name="ce1" office:value-type="string" calcext:value-type="string">
            <text:p>0.3999056816101074</text:p>
          </table:table-cell>
          <table:table-cell table:style-name="ce1" office:value-type="string" calcext:value-type="string">
            <text:p>0.01558375358581543</text:p>
          </table:table-cell>
          <table:table-cell table:style-name="ce1" office:value-type="string" calcext:value-type="string">
            <text:p>9.878001928329468</text:p>
          </table:table-cell>
          <table:table-cell table:style-name="ce1" office:value-type="float" office:value="0.0391154550015926" calcext:value-type="float">
            <text:p>0,039115455</text:p>
          </table:table-cell>
          <table:table-cell table:style-name="ce1" office:value-type="float" office:value="0.776721179485321" calcext:value-type="float">
            <text:p>0,7767211795</text:p>
          </table:table-cell>
          <table:table-cell table:style-name="ce1" office:value-type="float" office:value="3.76858901977539" calcext:value-type="float">
            <text:p>3,7685890198</text:p>
          </table:table-cell>
          <table:table-cell table:style-name="ce1" office:value-type="float" office:value="0.114096437885019" calcext:value-type="float">
            <text:p>0,1140964379</text:p>
          </table:table-cell>
          <table:table-cell table:number-columns-repeated="2" table:style-name="ce1" office:value-type="float" office:value="-0.290661119895816" calcext:value-type="float">
            <text:p>-0,2906611199</text:p>
          </table:table-cell>
          <table:table-cell table:style-name="ce1" office:value-type="float" office:value="-0.208861529827118" calcext:value-type="float">
            <text:p>-0,2088615298</text:p>
          </table:table-cell>
          <table:table-cell table:style-name="ce1" office:value-type="float" office:value="5.10370206832886" calcext:value-type="float">
            <text:p>5,1037020683</text:p>
          </table:table-cell>
          <table:table-cell table:style-name="ce1" office:value-type="float" office:value="-4.32493305206299" calcext:value-type="float">
            <text:p>-4,3249330521</text:p>
          </table:table-cell>
          <table:table-cell table:style-name="ce1" office:value-type="string" calcext:value-type="string">
            <text:p>0.11409643788501905</text:p>
          </table:table-cell>
          <table:table-cell table:style-name="ce1" office:value-type="string" calcext:value-type="string">
            <text:p>-0.29066111989581583</text:p>
          </table:table-cell>
          <table:table-cell table:style-name="ce1" office:value-type="string" calcext:value-type="string">
            <text:p>-0.22639290674498963</text:p>
          </table:table-cell>
          <table:table-cell table:style-name="ce1" office:value-type="float" office:value="0.100877746939659" calcext:value-type="float">
            <text:p>0,1008777469</text:p>
          </table:table-cell>
          <table:table-cell table:style-name="ce1" office:value-type="float" office:value="-0.220226064324379" calcext:value-type="float">
            <text:p>-0,2202260643</text:p>
          </table:table-cell>
          <table:table-cell table:style-name="ce1" office:value-type="float" office:value="-0.183709860229492" calcext:value-type="float">
            <text:p>-0,1837098602</text:p>
          </table:table-cell>
          <table:table-cell table:style-name="ce1" office:value-type="float" office:value="-0.079380944425401" calcext:value-type="float">
            <text:p>-0,079380944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6283882334041" calcext:value-type="float">
            <text:p>0,9628388233</text:p>
          </table:table-cell>
          <table:table-cell table:style-name="ce1" office:value-type="float" office:value="-0.0223105421249658" calcext:value-type="float">
            <text:p>-0,0223105421</text:p>
          </table:table-cell>
          <table:table-cell table:style-name="ce1" office:value-type="float" office:value="0.132678139380102" calcext:value-type="float">
            <text:p>0,1326781394</text:p>
          </table:table-cell>
          <table:table-cell table:style-name="ce1" office:value-type="float" office:value="0.437060356140137" calcext:value-type="float">
            <text:p>0,4370603561</text:p>
          </table:table-cell>
          <table:table-cell table:style-name="ce1" office:value-type="float" office:value="0.437032222747803" calcext:value-type="float">
            <text:p>0,4370322227</text:p>
          </table:table-cell>
          <table:table-cell table:style-name="ce1" office:value-type="float" office:value="0.437031984329224" calcext:value-type="float">
            <text:p>0,4370319843</text:p>
          </table:table-cell>
          <table:table-cell table:style-name="ce1" office:value-type="float" office:value="-0.208861529827118" calcext:value-type="float">
            <text:p>-0,2088615298</text:p>
          </table:table-cell>
          <table:table-cell table:style-name="ce1" office:value-type="float" office:value="5.10370206832886" calcext:value-type="float">
            <text:p>5,1037020683</text:p>
          </table:table-cell>
          <table:table-cell table:style-name="ce1" office:value-type="float" office:value="-4.32493305206299" calcext:value-type="float">
            <text:p>-4,3249330521</text:p>
          </table:table-cell>
        </table:table-row>
        <table:table-row table:style-name="ro1">
          <table:table-cell table:style-name="ce1" office:value-type="string" calcext:value-type="string">
            <text:p>0.41692423820495605</text:p>
          </table:table-cell>
          <table:table-cell table:style-name="ce1" office:value-type="string" calcext:value-type="string">
            <text:p>0.017018556594848633</text:p>
          </table:table-cell>
          <table:table-cell table:style-name="ce1" office:value-type="string" calcext:value-type="string">
            <text:p>10.332605838775635</text:p>
          </table:table-cell>
          <table:table-cell table:style-name="ce1" office:value-type="float" office:value="0.0386858098208904" calcext:value-type="float">
            <text:p>0,0386858098</text:p>
          </table:table-cell>
          <table:table-cell table:style-name="ce1" office:value-type="float" office:value="0.73503041267395" calcext:value-type="float">
            <text:p>0,7350304127</text:p>
          </table:table-cell>
          <table:table-cell table:style-name="ce1" office:value-type="float" office:value="3.72719478607178" calcext:value-type="float">
            <text:p>3,7271947861</text:p>
          </table:table-cell>
          <table:table-cell table:style-name="ce1" office:value-type="float" office:value="-0.0355770540873674" calcext:value-type="float">
            <text:p>-0,0355770541</text:p>
          </table:table-cell>
          <table:table-cell table:number-columns-repeated="2" table:style-name="ce1" office:value-type="float" office:value="-0.259708831272391" calcext:value-type="float">
            <text:p>-0,2597088313</text:p>
          </table:table-cell>
          <table:table-cell table:style-name="ce1" office:value-type="float" office:value="-0.216776326298714" calcext:value-type="float">
            <text:p>-0,2167763263</text:p>
          </table:table-cell>
          <table:table-cell table:style-name="ce1" office:value-type="float" office:value="5.0361008644104" calcext:value-type="float">
            <text:p>5,0361008644</text:p>
          </table:table-cell>
          <table:table-cell table:style-name="ce1" office:value-type="float" office:value="-4.2684531211853" calcext:value-type="float">
            <text:p>-4,2684531212</text:p>
          </table:table-cell>
          <table:table-cell table:style-name="ce1" office:value-type="string" calcext:value-type="string">
            <text:p>-0.0355770540873674</text:p>
          </table:table-cell>
          <table:table-cell table:style-name="ce1" office:value-type="string" calcext:value-type="string">
            <text:p>-0.2597088312723913</text:p>
          </table:table-cell>
          <table:table-cell table:style-name="ce1" office:value-type="string" calcext:value-type="string">
            <text:p>-0.22282892919440583</text:p>
          </table:table-cell>
          <table:table-cell table:style-name="ce1" office:value-type="float" office:value="-0.00977886375039816" calcext:value-type="float">
            <text:p>-0,0097788638</text:p>
          </table:table-cell>
          <table:table-cell table:style-name="ce1" office:value-type="float" office:value="-0.19418029487133" calcext:value-type="float">
            <text:p>-0,1941802949</text:p>
          </table:table-cell>
          <table:table-cell table:style-name="ce1" office:value-type="float" office:value="-0.18036662902832" calcext:value-type="float">
            <text:p>-0,180366629</text:p>
          </table:table-cell>
          <table:table-cell table:style-name="ce1" office:value-type="float" office:value="-0.0971524170385938" calcext:value-type="float">
            <text:p>-0,09715241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74231853552188" calcext:value-type="float">
            <text:p>-0,9742318536</text:p>
          </table:table-cell>
          <table:table-cell table:style-name="ce1" office:value-type="float" office:value="0.229305825586612" calcext:value-type="float">
            <text:p>0,2293058256</text:p>
          </table:table-cell>
          <table:table-cell table:style-name="ce1" office:value-type="float" office:value="0.14150799335658" calcext:value-type="float">
            <text:p>0,1415079934</text:p>
          </table:table-cell>
          <table:table-cell table:style-name="ce1" office:value-type="float" office:value="0.454333782196045" calcext:value-type="float">
            <text:p>0,4543337822</text:p>
          </table:table-cell>
          <table:table-cell table:number-columns-repeated="2" table:style-name="ce1" office:value-type="float" office:value="0.454341173171997" calcext:value-type="float">
            <text:p>0,4543411732</text:p>
          </table:table-cell>
          <table:table-cell table:style-name="ce1" office:value-type="float" office:value="-0.216776326298714" calcext:value-type="float">
            <text:p>-0,2167763263</text:p>
          </table:table-cell>
          <table:table-cell table:style-name="ce1" office:value-type="float" office:value="5.0361008644104" calcext:value-type="float">
            <text:p>5,0361008644</text:p>
          </table:table-cell>
          <table:table-cell table:style-name="ce1" office:value-type="float" office:value="-4.2684531211853" calcext:value-type="float">
            <text:p>-4,2684531212</text:p>
          </table:table-cell>
        </table:table-row>
        <table:table-row table:style-name="ro1">
          <table:table-cell table:style-name="ce1" office:value-type="string" calcext:value-type="string">
            <text:p>0.4299783706665039</text:p>
          </table:table-cell>
          <table:table-cell table:style-name="ce1" office:value-type="string" calcext:value-type="string">
            <text:p>0.013054132461547852</text:p>
          </table:table-cell>
          <table:table-cell table:style-name="ce1" office:value-type="string" calcext:value-type="string">
            <text:p>10.769662618637085</text:p>
          </table:table-cell>
          <table:table-cell table:style-name="ce1" office:value-type="float" office:value="0.0599481984972954" calcext:value-type="float">
            <text:p>0,0599481985</text:p>
          </table:table-cell>
          <table:table-cell table:style-name="ce1" office:value-type="float" office:value="0.692129194736481" calcext:value-type="float">
            <text:p>0,6921291947</text:p>
          </table:table-cell>
          <table:table-cell table:style-name="ce1" office:value-type="float" office:value="3.67546153068542" calcext:value-type="float">
            <text:p>3,6754615307</text:p>
          </table:table-cell>
          <table:table-cell table:style-name="ce1" office:value-type="float" office:value="-0.0176366821567012" calcext:value-type="float">
            <text:p>-0,0176366822</text:p>
          </table:table-cell>
          <table:table-cell table:number-columns-repeated="2" table:style-name="ce1" office:value-type="float" office:value="-0.251897738107633" calcext:value-type="float">
            <text:p>-0,2518977381</text:p>
          </table:table-cell>
          <table:table-cell table:style-name="ce1" office:value-type="float" office:value="-0.205897316336632" calcext:value-type="float">
            <text:p>-0,2058973163</text:p>
          </table:table-cell>
          <table:table-cell table:style-name="ce1" office:value-type="float" office:value="4.97302913665772" calcext:value-type="float">
            <text:p>4,9730291367</text:p>
          </table:table-cell>
          <table:table-cell table:style-name="ce1" office:value-type="float" office:value="-4.21288156509399" calcext:value-type="float">
            <text:p>-4,2128815651</text:p>
          </table:table-cell>
          <table:table-cell table:style-name="ce1" office:value-type="string" calcext:value-type="string">
            <text:p>-0.01763668215670117</text:p>
          </table:table-cell>
          <table:table-cell table:style-name="ce1" office:value-type="string" calcext:value-type="string">
            <text:p>-0.25189773810763283</text:p>
          </table:table-cell>
          <table:table-cell table:style-name="ce1" office:value-type="string" calcext:value-type="string">
            <text:p>-0.221846639810472</text:p>
          </table:table-cell>
          <table:table-cell table:style-name="ce1" office:value-type="float" office:value="-0.00967145245522261" calcext:value-type="float">
            <text:p>-0,0096714525</text:p>
          </table:table-cell>
          <table:table-cell table:style-name="ce1" office:value-type="float" office:value="-0.183757603168488" calcext:value-type="float">
            <text:p>-0,1837576032</text:p>
          </table:table-cell>
          <table:table-cell table:style-name="ce1" office:value-type="float" office:value="-0.178214128875732" calcext:value-type="float">
            <text:p>-0,1782141289</text:p>
          </table:table-cell>
          <table:table-cell table:style-name="ce1" office:value-type="float" office:value="-0.114062802827513" calcext:value-type="float">
            <text:p>-0,114062802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0982897253710145" calcext:value-type="float">
            <text:p>0,0009828973</text:p>
          </table:table-cell>
          <table:table-cell table:style-name="ce1" office:value-type="float" office:value="0.0953776954284486" calcext:value-type="float">
            <text:p>0,0953776954</text:p>
          </table:table-cell>
          <table:table-cell table:style-name="ce1" office:value-type="float" office:value="0.0946995626104178" calcext:value-type="float">
            <text:p>0,0946995626</text:p>
          </table:table-cell>
          <table:table-cell table:style-name="ce1" office:value-type="float" office:value="0.437121152877808" calcext:value-type="float">
            <text:p>0,4371211529</text:p>
          </table:table-cell>
          <table:table-cell table:style-name="ce1" office:value-type="float" office:value="0.437112331390381" calcext:value-type="float">
            <text:p>0,4371123314</text:p>
          </table:table-cell>
          <table:table-cell table:style-name="ce1" office:value-type="float" office:value="0.437111139297485" calcext:value-type="float">
            <text:p>0,4371111393</text:p>
          </table:table-cell>
          <table:table-cell table:style-name="ce1" office:value-type="float" office:value="-0.205897316336632" calcext:value-type="float">
            <text:p>-0,2058973163</text:p>
          </table:table-cell>
          <table:table-cell table:style-name="ce1" office:value-type="float" office:value="4.97302913665772" calcext:value-type="float">
            <text:p>4,9730291367</text:p>
          </table:table-cell>
          <table:table-cell table:style-name="ce1" office:value-type="float" office:value="-4.21288156509399" calcext:value-type="float">
            <text:p>-4,2128815651</text:p>
          </table:table-cell>
        </table:table-row>
        <table:table-row table:style-name="ro1">
          <table:table-cell table:style-name="ce1" office:value-type="string" calcext:value-type="string">
            <text:p>0.446091890335083</text:p>
          </table:table-cell>
          <table:table-cell table:style-name="ce1" office:value-type="string" calcext:value-type="string">
            <text:p>0.0161135196685791</text:p>
          </table:table-cell>
          <table:table-cell table:style-name="ce1" office:value-type="string" calcext:value-type="string">
            <text:p>11.203591346740723</text:p>
          </table:table-cell>
          <table:table-cell table:style-name="ce1" office:value-type="float" office:value="0.0702416822314262" calcext:value-type="float">
            <text:p>0,0702416822</text:p>
          </table:table-cell>
          <table:table-cell table:style-name="ce1" office:value-type="float" office:value="0.664594352245331" calcext:value-type="float">
            <text:p>0,6645943522</text:p>
          </table:table-cell>
          <table:table-cell table:style-name="ce1" office:value-type="float" office:value="3.64401340484619" calcext:value-type="float">
            <text:p>3,6440134048</text:p>
          </table:table-cell>
          <table:table-cell table:style-name="ce1" office:value-type="float" office:value="-0.0257551236629514" calcext:value-type="float">
            <text:p>-0,0257551237</text:p>
          </table:table-cell>
          <table:table-cell table:number-columns-repeated="2" table:style-name="ce1" office:value-type="float" office:value="-0.241120296826525" calcext:value-type="float">
            <text:p>-0,2411202968</text:p>
          </table:table-cell>
          <table:table-cell table:style-name="ce1" office:value-type="float" office:value="-0.19790218770504" calcext:value-type="float">
            <text:p>-0,1979021877</text:p>
          </table:table-cell>
          <table:table-cell table:style-name="ce1" office:value-type="float" office:value="4.91268968582153" calcext:value-type="float">
            <text:p>4,9126896858</text:p>
          </table:table-cell>
          <table:table-cell table:style-name="ce1" office:value-type="float" office:value="-4.1581597328186" calcext:value-type="float">
            <text:p>-4,1581597328</text:p>
          </table:table-cell>
          <table:table-cell table:style-name="ce1" office:value-type="string" calcext:value-type="string">
            <text:p>-0.025755123662951424</text:p>
          </table:table-cell>
          <table:table-cell table:style-name="ce1" office:value-type="string" calcext:value-type="string">
            <text:p>-0.24112029682652458</text:p>
          </table:table-cell>
          <table:table-cell table:style-name="ce1" office:value-type="string" calcext:value-type="string">
            <text:p>-0.21856807614218732</text:p>
          </table:table-cell>
          <table:table-cell table:style-name="ce1" office:value-type="float" office:value="-0.0149870496243238" calcext:value-type="float">
            <text:p>-0,0149870496</text:p>
          </table:table-cell>
          <table:table-cell table:style-name="ce1" office:value-type="float" office:value="-0.17303229868412" calcext:value-type="float">
            <text:p>-0,1730322987</text:p>
          </table:table-cell>
          <table:table-cell table:style-name="ce1" office:value-type="float" office:value="-0.175523999595642" calcext:value-type="float">
            <text:p>-0,1755239996</text:p>
          </table:table-cell>
          <table:table-cell table:style-name="ce1" office:value-type="float" office:value="-0.140292183535375" calcext:value-type="float">
            <text:p>-0,140292183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485959585205795" calcext:value-type="float">
            <text:p>-0,0485959585</text:p>
          </table:table-cell>
          <table:table-cell table:style-name="ce1" office:value-type="float" office:value="0.0980513773125948" calcext:value-type="float">
            <text:p>0,0980513773</text:p>
          </table:table-cell>
          <table:table-cell table:style-name="ce1" office:value-type="float" office:value="0.11823693813819" calcext:value-type="float">
            <text:p>0,1182369381</text:p>
          </table:table-cell>
          <table:table-cell table:style-name="ce1" office:value-type="float" office:value="0.437534093856812" calcext:value-type="float">
            <text:p>0,4375340939</text:p>
          </table:table-cell>
          <table:table-cell table:style-name="ce1" office:value-type="float" office:value="0.437538146972656" calcext:value-type="float">
            <text:p>0,437538147</text:p>
          </table:table-cell>
          <table:table-cell table:style-name="ce1" office:value-type="float" office:value="0.437538862228394" calcext:value-type="float">
            <text:p>0,4375388622</text:p>
          </table:table-cell>
          <table:table-cell table:style-name="ce1" office:value-type="float" office:value="-0.19790218770504" calcext:value-type="float">
            <text:p>-0,1979021877</text:p>
          </table:table-cell>
          <table:table-cell table:style-name="ce1" office:value-type="float" office:value="4.91268968582153" calcext:value-type="float">
            <text:p>4,9126896858</text:p>
          </table:table-cell>
          <table:table-cell table:style-name="ce1" office:value-type="float" office:value="-4.1581597328186" calcext:value-type="float">
            <text:p>-4,1581597328</text:p>
          </table:table-cell>
        </table:table-row>
        <table:table-row table:style-name="ro1">
          <table:table-cell table:style-name="ce1" office:value-type="string" calcext:value-type="string">
            <text:p>0.46445584297180176</text:p>
          </table:table-cell>
          <table:table-cell table:style-name="ce1" office:value-type="string" calcext:value-type="string">
            <text:p>0.01836395263671875</text:p>
          </table:table-cell>
          <table:table-cell table:style-name="ce1" office:value-type="string" calcext:value-type="string">
            <text:p>11.683909177780151</text:p>
          </table:table-cell>
          <table:table-cell table:style-name="ce1" office:value-type="float" office:value="0.0799818858504295" calcext:value-type="float">
            <text:p>0,0799818859</text:p>
          </table:table-cell>
          <table:table-cell table:style-name="ce1" office:value-type="float" office:value="0.613194465637207" calcext:value-type="float">
            <text:p>0,6131944656</text:p>
          </table:table-cell>
          <table:table-cell table:style-name="ce1" office:value-type="float" office:value="3.59607553482056" calcext:value-type="float">
            <text:p>3,5960755348</text:p>
          </table:table-cell>
          <table:table-cell table:style-name="ce1" office:value-type="float" office:value="-0.0301491406351857" calcext:value-type="float">
            <text:p>-0,0301491406</text:p>
          </table:table-cell>
          <table:table-cell table:number-columns-repeated="2" table:style-name="ce1" office:value-type="float" office:value="-0.235024166051064" calcext:value-type="float">
            <text:p>-0,2350241661</text:p>
          </table:table-cell>
          <table:table-cell table:style-name="ce1" office:value-type="float" office:value="-0.197031751275063" calcext:value-type="float">
            <text:p>-0,1970317513</text:p>
          </table:table-cell>
          <table:table-cell table:style-name="ce1" office:value-type="float" office:value="4.8553032875061" calcext:value-type="float">
            <text:p>4,8553032875</text:p>
          </table:table-cell>
          <table:table-cell table:style-name="ce1" office:value-type="float" office:value="-4.1048002243042" calcext:value-type="float">
            <text:p>-4,1048002243</text:p>
          </table:table-cell>
          <table:table-cell table:style-name="ce1" office:value-type="string" calcext:value-type="string">
            <text:p>-0.030149140635185652</text:p>
          </table:table-cell>
          <table:table-cell table:style-name="ce1" office:value-type="string" calcext:value-type="string">
            <text:p>-0.23502416605106433</text:p>
          </table:table-cell>
          <table:table-cell table:style-name="ce1" office:value-type="string" calcext:value-type="string">
            <text:p>-0.2182422516206281</text:p>
          </table:table-cell>
          <table:table-cell table:style-name="ce1" office:value-type="float" office:value="-0.0175604205578566" calcext:value-type="float">
            <text:p>-0,0175604206</text:p>
          </table:table-cell>
          <table:table-cell table:style-name="ce1" office:value-type="float" office:value="-0.166148588061333" calcext:value-type="float">
            <text:p>-0,1661485881</text:p>
          </table:table-cell>
          <table:table-cell table:style-name="ce1" office:value-type="float" office:value="-0.173888697052002" calcext:value-type="float">
            <text:p>-0,1738886971</text:p>
          </table:table-cell>
          <table:table-cell table:style-name="ce1" office:value-type="float" office:value="-0.17383392387514" calcext:value-type="float">
            <text:p>-0,173833923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15561746702216" calcext:value-type="float">
            <text:p>-0,0215561747</text:p>
          </table:table-cell>
          <table:table-cell table:style-name="ce1" office:value-type="float" office:value="0.0576626671932504" calcext:value-type="float">
            <text:p>0,0576626672</text:p>
          </table:table-cell>
          <table:table-cell table:style-name="ce1" office:value-type="float" office:value="0.0658578172549548" calcext:value-type="float">
            <text:p>0,0658578173</text:p>
          </table:table-cell>
          <table:table-cell table:style-name="ce1" office:value-type="float" office:value="0.477519035339356" calcext:value-type="float">
            <text:p>0,4775190353</text:p>
          </table:table-cell>
          <table:table-cell table:style-name="ce1" office:value-type="float" office:value="0.477515935897827" calcext:value-type="float">
            <text:p>0,4775159359</text:p>
          </table:table-cell>
          <table:table-cell table:style-name="ce1" office:value-type="float" office:value="0.477515459060669" calcext:value-type="float">
            <text:p>0,4775154591</text:p>
          </table:table-cell>
          <table:table-cell table:style-name="ce1" office:value-type="float" office:value="-0.197031751275063" calcext:value-type="float">
            <text:p>-0,1970317513</text:p>
          </table:table-cell>
          <table:table-cell table:style-name="ce1" office:value-type="float" office:value="4.8553032875061" calcext:value-type="float">
            <text:p>4,8553032875</text:p>
          </table:table-cell>
          <table:table-cell table:style-name="ce1" office:value-type="float" office:value="-4.1048002243042" calcext:value-type="float">
            <text:p>-4,1048002243</text:p>
          </table:table-cell>
        </table:table-row>
        <table:table-row table:style-name="ro1">
          <table:table-cell table:style-name="ce1" office:value-type="string" calcext:value-type="string">
            <text:p>0.48193812370300293</text:p>
          </table:table-cell>
          <table:table-cell table:style-name="ce1" office:value-type="string" calcext:value-type="string">
            <text:p>0.017482280731201172</text:p>
          </table:table-cell>
          <table:table-cell table:style-name="ce1" office:value-type="string" calcext:value-type="string">
            <text:p>12.130251169204712</text:p>
          </table:table-cell>
          <table:table-cell table:style-name="ce1" office:value-type="float" office:value="0.0896455124020577" calcext:value-type="float">
            <text:p>0,0896455124</text:p>
          </table:table-cell>
          <table:table-cell table:style-name="ce1" office:value-type="float" office:value="0.574785947799683" calcext:value-type="float">
            <text:p>0,5747859478</text:p>
          </table:table-cell>
          <table:table-cell table:style-name="ce1" office:value-type="float" office:value="3.5563793182373" calcext:value-type="float">
            <text:p>3,5563793182</text:p>
          </table:table-cell>
          <table:table-cell table:style-name="ce1" office:value-type="float" office:value="-0.0350849541986943" calcext:value-type="float">
            <text:p>-0,0350849542</text:p>
          </table:table-cell>
          <table:table-cell table:number-columns-repeated="2" table:style-name="ce1" office:value-type="float" office:value="-0.221049368197784" calcext:value-type="float">
            <text:p>-0,2210493682</text:p>
          </table:table-cell>
          <table:table-cell table:style-name="ce1" office:value-type="float" office:value="-0.197031751275063" calcext:value-type="float">
            <text:p>-0,1970317513</text:p>
          </table:table-cell>
          <table:table-cell table:style-name="ce1" office:value-type="float" office:value="4.8553032875061" calcext:value-type="float">
            <text:p>4,8553032875</text:p>
          </table:table-cell>
          <table:table-cell table:style-name="ce1" office:value-type="float" office:value="-4.1048002243042" calcext:value-type="float">
            <text:p>-4,1048002243</text:p>
          </table:table-cell>
          <table:table-cell table:style-name="ce1" office:value-type="string" calcext:value-type="string">
            <text:p>-0.0350849541986943</text:p>
          </table:table-cell>
          <table:table-cell table:style-name="ce1" office:value-type="string" calcext:value-type="string">
            <text:p>-0.2210493681977839</text:p>
          </table:table-cell>
          <table:table-cell table:style-name="ce1" office:value-type="string" calcext:value-type="string">
            <text:p>-0.2147065004519326</text:p>
          </table:table-cell>
          <table:table-cell table:style-name="ce1" office:value-type="float" office:value="-0.0199954714626074" calcext:value-type="float">
            <text:p>-0,0199954715</text:p>
          </table:table-cell>
          <table:table-cell table:style-name="ce1" office:value-type="float" office:value="-0.153298616409302" calcext:value-type="float">
            <text:p>-0,1532986164</text:p>
          </table:table-cell>
          <table:table-cell table:style-name="ce1" office:value-type="float" office:value="-0.171395927810669" calcext:value-type="float">
            <text:p>-0,1713959278</text:p>
          </table:table-cell>
          <table:table-cell table:style-name="ce1" office:value-type="float" office:value="-0.209475056191566" calcext:value-type="float">
            <text:p>-0,209475056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18578873167848" calcext:value-type="float">
            <text:p>-0,0218578873</text:p>
          </table:table-cell>
          <table:table-cell table:style-name="ce1" office:value-type="float" office:value="0.115346062129122" calcext:value-type="float">
            <text:p>0,1153460621</text:p>
          </table:table-cell>
          <table:table-cell table:style-name="ce1" office:value-type="float" office:value="0.107577094349455" calcext:value-type="float">
            <text:p>0,1075770943</text:p>
          </table:table-cell>
          <table:table-cell table:style-name="ce1" office:value-type="float" office:value="0.44561505317688" calcext:value-type="float">
            <text:p>0,4456150532</text:p>
          </table:table-cell>
          <table:table-cell table:style-name="ce1" office:value-type="float" office:value="0.445614576339722" calcext:value-type="float">
            <text:p>0,4456145763</text:p>
          </table:table-cell>
          <table:table-cell table:style-name="ce1" office:value-type="float" office:value="0.445614099502564" calcext:value-type="float">
            <text:p>0,4456140995</text:p>
          </table:table-cell>
          <table:table-cell table:style-name="ce1" office:value-type="float" office:value="-0.197031751275063" calcext:value-type="float">
            <text:p>-0,1970317513</text:p>
          </table:table-cell>
          <table:table-cell table:style-name="ce1" office:value-type="float" office:value="4.8553032875061" calcext:value-type="float">
            <text:p>4,8553032875</text:p>
          </table:table-cell>
          <table:table-cell table:style-name="ce1" office:value-type="float" office:value="-4.1048002243042" calcext:value-type="float">
            <text:p>-4,1048002243</text:p>
          </table:table-cell>
        </table:table-row>
        <table:table-row table:style-name="ro1">
          <table:table-cell table:style-name="ce1" office:value-type="string" calcext:value-type="string">
            <text:p>0.5004127025604248</text:p>
          </table:table-cell>
          <table:table-cell table:style-name="ce1" office:value-type="string" calcext:value-type="string">
            <text:p>0.018474578857421875</text:p>
          </table:table-cell>
          <table:table-cell table:style-name="ce1" office:value-type="string" calcext:value-type="string">
            <text:p>12.573156118392944</text:p>
          </table:table-cell>
          <table:table-cell table:style-name="ce1" office:value-type="float" office:value="0.0884862840175629" calcext:value-type="float">
            <text:p>0,088486284</text:p>
          </table:table-cell>
          <table:table-cell table:style-name="ce1" office:value-type="float" office:value="0.525712668895721" calcext:value-type="float">
            <text:p>0,5257126689</text:p>
          </table:table-cell>
          <table:table-cell table:style-name="ce1" office:value-type="float" office:value="3.5103907585144" calcext:value-type="float">
            <text:p>3,5103907585</text:p>
          </table:table-cell>
          <table:table-cell table:style-name="ce1" office:value-type="float" office:value="-0.0402794222192752" calcext:value-type="float">
            <text:p>-0,0402794222</text:p>
          </table:table-cell>
          <table:table-cell table:number-columns-repeated="2" table:style-name="ce1" office:value-type="float" office:value="-0.212005529457587" calcext:value-type="float">
            <text:p>-0,2120055295</text:p>
          </table:table-cell>
          <table:table-cell table:style-name="ce1" office:value-type="float" office:value="-0.197220504283905" calcext:value-type="float">
            <text:p>-0,1972205043</text:p>
          </table:table-cell>
          <table:table-cell table:style-name="ce1" office:value-type="float" office:value="4.79915857315064" calcext:value-type="float">
            <text:p>4,7991585732</text:p>
          </table:table-cell>
          <table:table-cell table:style-name="ce1" office:value-type="float" office:value="-4.05150890350342" calcext:value-type="float">
            <text:p>-4,0515089035</text:p>
          </table:table-cell>
          <table:table-cell table:style-name="ce1" office:value-type="string" calcext:value-type="string">
            <text:p>-0.04027942221927516</text:p>
          </table:table-cell>
          <table:table-cell table:style-name="ce1" office:value-type="string" calcext:value-type="string">
            <text:p>-0.21200552945758716</text:p>
          </table:table-cell>
          <table:table-cell table:style-name="ce1" office:value-type="string" calcext:value-type="string">
            <text:p>-0.2130911522898912</text:p>
          </table:table-cell>
          <table:table-cell table:style-name="ce1" office:value-type="float" office:value="-0.0224113781005144" calcext:value-type="float">
            <text:p>-0,0224113781</text:p>
          </table:table-cell>
          <table:table-cell table:style-name="ce1" office:value-type="float" office:value="-0.143696486949921" calcext:value-type="float">
            <text:p>-0,1436964869</text:p>
          </table:table-cell>
          <table:table-cell table:style-name="ce1" office:value-type="float" office:value="-0.16933172454834" calcext:value-type="float">
            <text:p>-0,1693317245</text:p>
          </table:table-cell>
          <table:table-cell table:style-name="ce1" office:value-type="float" office:value="-0.249179732411665" calcext:value-type="float">
            <text:p>-0,249179732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18186076894464" calcext:value-type="float">
            <text:p>-0,0218186077</text:p>
          </table:table-cell>
          <table:table-cell table:style-name="ce1" office:value-type="float" office:value="0.0867157688376156" calcext:value-type="float">
            <text:p>0,0867157688</text:p>
          </table:table-cell>
          <table:table-cell table:style-name="ce1" office:value-type="float" office:value="0.0896228903379443" calcext:value-type="float">
            <text:p>0,0896228903</text:p>
          </table:table-cell>
          <table:table-cell table:style-name="ce1" office:value-type="float" office:value="0.442907571792603" calcext:value-type="float">
            <text:p>0,4429075718</text:p>
          </table:table-cell>
          <table:table-cell table:style-name="ce1" office:value-type="float" office:value="0.44292426109314" calcext:value-type="float">
            <text:p>0,4429242611</text:p>
          </table:table-cell>
          <table:table-cell table:style-name="ce1" office:value-type="float" office:value="0.442924976348877" calcext:value-type="float">
            <text:p>0,4429249763</text:p>
          </table:table-cell>
          <table:table-cell table:style-name="ce1" office:value-type="float" office:value="-0.197220504283905" calcext:value-type="float">
            <text:p>-0,1972205043</text:p>
          </table:table-cell>
          <table:table-cell table:style-name="ce1" office:value-type="float" office:value="4.79915857315064" calcext:value-type="float">
            <text:p>4,7991585732</text:p>
          </table:table-cell>
          <table:table-cell table:style-name="ce1" office:value-type="float" office:value="-4.05150890350342" calcext:value-type="float">
            <text:p>-4,0515089035</text:p>
          </table:table-cell>
        </table:table-row>
        <table:table-row table:style-name="ro1">
          <table:table-cell table:style-name="ce1" office:value-type="string" calcext:value-type="string">
            <text:p>0.5135719776153564</text:p>
          </table:table-cell>
          <table:table-cell table:style-name="ce1" office:value-type="string" calcext:value-type="string">
            <text:p>0.01315927505493164</text:p>
          </table:table-cell>
          <table:table-cell table:style-name="ce1" office:value-type="string" calcext:value-type="string">
            <text:p>13.03533673286438</text:p>
          </table:table-cell>
          <table:table-cell table:style-name="ce1" office:value-type="float" office:value="0.0874284505844116" calcext:value-type="float">
            <text:p>0,0874284506</text:p>
          </table:table-cell>
          <table:table-cell table:style-name="ce1" office:value-type="float" office:value="0.478285074234009" calcext:value-type="float">
            <text:p>0,4782850742</text:p>
          </table:table-cell>
          <table:table-cell table:style-name="ce1" office:value-type="float" office:value="3.46842479705811" calcext:value-type="float">
            <text:p>3,4684247971</text:p>
          </table:table-cell>
          <table:table-cell table:style-name="ce1" office:value-type="float" office:value="-0.0423782198637983" calcext:value-type="float">
            <text:p>-0,0423782199</text:p>
          </table:table-cell>
          <table:table-cell table:number-columns-repeated="2" table:style-name="ce1" office:value-type="float" office:value="-0.199357779859138" calcext:value-type="float">
            <text:p>-0,1993577799</text:p>
          </table:table-cell>
          <table:table-cell table:style-name="ce1" office:value-type="float" office:value="-0.198823913931847" calcext:value-type="float">
            <text:p>-0,1988239139</text:p>
          </table:table-cell>
          <table:table-cell table:style-name="ce1" office:value-type="float" office:value="4.7436785697937" calcext:value-type="float">
            <text:p>4,7436785698</text:p>
          </table:table-cell>
          <table:table-cell table:style-name="ce1" office:value-type="float" office:value="-3.9984233379364" calcext:value-type="float">
            <text:p>-3,9984233379</text:p>
          </table:table-cell>
          <table:table-cell table:style-name="ce1" office:value-type="string" calcext:value-type="string">
            <text:p>-0.04237821986379827</text:p>
          </table:table-cell>
          <table:table-cell table:style-name="ce1" office:value-type="string" calcext:value-type="string">
            <text:p>-0.19935777985913755</text:p>
          </table:table-cell>
          <table:table-cell table:style-name="ce1" office:value-type="string" calcext:value-type="string">
            <text:p>-0.21045282718674355</text:p>
          </table:table-cell>
          <table:table-cell table:style-name="ce1" office:value-type="float" office:value="-0.0221215710043907" calcext:value-type="float">
            <text:p>-0,022121571</text:p>
          </table:table-cell>
          <table:table-cell table:style-name="ce1" office:value-type="float" office:value="-0.13142816722393" calcext:value-type="float">
            <text:p>-0,1314281672</text:p>
          </table:table-cell>
          <table:table-cell table:style-name="ce1" office:value-type="float" office:value="-0.166940319442749" calcext:value-type="float">
            <text:p>-0,1669403194</text:p>
          </table:table-cell>
          <table:table-cell table:style-name="ce1" office:value-type="float" office:value="-0.290079352176345" calcext:value-type="float">
            <text:p>-0,290079352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250798938136359" calcext:value-type="float">
            <text:p>0,0025079894</text:p>
          </table:table-cell>
          <table:table-cell table:style-name="ce1" office:value-type="float" office:value="0.106173711015017" calcext:value-type="float">
            <text:p>0,106173711</text:p>
          </table:table-cell>
          <table:table-cell table:style-name="ce1" office:value-type="float" office:value="0.0994996902402199" calcext:value-type="float">
            <text:p>0,0994996902</text:p>
          </table:table-cell>
          <table:table-cell table:style-name="ce1" office:value-type="float" office:value="0.462214231491089" calcext:value-type="float">
            <text:p>0,4622142315</text:p>
          </table:table-cell>
          <table:table-cell table:number-columns-repeated="2" table:style-name="ce1" office:value-type="float" office:value="0.46219801902771" calcext:value-type="float">
            <text:p>0,462198019</text:p>
          </table:table-cell>
          <table:table-cell table:style-name="ce1" office:value-type="float" office:value="-0.198823913931847" calcext:value-type="float">
            <text:p>-0,1988239139</text:p>
          </table:table-cell>
          <table:table-cell table:style-name="ce1" office:value-type="float" office:value="4.7436785697937" calcext:value-type="float">
            <text:p>4,7436785698</text:p>
          </table:table-cell>
          <table:table-cell table:style-name="ce1" office:value-type="float" office:value="-3.9984233379364" calcext:value-type="float">
            <text:p>-3,9984233379</text:p>
          </table:table-cell>
        </table:table-row>
        <table:table-row table:style-name="ro1">
          <table:table-cell table:style-name="ce1" office:value-type="string" calcext:value-type="string">
            <text:p>0.5366711616516113</text:p>
          </table:table-cell>
          <table:table-cell table:style-name="ce1" office:value-type="string" calcext:value-type="string">
            <text:p>0.023099184036254883</text:p>
          </table:table-cell>
          <table:table-cell table:style-name="ce1" office:value-type="string" calcext:value-type="string">
            <text:p>13.47082257270813</text:p>
          </table:table-cell>
          <table:table-cell table:style-name="ce1" office:value-type="float" office:value="0.0862782672047615" calcext:value-type="float">
            <text:p>0,0862782672</text:p>
          </table:table-cell>
          <table:table-cell table:style-name="ce1" office:value-type="float" office:value="0.431391358375549" calcext:value-type="float">
            <text:p>0,4313913584</text:p>
          </table:table-cell>
          <table:table-cell table:style-name="ce1" office:value-type="float" office:value="3.42279529571533" calcext:value-type="float">
            <text:p>3,4227952957</text:p>
          </table:table-cell>
          <table:table-cell table:style-name="ce1" office:value-type="float" office:value="-0.0447813280936403" calcext:value-type="float">
            <text:p>-0,0447813281</text:p>
          </table:table-cell>
          <table:table-cell table:number-columns-repeated="2" table:style-name="ce1" office:value-type="float" office:value="-0.187448265107231" calcext:value-type="float">
            <text:p>-0,1874482651</text:p>
          </table:table-cell>
          <table:table-cell table:style-name="ce1" office:value-type="float" office:value="-0.202949002385139" calcext:value-type="float">
            <text:p>-0,2029490024</text:p>
          </table:table-cell>
          <table:table-cell table:style-name="ce1" office:value-type="float" office:value="4.6893458366394" calcext:value-type="float">
            <text:p>4,6893458366</text:p>
          </table:table-cell>
          <table:table-cell table:style-name="ce1" office:value-type="float" office:value="-3.9455931186676" calcext:value-type="float">
            <text:p>-3,9455931187</text:p>
          </table:table-cell>
          <table:table-cell table:style-name="ce1" office:value-type="string" calcext:value-type="string">
            <text:p>-0.04478132809364032</text:p>
          </table:table-cell>
          <table:table-cell table:style-name="ce1" office:value-type="string" calcext:value-type="string">
            <text:p>-0.18744826510723128</text:p>
          </table:table-cell>
          <table:table-cell table:style-name="ce1" office:value-type="string" calcext:value-type="string">
            <text:p>-0.20834972913186506</text:p>
          </table:table-cell>
          <table:table-cell table:style-name="ce1" office:value-type="float" office:value="-0.0218571126461029" calcext:value-type="float">
            <text:p>-0,0218571126</text:p>
          </table:table-cell>
          <table:table-cell table:style-name="ce1" office:value-type="float" office:value="-0.119571268558502" calcext:value-type="float">
            <text:p>-0,1195712686</text:p>
          </table:table-cell>
          <table:table-cell table:style-name="ce1" office:value-type="float" office:value="-0.164758089447021" calcext:value-type="float">
            <text:p>-0,1647580894</text:p>
          </table:table-cell>
          <table:table-cell table:style-name="ce1" office:value-type="float" office:value="-0.328165252565039" calcext:value-type="float">
            <text:p>-0,328165252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242831959052901" calcext:value-type="float">
            <text:p>0,0024283196</text:p>
          </table:table-cell>
          <table:table-cell table:style-name="ce1" office:value-type="float" office:value="0.108871971860047" calcext:value-type="float">
            <text:p>0,1088719719</text:p>
          </table:table-cell>
          <table:table-cell table:style-name="ce1" office:value-type="float" office:value="0.096334412606258" calcext:value-type="float">
            <text:p>0,0963344126</text:p>
          </table:table-cell>
          <table:table-cell table:style-name="ce1" office:value-type="float" office:value="0.435623645782471" calcext:value-type="float">
            <text:p>0,4356236458</text:p>
          </table:table-cell>
          <table:table-cell table:style-name="ce1" office:value-type="float" office:value="0.435627222061157" calcext:value-type="float">
            <text:p>0,4356272221</text:p>
          </table:table-cell>
          <table:table-cell table:style-name="ce1" office:value-type="float" office:value="0.435627937316895" calcext:value-type="float">
            <text:p>0,4356279373</text:p>
          </table:table-cell>
          <table:table-cell table:style-name="ce1" office:value-type="float" office:value="-0.202949002385139" calcext:value-type="float">
            <text:p>-0,2029490024</text:p>
          </table:table-cell>
          <table:table-cell table:style-name="ce1" office:value-type="float" office:value="4.6893458366394" calcext:value-type="float">
            <text:p>4,6893458366</text:p>
          </table:table-cell>
          <table:table-cell table:style-name="ce1" office:value-type="float" office:value="-3.9455931186676" calcext:value-type="float">
            <text:p>-3,9455931187</text:p>
          </table:table-cell>
        </table:table-row>
        <table:table-row table:style-name="ro1">
          <table:table-cell table:style-name="ce1" office:value-type="string" calcext:value-type="string">
            <text:p>0.5617055892944336</text:p>
          </table:table-cell>
          <table:table-cell table:style-name="ce1" office:value-type="string" calcext:value-type="string">
            <text:p>0.025034427642822266</text:p>
          </table:table-cell>
          <table:table-cell table:style-name="ce1" office:value-type="string" calcext:value-type="string">
            <text:p>13.926584243774414</text:p>
          </table:table-cell>
          <table:table-cell table:style-name="ce1" office:value-type="float" office:value="-0.355814427137375" calcext:value-type="float">
            <text:p>-0,3558144271</text:p>
          </table:table-cell>
          <table:table-cell table:style-name="ce1" office:value-type="float" office:value="0.335768550634384" calcext:value-type="float">
            <text:p>0,3357685506</text:p>
          </table:table-cell>
          <table:table-cell table:style-name="ce1" office:value-type="float" office:value="3.37982058525085" calcext:value-type="float">
            <text:p>3,3798205853</text:p>
          </table:table-cell>
          <table:table-cell table:style-name="ce1" office:value-type="float" office:value="-0.0472427420304123" calcext:value-type="float">
            <text:p>-0,047242742</text:p>
          </table:table-cell>
          <table:table-cell table:number-columns-repeated="2" table:style-name="ce1" office:value-type="float" office:value="-0.175840199947448" calcext:value-type="float">
            <text:p>-0,1758401999</text:p>
          </table:table-cell>
          <table:table-cell table:style-name="ce1" office:value-type="float" office:value="-0.210151001811028" calcext:value-type="float">
            <text:p>-0,2101510018</text:p>
          </table:table-cell>
          <table:table-cell table:style-name="ce1" office:value-type="float" office:value="4.63644218444824" calcext:value-type="float">
            <text:p>4,6364421844</text:p>
          </table:table-cell>
          <table:table-cell table:style-name="ce1" office:value-type="float" office:value="-3.89395499229431" calcext:value-type="float">
            <text:p>-3,8939549923</text:p>
          </table:table-cell>
          <table:table-cell table:style-name="ce1" office:value-type="string" calcext:value-type="string">
            <text:p>-0.047242742030412274</text:p>
          </table:table-cell>
          <table:table-cell table:style-name="ce1" office:value-type="string" calcext:value-type="string">
            <text:p>-0.17584019994744754</text:p>
          </table:table-cell>
          <table:table-cell table:style-name="ce1" office:value-type="string" calcext:value-type="string">
            <text:p>-0.20588084583623348</text:p>
          </table:table-cell>
          <table:table-cell table:style-name="ce1" office:value-type="float" office:value="-0.0215695668011904" calcext:value-type="float">
            <text:p>-0,0215695668</text:p>
          </table:table-cell>
          <table:table-cell table:style-name="ce1" office:value-type="float" office:value="-0.107847839593887" calcext:value-type="float">
            <text:p>-0,1078478396</text:p>
          </table:table-cell>
          <table:table-cell table:style-name="ce1" office:value-type="float" office:value="-0.162385355377197" calcext:value-type="float">
            <text:p>-0,1623853554</text:p>
          </table:table-cell>
          <table:table-cell table:style-name="ce1" office:value-type="float" office:value="-0.367463101096154" calcext:value-type="float">
            <text:p>-0,367463101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252522294917382" calcext:value-type="float">
            <text:p>0,0025252229</text:p>
          </table:table-cell>
          <table:table-cell table:style-name="ce1" office:value-type="float" office:value="0.102955879304605" calcext:value-type="float">
            <text:p>0,1029558793</text:p>
          </table:table-cell>
          <table:table-cell table:style-name="ce1" office:value-type="float" office:value="0.100180381638552" calcext:value-type="float">
            <text:p>0,1001803816</text:p>
          </table:table-cell>
          <table:table-cell table:style-name="ce1" office:value-type="float" office:value="0.455477952957153" calcext:value-type="float">
            <text:p>0,455477953</text:p>
          </table:table-cell>
          <table:table-cell table:style-name="ce1" office:value-type="float" office:value="0.455473899841309" calcext:value-type="float">
            <text:p>0,4554738998</text:p>
          </table:table-cell>
          <table:table-cell table:style-name="ce1" office:value-type="float" office:value="0.45547342300415" calcext:value-type="float">
            <text:p>0,455473423</text:p>
          </table:table-cell>
          <table:table-cell table:style-name="ce1" office:value-type="float" office:value="-0.210151001811028" calcext:value-type="float">
            <text:p>-0,2101510018</text:p>
          </table:table-cell>
          <table:table-cell table:style-name="ce1" office:value-type="float" office:value="4.63644218444824" calcext:value-type="float">
            <text:p>4,6364421844</text:p>
          </table:table-cell>
          <table:table-cell table:style-name="ce1" office:value-type="float" office:value="-3.89395499229431" calcext:value-type="float">
            <text:p>-3,8939549923</text:p>
          </table:table-cell>
        </table:table-row>
        <table:table-row table:style-name="ro1">
          <table:table-cell table:style-name="ce1" office:value-type="string" calcext:value-type="string">
            <text:p>0.5838203430175781</text:p>
          </table:table-cell>
          <table:table-cell table:style-name="ce1" office:value-type="string" calcext:value-type="string">
            <text:p>0.02211475372314453</text:p>
          </table:table-cell>
          <table:table-cell table:style-name="ce1" office:value-type="string" calcext:value-type="string">
            <text:p>14.374000072479248</text:p>
          </table:table-cell>
          <table:table-cell table:style-name="ce1" office:value-type="float" office:value="0.074366606771946" calcext:value-type="float">
            <text:p>0,0743666068</text:p>
          </table:table-cell>
          <table:table-cell table:style-name="ce1" office:value-type="float" office:value="0.352001935243607" calcext:value-type="float">
            <text:p>0,3520019352</text:p>
          </table:table-cell>
          <table:table-cell table:style-name="ce1" office:value-type="float" office:value="3.3436062335968" calcext:value-type="float">
            <text:p>3,3436062336</text:p>
          </table:table-cell>
          <table:table-cell table:style-name="ce1" office:value-type="float" office:value="0.0936421780158034" calcext:value-type="float">
            <text:p>0,093642178</text:p>
          </table:table-cell>
          <table:table-cell table:number-columns-repeated="2" table:style-name="ce1" office:value-type="float" office:value="-0.149774976208727" calcext:value-type="float">
            <text:p>-0,1497749762</text:p>
          </table:table-cell>
          <table:table-cell table:style-name="ce1" office:value-type="float" office:value="-0.219277188181877" calcext:value-type="float">
            <text:p>-0,2192771882</text:p>
          </table:table-cell>
          <table:table-cell table:style-name="ce1" office:value-type="float" office:value="4.58587503433228" calcext:value-type="float">
            <text:p>4,5858750343</text:p>
          </table:table-cell>
          <table:table-cell table:style-name="ce1" office:value-type="float" office:value="-3.84218907356262" calcext:value-type="float">
            <text:p>-3,8421890736</text:p>
          </table:table-cell>
          <table:table-cell table:style-name="ce1" office:value-type="string" calcext:value-type="string">
            <text:p>0.09364217801580338</text:p>
          </table:table-cell>
          <table:table-cell table:style-name="ce1" office:value-type="string" calcext:value-type="string">
            <text:p>-0.14977497620872685</text:p>
          </table:table-cell>
          <table:table-cell table:style-name="ce1" office:value-type="string" calcext:value-type="string">
            <text:p>-0.20374964261426873</text:p>
          </table:table-cell>
          <table:table-cell table:style-name="ce1" office:value-type="float" office:value="0.0889536067843437" calcext:value-type="float">
            <text:p>0,0889536068</text:p>
          </table:table-cell>
          <table:table-cell table:style-name="ce1" office:value-type="float" office:value="-0.083942137658596" calcext:value-type="float">
            <text:p>-0,0839421377</text:p>
          </table:table-cell>
          <table:table-cell table:style-name="ce1" office:value-type="float" office:value="-0.160150670433044" calcext:value-type="float">
            <text:p>-0,1601506704</text:p>
          </table:table-cell>
          <table:table-cell table:style-name="ce1" office:value-type="float" office:value="-0.208250400250873" calcext:value-type="float">
            <text:p>-0,208250400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88005089693374" calcext:value-type="float">
            <text:p>0,9880050897</text:p>
          </table:table-cell>
          <table:table-cell table:style-name="ce1" office:value-type="float" office:value="0.213700587172779" calcext:value-type="float">
            <text:p>0,2137005872</text:p>
          </table:table-cell>
          <table:table-cell table:style-name="ce1" office:value-type="float" office:value="0.096041112751027" calcext:value-type="float">
            <text:p>0,0960411128</text:p>
          </table:table-cell>
          <table:table-cell table:style-name="ce1" office:value-type="float" office:value="0.447459936141968" calcext:value-type="float">
            <text:p>0,4474599361</text:p>
          </table:table-cell>
          <table:table-cell table:number-columns-repeated="2" table:style-name="ce1" office:value-type="float" office:value="0.447461605072022" calcext:value-type="float">
            <text:p>0,4474616051</text:p>
          </table:table-cell>
          <table:table-cell table:style-name="ce1" office:value-type="float" office:value="-0.219277188181877" calcext:value-type="float">
            <text:p>-0,2192771882</text:p>
          </table:table-cell>
          <table:table-cell table:style-name="ce1" office:value-type="float" office:value="4.58587503433228" calcext:value-type="float">
            <text:p>4,5858750343</text:p>
          </table:table-cell>
          <table:table-cell table:style-name="ce1" office:value-type="float" office:value="-3.84218907356262" calcext:value-type="float">
            <text:p>-3,8421890736</text:p>
          </table:table-cell>
        </table:table-row>
        <table:table-row table:style-name="ro1">
          <table:table-cell table:style-name="ce1" office:value-type="string" calcext:value-type="string">
            <text:p>0.6061515808105469</text:p>
          </table:table-cell>
          <table:table-cell table:style-name="ce1" office:value-type="string" calcext:value-type="string">
            <text:p>0.02233123779296875</text:p>
          </table:table-cell>
          <table:table-cell table:style-name="ce1" office:value-type="string" calcext:value-type="string">
            <text:p>14.823568105697632</text:p>
          </table:table-cell>
          <table:table-cell table:style-name="ce1" office:value-type="float" office:value="0.0633808448910713" calcext:value-type="float">
            <text:p>0,0633808449</text:p>
          </table:table-cell>
          <table:table-cell table:style-name="ce1" office:value-type="float" office:value="0.297402441501617" calcext:value-type="float">
            <text:p>0,2974024415</text:p>
          </table:table-cell>
          <table:table-cell table:style-name="ce1" office:value-type="float" office:value="3.28808569908142" calcext:value-type="float">
            <text:p>3,2880856991</text:p>
          </table:table-cell>
          <table:table-cell table:style-name="ce1" office:value-type="float" office:value="-0.0541702564259037" calcext:value-type="float">
            <text:p>-0,0541702564</text:p>
          </table:table-cell>
          <table:table-cell table:number-columns-repeated="2" table:style-name="ce1" office:value-type="float" office:value="-0.158704680327128" calcext:value-type="float">
            <text:p>-0,1587046803</text:p>
          </table:table-cell>
          <table:table-cell table:style-name="ce1" office:value-type="float" office:value="-0.225285097956657" calcext:value-type="float">
            <text:p>-0,225285098</text:p>
          </table:table-cell>
          <table:table-cell table:style-name="ce1" office:value-type="float" office:value="4.53893089294434" calcext:value-type="float">
            <text:p>4,5389308929</text:p>
          </table:table-cell>
          <table:table-cell table:style-name="ce1" office:value-type="float" office:value="-3.79094386100769" calcext:value-type="float">
            <text:p>-3,790943861</text:p>
          </table:table-cell>
          <table:table-cell table:style-name="ce1" office:value-type="string" calcext:value-type="string">
            <text:p>-0.05417025642590369</text:p>
          </table:table-cell>
          <table:table-cell table:style-name="ce1" office:value-type="string" calcext:value-type="string">
            <text:p>-0.15870468032712848</text:p>
          </table:table-cell>
          <table:table-cell table:style-name="ce1" office:value-type="string" calcext:value-type="string">
            <text:p>-0.20225346896053728</text:p>
          </table:table-cell>
          <table:table-cell table:style-name="ce1" office:value-type="float" office:value="-0.0185916516929865" calcext:value-type="float">
            <text:p>-0,0185916517</text:p>
          </table:table-cell>
          <table:table-cell table:style-name="ce1" office:value-type="float" office:value="-0.0880004838109016" calcext:value-type="float">
            <text:p>-0,0880004838</text:p>
          </table:table-cell>
          <table:table-cell table:style-name="ce1" office:value-type="float" office:value="-0.158267524147034" calcext:value-type="float">
            <text:p>-0,1582675241</text:p>
          </table:table-cell>
          <table:table-cell table:style-name="ce1" office:value-type="float" office:value="-0.241679791970222" calcext:value-type="float">
            <text:p>-0,24167979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56975348461624" calcext:value-type="float">
            <text:p>-0,9569753485</text:p>
          </table:table-cell>
          <table:table-cell table:style-name="ce1" office:value-type="float" office:value="-0.0361126418577861" calcext:value-type="float">
            <text:p>-0,0361126419</text:p>
          </table:table-cell>
          <table:table-cell table:style-name="ce1" office:value-type="float" office:value="0.0805622074598565" calcext:value-type="float">
            <text:p>0,0805622075</text:p>
          </table:table-cell>
          <table:table-cell table:style-name="ce1" office:value-type="float" office:value="0.449521541595459" calcext:value-type="float">
            <text:p>0,4495215416</text:p>
          </table:table-cell>
          <table:table-cell table:style-name="ce1" office:value-type="float" office:value="0.449520826339722" calcext:value-type="float">
            <text:p>0,4495208263</text:p>
          </table:table-cell>
          <table:table-cell table:style-name="ce1" office:value-type="float" office:value="0.449520349502564" calcext:value-type="float">
            <text:p>0,4495203495</text:p>
          </table:table-cell>
          <table:table-cell table:style-name="ce1" office:value-type="float" office:value="-0.225285097956657" calcext:value-type="float">
            <text:p>-0,225285098</text:p>
          </table:table-cell>
          <table:table-cell table:style-name="ce1" office:value-type="float" office:value="4.53893089294434" calcext:value-type="float">
            <text:p>4,5389308929</text:p>
          </table:table-cell>
          <table:table-cell table:style-name="ce1" office:value-type="float" office:value="-3.79094386100769" calcext:value-type="float">
            <text:p>-3,790943861</text:p>
          </table:table-cell>
        </table:table-row>
        <table:table-row table:style-name="ro1">
          <table:table-cell table:style-name="ce1" office:value-type="string" calcext:value-type="string">
            <text:p>0.6294336318969727</text:p>
          </table:table-cell>
          <table:table-cell table:style-name="ce1" office:value-type="string" calcext:value-type="string">
            <text:p>0.02328205108642578</text:p>
          </table:table-cell>
          <table:table-cell table:style-name="ce1" office:value-type="string" calcext:value-type="string">
            <text:p>15.270702123641968</text:p>
          </table:table-cell>
          <table:table-cell table:style-name="ce1" office:value-type="float" office:value="0.072559081017971" calcext:value-type="float">
            <text:p>0,072559081</text:p>
          </table:table-cell>
          <table:table-cell table:style-name="ce1" office:value-type="float" office:value="0.275724500417709" calcext:value-type="float">
            <text:p>0,2757245004</text:p>
          </table:table-cell>
          <table:table-cell table:style-name="ce1" office:value-type="float" office:value="3.26233792304993" calcext:value-type="float">
            <text:p>3,262337923</text:p>
          </table:table-cell>
          <table:table-cell table:style-name="ce1" office:value-type="float" office:value="-0.0342680967074956" calcext:value-type="float">
            <text:p>-0,0342680967</text:p>
          </table:table-cell>
          <table:table-cell table:number-columns-repeated="2" table:style-name="ce1" office:value-type="float" office:value="-0.141970080260244" calcext:value-type="float">
            <text:p>-0,1419700803</text:p>
          </table:table-cell>
          <table:table-cell table:style-name="ce1" office:value-type="float" office:value="-0.225285097956657" calcext:value-type="float">
            <text:p>-0,225285098</text:p>
          </table:table-cell>
          <table:table-cell table:style-name="ce1" office:value-type="float" office:value="4.53893089294434" calcext:value-type="float">
            <text:p>4,5389308929</text:p>
          </table:table-cell>
          <table:table-cell table:style-name="ce1" office:value-type="float" office:value="-3.79094386100769" calcext:value-type="float">
            <text:p>-3,790943861</text:p>
          </table:table-cell>
          <table:table-cell table:style-name="ce1" office:value-type="string" calcext:value-type="string">
            <text:p>-0.034268096707495595</text:p>
          </table:table-cell>
          <table:table-cell table:style-name="ce1" office:value-type="string" calcext:value-type="string">
            <text:p>-0.14197008026024358</text:p>
          </table:table-cell>
          <table:table-cell table:style-name="ce1" office:value-type="string" calcext:value-type="string">
            <text:p>-0.19827701432624212</text:p>
          </table:table-cell>
          <table:table-cell table:style-name="ce1" office:value-type="float" office:value="-0.0158452112227678" calcext:value-type="float">
            <text:p>-0,0158452112</text:p>
          </table:table-cell>
          <table:table-cell table:style-name="ce1" office:value-type="float" office:value="-0.0743506103754044" calcext:value-type="float">
            <text:p>-0,0743506104</text:p>
          </table:table-cell>
          <table:table-cell table:style-name="ce1" office:value-type="float" office:value="-0.155380456352234" calcext:value-type="float">
            <text:p>-0,1553804564</text:p>
          </table:table-cell>
          <table:table-cell table:style-name="ce1" office:value-type="float" office:value="-0.270026656279776" calcext:value-type="float">
            <text:p>-0,270026656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45631002490554" calcext:value-type="float">
            <text:p>0,0245631002</text:p>
          </table:table-cell>
          <table:table-cell table:style-name="ce1" office:value-type="float" office:value="0.122078467444143" calcext:value-type="float">
            <text:p>0,1220784674</text:p>
          </table:table-cell>
          <table:table-cell table:style-name="ce1" office:value-type="float" office:value="0.124137681039671" calcext:value-type="float">
            <text:p>0,124137681</text:p>
          </table:table-cell>
          <table:table-cell table:style-name="ce1" office:value-type="float" office:value="0.447246551513672" calcext:value-type="float">
            <text:p>0,4472465515</text:p>
          </table:table-cell>
          <table:table-cell table:style-name="ce1" office:value-type="float" office:value="0.447249174118042" calcext:value-type="float">
            <text:p>0,4472491741</text:p>
          </table:table-cell>
          <table:table-cell table:style-name="ce1" office:value-type="float" office:value="0.4472496509552" calcext:value-type="float">
            <text:p>0,447249651</text:p>
          </table:table-cell>
          <table:table-cell table:style-name="ce1" office:value-type="float" office:value="-0.225285097956657" calcext:value-type="float">
            <text:p>-0,225285098</text:p>
          </table:table-cell>
          <table:table-cell table:style-name="ce1" office:value-type="float" office:value="4.53893089294434" calcext:value-type="float">
            <text:p>4,5389308929</text:p>
          </table:table-cell>
          <table:table-cell table:style-name="ce1" office:value-type="float" office:value="-3.79094386100769" calcext:value-type="float">
            <text:p>-3,790943861</text:p>
          </table:table-cell>
        </table:table-row>
        <table:table-row table:style-name="ro1">
          <table:table-cell table:style-name="ce1" office:value-type="string" calcext:value-type="string">
            <text:p>0.6465480327606201</text:p>
          </table:table-cell>
          <table:table-cell table:style-name="ce1" office:value-type="string" calcext:value-type="string">
            <text:p>0.01711440086364746</text:p>
          </table:table-cell>
          <table:table-cell table:style-name="ce1" office:value-type="string" calcext:value-type="string">
            <text:p>15.7173912525177</text:p>
          </table:table-cell>
          <table:table-cell table:style-name="ce1" office:value-type="float" office:value="-0.359466016292572" calcext:value-type="float">
            <text:p>-0,3594660163</text:p>
          </table:table-cell>
          <table:table-cell table:style-name="ce1" office:value-type="float" office:value="0.196508094668388" calcext:value-type="float">
            <text:p>0,1965080947</text:p>
          </table:table-cell>
          <table:table-cell table:style-name="ce1" office:value-type="float" office:value="3.23239946365356" calcext:value-type="float">
            <text:p>3,2323994637</text:p>
          </table:table-cell>
          <table:table-cell table:style-name="ce1" office:value-type="float" office:value="-0.0397109757548436" calcext:value-type="float">
            <text:p>-0,0397109758</text:p>
          </table:table-cell>
          <table:table-cell table:number-columns-repeated="2" table:style-name="ce1" office:value-type="float" office:value="-0.137984719299803" calcext:value-type="float">
            <text:p>-0,1379847193</text:p>
          </table:table-cell>
          <table:table-cell table:style-name="ce1" office:value-type="float" office:value="-0.221881404519081" calcext:value-type="float">
            <text:p>-0,2218814045</text:p>
          </table:table-cell>
          <table:table-cell table:style-name="ce1" office:value-type="float" office:value="4.49632215499878" calcext:value-type="float">
            <text:p>4,496322155</text:p>
          </table:table-cell>
          <table:table-cell table:style-name="ce1" office:value-type="float" office:value="-3.74006724357605" calcext:value-type="float">
            <text:p>-3,7400672436</text:p>
          </table:table-cell>
          <table:table-cell table:style-name="ce1" office:value-type="string" calcext:value-type="string">
            <text:p>-0.03971097575484356</text:p>
          </table:table-cell>
          <table:table-cell table:style-name="ce1" office:value-type="string" calcext:value-type="string">
            <text:p>-0.13798471929980266</text:p>
          </table:table-cell>
          <table:table-cell table:style-name="ce1" office:value-type="string" calcext:value-type="string">
            <text:p>-0.198600454526051</text:p>
          </table:table-cell>
          <table:table-cell table:style-name="ce1" office:value-type="float" office:value="-0.0181397702544928" calcext:value-type="float">
            <text:p>-0,0181397703</text:p>
          </table:table-cell>
          <table:table-cell table:style-name="ce1" office:value-type="float" office:value="-0.0689311251044273" calcext:value-type="float">
            <text:p>-0,0689311251</text:p>
          </table:table-cell>
          <table:table-cell table:style-name="ce1" office:value-type="float" office:value="-0.154041571998596" calcext:value-type="float">
            <text:p>-0,154041572</text:p>
          </table:table-cell>
          <table:table-cell table:style-name="ce1" office:value-type="float" office:value="-0.302435811943727" calcext:value-type="float">
            <text:p>-0,302435811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05486494507647" calcext:value-type="float">
            <text:p>-0,0205486495</text:p>
          </table:table-cell>
          <table:table-cell table:style-name="ce1" office:value-type="float" office:value="0.0485336310063947" calcext:value-type="float">
            <text:p>0,048533631</text:p>
          </table:table-cell>
          <table:table-cell table:style-name="ce1" office:value-type="float" office:value="0.0576446989018075" calcext:value-type="float">
            <text:p>0,0576446989</text:p>
          </table:table-cell>
          <table:table-cell table:style-name="ce1" office:value-type="float" office:value="0.446658849716187" calcext:value-type="float">
            <text:p>0,4466588497</text:p>
          </table:table-cell>
          <table:table-cell table:style-name="ce1" office:value-type="float" office:value="0.446658134460449" calcext:value-type="float">
            <text:p>0,4466581345</text:p>
          </table:table-cell>
          <table:table-cell table:style-name="ce1" office:value-type="float" office:value="0.446663379669189" calcext:value-type="float">
            <text:p>0,4466633797</text:p>
          </table:table-cell>
          <table:table-cell table:style-name="ce1" office:value-type="float" office:value="-0.221881404519081" calcext:value-type="float">
            <text:p>-0,2218814045</text:p>
          </table:table-cell>
          <table:table-cell table:style-name="ce1" office:value-type="float" office:value="4.49632215499878" calcext:value-type="float">
            <text:p>4,496322155</text:p>
          </table:table-cell>
          <table:table-cell table:style-name="ce1" office:value-type="float" office:value="-3.74006724357605" calcext:value-type="float">
            <text:p>-3,7400672436</text:p>
          </table:table-cell>
        </table:table-row>
        <table:table-row table:style-name="ro1">
          <table:table-cell table:style-name="ce1" office:value-type="string" calcext:value-type="string">
            <text:p>0.6630275249481201</text:p>
          </table:table-cell>
          <table:table-cell table:style-name="ce1" office:value-type="string" calcext:value-type="string">
            <text:p>0.0164794921875</text:p>
          </table:table-cell>
          <table:table-cell table:style-name="ce1" office:value-type="string" calcext:value-type="string">
            <text:p>16.16661047935486</text:p>
          </table:table-cell>
          <table:table-cell table:style-name="ce1" office:value-type="float" office:value="0.0802414491772652" calcext:value-type="float">
            <text:p>0,0802414492</text:p>
          </table:table-cell>
          <table:table-cell table:style-name="ce1" office:value-type="float" office:value="0.202963665127754" calcext:value-type="float">
            <text:p>0,2029636651</text:p>
          </table:table-cell>
          <table:table-cell table:style-name="ce1" office:value-type="float" office:value="3.18330526351929" calcext:value-type="float">
            <text:p>3,1833052635</text:p>
          </table:table-cell>
          <table:table-cell table:style-name="ce1" office:value-type="float" office:value="0.0987441372350622" calcext:value-type="float">
            <text:p>0,0987441372</text:p>
          </table:table-cell>
          <table:table-cell table:number-columns-repeated="2" table:style-name="ce1" office:value-type="float" office:value="-0.115692535309936" calcext:value-type="float">
            <text:p>-0,1156925353</text:p>
          </table:table-cell>
          <table:table-cell table:style-name="ce1" office:value-type="float" office:value="-0.227054715156555" calcext:value-type="float">
            <text:p>-0,2270547152</text:p>
          </table:table-cell>
          <table:table-cell table:style-name="ce1" office:value-type="float" office:value="4.45659494400024" calcext:value-type="float">
            <text:p>4,456594944</text:p>
          </table:table-cell>
          <table:table-cell table:style-name="ce1" office:value-type="float" office:value="-3.69050145149231" calcext:value-type="float">
            <text:p>-3,6905014515</text:p>
          </table:table-cell>
          <table:table-cell table:style-name="ce1" office:value-type="string" calcext:value-type="string">
            <text:p>0.09874413723506222</text:p>
          </table:table-cell>
          <table:table-cell table:style-name="ce1" office:value-type="string" calcext:value-type="string">
            <text:p>-0.11569253530993606</text:p>
          </table:table-cell>
          <table:table-cell table:style-name="ce1" office:value-type="string" calcext:value-type="string">
            <text:p>-0.19682064373682914</text:p>
          </table:table-cell>
          <table:table-cell table:style-name="ce1" office:value-type="float" office:value="0.089866504073143" calcext:value-type="float">
            <text:p>0,0898665041</text:p>
          </table:table-cell>
          <table:table-cell table:style-name="ce1" office:value-type="float" office:value="-0.0491270236670971" calcext:value-type="float">
            <text:p>-0,0491270237</text:p>
          </table:table-cell>
          <table:table-cell table:style-name="ce1" office:value-type="float" office:value="-0.152484772109985" calcext:value-type="float">
            <text:p>-0,1524847721</text:p>
          </table:table-cell>
          <table:table-cell table:style-name="ce1" office:value-type="float" office:value="-0.140760676704335" calcext:value-type="float">
            <text:p>-0,140760676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60557975960137" calcext:value-type="float">
            <text:p>0,960557976</text:p>
          </table:table-cell>
          <table:table-cell table:style-name="ce1" office:value-type="float" office:value="0.17612760805954" calcext:value-type="float">
            <text:p>0,1761276081</text:p>
          </table:table-cell>
          <table:table-cell table:style-name="ce1" office:value-type="float" office:value="0.0665651349262472" calcext:value-type="float">
            <text:p>0,0665651349</text:p>
          </table:table-cell>
          <table:table-cell table:style-name="ce1" office:value-type="float" office:value="0.449764728546143" calcext:value-type="float">
            <text:p>0,4497647285</text:p>
          </table:table-cell>
          <table:table-cell table:style-name="ce1" office:value-type="float" office:value="0.449767112731934" calcext:value-type="float">
            <text:p>0,4497671127</text:p>
          </table:table-cell>
          <table:table-cell table:style-name="ce1" office:value-type="float" office:value="0.449761867523193" calcext:value-type="float">
            <text:p>0,4497618675</text:p>
          </table:table-cell>
          <table:table-cell table:style-name="ce1" office:value-type="float" office:value="-0.227054715156555" calcext:value-type="float">
            <text:p>-0,2270547152</text:p>
          </table:table-cell>
          <table:table-cell table:style-name="ce1" office:value-type="float" office:value="4.45659494400024" calcext:value-type="float">
            <text:p>4,456594944</text:p>
          </table:table-cell>
          <table:table-cell table:style-name="ce1" office:value-type="float" office:value="-3.69050145149231" calcext:value-type="float">
            <text:p>-3,6905014515</text:p>
          </table:table-cell>
        </table:table-row>
        <table:table-row table:style-name="ro1">
          <table:table-cell table:style-name="ce1" office:value-type="string" calcext:value-type="string">
            <text:p>0.6772401332855225</text:p>
          </table:table-cell>
          <table:table-cell table:style-name="ce1" office:value-type="string" calcext:value-type="string">
            <text:p>0.014212608337402344</text:p>
          </table:table-cell>
          <table:table-cell table:style-name="ce1" office:value-type="string" calcext:value-type="string">
            <text:p>16.628425359725952</text:p>
          </table:table-cell>
          <table:table-cell table:style-name="ce1" office:value-type="float" office:value="0.0697816982865334" calcext:value-type="float">
            <text:p>0,0697816983</text:p>
          </table:table-cell>
          <table:table-cell table:style-name="ce1" office:value-type="float" office:value="0.172128200531006" calcext:value-type="float">
            <text:p>0,1721282005</text:p>
          </table:table-cell>
          <table:table-cell table:style-name="ce1" office:value-type="float" office:value="3.13746380805969" calcext:value-type="float">
            <text:p>3,1374638081</text:p>
          </table:table-cell>
          <table:table-cell table:style-name="ce1" office:value-type="float" office:value="-0.0510759629817221" calcext:value-type="float">
            <text:p>-0,051075963</text:p>
          </table:table-cell>
          <table:table-cell table:number-columns-repeated="2" table:style-name="ce1" office:value-type="float" office:value="-0.121013535503819" calcext:value-type="float">
            <text:p>-0,1210135355</text:p>
          </table:table-cell>
          <table:table-cell table:style-name="ce1" office:value-type="float" office:value="-0.232328921556473" calcext:value-type="float">
            <text:p>-0,2323289216</text:p>
          </table:table-cell>
          <table:table-cell table:style-name="ce1" office:value-type="float" office:value="4.42020463943481" calcext:value-type="float">
            <text:p>4,4202046394</text:p>
          </table:table-cell>
          <table:table-cell table:style-name="ce1" office:value-type="float" office:value="-3.64154672622681" calcext:value-type="float">
            <text:p>-3,6415467262</text:p>
          </table:table-cell>
          <table:table-cell table:style-name="ce1" office:value-type="string" calcext:value-type="string">
            <text:p>-0.05107596298172208</text:p>
          </table:table-cell>
          <table:table-cell table:style-name="ce1" office:value-type="string" calcext:value-type="string">
            <text:p>-0.12101353550381898</text:p>
          </table:table-cell>
          <table:table-cell table:style-name="ce1" office:value-type="string" calcext:value-type="string">
            <text:p>-0.19327385454403345</text:p>
          </table:table-cell>
          <table:table-cell table:style-name="ce1" office:value-type="float" office:value="-0.0200603622943163" calcext:value-type="float">
            <text:p>-0,0200603623</text:p>
          </table:table-cell>
          <table:table-cell table:style-name="ce1" office:value-type="float" office:value="-0.0507409162819386" calcext:value-type="float">
            <text:p>-0,0507409163</text:p>
          </table:table-cell>
          <table:table-cell table:style-name="ce1" office:value-type="float" office:value="-0.149931873703003" calcext:value-type="float">
            <text:p>-0,1499318737</text:p>
          </table:table-cell>
          <table:table-cell table:style-name="ce1" office:value-type="float" office:value="-0.177813048339118" calcext:value-type="float">
            <text:p>-0,177813048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52240374547054" calcext:value-type="float">
            <text:p>-0,9522403745</text:p>
          </table:table-cell>
          <table:table-cell table:style-name="ce1" office:value-type="float" office:value="-0.0139804729169442" calcext:value-type="float">
            <text:p>-0,0139804729</text:p>
          </table:table-cell>
          <table:table-cell table:style-name="ce1" office:value-type="float" office:value="0.106320766358779" calcext:value-type="float">
            <text:p>0,1063207664</text:p>
          </table:table-cell>
          <table:table-cell table:style-name="ce1" office:value-type="float" office:value="0.461760997772217" calcext:value-type="float">
            <text:p>0,4617609978</text:p>
          </table:table-cell>
          <table:table-cell table:style-name="ce1" office:value-type="float" office:value="0.461756229400635" calcext:value-type="float">
            <text:p>0,4617562294</text:p>
          </table:table-cell>
          <table:table-cell table:style-name="ce1" office:value-type="float" office:value="0.461755514144897" calcext:value-type="float">
            <text:p>0,4617555141</text:p>
          </table:table-cell>
          <table:table-cell table:style-name="ce1" office:value-type="float" office:value="-0.232328921556473" calcext:value-type="float">
            <text:p>-0,2323289216</text:p>
          </table:table-cell>
          <table:table-cell table:style-name="ce1" office:value-type="float" office:value="4.42020463943481" calcext:value-type="float">
            <text:p>4,4202046394</text:p>
          </table:table-cell>
          <table:table-cell table:style-name="ce1" office:value-type="float" office:value="-3.64154672622681" calcext:value-type="float">
            <text:p>-3,6415467262</text:p>
          </table:table-cell>
        </table:table-row>
        <table:table-row table:style-name="ro1">
          <table:table-cell table:style-name="ce1" office:value-type="string" calcext:value-type="string">
            <text:p>0.6920616626739502</text:p>
          </table:table-cell>
          <table:table-cell table:style-name="ce1" office:value-type="string" calcext:value-type="string">
            <text:p>0.014821529388427734</text:p>
          </table:table-cell>
          <table:table-cell table:style-name="ce1" office:value-type="string" calcext:value-type="string">
            <text:p>17.071510791778564</text:p>
          </table:table-cell>
          <table:table-cell table:style-name="ce1" office:value-type="float" office:value="0.0783119648694992" calcext:value-type="float">
            <text:p>0,0783119649</text:p>
          </table:table-cell>
          <table:table-cell table:style-name="ce1" office:value-type="float" office:value="0.142804175615311" calcext:value-type="float">
            <text:p>0,1428041756</text:p>
          </table:table-cell>
          <table:table-cell table:style-name="ce1" office:value-type="float" office:value="3.10675954818726" calcext:value-type="float">
            <text:p>3,1067595482</text:p>
          </table:table-cell>
          <table:table-cell table:style-name="ce1" office:value-type="float" office:value="-0.0316177311018686" calcext:value-type="float">
            <text:p>-0,0316177311</text:p>
          </table:table-cell>
          <table:table-cell table:number-columns-repeated="2" table:style-name="ce1" office:value-type="float" office:value="-0.111685982208216" calcext:value-type="float">
            <text:p>-0,1116859822</text:p>
          </table:table-cell>
          <table:table-cell table:style-name="ce1" office:value-type="float" office:value="-0.225673243403435" calcext:value-type="float">
            <text:p>-0,2256732434</text:p>
          </table:table-cell>
          <table:table-cell table:style-name="ce1" office:value-type="float" office:value="4.38748836517334" calcext:value-type="float">
            <text:p>4,3874883652</text:p>
          </table:table-cell>
          <table:table-cell table:style-name="ce1" office:value-type="float" office:value="-3.59269547462463" calcext:value-type="float">
            <text:p>-3,5926954746</text:p>
          </table:table-cell>
          <table:table-cell table:style-name="ce1" office:value-type="string" calcext:value-type="string">
            <text:p>-0.03161773110186857</text:p>
          </table:table-cell>
          <table:table-cell table:style-name="ce1" office:value-type="string" calcext:value-type="string">
            <text:p>-0.11168598220821561</text:p>
          </table:table-cell>
          <table:table-cell table:style-name="ce1" office:value-type="string" calcext:value-type="string">
            <text:p>-0.19098257335874813</text:p>
          </table:table-cell>
          <table:table-cell table:style-name="ce1" office:value-type="float" office:value="-0.0174454245716333" calcext:value-type="float">
            <text:p>-0,0174454246</text:p>
          </table:table-cell>
          <table:table-cell table:style-name="ce1" office:value-type="float" office:value="-0.0430320501327515" calcext:value-type="float">
            <text:p>-0,0430320501</text:p>
          </table:table-cell>
          <table:table-cell table:style-name="ce1" office:value-type="float" office:value="-0.147548118019104" calcext:value-type="float">
            <text:p>-0,147548118</text:p>
          </table:table-cell>
          <table:table-cell table:style-name="ce1" office:value-type="float" office:value="-0.208984456485586" calcext:value-type="float">
            <text:p>-0,208984456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34156627567062" calcext:value-type="float">
            <text:p>0,0234156628</text:p>
          </table:table-cell>
          <table:table-cell table:style-name="ce1" office:value-type="float" office:value="0.069029124335172" calcext:value-type="float">
            <text:p>0,0690291243</text:p>
          </table:table-cell>
          <table:table-cell table:style-name="ce1" office:value-type="float" office:value="0.102621786414234" calcext:value-type="float">
            <text:p>0,1026217864</text:p>
          </table:table-cell>
          <table:table-cell table:style-name="ce1" office:value-type="float" office:value="0.446698904037476" calcext:value-type="float">
            <text:p>0,446698904</text:p>
          </table:table-cell>
          <table:table-cell table:style-name="ce1" office:value-type="float" office:value="0.446702241897583" calcext:value-type="float">
            <text:p>0,4467022419</text:p>
          </table:table-cell>
          <table:table-cell table:style-name="ce1" office:value-type="float" office:value="0.44670295715332" calcext:value-type="float">
            <text:p>0,4467029572</text:p>
          </table:table-cell>
          <table:table-cell table:style-name="ce1" office:value-type="float" office:value="-0.225673243403435" calcext:value-type="float">
            <text:p>-0,2256732434</text:p>
          </table:table-cell>
          <table:table-cell table:style-name="ce1" office:value-type="float" office:value="4.38748836517334" calcext:value-type="float">
            <text:p>4,3874883652</text:p>
          </table:table-cell>
          <table:table-cell table:style-name="ce1" office:value-type="float" office:value="-3.59269547462463" calcext:value-type="float">
            <text:p>-3,5926954746</text:p>
          </table:table-cell>
        </table:table-row>
        <table:table-row table:style-name="ro1">
          <table:table-cell table:style-name="ce1" office:value-type="string" calcext:value-type="string">
            <text:p>0.7078742980957031</text:p>
          </table:table-cell>
          <table:table-cell table:style-name="ce1" office:value-type="string" calcext:value-type="string">
            <text:p>0.01581263542175293</text:p>
          </table:table-cell>
          <table:table-cell table:style-name="ce1" office:value-type="string" calcext:value-type="string">
            <text:p>17.52174663543701</text:p>
          </table:table-cell>
          <table:table-cell table:style-name="ce1" office:value-type="float" office:value="0.0863361656665802" calcext:value-type="float">
            <text:p>0,0863361657</text:p>
          </table:table-cell>
          <table:table-cell table:style-name="ce1" office:value-type="float" office:value="0.113600216805935" calcext:value-type="float">
            <text:p>0,1136002168</text:p>
          </table:table-cell>
          <table:table-cell table:style-name="ce1" office:value-type="float" office:value="3.06455612182617" calcext:value-type="float">
            <text:p>3,0645561218</text:p>
          </table:table-cell>
          <table:table-cell table:style-name="ce1" office:value-type="float" office:value="-0.0370254621984114" calcext:value-type="float">
            <text:p>-0,0370254622</text:p>
          </table:table-cell>
          <table:table-cell table:number-columns-repeated="2" table:style-name="ce1" office:value-type="float" office:value="-0.104419375026125" calcext:value-type="float">
            <text:p>-0,104419375</text:p>
          </table:table-cell>
          <table:table-cell table:style-name="ce1" office:value-type="float" office:value="-0.225673243403435" calcext:value-type="float">
            <text:p>-0,2256732434</text:p>
          </table:table-cell>
          <table:table-cell table:style-name="ce1" office:value-type="float" office:value="4.38748836517334" calcext:value-type="float">
            <text:p>4,3874883652</text:p>
          </table:table-cell>
          <table:table-cell table:style-name="ce1" office:value-type="float" office:value="-3.59269547462463" calcext:value-type="float">
            <text:p>-3,5926954746</text:p>
          </table:table-cell>
          <table:table-cell table:style-name="ce1" office:value-type="string" calcext:value-type="string">
            <text:p>-0.037025462198411366</text:p>
          </table:table-cell>
          <table:table-cell table:style-name="ce1" office:value-type="string" calcext:value-type="string">
            <text:p>-0.10441937502612533</text:p>
          </table:table-cell>
          <table:table-cell table:style-name="ce1" office:value-type="string" calcext:value-type="string">
            <text:p>-0.19023099103786903</text:p>
          </table:table-cell>
          <table:table-cell table:style-name="ce1" office:value-type="float" office:value="-0.0195779912173748" calcext:value-type="float">
            <text:p>-0,0195779912</text:p>
          </table:table-cell>
          <table:table-cell table:style-name="ce1" office:value-type="float" office:value="-0.0357010439038277" calcext:value-type="float">
            <text:p>-0,0357010439</text:p>
          </table:table-cell>
          <table:table-cell table:style-name="ce1" office:value-type="float" office:value="-0.145951496505737" calcext:value-type="float">
            <text:p>-0,1459514965</text:p>
          </table:table-cell>
          <table:table-cell table:style-name="ce1" office:value-type="float" office:value="-0.243923382002813" calcext:value-type="float">
            <text:p>-0,24392338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91197046584417" calcext:value-type="float">
            <text:p>-0,0191197047</text:p>
          </table:table-cell>
          <table:table-cell table:style-name="ce1" office:value-type="float" office:value="0.0657266091129405" calcext:value-type="float">
            <text:p>0,0657266091</text:p>
          </table:table-cell>
          <table:table-cell table:style-name="ce1" office:value-type="float" office:value="0.0688202187147303" calcext:value-type="float">
            <text:p>0,0688202187</text:p>
          </table:table-cell>
          <table:table-cell table:style-name="ce1" office:value-type="float" office:value="0.446150541305542" calcext:value-type="float">
            <text:p>0,4461505413</text:p>
          </table:table-cell>
          <table:table-cell table:style-name="ce1" office:value-type="float" office:value="0.446151494979858" calcext:value-type="float">
            <text:p>0,446151495</text:p>
          </table:table-cell>
          <table:table-cell table:style-name="ce1" office:value-type="float" office:value="0.446151733398438" calcext:value-type="float">
            <text:p>0,4461517334</text:p>
          </table:table-cell>
          <table:table-cell table:style-name="ce1" office:value-type="float" office:value="-0.225673243403435" calcext:value-type="float">
            <text:p>-0,2256732434</text:p>
          </table:table-cell>
          <table:table-cell table:style-name="ce1" office:value-type="float" office:value="4.38748836517334" calcext:value-type="float">
            <text:p>4,3874883652</text:p>
          </table:table-cell>
          <table:table-cell table:style-name="ce1" office:value-type="float" office:value="-3.59269547462463" calcext:value-type="float">
            <text:p>-3,5926954746</text:p>
          </table:table-cell>
        </table:table-row>
        <table:table-row table:style-name="ro1">
          <table:table-cell table:style-name="ce1" office:value-type="string" calcext:value-type="string">
            <text:p>0.7259354591369629</text:p>
          </table:table-cell>
          <table:table-cell table:style-name="ce1" office:value-type="string" calcext:value-type="string">
            <text:p>0.018061161041259766</text:p>
          </table:table-cell>
          <table:table-cell table:style-name="ce1" office:value-type="string" calcext:value-type="string">
            <text:p>18.00777840614319</text:p>
          </table:table-cell>
          <table:table-cell table:style-name="ce1" office:value-type="float" office:value="0.0854132547974587" calcext:value-type="float">
            <text:p>0,0854132548</text:p>
          </table:table-cell>
          <table:table-cell table:style-name="ce1" office:value-type="float" office:value="0.0944041237235069" calcext:value-type="float">
            <text:p>0,0944041237</text:p>
          </table:table-cell>
          <table:table-cell table:style-name="ce1" office:value-type="float" office:value="3.03179693222046" calcext:value-type="float">
            <text:p>3,0317969322</text:p>
          </table:table-cell>
          <table:table-cell table:style-name="ce1" office:value-type="float" office:value="-0.0419181963678788" calcext:value-type="float">
            <text:p>-0,0419181964</text:p>
          </table:table-cell>
          <table:table-cell table:number-columns-repeated="2" table:style-name="ce1" office:value-type="float" office:value="-0.0972284675919234" calcext:value-type="float">
            <text:p>-0,0972284676</text:p>
          </table:table-cell>
          <table:table-cell table:style-name="ce1" office:value-type="float" office:value="-0.225860670208931" calcext:value-type="float">
            <text:p>-0,2258606702</text:p>
          </table:table-cell>
          <table:table-cell table:style-name="ce1" office:value-type="float" office:value="4.35680866241455" calcext:value-type="float">
            <text:p>4,3568086624</text:p>
          </table:table-cell>
          <table:table-cell table:style-name="ce1" office:value-type="float" office:value="-3.54451632499695" calcext:value-type="float">
            <text:p>-3,544516325</text:p>
          </table:table-cell>
          <table:table-cell table:style-name="ce1" office:value-type="string" calcext:value-type="string">
            <text:p>-0.04191819636787877</text:p>
          </table:table-cell>
          <table:table-cell table:style-name="ce1" office:value-type="string" calcext:value-type="string">
            <text:p>-0.09722846759192341</text:p>
          </table:table-cell>
          <table:table-cell table:style-name="ce1" office:value-type="string" calcext:value-type="string">
            <text:p>-0.18758628737140945</text:p>
          </table:table-cell>
          <table:table-cell table:style-name="ce1" office:value-type="float" office:value="-0.021584041416645" calcext:value-type="float">
            <text:p>-0,0215840414</text:p>
          </table:table-cell>
          <table:table-cell table:style-name="ce1" office:value-type="float" office:value="-0.0284000542014837" calcext:value-type="float">
            <text:p>-0,0284000542</text:p>
          </table:table-cell>
          <table:table-cell table:style-name="ce1" office:value-type="float" office:value="-0.143756918334961" calcext:value-type="float">
            <text:p>-0,1437569183</text:p>
          </table:table-cell>
          <table:table-cell table:style-name="ce1" office:value-type="float" office:value="-0.285889227208139" calcext:value-type="float">
            <text:p>-0,285889227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65081562391784" calcext:value-type="float">
            <text:p>-0,0165081562</text:p>
          </table:table-cell>
          <table:table-cell table:style-name="ce1" office:value-type="float" office:value="0.0600813645928367" calcext:value-type="float">
            <text:p>0,0600813646</text:p>
          </table:table-cell>
          <table:table-cell table:style-name="ce1" office:value-type="float" office:value="0.0868252385420596" calcext:value-type="float">
            <text:p>0,0868252385</text:p>
          </table:table-cell>
          <table:table-cell table:style-name="ce1" office:value-type="float" office:value="0.486074924468994" calcext:value-type="float">
            <text:p>0,4860749245</text:p>
          </table:table-cell>
          <table:table-cell table:style-name="ce1" office:value-type="float" office:value="0.48607349395752" calcext:value-type="float">
            <text:p>0,486073494</text:p>
          </table:table-cell>
          <table:table-cell table:style-name="ce1" office:value-type="float" office:value="0.48607325553894" calcext:value-type="float">
            <text:p>0,4860732555</text:p>
          </table:table-cell>
          <table:table-cell table:style-name="ce1" office:value-type="float" office:value="-0.225860670208931" calcext:value-type="float">
            <text:p>-0,2258606702</text:p>
          </table:table-cell>
          <table:table-cell table:style-name="ce1" office:value-type="float" office:value="4.35680866241455" calcext:value-type="float">
            <text:p>4,3568086624</text:p>
          </table:table-cell>
          <table:table-cell table:style-name="ce1" office:value-type="float" office:value="-3.54451632499695" calcext:value-type="float">
            <text:p>-3,544516325</text:p>
          </table:table-cell>
        </table:table-row>
        <table:table-row table:style-name="ro1">
          <table:table-cell table:style-name="ce1" office:value-type="string" calcext:value-type="string">
            <text:p>0.7426934242248535</text:p>
          </table:table-cell>
          <table:table-cell table:style-name="ce1" office:value-type="string" calcext:value-type="string">
            <text:p>0.016757965087890625</text:p>
          </table:table-cell>
          <table:table-cell table:style-name="ce1" office:value-type="string" calcext:value-type="string">
            <text:p>18.46965527534485</text:p>
          </table:table-cell>
          <table:table-cell table:style-name="ce1" office:value-type="float" office:value="0.0843890830874443" calcext:value-type="float">
            <text:p>0,0843890831</text:p>
          </table:table-cell>
          <table:table-cell table:style-name="ce1" office:value-type="float" office:value="0.0755060240626335" calcext:value-type="float">
            <text:p>0,0755060241</text:p>
          </table:table-cell>
          <table:table-cell table:style-name="ce1" office:value-type="float" office:value="2.99544334411621" calcext:value-type="float">
            <text:p>2,9954433441</text:p>
          </table:table-cell>
          <table:table-cell table:style-name="ce1" office:value-type="float" office:value="-0.0440868558592422" calcext:value-type="float">
            <text:p>-0,0440868559</text:p>
          </table:table-cell>
          <table:table-cell table:number-columns-repeated="2" table:style-name="ce1" office:value-type="float" office:value="-0.092790229033634" calcext:value-type="float">
            <text:p>-0,092790229</text:p>
          </table:table-cell>
          <table:table-cell table:style-name="ce1" office:value-type="float" office:value="-0.230834409594536" calcext:value-type="float">
            <text:p>-0,2308344096</text:p>
          </table:table-cell>
          <table:table-cell table:style-name="ce1" office:value-type="float" office:value="4.32816696166992" calcext:value-type="float">
            <text:p>4,3281669617</text:p>
          </table:table-cell>
          <table:table-cell table:style-name="ce1" office:value-type="float" office:value="-3.49738836288452" calcext:value-type="float">
            <text:p>-3,4973883629</text:p>
          </table:table-cell>
          <table:table-cell table:style-name="ce1" office:value-type="string" calcext:value-type="string">
            <text:p>-0.04408685585924221</text:p>
          </table:table-cell>
          <table:table-cell table:style-name="ce1" office:value-type="string" calcext:value-type="string">
            <text:p>-0.09279022903363399</text:p>
          </table:table-cell>
          <table:table-cell table:style-name="ce1" office:value-type="string" calcext:value-type="string">
            <text:p>-0.18627949697642027</text:p>
          </table:table-cell>
          <table:table-cell table:style-name="ce1" office:value-type="float" office:value="-0.0213533136993647" calcext:value-type="float">
            <text:p>-0,0213533137</text:p>
          </table:table-cell>
          <table:table-cell table:style-name="ce1" office:value-type="float" office:value="-0.0236010309308767" calcext:value-type="float">
            <text:p>-0,0236010309</text:p>
          </table:table-cell>
          <table:table-cell table:style-name="ce1" office:value-type="float" office:value="-0.142053440475464" calcext:value-type="float">
            <text:p>-0,1420534405</text:p>
          </table:table-cell>
          <table:table-cell table:style-name="ce1" office:value-type="float" office:value="-0.32532177460061" calcext:value-type="float">
            <text:p>-0,325321774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199908011103221" calcext:value-type="float">
            <text:p>0,0019990801</text:p>
          </table:table-cell>
          <table:table-cell table:style-name="ce1" office:value-type="float" office:value="0.0415795844739874" calcext:value-type="float">
            <text:p>0,0415795845</text:p>
          </table:table-cell>
          <table:table-cell table:style-name="ce1" office:value-type="float" office:value="0.0709577399617433" calcext:value-type="float">
            <text:p>0,07095774</text:p>
          </table:table-cell>
          <table:table-cell table:style-name="ce1" office:value-type="float" office:value="0.461667776107788" calcext:value-type="float">
            <text:p>0,4616677761</text:p>
          </table:table-cell>
          <table:table-cell table:style-name="ce1" office:value-type="float" office:value="0.461671113967896" calcext:value-type="float">
            <text:p>0,461671114</text:p>
          </table:table-cell>
          <table:table-cell table:style-name="ce1" office:value-type="float" office:value="0.461671829223633" calcext:value-type="float">
            <text:p>0,4616718292</text:p>
          </table:table-cell>
          <table:table-cell table:style-name="ce1" office:value-type="float" office:value="-0.230834409594536" calcext:value-type="float">
            <text:p>-0,2308344096</text:p>
          </table:table-cell>
          <table:table-cell table:style-name="ce1" office:value-type="float" office:value="4.32816696166992" calcext:value-type="float">
            <text:p>4,3281669617</text:p>
          </table:table-cell>
          <table:table-cell table:style-name="ce1" office:value-type="float" office:value="-3.49738836288452" calcext:value-type="float">
            <text:p>-3,4973883629</text:p>
          </table:table-cell>
        </table:table-row>
        <table:table-row table:style-name="ro1">
          <table:table-cell table:style-name="ce1" office:value-type="string" calcext:value-type="string">
            <text:p>0.7579295635223389</text:p>
          </table:table-cell>
          <table:table-cell table:style-name="ce1" office:value-type="string" calcext:value-type="string">
            <text:p>0.015236139297485352</text:p>
          </table:table-cell>
          <table:table-cell table:style-name="ce1" office:value-type="string" calcext:value-type="string">
            <text:p>18.93225383758545</text:p>
          </table:table-cell>
          <table:table-cell table:style-name="ce1" office:value-type="float" office:value="-0.356221377849579" calcext:value-type="float">
            <text:p>-0,3562213778</text:p>
          </table:table-cell>
          <table:table-cell table:style-name="ce1" office:value-type="float" office:value="0.0219889748841524" calcext:value-type="float">
            <text:p>0,0219889749</text:p>
          </table:table-cell>
          <table:table-cell table:style-name="ce1" office:value-type="float" office:value="2.96594715118408" calcext:value-type="float">
            <text:p>2,9659471512</text:p>
          </table:table-cell>
          <table:table-cell table:style-name="ce1" office:value-type="float" office:value="-0.0465625635074091" calcext:value-type="float">
            <text:p>-0,0465625635</text:p>
          </table:table-cell>
          <table:table-cell table:number-columns-repeated="2" table:style-name="ce1" office:value-type="float" office:value="-0.0880808198883429" calcext:value-type="float">
            <text:p>-0,0880808199</text:p>
          </table:table-cell>
          <table:table-cell table:style-name="ce1" office:value-type="float" office:value="-0.237281262874603" calcext:value-type="float">
            <text:p>-0,2372812629</text:p>
          </table:table-cell>
          <table:table-cell table:style-name="ce1" office:value-type="float" office:value="4.30215549468994" calcext:value-type="float">
            <text:p>4,3021554947</text:p>
          </table:table-cell>
          <table:table-cell table:style-name="ce1" office:value-type="float" office:value="-3.450843334198" calcext:value-type="float">
            <text:p>-3,4508433342</text:p>
          </table:table-cell>
          <table:table-cell table:style-name="ce1" office:value-type="string" calcext:value-type="string">
            <text:p>-0.046562563507409116</text:p>
          </table:table-cell>
          <table:table-cell table:style-name="ce1" office:value-type="string" calcext:value-type="string">
            <text:p>-0.08808081988834286</text:p>
          </table:table-cell>
          <table:table-cell table:style-name="ce1" office:value-type="string" calcext:value-type="string">
            <text:p>-0.18420069846006948</text:p>
          </table:table-cell>
          <table:table-cell table:style-name="ce1" office:value-type="float" office:value="-0.0210972707718611" calcext:value-type="float">
            <text:p>-0,0210972708</text:p>
          </table:table-cell>
          <table:table-cell table:style-name="ce1" office:value-type="float" office:value="-0.0188765060156584" calcext:value-type="float">
            <text:p>-0,018876506</text:p>
          </table:table-cell>
          <table:table-cell table:style-name="ce1" office:value-type="float" office:value="-0.140163053894043" calcext:value-type="float">
            <text:p>-0,1401630539</text:p>
          </table:table-cell>
          <table:table-cell table:style-name="ce1" office:value-type="float" office:value="-0.364405916535306" calcext:value-type="float">
            <text:p>-0,364405916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221135497042818" calcext:value-type="float">
            <text:p>0,002211355</text:p>
          </table:table-cell>
          <table:table-cell table:style-name="ce1" office:value-type="float" office:value="0.0408044167854113" calcext:value-type="float">
            <text:p>0,0408044168</text:p>
          </table:table-cell>
          <table:table-cell table:style-name="ce1" office:value-type="float" office:value="0.0784942173589397" calcext:value-type="float">
            <text:p>0,0784942174</text:p>
          </table:table-cell>
          <table:table-cell table:style-name="ce1" office:value-type="float" office:value="0.463142156600952" calcext:value-type="float">
            <text:p>0,4631421566</text:p>
          </table:table-cell>
          <table:table-cell table:style-name="ce1" office:value-type="float" office:value="0.463138580322266" calcext:value-type="float">
            <text:p>0,4631385803</text:p>
          </table:table-cell>
          <table:table-cell table:style-name="ce1" office:value-type="float" office:value="0.463137149810791" calcext:value-type="float">
            <text:p>0,4631371498</text:p>
          </table:table-cell>
          <table:table-cell table:style-name="ce1" office:value-type="float" office:value="-0.237281262874603" calcext:value-type="float">
            <text:p>-0,2372812629</text:p>
          </table:table-cell>
          <table:table-cell table:style-name="ce1" office:value-type="float" office:value="4.30215549468994" calcext:value-type="float">
            <text:p>4,3021554947</text:p>
          </table:table-cell>
          <table:table-cell table:style-name="ce1" office:value-type="float" office:value="-3.450843334198" calcext:value-type="float">
            <text:p>-3,4508433342</text:p>
          </table:table-cell>
        </table:table-row>
        <table:table-row table:style-name="ro1">
          <table:table-cell table:style-name="ce1" office:value-type="string" calcext:value-type="string">
            <text:p>0.7709858417510986</text:p>
          </table:table-cell>
          <table:table-cell table:style-name="ce1" office:value-type="string" calcext:value-type="string">
            <text:p>0.013056278228759766</text:p>
          </table:table-cell>
          <table:table-cell table:style-name="ce1" office:value-type="string" calcext:value-type="string">
            <text:p>19.437739849090576</text:p>
          </table:table-cell>
          <table:table-cell table:style-name="ce1" office:value-type="float" office:value="0.0737519189715385" calcext:value-type="float">
            <text:p>0,073751919</text:p>
          </table:table-cell>
          <table:table-cell table:style-name="ce1" office:value-type="float" office:value="0.0390451326966286" calcext:value-type="float">
            <text:p>0,0390451327</text:p>
          </table:table-cell>
          <table:table-cell table:style-name="ce1" office:value-type="float" office:value="2.92585515975952" calcext:value-type="float">
            <text:p>2,9258551598</text:p>
          </table:table-cell>
          <table:table-cell table:style-name="ce1" office:value-type="float" office:value="0.0931515586674239" calcext:value-type="float">
            <text:p>0,0931515587</text:p>
          </table:table-cell>
          <table:table-cell table:number-columns-repeated="2" table:style-name="ce1" office:value-type="float" office:value="-0.0734314133341553" calcext:value-type="float">
            <text:p>-0,0734314133</text:p>
          </table:table-cell>
          <table:table-cell table:style-name="ce1" office:value-type="float" office:value="-0.246201828122139" calcext:value-type="float">
            <text:p>-0,2462018281</text:p>
          </table:table-cell>
          <table:table-cell table:style-name="ce1" office:value-type="float" office:value="4.27852344512939" calcext:value-type="float">
            <text:p>4,2785234451</text:p>
          </table:table-cell>
          <table:table-cell table:style-name="ce1" office:value-type="float" office:value="-3.4045786857605" calcext:value-type="float">
            <text:p>-3,4045786858</text:p>
          </table:table-cell>
          <table:table-cell table:style-name="ce1" office:value-type="string" calcext:value-type="string">
            <text:p>0.09315155866742394</text:p>
          </table:table-cell>
          <table:table-cell table:style-name="ce1" office:value-type="string" calcext:value-type="string">
            <text:p>-0.07343141333415526</text:p>
          </table:table-cell>
          <table:table-cell table:style-name="ce1" office:value-type="string" calcext:value-type="string">
            <text:p>-0.18316951463220818</text:p>
          </table:table-cell>
          <table:table-cell table:style-name="ce1" office:value-type="float" office:value="0.0890553444623947" calcext:value-type="float">
            <text:p>0,0890553445</text:p>
          </table:table-cell>
          <table:table-cell table:style-name="ce1" office:value-type="float" office:value="-0.0054972437210381" calcext:value-type="float">
            <text:p>-0,0054972437</text:p>
          </table:table-cell>
          <table:table-cell table:style-name="ce1" office:value-type="float" office:value="-0.138629251861572" calcext:value-type="float">
            <text:p>-0,1386292519</text:p>
          </table:table-cell>
          <table:table-cell table:style-name="ce1" office:value-type="float" office:value="-0.184454289379461" calcext:value-type="float">
            <text:p>-0,184454289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872205869825205" calcext:value-type="float">
            <text:p>0,8722058698</text:p>
          </table:table-cell>
          <table:table-cell table:style-name="ce1" office:value-type="float" office:value="0.105940019840146" calcext:value-type="float">
            <text:p>0,1059400198</text:p>
          </table:table-cell>
          <table:table-cell table:style-name="ce1" office:value-type="float" office:value="0.0583894891745634" calcext:value-type="float">
            <text:p>0,0583894892</text:p>
          </table:table-cell>
          <table:table-cell table:style-name="ce1" office:value-type="float" office:value="0.505167961120606" calcext:value-type="float">
            <text:p>0,5051679611</text:p>
          </table:table-cell>
          <table:table-cell table:style-name="ce1" office:value-type="float" office:value="0.505163669586182" calcext:value-type="float">
            <text:p>0,5051636696</text:p>
          </table:table-cell>
          <table:table-cell table:style-name="ce1" office:value-type="float" office:value="0.505162715911865" calcext:value-type="float">
            <text:p>0,5051627159</text:p>
          </table:table-cell>
          <table:table-cell table:style-name="ce1" office:value-type="float" office:value="-0.246201828122139" calcext:value-type="float">
            <text:p>-0,2462018281</text:p>
          </table:table-cell>
          <table:table-cell table:style-name="ce1" office:value-type="float" office:value="4.27852344512939" calcext:value-type="float">
            <text:p>4,2785234451</text:p>
          </table:table-cell>
          <table:table-cell table:style-name="ce1" office:value-type="float" office:value="-3.4045786857605" calcext:value-type="float">
            <text:p>-3,4045786858</text:p>
          </table:table-cell>
        </table:table-row>
        <table:table-row table:style-name="ro1">
          <table:table-cell table:style-name="ce1" office:value-type="string" calcext:value-type="string">
            <text:p>0.7881553173065186</text:p>
          </table:table-cell>
          <table:table-cell table:style-name="ce1" office:value-type="string" calcext:value-type="string">
            <text:p>0.017169475555419922</text:p>
          </table:table-cell>
          <table:table-cell table:style-name="ce1" office:value-type="string" calcext:value-type="string">
            <text:p>19.88001799583435</text:p>
          </table:table-cell>
          <table:table-cell table:style-name="ce1" office:value-type="float" office:value="0.0556934587657452" calcext:value-type="float">
            <text:p>0,0556934588</text:p>
          </table:table-cell>
          <table:table-cell table:style-name="ce1" office:value-type="float" office:value="0.0214205607771873" calcext:value-type="float">
            <text:p>0,0214205608</text:p>
          </table:table-cell>
          <table:table-cell table:style-name="ce1" office:value-type="float" office:value="2.8892776966095" calcext:value-type="float">
            <text:p>2,8892776966</text:p>
          </table:table-cell>
          <table:table-cell table:style-name="ce1" office:value-type="float" office:value="-0.0525978110584255" calcext:value-type="float">
            <text:p>-0,0525978111</text:p>
          </table:table-cell>
          <table:table-cell table:number-columns-repeated="2" table:style-name="ce1" office:value-type="float" office:value="-0.0805136103179079" calcext:value-type="float">
            <text:p>-0,0805136103</text:p>
          </table:table-cell>
          <table:table-cell table:style-name="ce1" office:value-type="float" office:value="-0.250167906284332" calcext:value-type="float">
            <text:p>-0,2501679063</text:p>
          </table:table-cell>
          <table:table-cell table:style-name="ce1" office:value-type="float" office:value="4.25698709487915" calcext:value-type="float">
            <text:p>4,2569870949</text:p>
          </table:table-cell>
          <table:table-cell table:style-name="ce1" office:value-type="float" office:value="-3.35831475257874" calcext:value-type="float">
            <text:p>-3,3583147526</text:p>
          </table:table-cell>
          <table:table-cell table:style-name="ce1" office:value-type="string" calcext:value-type="string">
            <text:p>-0.05259781105842547</text:p>
          </table:table-cell>
          <table:table-cell table:style-name="ce1" office:value-type="string" calcext:value-type="string">
            <text:p>-0.0805136103179079</text:p>
          </table:table-cell>
          <table:table-cell table:style-name="ce1" office:value-type="string" calcext:value-type="string">
            <text:p>-0.18027727988647255</text:p>
          </table:table-cell>
          <table:table-cell table:style-name="ce1" office:value-type="float" office:value="-0.0184379797428846" calcext:value-type="float">
            <text:p>-0,0184379797</text:p>
          </table:table-cell>
          <table:table-cell table:style-name="ce1" office:value-type="float" office:value="-0.00976128317415714" calcext:value-type="float">
            <text:p>-0,0097612832</text:p>
          </table:table-cell>
          <table:table-cell table:style-name="ce1" office:value-type="float" office:value="-0.136544468307495" calcext:value-type="float">
            <text:p>-0,1365444683</text:p>
          </table:table-cell>
          <table:table-cell table:style-name="ce1" office:value-type="float" office:value="-0.217059014023497" calcext:value-type="float">
            <text:p>-0,21705901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72600017122872" calcext:value-type="float">
            <text:p>-0,9726000171</text:p>
          </table:table-cell>
          <table:table-cell table:style-name="ce1" office:value-type="float" office:value="-0.0385808791667049" calcext:value-type="float">
            <text:p>-0,0385808792</text:p>
          </table:table-cell>
          <table:table-cell table:style-name="ce1" office:value-type="float" office:value="0.0906875368409018" calcext:value-type="float">
            <text:p>0,0906875368</text:p>
          </table:table-cell>
          <table:table-cell table:style-name="ce1" office:value-type="float" office:value="0.442086458206177" calcext:value-type="float">
            <text:p>0,4420864582</text:p>
          </table:table-cell>
          <table:table-cell table:style-name="ce1" office:value-type="float" office:value="0.44208836555481" calcext:value-type="float">
            <text:p>0,4420883656</text:p>
          </table:table-cell>
          <table:table-cell table:style-name="ce1" office:value-type="float" office:value="0.442089319229126" calcext:value-type="float">
            <text:p>0,4420893192</text:p>
          </table:table-cell>
          <table:table-cell table:style-name="ce1" office:value-type="float" office:value="-0.250167906284332" calcext:value-type="float">
            <text:p>-0,2501679063</text:p>
          </table:table-cell>
          <table:table-cell table:style-name="ce1" office:value-type="float" office:value="4.25698709487915" calcext:value-type="float">
            <text:p>4,2569870949</text:p>
          </table:table-cell>
          <table:table-cell table:style-name="ce1" office:value-type="float" office:value="-3.35831475257874" calcext:value-type="float">
            <text:p>-3,3583147526</text:p>
          </table:table-cell>
        </table:table-row>
        <table:table-row table:style-name="ro1">
          <table:table-cell table:style-name="ce1" office:value-type="string" calcext:value-type="string">
            <text:p>0.8013725280761719</text:p>
          </table:table-cell>
          <table:table-cell table:style-name="ce1" office:value-type="string" calcext:value-type="string">
            <text:p>0.01321721076965332</text:p>
          </table:table-cell>
          <table:table-cell table:style-name="ce1" office:value-type="string" calcext:value-type="string">
            <text:p>20.378097534179688</text:p>
          </table:table-cell>
          <table:table-cell table:style-name="ce1" office:value-type="float" office:value="0.0635440051555634" calcext:value-type="float">
            <text:p>0,0635440052</text:p>
          </table:table-cell>
          <table:table-cell table:style-name="ce1" office:value-type="float" office:value="0.00423626694828272" calcext:value-type="float">
            <text:p>0,0042362669</text:p>
          </table:table-cell>
          <table:table-cell table:style-name="ce1" office:value-type="float" office:value="2.85701012611389" calcext:value-type="float">
            <text:p>2,8570101261</text:p>
          </table:table-cell>
          <table:table-cell table:style-name="ce1" office:value-type="float" office:value="-0.030353877768441" calcext:value-type="float">
            <text:p>-0,0303538778</text:p>
          </table:table-cell>
          <table:table-cell table:number-columns-repeated="2" table:style-name="ce1" office:value-type="float" office:value="-0.0746655452251529" calcext:value-type="float">
            <text:p>-0,0746655452</text:p>
          </table:table-cell>
          <table:table-cell table:style-name="ce1" office:value-type="float" office:value="-0.243378654122353" calcext:value-type="float">
            <text:p>-0,2433786541</text:p>
          </table:table-cell>
          <table:table-cell table:style-name="ce1" office:value-type="float" office:value="4.23775863647461" calcext:value-type="float">
            <text:p>4,2377586365</text:p>
          </table:table-cell>
          <table:table-cell table:style-name="ce1" office:value-type="float" office:value="-3.3133065700531" calcext:value-type="float">
            <text:p>-3,3133065701</text:p>
          </table:table-cell>
          <table:table-cell table:style-name="ce1" office:value-type="string" calcext:value-type="string">
            <text:p>-0.03035387776844099</text:p>
          </table:table-cell>
          <table:table-cell table:style-name="ce1" office:value-type="string" calcext:value-type="string">
            <text:p>-0.07466554522515292</text:p>
          </table:table-cell>
          <table:table-cell table:style-name="ce1" office:value-type="string" calcext:value-type="string">
            <text:p>-0.17880761591197572</text:p>
          </table:table-cell>
          <table:table-cell table:style-name="ce1" office:value-type="float" office:value="-0.0139233646914363" calcext:value-type="float">
            <text:p>-0,0139233647</text:p>
          </table:table-cell>
          <table:table-cell table:style-name="ce1" office:value-type="float" office:value="-0.00535514019429684" calcext:value-type="float">
            <text:p>-0,0053551402</text:p>
          </table:table-cell>
          <table:table-cell table:style-name="ce1" office:value-type="float" office:value="-0.134642440223694" calcext:value-type="float">
            <text:p>-0,1346424402</text:p>
          </table:table-cell>
          <table:table-cell table:style-name="ce1" office:value-type="float" office:value="-0.244815477147012" calcext:value-type="float">
            <text:p>-0,244815477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36234375553136" calcext:value-type="float">
            <text:p>0,0362343756</text:p>
          </table:table-cell>
          <table:table-cell table:style-name="ce1" office:value-type="float" office:value="0.0353638445714832" calcext:value-type="float">
            <text:p>0,0353638446</text:p>
          </table:table-cell>
          <table:table-cell table:style-name="ce1" office:value-type="float" office:value="0.0733929724687253" calcext:value-type="float">
            <text:p>0,0733929725</text:p>
          </table:table-cell>
          <table:table-cell table:style-name="ce1" office:value-type="float" office:value="0.498379230499268" calcext:value-type="float">
            <text:p>0,4983792305</text:p>
          </table:table-cell>
          <table:table-cell table:number-columns-repeated="2" table:style-name="ce1" office:value-type="float" office:value="0.498378276824951" calcext:value-type="float">
            <text:p>0,4983782768</text:p>
          </table:table-cell>
          <table:table-cell table:style-name="ce1" office:value-type="float" office:value="-0.243378654122353" calcext:value-type="float">
            <text:p>-0,2433786541</text:p>
          </table:table-cell>
          <table:table-cell table:style-name="ce1" office:value-type="float" office:value="4.23775863647461" calcext:value-type="float">
            <text:p>4,2377586365</text:p>
          </table:table-cell>
          <table:table-cell table:style-name="ce1" office:value-type="float" office:value="-3.3133065700531" calcext:value-type="float">
            <text:p>-3,3133065701</text:p>
          </table:table-cell>
        </table:table-row>
        <table:table-row table:style-name="ro1">
          <table:table-cell table:style-name="ce1" office:value-type="string" calcext:value-type="string">
            <text:p>0.8231327533721924</text:p>
          </table:table-cell>
          <table:table-cell table:style-name="ce1" office:value-type="string" calcext:value-type="string">
            <text:p>0.021760225296020508</text:p>
          </table:table-cell>
          <table:table-cell table:style-name="ce1" office:value-type="string" calcext:value-type="string">
            <text:p>20.86599826812744</text:p>
          </table:table-cell>
          <table:table-cell table:style-name="ce1" office:value-type="float" office:value="0.0705669820308685" calcext:value-type="float">
            <text:p>0,070566982</text:p>
          </table:table-cell>
          <table:table-cell table:style-name="ce1" office:value-type="float" office:value="-0.0207549948245287" calcext:value-type="float">
            <text:p>-0,0207549948</text:p>
          </table:table-cell>
          <table:table-cell table:style-name="ce1" office:value-type="float" office:value="2.79950380325317" calcext:value-type="float">
            <text:p>2,7995038033</text:p>
          </table:table-cell>
          <table:table-cell table:style-name="ce1" office:value-type="float" office:value="-0.0355071492230645" calcext:value-type="float">
            <text:p>-0,0355071492</text:p>
          </table:table-cell>
          <table:table-cell table:number-columns-repeated="2" table:style-name="ce1" office:value-type="float" office:value="-0.0703722968034503" calcext:value-type="float">
            <text:p>-0,0703722968</text:p>
          </table:table-cell>
          <table:table-cell table:style-name="ce1" office:value-type="float" office:value="-0.245629817247391" calcext:value-type="float">
            <text:p>-0,2456298172</text:p>
          </table:table-cell>
          <table:table-cell table:style-name="ce1" office:value-type="float" office:value="4.21885585784912" calcext:value-type="float">
            <text:p>4,2188558578</text:p>
          </table:table-cell>
          <table:table-cell table:style-name="ce1" office:value-type="float" office:value="-3.26936197280884" calcext:value-type="float">
            <text:p>-3,2693619728</text:p>
          </table:table-cell>
          <table:table-cell table:style-name="ce1" office:value-type="string" calcext:value-type="string">
            <text:p>-0.03550714922306445</text:p>
          </table:table-cell>
          <table:table-cell table:style-name="ce1" office:value-type="string" calcext:value-type="string">
            <text:p>-0.0703722968034503</text:p>
          </table:table-cell>
          <table:table-cell table:style-name="ce1" office:value-type="string" calcext:value-type="string">
            <text:p>-0.17731125803603778</text:p>
          </table:table-cell>
          <table:table-cell table:style-name="ce1" office:value-type="float" office:value="-0.0158860012888908" calcext:value-type="float">
            <text:p>-0,0158860013</text:p>
          </table:table-cell>
          <table:table-cell table:style-name="ce1" office:value-type="float" office:value="-0.00105906673707068" calcext:value-type="float">
            <text:p>-0,0010590667</text:p>
          </table:table-cell>
          <table:table-cell table:style-name="ce1" office:value-type="float" office:value="-0.132964526557922" calcext:value-type="float">
            <text:p>-0,1329645266</text:p>
          </table:table-cell>
          <table:table-cell table:style-name="ce1" office:value-type="float" office:value="-0.275819961956605" calcext:value-type="float">
            <text:p>-0,27581996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60897742159628" calcext:value-type="float">
            <text:p>-0,0160897742</text:p>
          </table:table-cell>
          <table:table-cell table:style-name="ce1" office:value-type="float" office:value="0.0352189709548916" calcext:value-type="float">
            <text:p>0,035218971</text:p>
          </table:table-cell>
          <table:table-cell table:style-name="ce1" office:value-type="float" office:value="0.0661307408753846" calcext:value-type="float">
            <text:p>0,0661307409</text:p>
          </table:table-cell>
          <table:table-cell table:style-name="ce1" office:value-type="float" office:value="0.487921476364136" calcext:value-type="float">
            <text:p>0,4879214764</text:p>
          </table:table-cell>
          <table:table-cell table:style-name="ce1" office:value-type="float" office:value="0.487927198410034" calcext:value-type="float">
            <text:p>0,4879271984</text:p>
          </table:table-cell>
          <table:table-cell table:style-name="ce1" office:value-type="float" office:value="0.487936019897461" calcext:value-type="float">
            <text:p>0,4879360199</text:p>
          </table:table-cell>
          <table:table-cell table:style-name="ce1" office:value-type="float" office:value="-0.245629817247391" calcext:value-type="float">
            <text:p>-0,2456298172</text:p>
          </table:table-cell>
          <table:table-cell table:style-name="ce1" office:value-type="float" office:value="4.21885585784912" calcext:value-type="float">
            <text:p>4,2188558578</text:p>
          </table:table-cell>
          <table:table-cell table:style-name="ce1" office:value-type="float" office:value="-3.26936197280884" calcext:value-type="float">
            <text:p>-3,2693619728</text:p>
          </table:table-cell>
        </table:table-row>
        <table:table-row table:style-name="ro1">
          <table:table-cell table:style-name="ce1" office:value-type="string" calcext:value-type="string">
            <text:p>0.8408834934234619</text:p>
          </table:table-cell>
          <table:table-cell table:style-name="ce1" office:value-type="string" calcext:value-type="string">
            <text:p>0.01775074005126953</text:p>
          </table:table-cell>
          <table:table-cell table:style-name="ce1" office:value-type="string" calcext:value-type="string">
            <text:p>21.328465223312378</text:p>
          </table:table-cell>
          <table:table-cell table:style-name="ce1" office:value-type="float" office:value="0.0696819871664047" calcext:value-type="float">
            <text:p>0,0696819872</text:p>
          </table:table-cell>
          <table:table-cell table:style-name="ce1" office:value-type="float" office:value="-0.0368904657661915" calcext:value-type="float">
            <text:p>-0,0368904658</text:p>
          </table:table-cell>
          <table:table-cell table:style-name="ce1" office:value-type="float" office:value="2.76439476013184" calcext:value-type="float">
            <text:p>2,7643947601</text:p>
          </table:table-cell>
          <table:table-cell table:style-name="ce1" office:value-type="float" office:value="-0.0395285873437741" calcext:value-type="float">
            <text:p>-0,0395285873</text:p>
          </table:table-cell>
          <table:table-cell table:number-columns-repeated="2" table:style-name="ce1" office:value-type="float" office:value="-0.063085376755842" calcext:value-type="float">
            <text:p>-0,0630853768</text:p>
          </table:table-cell>
          <table:table-cell table:style-name="ce1" office:value-type="float" office:value="-0.245629817247391" calcext:value-type="float">
            <text:p>-0,2456298172</text:p>
          </table:table-cell>
          <table:table-cell table:style-name="ce1" office:value-type="float" office:value="4.21885585784912" calcext:value-type="float">
            <text:p>4,2188558578</text:p>
          </table:table-cell>
          <table:table-cell table:style-name="ce1" office:value-type="float" office:value="-3.26936197280884" calcext:value-type="float">
            <text:p>-3,2693619728</text:p>
          </table:table-cell>
          <table:table-cell table:style-name="ce1" office:value-type="string" calcext:value-type="string">
            <text:p>-0.039528587343774124</text:p>
          </table:table-cell>
          <table:table-cell table:style-name="ce1" office:value-type="string" calcext:value-type="string">
            <text:p>-0.06308537675584196</text:p>
          </table:table-cell>
          <table:table-cell table:style-name="ce1" office:value-type="string" calcext:value-type="string">
            <text:p>-0.17286368646707798</text:p>
          </table:table-cell>
          <table:table-cell table:style-name="ce1" office:value-type="float" office:value="-0.0176417455077171" calcext:value-type="float">
            <text:p>-0,0176417455</text:p>
          </table:table-cell>
          <table:table-cell table:style-name="ce1" office:value-type="float" office:value="0.00518874870613217" calcext:value-type="float">
            <text:p>0,0051887487</text:p>
          </table:table-cell>
          <table:table-cell table:style-name="ce1" office:value-type="float" office:value="-0.129974197769165" calcext:value-type="float">
            <text:p>-0,1299741978</text:p>
          </table:table-cell>
          <table:table-cell table:style-name="ce1" office:value-type="float" office:value="-0.308436419643383" calcext:value-type="float">
            <text:p>-0,3084364196</text:p>
          </table:table-cell>
          <table:table-cell table:style-name="ce1" office:value-type="float" office:value="-0.990406988488021" calcext:value-type="float">
            <text:p>-0,990406988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51944851805217" calcext:value-type="float">
            <text:p>-0,0151944852</text:p>
          </table:table-cell>
          <table:table-cell table:style-name="ce1" office:value-type="float" office:value="0.054069934983968" calcext:value-type="float">
            <text:p>0,054069935</text:p>
          </table:table-cell>
          <table:table-cell table:style-name="ce1" office:value-type="float" office:value="0.124420452083484" calcext:value-type="float">
            <text:p>0,1244204521</text:p>
          </table:table-cell>
          <table:table-cell table:style-name="ce1" office:value-type="float" office:value="0.462205648422241" calcext:value-type="float">
            <text:p>0,4622056484</text:p>
          </table:table-cell>
          <table:table-cell table:style-name="ce1" office:value-type="float" office:value="0.462202548980713" calcext:value-type="float">
            <text:p>0,462202549</text:p>
          </table:table-cell>
          <table:table-cell table:style-name="ce1" office:value-type="float" office:value="0.462193489074707" calcext:value-type="float">
            <text:p>0,4621934891</text:p>
          </table:table-cell>
          <table:table-cell table:style-name="ce1" office:value-type="float" office:value="-0.245629817247391" calcext:value-type="float">
            <text:p>-0,2456298172</text:p>
          </table:table-cell>
          <table:table-cell table:style-name="ce1" office:value-type="float" office:value="4.21885585784912" calcext:value-type="float">
            <text:p>4,2188558578</text:p>
          </table:table-cell>
          <table:table-cell table:style-name="ce1" office:value-type="float" office:value="-3.26936197280884" calcext:value-type="float">
            <text:p>-3,2693619728</text:p>
          </table:table-cell>
        </table:table-row>
        <table:table-row table:style-name="ro1">
          <table:table-cell table:style-name="ce1" office:value-type="string" calcext:value-type="string">
            <text:p>0.85365891456604</text:p>
          </table:table-cell>
          <table:table-cell table:style-name="ce1" office:value-type="string" calcext:value-type="string">
            <text:p>0.012775421142578125</text:p>
          </table:table-cell>
          <table:table-cell table:style-name="ce1" office:value-type="string" calcext:value-type="string">
            <text:p>21.826684713363647</text:p>
          </table:table-cell>
          <table:table-cell table:style-name="ce1" office:value-type="float" office:value="0.0609266646206379" calcext:value-type="float">
            <text:p>0,0609266646</text:p>
          </table:table-cell>
          <table:table-cell table:style-name="ce1" office:value-type="float" office:value="-0.044679556041956" calcext:value-type="float">
            <text:p>-0,044679556</text:p>
          </table:table-cell>
          <table:table-cell table:style-name="ce1" office:value-type="float" office:value="2.73933148384094" calcext:value-type="float">
            <text:p>2,7393314838</text:p>
          </table:table-cell>
          <table:table-cell table:style-name="ce1" office:value-type="float" office:value="-0.0414064381904416" calcext:value-type="float">
            <text:p>-0,0414064382</text:p>
          </table:table-cell>
          <table:table-cell table:number-columns-repeated="2" table:style-name="ce1" office:value-type="float" office:value="-0.0581878109210426" calcext:value-type="float">
            <text:p>-0,0581878109</text:p>
          </table:table-cell>
          <table:table-cell table:style-name="ce1" office:value-type="float" office:value="-0.251785695552826" calcext:value-type="float">
            <text:p>-0,2517856956</text:p>
          </table:table-cell>
          <table:table-cell table:style-name="ce1" office:value-type="float" office:value="4.20077514648438" calcext:value-type="float">
            <text:p>4,2007751465</text:p>
          </table:table-cell>
          <table:table-cell table:style-name="ce1" office:value-type="float" office:value="-3.2251501083374" calcext:value-type="float">
            <text:p>-3,2251501083</text:p>
          </table:table-cell>
          <table:table-cell table:style-name="ce1" office:value-type="string" calcext:value-type="string">
            <text:p>-0.041406438190441576</text:p>
          </table:table-cell>
          <table:table-cell table:style-name="ce1" office:value-type="string" calcext:value-type="string">
            <text:p>-0.058187810921042644</text:p>
          </table:table-cell>
          <table:table-cell table:style-name="ce1" office:value-type="string" calcext:value-type="string">
            <text:p>-0.17238672005006697</text:p>
          </table:table-cell>
          <table:table-cell table:style-name="ce1" office:value-type="float" office:value="-0.0174204967916012" calcext:value-type="float">
            <text:p>-0,0174204968</text:p>
          </table:table-cell>
          <table:table-cell table:style-name="ce1" office:value-type="float" office:value="0.00922261644154787" calcext:value-type="float">
            <text:p>0,0092226164</text:p>
          </table:table-cell>
          <table:table-cell table:style-name="ce1" office:value-type="float" office:value="-0.128148527526855" calcext:value-type="float">
            <text:p>-0,1281485275</text:p>
          </table:table-cell>
          <table:table-cell table:style-name="ce1" office:value-type="float" office:value="-0.34315116738926" calcext:value-type="float">
            <text:p>-0,3431511674</text:p>
          </table:table-cell>
          <table:table-cell table:style-name="ce1" office:value-type="float" office:value="-0.972028530072417" calcext:value-type="float">
            <text:p>-0,972028530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77642658501603" calcext:value-type="float">
            <text:p>0,0017764266</text:p>
          </table:table-cell>
          <table:table-cell table:style-name="ce1" office:value-type="float" office:value="0.0323881919219836" calcext:value-type="float">
            <text:p>0,0323881919</text:p>
          </table:table-cell>
          <table:table-cell table:style-name="ce1" office:value-type="float" office:value="0.070472299071539" calcext:value-type="float">
            <text:p>0,0704722991</text:p>
          </table:table-cell>
          <table:table-cell table:style-name="ce1" office:value-type="float" office:value="0.498188257217407" calcext:value-type="float">
            <text:p>0,4981882572</text:p>
          </table:table-cell>
          <table:table-cell table:style-name="ce1" office:value-type="float" office:value="0.498189926147461" calcext:value-type="float">
            <text:p>0,4981899261</text:p>
          </table:table-cell>
          <table:table-cell table:style-name="ce1" office:value-type="float" office:value="0.498196363449097" calcext:value-type="float">
            <text:p>0,4981963634</text:p>
          </table:table-cell>
          <table:table-cell table:style-name="ce1" office:value-type="float" office:value="-0.251785695552826" calcext:value-type="float">
            <text:p>-0,2517856956</text:p>
          </table:table-cell>
          <table:table-cell table:style-name="ce1" office:value-type="float" office:value="4.20077514648438" calcext:value-type="float">
            <text:p>4,2007751465</text:p>
          </table:table-cell>
          <table:table-cell table:style-name="ce1" office:value-type="float" office:value="-3.2251501083374" calcext:value-type="float">
            <text:p>-3,2251501083</text:p>
          </table:table-cell>
        </table:table-row>
        <table:table-row table:style-name="ro1">
          <table:table-cell table:style-name="ce1" office:value-type="string" calcext:value-type="string">
            <text:p>0.8718633651733398</text:p>
          </table:table-cell>
          <table:table-cell table:style-name="ce1" office:value-type="string" calcext:value-type="string">
            <text:p>0.018204450607299805</text:p>
          </table:table-cell>
          <table:table-cell table:style-name="ce1" office:value-type="string" calcext:value-type="string">
            <text:p>22.29201030731201</text:p>
          </table:table-cell>
          <table:table-cell table:style-name="ce1" office:value-type="float" office:value="0.0602518767118454" calcext:value-type="float">
            <text:p>0,0602518767</text:p>
          </table:table-cell>
          <table:table-cell table:style-name="ce1" office:value-type="float" office:value="-0.0602518767118454" calcext:value-type="float">
            <text:p>-0,0602518767</text:p>
          </table:table-cell>
          <table:table-cell table:style-name="ce1" office:value-type="float" office:value="2.70899224281311" calcext:value-type="float">
            <text:p>2,7089922428</text:p>
          </table:table-cell>
          <table:table-cell table:style-name="ce1" office:value-type="float" office:value="-0.0408735918942987" calcext:value-type="float">
            <text:p>-0,0408735919</text:p>
          </table:table-cell>
          <table:table-cell table:number-columns-repeated="2" table:style-name="ce1" office:value-type="float" office:value="-0.0550885893008363" calcext:value-type="float">
            <text:p>-0,0550885893</text:p>
          </table:table-cell>
          <table:table-cell table:style-name="ce1" office:value-type="float" office:value="-0.259826093912125" calcext:value-type="float">
            <text:p>-0,2598260939</text:p>
          </table:table-cell>
          <table:table-cell table:style-name="ce1" office:value-type="float" office:value="4.18424558639526" calcext:value-type="float">
            <text:p>4,1842455864</text:p>
          </table:table-cell>
          <table:table-cell table:style-name="ce1" office:value-type="float" office:value="-3.18144965171814" calcext:value-type="float">
            <text:p>-3,1814496517</text:p>
          </table:table-cell>
          <table:table-cell table:style-name="ce1" office:value-type="string" calcext:value-type="string">
            <text:p>-0.04087359189429874</text:p>
          </table:table-cell>
          <table:table-cell table:style-name="ce1" office:value-type="string" calcext:value-type="string">
            <text:p>-0.05508858930083634</text:p>
          </table:table-cell>
          <table:table-cell table:style-name="ce1" office:value-type="string" calcext:value-type="string">
            <text:p>-0.17150078341032945</text:p>
          </table:table-cell>
          <table:table-cell table:style-name="ce1" office:value-type="float" office:value="-0.0152316661551595" calcext:value-type="float">
            <text:p>-0,0152316662</text:p>
          </table:table-cell>
          <table:table-cell table:style-name="ce1" office:value-type="float" office:value="0.011169889010489" calcext:value-type="float">
            <text:p>0,011169889</text:p>
          </table:table-cell>
          <table:table-cell table:style-name="ce1" office:value-type="float" office:value="-0.126845237159729" calcext:value-type="float">
            <text:p>-0,1268452372</text:p>
          </table:table-cell>
          <table:table-cell table:style-name="ce1" office:value-type="float" office:value="-0.371546455182846" calcext:value-type="float">
            <text:p>-0,3715464552</text:p>
          </table:table-cell>
          <table:table-cell table:style-name="ce1" office:value-type="float" office:value="-0.951205403317306" calcext:value-type="float">
            <text:p>-0,951205403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87859550594848" calcext:value-type="float">
            <text:p>0,0187859551</text:p>
          </table:table-cell>
          <table:table-cell table:style-name="ce1" office:value-type="float" office:value="0.0167128164556962" calcext:value-type="float">
            <text:p>0,0167128165</text:p>
          </table:table-cell>
          <table:table-cell table:style-name="ce1" office:value-type="float" office:value="0.0537781499759816" calcext:value-type="float">
            <text:p>0,05377815</text:p>
          </table:table-cell>
          <table:table-cell table:style-name="ce1" office:value-type="float" office:value="0.466056823730469" calcext:value-type="float">
            <text:p>0,4660568237</text:p>
          </table:table-cell>
          <table:table-cell table:style-name="ce1" office:value-type="float" office:value="0.466054916381836" calcext:value-type="float">
            <text:p>0,4660549164</text:p>
          </table:table-cell>
          <table:table-cell table:style-name="ce1" office:value-type="float" office:value="0.466049432754517" calcext:value-type="float">
            <text:p>0,4660494328</text:p>
          </table:table-cell>
          <table:table-cell table:style-name="ce1" office:value-type="float" office:value="-0.259826093912125" calcext:value-type="float">
            <text:p>-0,2598260939</text:p>
          </table:table-cell>
          <table:table-cell table:style-name="ce1" office:value-type="float" office:value="4.18424558639526" calcext:value-type="float">
            <text:p>4,1842455864</text:p>
          </table:table-cell>
          <table:table-cell table:style-name="ce1" office:value-type="float" office:value="-3.18144965171814" calcext:value-type="float">
            <text:p>-3,1814496517</text:p>
          </table:table-cell>
        </table:table-row>
        <table:table-row table:style-name="ro1">
          <table:table-cell table:style-name="ce1" office:value-type="string" calcext:value-type="string">
            <text:p>0.8851931095123291</text:p>
          </table:table-cell>
          <table:table-cell table:style-name="ce1" office:value-type="string" calcext:value-type="string">
            <text:p>0.013329744338989258</text:p>
          </table:table-cell>
          <table:table-cell table:style-name="ce1" office:value-type="string" calcext:value-type="string">
            <text:p>22.75269365310669</text:p>
          </table:table-cell>
          <table:table-cell table:style-name="ce1" office:value-type="float" office:value="-0.156686296161169" calcext:value-type="float">
            <text:p>-0,1566862962</text:p>
          </table:table-cell>
          <table:table-cell table:style-name="ce1" office:value-type="float" office:value="0.0466721305886331" calcext:value-type="float">
            <text:p>0,0466721306</text:p>
          </table:table-cell>
          <table:table-cell table:style-name="ce1" office:value-type="float" office:value="2.83429157122588" calcext:value-type="float">
            <text:p>2,8342915712</text:p>
          </table:table-cell>
          <table:table-cell table:style-name="ce1" office:value-type="float" office:value="-0.0429929163445553" calcext:value-type="float">
            <text:p>-0,0429929163</text:p>
          </table:table-cell>
          <table:table-cell table:number-columns-repeated="2" table:style-name="ce1" office:value-type="float" office:value="-0.0489145290794698" calcext:value-type="float">
            <text:p>-0,0489145291</text:p>
          </table:table-cell>
          <table:table-cell table:style-name="ce1" office:value-type="float" office:value="-0.268745213747025" calcext:value-type="float">
            <text:p>-0,2687452137</text:p>
          </table:table-cell>
          <table:table-cell table:style-name="ce1" office:value-type="float" office:value="4.16895294189453" calcext:value-type="float">
            <text:p>4,1689529419</text:p>
          </table:table-cell>
          <table:table-cell table:style-name="ce1" office:value-type="float" office:value="-3.13855886459351" calcext:value-type="float">
            <text:p>-3,1385588646</text:p>
          </table:table-cell>
          <table:table-cell table:style-name="ce1" office:value-type="string" calcext:value-type="string">
            <text:p>-0.0429929163445553</text:p>
          </table:table-cell>
          <table:table-cell table:style-name="ce1" office:value-type="string" calcext:value-type="string">
            <text:p>-0.0489145290794698</text:p>
          </table:table-cell>
          <table:table-cell table:style-name="ce1" office:value-type="string" calcext:value-type="string">
            <text:p>-0.1696272075694964</text:p>
          </table:table-cell>
          <table:table-cell table:style-name="ce1" office:value-type="float" office:value="-0.0150629691779614" calcext:value-type="float">
            <text:p>-0,0150629692</text:p>
          </table:table-cell>
          <table:table-cell table:style-name="ce1" office:value-type="float" office:value="0.0150629691779614" calcext:value-type="float">
            <text:p>0,0150629692</text:p>
          </table:table-cell>
          <table:table-cell table:style-name="ce1" office:value-type="float" office:value="-0.125267596626282" calcext:value-type="float">
            <text:p>-0,1252675966</text:p>
          </table:table-cell>
          <table:table-cell table:style-name="ce1" office:value-type="float" office:value="-0.399405785689891" calcext:value-type="float">
            <text:p>-0,3994057857</text:p>
          </table:table-cell>
          <table:table-cell table:style-name="ce1" office:value-type="float" office:value="-0.923346173366428" calcext:value-type="float">
            <text:p>-0,923346173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45937598453516" calcext:value-type="float">
            <text:p>0,001459376</text:p>
          </table:table-cell>
          <table:table-cell table:style-name="ce1" office:value-type="float" office:value="0.0336786604214793" calcext:value-type="float">
            <text:p>0,0336786604</text:p>
          </table:table-cell>
          <table:table-cell table:style-name="ce1" office:value-type="float" office:value="0.0656155622714126" calcext:value-type="float">
            <text:p>0,0656155623</text:p>
          </table:table-cell>
          <table:table-cell table:style-name="ce1" office:value-type="float" office:value="0.46238112449646" calcext:value-type="float">
            <text:p>0,4623811245</text:p>
          </table:table-cell>
          <table:table-cell table:style-name="ce1" office:value-type="float" office:value="0.462379455566406" calcext:value-type="float">
            <text:p>0,4623794556</text:p>
          </table:table-cell>
          <table:table-cell table:style-name="ce1" office:value-type="float" office:value="0.462378740310669" calcext:value-type="float">
            <text:p>0,4623787403</text:p>
          </table:table-cell>
          <table:table-cell table:style-name="ce1" office:value-type="float" office:value="-0.268745213747025" calcext:value-type="float">
            <text:p>-0,2687452137</text:p>
          </table:table-cell>
          <table:table-cell table:style-name="ce1" office:value-type="float" office:value="4.16895294189453" calcext:value-type="float">
            <text:p>4,1689529419</text:p>
          </table:table-cell>
          <table:table-cell table:style-name="ce1" office:value-type="float" office:value="-3.13855886459351" calcext:value-type="float">
            <text:p>-3,1385588646</text:p>
          </table:table-cell>
        </table:table-row>
        <table:table-row table:style-name="ro1">
          <table:table-cell table:style-name="ce1" office:value-type="string" calcext:value-type="string">
            <text:p>0.900097131729126</text:p>
          </table:table-cell>
          <table:table-cell table:style-name="ce1" office:value-type="string" calcext:value-type="string">
            <text:p>0.014904022216796875</text:p>
          </table:table-cell>
          <table:table-cell table:style-name="ce1" office:value-type="string" calcext:value-type="string">
            <text:p>23.212989330291748</text:p>
          </table:table-cell>
          <table:table-cell table:style-name="ce1" office:value-type="float" office:value="-0.169519173234333" calcext:value-type="float">
            <text:p>-0,1695191732</text:p>
          </table:table-cell>
          <table:table-cell table:style-name="ce1" office:value-type="float" office:value="0.0328284825922714" calcext:value-type="float">
            <text:p>0,0328284826</text:p>
          </table:table-cell>
          <table:table-cell table:style-name="ce1" office:value-type="float" office:value="2.80522300873274" calcext:value-type="float">
            <text:p>2,8052230087</text:p>
          </table:table-cell>
          <table:table-cell table:style-name="ce1" office:value-type="float" office:value="0.0254752180556238" calcext:value-type="float">
            <text:p>0,0254752181</text:p>
          </table:table-cell>
          <table:table-cell table:number-columns-repeated="2" table:style-name="ce1" office:value-type="float" office:value="-0.0823526215073888" calcext:value-type="float">
            <text:p>-0,0823526215</text:p>
          </table:table-cell>
          <table:table-cell table:style-name="ce1" office:value-type="float" office:value="-0.277117013931274" calcext:value-type="float">
            <text:p>-0,2771170139</text:p>
          </table:table-cell>
          <table:table-cell table:style-name="ce1" office:value-type="float" office:value="4.15482568740845" calcext:value-type="float">
            <text:p>4,1548256874</text:p>
          </table:table-cell>
          <table:table-cell table:style-name="ce1" office:value-type="float" office:value="-3.09627604484558" calcext:value-type="float">
            <text:p>-3,0962760448</text:p>
          </table:table-cell>
          <table:table-cell table:style-name="ce1" office:value-type="string" calcext:value-type="string">
            <text:p>0.025475218055623756</text:p>
          </table:table-cell>
          <table:table-cell table:style-name="ce1" office:value-type="string" calcext:value-type="string">
            <text:p>-0.08235262150738876</text:p>
          </table:table-cell>
          <table:table-cell table:style-name="ce1" office:value-type="string" calcext:value-type="string">
            <text:p>-0.18462622915425914</text:p>
          </table:table-cell>
          <table:table-cell table:style-name="ce1" office:value-type="float" office:value="0.0391715740402922" calcext:value-type="float">
            <text:p>0,039171574</text:p>
          </table:table-cell>
          <table:table-cell table:style-name="ce1" office:value-type="float" office:value="-0.0116680326471583" calcext:value-type="float">
            <text:p>-0,0116680326</text:p>
          </table:table-cell>
          <table:table-cell table:style-name="ce1" office:value-type="float" office:value="-0.131783161703746" calcext:value-type="float">
            <text:p>-0,1317831617</text:p>
          </table:table-cell>
          <table:table-cell table:style-name="ce1" office:value-type="float" office:value="-0.327681500063611" calcext:value-type="float">
            <text:p>-0,3276815001</text:p>
          </table:table-cell>
          <table:table-cell table:style-name="ce1" office:value-type="float" office:value="-0.944710778943855" calcext:value-type="float">
            <text:p>-0,944710778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473915334347918" calcext:value-type="float">
            <text:p>0,4739153343</text:p>
          </table:table-cell>
          <table:table-cell table:style-name="ce1" office:value-type="float" office:value="-0.233581247905671" calcext:value-type="float">
            <text:p>-0,2335812479</text:p>
          </table:table-cell>
          <table:table-cell table:style-name="ce1" office:value-type="float" office:value="-0.273722698020544" calcext:value-type="float">
            <text:p>-0,273722698</text:p>
          </table:table-cell>
          <table:table-cell table:style-name="ce1" office:value-type="float" office:value="0.457757234573364" calcext:value-type="float">
            <text:p>0,4577572346</text:p>
          </table:table-cell>
          <table:table-cell table:style-name="ce1" office:value-type="float" office:value="0.457759380340576" calcext:value-type="float">
            <text:p>0,4577593803</text:p>
          </table:table-cell>
          <table:table-cell table:style-name="ce1" office:value-type="float" office:value="0.457760095596314" calcext:value-type="float">
            <text:p>0,4577600956</text:p>
          </table:table-cell>
          <table:table-cell table:style-name="ce1" office:value-type="float" office:value="-0.277117013931274" calcext:value-type="float">
            <text:p>-0,2771170139</text:p>
          </table:table-cell>
          <table:table-cell table:style-name="ce1" office:value-type="float" office:value="4.15482568740845" calcext:value-type="float">
            <text:p>4,1548256874</text:p>
          </table:table-cell>
          <table:table-cell table:style-name="ce1" office:value-type="float" office:value="-3.09627604484558" calcext:value-type="float">
            <text:p>-3,0962760448</text:p>
          </table:table-cell>
        </table:table-row>
        <table:table-row table:style-name="ro1">
          <table:table-cell table:style-name="ce1" office:value-type="string" calcext:value-type="string">
            <text:p>0.9156806468963623</text:p>
          </table:table-cell>
          <table:table-cell table:style-name="ce1" office:value-type="string" calcext:value-type="string">
            <text:p>0.015583515167236328</text:p>
          </table:table-cell>
          <table:table-cell table:style-name="ce1" office:value-type="string" calcext:value-type="string">
            <text:p>23.67717742919922</text:p>
          </table:table-cell>
          <table:table-cell table:style-name="ce1" office:value-type="float" office:value="0.0347897373139858" calcext:value-type="float">
            <text:p>0,0347897373</text:p>
          </table:table-cell>
          <table:table-cell table:style-name="ce1" office:value-type="float" office:value="-0.0966381579637527" calcext:value-type="float">
            <text:p>-0,096638158</text:p>
          </table:table-cell>
          <table:table-cell table:style-name="ce1" office:value-type="float" office:value="2.60697627067566" calcext:value-type="float">
            <text:p>2,6069762707</text:p>
          </table:table-cell>
          <table:table-cell table:style-name="ce1" office:value-type="float" office:value="0.0254892186197924" calcext:value-type="float">
            <text:p>0,0254892186</text:p>
          </table:table-cell>
          <table:table-cell table:number-columns-repeated="2" table:style-name="ce1" office:value-type="float" office:value="-0.0748219643298965" calcext:value-type="float">
            <text:p>-0,0748219643</text:p>
          </table:table-cell>
          <table:table-cell table:style-name="ce1" office:value-type="float" office:value="-0.282551944255829" calcext:value-type="float">
            <text:p>-0,2825519443</text:p>
          </table:table-cell>
          <table:table-cell table:style-name="ce1" office:value-type="float" office:value="4.14115190505981" calcext:value-type="float">
            <text:p>4,1411519051</text:p>
          </table:table-cell>
          <table:table-cell table:style-name="ce1" office:value-type="float" office:value="-3.05329775810242" calcext:value-type="float">
            <text:p>-3,0532977581</text:p>
          </table:table-cell>
          <table:table-cell table:style-name="ce1" office:value-type="string" calcext:value-type="string">
            <text:p>0.025489218619792423</text:p>
          </table:table-cell>
          <table:table-cell table:style-name="ce1" office:value-type="string" calcext:value-type="string">
            <text:p>-0.07482196432989649</text:p>
          </table:table-cell>
          <table:table-cell table:style-name="ce1" office:value-type="string" calcext:value-type="string">
            <text:p>-0.17470598152389333</text:p>
          </table:table-cell>
          <table:table-cell table:style-name="ce1" office:value-type="float" office:value="0.0423797933085833" calcext:value-type="float">
            <text:p>0,0423797933</text:p>
          </table:table-cell>
          <table:table-cell table:style-name="ce1" office:value-type="float" office:value="-0.00820712064806786" calcext:value-type="float">
            <text:p>-0,0082071206</text:p>
          </table:table-cell>
          <table:table-cell table:style-name="ce1" office:value-type="float" office:value="-0.130271596454102" calcext:value-type="float">
            <text:p>-0,1302715965</text:p>
          </table:table-cell>
          <table:table-cell table:style-name="ce1" office:value-type="float" office:value="-0.248995546468029" calcext:value-type="float">
            <text:p>-0,2489955465</text:p>
          </table:table-cell>
          <table:table-cell table:style-name="ce1" office:value-type="float" office:value="-0.959948845464727" calcext:value-type="float">
            <text:p>-0,959948845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76468494344182" calcext:value-type="float">
            <text:p>0,0276468494</text:p>
          </table:table-cell>
          <table:table-cell table:style-name="ce1" office:value-type="float" office:value="0.0298243846513994" calcext:value-type="float">
            <text:p>0,0298243847</text:p>
          </table:table-cell>
          <table:table-cell table:style-name="ce1" office:value-type="float" office:value="0.06262459720836" calcext:value-type="float">
            <text:p>0,0626245972</text:p>
          </table:table-cell>
          <table:table-cell table:style-name="ce1" office:value-type="float" office:value="0.464171409606934" calcext:value-type="float">
            <text:p>0,4641714096</text:p>
          </table:table-cell>
          <table:table-cell table:style-name="ce1" office:value-type="float" office:value="0.464172124862671" calcext:value-type="float">
            <text:p>0,4641721249</text:p>
          </table:table-cell>
          <table:table-cell table:style-name="ce1" office:value-type="float" office:value="0.464171648025513" calcext:value-type="float">
            <text:p>0,464171648</text:p>
          </table:table-cell>
          <table:table-cell table:style-name="ce1" office:value-type="float" office:value="-0.282551944255829" calcext:value-type="float">
            <text:p>-0,2825519443</text:p>
          </table:table-cell>
          <table:table-cell table:style-name="ce1" office:value-type="float" office:value="4.14115190505981" calcext:value-type="float">
            <text:p>4,1411519051</text:p>
          </table:table-cell>
          <table:table-cell table:style-name="ce1" office:value-type="float" office:value="-3.05329775810242" calcext:value-type="float">
            <text:p>-3,0532977581</text:p>
          </table:table-cell>
        </table:table-row>
        <table:table-row table:style-name="ro1">
          <table:table-cell table:style-name="ce1" office:value-type="string" calcext:value-type="string">
            <text:p>0.9384443759918213</text:p>
          </table:table-cell>
          <table:table-cell table:style-name="ce1" office:value-type="string" calcext:value-type="string">
            <text:p>0.022763729095458984</text:p>
          </table:table-cell>
          <table:table-cell table:style-name="ce1" office:value-type="string" calcext:value-type="string">
            <text:p>24.145933151245117</text:p>
          </table:table-cell>
          <table:table-cell table:style-name="ce1" office:value-type="float" office:value="0.0342684350907803" calcext:value-type="float">
            <text:p>0,0342684351</text:p>
          </table:table-cell>
          <table:table-cell table:style-name="ce1" office:value-type="float" office:value="-0.110420510172844" calcext:value-type="float">
            <text:p>-0,1104205102</text:p>
          </table:table-cell>
          <table:table-cell table:style-name="ce1" office:value-type="float" office:value="2.56791234016418" calcext:value-type="float">
            <text:p>2,5679123402</text:p>
          </table:table-cell>
          <table:table-cell table:style-name="ce1" office:value-type="float" office:value="-0.0357637041800814" calcext:value-type="float">
            <text:p>-0,0357637042</text:p>
          </table:table-cell>
          <table:table-cell table:number-columns-repeated="2" table:style-name="ce1" office:value-type="float" office:value="-0.0344814047181544" calcext:value-type="float">
            <text:p>-0,0344814047</text:p>
          </table:table-cell>
          <table:table-cell table:style-name="ce1" office:value-type="float" office:value="-0.282551944255829" calcext:value-type="float">
            <text:p>-0,2825519443</text:p>
          </table:table-cell>
          <table:table-cell table:style-name="ce1" office:value-type="float" office:value="4.14115190505981" calcext:value-type="float">
            <text:p>4,1411519051</text:p>
          </table:table-cell>
          <table:table-cell table:style-name="ce1" office:value-type="float" office:value="-3.05329775810242" calcext:value-type="float">
            <text:p>-3,0532977581</text:p>
          </table:table-cell>
          <table:table-cell table:style-name="ce1" office:value-type="string" calcext:value-type="string">
            <text:p>-0.03576370418008144</text:p>
          </table:table-cell>
          <table:table-cell table:style-name="ce1" office:value-type="string" calcext:value-type="string">
            <text:p>-0.03448140471815439</text:p>
          </table:table-cell>
          <table:table-cell table:style-name="ce1" office:value-type="string" calcext:value-type="string">
            <text:p>-0.15539573920804925</text:p>
          </table:table-cell>
          <table:table-cell table:style-name="ce1" office:value-type="float" office:value="-0.00869743432849646" calcext:value-type="float">
            <text:p>-0,0086974343</text:p>
          </table:table-cell>
          <table:table-cell table:style-name="ce1" office:value-type="float" office:value="0.0241595394909382" calcext:value-type="float">
            <text:p>0,0241595395</text:p>
          </table:table-cell>
          <table:table-cell table:style-name="ce1" office:value-type="float" office:value="-0.119962766075134" calcext:value-type="float">
            <text:p>-0,1199627661</text:p>
          </table:table-cell>
          <table:table-cell table:style-name="ce1" office:value-type="float" office:value="-0.265312567168665" calcext:value-type="float">
            <text:p>-0,2653125672</text:p>
          </table:table-cell>
          <table:table-cell table:style-name="ce1" office:value-type="float" office:value="-0.914623558142048" calcext:value-type="float">
            <text:p>-0,914623558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43560975127069" calcext:value-type="float">
            <text:p>-0,4356097513</text:p>
          </table:table-cell>
          <table:table-cell table:style-name="ce1" office:value-type="float" office:value="0.276036146710296" calcext:value-type="float">
            <text:p>0,2760361467</text:p>
          </table:table-cell>
          <table:table-cell table:style-name="ce1" office:value-type="float" office:value="0.4226810746834" calcext:value-type="float">
            <text:p>0,4226810747</text:p>
          </table:table-cell>
          <table:table-cell table:style-name="ce1" office:value-type="float" office:value="0.469018220901489" calcext:value-type="float">
            <text:p>0,4690182209</text:p>
          </table:table-cell>
          <table:table-cell table:style-name="ce1" office:value-type="float" office:value="0.46902060508728" calcext:value-type="float">
            <text:p>0,4690206051</text:p>
          </table:table-cell>
          <table:table-cell table:style-name="ce1" office:value-type="float" office:value="0.469022035598755" calcext:value-type="float">
            <text:p>0,4690220356</text:p>
          </table:table-cell>
          <table:table-cell table:style-name="ce1" office:value-type="float" office:value="-0.282551944255829" calcext:value-type="float">
            <text:p>-0,2825519443</text:p>
          </table:table-cell>
          <table:table-cell table:style-name="ce1" office:value-type="float" office:value="4.14115190505981" calcext:value-type="float">
            <text:p>4,1411519051</text:p>
          </table:table-cell>
          <table:table-cell table:style-name="ce1" office:value-type="float" office:value="-3.05329775810242" calcext:value-type="float">
            <text:p>-3,0532977581</text:p>
          </table:table-cell>
        </table:table-row>
        <table:table-row table:style-name="ro1">
          <table:table-cell table:style-name="ce1" office:value-type="string" calcext:value-type="string">
            <text:p>0.9519248008728027</text:p>
          </table:table-cell>
          <table:table-cell table:style-name="ce1" office:value-type="string" calcext:value-type="string">
            <text:p>0.013480424880981445</text:p>
          </table:table-cell>
          <table:table-cell table:style-name="ce1" office:value-type="string" calcext:value-type="string">
            <text:p>24.647594213485718</text:p>
          </table:table-cell>
          <table:table-cell table:style-name="ce1" office:value-type="float" office:value="0.0489576980471611" calcext:value-type="float">
            <text:p>0,048957698</text:p>
          </table:table-cell>
          <table:table-cell table:style-name="ce1" office:value-type="float" office:value="-0.124277234077454" calcext:value-type="float">
            <text:p>-0,1242772341</text:p>
          </table:table-cell>
          <table:table-cell table:style-name="ce1" office:value-type="float" office:value="2.5398383140564" calcext:value-type="float">
            <text:p>2,5398383141</text:p>
          </table:table-cell>
          <table:table-cell table:style-name="ce1" office:value-type="float" office:value="-0.0283223804260477" calcext:value-type="float">
            <text:p>-0,0283223804</text:p>
          </table:table-cell>
          <table:table-cell table:number-columns-repeated="2" table:style-name="ce1" office:value-type="float" office:value="-0.0320044924875508" calcext:value-type="float">
            <text:p>-0,0320044925</text:p>
          </table:table-cell>
          <table:table-cell table:style-name="ce1" office:value-type="float" office:value="-0.279471158981323" calcext:value-type="float">
            <text:p>-0,279471159</text:p>
          </table:table-cell>
          <table:table-cell table:style-name="ce1" office:value-type="float" office:value="4.12396097183228" calcext:value-type="float">
            <text:p>4,1239609718</text:p>
          </table:table-cell>
          <table:table-cell table:style-name="ce1" office:value-type="float" office:value="-3.00985193252563" calcext:value-type="float">
            <text:p>-3,0098519325</text:p>
          </table:table-cell>
          <table:table-cell table:style-name="ce1" office:value-type="string" calcext:value-type="string">
            <text:p>-0.028322380426047657</text:p>
          </table:table-cell>
          <table:table-cell table:style-name="ce1" office:value-type="string" calcext:value-type="string">
            <text:p>-0.03200449248755077</text:p>
          </table:table-cell>
          <table:table-cell table:style-name="ce1" office:value-type="string" calcext:value-type="string">
            <text:p>-0.1619851379384764</text:p>
          </table:table-cell>
          <table:table-cell table:style-name="ce1" office:value-type="float" office:value="-0.00856710877269506" calcext:value-type="float">
            <text:p>-0,0085671088</text:p>
          </table:table-cell>
          <table:table-cell table:style-name="ce1" office:value-type="float" office:value="0.027605127543211" calcext:value-type="float">
            <text:p>0,0276051275</text:p>
          </table:table-cell>
          <table:table-cell table:style-name="ce1" office:value-type="float" office:value="-0.117931441688538" calcext:value-type="float">
            <text:p>-0,1179314417</text:p>
          </table:table-cell>
          <table:table-cell table:style-name="ce1" office:value-type="float" office:value="-0.282507579407408" calcext:value-type="float">
            <text:p>-0,2825075794</text:p>
          </table:table-cell>
          <table:table-cell table:style-name="ce1" office:value-type="float" office:value="-0.859217619659259" calcext:value-type="float">
            <text:p>-0,859217619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03891821364036" calcext:value-type="float">
            <text:p>0,0010389182</text:p>
          </table:table-cell>
          <table:table-cell table:style-name="ce1" office:value-type="float" office:value="0.0274673510454555" calcext:value-type="float">
            <text:p>0,027467351</text:p>
          </table:table-cell>
          <table:table-cell table:style-name="ce1" office:value-type="float" office:value="0.0778521500024471" calcext:value-type="float">
            <text:p>0,07785215</text:p>
          </table:table-cell>
          <table:table-cell table:style-name="ce1" office:value-type="float" office:value="0.501774072647095" calcext:value-type="float">
            <text:p>0,5017740726</text:p>
          </table:table-cell>
          <table:table-cell table:style-name="ce1" office:value-type="float" office:value="0.501772165298462" calcext:value-type="float">
            <text:p>0,5017721653</text:p>
          </table:table-cell>
          <table:table-cell table:style-name="ce1" office:value-type="float" office:value="0.501770734786987" calcext:value-type="float">
            <text:p>0,5017707348</text:p>
          </table:table-cell>
          <table:table-cell table:style-name="ce1" office:value-type="float" office:value="-0.279471158981323" calcext:value-type="float">
            <text:p>-0,279471159</text:p>
          </table:table-cell>
          <table:table-cell table:style-name="ce1" office:value-type="float" office:value="4.12396097183228" calcext:value-type="float">
            <text:p>4,1239609718</text:p>
          </table:table-cell>
          <table:table-cell table:style-name="ce1" office:value-type="float" office:value="-3.00985193252563" calcext:value-type="float">
            <text:p>-3,0098519325</text:p>
          </table:table-cell>
        </table:table-row>
        <table:table-row table:style-name="ro1">
          <table:table-cell table:style-name="ce1" office:value-type="string" calcext:value-type="string">
            <text:p>0.9679832458496094</text:p>
          </table:table-cell>
          <table:table-cell table:style-name="ce1" office:value-type="string" calcext:value-type="string">
            <text:p>0.01605844497680664</text:p>
          </table:table-cell>
          <table:table-cell table:style-name="ce1" office:value-type="string" calcext:value-type="string">
            <text:p>25.125242948532104</text:p>
          </table:table-cell>
          <table:table-cell table:style-name="ce1" office:value-type="float" office:value="0.0482704937458038" calcext:value-type="float">
            <text:p>0,0482704937</text:p>
          </table:table-cell>
          <table:table-cell table:style-name="ce1" office:value-type="float" office:value="-0.137385249137878" calcext:value-type="float">
            <text:p>-0,1373852491</text:p>
          </table:table-cell>
          <table:table-cell table:style-name="ce1" office:value-type="float" office:value="2.50418734550476" calcext:value-type="float">
            <text:p>2,5041873455</text:p>
          </table:table-cell>
          <table:table-cell table:style-name="ce1" office:value-type="float" office:value="-0.0342519903919254" calcext:value-type="float">
            <text:p>-0,0342519904</text:p>
          </table:table-cell>
          <table:table-cell table:number-columns-repeated="2" table:style-name="ce1" office:value-type="float" office:value="-0.0243534784850877" calcext:value-type="float">
            <text:p>-0,0243534785</text:p>
          </table:table-cell>
          <table:table-cell table:style-name="ce1" office:value-type="float" office:value="-0.276898503303528" calcext:value-type="float">
            <text:p>-0,2768985033</text:p>
          </table:table-cell>
          <table:table-cell table:style-name="ce1" office:value-type="float" office:value="4.10918188095093" calcext:value-type="float">
            <text:p>4,109181881</text:p>
          </table:table-cell>
          <table:table-cell table:style-name="ce1" office:value-type="float" office:value="-2.96894145011902" calcext:value-type="float">
            <text:p>-2,9689414501</text:p>
          </table:table-cell>
          <table:table-cell table:style-name="ce1" office:value-type="string" calcext:value-type="string">
            <text:p>-0.034251990391925356</text:p>
          </table:table-cell>
          <table:table-cell table:style-name="ce1" office:value-type="string" calcext:value-type="string">
            <text:p>-0.024353478485087704</text:p>
          </table:table-cell>
          <table:table-cell table:style-name="ce1" office:value-type="string" calcext:value-type="string">
            <text:p>-0.16100281716550816</text:p>
          </table:table-cell>
          <table:table-cell table:style-name="ce1" office:value-type="float" office:value="-0.0122394245117903" calcext:value-type="float">
            <text:p>-0,0122394245</text:p>
          </table:table-cell>
          <table:table-cell table:style-name="ce1" office:value-type="float" office:value="0.0310693085193634" calcext:value-type="float">
            <text:p>0,0310693085</text:p>
          </table:table-cell>
          <table:table-cell table:style-name="ce1" office:value-type="float" office:value="-0.116471592330933" calcext:value-type="float">
            <text:p>-0,1164715923</text:p>
          </table:table-cell>
          <table:table-cell table:style-name="ce1" office:value-type="float" office:value="-0.305901756683607" calcext:value-type="float">
            <text:p>-0,3059017567</text:p>
          </table:table-cell>
          <table:table-cell table:style-name="ce1" office:value-type="float" office:value="-0.799832192735803" calcext:value-type="float">
            <text:p>-0,799832192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307406621683383" calcext:value-type="float">
            <text:p>-0,0307406622</text:p>
          </table:table-cell>
          <table:table-cell table:style-name="ce1" office:value-type="float" office:value="0.0289982813874435" calcext:value-type="float">
            <text:p>0,0289982814</text:p>
          </table:table-cell>
          <table:table-cell table:style-name="ce1" office:value-type="float" office:value="0.0587510066169786" calcext:value-type="float">
            <text:p>0,0587510066</text:p>
          </table:table-cell>
          <table:table-cell table:style-name="ce1" office:value-type="float" office:value="0.477844715118408" calcext:value-type="float">
            <text:p>0,4778447151</text:p>
          </table:table-cell>
          <table:table-cell table:style-name="ce1" office:value-type="float" office:value="0.477846384048462" calcext:value-type="float">
            <text:p>0,477846384</text:p>
          </table:table-cell>
          <table:table-cell table:style-name="ce1" office:value-type="float" office:value="0.477847576141357" calcext:value-type="float">
            <text:p>0,4778475761</text:p>
          </table:table-cell>
          <table:table-cell table:style-name="ce1" office:value-type="float" office:value="-0.276898503303528" calcext:value-type="float">
            <text:p>-0,2768985033</text:p>
          </table:table-cell>
          <table:table-cell table:style-name="ce1" office:value-type="float" office:value="4.10918188095093" calcext:value-type="float">
            <text:p>4,109181881</text:p>
          </table:table-cell>
          <table:table-cell table:style-name="ce1" office:value-type="float" office:value="-2.96894145011902" calcext:value-type="float">
            <text:p>-2,9689414501</text:p>
          </table:table-cell>
        </table:table-row>
        <table:table-row table:style-name="ro1">
          <table:table-cell table:style-name="ce1" office:value-type="string" calcext:value-type="string">
            <text:p>0.9810497760772705</text:p>
          </table:table-cell>
          <table:table-cell table:style-name="ce1" office:value-type="string" calcext:value-type="string">
            <text:p>0.013066530227661133</text:p>
          </table:table-cell>
          <table:table-cell table:style-name="ce1" office:value-type="string" calcext:value-type="string">
            <text:p>25.600853443145752</text:p>
          </table:table-cell>
          <table:table-cell table:style-name="ce1" office:value-type="float" office:value="0.0477959737181664" calcext:value-type="float">
            <text:p>0,0477959737</text:p>
          </table:table-cell>
          <table:table-cell table:style-name="ce1" office:value-type="float" office:value="-0.14338792860508" calcext:value-type="float">
            <text:p>-0,1433879286</text:p>
          </table:table-cell>
          <table:table-cell table:style-name="ce1" office:value-type="float" office:value="2.47957015037537" calcext:value-type="float">
            <text:p>2,4795701504</text:p>
          </table:table-cell>
          <table:table-cell table:style-name="ce1" office:value-type="float" office:value="-0.0350693823578223" calcext:value-type="float">
            <text:p>-0,0350693824</text:p>
          </table:table-cell>
          <table:table-cell table:number-columns-repeated="2" table:style-name="ce1" office:value-type="float" office:value="-0.0165064947698901" calcext:value-type="float">
            <text:p>-0,0165064948</text:p>
          </table:table-cell>
          <table:table-cell table:style-name="ce1" office:value-type="float" office:value="-0.27884030342102" calcext:value-type="float">
            <text:p>-0,2788403034</text:p>
          </table:table-cell>
          <table:table-cell table:style-name="ce1" office:value-type="float" office:value="4.09936571121216" calcext:value-type="float">
            <text:p>4,0993657112</text:p>
          </table:table-cell>
          <table:table-cell table:style-name="ce1" office:value-type="float" office:value="-2.92824673652649" calcext:value-type="float">
            <text:p>-2,9282467365</text:p>
          </table:table-cell>
          <table:table-cell table:style-name="ce1" office:value-type="string" calcext:value-type="string">
            <text:p>-0.03506938235782226</text:p>
          </table:table-cell>
          <table:table-cell table:style-name="ce1" office:value-type="string" calcext:value-type="string">
            <text:p>-0.016506494769890103</text:p>
          </table:table-cell>
          <table:table-cell table:style-name="ce1" office:value-type="string" calcext:value-type="string">
            <text:p>-0.15875488880139918</text:p>
          </table:table-cell>
          <table:table-cell table:style-name="ce1" office:value-type="float" office:value="-0.012067623436451" calcext:value-type="float">
            <text:p>-0,0120676234</text:p>
          </table:table-cell>
          <table:table-cell table:style-name="ce1" office:value-type="float" office:value="0.0343463122844696" calcext:value-type="float">
            <text:p>0,0343463123</text:p>
          </table:table-cell>
          <table:table-cell table:style-name="ce1" office:value-type="float" office:value="-0.114617741966248" calcext:value-type="float">
            <text:p>-0,114617742</text:p>
          </table:table-cell>
          <table:table-cell table:style-name="ce1" office:value-type="float" office:value="-0.32899667373" calcext:value-type="float">
            <text:p>-0,3289966737</text:p>
          </table:table-cell>
          <table:table-cell table:style-name="ce1" office:value-type="float" office:value="-0.734100703385619" calcext:value-type="float">
            <text:p>-0,734100703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436319986087" calcext:value-type="float">
            <text:p>0,00143632</text:p>
          </table:table-cell>
          <table:table-cell table:style-name="ce1" office:value-type="float" office:value="0.0273970350068519" calcext:value-type="float">
            <text:p>0,027397035</text:p>
          </table:table-cell>
          <table:table-cell table:style-name="ce1" office:value-type="float" office:value="0.0745141265939354" calcext:value-type="float">
            <text:p>0,0745141266</text:p>
          </table:table-cell>
          <table:table-cell table:style-name="ce1" office:value-type="float" office:value="0.478447914123535" calcext:value-type="float">
            <text:p>0,4784479141</text:p>
          </table:table-cell>
          <table:table-cell table:style-name="ce1" office:value-type="float" office:value="0.478446483612061" calcext:value-type="float">
            <text:p>0,4784464836</text:p>
          </table:table-cell>
          <table:table-cell table:style-name="ce1" office:value-type="float" office:value="0.478445768356323" calcext:value-type="float">
            <text:p>0,4784457684</text:p>
          </table:table-cell>
          <table:table-cell table:style-name="ce1" office:value-type="float" office:value="-0.27884030342102" calcext:value-type="float">
            <text:p>-0,2788403034</text:p>
          </table:table-cell>
          <table:table-cell table:style-name="ce1" office:value-type="float" office:value="4.09936571121216" calcext:value-type="float">
            <text:p>4,0993657112</text:p>
          </table:table-cell>
          <table:table-cell table:style-name="ce1" office:value-type="float" office:value="-2.92824673652649" calcext:value-type="float">
            <text:p>-2,9282467365</text:p>
          </table:table-cell>
        </table:table-row>
        <table:table-row table:style-name="ro1">
          <table:table-cell table:style-name="ce1" office:value-type="string" calcext:value-type="string">
            <text:p>1.0051722526550293</text:p>
          </table:table-cell>
          <table:table-cell table:style-name="ce1" office:value-type="string" calcext:value-type="string">
            <text:p>0.02412247657775879</text:p>
          </table:table-cell>
          <table:table-cell table:style-name="ce1" office:value-type="string" calcext:value-type="string">
            <text:p>26.055803298950195</text:p>
          </table:table-cell>
          <table:table-cell table:style-name="ce1" office:value-type="float" office:value="0.0471125207841396" calcext:value-type="float">
            <text:p>0,0471125208</text:p>
          </table:table-cell>
          <table:table-cell table:style-name="ce1" office:value-type="float" office:value="-0.148585632443428" calcext:value-type="float">
            <text:p>-0,1485856324</text:p>
          </table:table-cell>
          <table:table-cell table:style-name="ce1" office:value-type="float" office:value="2.44411373138428" calcext:value-type="float">
            <text:p>2,4441137314</text:p>
          </table:table-cell>
          <table:table-cell table:style-name="ce1" office:value-type="float" office:value="-0.0364841697479573" calcext:value-type="float">
            <text:p>-0,0364841697</text:p>
          </table:table-cell>
          <table:table-cell table:number-columns-repeated="2" table:style-name="ce1" office:value-type="float" office:value="-0.0107062786833783" calcext:value-type="float">
            <text:p>-0,0107062787</text:p>
          </table:table-cell>
          <table:table-cell table:style-name="ce1" office:value-type="float" office:value="-0.282260328531265" calcext:value-type="float">
            <text:p>-0,2822603285</text:p>
          </table:table-cell>
          <table:table-cell table:style-name="ce1" office:value-type="float" office:value="4.09211778640747" calcext:value-type="float">
            <text:p>4,0921177864</text:p>
          </table:table-cell>
          <table:table-cell table:style-name="ce1" office:value-type="float" office:value="-2.88807702064514" calcext:value-type="float">
            <text:p>-2,8880770206</text:p>
          </table:table-cell>
          <table:table-cell table:style-name="ce1" office:value-type="string" calcext:value-type="string">
            <text:p>-0.03648416974795726</text:p>
          </table:table-cell>
          <table:table-cell table:style-name="ce1" office:value-type="string" calcext:value-type="string">
            <text:p>-0.01070627868337828</text:p>
          </table:table-cell>
          <table:table-cell table:style-name="ce1" office:value-type="string" calcext:value-type="string">
            <text:p>-0.1579880670245248</text:p>
          </table:table-cell>
          <table:table-cell table:style-name="ce1" office:value-type="float" office:value="-0.0119489934295416" calcext:value-type="float">
            <text:p>-0,0119489934</text:p>
          </table:table-cell>
          <table:table-cell table:style-name="ce1" office:value-type="float" office:value="0.0358469821512699" calcext:value-type="float">
            <text:p>0,0358469822</text:p>
          </table:table-cell>
          <table:table-cell table:style-name="ce1" office:value-type="float" office:value="-0.113337647819519" calcext:value-type="float">
            <text:p>-0,1133376478</text:p>
          </table:table-cell>
          <table:table-cell table:style-name="ce1" office:value-type="float" office:value="-0.35079239412975" calcext:value-type="float">
            <text:p>-0,3507923941</text:p>
          </table:table-cell>
          <table:table-cell table:style-name="ce1" office:value-type="float" office:value="-0.668713504602441" calcext:value-type="float">
            <text:p>-0,668713504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04057798291288" calcext:value-type="float">
            <text:p>0,001040578</text:p>
          </table:table-cell>
          <table:table-cell table:style-name="ce1" office:value-type="float" office:value="0.013163307052445" calcext:value-type="float">
            <text:p>0,0131633071</text:p>
          </table:table-cell>
          <table:table-cell table:style-name="ce1" office:value-type="float" office:value="0.0539832317997687" calcext:value-type="float">
            <text:p>0,0539832318</text:p>
          </table:table-cell>
          <table:table-cell table:style-name="ce1" office:value-type="float" office:value="0.456015825271606" calcext:value-type="float">
            <text:p>0,4560158253</text:p>
          </table:table-cell>
          <table:table-cell table:style-name="ce1" office:value-type="float" office:value="0.456016063690186" calcext:value-type="float">
            <text:p>0,4560160637</text:p>
          </table:table-cell>
          <table:table-cell table:style-name="ce1" office:value-type="float" office:value="0.456015586853027" calcext:value-type="float">
            <text:p>0,4560155869</text:p>
          </table:table-cell>
          <table:table-cell table:style-name="ce1" office:value-type="float" office:value="-0.282260328531265" calcext:value-type="float">
            <text:p>-0,2822603285</text:p>
          </table:table-cell>
          <table:table-cell table:style-name="ce1" office:value-type="float" office:value="4.09211778640747" calcext:value-type="float">
            <text:p>4,0921177864</text:p>
          </table:table-cell>
          <table:table-cell table:style-name="ce1" office:value-type="float" office:value="-2.88807702064514" calcext:value-type="float">
            <text:p>-2,8880770206</text:p>
          </table:table-cell>
        </table:table-row>
        <table:table-row table:style-name="ro1">
          <table:table-cell table:style-name="ce1" office:value-type="string" calcext:value-type="string">
            <text:p>1.018847942352295</text:p>
          </table:table-cell>
          <table:table-cell table:style-name="ce1" office:value-type="string" calcext:value-type="string">
            <text:p>0.013675689697265625</text:p>
          </table:table-cell>
          <table:table-cell table:style-name="ce1" office:value-type="string" calcext:value-type="string">
            <text:p>26.568663835525513</text:p>
          </table:table-cell>
          <table:table-cell table:style-name="ce1" office:value-type="float" office:value="0.0464350879192352" calcext:value-type="float">
            <text:p>0,0464350879</text:p>
          </table:table-cell>
          <table:table-cell table:style-name="ce1" office:value-type="float" office:value="-0.146449133753777" calcext:value-type="float">
            <text:p>-0,1464491338</text:p>
          </table:table-cell>
          <table:table-cell table:style-name="ce1" office:value-type="float" office:value="2.40896987915039" calcext:value-type="float">
            <text:p>2,4089698792</text:p>
          </table:table-cell>
          <table:table-cell table:style-name="ce1" office:value-type="float" office:value="-0.0379888405429215" calcext:value-type="float">
            <text:p>-0,0379888405</text:p>
          </table:table-cell>
          <table:table-cell table:number-columns-repeated="2" table:style-name="ce1" office:value-type="float" office:value="-0.00416193187541643" calcext:value-type="float">
            <text:p>-0,0041619319</text:p>
          </table:table-cell>
          <table:table-cell table:style-name="ce1" office:value-type="float" office:value="-0.286988407373428" calcext:value-type="float">
            <text:p>-0,2869884074</text:p>
          </table:table-cell>
          <table:table-cell table:style-name="ce1" office:value-type="float" office:value="4.08736610412598" calcext:value-type="float">
            <text:p>4,0873661041</text:p>
          </table:table-cell>
          <table:table-cell table:style-name="ce1" office:value-type="float" office:value="-2.84822010993958" calcext:value-type="float">
            <text:p>-2,8482201099</text:p>
          </table:table-cell>
          <table:table-cell table:style-name="ce1" office:value-type="string" calcext:value-type="string">
            <text:p>-0.03798884054292146</text:p>
          </table:table-cell>
          <table:table-cell table:style-name="ce1" office:value-type="string" calcext:value-type="string">
            <text:p>-0.00416193187541643</text:p>
          </table:table-cell>
          <table:table-cell table:style-name="ce1" office:value-type="string" calcext:value-type="string">
            <text:p>-0.15575529586370024</text:p>
          </table:table-cell>
          <table:table-cell table:style-name="ce1" office:value-type="float" office:value="-0.0117781301960349" calcext:value-type="float">
            <text:p>-0,0117781302</text:p>
          </table:table-cell>
          <table:table-cell table:style-name="ce1" office:value-type="float" office:value="0.037146408110857" calcext:value-type="float">
            <text:p>0,0371464081</text:p>
          </table:table-cell>
          <table:table-cell table:style-name="ce1" office:value-type="float" office:value="-0.111493914031982" calcext:value-type="float">
            <text:p>-0,111493914</text:p>
          </table:table-cell>
          <table:table-cell table:style-name="ce1" office:value-type="float" office:value="-0.374812152412682" calcext:value-type="float">
            <text:p>-0,3748121524</text:p>
          </table:table-cell>
          <table:table-cell table:style-name="ce1" office:value-type="float" office:value="-0.592959135418014" calcext:value-type="float">
            <text:p>-0,592959135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34052933339444" calcext:value-type="float">
            <text:p>0,0013405293</text:p>
          </table:table-cell>
          <table:table-cell table:style-name="ce1" office:value-type="float" office:value="0.010194845794233" calcext:value-type="float">
            <text:p>0,0101948458</text:p>
          </table:table-cell>
          <table:table-cell table:style-name="ce1" office:value-type="float" office:value="0.0695447267312879" calcext:value-type="float">
            <text:p>0,0695447267</text:p>
          </table:table-cell>
          <table:table-cell table:style-name="ce1" office:value-type="float" office:value="0.509838104248047" calcext:value-type="float">
            <text:p>0,5098381042</text:p>
          </table:table-cell>
          <table:table-cell table:style-name="ce1" office:value-type="float" office:value="0.509836435317993" calcext:value-type="float">
            <text:p>0,5098364353</text:p>
          </table:table-cell>
          <table:table-cell table:style-name="ce1" office:value-type="float" office:value="0.509836196899414" calcext:value-type="float">
            <text:p>0,5098361969</text:p>
          </table:table-cell>
          <table:table-cell table:style-name="ce1" office:value-type="float" office:value="-0.286988407373428" calcext:value-type="float">
            <text:p>-0,2869884074</text:p>
          </table:table-cell>
          <table:table-cell table:style-name="ce1" office:value-type="float" office:value="4.08736610412598" calcext:value-type="float">
            <text:p>4,0873661041</text:p>
          </table:table-cell>
          <table:table-cell table:style-name="ce1" office:value-type="float" office:value="-2.84822010993958" calcext:value-type="float">
            <text:p>-2,8482201099</text:p>
          </table:table-cell>
        </table:table-row>
        <table:table-row table:style-name="ro1">
          <table:table-cell table:style-name="ce1" office:value-type="string" calcext:value-type="string">
            <text:p>1.0329389572143555</text:p>
          </table:table-cell>
          <table:table-cell table:style-name="ce1" office:value-type="string" calcext:value-type="string">
            <text:p>0.014091014862060547</text:p>
          </table:table-cell>
          <table:table-cell table:style-name="ce1" office:value-type="string" calcext:value-type="string">
            <text:p>27.010869026184082</text:p>
          </table:table-cell>
          <table:table-cell table:style-name="ce1" office:value-type="float" office:value="0.0389383547008038" calcext:value-type="float">
            <text:p>0,0389383547</text:p>
          </table:table-cell>
          <table:table-cell table:style-name="ce1" office:value-type="float" office:value="-0.152213558554649" calcext:value-type="float">
            <text:p>-0,1522135586</text:p>
          </table:table-cell>
          <table:table-cell table:style-name="ce1" office:value-type="float" office:value="2.3873348236084" calcext:value-type="float">
            <text:p>2,3873348236</text:p>
          </table:table-cell>
          <table:table-cell table:style-name="ce1" office:value-type="float" office:value="-0.0392486271406096" calcext:value-type="float">
            <text:p>-0,0392486271</text:p>
          </table:table-cell>
          <table:table-cell table:number-columns-repeated="2" table:style-name="ce1" office:value-type="float" office:value="-0.000470004482835135" calcext:value-type="float">
            <text:p>-0,0004700045</text:p>
          </table:table-cell>
          <table:table-cell table:style-name="ce1" office:value-type="float" office:value="-0.292288303375244" calcext:value-type="float">
            <text:p>-0,2922883034</text:p>
          </table:table-cell>
          <table:table-cell table:style-name="ce1" office:value-type="float" office:value="4.08432674407959" calcext:value-type="float">
            <text:p>4,0843267441</text:p>
          </table:table-cell>
          <table:table-cell table:style-name="ce1" office:value-type="float" office:value="-2.80943083763123" calcext:value-type="float">
            <text:p>-2,8094308376</text:p>
          </table:table-cell>
          <table:table-cell table:style-name="ce1" office:value-type="string" calcext:value-type="string">
            <text:p>-0.03924862714060965</text:p>
          </table:table-cell>
          <table:table-cell table:style-name="ce1" office:value-type="string" calcext:value-type="string">
            <text:p>-0.00047000448283513493</text:p>
          </table:table-cell>
          <table:table-cell table:style-name="ce1" office:value-type="string" calcext:value-type="string">
            <text:p>-0.15367347944273946</text:p>
          </table:table-cell>
          <table:table-cell table:style-name="ce1" office:value-type="float" office:value="-0.0116087719798088" calcext:value-type="float">
            <text:p>-0,011608772</text:p>
          </table:table-cell>
          <table:table-cell table:style-name="ce1" office:value-type="float" office:value="0.0366122834384441" calcext:value-type="float">
            <text:p>0,0366122834</text:p>
          </table:table-cell>
          <table:table-cell table:style-name="ce1" office:value-type="float" office:value="-0.10966643371582" calcext:value-type="float">
            <text:p>-0,1096664337</text:p>
          </table:table-cell>
          <table:table-cell table:style-name="ce1" office:value-type="float" office:value="-0.395283139322183" calcext:value-type="float">
            <text:p>-0,3952831393</text:p>
          </table:table-cell>
          <table:table-cell table:style-name="ce1" office:value-type="float" office:value="-0.528396927204917" calcext:value-type="float">
            <text:p>-0,528396927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53664573087169" calcext:value-type="float">
            <text:p>0,0015366457</text:p>
          </table:table-cell>
          <table:table-cell table:style-name="ce1" office:value-type="float" office:value="-0.00484630856077298" calcext:value-type="float">
            <text:p>-0,0048463086</text:p>
          </table:table-cell>
          <table:table-cell table:style-name="ce1" office:value-type="float" office:value="0.0797181709232347" calcext:value-type="float">
            <text:p>0,0797181709</text:p>
          </table:table-cell>
          <table:table-cell table:style-name="ce1" office:value-type="float" office:value="0.44085168838501" calcext:value-type="float">
            <text:p>0,4408516884</text:p>
          </table:table-cell>
          <table:table-cell table:style-name="ce1" office:value-type="float" office:value="0.440850734710693" calcext:value-type="float">
            <text:p>0,4408507347</text:p>
          </table:table-cell>
          <table:table-cell table:style-name="ce1" office:value-type="float" office:value="0.440851211547852" calcext:value-type="float">
            <text:p>0,4408512115</text:p>
          </table:table-cell>
          <table:table-cell table:style-name="ce1" office:value-type="float" office:value="-0.292288303375244" calcext:value-type="float">
            <text:p>-0,2922883034</text:p>
          </table:table-cell>
          <table:table-cell table:style-name="ce1" office:value-type="float" office:value="4.08432674407959" calcext:value-type="float">
            <text:p>4,0843267441</text:p>
          </table:table-cell>
          <table:table-cell table:style-name="ce1" office:value-type="float" office:value="-2.80943083763123" calcext:value-type="float">
            <text:p>-2,8094308376</text:p>
          </table:table-cell>
        </table:table-row>
        <table:table-row table:style-name="ro1">
          <table:table-cell table:style-name="ce1" office:value-type="string" calcext:value-type="string">
            <text:p>1.0460026264190674</text:p>
          </table:table-cell>
          <table:table-cell table:style-name="ce1" office:value-type="string" calcext:value-type="string">
            <text:p>0.013063669204711914</text:p>
          </table:table-cell>
          <table:table-cell table:style-name="ce1" office:value-type="string" calcext:value-type="string">
            <text:p>27.51329231262207</text:p>
          </table:table-cell>
          <table:table-cell table:style-name="ce1" office:value-type="float" office:value="0.0313015133142471" calcext:value-type="float">
            <text:p>0,0313015133</text:p>
          </table:table-cell>
          <table:table-cell table:style-name="ce1" office:value-type="float" office:value="-0.149551659822464" calcext:value-type="float">
            <text:p>-0,1495516598</text:p>
          </table:table-cell>
          <table:table-cell table:style-name="ce1" office:value-type="float" office:value="2.34558534622192" calcext:value-type="float">
            <text:p>2,3455853462</text:p>
          </table:table-cell>
          <table:table-cell table:style-name="ce1" office:value-type="float" office:value="-0.0384964643536584" calcext:value-type="float">
            <text:p>-0,0384964644</text:p>
          </table:table-cell>
          <table:table-cell table:number-columns-repeated="2" table:style-name="ce1" office:value-type="float" office:value="0.00668478773582339" calcext:value-type="float">
            <text:p>0,0066847877</text:p>
          </table:table-cell>
          <table:table-cell table:style-name="ce1" office:value-type="float" office:value="-0.298615664243698" calcext:value-type="float">
            <text:p>-0,2986156642</text:p>
          </table:table-cell>
          <table:table-cell table:style-name="ce1" office:value-type="float" office:value="4.08349418640137" calcext:value-type="float">
            <text:p>4,0834941864</text:p>
          </table:table-cell>
          <table:table-cell table:style-name="ce1" office:value-type="float" office:value="-2.77114272117615" calcext:value-type="float">
            <text:p>-2,7711427212</text:p>
          </table:table-cell>
          <table:table-cell table:style-name="ce1" office:value-type="string" calcext:value-type="string">
            <text:p>-0.038496464353658374</text:p>
          </table:table-cell>
          <table:table-cell table:style-name="ce1" office:value-type="string" calcext:value-type="string">
            <text:p>0.006684787735823386</text:p>
          </table:table-cell>
          <table:table-cell table:style-name="ce1" office:value-type="string" calcext:value-type="string">
            <text:p>-0.15347364894333776</text:p>
          </table:table-cell>
          <table:table-cell table:style-name="ce1" office:value-type="float" office:value="-0.00973458867520094" calcext:value-type="float">
            <text:p>-0,0097345887</text:p>
          </table:table-cell>
          <table:table-cell table:style-name="ce1" office:value-type="float" office:value="0.0380533896386623" calcext:value-type="float">
            <text:p>0,0380533896</text:p>
          </table:table-cell>
          <table:table-cell table:style-name="ce1" office:value-type="float" office:value="-0.108541410827637" calcext:value-type="float">
            <text:p>-0,1085414108</text:p>
          </table:table-cell>
          <table:table-cell table:style-name="ce1" office:value-type="float" office:value="-0.4150067994614" calcext:value-type="float">
            <text:p>-0,4150067995</text:p>
          </table:table-cell>
          <table:table-cell table:style-name="ce1" office:value-type="float" office:value="-0.451292956459839" calcext:value-type="float">
            <text:p>-0,451292956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48000145559277" calcext:value-type="float">
            <text:p>0,0148000146</text:p>
          </table:table-cell>
          <table:table-cell table:style-name="ce1" office:value-type="float" office:value="0.011379746120501" calcext:value-type="float">
            <text:p>0,0113797461</text:p>
          </table:table-cell>
          <table:table-cell table:style-name="ce1" office:value-type="float" office:value="0.0427104753719587" calcext:value-type="float">
            <text:p>0,0427104754</text:p>
          </table:table-cell>
          <table:table-cell table:style-name="ce1" office:value-type="float" office:value="0.506535530090332" calcext:value-type="float">
            <text:p>0,5065355301</text:p>
          </table:table-cell>
          <table:table-cell table:style-name="ce1" office:value-type="float" office:value="0.506551265716553" calcext:value-type="float">
            <text:p>0,5065512657</text:p>
          </table:table-cell>
          <table:table-cell table:style-name="ce1" office:value-type="float" office:value="0.506551504135132" calcext:value-type="float">
            <text:p>0,5065515041</text:p>
          </table:table-cell>
          <table:table-cell table:style-name="ce1" office:value-type="float" office:value="-0.298615664243698" calcext:value-type="float">
            <text:p>-0,2986156642</text:p>
          </table:table-cell>
          <table:table-cell table:style-name="ce1" office:value-type="float" office:value="4.08349418640137" calcext:value-type="float">
            <text:p>4,0834941864</text:p>
          </table:table-cell>
          <table:table-cell table:style-name="ce1" office:value-type="float" office:value="-2.77114272117615" calcext:value-type="float">
            <text:p>-2,7711427212</text:p>
          </table:table-cell>
        </table:table-row>
        <table:table-row table:style-name="ro1">
          <table:table-cell table:style-name="ce1" office:value-type="string" calcext:value-type="string">
            <text:p>1.0610857009887695</text:p>
          </table:table-cell>
          <table:table-cell table:style-name="ce1" office:value-type="string" calcext:value-type="string">
            <text:p>0.015083074569702148</text:p>
          </table:table-cell>
          <table:table-cell table:style-name="ce1" office:value-type="string" calcext:value-type="string">
            <text:p>27.978838682174683</text:p>
          </table:table-cell>
          <table:table-cell table:style-name="ce1" office:value-type="float" office:value="0.0240806452929974" calcext:value-type="float">
            <text:p>0,0240806453</text:p>
          </table:table-cell>
          <table:table-cell table:style-name="ce1" office:value-type="float" office:value="-0.147923961281776" calcext:value-type="float">
            <text:p>-0,1479239613</text:p>
          </table:table-cell>
          <table:table-cell table:style-name="ce1" office:value-type="float" office:value="2.32005620002747" calcext:value-type="float">
            <text:p>2,3200562</text:p>
          </table:table-cell>
          <table:table-cell table:style-name="ce1" office:value-type="float" office:value="-0.0375786879024492" calcext:value-type="float">
            <text:p>-0,0375786879</text:p>
          </table:table-cell>
          <table:table-cell table:number-columns-repeated="2" table:style-name="ce1" office:value-type="float" office:value="0.0105692382886555" calcext:value-type="float">
            <text:p>0,0105692383</text:p>
          </table:table-cell>
          <table:table-cell table:style-name="ce1" office:value-type="float" office:value="-0.298615664243698" calcext:value-type="float">
            <text:p>-0,2986156642</text:p>
          </table:table-cell>
          <table:table-cell table:style-name="ce1" office:value-type="float" office:value="4.08349418640137" calcext:value-type="float">
            <text:p>4,0834941864</text:p>
          </table:table-cell>
          <table:table-cell table:style-name="ce1" office:value-type="float" office:value="-2.77114272117615" calcext:value-type="float">
            <text:p>-2,7711427212</text:p>
          </table:table-cell>
          <table:table-cell table:style-name="ce1" office:value-type="string" calcext:value-type="string">
            <text:p>-0.03757868790244919</text:p>
          </table:table-cell>
          <table:table-cell table:style-name="ce1" office:value-type="string" calcext:value-type="string">
            <text:p>0.010569238288655499</text:p>
          </table:table-cell>
          <table:table-cell table:style-name="ce1" office:value-type="string" calcext:value-type="string">
            <text:p>-0.15013282671077804</text:p>
          </table:table-cell>
          <table:table-cell table:style-name="ce1" office:value-type="float" office:value="-0.00782537832856178" calcext:value-type="float">
            <text:p>-0,0078253783</text:p>
          </table:table-cell>
          <table:table-cell table:style-name="ce1" office:value-type="float" office:value="0.037387914955616" calcext:value-type="float">
            <text:p>0,037387915</text:p>
          </table:table-cell>
          <table:table-cell table:style-name="ce1" office:value-type="float" office:value="-0.10637043800354" calcext:value-type="float">
            <text:p>-0,106370438</text:p>
          </table:table-cell>
          <table:table-cell table:style-name="ce1" office:value-type="float" office:value="-0.429607949309249" calcext:value-type="float">
            <text:p>-0,4296079493</text:p>
          </table:table-cell>
          <table:table-cell table:style-name="ce1" office:value-type="float" office:value="-0.381534231770822" calcext:value-type="float">
            <text:p>-0,38153423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63716347569241" calcext:value-type="float">
            <text:p>0,0163716348</text:p>
          </table:table-cell>
          <table:table-cell table:style-name="ce1" office:value-type="float" office:value="-0.00570668938476613" calcext:value-type="float">
            <text:p>-0,0057066894</text:p>
          </table:table-cell>
          <table:table-cell table:style-name="ce1" office:value-type="float" office:value="0.0895044517104801" calcext:value-type="float">
            <text:p>0,0895044517</text:p>
          </table:table-cell>
          <table:table-cell table:style-name="ce1" office:value-type="float" office:value="0.46646785736084" calcext:value-type="float">
            <text:p>0,4664678574</text:p>
          </table:table-cell>
          <table:table-cell table:style-name="ce1" office:value-type="float" office:value="0.466452360153198" calcext:value-type="float">
            <text:p>0,4664523602</text:p>
          </table:table-cell>
          <table:table-cell table:style-name="ce1" office:value-type="float" office:value="0.466451406478882" calcext:value-type="float">
            <text:p>0,4664514065</text:p>
          </table:table-cell>
          <table:table-cell table:style-name="ce1" office:value-type="float" office:value="-0.298615664243698" calcext:value-type="float">
            <text:p>-0,2986156642</text:p>
          </table:table-cell>
          <table:table-cell table:style-name="ce1" office:value-type="float" office:value="4.08349418640137" calcext:value-type="float">
            <text:p>4,0834941864</text:p>
          </table:table-cell>
          <table:table-cell table:style-name="ce1" office:value-type="float" office:value="-2.77114272117615" calcext:value-type="float">
            <text:p>-2,7711427212</text:p>
          </table:table-cell>
        </table:table-row>
        <table:table-row table:style-name="ro1">
          <table:table-cell table:style-name="ce1" office:value-type="string" calcext:value-type="string">
            <text:p>1.0763919353485107</text:p>
          </table:table-cell>
          <table:table-cell table:style-name="ce1" office:value-type="string" calcext:value-type="string">
            <text:p>0.015306234359741211</text:p>
          </table:table-cell>
          <table:table-cell table:style-name="ce1" office:value-type="string" calcext:value-type="string">
            <text:p>28.437997102737427</text:p>
          </table:table-cell>
          <table:table-cell table:style-name="ce1" office:value-type="float" office:value="0.0237860903143883" calcext:value-type="float">
            <text:p>0,0237860903</text:p>
          </table:table-cell>
          <table:table-cell table:style-name="ce1" office:value-type="float" office:value="-0.146114557981491" calcext:value-type="float">
            <text:p>-0,146114558</text:p>
          </table:table-cell>
          <table:table-cell table:style-name="ce1" office:value-type="float" office:value="2.29167723655701" calcext:value-type="float">
            <text:p>2,2916772366</text:p>
          </table:table-cell>
          <table:table-cell table:style-name="ce1" office:value-type="float" office:value="-0.0365557736722997" calcext:value-type="float">
            <text:p>-0,0365557737</text:p>
          </table:table-cell>
          <table:table-cell table:number-columns-repeated="2" table:style-name="ce1" office:value-type="float" office:value="0.014939925889702" calcext:value-type="float">
            <text:p>0,0149399259</text:p>
          </table:table-cell>
          <table:table-cell table:style-name="ce1" office:value-type="float" office:value="-0.306205183267593" calcext:value-type="float">
            <text:p>-0,3062051833</text:p>
          </table:table-cell>
          <table:table-cell table:style-name="ce1" office:value-type="float" office:value="4.08464241027832" calcext:value-type="float">
            <text:p>4,0846424103</text:p>
          </table:table-cell>
          <table:table-cell table:style-name="ce1" office:value-type="float" office:value="-2.73270106315613" calcext:value-type="float">
            <text:p>-2,7327010632</text:p>
          </table:table-cell>
          <table:table-cell table:style-name="ce1" office:value-type="string" calcext:value-type="string">
            <text:p>-0.036555773672299736</text:p>
          </table:table-cell>
          <table:table-cell table:style-name="ce1" office:value-type="string" calcext:value-type="string">
            <text:p>0.014939925889702025</text:p>
          </table:table-cell>
          <table:table-cell table:style-name="ce1" office:value-type="string" calcext:value-type="string">
            <text:p>-0.14964743614659706</text:p>
          </table:table-cell>
          <table:table-cell table:style-name="ce1" office:value-type="float" office:value="-0.00602016132324934" calcext:value-type="float">
            <text:p>-0,0060201613</text:p>
          </table:table-cell>
          <table:table-cell table:style-name="ce1" office:value-type="float" office:value="0.0369809903204441" calcext:value-type="float">
            <text:p>0,0369809903</text:p>
          </table:table-cell>
          <table:table-cell table:style-name="ce1" office:value-type="float" office:value="-0.105042922401428" calcext:value-type="float">
            <text:p>-0,1050429224</text:p>
          </table:table-cell>
          <table:table-cell table:style-name="ce1" office:value-type="float" office:value="-0.440621250034449" calcext:value-type="float">
            <text:p>-0,44062125</text:p>
          </table:table-cell>
          <table:table-cell table:style-name="ce1" office:value-type="float" office:value="-0.313880923622467" calcext:value-type="float">
            <text:p>-0,313880923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57884694031282" calcext:value-type="float">
            <text:p>0,0157884694</text:p>
          </table:table-cell>
          <table:table-cell table:style-name="ce1" office:value-type="float" office:value="-0.00355896293176206" calcext:value-type="float">
            <text:p>-0,0035589629</text:p>
          </table:table-cell>
          <table:table-cell table:style-name="ce1" office:value-type="float" office:value="0.0558194501932466" calcext:value-type="float">
            <text:p>0,0558194502</text:p>
          </table:table-cell>
          <table:table-cell table:style-name="ce1" office:value-type="float" office:value="0.457350730895996" calcext:value-type="float">
            <text:p>0,4573507309</text:p>
          </table:table-cell>
          <table:table-cell table:style-name="ce1" office:value-type="float" office:value="0.457351922988892" calcext:value-type="float">
            <text:p>0,457351923</text:p>
          </table:table-cell>
          <table:table-cell table:style-name="ce1" office:value-type="float" office:value="0.457352161407471" calcext:value-type="float">
            <text:p>0,4573521614</text:p>
          </table:table-cell>
          <table:table-cell table:style-name="ce1" office:value-type="float" office:value="-0.306205183267593" calcext:value-type="float">
            <text:p>-0,3062051833</text:p>
          </table:table-cell>
          <table:table-cell table:style-name="ce1" office:value-type="float" office:value="4.08464241027832" calcext:value-type="float">
            <text:p>4,0846424103</text:p>
          </table:table-cell>
          <table:table-cell table:style-name="ce1" office:value-type="float" office:value="-2.73270106315613" calcext:value-type="float">
            <text:p>-2,7327010632</text:p>
          </table:table-cell>
        </table:table-row>
        <table:table-row table:style-name="ro1">
          <table:table-cell table:style-name="ce1" office:value-type="string" calcext:value-type="string">
            <text:p>1.0901076793670654</text:p>
          </table:table-cell>
          <table:table-cell table:style-name="ce1" office:value-type="string" calcext:value-type="string">
            <text:p>0.013715744018554688</text:p>
          </table:table-cell>
          <table:table-cell table:style-name="ce1" office:value-type="string" calcext:value-type="string">
            <text:p>28.89756202697754</text:p>
          </table:table-cell>
          <table:table-cell table:style-name="ce1" office:value-type="float" office:value="0.0168202202767134" calcext:value-type="float">
            <text:p>0,0168202203</text:p>
          </table:table-cell>
          <table:table-cell table:style-name="ce1" office:value-type="float" office:value="-0.144653886556625" calcext:value-type="float">
            <text:p>-0,1446538866</text:p>
          </table:table-cell>
          <table:table-cell table:style-name="ce1" office:value-type="float" office:value="2.2687680721283" calcext:value-type="float">
            <text:p>2,2687680721</text:p>
          </table:table-cell>
          <table:table-cell table:style-name="ce1" office:value-type="float" office:value="-0.03754289385123" calcext:value-type="float">
            <text:p>-0,0375428939</text:p>
          </table:table-cell>
          <table:table-cell table:number-columns-repeated="2" table:style-name="ce1" office:value-type="float" office:value="0.0191818425519673" calcext:value-type="float">
            <text:p>0,0191818426</text:p>
          </table:table-cell>
          <table:table-cell table:style-name="ce1" office:value-type="float" office:value="-0.313929945230484" calcext:value-type="float">
            <text:p>-0,3139299452</text:p>
          </table:table-cell>
          <table:table-cell table:style-name="ce1" office:value-type="float" office:value="4.08763980865479" calcext:value-type="float">
            <text:p>4,0876398087</text:p>
          </table:table-cell>
          <table:table-cell table:style-name="ce1" office:value-type="float" office:value="-2.69477343559265" calcext:value-type="float">
            <text:p>-2,6947734356</text:p>
          </table:table-cell>
          <table:table-cell table:style-name="ce1" office:value-type="string" calcext:value-type="string">
            <text:p>-0.037542893851230046</text:p>
          </table:table-cell>
          <table:table-cell table:style-name="ce1" office:value-type="string" calcext:value-type="string">
            <text:p>0.01918184255196734</text:p>
          </table:table-cell>
          <table:table-cell table:style-name="ce1" office:value-type="string" calcext:value-type="string">
            <text:p>-0.14802381272718698</text:p>
          </table:table-cell>
          <table:table-cell table:style-name="ce1" office:value-type="float" office:value="-0.00594652257859707" calcext:value-type="float">
            <text:p>-0,0059465226</text:p>
          </table:table-cell>
          <table:table-cell table:style-name="ce1" office:value-type="float" office:value="0.0365286394953728" calcext:value-type="float">
            <text:p>0,0365286395</text:p>
          </table:table-cell>
          <table:table-cell table:style-name="ce1" office:value-type="float" office:value="-0.103567216300964" calcext:value-type="float">
            <text:p>-0,1035672163</text:p>
          </table:table-cell>
          <table:table-cell table:style-name="ce1" office:value-type="float" office:value="-0.451555236271851" calcext:value-type="float">
            <text:p>-0,4515552363</text:p>
          </table:table-cell>
          <table:table-cell table:style-name="ce1" office:value-type="float" office:value="-0.24671486735063" calcext:value-type="float">
            <text:p>-0,246714867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640782892133294" calcext:value-type="float">
            <text:p>0,0006407829</text:p>
          </table:table-cell>
          <table:table-cell table:style-name="ce1" office:value-type="float" office:value="-0.00393621686468286" calcext:value-type="float">
            <text:p>-0,0039362169</text:p>
          </table:table-cell>
          <table:table-cell table:style-name="ce1" office:value-type="float" office:value="0.061736142951095" calcext:value-type="float">
            <text:p>0,061736143</text:p>
          </table:table-cell>
          <table:table-cell table:style-name="ce1" office:value-type="float" office:value="0.459679841995239" calcext:value-type="float">
            <text:p>0,459679842</text:p>
          </table:table-cell>
          <table:table-cell table:style-name="ce1" office:value-type="float" office:value="0.459680795669556" calcext:value-type="float">
            <text:p>0,4596807957</text:p>
          </table:table-cell>
          <table:table-cell table:style-name="ce1" office:value-type="float" office:value="0.459681510925293" calcext:value-type="float">
            <text:p>0,4596815109</text:p>
          </table:table-cell>
          <table:table-cell table:style-name="ce1" office:value-type="float" office:value="-0.313929945230484" calcext:value-type="float">
            <text:p>-0,3139299452</text:p>
          </table:table-cell>
          <table:table-cell table:style-name="ce1" office:value-type="float" office:value="4.08763980865479" calcext:value-type="float">
            <text:p>4,0876398087</text:p>
          </table:table-cell>
          <table:table-cell table:style-name="ce1" office:value-type="float" office:value="-2.69477343559265" calcext:value-type="float">
            <text:p>-2,6947734356</text:p>
          </table:table-cell>
        </table:table-row>
        <table:table-row table:style-name="ro1">
          <table:table-cell table:style-name="ce1" office:value-type="string" calcext:value-type="string">
            <text:p>1.1030833721160889</text:p>
          </table:table-cell>
          <table:table-cell table:style-name="ce1" office:value-type="string" calcext:value-type="string">
            <text:p>0.012975692749023438</text:p>
          </table:table-cell>
          <table:table-cell table:style-name="ce1" office:value-type="string" calcext:value-type="string">
            <text:p>29.411907196044922</text:p>
          </table:table-cell>
          <table:table-cell table:style-name="ce1" office:value-type="float" office:value="0.00330516695976257" calcext:value-type="float">
            <text:p>0,003305167</text:p>
          </table:table-cell>
          <table:table-cell table:style-name="ce1" office:value-type="float" office:value="-0.135511845350266" calcext:value-type="float">
            <text:p>-0,1355118454</text:p>
          </table:table-cell>
          <table:table-cell table:style-name="ce1" office:value-type="float" office:value="2.22906041145325" calcext:value-type="float">
            <text:p>2,2290604115</text:p>
          </table:table-cell>
          <table:table-cell table:style-name="ce1" office:value-type="float" office:value="-0.0361618748696161" calcext:value-type="float">
            <text:p>-0,0361618749</text:p>
          </table:table-cell>
          <table:table-cell table:number-columns-repeated="2" table:style-name="ce1" office:value-type="float" office:value="0.0240853128622707" calcext:value-type="float">
            <text:p>0,0240853129</text:p>
          </table:table-cell>
          <table:table-cell table:style-name="ce1" office:value-type="float" office:value="-0.321597516536713" calcext:value-type="float">
            <text:p>-0,3215975165</text:p>
          </table:table-cell>
          <table:table-cell table:style-name="ce1" office:value-type="float" office:value="4.0915904045105" calcext:value-type="float">
            <text:p>4,0915904045</text:p>
          </table:table-cell>
          <table:table-cell table:style-name="ce1" office:value-type="float" office:value="-2.65777492523193" calcext:value-type="float">
            <text:p>-2,6577749252</text:p>
          </table:table-cell>
          <table:table-cell table:style-name="ce1" office:value-type="string" calcext:value-type="string">
            <text:p>-0.0361618748696161</text:p>
          </table:table-cell>
          <table:table-cell table:style-name="ce1" office:value-type="string" calcext:value-type="string">
            <text:p>0.024085312862270652</text:p>
          </table:table-cell>
          <table:table-cell table:style-name="ce1" office:value-type="string" calcext:value-type="string">
            <text:p>-0.14727064198698755</text:p>
          </table:table-cell>
          <table:table-cell table:style-name="ce1" office:value-type="float" office:value="-0.00420505506917834" calcext:value-type="float">
            <text:p>-0,0042050551</text:p>
          </table:table-cell>
          <table:table-cell table:style-name="ce1" office:value-type="float" office:value="0.0361634716391563" calcext:value-type="float">
            <text:p>0,0361634716</text:p>
          </table:table-cell>
          <table:table-cell table:style-name="ce1" office:value-type="float" office:value="-0.102375939750671" calcext:value-type="float">
            <text:p>-0,1023759398</text:p>
          </table:table-cell>
          <table:table-cell table:style-name="ce1" office:value-type="float" office:value="-0.460270915659462" calcext:value-type="float">
            <text:p>-0,4602709157</text:p>
          </table:table-cell>
          <table:table-cell table:style-name="ce1" office:value-type="float" office:value="-0.17175985622998" calcext:value-type="float">
            <text:p>-0,171759856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34432972166458" calcext:value-type="float">
            <text:p>0,0134432972</text:p>
          </table:table-cell>
          <table:table-cell table:style-name="ce1" office:value-type="float" office:value="-0.00281891491215881" calcext:value-type="float">
            <text:p>-0,0028189149</text:p>
          </table:table-cell>
          <table:table-cell table:style-name="ce1" office:value-type="float" office:value="0.0442119105473529" calcext:value-type="float">
            <text:p>0,0442119105</text:p>
          </table:table-cell>
          <table:table-cell table:style-name="ce1" office:value-type="float" office:value="0.518166780471802" calcext:value-type="float">
            <text:p>0,5181667805</text:p>
          </table:table-cell>
          <table:table-cell table:style-name="ce1" office:value-type="float" office:value="0.518167972564697" calcext:value-type="float">
            <text:p>0,5181679726</text:p>
          </table:table-cell>
          <table:table-cell table:style-name="ce1" office:value-type="float" office:value="0.51816725730896" calcext:value-type="float">
            <text:p>0,5181672573</text:p>
          </table:table-cell>
          <table:table-cell table:style-name="ce1" office:value-type="float" office:value="-0.321597516536713" calcext:value-type="float">
            <text:p>-0,3215975165</text:p>
          </table:table-cell>
          <table:table-cell table:style-name="ce1" office:value-type="float" office:value="4.0915904045105" calcext:value-type="float">
            <text:p>4,0915904045</text:p>
          </table:table-cell>
          <table:table-cell table:style-name="ce1" office:value-type="float" office:value="-2.65777492523193" calcext:value-type="float">
            <text:p>-2,6577749252</text:p>
          </table:table-cell>
        </table:table-row>
        <table:table-row table:style-name="ro1">
          <table:table-cell table:style-name="ce1" office:value-type="string" calcext:value-type="string">
            <text:p>1.1158297061920166</text:p>
          </table:table-cell>
          <table:table-cell table:style-name="ce1" office:value-type="string" calcext:value-type="string">
            <text:p>0.012746334075927734</text:p>
          </table:table-cell>
          <table:table-cell table:style-name="ce1" office:value-type="string" calcext:value-type="string">
            <text:p>29.97831416130066</text:p>
          </table:table-cell>
          <table:table-cell table:style-name="ce1" office:value-type="float" office:value="-0.00324879074469209" calcext:value-type="float">
            <text:p>-0,0032487907</text:p>
          </table:table-cell>
          <table:table-cell table:style-name="ce1" office:value-type="float" office:value="-0.126702845096588" calcext:value-type="float">
            <text:p>-0,1267028451</text:p>
          </table:table-cell>
          <table:table-cell table:style-name="ce1" office:value-type="float" office:value="2.19103932380676" calcext:value-type="float">
            <text:p>2,1910393238</text:p>
          </table:table-cell>
          <table:table-cell table:style-name="ce1" office:value-type="float" office:value="-0.032703350710673" calcext:value-type="float">
            <text:p>-0,0327033507</text:p>
          </table:table-cell>
          <table:table-cell table:number-columns-repeated="2" table:style-name="ce1" office:value-type="float" office:value="0.0268404388225524" calcext:value-type="float">
            <text:p>0,0268404388</text:p>
          </table:table-cell>
          <table:table-cell table:style-name="ce1" office:value-type="float" office:value="-0.329793483018875" calcext:value-type="float">
            <text:p>-0,329793483</text:p>
          </table:table-cell>
          <table:table-cell table:style-name="ce1" office:value-type="float" office:value="4.09667253494263" calcext:value-type="float">
            <text:p>4,0966725349</text:p>
          </table:table-cell>
          <table:table-cell table:style-name="ce1" office:value-type="float" office:value="-2.62115812301636" calcext:value-type="float">
            <text:p>-2,621158123</text:p>
          </table:table-cell>
          <table:table-cell table:style-name="ce1" office:value-type="string" calcext:value-type="string">
            <text:p>-0.03270335071067301</text:p>
          </table:table-cell>
          <table:table-cell table:style-name="ce1" office:value-type="string" calcext:value-type="string">
            <text:p>0.02684043882255245</text:p>
          </table:table-cell>
          <table:table-cell table:style-name="ce1" office:value-type="string" calcext:value-type="string">
            <text:p>-0.1445359390997204</text:p>
          </table:table-cell>
          <table:table-cell table:style-name="ce1" office:value-type="float" office:value="-0.000826291739940643" calcext:value-type="float">
            <text:p>-0,0008262917</text:p>
          </table:table-cell>
          <table:table-cell table:style-name="ce1" office:value-type="float" office:value="0.0338779613375664" calcext:value-type="float">
            <text:p>0,0338779613</text:p>
          </table:table-cell>
          <table:table-cell table:style-name="ce1" office:value-type="float" office:value="-0.100311141395569" calcext:value-type="float">
            <text:p>-0,1003111414</text:p>
          </table:table-cell>
          <table:table-cell table:style-name="ce1" office:value-type="float" office:value="-0.462119177791697" calcext:value-type="float">
            <text:p>-0,4621191778</text:p>
          </table:table-cell>
          <table:table-cell table:style-name="ce1" office:value-type="float" office:value="-0.0959818195962655" calcext:value-type="float">
            <text:p>-0,095981819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41683833172527" calcext:value-type="float">
            <text:p>0,0241683833</text:p>
          </table:table-cell>
          <table:table-cell table:style-name="ce1" office:value-type="float" office:value="-0.0163484688859148" calcext:value-type="float">
            <text:p>-0,0163484689</text:p>
          </table:table-cell>
          <table:table-cell table:style-name="ce1" office:value-type="float" office:value="0.0710080918339373" calcext:value-type="float">
            <text:p>0,0710080918</text:p>
          </table:table-cell>
          <table:table-cell table:style-name="ce1" office:value-type="float" office:value="0.559203863143921" calcext:value-type="float">
            <text:p>0,5592038631</text:p>
          </table:table-cell>
          <table:table-cell table:style-name="ce1" office:value-type="float" office:value="0.559198617935181" calcext:value-type="float">
            <text:p>0,5591986179</text:p>
          </table:table-cell>
          <table:table-cell table:style-name="ce1" office:value-type="float" office:value="0.559199094772339" calcext:value-type="float">
            <text:p>0,5591990948</text:p>
          </table:table-cell>
          <table:table-cell table:style-name="ce1" office:value-type="float" office:value="-0.329793483018875" calcext:value-type="float">
            <text:p>-0,329793483</text:p>
          </table:table-cell>
          <table:table-cell table:style-name="ce1" office:value-type="float" office:value="4.09667253494263" calcext:value-type="float">
            <text:p>4,0966725349</text:p>
          </table:table-cell>
          <table:table-cell table:style-name="ce1" office:value-type="float" office:value="-2.62115812301636" calcext:value-type="float">
            <text:p>-2,621158123</text:p>
          </table:table-cell>
        </table:table-row>
        <table:table-row table:style-name="ro1">
          <table:table-cell table:style-name="ce1" office:value-type="string" calcext:value-type="string">
            <text:p>1.1308066844940186</text:p>
          </table:table-cell>
          <table:table-cell table:style-name="ce1" office:value-type="string" calcext:value-type="string">
            <text:p>0.014976978302001953</text:p>
          </table:table-cell>
          <table:table-cell table:style-name="ce1" office:value-type="string" calcext:value-type="string">
            <text:p>30.44987940788269</text:p>
          </table:table-cell>
          <table:table-cell table:style-name="ce1" office:value-type="float" office:value="-0.00963962823152542" calcext:value-type="float">
            <text:p>-0,0096396282</text:p>
          </table:table-cell>
          <table:table-cell table:style-name="ce1" office:value-type="float" office:value="-0.11888875067234" calcext:value-type="float">
            <text:p>-0,1188887507</text:p>
          </table:table-cell>
          <table:table-cell table:style-name="ce1" office:value-type="float" office:value="2.16704273223877" calcext:value-type="float">
            <text:p>2,1670427322</text:p>
          </table:table-cell>
          <table:table-cell table:style-name="ce1" office:value-type="float" office:value="-0.0311579591971201" calcext:value-type="float">
            <text:p>-0,0311579592</text:p>
          </table:table-cell>
          <table:table-cell table:number-columns-repeated="2" table:style-name="ce1" office:value-type="float" office:value="0.028777171427219" calcext:value-type="float">
            <text:p>0,0287771714</text:p>
          </table:table-cell>
          <table:table-cell table:style-name="ce1" office:value-type="float" office:value="-0.339466631412506" calcext:value-type="float">
            <text:p>-0,3394666314</text:p>
          </table:table-cell>
          <table:table-cell table:style-name="ce1" office:value-type="float" office:value="4.10305404663086" calcext:value-type="float">
            <text:p>4,1030540466</text:p>
          </table:table-cell>
          <table:table-cell table:style-name="ce1" office:value-type="float" office:value="-2.58456969261169" calcext:value-type="float">
            <text:p>-2,5845696926</text:p>
          </table:table-cell>
          <table:table-cell table:style-name="ce1" office:value-type="string" calcext:value-type="string">
            <text:p>-0.031157959197120107</text:p>
          </table:table-cell>
          <table:table-cell table:style-name="ce1" office:value-type="string" calcext:value-type="string">
            <text:p>0.02877717142721901</text:p>
          </table:table-cell>
          <table:table-cell table:style-name="ce1" office:value-type="string" calcext:value-type="string">
            <text:p>-0.14231927009267906</text:p>
          </table:table-cell>
          <table:table-cell table:style-name="ce1" office:value-type="float" office:value="0.000812197686173022" calcext:value-type="float">
            <text:p>0,0008121977</text:p>
          </table:table-cell>
          <table:table-cell table:style-name="ce1" office:value-type="float" office:value="0.031675711274147" calcext:value-type="float">
            <text:p>0,0316757113</text:p>
          </table:table-cell>
          <table:table-cell table:style-name="ce1" office:value-type="float" office:value="-0.0983340448379516" calcext:value-type="float">
            <text:p>-0,0983340448</text:p>
          </table:table-cell>
          <table:table-cell table:style-name="ce1" office:value-type="float" office:value="-0.460586481683375" calcext:value-type="float">
            <text:p>-0,4605864817</text:p>
          </table:table-cell>
          <table:table-cell table:style-name="ce1" office:value-type="float" office:value="-0.0362062455993922" calcext:value-type="float">
            <text:p>-0,036206245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38921453611849" calcext:value-type="float">
            <text:p>0,0138921454</text:p>
          </table:table-cell>
          <table:table-cell table:style-name="ce1" office:value-type="float" office:value="-0.0186719310241315" calcext:value-type="float">
            <text:p>-0,018671931</text:p>
          </table:table-cell>
          <table:table-cell table:style-name="ce1" office:value-type="float" office:value="0.0805909898109039" calcext:value-type="float">
            <text:p>0,0805909898</text:p>
          </table:table-cell>
          <table:table-cell table:style-name="ce1" office:value-type="float" office:value="0.471774339675903" calcext:value-type="float">
            <text:p>0,4717743397</text:p>
          </table:table-cell>
          <table:table-cell table:style-name="ce1" office:value-type="float" office:value="0.471777677536011" calcext:value-type="float">
            <text:p>0,4717776775</text:p>
          </table:table-cell>
          <table:table-cell table:style-name="ce1" office:value-type="float" office:value="0.471778392791748" calcext:value-type="float">
            <text:p>0,4717783928</text:p>
          </table:table-cell>
          <table:table-cell table:style-name="ce1" office:value-type="float" office:value="-0.339466631412506" calcext:value-type="float">
            <text:p>-0,3394666314</text:p>
          </table:table-cell>
          <table:table-cell table:style-name="ce1" office:value-type="float" office:value="4.10305404663086" calcext:value-type="float">
            <text:p>4,1030540466</text:p>
          </table:table-cell>
          <table:table-cell table:style-name="ce1" office:value-type="float" office:value="-2.58456969261169" calcext:value-type="float">
            <text:p>-2,5845696926</text:p>
          </table:table-cell>
        </table:table-row>
        <table:table-row table:style-name="ro1">
          <table:table-cell table:style-name="ce1" office:value-type="string" calcext:value-type="string">
            <text:p>1.143737554550171</text:p>
          </table:table-cell>
          <table:table-cell table:style-name="ce1" office:value-type="string" calcext:value-type="string">
            <text:p>0.012930870056152344</text:p>
          </table:table-cell>
          <table:table-cell table:style-name="ce1" office:value-type="string" calcext:value-type="string">
            <text:p>30.931092500686646</text:p>
          </table:table-cell>
          <table:table-cell table:style-name="ce1" office:value-type="float" office:value="-0.0158351249992847" calcext:value-type="float">
            <text:p>-0,015835125</text:p>
          </table:table-cell>
          <table:table-cell table:style-name="ce1" office:value-type="float" office:value="-0.110845878720284" calcext:value-type="float">
            <text:p>-0,1108458787</text:p>
          </table:table-cell>
          <table:table-cell table:style-name="ce1" office:value-type="float" office:value="2.13589525222778" calcext:value-type="float">
            <text:p>2,1358952522</text:p>
          </table:table-cell>
          <table:table-cell table:style-name="ce1" office:value-type="float" office:value="-0.0292474922161661" calcext:value-type="float">
            <text:p>-0,0292474922</text:p>
          </table:table-cell>
          <table:table-cell table:number-columns-repeated="2" table:style-name="ce1" office:value-type="float" office:value="0.0308739744553414" calcext:value-type="float">
            <text:p>0,0308739745</text:p>
          </table:table-cell>
          <table:table-cell table:style-name="ce1" office:value-type="float" office:value="-0.349104195833206" calcext:value-type="float">
            <text:p>-0,3491041958</text:p>
          </table:table-cell>
          <table:table-cell table:style-name="ce1" office:value-type="float" office:value="4.1105523109436" calcext:value-type="float">
            <text:p>4,1105523109</text:p>
          </table:table-cell>
          <table:table-cell table:style-name="ce1" office:value-type="float" office:value="-2.54808139801025" calcext:value-type="float">
            <text:p>-2,548081398</text:p>
          </table:table-cell>
          <table:table-cell table:style-name="ce1" office:value-type="string" calcext:value-type="string">
            <text:p>-0.02924749221616611</text:p>
          </table:table-cell>
          <table:table-cell table:style-name="ce1" office:value-type="string" calcext:value-type="string">
            <text:p>0.03087397445534145</text:p>
          </table:table-cell>
          <table:table-cell table:style-name="ce1" office:value-type="string" calcext:value-type="string">
            <text:p>-0.1418390027896665</text:p>
          </table:table-cell>
          <table:table-cell table:style-name="ce1" office:value-type="float" office:value="0.00240990705788136" calcext:value-type="float">
            <text:p>0,0024099071</text:p>
          </table:table-cell>
          <table:table-cell table:style-name="ce1" office:value-type="float" office:value="0.0297221876680851" calcext:value-type="float">
            <text:p>0,0297221877</text:p>
          </table:table-cell>
          <table:table-cell table:style-name="ce1" office:value-type="float" office:value="-0.097086222076416" calcext:value-type="float">
            <text:p>-0,0970862221</text:p>
          </table:table-cell>
          <table:table-cell table:style-name="ce1" office:value-type="float" office:value="-0.45594980952749" calcext:value-type="float">
            <text:p>-0,4559498095</text:p>
          </table:table-cell>
          <table:table-cell table:style-name="ce1" office:value-type="float" office:value="0.0209796056133903" calcext:value-type="float">
            <text:p>0,020979605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32865329680441" calcext:value-type="float">
            <text:p>0,013286533</text:p>
          </table:table-cell>
          <table:table-cell table:style-name="ce1" office:value-type="float" office:value="-0.0162454156759471" calcext:value-type="float">
            <text:p>-0,0162454157</text:p>
          </table:table-cell>
          <table:table-cell table:style-name="ce1" office:value-type="float" office:value="0.0498887714699812" calcext:value-type="float">
            <text:p>0,0498887715</text:p>
          </table:table-cell>
          <table:table-cell table:style-name="ce1" office:value-type="float" office:value="0.481001138687134" calcext:value-type="float">
            <text:p>0,4810011387</text:p>
          </table:table-cell>
          <table:table-cell table:style-name="ce1" office:value-type="float" office:value="0.481003046035767" calcext:value-type="float">
            <text:p>0,481003046</text:p>
          </table:table-cell>
          <table:table-cell table:style-name="ce1" office:value-type="float" office:value="0.481001853942871" calcext:value-type="float">
            <text:p>0,4810018539</text:p>
          </table:table-cell>
          <table:table-cell table:style-name="ce1" office:value-type="float" office:value="-0.349104195833206" calcext:value-type="float">
            <text:p>-0,3491041958</text:p>
          </table:table-cell>
          <table:table-cell table:style-name="ce1" office:value-type="float" office:value="4.1105523109436" calcext:value-type="float">
            <text:p>4,1105523109</text:p>
          </table:table-cell>
          <table:table-cell table:style-name="ce1" office:value-type="float" office:value="-2.54808139801025" calcext:value-type="float">
            <text:p>-2,548081398</text:p>
          </table:table-cell>
        </table:table-row>
        <table:table-row table:style-name="ro1">
          <table:table-cell table:style-name="ce1" office:value-type="string" calcext:value-type="string">
            <text:p>1.1615545749664307</text:p>
          </table:table-cell>
          <table:table-cell table:style-name="ce1" office:value-type="string" calcext:value-type="string">
            <text:p>0.017817020416259766</text:p>
          </table:table-cell>
          <table:table-cell table:style-name="ce1" office:value-type="string" calcext:value-type="string">
            <text:p>31.39653992652893</text:p>
          </table:table-cell>
          <table:table-cell table:style-name="ce1" office:value-type="float" office:value="-0.0219471789896488" calcext:value-type="float">
            <text:p>-0,021947179</text:p>
          </table:table-cell>
          <table:table-cell table:style-name="ce1" office:value-type="float" office:value="-0.103465273976326" calcext:value-type="float">
            <text:p>-0,103465274</text:p>
          </table:table-cell>
          <table:table-cell table:style-name="ce1" office:value-type="float" office:value="2.11450695991516" calcext:value-type="float">
            <text:p>2,1145069599</text:p>
          </table:table-cell>
          <table:table-cell table:style-name="ce1" office:value-type="float" office:value="-0.0271821489333378" calcext:value-type="float">
            <text:p>-0,0271821489</text:p>
          </table:table-cell>
          <table:table-cell table:number-columns-repeated="2" table:style-name="ce1" office:value-type="float" office:value="0.0324556089312096" calcext:value-type="float">
            <text:p>0,0324556089</text:p>
          </table:table-cell>
          <table:table-cell table:style-name="ce1" office:value-type="float" office:value="-0.35674911737442" calcext:value-type="float">
            <text:p>-0,3567491174</text:p>
          </table:table-cell>
          <table:table-cell table:style-name="ce1" office:value-type="float" office:value="4.11825704574585" calcext:value-type="float">
            <text:p>4,1182570457</text:p>
          </table:table-cell>
          <table:table-cell table:style-name="ce1" office:value-type="float" office:value="-2.51267004013062" calcext:value-type="float">
            <text:p>-2,5126700401</text:p>
          </table:table-cell>
          <table:table-cell table:style-name="ce1" office:value-type="string" calcext:value-type="string">
            <text:p>-0.027182148933337816</text:p>
          </table:table-cell>
          <table:table-cell table:style-name="ce1" office:value-type="string" calcext:value-type="string">
            <text:p>0.03245560893120959</text:p>
          </table:table-cell>
          <table:table-cell table:style-name="ce1" office:value-type="string" calcext:value-type="string">
            <text:p>-0.1397940023972632</text:p>
          </table:table-cell>
          <table:table-cell table:style-name="ce1" office:value-type="float" office:value="0.00395878124982119" calcext:value-type="float">
            <text:p>0,0039587812</text:p>
          </table:table-cell>
          <table:table-cell table:style-name="ce1" office:value-type="float" office:value="0.0277114696800709" calcext:value-type="float">
            <text:p>0,0277114697</text:p>
          </table:table-cell>
          <table:table-cell table:style-name="ce1" office:value-type="float" office:value="-0.0954665531158447" calcext:value-type="float">
            <text:p>-0,0954665531</text:p>
          </table:table-cell>
          <table:table-cell table:style-name="ce1" office:value-type="float" office:value="-0.448577499889293" calcext:value-type="float">
            <text:p>-0,4485774999</text:p>
          </table:table-cell>
          <table:table-cell table:style-name="ce1" office:value-type="float" office:value="0.0725858540982919" calcext:value-type="float">
            <text:p>0,072585854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33074261072581" calcext:value-type="float">
            <text:p>0,0133074261</text:p>
          </table:table-cell>
          <table:table-cell table:style-name="ce1" office:value-type="float" office:value="-0.017275412089319" calcext:value-type="float">
            <text:p>-0,0172754121</text:p>
          </table:table-cell>
          <table:table-cell table:style-name="ce1" office:value-type="float" office:value="0.0669020287432607" calcext:value-type="float">
            <text:p>0,0669020287</text:p>
          </table:table-cell>
          <table:table-cell table:style-name="ce1" office:value-type="float" office:value="0.465566873550415" calcext:value-type="float">
            <text:p>0,4655668736</text:p>
          </table:table-cell>
          <table:table-cell table:style-name="ce1" office:value-type="float" office:value="0.465567588806152" calcext:value-type="float">
            <text:p>0,4655675888</text:p>
          </table:table-cell>
          <table:table-cell table:style-name="ce1" office:value-type="float" office:value="0.465568542480469" calcext:value-type="float">
            <text:p>0,4655685425</text:p>
          </table:table-cell>
          <table:table-cell table:style-name="ce1" office:value-type="float" office:value="-0.35674911737442" calcext:value-type="float">
            <text:p>-0,3567491174</text:p>
          </table:table-cell>
          <table:table-cell table:style-name="ce1" office:value-type="float" office:value="4.11825704574585" calcext:value-type="float">
            <text:p>4,1182570457</text:p>
          </table:table-cell>
          <table:table-cell table:style-name="ce1" office:value-type="float" office:value="-2.51267004013062" calcext:value-type="float">
            <text:p>-2,5126700401</text:p>
          </table:table-cell>
        </table:table-row>
        <table:table-row table:style-name="ro1">
          <table:table-cell table:style-name="ce1" office:value-type="string" calcext:value-type="string">
            <text:p>1.1789348125457764</text:p>
          </table:table-cell>
          <table:table-cell table:style-name="ce1" office:value-type="string" calcext:value-type="string">
            <text:p>0.017380237579345703</text:p>
          </table:table-cell>
          <table:table-cell table:style-name="ce1" office:value-type="string" calcext:value-type="string">
            <text:p>31.873868465423584</text:p>
          </table:table-cell>
          <table:table-cell table:style-name="ce1" office:value-type="float" office:value="-0.0279241409152746" calcext:value-type="float">
            <text:p>-0,0279241409</text:p>
          </table:table-cell>
          <table:table-cell table:style-name="ce1" office:value-type="float" office:value="-0.0961831510066986" calcext:value-type="float">
            <text:p>-0,096183151</text:p>
          </table:table-cell>
          <table:table-cell table:style-name="ce1" office:value-type="float" office:value="2.09250140190125" calcext:value-type="float">
            <text:p>2,0925014019</text:p>
          </table:table-cell>
          <table:table-cell table:style-name="ce1" office:value-type="float" office:value="-0.0249303803030022" calcext:value-type="float">
            <text:p>-0,0249303803</text:p>
          </table:table-cell>
          <table:table-cell table:number-columns-repeated="2" table:style-name="ce1" office:value-type="float" office:value="0.0341047096687117" calcext:value-type="float">
            <text:p>0,0341047097</text:p>
          </table:table-cell>
          <table:table-cell table:style-name="ce1" office:value-type="float" office:value="-0.35674911737442" calcext:value-type="float">
            <text:p>-0,3567491174</text:p>
          </table:table-cell>
          <table:table-cell table:style-name="ce1" office:value-type="float" office:value="4.11825704574585" calcext:value-type="float">
            <text:p>4,1182570457</text:p>
          </table:table-cell>
          <table:table-cell table:style-name="ce1" office:value-type="float" office:value="-2.51267004013062" calcext:value-type="float">
            <text:p>-2,5126700401</text:p>
          </table:table-cell>
          <table:table-cell table:style-name="ce1" office:value-type="string" calcext:value-type="string">
            <text:p>-0.02493038030300222</text:p>
          </table:table-cell>
          <table:table-cell table:style-name="ce1" office:value-type="string" calcext:value-type="string">
            <text:p>0.0341047096687117</text:p>
          </table:table-cell>
          <table:table-cell table:style-name="ce1" office:value-type="string" calcext:value-type="string">
            <text:p>-0.13923469235596253</text:p>
          </table:table-cell>
          <table:table-cell table:style-name="ce1" office:value-type="float" office:value="0.00548679474741221" calcext:value-type="float">
            <text:p>0,0054867947</text:p>
          </table:table-cell>
          <table:table-cell table:style-name="ce1" office:value-type="float" office:value="0.0258663184940815" calcext:value-type="float">
            <text:p>0,0258663185</text:p>
          </table:table-cell>
          <table:table-cell table:style-name="ce1" office:value-type="float" office:value="-0.0943543619155884" calcext:value-type="float">
            <text:p>-0,0943543619</text:p>
          </table:table-cell>
          <table:table-cell table:style-name="ce1" office:value-type="float" office:value="-0.438096351813764" calcext:value-type="float">
            <text:p>-0,4380963518</text:p>
          </table:table-cell>
          <table:table-cell table:style-name="ce1" office:value-type="float" office:value="0.121996586813828" calcext:value-type="float">
            <text:p>0,121996586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27984398230292" calcext:value-type="float">
            <text:p>0,0127984398</text:p>
          </table:table-cell>
          <table:table-cell table:style-name="ce1" office:value-type="float" office:value="-0.0154548667865519" calcext:value-type="float">
            <text:p>-0,0154548668</text:p>
          </table:table-cell>
          <table:table-cell table:style-name="ce1" office:value-type="float" office:value="0.0447867823850338" calcext:value-type="float">
            <text:p>0,0447867824</text:p>
          </table:table-cell>
          <table:table-cell table:style-name="ce1" office:value-type="float" office:value="0.477562427520752" calcext:value-type="float">
            <text:p>0,4775624275</text:p>
          </table:table-cell>
          <table:table-cell table:style-name="ce1" office:value-type="float" office:value="0.477558612823486" calcext:value-type="float">
            <text:p>0,4775586128</text:p>
          </table:table-cell>
          <table:table-cell table:style-name="ce1" office:value-type="float" office:value="0.477558135986328" calcext:value-type="float">
            <text:p>0,477558136</text:p>
          </table:table-cell>
          <table:table-cell table:style-name="ce1" office:value-type="float" office:value="-0.35674911737442" calcext:value-type="float">
            <text:p>-0,3567491174</text:p>
          </table:table-cell>
          <table:table-cell table:style-name="ce1" office:value-type="float" office:value="4.11825704574585" calcext:value-type="float">
            <text:p>4,1182570457</text:p>
          </table:table-cell>
          <table:table-cell table:style-name="ce1" office:value-type="float" office:value="-2.51267004013062" calcext:value-type="float">
            <text:p>-2,5126700401</text:p>
          </table:table-cell>
        </table:table-row>
        <table:table-row table:style-name="ro1">
          <table:table-cell table:style-name="ce1" office:value-type="string" calcext:value-type="string">
            <text:p>1.1917033195495605</text:p>
          </table:table-cell>
          <table:table-cell table:style-name="ce1" office:value-type="string" calcext:value-type="string">
            <text:p>0.01276850700378418</text:p>
          </table:table-cell>
          <table:table-cell table:style-name="ce1" office:value-type="string" calcext:value-type="string">
            <text:p>32.34294414520264</text:p>
          </table:table-cell>
          <table:table-cell table:style-name="ce1" office:value-type="float" office:value="-0.0337119400501251" calcext:value-type="float">
            <text:p>-0,0337119401</text:p>
          </table:table-cell>
          <table:table-cell table:style-name="ce1" office:value-type="float" office:value="-0.0888769403100014" calcext:value-type="float">
            <text:p>-0,0888769403</text:p>
          </table:table-cell>
          <table:table-cell table:style-name="ce1" office:value-type="float" office:value="2.0669002532959" calcext:value-type="float">
            <text:p>2,0669002533</text:p>
          </table:table-cell>
          <table:table-cell table:style-name="ce1" office:value-type="float" office:value="-0.0225198382757727" calcext:value-type="float">
            <text:p>-0,0225198383</text:p>
          </table:table-cell>
          <table:table-cell table:number-columns-repeated="2" table:style-name="ce1" office:value-type="float" office:value="0.0354436373147822" calcext:value-type="float">
            <text:p>0,0354436373</text:p>
          </table:table-cell>
          <table:table-cell table:style-name="ce1" office:value-type="float" office:value="-0.362873196601868" calcext:value-type="float">
            <text:p>-0,3628731966</text:p>
          </table:table-cell>
          <table:table-cell table:style-name="ce1" office:value-type="float" office:value="4.12666273117065" calcext:value-type="float">
            <text:p>4,1266627312</text:p>
          </table:table-cell>
          <table:table-cell table:style-name="ce1" office:value-type="float" office:value="-2.47778606414795" calcext:value-type="float">
            <text:p>-2,4777860641</text:p>
          </table:table-cell>
          <table:table-cell table:style-name="ce1" office:value-type="string" calcext:value-type="string">
            <text:p>-0.022519838275772665</text:p>
          </table:table-cell>
          <table:table-cell table:style-name="ce1" office:value-type="string" calcext:value-type="string">
            <text:p>0.0354436373147822</text:p>
          </table:table-cell>
          <table:table-cell table:style-name="ce1" office:value-type="string" calcext:value-type="string">
            <text:p>-0.13803814254681074</text:p>
          </table:table-cell>
          <table:table-cell table:style-name="ce1" office:value-type="float" office:value="0.00698103522881866" calcext:value-type="float">
            <text:p>0,0069810352</text:p>
          </table:table-cell>
          <table:table-cell table:style-name="ce1" office:value-type="float" office:value="0.0240457877516747" calcext:value-type="float">
            <text:p>0,0240457878</text:p>
          </table:table-cell>
          <table:table-cell table:style-name="ce1" office:value-type="float" office:value="-0.0932100728988647" calcext:value-type="float">
            <text:p>-0,0932100729</text:p>
          </table:table-cell>
          <table:table-cell table:style-name="ce1" office:value-type="float" office:value="-0.424987929845196" calcext:value-type="float">
            <text:p>-0,4249879298</text:p>
          </table:table-cell>
          <table:table-cell table:style-name="ce1" office:value-type="float" office:value="0.167147817553128" calcext:value-type="float">
            <text:p>0,167147817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27323889524315" calcext:value-type="float">
            <text:p>0,012732389</text:p>
          </table:table-cell>
          <table:table-cell table:style-name="ce1" office:value-type="float" office:value="-0.0155127008005867" calcext:value-type="float">
            <text:p>-0,0155127008</text:p>
          </table:table-cell>
          <table:table-cell table:style-name="ce1" office:value-type="float" office:value="0.0468772140821593" calcext:value-type="float">
            <text:p>0,0468772141</text:p>
          </table:table-cell>
          <table:table-cell table:number-columns-repeated="3" table:style-name="ce1" office:value-type="float" office:value="0.469429731369019" calcext:value-type="float">
            <text:p>0,4694297314</text:p>
          </table:table-cell>
          <table:table-cell table:style-name="ce1" office:value-type="float" office:value="-0.362873196601868" calcext:value-type="float">
            <text:p>-0,3628731966</text:p>
          </table:table-cell>
          <table:table-cell table:style-name="ce1" office:value-type="float" office:value="4.12666273117065" calcext:value-type="float">
            <text:p>4,1266627312</text:p>
          </table:table-cell>
          <table:table-cell table:style-name="ce1" office:value-type="float" office:value="-2.47778606414795" calcext:value-type="float">
            <text:p>-2,4777860641</text:p>
          </table:table-cell>
        </table:table-row>
        <table:table-row table:style-name="ro1">
          <table:table-cell table:style-name="ce1" office:value-type="string" calcext:value-type="string">
            <text:p>1.208254098892212</text:p>
          </table:table-cell>
          <table:table-cell table:style-name="ce1" office:value-type="string" calcext:value-type="string">
            <text:p>0.016550779342651367</text:p>
          </table:table-cell>
          <table:table-cell table:style-name="ce1" office:value-type="string" calcext:value-type="string">
            <text:p>32.81683850288391</text:p>
          </table:table-cell>
          <table:table-cell table:style-name="ce1" office:value-type="float" office:value="-0.0393328554928303" calcext:value-type="float">
            <text:p>-0,0393328555</text:p>
          </table:table-cell>
          <table:table-cell table:style-name="ce1" office:value-type="float" office:value="-0.0816913098096848" calcext:value-type="float">
            <text:p>-0,0816913098</text:p>
          </table:table-cell>
          <table:table-cell table:style-name="ce1" office:value-type="float" office:value="2.04051852226257" calcext:value-type="float">
            <text:p>2,0405185223</text:p>
          </table:table-cell>
          <table:table-cell table:style-name="ce1" office:value-type="float" office:value="-0.019964914541128" calcext:value-type="float">
            <text:p>-0,0199649145</text:p>
          </table:table-cell>
          <table:table-cell table:number-columns-repeated="2" table:style-name="ce1" office:value-type="float" office:value="0.0365664154956576" calcext:value-type="float">
            <text:p>0,0365664155</text:p>
          </table:table-cell>
          <table:table-cell table:style-name="ce1" office:value-type="float" office:value="-0.368186235427856" calcext:value-type="float">
            <text:p>-0,3681862354</text:p>
          </table:table-cell>
          <table:table-cell table:style-name="ce1" office:value-type="float" office:value="4.1358699798584" calcext:value-type="float">
            <text:p>4,1358699799</text:p>
          </table:table-cell>
          <table:table-cell table:style-name="ce1" office:value-type="float" office:value="-2.44304299354553" calcext:value-type="float">
            <text:p>-2,4430429935</text:p>
          </table:table-cell>
          <table:table-cell table:style-name="ce1" office:value-type="string" calcext:value-type="string">
            <text:p>-0.019964914541128</text:p>
          </table:table-cell>
          <table:table-cell table:style-name="ce1" office:value-type="string" calcext:value-type="string">
            <text:p>0.03656641549565759</text:p>
          </table:table-cell>
          <table:table-cell table:style-name="ce1" office:value-type="string" calcext:value-type="string">
            <text:p>-0.1365279205020543</text:p>
          </table:table-cell>
          <table:table-cell table:style-name="ce1" office:value-type="float" office:value="0.00842798501253128" calcext:value-type="float">
            <text:p>0,008427985</text:p>
          </table:table-cell>
          <table:table-cell table:style-name="ce1" office:value-type="float" office:value="0.0222192350775003" calcext:value-type="float">
            <text:p>0,0222192351</text:p>
          </table:table-cell>
          <table:table-cell table:style-name="ce1" office:value-type="float" office:value="-0.0918788131713867" calcext:value-type="float">
            <text:p>-0,0918788132</text:p>
          </table:table-cell>
          <table:table-cell table:style-name="ce1" office:value-type="float" office:value="-0.409015953994741" calcext:value-type="float">
            <text:p>-0,409015954</text:p>
          </table:table-cell>
          <table:table-cell table:style-name="ce1" office:value-type="float" office:value="0.209255630276585" calcext:value-type="float">
            <text:p>0,209255630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2216267998595" calcext:value-type="float">
            <text:p>0,012216268</text:p>
          </table:table-cell>
          <table:table-cell table:style-name="ce1" office:value-type="float" office:value="-0.0154212154463423" calcext:value-type="float">
            <text:p>-0,0154212154</text:p>
          </table:table-cell>
          <table:table-cell table:style-name="ce1" office:value-type="float" office:value="0.0540357067732965" calcext:value-type="float">
            <text:p>0,0540357068</text:p>
          </table:table-cell>
          <table:table-cell table:style-name="ce1" office:value-type="float" office:value="0.473778009414673" calcext:value-type="float">
            <text:p>0,4737780094</text:p>
          </table:table-cell>
          <table:table-cell table:style-name="ce1" office:value-type="float" office:value="0.473776578903198" calcext:value-type="float">
            <text:p>0,4737765789</text:p>
          </table:table-cell>
          <table:table-cell table:style-name="ce1" office:value-type="float" office:value="0.473782062530518" calcext:value-type="float">
            <text:p>0,4737820625</text:p>
          </table:table-cell>
          <table:table-cell table:style-name="ce1" office:value-type="float" office:value="-0.368186235427856" calcext:value-type="float">
            <text:p>-0,3681862354</text:p>
          </table:table-cell>
          <table:table-cell table:style-name="ce1" office:value-type="float" office:value="4.1358699798584" calcext:value-type="float">
            <text:p>4,1358699799</text:p>
          </table:table-cell>
          <table:table-cell table:style-name="ce1" office:value-type="float" office:value="-2.44304299354553" calcext:value-type="float">
            <text:p>-2,4430429935</text:p>
          </table:table-cell>
        </table:table-row>
        <table:table-row table:style-name="ro1">
          <table:table-cell table:style-name="ce1" office:value-type="string" calcext:value-type="string">
            <text:p>1.222165822982788</text:p>
          </table:table-cell>
          <table:table-cell table:style-name="ce1" office:value-type="string" calcext:value-type="string">
            <text:p>0.013911724090576172</text:p>
          </table:table-cell>
          <table:table-cell table:style-name="ce1" office:value-type="string" calcext:value-type="string">
            <text:p>33.384201526641846</text:p>
          </table:table-cell>
          <table:table-cell table:style-name="ce1" office:value-type="float" office:value="-0.044589851051569" calcext:value-type="float">
            <text:p>-0,0445898511</text:p>
          </table:table-cell>
          <table:table-cell table:style-name="ce1" office:value-type="float" office:value="-0.0683711022138596" calcext:value-type="float">
            <text:p>-0,0683711022</text:p>
          </table:table-cell>
          <table:table-cell table:style-name="ce1" office:value-type="float" office:value="2.00480985641479" calcext:value-type="float">
            <text:p>2,0048098564</text:p>
          </table:table-cell>
          <table:table-cell table:style-name="ce1" office:value-type="float" office:value="-0.0170424324917351" calcext:value-type="float">
            <text:p>-0,0170424325</text:p>
          </table:table-cell>
          <table:table-cell table:number-columns-repeated="2" table:style-name="ce1" office:value-type="float" office:value="0.0380686019088692" calcext:value-type="float">
            <text:p>0,0380686019</text:p>
          </table:table-cell>
          <table:table-cell table:style-name="ce1" office:value-type="float" office:value="-0.373071849346161" calcext:value-type="float">
            <text:p>-0,3730718493</text:p>
          </table:table-cell>
          <table:table-cell table:style-name="ce1" office:value-type="float" office:value="4.14630937576294" calcext:value-type="float">
            <text:p>4,1463093758</text:p>
          </table:table-cell>
          <table:table-cell table:style-name="ce1" office:value-type="float" office:value="-2.40859985351562" calcext:value-type="float">
            <text:p>-2,4085998535</text:p>
          </table:table-cell>
          <table:table-cell table:style-name="ce1" office:value-type="string" calcext:value-type="string">
            <text:p>-0.01704243249173512</text:p>
          </table:table-cell>
          <table:table-cell table:style-name="ce1" office:value-type="string" calcext:value-type="string">
            <text:p>0.03806860190886923</text:p>
          </table:table-cell>
          <table:table-cell table:style-name="ce1" office:value-type="string" calcext:value-type="string">
            <text:p>-0.13534463000807584</text:p>
          </table:table-cell>
          <table:table-cell table:style-name="ce1" office:value-type="float" office:value="0.00983321387320757" calcext:value-type="float">
            <text:p>0,0098332139</text:p>
          </table:table-cell>
          <table:table-cell table:style-name="ce1" office:value-type="float" office:value="0.0204228274524212" calcext:value-type="float">
            <text:p>0,0204228275</text:p>
          </table:table-cell>
          <table:table-cell table:style-name="ce1" office:value-type="float" office:value="-0.0905069631576538" calcext:value-type="float">
            <text:p>-0,0905069632</text:p>
          </table:table-cell>
          <table:table-cell table:style-name="ce1" office:value-type="float" office:value="-0.386697311040226" calcext:value-type="float">
            <text:p>-0,386697311</text:p>
          </table:table-cell>
          <table:table-cell table:style-name="ce1" office:value-type="float" office:value="0.255610140796208" calcext:value-type="float">
            <text:p>0,255610140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99059183524694" calcext:value-type="float">
            <text:p>0,0099059184</text:p>
          </table:table-cell>
          <table:table-cell table:style-name="ce1" office:value-type="float" office:value="-0.0126633538095668" calcext:value-type="float">
            <text:p>-0,0126633538</text:p>
          </table:table-cell>
          <table:table-cell table:style-name="ce1" office:value-type="float" office:value="0.0464933259831192" calcext:value-type="float">
            <text:p>0,046493326</text:p>
          </table:table-cell>
          <table:table-cell table:style-name="ce1" office:value-type="float" office:value="0.567430019378662" calcext:value-type="float">
            <text:p>0,5674300194</text:p>
          </table:table-cell>
          <table:table-cell table:style-name="ce1" office:value-type="float" office:value="0.567435026168823" calcext:value-type="float">
            <text:p>0,5674350262</text:p>
          </table:table-cell>
          <table:table-cell table:style-name="ce1" office:value-type="float" office:value="0.56743049621582" calcext:value-type="float">
            <text:p>0,5674304962</text:p>
          </table:table-cell>
          <table:table-cell table:style-name="ce1" office:value-type="float" office:value="-0.373071849346161" calcext:value-type="float">
            <text:p>-0,3730718493</text:p>
          </table:table-cell>
          <table:table-cell table:style-name="ce1" office:value-type="float" office:value="4.14630937576294" calcext:value-type="float">
            <text:p>4,1463093758</text:p>
          </table:table-cell>
          <table:table-cell table:style-name="ce1" office:value-type="float" office:value="-2.40859985351562" calcext:value-type="float">
            <text:p>-2,4085998535</text:p>
          </table:table-cell>
        </table:table-row>
        <table:table-row table:style-name="ro1">
          <table:table-cell table:style-name="ce1" office:value-type="string" calcext:value-type="string">
            <text:p>1.2379884719848633</text:p>
          </table:table-cell>
          <table:table-cell table:style-name="ce1" office:value-type="string" calcext:value-type="string">
            <text:p>0.015822649002075195</text:p>
          </table:table-cell>
          <table:table-cell table:style-name="ce1" office:value-type="string" calcext:value-type="string">
            <text:p>33.87313437461853</text:p>
          </table:table-cell>
          <table:table-cell table:style-name="ce1" office:value-type="float" office:value="-0.044224675744772" calcext:value-type="float">
            <text:p>-0,0442246757</text:p>
          </table:table-cell>
          <table:table-cell table:style-name="ce1" office:value-type="float" office:value="-0.0619145482778549" calcext:value-type="float">
            <text:p>-0,0619145483</text:p>
          </table:table-cell>
          <table:table-cell table:style-name="ce1" office:value-type="float" office:value="1.98839128017426" calcext:value-type="float">
            <text:p>1,9883912802</text:p>
          </table:table-cell>
          <table:table-cell table:style-name="ce1" office:value-type="float" office:value="-0.0141770790944478" calcext:value-type="float">
            <text:p>-0,0141770791</text:p>
          </table:table-cell>
          <table:table-cell table:number-columns-repeated="2" table:style-name="ce1" office:value-type="float" office:value="0.0368127657574812" calcext:value-type="float">
            <text:p>0,0368127658</text:p>
          </table:table-cell>
          <table:table-cell table:style-name="ce1" office:value-type="float" office:value="-0.376808643341064" calcext:value-type="float">
            <text:p>-0,3768086433</text:p>
          </table:table-cell>
          <table:table-cell table:style-name="ce1" office:value-type="float" office:value="4.15707540512085" calcext:value-type="float">
            <text:p>4,1570754051</text:p>
          </table:table-cell>
          <table:table-cell table:style-name="ce1" office:value-type="float" office:value="-2.37481260299683" calcext:value-type="float">
            <text:p>-2,374812603</text:p>
          </table:table-cell>
          <table:table-cell table:style-name="ce1" office:value-type="string" calcext:value-type="string">
            <text:p>-0.014177079094447834</text:p>
          </table:table-cell>
          <table:table-cell table:style-name="ce1" office:value-type="string" calcext:value-type="string">
            <text:p>0.03681276575748125</text:p>
          </table:table-cell>
          <table:table-cell table:style-name="ce1" office:value-type="string" calcext:value-type="string">
            <text:p>-0.13283597257881233</text:p>
          </table:table-cell>
          <table:table-cell table:style-name="ce1" office:value-type="float" office:value="0.0111474627628922" calcext:value-type="float">
            <text:p>0,0111474628</text:p>
          </table:table-cell>
          <table:table-cell table:style-name="ce1" office:value-type="float" office:value="0.0170927755534649" calcext:value-type="float">
            <text:p>0,0170927756</text:p>
          </table:table-cell>
          <table:table-cell table:style-name="ce1" office:value-type="float" office:value="-0.0886501125335693" calcext:value-type="float">
            <text:p>-0,0886501125</text:p>
          </table:table-cell>
          <table:table-cell table:style-name="ce1" office:value-type="float" office:value="-0.364755155611088" calcext:value-type="float">
            <text:p>-0,3647551556</text:p>
          </table:table-cell>
          <table:table-cell table:style-name="ce1" office:value-type="float" office:value="0.289254728873737" calcext:value-type="float">
            <text:p>0,289254728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6830274582612" calcext:value-type="float">
            <text:p>0,0106830275</text:p>
          </table:table-cell>
          <table:table-cell table:style-name="ce1" office:value-type="float" office:value="-0.0270687598536022" calcext:value-type="float">
            <text:p>-0,0270687599</text:p>
          </table:table-cell>
          <table:table-cell table:style-name="ce1" office:value-type="float" office:value="0.0725655981902812" calcext:value-type="float">
            <text:p>0,0725655982</text:p>
          </table:table-cell>
          <table:table-cell table:style-name="ce1" office:value-type="float" office:value="0.492088556289673" calcext:value-type="float">
            <text:p>0,4920885563</text:p>
          </table:table-cell>
          <table:table-cell table:style-name="ce1" office:value-type="float" office:value="0.492087841033936" calcext:value-type="float">
            <text:p>0,492087841</text:p>
          </table:table-cell>
          <table:table-cell table:style-name="ce1" office:value-type="float" office:value="0.492088079452515" calcext:value-type="float">
            <text:p>0,4920880795</text:p>
          </table:table-cell>
          <table:table-cell table:style-name="ce1" office:value-type="float" office:value="-0.376808643341064" calcext:value-type="float">
            <text:p>-0,3768086433</text:p>
          </table:table-cell>
          <table:table-cell table:style-name="ce1" office:value-type="float" office:value="4.15707540512085" calcext:value-type="float">
            <text:p>4,1570754051</text:p>
          </table:table-cell>
          <table:table-cell table:style-name="ce1" office:value-type="float" office:value="-2.37481260299683" calcext:value-type="float">
            <text:p>-2,374812603</text:p>
          </table:table-cell>
        </table:table-row>
        <table:table-row table:style-name="ro1">
          <table:table-cell table:style-name="ce1" office:value-type="string" calcext:value-type="string">
            <text:p>1.2533109188079834</text:p>
          </table:table-cell>
          <table:table-cell table:style-name="ce1" office:value-type="string" calcext:value-type="string">
            <text:p>0.015322446823120117</text:p>
          </table:table-cell>
          <table:table-cell table:style-name="ce1" office:value-type="string" calcext:value-type="string">
            <text:p>34.36401605606079</text:p>
          </table:table-cell>
          <table:table-cell table:style-name="ce1" office:value-type="float" office:value="-0.0496134012937546" calcext:value-type="float">
            <text:p>-0,0496134013</text:p>
          </table:table-cell>
          <table:table-cell table:style-name="ce1" office:value-type="float" office:value="-0.0554502755403519" calcext:value-type="float">
            <text:p>-0,0554502755</text:p>
          </table:table-cell>
          <table:table-cell table:style-name="ce1" office:value-type="float" office:value="1.96824216842651" calcext:value-type="float">
            <text:p>1,9682421684</text:p>
          </table:table-cell>
          <table:table-cell table:style-name="ce1" office:value-type="float" office:value="-0.0129812139490841" calcext:value-type="float">
            <text:p>-0,0129812139</text:p>
          </table:table-cell>
          <table:table-cell table:number-columns-repeated="2" table:style-name="ce1" office:value-type="float" office:value="0.0375824740132409" calcext:value-type="float">
            <text:p>0,037582474</text:p>
          </table:table-cell>
          <table:table-cell table:style-name="ce1" office:value-type="float" office:value="-0.376808643341064" calcext:value-type="float">
            <text:p>-0,3768086433</text:p>
          </table:table-cell>
          <table:table-cell table:style-name="ce1" office:value-type="float" office:value="4.15707540512085" calcext:value-type="float">
            <text:p>4,1570754051</text:p>
          </table:table-cell>
          <table:table-cell table:style-name="ce1" office:value-type="float" office:value="-2.37481260299683" calcext:value-type="float">
            <text:p>-2,374812603</text:p>
          </table:table-cell>
          <table:table-cell table:style-name="ce1" office:value-type="string" calcext:value-type="string">
            <text:p>-0.012981213949084107</text:p>
          </table:table-cell>
          <table:table-cell table:style-name="ce1" office:value-type="string" calcext:value-type="string">
            <text:p>0.0375824740132409</text:p>
          </table:table-cell>
          <table:table-cell table:style-name="ce1" office:value-type="string" calcext:value-type="string">
            <text:p>-0.13295487687196567</text:p>
          </table:table-cell>
          <table:table-cell table:style-name="ce1" office:value-type="float" office:value="0.011056168936193" calcext:value-type="float">
            <text:p>0,0110561689</text:p>
          </table:table-cell>
          <table:table-cell table:style-name="ce1" office:value-type="float" office:value="0.0154786370694637" calcext:value-type="float">
            <text:p>0,0154786371</text:p>
          </table:table-cell>
          <table:table-cell table:style-name="ce1" office:value-type="float" office:value="-0.0877963465690613" calcext:value-type="float">
            <text:p>-0,0877963466</text:p>
          </table:table-cell>
          <table:table-cell table:style-name="ce1" office:value-type="float" office:value="-0.343182638105587" calcext:value-type="float">
            <text:p>-0,3431826381</text:p>
          </table:table-cell>
          <table:table-cell table:style-name="ce1" office:value-type="float" office:value="0.319456328279636" calcext:value-type="float">
            <text:p>0,319456328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748626558257635" calcext:value-type="float">
            <text:p>-0,0007486266</text:p>
          </table:table-cell>
          <table:table-cell table:style-name="ce1" office:value-type="float" office:value="-0.013236206963968" calcext:value-type="float">
            <text:p>-0,013236207</text:p>
          </table:table-cell>
          <table:table-cell table:style-name="ce1" office:value-type="float" office:value="0.0336587878838237" calcext:value-type="float">
            <text:p>0,0336587879</text:p>
          </table:table-cell>
          <table:table-cell table:style-name="ce1" office:value-type="float" office:value="0.487793684005737" calcext:value-type="float">
            <text:p>0,487793684</text:p>
          </table:table-cell>
          <table:table-cell table:style-name="ce1" office:value-type="float" office:value="0.487794876098633" calcext:value-type="float">
            <text:p>0,4877948761</text:p>
          </table:table-cell>
          <table:table-cell table:style-name="ce1" office:value-type="float" office:value="0.487794637680054" calcext:value-type="float">
            <text:p>0,4877946377</text:p>
          </table:table-cell>
          <table:table-cell table:style-name="ce1" office:value-type="float" office:value="-0.376808643341064" calcext:value-type="float">
            <text:p>-0,3768086433</text:p>
          </table:table-cell>
          <table:table-cell table:style-name="ce1" office:value-type="float" office:value="4.15707540512085" calcext:value-type="float">
            <text:p>4,1570754051</text:p>
          </table:table-cell>
          <table:table-cell table:style-name="ce1" office:value-type="float" office:value="-2.37481260299683" calcext:value-type="float">
            <text:p>-2,374812603</text:p>
          </table:table-cell>
        </table:table-row>
        <table:table-row table:style-name="ro1">
          <table:table-cell table:style-name="ce1" office:value-type="string" calcext:value-type="string">
            <text:p>1.2742257118225098</text:p>
          </table:table-cell>
          <table:table-cell table:style-name="ce1" office:value-type="string" calcext:value-type="string">
            <text:p>0.020914793014526367</text:p>
          </table:table-cell>
          <table:table-cell table:style-name="ce1" office:value-type="string" calcext:value-type="string">
            <text:p>34.88236141204834</text:p>
          </table:table-cell>
          <table:table-cell table:style-name="ce1" office:value-type="float" office:value="-0.0549520552158356" calcext:value-type="float">
            <text:p>-0,0549520552</text:p>
          </table:table-cell>
          <table:table-cell table:style-name="ce1" office:value-type="float" office:value="-0.0491676293313503" calcext:value-type="float">
            <text:p>-0,0491676293</text:p>
          </table:table-cell>
          <table:table-cell table:style-name="ce1" office:value-type="float" office:value="1.95055758953094" calcext:value-type="float">
            <text:p>1,9505575895</text:p>
          </table:table-cell>
          <table:table-cell table:style-name="ce1" office:value-type="float" office:value="-0.00961770185333626" calcext:value-type="float">
            <text:p>-0,0096177019</text:p>
          </table:table-cell>
          <table:table-cell table:number-columns-repeated="2" table:style-name="ce1" office:value-type="float" office:value="0.0379916230890325" calcext:value-type="float">
            <text:p>0,0379916231</text:p>
          </table:table-cell>
          <table:table-cell table:style-name="ce1" office:value-type="float" office:value="-0.379476517438889" calcext:value-type="float">
            <text:p>-0,3794765174</text:p>
          </table:table-cell>
          <table:table-cell table:style-name="ce1" office:value-type="float" office:value="4.16776371002197" calcext:value-type="float">
            <text:p>4,16776371</text:p>
          </table:table-cell>
          <table:table-cell table:style-name="ce1" office:value-type="float" office:value="-2.34158444404602" calcext:value-type="float">
            <text:p>-2,341584444</text:p>
          </table:table-cell>
          <table:table-cell table:style-name="ce1" office:value-type="string" calcext:value-type="string">
            <text:p>-0.009617701853336257</text:p>
          </table:table-cell>
          <table:table-cell table:style-name="ce1" office:value-type="string" calcext:value-type="string">
            <text:p>0.03799162308903255</text:p>
          </table:table-cell>
          <table:table-cell table:style-name="ce1" office:value-type="string" calcext:value-type="string">
            <text:p>-0.1317760725543754</text:p>
          </table:table-cell>
          <table:table-cell table:style-name="ce1" office:value-type="float" office:value="0.0124033503234386" calcext:value-type="float">
            <text:p>0,0124033503</text:p>
          </table:table-cell>
          <table:table-cell table:style-name="ce1" office:value-type="float" office:value="0.013862568885088" calcext:value-type="float">
            <text:p>0,0138625689</text:p>
          </table:table-cell>
          <table:table-cell table:style-name="ce1" office:value-type="float" office:value="-0.0867485927581787" calcext:value-type="float">
            <text:p>-0,0867485928</text:p>
          </table:table-cell>
          <table:table-cell table:style-name="ce1" office:value-type="float" office:value="-0.317484616988308" calcext:value-type="float">
            <text:p>-0,317484617</text:p>
          </table:table-cell>
          <table:table-cell table:style-name="ce1" office:value-type="float" office:value="0.348177409848248" calcext:value-type="float">
            <text:p>0,348177409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4036416618796" calcext:value-type="float">
            <text:p>0,0104036417</text:p>
          </table:table-cell>
          <table:table-cell table:style-name="ce1" office:value-type="float" office:value="-0.0124802300221958" calcext:value-type="float">
            <text:p>-0,01248023</text:p>
          </table:table-cell>
          <table:table-cell table:style-name="ce1" office:value-type="float" office:value="0.0389008081521316" calcext:value-type="float">
            <text:p>0,0389008082</text:p>
          </table:table-cell>
          <table:table-cell table:style-name="ce1" office:value-type="float" office:value="0.517965316772461" calcext:value-type="float">
            <text:p>0,5179653168</text:p>
          </table:table-cell>
          <table:table-cell table:style-name="ce1" office:value-type="float" office:value="0.517961025238037" calcext:value-type="float">
            <text:p>0,5179610252</text:p>
          </table:table-cell>
          <table:table-cell table:style-name="ce1" office:value-type="float" office:value="0.517961263656616" calcext:value-type="float">
            <text:p>0,5179612637</text:p>
          </table:table-cell>
          <table:table-cell table:style-name="ce1" office:value-type="float" office:value="-0.379476517438889" calcext:value-type="float">
            <text:p>-0,3794765174</text:p>
          </table:table-cell>
          <table:table-cell table:style-name="ce1" office:value-type="float" office:value="4.16776371002197" calcext:value-type="float">
            <text:p>4,16776371</text:p>
          </table:table-cell>
          <table:table-cell table:style-name="ce1" office:value-type="float" office:value="-2.34158444404602" calcext:value-type="float">
            <text:p>-2,341584444</text:p>
          </table:table-cell>
        </table:table-row>
        <table:table-row table:style-name="ro1">
          <table:table-cell table:style-name="ce1" office:value-type="string" calcext:value-type="string">
            <text:p>1.291182518005371</text:p>
          </table:table-cell>
          <table:table-cell table:style-name="ce1" office:value-type="string" calcext:value-type="string">
            <text:p>0.016956806182861328</text:p>
          </table:table-cell>
          <table:table-cell table:style-name="ce1" office:value-type="string" calcext:value-type="string">
            <text:p>35.38739585876465</text:p>
          </table:table-cell>
          <table:table-cell table:style-name="ce1" office:value-type="float" office:value="-0.0546533241868019" calcext:value-type="float">
            <text:p>-0,0546533242</text:p>
          </table:table-cell>
          <table:table-cell table:style-name="ce1" office:value-type="float" office:value="-0.0431473627686501" calcext:value-type="float">
            <text:p>-0,0431473628</text:p>
          </table:table-cell>
          <table:table-cell table:style-name="ce1" office:value-type="float" office:value="1.9399539232254" calcext:value-type="float">
            <text:p>1,9399539232</text:p>
          </table:table-cell>
          <table:table-cell table:style-name="ce1" office:value-type="float" office:value="-0.00633797261815846" calcext:value-type="float">
            <text:p>-0,0063379726</text:p>
          </table:table-cell>
          <table:table-cell table:number-columns-repeated="2" table:style-name="ce1" office:value-type="float" office:value="0.038158937111893" calcext:value-type="float">
            <text:p>0,0381589371</text:p>
          </table:table-cell>
          <table:table-cell table:style-name="ce1" office:value-type="float" office:value="-0.379476517438889" calcext:value-type="float">
            <text:p>-0,3794765174</text:p>
          </table:table-cell>
          <table:table-cell table:style-name="ce1" office:value-type="float" office:value="4.16776371002197" calcext:value-type="float">
            <text:p>4,16776371</text:p>
          </table:table-cell>
          <table:table-cell table:style-name="ce1" office:value-type="float" office:value="-2.34158444404602" calcext:value-type="float">
            <text:p>-2,341584444</text:p>
          </table:table-cell>
          <table:table-cell table:style-name="ce1" office:value-type="string" calcext:value-type="string">
            <text:p>-0.0063379726181584635</text:p>
          </table:table-cell>
          <table:table-cell table:style-name="ce1" office:value-type="string" calcext:value-type="string">
            <text:p>0.03815893711189302</text:p>
          </table:table-cell>
          <table:table-cell table:style-name="ce1" office:value-type="string" calcext:value-type="string">
            <text:p>-0.13095313774472975</text:p>
          </table:table-cell>
          <table:table-cell table:style-name="ce1" office:value-type="float" office:value="0.0137380138039589" calcext:value-type="float">
            <text:p>0,0137380138</text:p>
          </table:table-cell>
          <table:table-cell table:style-name="ce1" office:value-type="float" office:value="0.0122919073328376" calcext:value-type="float">
            <text:p>0,0122919073</text:p>
          </table:table-cell>
          <table:table-cell table:style-name="ce1" office:value-type="float" office:value="-0.0858289946556091" calcext:value-type="float">
            <text:p>-0,0858289947</text:p>
          </table:table-cell>
          <table:table-cell table:style-name="ce1" office:value-type="float" office:value="-0.289746046599879" calcext:value-type="float">
            <text:p>-0,2897460466</text:p>
          </table:table-cell>
          <table:table-cell table:style-name="ce1" office:value-type="float" office:value="0.372996189829341" calcext:value-type="float">
            <text:p>0,372996189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5762481986746" calcext:value-type="float">
            <text:p>0,0105762482</text:p>
          </table:table-cell>
          <table:table-cell table:style-name="ce1" office:value-type="float" office:value="-0.0124463337947927" calcext:value-type="float">
            <text:p>-0,0124463338</text:p>
          </table:table-cell>
          <table:table-cell table:style-name="ce1" office:value-type="float" office:value="0.0350342764351752" calcext:value-type="float">
            <text:p>0,0350342764</text:p>
          </table:table-cell>
          <table:table-cell table:style-name="ce1" office:value-type="float" office:value="0.504777669906616" calcext:value-type="float">
            <text:p>0,5047776699</text:p>
          </table:table-cell>
          <table:table-cell table:style-name="ce1" office:value-type="float" office:value="0.504778861999512" calcext:value-type="float">
            <text:p>0,504778862</text:p>
          </table:table-cell>
          <table:table-cell table:style-name="ce1" office:value-type="float" office:value="0.50477933883667" calcext:value-type="float">
            <text:p>0,5047793388</text:p>
          </table:table-cell>
          <table:table-cell table:style-name="ce1" office:value-type="float" office:value="-0.379476517438889" calcext:value-type="float">
            <text:p>-0,3794765174</text:p>
          </table:table-cell>
          <table:table-cell table:style-name="ce1" office:value-type="float" office:value="4.16776371002197" calcext:value-type="float">
            <text:p>4,16776371</text:p>
          </table:table-cell>
          <table:table-cell table:style-name="ce1" office:value-type="float" office:value="-2.34158444404602" calcext:value-type="float">
            <text:p>-2,341584444</text:p>
          </table:table-cell>
        </table:table-row>
        <table:table-row table:style-name="ro1">
          <table:table-cell table:style-name="ce1" office:value-type="string" calcext:value-type="string">
            <text:p>1.3046810626983643</text:p>
          </table:table-cell>
          <table:table-cell table:style-name="ce1" office:value-type="string" calcext:value-type="string">
            <text:p>0.013498544692993164</text:p>
          </table:table-cell>
          <table:table-cell table:style-name="ce1" office:value-type="string" calcext:value-type="string">
            <text:p>35.937655448913574</text:p>
          </table:table-cell>
          <table:table-cell table:style-name="ce1" office:value-type="float" office:value="-0.0542722083628178" calcext:value-type="float">
            <text:p>-0,0542722084</text:p>
          </table:table-cell>
          <table:table-cell table:style-name="ce1" office:value-type="float" office:value="-0.0371336154639721" calcext:value-type="float">
            <text:p>-0,0371336155</text:p>
          </table:table-cell>
          <table:table-cell table:style-name="ce1" office:value-type="float" office:value="1.92642593383789" calcext:value-type="float">
            <text:p>1,9264259338</text:p>
          </table:table-cell>
          <table:table-cell table:style-name="ce1" office:value-type="float" office:value="-0.00452327552079297" calcext:value-type="float">
            <text:p>-0,0045232755</text:p>
          </table:table-cell>
          <table:table-cell table:number-columns-repeated="2" table:style-name="ce1" office:value-type="float" office:value="0.0383461280496196" calcext:value-type="float">
            <text:p>0,038346128</text:p>
          </table:table-cell>
          <table:table-cell table:style-name="ce1" office:value-type="float" office:value="-0.381947159767151" calcext:value-type="float">
            <text:p>-0,3819471598</text:p>
          </table:table-cell>
          <table:table-cell table:style-name="ce1" office:value-type="float" office:value="4.17820739746094" calcext:value-type="float">
            <text:p>4,1782073975</text:p>
          </table:table-cell>
          <table:table-cell table:style-name="ce1" office:value-type="float" office:value="-2.30847096443176" calcext:value-type="float">
            <text:p>-2,3084709644</text:p>
          </table:table-cell>
          <table:table-cell table:style-name="ce1" office:value-type="string" calcext:value-type="string">
            <text:p>-0.004523275520792967</text:p>
          </table:table-cell>
          <table:table-cell table:style-name="ce1" office:value-type="string" calcext:value-type="string">
            <text:p>0.03834612804961958</text:p>
          </table:table-cell>
          <table:table-cell table:style-name="ce1" office:value-type="string" calcext:value-type="string">
            <text:p>-0.1307960908644421</text:p>
          </table:table-cell>
          <table:table-cell table:style-name="ce1" office:value-type="float" office:value="0.0136633310467005" calcext:value-type="float">
            <text:p>0,013663331</text:p>
          </table:table-cell>
          <table:table-cell table:style-name="ce1" office:value-type="float" office:value="0.0107868406921625" calcext:value-type="float">
            <text:p>0,0107868407</text:p>
          </table:table-cell>
          <table:table-cell table:style-name="ce1" office:value-type="float" office:value="-0.0852776040077209" calcext:value-type="float">
            <text:p>-0,085277604</text:p>
          </table:table-cell>
          <table:table-cell table:style-name="ce1" office:value-type="float" office:value="-0.259657506818389" calcext:value-type="float">
            <text:p>-0,2596575068</text:p>
          </table:table-cell>
          <table:table-cell table:style-name="ce1" office:value-type="float" office:value="0.396750362769484" calcext:value-type="float">
            <text:p>0,396750362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542620010575508" calcext:value-type="float">
            <text:p>-0,00054262</text:p>
          </table:table-cell>
          <table:table-cell table:style-name="ce1" office:value-type="float" office:value="-0.0109352839182977" calcext:value-type="float">
            <text:p>-0,0109352839</text:p>
          </table:table-cell>
          <table:table-cell table:style-name="ce1" office:value-type="float" office:value="0.0192605257311529" calcext:value-type="float">
            <text:p>0,0192605257</text:p>
          </table:table-cell>
          <table:table-cell table:style-name="ce1" office:value-type="float" office:value="0.55053448677063" calcext:value-type="float">
            <text:p>0,5505344868</text:p>
          </table:table-cell>
          <table:table-cell table:style-name="ce1" office:value-type="float" office:value="0.550535917282105" calcext:value-type="float">
            <text:p>0,5505359173</text:p>
          </table:table-cell>
          <table:table-cell table:style-name="ce1" office:value-type="float" office:value="0.550538778305054" calcext:value-type="float">
            <text:p>0,5505387783</text:p>
          </table:table-cell>
          <table:table-cell table:style-name="ce1" office:value-type="float" office:value="-0.381947159767151" calcext:value-type="float">
            <text:p>-0,3819471598</text:p>
          </table:table-cell>
          <table:table-cell table:style-name="ce1" office:value-type="float" office:value="4.17820739746094" calcext:value-type="float">
            <text:p>4,1782073975</text:p>
          </table:table-cell>
          <table:table-cell table:style-name="ce1" office:value-type="float" office:value="-2.30847096443176" calcext:value-type="float">
            <text:p>-2,3084709644</text:p>
          </table:table-cell>
        </table:table-row>
        <table:table-row table:style-name="ro1">
          <table:table-cell table:style-name="ce1" office:value-type="string" calcext:value-type="string">
            <text:p>1.3178348541259766</text:p>
          </table:table-cell>
          <table:table-cell table:style-name="ce1" office:value-type="string" calcext:value-type="string">
            <text:p>0.013153791427612305</text:p>
          </table:table-cell>
          <table:table-cell table:style-name="ce1" office:value-type="string" calcext:value-type="string">
            <text:p>36.44159126281738</text:p>
          </table:table-cell>
          <table:table-cell table:style-name="ce1" office:value-type="float" office:value="-0.274130139127374" calcext:value-type="float">
            <text:p>-0,2741301391</text:p>
          </table:table-cell>
          <table:table-cell table:style-name="ce1" office:value-type="float" office:value="0.0902289386373013" calcext:value-type="float">
            <text:p>0,0902289386</text:p>
          </table:table-cell>
          <table:table-cell table:style-name="ce1" office:value-type="float" office:value="2.05183199048042" calcext:value-type="float">
            <text:p>2,0518319905</text:p>
          </table:table-cell>
          <table:table-cell table:style-name="ce1" office:value-type="float" office:value="-0.00270923422051203" calcext:value-type="float">
            <text:p>-0,0027092342</text:p>
          </table:table-cell>
          <table:table-cell table:number-columns-repeated="2" table:style-name="ce1" office:value-type="float" office:value="0.0381323378722817" calcext:value-type="float">
            <text:p>0,0381323379</text:p>
          </table:table-cell>
          <table:table-cell table:style-name="ce1" office:value-type="float" office:value="-0.384173095226288" calcext:value-type="float">
            <text:p>-0,3841730952</text:p>
          </table:table-cell>
          <table:table-cell table:style-name="ce1" office:value-type="float" office:value="4.18840885162354" calcext:value-type="float">
            <text:p>4,1884088516</text:p>
          </table:table-cell>
          <table:table-cell table:style-name="ce1" office:value-type="float" office:value="-2.27540612220764" calcext:value-type="float">
            <text:p>-2,2754061222</text:p>
          </table:table-cell>
          <table:table-cell table:style-name="ce1" office:value-type="string" calcext:value-type="string">
            <text:p>-0.002709234220512028</text:p>
          </table:table-cell>
          <table:table-cell table:style-name="ce1" office:value-type="string" calcext:value-type="string">
            <text:p>0.03813233787228174</text:p>
          </table:table-cell>
          <table:table-cell table:style-name="ce1" office:value-type="string" calcext:value-type="string">
            <text:p>-0.12990268274154185</text:p>
          </table:table-cell>
          <table:table-cell table:style-name="ce1" office:value-type="float" office:value="0.0135680520907044" calcext:value-type="float">
            <text:p>0,0135680521</text:p>
          </table:table-cell>
          <table:table-cell table:style-name="ce1" office:value-type="float" office:value="0.00928340386599302" calcext:value-type="float">
            <text:p>0,0092834039</text:p>
          </table:table-cell>
          <table:table-cell table:style-name="ce1" office:value-type="float" office:value="-0.0845741485595703" calcext:value-type="float">
            <text:p>-0,0845741486</text:p>
          </table:table-cell>
          <table:table-cell table:style-name="ce1" office:value-type="float" office:value="-0.232321875503764" calcext:value-type="float">
            <text:p>-0,2323218755</text:p>
          </table:table-cell>
          <table:table-cell table:style-name="ce1" office:value-type="float" office:value="0.415453689063418" calcext:value-type="float">
            <text:p>0,415453689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756667997587774" calcext:value-type="float">
            <text:p>-0,000756668</text:p>
          </table:table-cell>
          <table:table-cell table:style-name="ce1" office:value-type="float" office:value="-0.0119397040077214" calcext:value-type="float">
            <text:p>-0,011939704</text:p>
          </table:table-cell>
          <table:table-cell table:style-name="ce1" office:value-type="float" office:value="0.026858632721138" calcext:value-type="float">
            <text:p>0,0268586327</text:p>
          </table:table-cell>
          <table:table-cell table:number-columns-repeated="2" table:style-name="ce1" office:value-type="float" office:value="0.503676414489746" calcext:value-type="float">
            <text:p>0,5036764145</text:p>
          </table:table-cell>
          <table:table-cell table:style-name="ce1" office:value-type="float" office:value="0.503673791885376" calcext:value-type="float">
            <text:p>0,5036737919</text:p>
          </table:table-cell>
          <table:table-cell table:style-name="ce1" office:value-type="float" office:value="-0.384173095226288" calcext:value-type="float">
            <text:p>-0,3841730952</text:p>
          </table:table-cell>
          <table:table-cell table:style-name="ce1" office:value-type="float" office:value="4.18840885162354" calcext:value-type="float">
            <text:p>4,1884088516</text:p>
          </table:table-cell>
          <table:table-cell table:style-name="ce1" office:value-type="float" office:value="-2.27540612220764" calcext:value-type="float">
            <text:p>-2,2754061222</text:p>
          </table:table-cell>
        </table:table-row>
        <table:table-row table:style-name="ro1">
          <table:table-cell table:style-name="ce1" office:value-type="string" calcext:value-type="string">
            <text:p>1.336080551147461</text:p>
          </table:table-cell>
          <table:table-cell table:style-name="ce1" office:value-type="string" calcext:value-type="string">
            <text:p>0.018245697021484375</text:p>
          </table:table-cell>
          <table:table-cell table:style-name="ce1" office:value-type="string" calcext:value-type="string">
            <text:p>36.994330167770386</text:p>
          </table:table-cell>
          <table:table-cell table:style-name="ce1" office:value-type="float" office:value="-0.0582294911146164" calcext:value-type="float">
            <text:p>-0,0582294911</text:p>
          </table:table-cell>
          <table:table-cell table:style-name="ce1" office:value-type="float" office:value="-0.0138641642406583" calcext:value-type="float">
            <text:p>-0,0138641642</text:p>
          </table:table-cell>
          <table:table-cell table:style-name="ce1" office:value-type="float" office:value="1.8700453042984" calcext:value-type="float">
            <text:p>1,8700453043</text:p>
          </table:table-cell>
          <table:table-cell table:style-name="ce1" office:value-type="float" office:value="0.0706349733357665" calcext:value-type="float">
            <text:p>0,0706349733</text:p>
          </table:table-cell>
          <table:table-cell table:number-columns-repeated="2" table:style-name="ce1" office:value-type="float" office:value="-0.00145907568470042" calcext:value-type="float">
            <text:p>-0,0014590757</text:p>
          </table:table-cell>
          <table:table-cell table:style-name="ce1" office:value-type="float" office:value="-0.384173095226288" calcext:value-type="float">
            <text:p>-0,3841730952</text:p>
          </table:table-cell>
          <table:table-cell table:style-name="ce1" office:value-type="float" office:value="4.18840885162354" calcext:value-type="float">
            <text:p>4,1884088516</text:p>
          </table:table-cell>
          <table:table-cell table:style-name="ce1" office:value-type="float" office:value="-2.27540612220764" calcext:value-type="float">
            <text:p>-2,2754061222</text:p>
          </table:table-cell>
          <table:table-cell table:style-name="ce1" office:value-type="string" calcext:value-type="string">
            <text:p>0.07063497333576649</text:p>
          </table:table-cell>
          <table:table-cell table:style-name="ce1" office:value-type="string" calcext:value-type="string">
            <text:p>-0.0014590756847004185</text:p>
          </table:table-cell>
          <table:table-cell table:style-name="ce1" office:value-type="string" calcext:value-type="string">
            <text:p>-0.1427632175696417</text:p>
          </table:table-cell>
          <table:table-cell table:style-name="ce1" office:value-type="float" office:value="0.0685325347818434" calcext:value-type="float">
            <text:p>0,0685325348</text:p>
          </table:table-cell>
          <table:table-cell table:style-name="ce1" office:value-type="float" office:value="-0.0225572346593253" calcext:value-type="float">
            <text:p>-0,0225572347</text:p>
          </table:table-cell>
          <table:table-cell table:style-name="ce1" office:value-type="float" office:value="-0.091095263504982" calcext:value-type="float">
            <text:p>-0,0910952635</text:p>
          </table:table-cell>
          <table:table-cell table:style-name="ce1" office:value-type="float" office:value="-0.0806899430520823" calcext:value-type="float">
            <text:p>-0,0806899431</text:p>
          </table:table-cell>
          <table:table-cell table:style-name="ce1" office:value-type="float" office:value="0.365544697347285" calcext:value-type="float">
            <text:p>0,36554469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397473567567632" calcext:value-type="float">
            <text:p>0,3974735676</text:p>
          </table:table-cell>
          <table:table-cell table:style-name="ce1" office:value-type="float" office:value="-0.230254863573592" calcext:value-type="float">
            <text:p>-0,2302548636</text:p>
          </table:table-cell>
          <table:table-cell table:style-name="ce1" office:value-type="float" office:value="-0.226718162586389" calcext:value-type="float">
            <text:p>-0,2267181626</text:p>
          </table:table-cell>
          <table:table-cell table:style-name="ce1" office:value-type="float" office:value="0.553138494491577" calcext:value-type="float">
            <text:p>0,5531384945</text:p>
          </table:table-cell>
          <table:table-cell table:style-name="ce1" office:value-type="float" office:value="0.553137302398682" calcext:value-type="float">
            <text:p>0,5531373024</text:p>
          </table:table-cell>
          <table:table-cell table:style-name="ce1" office:value-type="float" office:value="0.553136348724365" calcext:value-type="float">
            <text:p>0,5531363487</text:p>
          </table:table-cell>
          <table:table-cell table:style-name="ce1" office:value-type="float" office:value="-0.384173095226288" calcext:value-type="float">
            <text:p>-0,3841730952</text:p>
          </table:table-cell>
          <table:table-cell table:style-name="ce1" office:value-type="float" office:value="4.18840885162354" calcext:value-type="float">
            <text:p>4,1884088516</text:p>
          </table:table-cell>
          <table:table-cell table:style-name="ce1" office:value-type="float" office:value="-2.27540612220764" calcext:value-type="float">
            <text:p>-2,2754061222</text:p>
          </table:table-cell>
        </table:table-row>
        <table:table-row table:style-name="ro1">
          <table:table-cell table:style-name="ce1" office:value-type="string" calcext:value-type="string">
            <text:p>1.353672981262207</text:p>
          </table:table-cell>
          <table:table-cell table:style-name="ce1" office:value-type="string" calcext:value-type="string">
            <text:p>0.017592430114746094</text:p>
          </table:table-cell>
          <table:table-cell table:style-name="ce1" office:value-type="string" calcext:value-type="string">
            <text:p>37.51565480232239</text:p>
          </table:table-cell>
          <table:table-cell table:style-name="ce1" office:value-type="float" office:value="-0.0631523802876473" calcext:value-type="float">
            <text:p>-0,0631523803</text:p>
          </table:table-cell>
          <table:table-cell table:style-name="ce1" office:value-type="float" office:value="-0.00823726691305637" calcext:value-type="float">
            <text:p>-0,0082372669</text:p>
          </table:table-cell>
          <table:table-cell table:style-name="ce1" office:value-type="float" office:value="1.85178399085999" calcext:value-type="float">
            <text:p>1,8517839909</text:p>
          </table:table-cell>
          <table:table-cell table:style-name="ce1" office:value-type="float" office:value="0.00295116217848242" calcext:value-type="float">
            <text:p>0,0029511622</text:p>
          </table:table-cell>
          <table:table-cell table:number-columns-repeated="2" table:style-name="ce1" office:value-type="float" office:value="0.0334560578179041" calcext:value-type="float">
            <text:p>0,0334560578</text:p>
          </table:table-cell>
          <table:table-cell table:style-name="ce1" office:value-type="float" office:value="-0.384996145963669" calcext:value-type="float">
            <text:p>-0,384996146</text:p>
          </table:table-cell>
          <table:table-cell table:style-name="ce1" office:value-type="float" office:value="4.19844341278076" calcext:value-type="float">
            <text:p>4,1984434128</text:p>
          </table:table-cell>
          <table:table-cell table:style-name="ce1" office:value-type="float" office:value="-2.24307823181152" calcext:value-type="float">
            <text:p>-2,2430782318</text:p>
          </table:table-cell>
          <table:table-cell table:style-name="ce1" office:value-type="string" calcext:value-type="string">
            <text:p>0.00295116217848242</text:p>
          </table:table-cell>
          <table:table-cell table:style-name="ce1" office:value-type="string" calcext:value-type="string">
            <text:p>0.03345605781790406</text:p>
          </table:table-cell>
          <table:table-cell table:style-name="ce1" office:value-type="string" calcext:value-type="string">
            <text:p>-0.11891870604836173</text:p>
          </table:table-cell>
          <table:table-cell table:style-name="ce1" office:value-type="float" office:value="0.0145573727786541" calcext:value-type="float">
            <text:p>0,0145573728</text:p>
          </table:table-cell>
          <table:table-cell table:style-name="ce1" office:value-type="float" office:value="0.00346604106016457" calcext:value-type="float">
            <text:p>0,0034660411</text:p>
          </table:table-cell>
          <table:table-cell table:style-name="ce1" office:value-type="float" office:value="-0.0816423558235168" calcext:value-type="float">
            <text:p>-0,0816423558</text:p>
          </table:table-cell>
          <table:table-cell table:style-name="ce1" office:value-type="float" office:value="-0.0503547852701446" calcext:value-type="float">
            <text:p>-0,0503547853</text:p>
          </table:table-cell>
          <table:table-cell table:style-name="ce1" office:value-type="float" office:value="0.372767367022203" calcext:value-type="float">
            <text:p>0,3727673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414429519551875" calcext:value-type="float">
            <text:p>-0,4144295196</text:p>
          </table:table-cell>
          <table:table-cell table:style-name="ce1" office:value-type="float" office:value="0.199810311086425" calcext:value-type="float">
            <text:p>0,1998103111</text:p>
          </table:table-cell>
          <table:table-cell table:style-name="ce1" office:value-type="float" office:value="0.348945991006205" calcext:value-type="float">
            <text:p>0,348945991</text:p>
          </table:table-cell>
          <table:table-cell table:style-name="ce1" office:value-type="float" office:value="0.520958662033081" calcext:value-type="float">
            <text:p>0,520958662</text:p>
          </table:table-cell>
          <table:table-cell table:style-name="ce1" office:value-type="float" office:value="0.520959615707397" calcext:value-type="float">
            <text:p>0,5209596157</text:p>
          </table:table-cell>
          <table:table-cell table:style-name="ce1" office:value-type="float" office:value="0.520959377288818" calcext:value-type="float">
            <text:p>0,5209593773</text:p>
          </table:table-cell>
          <table:table-cell table:style-name="ce1" office:value-type="float" office:value="-0.384996145963669" calcext:value-type="float">
            <text:p>-0,384996146</text:p>
          </table:table-cell>
          <table:table-cell table:style-name="ce1" office:value-type="float" office:value="4.19844341278076" calcext:value-type="float">
            <text:p>4,1984434128</text:p>
          </table:table-cell>
          <table:table-cell table:style-name="ce1" office:value-type="float" office:value="-2.24307823181152" calcext:value-type="float">
            <text:p>-2,2430782318</text:p>
          </table:table-cell>
        </table:table-row>
        <table:table-row table:style-name="ro1">
          <table:table-cell table:style-name="ce1" office:value-type="string" calcext:value-type="string">
            <text:p>1.3720600605010986</text:p>
          </table:table-cell>
          <table:table-cell table:style-name="ce1" office:value-type="string" calcext:value-type="string">
            <text:p>0.0183870792388916</text:p>
          </table:table-cell>
          <table:table-cell table:style-name="ce1" office:value-type="string" calcext:value-type="string">
            <text:p>38.063100814819336</text:p>
          </table:table-cell>
          <table:table-cell table:style-name="ce1" office:value-type="float" office:value="-0.0568314604461193" calcext:value-type="float">
            <text:p>-0,0568314604</text:p>
          </table:table-cell>
          <table:table-cell table:style-name="ce1" office:value-type="float" office:value="-0.00270626018755138" calcext:value-type="float">
            <text:p>-0,0027062602</text:p>
          </table:table-cell>
          <table:table-cell table:style-name="ce1" office:value-type="float" office:value="1.82514750957489" calcext:value-type="float">
            <text:p>1,8251475096</text:p>
          </table:table-cell>
          <table:table-cell table:style-name="ce1" office:value-type="float" office:value="0.0148584949453672" calcext:value-type="float">
            <text:p>0,0148584949</text:p>
          </table:table-cell>
          <table:table-cell table:number-columns-repeated="2" table:style-name="ce1" office:value-type="float" office:value="0.028268220234277" calcext:value-type="float">
            <text:p>0,0282682202</text:p>
          </table:table-cell>
          <table:table-cell table:style-name="ce1" office:value-type="float" office:value="-0.380176275968552" calcext:value-type="float">
            <text:p>-0,380176276</text:p>
          </table:table-cell>
          <table:table-cell table:style-name="ce1" office:value-type="float" office:value="4.20595264434814" calcext:value-type="float">
            <text:p>4,2059526443</text:p>
          </table:table-cell>
          <table:table-cell table:style-name="ce1" office:value-type="float" office:value="-2.2102324962616" calcext:value-type="float">
            <text:p>-2,2102324963</text:p>
          </table:table-cell>
          <table:table-cell table:style-name="ce1" office:value-type="string" calcext:value-type="string">
            <text:p>0.014858494945367225</text:p>
          </table:table-cell>
          <table:table-cell table:style-name="ce1" office:value-type="string" calcext:value-type="string">
            <text:p>0.028268220234277042</text:p>
          </table:table-cell>
          <table:table-cell table:style-name="ce1" office:value-type="string" calcext:value-type="string">
            <text:p>-0.12585876344711674</text:p>
          </table:table-cell>
          <table:table-cell table:style-name="ce1" office:value-type="float" office:value="0.0157880950719118" calcext:value-type="float">
            <text:p>0,0157880951</text:p>
          </table:table-cell>
          <table:table-cell table:style-name="ce1" office:value-type="float" office:value="0.00205931672826409" calcext:value-type="float">
            <text:p>0,0020593167</text:p>
          </table:table-cell>
          <table:table-cell table:style-name="ce1" office:value-type="float" office:value="-0.0806927675247192" calcext:value-type="float">
            <text:p>-0,0806927675</text:p>
          </table:table-cell>
          <table:table-cell table:style-name="ce1" office:value-type="float" office:value="-0.0157852627854354" calcext:value-type="float">
            <text:p>-0,0157852628</text:p>
          </table:table-cell>
          <table:table-cell table:style-name="ce1" office:value-type="float" office:value="0.377276437091969" calcext:value-type="float">
            <text:p>0,377276437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899324453517402" calcext:value-type="float">
            <text:p>0,0089932445</text:p>
          </table:table-cell>
          <table:table-cell table:style-name="ce1" office:value-type="float" office:value="-0.0102793379705064" calcext:value-type="float">
            <text:p>-0,010279338</text:p>
          </table:table-cell>
          <table:table-cell table:style-name="ce1" office:value-type="float" office:value="0.0333601631040999" calcext:value-type="float">
            <text:p>0,0333601631</text:p>
          </table:table-cell>
          <table:table-cell table:style-name="ce1" office:value-type="float" office:value="0.547398567199707" calcext:value-type="float">
            <text:p>0,5473985672</text:p>
          </table:table-cell>
          <table:table-cell table:number-columns-repeated="2" table:style-name="ce1" office:value-type="float" office:value="0.547398805618286" calcext:value-type="float">
            <text:p>0,5473988056</text:p>
          </table:table-cell>
          <table:table-cell table:style-name="ce1" office:value-type="float" office:value="-0.380176275968552" calcext:value-type="float">
            <text:p>-0,380176276</text:p>
          </table:table-cell>
          <table:table-cell table:style-name="ce1" office:value-type="float" office:value="4.20595264434814" calcext:value-type="float">
            <text:p>4,2059526443</text:p>
          </table:table-cell>
          <table:table-cell table:style-name="ce1" office:value-type="float" office:value="-2.2102324962616" calcext:value-type="float">
            <text:p>-2,2102324963</text:p>
          </table:table-cell>
        </table:table-row>
        <table:table-row table:style-name="ro1">
          <table:table-cell table:style-name="ce1" office:value-type="string" calcext:value-type="string">
            <text:p>1.391840934753418</text:p>
          </table:table-cell>
          <table:table-cell table:style-name="ce1" office:value-type="string" calcext:value-type="string">
            <text:p>0.019780874252319336</text:p>
          </table:table-cell>
          <table:table-cell table:style-name="ce1" office:value-type="string" calcext:value-type="string">
            <text:p>38.64800691604614</text:p>
          </table:table-cell>
          <table:table-cell table:style-name="ce1" office:value-type="float" office:value="-0.266384257946485" calcext:value-type="float">
            <text:p>-0,2663842579</text:p>
          </table:table-cell>
          <table:table-cell table:style-name="ce1" office:value-type="float" office:value="0.119090792297581" calcext:value-type="float">
            <text:p>0,1190907923</text:p>
          </table:table-cell>
          <table:table-cell table:style-name="ce1" office:value-type="float" office:value="1.9550583862964" calcext:value-type="float">
            <text:p>1,9550583863</text:p>
          </table:table-cell>
          <table:table-cell table:style-name="ce1" office:value-type="float" office:value="0.0152260921021094" calcext:value-type="float">
            <text:p>0,0152260921</text:p>
          </table:table-cell>
          <table:table-cell table:number-columns-repeated="2" table:style-name="ce1" office:value-type="float" office:value="0.027013141704517" calcext:value-type="float">
            <text:p>0,0270131417</text:p>
          </table:table-cell>
          <table:table-cell table:style-name="ce1" office:value-type="float" office:value="-0.374407202005386" calcext:value-type="float">
            <text:p>-0,374407202</text:p>
          </table:table-cell>
          <table:table-cell table:style-name="ce1" office:value-type="float" office:value="4.2113561630249" calcext:value-type="float">
            <text:p>4,211356163</text:p>
          </table:table-cell>
          <table:table-cell table:style-name="ce1" office:value-type="float" office:value="-2.17761468887329" calcext:value-type="float">
            <text:p>-2,1776146889</text:p>
          </table:table-cell>
          <table:table-cell table:style-name="ce1" office:value-type="string" calcext:value-type="string">
            <text:p>0.01522609210210936</text:p>
          </table:table-cell>
          <table:table-cell table:style-name="ce1" office:value-type="string" calcext:value-type="string">
            <text:p>0.027013141704517005</text:p>
          </table:table-cell>
          <table:table-cell table:style-name="ce1" office:value-type="string" calcext:value-type="string">
            <text:p>-0.12417233186015227</text:p>
          </table:table-cell>
          <table:table-cell table:style-name="ce1" office:value-type="float" office:value="0.0142078651115298" calcext:value-type="float">
            <text:p>0,0142078651</text:p>
          </table:table-cell>
          <table:table-cell table:style-name="ce1" office:value-type="float" office:value="0.000676565046887845" calcext:value-type="float">
            <text:p>0,000676565</text:p>
          </table:table-cell>
          <table:table-cell table:style-name="ce1" office:value-type="float" office:value="-0.0793076704978943" calcext:value-type="float">
            <text:p>-0,0793076705</text:p>
          </table:table-cell>
          <table:table-cell table:style-name="ce1" office:value-type="float" office:value="0.0175482004120998" calcext:value-type="float">
            <text:p>0,0175482004</text:p>
          </table:table-cell>
          <table:table-cell table:style-name="ce1" office:value-type="float" office:value="0.378863744315602" calcext:value-type="float">
            <text:p>0,378863744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07767711932029" calcext:value-type="float">
            <text:p>-0,0107767712</text:p>
          </table:table-cell>
          <table:table-cell table:style-name="ce1" office:value-type="float" office:value="-0.0094300227929738" calcext:value-type="float">
            <text:p>-0,0094300228</text:p>
          </table:table-cell>
          <table:table-cell table:style-name="ce1" office:value-type="float" office:value="0.0454135455096801" calcext:value-type="float">
            <text:p>0,0454135455</text:p>
          </table:table-cell>
          <table:table-cell table:style-name="ce1" office:value-type="float" office:value="0.5865318775177" calcext:value-type="float">
            <text:p>0,5865318775</text:p>
          </table:table-cell>
          <table:table-cell table:number-columns-repeated="2" table:style-name="ce1" office:value-type="float" office:value="0.586531639099121" calcext:value-type="float">
            <text:p>0,5865316391</text:p>
          </table:table-cell>
          <table:table-cell table:style-name="ce1" office:value-type="float" office:value="-0.374407202005386" calcext:value-type="float">
            <text:p>-0,374407202</text:p>
          </table:table-cell>
          <table:table-cell table:style-name="ce1" office:value-type="float" office:value="4.2113561630249" calcext:value-type="float">
            <text:p>4,211356163</text:p>
          </table:table-cell>
          <table:table-cell table:style-name="ce1" office:value-type="float" office:value="-2.17761468887329" calcext:value-type="float">
            <text:p>-2,1776146889</text:p>
          </table:table-cell>
        </table:table-row>
        <table:table-row table:style-name="ro1">
          <table:table-cell table:style-name="ce1" office:value-type="string" calcext:value-type="string">
            <text:p>1.414778232574463</text:p>
          </table:table-cell>
          <table:table-cell table:style-name="ce1" office:value-type="string" calcext:value-type="string">
            <text:p>0.022937297821044922</text:p>
          </table:table-cell>
          <table:table-cell table:style-name="ce1" office:value-type="string" calcext:value-type="string">
            <text:p>39.13183641433716</text:p>
          </table:table-cell>
          <table:table-cell table:style-name="ce1" office:value-type="float" office:value="-0.261120850841204" calcext:value-type="float">
            <text:p>-0,2611208508</text:p>
          </table:table-cell>
          <table:table-cell table:style-name="ce1" office:value-type="float" office:value="0.123422212714766" calcext:value-type="float">
            <text:p>0,1234222127</text:p>
          </table:table-cell>
          <table:table-cell table:style-name="ce1" office:value-type="float" office:value="1.93987903182889" calcext:value-type="float">
            <text:p>1,9398790318</text:p>
          </table:table-cell>
          <table:table-cell table:style-name="ce1" office:value-type="float" office:value="0.0852905886880822" calcext:value-type="float">
            <text:p>0,0852905887</text:p>
          </table:table-cell>
          <table:table-cell table:number-columns-repeated="2" table:style-name="ce1" office:value-type="float" office:value="-0.0121967917012919" calcext:value-type="float">
            <text:p>-0,0121967917</text:p>
          </table:table-cell>
          <table:table-cell table:style-name="ce1" office:value-type="float" office:value="-0.371087491512299" calcext:value-type="float">
            <text:p>-0,3710874915</text:p>
          </table:table-cell>
          <table:table-cell table:style-name="ce1" office:value-type="float" office:value="4.21778917312622" calcext:value-type="float">
            <text:p>4,2177891731</text:p>
          </table:table-cell>
          <table:table-cell table:style-name="ce1" office:value-type="float" office:value="-2.14552760124207" calcext:value-type="float">
            <text:p>-2,1455276012</text:p>
          </table:table-cell>
          <table:table-cell table:style-name="ce1" office:value-type="string" calcext:value-type="string">
            <text:p>0.08529058868808218</text:p>
          </table:table-cell>
          <table:table-cell table:style-name="ce1" office:value-type="string" calcext:value-type="string">
            <text:p>-0.012196791701291941</text:p>
          </table:table-cell>
          <table:table-cell table:style-name="ce1" office:value-type="string" calcext:value-type="string">
            <text:p>-0.13879337702136688</text:p>
          </table:table-cell>
          <table:table-cell table:style-name="ce1" office:value-type="float" office:value="0.0665960644866213" calcext:value-type="float">
            <text:p>0,0665960645</text:p>
          </table:table-cell>
          <table:table-cell table:style-name="ce1" office:value-type="float" office:value="-0.0297726980743953" calcext:value-type="float">
            <text:p>-0,0297726981</text:p>
          </table:table-cell>
          <table:table-cell table:style-name="ce1" office:value-type="float" office:value="-0.0860630360874129" calcext:value-type="float">
            <text:p>-0,0860630361</text:p>
          </table:table-cell>
          <table:table-cell table:style-name="ce1" office:value-type="float" office:value="0.146090438232652" calcext:value-type="float">
            <text:p>0,1460904382</text:p>
          </table:table-cell>
          <table:table-cell table:style-name="ce1" office:value-type="float" office:value="0.321395812270519" calcext:value-type="float">
            <text:p>0,32139581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434266334624369" calcext:value-type="float">
            <text:p>0,4342663346</text:p>
          </table:table-cell>
          <table:table-cell table:style-name="ce1" office:value-type="float" office:value="-0.252400024914513" calcext:value-type="float">
            <text:p>-0,2524000249</text:p>
          </table:table-cell>
          <table:table-cell table:style-name="ce1" office:value-type="float" office:value="-0.26921363735816" calcext:value-type="float">
            <text:p>-0,2692136374</text:p>
          </table:table-cell>
          <table:table-cell table:style-name="ce1" office:value-type="float" office:value="0.482544422149658" calcext:value-type="float">
            <text:p>0,4825444221</text:p>
          </table:table-cell>
          <table:table-cell table:style-name="ce1" office:value-type="float" office:value="0.482555627822876" calcext:value-type="float">
            <text:p>0,4825556278</text:p>
          </table:table-cell>
          <table:table-cell table:style-name="ce1" office:value-type="float" office:value="0.482556819915772" calcext:value-type="float">
            <text:p>0,4825568199</text:p>
          </table:table-cell>
          <table:table-cell table:style-name="ce1" office:value-type="float" office:value="-0.371087491512299" calcext:value-type="float">
            <text:p>-0,3710874915</text:p>
          </table:table-cell>
          <table:table-cell table:style-name="ce1" office:value-type="float" office:value="4.21778917312622" calcext:value-type="float">
            <text:p>4,2177891731</text:p>
          </table:table-cell>
          <table:table-cell table:style-name="ce1" office:value-type="float" office:value="-2.14552760124207" calcext:value-type="float">
            <text:p>-2,1455276012</text:p>
          </table:table-cell>
        </table:table-row>
        <table:table-row table:style-name="ro1">
          <table:table-cell table:style-name="ce1" office:value-type="string" calcext:value-type="string">
            <text:p>1.4350285530090332</text:p>
          </table:table-cell>
          <table:table-cell table:style-name="ce1" office:value-type="string" calcext:value-type="string">
            <text:p>0.020250320434570312</text:p>
          </table:table-cell>
          <table:table-cell table:style-name="ce1" office:value-type="string" calcext:value-type="string">
            <text:p>39.68189883232117</text:p>
          </table:table-cell>
          <table:table-cell table:style-name="ce1" office:value-type="float" office:value="-0.258675340701033" calcext:value-type="float">
            <text:p>-0,2586753407</text:p>
          </table:table-cell>
          <table:table-cell table:style-name="ce1" office:value-type="float" office:value="0.128035081665457" calcext:value-type="float">
            <text:p>0,1280350817</text:p>
          </table:table-cell>
          <table:table-cell table:style-name="ce1" office:value-type="float" office:value="1.92167660777951" calcext:value-type="float">
            <text:p>1,9216766078</text:p>
          </table:table-cell>
          <table:table-cell table:style-name="ce1" office:value-type="float" office:value="0.0853686491351898" calcext:value-type="float">
            <text:p>0,0853686491</text:p>
          </table:table-cell>
          <table:table-cell table:number-columns-repeated="2" table:style-name="ce1" office:value-type="float" office:value="-0.0132610787544847" calcext:value-type="float">
            <text:p>-0,0132610788</text:p>
          </table:table-cell>
          <table:table-cell table:style-name="ce1" office:value-type="float" office:value="-0.364850014448166" calcext:value-type="float">
            <text:p>-0,3648500144</text:p>
          </table:table-cell>
          <table:table-cell table:style-name="ce1" office:value-type="float" office:value="4.22281312942505" calcext:value-type="float">
            <text:p>4,2228131294</text:p>
          </table:table-cell>
          <table:table-cell table:style-name="ce1" office:value-type="float" office:value="-2.11384034156799" calcext:value-type="float">
            <text:p>-2,1138403416</text:p>
          </table:table-cell>
          <table:table-cell table:style-name="ce1" office:value-type="string" calcext:value-type="string">
            <text:p>0.08536864913518977</text:p>
          </table:table-cell>
          <table:table-cell table:style-name="ce1" office:value-type="string" calcext:value-type="string">
            <text:p>-0.013261078754484701</text:p>
          </table:table-cell>
          <table:table-cell table:style-name="ce1" office:value-type="string" calcext:value-type="string">
            <text:p>-0.13058342414693613</text:p>
          </table:table-cell>
          <table:table-cell table:style-name="ce1" office:value-type="float" office:value="0.0652802127103011" calcext:value-type="float">
            <text:p>0,0652802127</text:p>
          </table:table-cell>
          <table:table-cell table:style-name="ce1" office:value-type="float" office:value="-0.0308555531786916" calcext:value-type="float">
            <text:p>-0,0308555532</text:p>
          </table:table-cell>
          <table:table-cell table:style-name="ce1" office:value-type="float" office:value="-0.0852737096551024" calcext:value-type="float">
            <text:p>-0,0852737097</text:p>
          </table:table-cell>
          <table:table-cell table:style-name="ce1" office:value-type="float" office:value="0.289644699937933" calcext:value-type="float">
            <text:p>0,2896446999</text:p>
          </table:table-cell>
          <table:table-cell table:style-name="ce1" office:value-type="float" office:value="0.253544469192493" calcext:value-type="float">
            <text:p>0,253544469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5739779880325" calcext:value-type="float">
            <text:p>-0,009573978</text:p>
          </table:table-cell>
          <table:table-cell table:style-name="ce1" office:value-type="float" office:value="-0.0078788932957768" calcext:value-type="float">
            <text:p>-0,0078788933</text:p>
          </table:table-cell>
          <table:table-cell table:style-name="ce1" office:value-type="float" office:value="0.02761142032665" calcext:value-type="float">
            <text:p>0,0276114203</text:p>
          </table:table-cell>
          <table:table-cell table:style-name="ce1" office:value-type="float" office:value="0.549761772155762" calcext:value-type="float">
            <text:p>0,5497617722</text:p>
          </table:table-cell>
          <table:table-cell table:style-name="ce1" office:value-type="float" office:value="0.549749851226807" calcext:value-type="float">
            <text:p>0,5497498512</text:p>
          </table:table-cell>
          <table:table-cell table:style-name="ce1" office:value-type="float" office:value="0.549749135971069" calcext:value-type="float">
            <text:p>0,549749136</text:p>
          </table:table-cell>
          <table:table-cell table:style-name="ce1" office:value-type="float" office:value="-0.364850014448166" calcext:value-type="float">
            <text:p>-0,3648500144</text:p>
          </table:table-cell>
          <table:table-cell table:style-name="ce1" office:value-type="float" office:value="4.22281312942505" calcext:value-type="float">
            <text:p>4,2228131294</text:p>
          </table:table-cell>
          <table:table-cell table:style-name="ce1" office:value-type="float" office:value="-2.11384034156799" calcext:value-type="float">
            <text:p>-2,1138403416</text:p>
          </table:table-cell>
        </table:table-row>
        <table:table-row table:style-name="ro1">
          <table:table-cell table:style-name="ce1" office:value-type="string" calcext:value-type="string">
            <text:p>1.4521636962890625</text:p>
          </table:table-cell>
          <table:table-cell table:style-name="ce1" office:value-type="string" calcext:value-type="string">
            <text:p>0.017135143280029297</text:p>
          </table:table-cell>
          <table:table-cell table:style-name="ce1" office:value-type="string" calcext:value-type="string">
            <text:p>40.186126708984375</text:p>
          </table:table-cell>
          <table:table-cell table:style-name="ce1" office:value-type="float" office:value="-0.253369919311853" calcext:value-type="float">
            <text:p>-0,2533699193</text:p>
          </table:table-cell>
          <table:table-cell table:style-name="ce1" office:value-type="float" office:value="0.137140358027853" calcext:value-type="float">
            <text:p>0,137140358</text:p>
          </table:table-cell>
          <table:table-cell table:style-name="ce1" office:value-type="float" office:value="1.89094444410301" calcext:value-type="float">
            <text:p>1,8909444441</text:p>
          </table:table-cell>
          <table:table-cell table:style-name="ce1" office:value-type="float" office:value="0.0939807065755709" calcext:value-type="float">
            <text:p>0,0939807066</text:p>
          </table:table-cell>
          <table:table-cell table:number-columns-repeated="2" table:style-name="ce1" office:value-type="float" office:value="-0.0189588729742732" calcext:value-type="float">
            <text:p>-0,018958873</text:p>
          </table:table-cell>
          <table:table-cell table:style-name="ce1" office:value-type="float" office:value="-0.364850014448166" calcext:value-type="float">
            <text:p>-0,3648500144</text:p>
          </table:table-cell>
          <table:table-cell table:style-name="ce1" office:value-type="float" office:value="4.22281312942505" calcext:value-type="float">
            <text:p>4,2228131294</text:p>
          </table:table-cell>
          <table:table-cell table:style-name="ce1" office:value-type="float" office:value="-2.11384034156799" calcext:value-type="float">
            <text:p>-2,1138403416</text:p>
          </table:table-cell>
          <table:table-cell table:style-name="ce1" office:value-type="string" calcext:value-type="string">
            <text:p>0.0939807065755709</text:p>
          </table:table-cell>
          <table:table-cell table:style-name="ce1" office:value-type="string" calcext:value-type="string">
            <text:p>-0.018958872974273223</text:p>
          </table:table-cell>
          <table:table-cell table:style-name="ce1" office:value-type="string" calcext:value-type="string">
            <text:p>-0.12942483656734713</text:p>
          </table:table-cell>
          <table:table-cell table:style-name="ce1" office:value-type="float" office:value="0.0646688351752581" calcext:value-type="float">
            <text:p>0,0646688352</text:p>
          </table:table-cell>
          <table:table-cell table:style-name="ce1" office:value-type="float" office:value="-0.0320087704163643" calcext:value-type="float">
            <text:p>-0,0320087704</text:p>
          </table:table-cell>
          <table:table-cell table:style-name="ce1" office:value-type="float" office:value="-0.0843271836045347" calcext:value-type="float">
            <text:p>-0,0843271836</text:p>
          </table:table-cell>
          <table:table-cell table:style-name="ce1" office:value-type="float" office:value="0.420091929360599" calcext:value-type="float">
            <text:p>0,4200919294</text:p>
          </table:table-cell>
          <table:table-cell table:style-name="ce1" office:value-type="float" office:value="0.188975171953671" calcext:value-type="float">
            <text:p>0,18897517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84941820149425" calcext:value-type="float">
            <text:p>-0,0048494182</text:p>
          </table:table-cell>
          <table:table-cell table:style-name="ce1" office:value-type="float" office:value="-0.00914690229056171" calcext:value-type="float">
            <text:p>-0,0091469023</text:p>
          </table:table-cell>
          <table:table-cell table:style-name="ce1" office:value-type="float" office:value="0.0360938814875048" calcext:value-type="float">
            <text:p>0,0360938815</text:p>
          </table:table-cell>
          <table:table-cell table:style-name="ce1" office:value-type="float" office:value="0.504289388656616" calcext:value-type="float">
            <text:p>0,5042893887</text:p>
          </table:table-cell>
          <table:table-cell table:style-name="ce1" office:value-type="float" office:value="0.504309415817261" calcext:value-type="float">
            <text:p>0,5043094158</text:p>
          </table:table-cell>
          <table:table-cell table:style-name="ce1" office:value-type="float" office:value="0.504307746887207" calcext:value-type="float">
            <text:p>0,5043077469</text:p>
          </table:table-cell>
          <table:table-cell table:style-name="ce1" office:value-type="float" office:value="-0.364850014448166" calcext:value-type="float">
            <text:p>-0,3648500144</text:p>
          </table:table-cell>
          <table:table-cell table:style-name="ce1" office:value-type="float" office:value="4.22281312942505" calcext:value-type="float">
            <text:p>4,2228131294</text:p>
          </table:table-cell>
          <table:table-cell table:style-name="ce1" office:value-type="float" office:value="-2.11384034156799" calcext:value-type="float">
            <text:p>-2,1138403416</text:p>
          </table:table-cell>
        </table:table-row>
        <table:table-row table:style-name="ro1">
          <table:table-cell table:style-name="ce1" office:value-type="string" calcext:value-type="string">
            <text:p>1.465329885482788</text:p>
          </table:table-cell>
          <table:table-cell table:style-name="ce1" office:value-type="string" calcext:value-type="string">
            <text:p>0.013166189193725586</text:p>
          </table:table-cell>
          <table:table-cell table:style-name="ce1" office:value-type="string" calcext:value-type="string">
            <text:p>40.73448586463928</text:p>
          </table:table-cell>
          <table:table-cell table:style-name="ce1" office:value-type="float" office:value="-0.250746616610774" calcext:value-type="float">
            <text:p>-0,2507466166</text:p>
          </table:table-cell>
          <table:table-cell table:style-name="ce1" office:value-type="float" office:value="0.136829072770513" calcext:value-type="float">
            <text:p>0,1368290728</text:p>
          </table:table-cell>
          <table:table-cell table:style-name="ce1" office:value-type="float" office:value="1.8847670952479" calcext:value-type="float">
            <text:p>1,8847670952</text:p>
          </table:table-cell>
          <table:table-cell table:style-name="ce1" office:value-type="float" office:value="0.102284127739732" calcext:value-type="float">
            <text:p>0,1022841277</text:p>
          </table:table-cell>
          <table:table-cell table:number-columns-repeated="2" table:style-name="ce1" office:value-type="float" office:value="-0.0266436948649516" calcext:value-type="float">
            <text:p>-0,0266436949</text:p>
          </table:table-cell>
          <table:table-cell table:style-name="ce1" office:value-type="float" office:value="-0.349970042705536" calcext:value-type="float">
            <text:p>-0,3499700427</text:p>
          </table:table-cell>
          <table:table-cell table:style-name="ce1" office:value-type="float" office:value="4.22284698486328" calcext:value-type="float">
            <text:p>4,2228469849</text:p>
          </table:table-cell>
          <table:table-cell table:style-name="ce1" office:value-type="float" office:value="-2.08144974708557" calcext:value-type="float">
            <text:p>-2,0814497471</text:p>
          </table:table-cell>
          <table:table-cell table:style-name="ce1" office:value-type="string" calcext:value-type="string">
            <text:p>0.10228412773973213</text:p>
          </table:table-cell>
          <table:table-cell table:style-name="ce1" office:value-type="string" calcext:value-type="string">
            <text:p>-0.026643694864951557</text:p>
          </table:table-cell>
          <table:table-cell table:style-name="ce1" office:value-type="string" calcext:value-type="string">
            <text:p>-0.12732771055170222</text:p>
          </table:table-cell>
          <table:table-cell table:style-name="ce1" office:value-type="float" office:value="0.0633424798279633" calcext:value-type="float">
            <text:p>0,0633424798</text:p>
          </table:table-cell>
          <table:table-cell table:style-name="ce1" office:value-type="float" office:value="-0.0342850895069631" calcext:value-type="float">
            <text:p>-0,0342850895</text:p>
          </table:table-cell>
          <table:table-cell table:style-name="ce1" office:value-type="float" office:value="-0.0827291110933563" calcext:value-type="float">
            <text:p>-0,0827291111</text:p>
          </table:table-cell>
          <table:table-cell table:style-name="ce1" office:value-type="float" office:value="0.559004937471473" calcext:value-type="float">
            <text:p>0,5590049375</text:p>
          </table:table-cell>
          <table:table-cell table:style-name="ce1" office:value-type="float" office:value="0.113789349423955" calcext:value-type="float">
            <text:p>0,113789349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67680570432153" calcext:value-type="float">
            <text:p>-0,0096768057</text:p>
          </table:table-cell>
          <table:table-cell table:style-name="ce1" office:value-type="float" office:value="-0.0166081957777073" calcext:value-type="float">
            <text:p>-0,0166081958</text:p>
          </table:table-cell>
          <table:table-cell table:style-name="ce1" office:value-type="float" office:value="0.0560560216661621" calcext:value-type="float">
            <text:p>0,0560560217</text:p>
          </table:table-cell>
          <table:table-cell table:style-name="ce1" office:value-type="float" office:value="0.548261642456055" calcext:value-type="float">
            <text:p>0,5482616425</text:p>
          </table:table-cell>
          <table:table-cell table:style-name="ce1" office:value-type="float" office:value="0.548239946365356" calcext:value-type="float">
            <text:p>0,5482399464</text:p>
          </table:table-cell>
          <table:table-cell table:style-name="ce1" office:value-type="float" office:value="0.548240184783936" calcext:value-type="float">
            <text:p>0,5482401848</text:p>
          </table:table-cell>
          <table:table-cell table:style-name="ce1" office:value-type="float" office:value="-0.349970042705536" calcext:value-type="float">
            <text:p>-0,3499700427</text:p>
          </table:table-cell>
          <table:table-cell table:style-name="ce1" office:value-type="float" office:value="4.22284698486328" calcext:value-type="float">
            <text:p>4,2228469849</text:p>
          </table:table-cell>
          <table:table-cell table:style-name="ce1" office:value-type="float" office:value="-2.08144974708557" calcext:value-type="float">
            <text:p>-2,0814497471</text:p>
          </table:table-cell>
        </table:table-row>
        <table:table-row table:style-name="ro1">
          <table:table-cell table:style-name="ce1" office:value-type="string" calcext:value-type="string">
            <text:p>1.4793739318847656</text:p>
          </table:table-cell>
          <table:table-cell table:style-name="ce1" office:value-type="string" calcext:value-type="string">
            <text:p>0.014044046401977539</text:p>
          </table:table-cell>
          <table:table-cell table:style-name="ce1" office:value-type="string" calcext:value-type="string">
            <text:p>41.23072624206543</text:p>
          </table:table-cell>
          <table:table-cell table:style-name="ce1" office:value-type="float" office:value="-0.247460669941372" calcext:value-type="float">
            <text:p>-0,2474606699</text:p>
          </table:table-cell>
          <table:table-cell table:style-name="ce1" office:value-type="float" office:value="0.137130608069308" calcext:value-type="float">
            <text:p>0,1371306081</text:p>
          </table:table-cell>
          <table:table-cell table:style-name="ce1" office:value-type="float" office:value="1.87193124676928" calcext:value-type="float">
            <text:p>1,8719312468</text:p>
          </table:table-cell>
          <table:table-cell table:style-name="ce1" office:value-type="float" office:value="0.110512844956406" calcext:value-type="float">
            <text:p>0,110512845</text:p>
          </table:table-cell>
          <table:table-cell table:number-columns-repeated="2" table:style-name="ce1" office:value-type="float" office:value="-0.0310308347252156" calcext:value-type="float">
            <text:p>-0,0310308347</text:p>
          </table:table-cell>
          <table:table-cell table:style-name="ce1" office:value-type="float" office:value="-0.349970042705536" calcext:value-type="float">
            <text:p>-0,3499700427</text:p>
          </table:table-cell>
          <table:table-cell table:style-name="ce1" office:value-type="float" office:value="4.22284698486328" calcext:value-type="float">
            <text:p>4,2228469849</text:p>
          </table:table-cell>
          <table:table-cell table:style-name="ce1" office:value-type="float" office:value="-2.08144974708557" calcext:value-type="float">
            <text:p>-2,0814497471</text:p>
          </table:table-cell>
          <table:table-cell table:style-name="ce1" office:value-type="string" calcext:value-type="string">
            <text:p>0.11051284495640562</text:p>
          </table:table-cell>
          <table:table-cell table:style-name="ce1" office:value-type="string" calcext:value-type="string">
            <text:p>-0.031030834725215558</text:p>
          </table:table-cell>
          <table:table-cell table:style-name="ce1" office:value-type="string" calcext:value-type="string">
            <text:p>-0.1280997885466793</text:p>
          </table:table-cell>
          <table:table-cell table:style-name="ce1" office:value-type="float" office:value="0.0626866541526936" calcext:value-type="float">
            <text:p>0,0626866542</text:p>
          </table:table-cell>
          <table:table-cell table:style-name="ce1" office:value-type="float" office:value="-0.0342072681926283" calcext:value-type="float">
            <text:p>-0,0342072682</text:p>
          </table:table-cell>
          <table:table-cell table:style-name="ce1" office:value-type="float" office:value="-0.082407888952891" calcext:value-type="float">
            <text:p>-0,082407889</text:p>
          </table:table-cell>
          <table:table-cell table:style-name="ce1" office:value-type="float" office:value="0.684689235132808" calcext:value-type="float">
            <text:p>0,6846892351</text:p>
          </table:table-cell>
          <table:table-cell table:style-name="ce1" office:value-type="float" office:value="0.0452046209704455" calcext:value-type="float">
            <text:p>0,04520462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23362336330876" calcext:value-type="float">
            <text:p>-0,0052336234</text:p>
          </table:table-cell>
          <table:table-cell table:style-name="ce1" office:value-type="float" office:value="0.000621025614437808" calcext:value-type="float">
            <text:p>0,0006210256</text:p>
          </table:table-cell>
          <table:table-cell table:style-name="ce1" office:value-type="float" office:value="0.0123240162484698" calcext:value-type="float">
            <text:p>0,0123240162</text:p>
          </table:table-cell>
          <table:table-cell table:style-name="ce1" office:value-type="float" office:value="0.501240253448486" calcext:value-type="float">
            <text:p>0,5012402534</text:p>
          </table:table-cell>
          <table:table-cell table:style-name="ce1" office:value-type="float" office:value="0.501243829727173" calcext:value-type="float">
            <text:p>0,5012438297</text:p>
          </table:table-cell>
          <table:table-cell table:style-name="ce1" office:value-type="float" office:value="0.501244783401489" calcext:value-type="float">
            <text:p>0,5012447834</text:p>
          </table:table-cell>
          <table:table-cell table:style-name="ce1" office:value-type="float" office:value="-0.349970042705536" calcext:value-type="float">
            <text:p>-0,3499700427</text:p>
          </table:table-cell>
          <table:table-cell table:style-name="ce1" office:value-type="float" office:value="4.22284698486328" calcext:value-type="float">
            <text:p>4,2228469849</text:p>
          </table:table-cell>
          <table:table-cell table:style-name="ce1" office:value-type="float" office:value="-2.08144974708557" calcext:value-type="float">
            <text:p>-2,0814497471</text:p>
          </table:table-cell>
        </table:table-row>
        <table:table-row table:style-name="ro1">
          <table:table-cell table:style-name="ce1" office:value-type="string" calcext:value-type="string">
            <text:p>1.4927208423614502</text:p>
          </table:table-cell>
          <table:table-cell table:style-name="ce1" office:value-type="string" calcext:value-type="string">
            <text:p>0.01334691047668457</text:p>
          </table:table-cell>
          <table:table-cell table:style-name="ce1" office:value-type="string" calcext:value-type="string">
            <text:p>41.726797580718994</text:p>
          </table:table-cell>
          <table:table-cell table:style-name="ce1" office:value-type="float" office:value="-0.233152812951571" calcext:value-type="float">
            <text:p>-0,233152813</text:p>
          </table:table-cell>
          <table:table-cell table:style-name="ce1" office:value-type="float" office:value="0.13968162006372" calcext:value-type="float">
            <text:p>0,1396816201</text:p>
          </table:table-cell>
          <table:table-cell table:style-name="ce1" office:value-type="float" office:value="1.85429024231898" calcext:value-type="float">
            <text:p>1,8542902423</text:p>
          </table:table-cell>
          <table:table-cell table:style-name="ce1" office:value-type="float" office:value="0.118175490104397" calcext:value-type="float">
            <text:p>0,1181754901</text:p>
          </table:table-cell>
          <table:table-cell table:number-columns-repeated="2" table:style-name="ce1" office:value-type="float" office:value="-0.0358474750045065" calcext:value-type="float">
            <text:p>-0,035847475</text:p>
          </table:table-cell>
          <table:table-cell table:style-name="ce1" office:value-type="float" office:value="-0.328817158937454" calcext:value-type="float">
            <text:p>-0,3288171589</text:p>
          </table:table-cell>
          <table:table-cell table:style-name="ce1" office:value-type="float" office:value="4.21892642974854" calcext:value-type="float">
            <text:p>4,2189264297</text:p>
          </table:table-cell>
          <table:table-cell table:style-name="ce1" office:value-type="float" office:value="-2.04881978034973" calcext:value-type="float">
            <text:p>-2,0488197803</text:p>
          </table:table-cell>
          <table:table-cell table:style-name="ce1" office:value-type="string" calcext:value-type="string">
            <text:p>0.11817549010439748</text:p>
          </table:table-cell>
          <table:table-cell table:style-name="ce1" office:value-type="string" calcext:value-type="string">
            <text:p>-0.035847475004506454</text:p>
          </table:table-cell>
          <table:table-cell table:style-name="ce1" office:value-type="string" calcext:value-type="string">
            <text:p>-0.1270874222531354</text:p>
          </table:table-cell>
          <table:table-cell table:style-name="ce1" office:value-type="float" office:value="0.0618651674853431" calcext:value-type="float">
            <text:p>0,0618651675</text:p>
          </table:table-cell>
          <table:table-cell table:style-name="ce1" office:value-type="float" office:value="-0.034282652017327" calcext:value-type="float">
            <text:p>-0,034282652</text:p>
          </table:table-cell>
          <table:table-cell table:style-name="ce1" office:value-type="float" office:value="-0.0817404248320026" calcext:value-type="float">
            <text:p>-0,0817404248</text:p>
          </table:table-cell>
          <table:table-cell table:style-name="ce1" office:value-type="float" office:value="0.806295893132407" calcext:value-type="float">
            <text:p>0,8062958931</text:p>
          </table:table-cell>
          <table:table-cell table:style-name="ce1" office:value-type="float" office:value="-0.0221836816140287" calcext:value-type="float">
            <text:p>-0,022183681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668666154944011" calcext:value-type="float">
            <text:p>-0,0066866615</text:p>
          </table:table-cell>
          <table:table-cell table:style-name="ce1" office:value-type="float" office:value="-0.000613603804996736" calcext:value-type="float">
            <text:p>-0,0006136038</text:p>
          </table:table-cell>
          <table:table-cell table:style-name="ce1" office:value-type="float" office:value="0.0261201031546881" calcext:value-type="float">
            <text:p>0,0261201032</text:p>
          </table:table-cell>
          <table:table-cell table:style-name="ce1" office:value-type="float" office:value="0.491418123245239" calcext:value-type="float">
            <text:p>0,4914181232</text:p>
          </table:table-cell>
          <table:table-cell table:style-name="ce1" office:value-type="float" office:value="0.491416931152344" calcext:value-type="float">
            <text:p>0,4914169312</text:p>
          </table:table-cell>
          <table:table-cell table:style-name="ce1" office:value-type="float" office:value="0.491416454315186" calcext:value-type="float">
            <text:p>0,4914164543</text:p>
          </table:table-cell>
          <table:table-cell table:style-name="ce1" office:value-type="float" office:value="-0.328817158937454" calcext:value-type="float">
            <text:p>-0,3288171589</text:p>
          </table:table-cell>
          <table:table-cell table:style-name="ce1" office:value-type="float" office:value="4.21892642974854" calcext:value-type="float">
            <text:p>4,2189264297</text:p>
          </table:table-cell>
          <table:table-cell table:style-name="ce1" office:value-type="float" office:value="-2.04881978034973" calcext:value-type="float">
            <text:p>-2,0488197803</text:p>
          </table:table-cell>
        </table:table-row>
        <table:table-row table:style-name="ro1">
          <table:table-cell table:style-name="ce1" office:value-type="string" calcext:value-type="string">
            <text:p>1.5100245475769043</text:p>
          </table:table-cell>
          <table:table-cell table:style-name="ce1" office:value-type="string" calcext:value-type="string">
            <text:p>0.0173037052154541</text:p>
          </table:table-cell>
          <table:table-cell table:style-name="ce1" office:value-type="string" calcext:value-type="string">
            <text:p>42.23369908332825</text:p>
          </table:table-cell>
          <table:table-cell table:style-name="ce1" office:value-type="float" office:value="-0.216831762956668" calcext:value-type="float">
            <text:p>-0,216831763</text:p>
          </table:table-cell>
          <table:table-cell table:style-name="ce1" office:value-type="float" office:value="0.133512400185006" calcext:value-type="float">
            <text:p>0,1335124002</text:p>
          </table:table-cell>
          <table:table-cell table:style-name="ce1" office:value-type="float" office:value="1.83158182494248" calcext:value-type="float">
            <text:p>1,8315818249</text:p>
          </table:table-cell>
          <table:table-cell table:style-name="ce1" office:value-type="float" office:value="0.122444553213368" calcext:value-type="float">
            <text:p>0,1224445532</text:p>
          </table:table-cell>
          <table:table-cell table:number-columns-repeated="2" table:style-name="ce1" office:value-type="float" office:value="-0.0415239216001337" calcext:value-type="float">
            <text:p>-0,0415239216</text:p>
          </table:table-cell>
          <table:table-cell table:style-name="ce1" office:value-type="float" office:value="-0.328817158937454" calcext:value-type="float">
            <text:p>-0,3288171589</text:p>
          </table:table-cell>
          <table:table-cell table:style-name="ce1" office:value-type="float" office:value="4.21892642974854" calcext:value-type="float">
            <text:p>4,2189264297</text:p>
          </table:table-cell>
          <table:table-cell table:style-name="ce1" office:value-type="float" office:value="-2.04881978034973" calcext:value-type="float">
            <text:p>-2,0488197803</text:p>
          </table:table-cell>
          <table:table-cell table:style-name="ce1" office:value-type="string" calcext:value-type="string">
            <text:p>0.12244455321336749</text:p>
          </table:table-cell>
          <table:table-cell table:style-name="ce1" office:value-type="string" calcext:value-type="string">
            <text:p>-0.0415239216001337</text:p>
          </table:table-cell>
          <table:table-cell table:style-name="ce1" office:value-type="string" calcext:value-type="string">
            <text:p>-0.12595236926487938</text:p>
          </table:table-cell>
          <table:table-cell table:style-name="ce1" office:value-type="float" office:value="0.0582882032378928" calcext:value-type="float">
            <text:p>0,0582882032</text:p>
          </table:table-cell>
          <table:table-cell table:style-name="ce1" office:value-type="float" office:value="-0.03492040501593" calcext:value-type="float">
            <text:p>-0,034920405</text:p>
          </table:table-cell>
          <table:table-cell table:style-name="ce1" office:value-type="float" office:value="-0.0808230926005871" calcext:value-type="float">
            <text:p>-0,0808230926</text:p>
          </table:table-cell>
          <table:table-cell table:style-name="ce1" office:value-type="float" office:value="0.924388461282037" calcext:value-type="float">
            <text:p>0,9243884613</text:p>
          </table:table-cell>
          <table:table-cell table:style-name="ce1" office:value-type="float" office:value="-0.0929329225159682" calcext:value-type="float">
            <text:p>-0,092932922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82483238086089" calcext:value-type="float">
            <text:p>-0,0282483238</text:p>
          </table:table-cell>
          <table:table-cell table:style-name="ce1" office:value-type="float" office:value="-0.00503651323517808" calcext:value-type="float">
            <text:p>-0,0050365132</text:p>
          </table:table-cell>
          <table:table-cell table:style-name="ce1" office:value-type="float" office:value="0.0348289334283093" calcext:value-type="float">
            <text:p>0,0348289334</text:p>
          </table:table-cell>
          <table:table-cell table:style-name="ce1" office:value-type="float" office:value="0.506502866744995" calcext:value-type="float">
            <text:p>0,5065028667</text:p>
          </table:table-cell>
          <table:table-cell table:style-name="ce1" office:value-type="float" office:value="0.506503582000732" calcext:value-type="float">
            <text:p>0,506503582</text:p>
          </table:table-cell>
          <table:table-cell table:style-name="ce1" office:value-type="float" office:value="0.50650429725647" calcext:value-type="float">
            <text:p>0,5065042973</text:p>
          </table:table-cell>
          <table:table-cell table:style-name="ce1" office:value-type="float" office:value="-0.328817158937454" calcext:value-type="float">
            <text:p>-0,3288171589</text:p>
          </table:table-cell>
          <table:table-cell table:style-name="ce1" office:value-type="float" office:value="4.21892642974854" calcext:value-type="float">
            <text:p>4,2189264297</text:p>
          </table:table-cell>
          <table:table-cell table:style-name="ce1" office:value-type="float" office:value="-2.04881978034973" calcext:value-type="float">
            <text:p>-2,0488197803</text:p>
          </table:table-cell>
        </table:table-row>
        <table:table-row table:style-name="ro1">
          <table:table-cell table:style-name="ce1" office:value-type="string" calcext:value-type="string">
            <text:p>1.525209903717041</text:p>
          </table:table-cell>
          <table:table-cell table:style-name="ce1" office:value-type="string" calcext:value-type="string">
            <text:p>0.015185356140136719</text:p>
          </table:table-cell>
          <table:table-cell table:style-name="ce1" office:value-type="string" calcext:value-type="string">
            <text:p>42.795472383499146</text:p>
          </table:table-cell>
          <table:table-cell table:style-name="ce1" office:value-type="float" office:value="-0.199297915086334" calcext:value-type="float">
            <text:p>-0,1992979151</text:p>
          </table:table-cell>
          <table:table-cell table:style-name="ce1" office:value-type="float" office:value="0.130505873373261" calcext:value-type="float">
            <text:p>0,1305058734</text:p>
          </table:table-cell>
          <table:table-cell table:style-name="ce1" office:value-type="float" office:value="1.8122678215121" calcext:value-type="float">
            <text:p>1,8122678215</text:p>
          </table:table-cell>
          <table:table-cell table:style-name="ce1" office:value-type="float" office:value="0.123642005691858" calcext:value-type="float">
            <text:p>0,1236420057</text:p>
          </table:table-cell>
          <table:table-cell table:number-columns-repeated="2" table:style-name="ce1" office:value-type="float" office:value="-0.0449252163019184" calcext:value-type="float">
            <text:p>-0,0449252163</text:p>
          </table:table-cell>
          <table:table-cell table:style-name="ce1" office:value-type="float" office:value="-0.303675770759583" calcext:value-type="float">
            <text:p>-0,3036757708</text:p>
          </table:table-cell>
          <table:table-cell table:style-name="ce1" office:value-type="float" office:value="4.21231174468994" calcext:value-type="float">
            <text:p>4,2123117447</text:p>
          </table:table-cell>
          <table:table-cell table:style-name="ce1" office:value-type="float" office:value="-2.01646327972412" calcext:value-type="float">
            <text:p>-2,0164632797</text:p>
          </table:table-cell>
          <table:table-cell table:style-name="ce1" office:value-type="string" calcext:value-type="string">
            <text:p>0.12364200569185832</text:p>
          </table:table-cell>
          <table:table-cell table:style-name="ce1" office:value-type="string" calcext:value-type="string">
            <text:p>-0.04492521630191839</text:p>
          </table:table-cell>
          <table:table-cell table:style-name="ce1" office:value-type="string" calcext:value-type="string">
            <text:p>-0.1246327373083454</text:p>
          </table:table-cell>
          <table:table-cell table:style-name="ce1" office:value-type="float" office:value="0.0542079407391669" calcext:value-type="float">
            <text:p>0,0542079407</text:p>
          </table:table-cell>
          <table:table-cell table:style-name="ce1" office:value-type="float" office:value="-0.0333781000462514" calcext:value-type="float">
            <text:p>-0,0333781</text:p>
          </table:table-cell>
          <table:table-cell table:style-name="ce1" office:value-type="float" office:value="-0.079642254897009" calcext:value-type="float">
            <text:p>-0,07964225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168014803172681" calcext:value-type="float">
            <text:p>-0,168014803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90223101183879" calcext:value-type="float">
            <text:p>-0,0290223101</text:p>
          </table:table-cell>
          <table:table-cell table:style-name="ce1" office:value-type="float" office:value="0.0109702546882401" calcext:value-type="float">
            <text:p>0,0109702547</text:p>
          </table:table-cell>
          <table:table-cell table:style-name="ce1" office:value-type="float" office:value="0.040380703546543" calcext:value-type="float">
            <text:p>0,0403807035</text:p>
          </table:table-cell>
          <table:table-cell table:style-name="ce1" office:value-type="float" office:value="0.562362194061279" calcext:value-type="float">
            <text:p>0,5623621941</text:p>
          </table:table-cell>
          <table:table-cell table:style-name="ce1" office:value-type="float" office:value="0.562358856201172" calcext:value-type="float">
            <text:p>0,5623588562</text:p>
          </table:table-cell>
          <table:table-cell table:style-name="ce1" office:value-type="float" office:value="0.562358140945435" calcext:value-type="float">
            <text:p>0,5623581409</text:p>
          </table:table-cell>
          <table:table-cell table:style-name="ce1" office:value-type="float" office:value="-0.303675770759583" calcext:value-type="float">
            <text:p>-0,3036757708</text:p>
          </table:table-cell>
          <table:table-cell table:style-name="ce1" office:value-type="float" office:value="4.21231174468994" calcext:value-type="float">
            <text:p>4,2123117447</text:p>
          </table:table-cell>
          <table:table-cell table:style-name="ce1" office:value-type="float" office:value="-2.01646327972412" calcext:value-type="float">
            <text:p>-2,0164632797</text:p>
          </table:table-cell>
        </table:table-row>
        <table:table-row table:style-name="ro1">
          <table:table-cell table:style-name="ce1" office:value-type="string" calcext:value-type="string">
            <text:p>1.5476140975952148</text:p>
          </table:table-cell>
          <table:table-cell table:style-name="ce1" office:value-type="string" calcext:value-type="string">
            <text:p>0.022404193878173828</text:p>
          </table:table-cell>
          <table:table-cell table:style-name="ce1" office:value-type="string" calcext:value-type="string">
            <text:p>43.315433740615845</text:p>
          </table:table-cell>
          <table:table-cell table:style-name="ce1" office:value-type="float" office:value="-0.177954265916789" calcext:value-type="float">
            <text:p>-0,1779542659</text:p>
          </table:table-cell>
          <table:table-cell table:style-name="ce1" office:value-type="float" office:value="0.127211726650044" calcext:value-type="float">
            <text:p>0,1272117267</text:p>
          </table:table-cell>
          <table:table-cell table:style-name="ce1" office:value-type="float" office:value="1.79113441337774" calcext:value-type="float">
            <text:p>1,7911344134</text:p>
          </table:table-cell>
          <table:table-cell table:style-name="ce1" office:value-type="float" office:value="0.119166360185598" calcext:value-type="float">
            <text:p>0,1191663602</text:p>
          </table:table-cell>
          <table:table-cell table:number-columns-repeated="2" table:style-name="ce1" office:value-type="float" office:value="-0.0490207628941257" calcext:value-type="float">
            <text:p>-0,0490207629</text:p>
          </table:table-cell>
          <table:table-cell table:style-name="ce1" office:value-type="float" office:value="-0.275101691484451" calcext:value-type="float">
            <text:p>-0,2751016915</text:p>
          </table:table-cell>
          <table:table-cell table:style-name="ce1" office:value-type="float" office:value="4.20390892028809" calcext:value-type="float">
            <text:p>4,2039089203</text:p>
          </table:table-cell>
          <table:table-cell table:style-name="ce1" office:value-type="float" office:value="-1.98488998413086" calcext:value-type="float">
            <text:p>-1,9848899841</text:p>
          </table:table-cell>
          <table:table-cell table:style-name="ce1" office:value-type="string" calcext:value-type="string">
            <text:p>0.11916636018559769</text:p>
          </table:table-cell>
          <table:table-cell table:style-name="ce1" office:value-type="string" calcext:value-type="string">
            <text:p>-0.04902076289412567</text:p>
          </table:table-cell>
          <table:table-cell table:style-name="ce1" office:value-type="string" calcext:value-type="string">
            <text:p>-0.12370852722623249</text:p>
          </table:table-cell>
          <table:table-cell table:style-name="ce1" office:value-type="float" office:value="0.0498244787715835" calcext:value-type="float">
            <text:p>0,0498244788</text:p>
          </table:table-cell>
          <table:table-cell table:style-name="ce1" office:value-type="float" office:value="-0.0326264683433153" calcext:value-type="float">
            <text:p>-0,0326264683</text:p>
          </table:table-cell>
          <table:table-cell table:style-name="ce1" office:value-type="float" office:value="-0.0786379267186294" calcext:value-type="float">
            <text:p>-0,07863792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235816309318334" calcext:value-type="float">
            <text:p>-0,235816309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337496710761977" calcext:value-type="float">
            <text:p>-0,0337496711</text:p>
          </table:table-cell>
          <table:table-cell table:style-name="ce1" office:value-type="float" office:value="0.00578703084477099" calcext:value-type="float">
            <text:p>0,0057870308</text:p>
          </table:table-cell>
          <table:table-cell table:style-name="ce1" office:value-type="float" office:value="0.0371759796958776" calcext:value-type="float">
            <text:p>0,0371759797</text:p>
          </table:table-cell>
          <table:table-cell table:style-name="ce1" office:value-type="float" office:value="0.519526481628418" calcext:value-type="float">
            <text:p>0,5195264816</text:p>
          </table:table-cell>
          <table:table-cell table:style-name="ce1" office:value-type="float" office:value="0.519528388977051" calcext:value-type="float">
            <text:p>0,519528389</text:p>
          </table:table-cell>
          <table:table-cell table:style-name="ce1" office:value-type="float" office:value="0.519529104232788" calcext:value-type="float">
            <text:p>0,5195291042</text:p>
          </table:table-cell>
          <table:table-cell table:style-name="ce1" office:value-type="float" office:value="-0.275101691484451" calcext:value-type="float">
            <text:p>-0,2751016915</text:p>
          </table:table-cell>
          <table:table-cell table:style-name="ce1" office:value-type="float" office:value="4.20390892028809" calcext:value-type="float">
            <text:p>4,2039089203</text:p>
          </table:table-cell>
          <table:table-cell table:style-name="ce1" office:value-type="float" office:value="-1.98488998413086" calcext:value-type="float">
            <text:p>-1,9848899841</text:p>
          </table:table-cell>
        </table:table-row>
        <table:table-row table:style-name="ro1">
          <table:table-cell table:style-name="ce1" office:value-type="string" calcext:value-type="string">
            <text:p>1.568122386932373</text:p>
          </table:table-cell>
          <table:table-cell table:style-name="ce1" office:value-type="string" calcext:value-type="string">
            <text:p>0.020508289337158203</text:p>
          </table:table-cell>
          <table:table-cell table:style-name="ce1" office:value-type="string" calcext:value-type="string">
            <text:p>43.8104248046875</text:p>
          </table:table-cell>
          <table:table-cell table:style-name="ce1" office:value-type="float" office:value="-0.165727026553618" calcext:value-type="float">
            <text:p>-0,1657270266</text:p>
          </table:table-cell>
          <table:table-cell table:style-name="ce1" office:value-type="float" office:value="0.124883116740319" calcext:value-type="float">
            <text:p>0,1248831167</text:p>
          </table:table-cell>
          <table:table-cell table:style-name="ce1" office:value-type="float" office:value="1.78105710777972" calcext:value-type="float">
            <text:p>1,7810571078</text:p>
          </table:table-cell>
          <table:table-cell table:style-name="ce1" office:value-type="float" office:value="0.113650172296421" calcext:value-type="float">
            <text:p>0,1136501723</text:p>
          </table:table-cell>
          <table:table-cell table:number-columns-repeated="2" table:style-name="ce1" office:value-type="float" office:value="-0.0526012709761477" calcext:value-type="float">
            <text:p>-0,052601271</text:p>
          </table:table-cell>
          <table:table-cell table:style-name="ce1" office:value-type="float" office:value="-0.243714481592178" calcext:value-type="float">
            <text:p>-0,2437144816</text:p>
          </table:table-cell>
          <table:table-cell table:style-name="ce1" office:value-type="float" office:value="4.19328689575195" calcext:value-type="float">
            <text:p>4,1932868958</text:p>
          </table:table-cell>
          <table:table-cell table:style-name="ce1" office:value-type="float" office:value="-1.95369064807892" calcext:value-type="float">
            <text:p>-1,9536906481</text:p>
          </table:table-cell>
          <table:table-cell table:style-name="ce1" office:value-type="string" calcext:value-type="string">
            <text:p>0.11365017229642145</text:p>
          </table:table-cell>
          <table:table-cell table:style-name="ce1" office:value-type="string" calcext:value-type="string">
            <text:p>-0.052601270976147675</text:p>
          </table:table-cell>
          <table:table-cell table:style-name="ce1" office:value-type="string" calcext:value-type="string">
            <text:p>-0.12247471339034327</text:p>
          </table:table-cell>
          <table:table-cell table:style-name="ce1" office:value-type="float" office:value="0.0444885664791973" calcext:value-type="float">
            <text:p>0,0444885665</text:p>
          </table:table-cell>
          <table:table-cell table:style-name="ce1" office:value-type="float" office:value="-0.0318029316625109" calcext:value-type="float">
            <text:p>-0,0318029317</text:p>
          </table:table-cell>
          <table:table-cell table:style-name="ce1" office:value-type="float" office:value="-0.0775389894956424" calcext:value-type="float">
            <text:p>-0,07753898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298967652671609" calcext:value-type="float">
            <text:p>-0,298967652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42994573475682" calcext:value-type="float">
            <text:p>-0,0429945735</text:p>
          </table:table-cell>
          <table:table-cell table:style-name="ce1" office:value-type="float" office:value="0.00663571145517588" calcext:value-type="float">
            <text:p>0,0066357115</text:p>
          </table:table-cell>
          <table:table-cell table:style-name="ce1" office:value-type="float" office:value="0.0425710442119647" calcext:value-type="float">
            <text:p>0,0425710442</text:p>
          </table:table-cell>
          <table:table-cell table:style-name="ce1" office:value-type="float" office:value="0.496426582336426" calcext:value-type="float">
            <text:p>0,4964265823</text:p>
          </table:table-cell>
          <table:table-cell table:style-name="ce1" office:value-type="float" office:value="0.496427059173584" calcext:value-type="float">
            <text:p>0,4964270592</text:p>
          </table:table-cell>
          <table:table-cell table:style-name="ce1" office:value-type="float" office:value="0.496426820755005" calcext:value-type="float">
            <text:p>0,4964268208</text:p>
          </table:table-cell>
          <table:table-cell table:style-name="ce1" office:value-type="float" office:value="-0.243714481592178" calcext:value-type="float">
            <text:p>-0,2437144816</text:p>
          </table:table-cell>
          <table:table-cell table:style-name="ce1" office:value-type="float" office:value="4.19328689575195" calcext:value-type="float">
            <text:p>4,1932868958</text:p>
          </table:table-cell>
          <table:table-cell table:style-name="ce1" office:value-type="float" office:value="-1.95369064807892" calcext:value-type="float">
            <text:p>-1,9536906481</text:p>
          </table:table-cell>
        </table:table-row>
        <table:table-row table:style-name="ro1">
          <table:table-cell table:style-name="ce1" office:value-type="string" calcext:value-type="string">
            <text:p>1.5812547206878662</text:p>
          </table:table-cell>
          <table:table-cell table:style-name="ce1" office:value-type="string" calcext:value-type="string">
            <text:p>0.013132333755493164</text:p>
          </table:table-cell>
          <table:table-cell table:style-name="ce1" office:value-type="string" calcext:value-type="string">
            <text:p>44.35556173324585</text:p>
          </table:table-cell>
          <table:table-cell table:style-name="ce1" office:value-type="float" office:value="-0.143803666103376" calcext:value-type="float">
            <text:p>-0,1438036661</text:p>
          </table:table-cell>
          <table:table-cell table:style-name="ce1" office:value-type="float" office:value="0.117730649877084" calcext:value-type="float">
            <text:p>0,1177306499</text:p>
          </table:table-cell>
          <table:table-cell table:style-name="ce1" office:value-type="float" office:value="1.75971804742944" calcext:value-type="float">
            <text:p>1,7597180474</text:p>
          </table:table-cell>
          <table:table-cell table:style-name="ce1" office:value-type="float" office:value="0.110994180454982" calcext:value-type="float">
            <text:p>0,1109941805</text:p>
          </table:table-cell>
          <table:table-cell table:number-columns-repeated="2" table:style-name="ce1" office:value-type="float" office:value="-0.056828526436002" calcext:value-type="float">
            <text:p>-0,0568285264</text:p>
          </table:table-cell>
          <table:table-cell table:style-name="ce1" office:value-type="float" office:value="-0.243714481592178" calcext:value-type="float">
            <text:p>-0,2437144816</text:p>
          </table:table-cell>
          <table:table-cell table:style-name="ce1" office:value-type="float" office:value="4.19328689575195" calcext:value-type="float">
            <text:p>4,1932868958</text:p>
          </table:table-cell>
          <table:table-cell table:style-name="ce1" office:value-type="float" office:value="-1.95369064807892" calcext:value-type="float">
            <text:p>-1,9536906481</text:p>
          </table:table-cell>
          <table:table-cell table:style-name="ce1" office:value-type="string" calcext:value-type="string">
            <text:p>0.11099418045498163</text:p>
          </table:table-cell>
          <table:table-cell table:style-name="ce1" office:value-type="string" calcext:value-type="string">
            <text:p>-0.05682852643600202</text:p>
          </table:table-cell>
          <table:table-cell table:style-name="ce1" office:value-type="string" calcext:value-type="string">
            <text:p>-0.12255261571230767</text:p>
          </table:table-cell>
          <table:table-cell table:style-name="ce1" office:value-type="float" office:value="0.0414317566384044" calcext:value-type="float">
            <text:p>0,0414317566</text:p>
          </table:table-cell>
          <table:table-cell table:style-name="ce1" office:value-type="float" office:value="-0.0312207791850799" calcext:value-type="float">
            <text:p>-0,0312207792</text:p>
          </table:table-cell>
          <table:table-cell table:style-name="ce1" office:value-type="float" office:value="-0.0770149696045452" calcext:value-type="float">
            <text:p>-0,07701496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367015443220227" calcext:value-type="float">
            <text:p>-0,367015443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24398042780909" calcext:value-type="float">
            <text:p>-0,0224398043</text:p>
          </table:table-cell>
          <table:table-cell table:style-name="ce1" office:value-type="float" office:value="0.004273526897115" calcext:value-type="float">
            <text:p>0,0042735269</text:p>
          </table:table-cell>
          <table:table-cell table:style-name="ce1" office:value-type="float" office:value="0.0184941556895001" calcext:value-type="float">
            <text:p>0,0184941557</text:p>
          </table:table-cell>
          <table:table-cell table:style-name="ce1" office:value-type="float" office:value="0.544890642166138" calcext:value-type="float">
            <text:p>0,5448906422</text:p>
          </table:table-cell>
          <table:table-cell table:style-name="ce1" office:value-type="float" office:value="0.544891834259033" calcext:value-type="float">
            <text:p>0,5448918343</text:p>
          </table:table-cell>
          <table:table-cell table:style-name="ce1" office:value-type="float" office:value="0.544891357421875" calcext:value-type="float">
            <text:p>0,5448913574</text:p>
          </table:table-cell>
          <table:table-cell table:style-name="ce1" office:value-type="float" office:value="-0.243714481592178" calcext:value-type="float">
            <text:p>-0,2437144816</text:p>
          </table:table-cell>
          <table:table-cell table:style-name="ce1" office:value-type="float" office:value="4.19328689575195" calcext:value-type="float">
            <text:p>4,1932868958</text:p>
          </table:table-cell>
          <table:table-cell table:style-name="ce1" office:value-type="float" office:value="-1.95369064807892" calcext:value-type="float">
            <text:p>-1,9536906481</text:p>
          </table:table-cell>
        </table:table-row>
        <table:table-row table:style-name="ro1">
          <table:table-cell table:style-name="ce1" office:value-type="string" calcext:value-type="string">
            <text:p>1.5972106456756592</text:p>
          </table:table-cell>
          <table:table-cell table:style-name="ce1" office:value-type="string" calcext:value-type="string">
            <text:p>0.01595592498779297</text:p>
          </table:table-cell>
          <table:table-cell table:style-name="ce1" office:value-type="string" calcext:value-type="string">
            <text:p>44.87505912780762</text:p>
          </table:table-cell>
          <table:table-cell table:style-name="ce1" office:value-type="float" office:value="-0.103418251902268" calcext:value-type="float">
            <text:p>-0,1034182519</text:p>
          </table:table-cell>
          <table:table-cell table:style-name="ce1" office:value-type="float" office:value="0.105578032196374" calcext:value-type="float">
            <text:p>0,1055780322</text:p>
          </table:table-cell>
          <table:table-cell table:style-name="ce1" office:value-type="float" office:value="1.72143933740822" calcext:value-type="float">
            <text:p>1,7214393374</text:p>
          </table:table-cell>
          <table:table-cell table:style-name="ce1" office:value-type="float" office:value="0.105126555937362" calcext:value-type="float">
            <text:p>0,1051265559</text:p>
          </table:table-cell>
          <table:table-cell table:number-columns-repeated="2" table:style-name="ce1" office:value-type="float" office:value="-0.0591285428967672" calcext:value-type="float">
            <text:p>-0,0591285429</text:p>
          </table:table-cell>
          <table:table-cell table:style-name="ce1" office:value-type="float" office:value="-0.213223069906235" calcext:value-type="float">
            <text:p>-0,2132230699</text:p>
          </table:table-cell>
          <table:table-cell table:style-name="ce1" office:value-type="float" office:value="4.18076038360596" calcext:value-type="float">
            <text:p>4,1807603836</text:p>
          </table:table-cell>
          <table:table-cell table:style-name="ce1" office:value-type="float" office:value="-1.92263150215149" calcext:value-type="float">
            <text:p>-1,9226315022</text:p>
          </table:table-cell>
          <table:table-cell table:style-name="ce1" office:value-type="string" calcext:value-type="string">
            <text:p>0.10512655593736188</text:p>
          </table:table-cell>
          <table:table-cell table:style-name="ce1" office:value-type="string" calcext:value-type="string">
            <text:p>-0.05912854289676719</text:p>
          </table:table-cell>
          <table:table-cell table:style-name="ce1" office:value-type="string" calcext:value-type="string">
            <text:p>-0.1208766265272227</text:p>
          </table:table-cell>
          <table:table-cell table:style-name="ce1" office:value-type="float" office:value="0.035950916525844" calcext:value-type="float">
            <text:p>0,0359509165</text:p>
          </table:table-cell>
          <table:table-cell table:style-name="ce1" office:value-type="float" office:value="-0.0294326624692711" calcext:value-type="float">
            <text:p>-0,0294326625</text:p>
          </table:table-cell>
          <table:table-cell table:style-name="ce1" office:value-type="float" office:value="-0.0759053384663308" calcext:value-type="float">
            <text:p>-0,07590533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428068984845761" calcext:value-type="float">
            <text:p>-0,428068984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422749019734441" calcext:value-type="float">
            <text:p>-0,042274902</text:p>
          </table:table-cell>
          <table:table-cell table:style-name="ce1" office:value-type="float" office:value="0.0137922313696016" calcext:value-type="float">
            <text:p>0,0137922314</text:p>
          </table:table-cell>
          <table:table-cell table:style-name="ce1" office:value-type="float" office:value="0.041148477564322" calcext:value-type="float">
            <text:p>0,0411484776</text:p>
          </table:table-cell>
          <table:table-cell table:style-name="ce1" office:value-type="float" office:value="0.518590450286865" calcext:value-type="float">
            <text:p>0,5185904503</text:p>
          </table:table-cell>
          <table:table-cell table:style-name="ce1" office:value-type="float" office:value="0.5185866355896" calcext:value-type="float">
            <text:p>0,5185866356</text:p>
          </table:table-cell>
          <table:table-cell table:style-name="ce1" office:value-type="float" office:value="0.518586874008179" calcext:value-type="float">
            <text:p>0,518586874</text:p>
          </table:table-cell>
          <table:table-cell table:style-name="ce1" office:value-type="float" office:value="-0.213223069906235" calcext:value-type="float">
            <text:p>-0,2132230699</text:p>
          </table:table-cell>
          <table:table-cell table:style-name="ce1" office:value-type="float" office:value="4.18076038360596" calcext:value-type="float">
            <text:p>4,1807603836</text:p>
          </table:table-cell>
          <table:table-cell table:style-name="ce1" office:value-type="float" office:value="-1.92263150215149" calcext:value-type="float">
            <text:p>-1,9226315022</text:p>
          </table:table-cell>
        </table:table-row>
        <table:table-row table:style-name="ro1">
          <table:table-cell table:style-name="ce1" office:value-type="string" calcext:value-type="string">
            <text:p>1.6111650466918945</text:p>
          </table:table-cell>
          <table:table-cell table:style-name="ce1" office:value-type="string" calcext:value-type="string">
            <text:p>0.013954401016235352</text:p>
          </table:table-cell>
          <table:table-cell table:style-name="ce1" office:value-type="string" calcext:value-type="string">
            <text:p>45.41757941246033</text:p>
          </table:table-cell>
          <table:table-cell table:style-name="ce1" office:value-type="float" office:value="-0.0918404178770438" calcext:value-type="float">
            <text:p>-0,0918404179</text:p>
          </table:table-cell>
          <table:table-cell table:style-name="ce1" office:value-type="float" office:value="0.101589849448367" calcext:value-type="float">
            <text:p>0,1015898494</text:p>
          </table:table-cell>
          <table:table-cell table:style-name="ce1" office:value-type="float" office:value="1.71061157200434" calcext:value-type="float">
            <text:p>1,710611572</text:p>
          </table:table-cell>
          <table:table-cell table:style-name="ce1" office:value-type="float" office:value="0.0944108953641019" calcext:value-type="float">
            <text:p>0,0944108954</text:p>
          </table:table-cell>
          <table:table-cell table:number-columns-repeated="2" table:style-name="ce1" office:value-type="float" office:value="-0.0599563716535204" calcext:value-type="float">
            <text:p>-0,0599563717</text:p>
          </table:table-cell>
          <table:table-cell table:style-name="ce1" office:value-type="float" office:value="-0.184432163834572" calcext:value-type="float">
            <text:p>-0,1844321638</text:p>
          </table:table-cell>
          <table:table-cell table:style-name="ce1" office:value-type="float" office:value="4.16671705245972" calcext:value-type="float">
            <text:p>4,1667170525</text:p>
          </table:table-cell>
          <table:table-cell table:style-name="ce1" office:value-type="float" office:value="-1.89160764217377" calcext:value-type="float">
            <text:p>-1,8916076422</text:p>
          </table:table-cell>
          <table:table-cell table:style-name="ce1" office:value-type="string" calcext:value-type="string">
            <text:p>0.09441089536410187</text:p>
          </table:table-cell>
          <table:table-cell table:style-name="ce1" office:value-type="string" calcext:value-type="string">
            <text:p>-0.059956371653520434</text:p>
          </table:table-cell>
          <table:table-cell table:style-name="ce1" office:value-type="string" calcext:value-type="string">
            <text:p>-0.11816052952032288</text:p>
          </table:table-cell>
          <table:table-cell table:style-name="ce1" office:value-type="float" office:value="0.0258545629755669" calcext:value-type="float">
            <text:p>0,025854563</text:p>
          </table:table-cell>
          <table:table-cell table:style-name="ce1" office:value-type="float" office:value="-0.0263945080490934" calcext:value-type="float">
            <text:p>-0,026394508</text:p>
          </table:table-cell>
          <table:table-cell table:style-name="ce1" office:value-type="float" office:value="-0.0739148455452275" calcext:value-type="float">
            <text:p>-0,0739148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485661251858922" calcext:value-type="float">
            <text:p>-0,485661251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740342364853883" calcext:value-type="float">
            <text:p>-0,0740342365</text:p>
          </table:table-cell>
          <table:table-cell table:style-name="ce1" office:value-type="float" office:value="0.0222781551639756" calcext:value-type="float">
            <text:p>0,0222781552</text:p>
          </table:table-cell>
          <table:table-cell table:style-name="ce1" office:value-type="float" office:value="0.0701726409961828" calcext:value-type="float">
            <text:p>0,070172641</text:p>
          </table:table-cell>
          <table:table-cell table:style-name="ce1" office:value-type="float" office:value="0.545496463775635" calcext:value-type="float">
            <text:p>0,5454964638</text:p>
          </table:table-cell>
          <table:table-cell table:style-name="ce1" office:value-type="float" office:value="0.545494794845581" calcext:value-type="float">
            <text:p>0,5454947948</text:p>
          </table:table-cell>
          <table:table-cell table:style-name="ce1" office:value-type="float" office:value="0.545493364334106" calcext:value-type="float">
            <text:p>0,5454933643</text:p>
          </table:table-cell>
          <table:table-cell table:style-name="ce1" office:value-type="float" office:value="-0.184432163834572" calcext:value-type="float">
            <text:p>-0,1844321638</text:p>
          </table:table-cell>
          <table:table-cell table:style-name="ce1" office:value-type="float" office:value="4.16671705245972" calcext:value-type="float">
            <text:p>4,1667170525</text:p>
          </table:table-cell>
          <table:table-cell table:style-name="ce1" office:value-type="float" office:value="-1.89160764217377" calcext:value-type="float">
            <text:p>-1,8916076422</text:p>
          </table:table-cell>
        </table:table-row>
        <table:table-row table:style-name="ro1">
          <table:table-cell table:style-name="ce1" office:value-type="string" calcext:value-type="string">
            <text:p>1.6259143352508545</text:p>
          </table:table-cell>
          <table:table-cell table:style-name="ce1" office:value-type="string" calcext:value-type="string">
            <text:p>0.014749288558959961</text:p>
          </table:table-cell>
          <table:table-cell table:style-name="ce1" office:value-type="string" calcext:value-type="string">
            <text:p>45.96358847618103</text:p>
          </table:table-cell>
          <table:table-cell table:style-name="ce1" office:value-type="float" office:value="-0.0599665765386121" calcext:value-type="float">
            <text:p>-0,0599665765</text:p>
          </table:table-cell>
          <table:table-cell table:style-name="ce1" office:value-type="float" office:value="0.086819018524738" calcext:value-type="float">
            <text:p>0,0868190185</text:p>
          </table:table-cell>
          <table:table-cell table:style-name="ce1" office:value-type="float" office:value="1.67707502547606" calcext:value-type="float">
            <text:p>1,6770750255</text:p>
          </table:table-cell>
          <table:table-cell table:style-name="ce1" office:value-type="float" office:value="0.0925440516849164" calcext:value-type="float">
            <text:p>0,0925440517</text:p>
          </table:table-cell>
          <table:table-cell table:number-columns-repeated="2" table:style-name="ce1" office:value-type="float" office:value="-0.0631094259309495" calcext:value-type="float">
            <text:p>-0,0631094259</text:p>
          </table:table-cell>
          <table:table-cell table:style-name="ce1" office:value-type="float" office:value="-0.157021477818489" calcext:value-type="float">
            <text:p>-0,1570214778</text:p>
          </table:table-cell>
          <table:table-cell table:style-name="ce1" office:value-type="float" office:value="4.15194702148438" calcext:value-type="float">
            <text:p>4,1519470215</text:p>
          </table:table-cell>
          <table:table-cell table:style-name="ce1" office:value-type="float" office:value="-1.86147117614746" calcext:value-type="float">
            <text:p>-1,8614711761</text:p>
          </table:table-cell>
          <table:table-cell table:style-name="ce1" office:value-type="string" calcext:value-type="string">
            <text:p>0.09254405168491636</text:p>
          </table:table-cell>
          <table:table-cell table:style-name="ce1" office:value-type="string" calcext:value-type="string">
            <text:p>-0.06310942593094947</text:p>
          </table:table-cell>
          <table:table-cell table:style-name="ce1" office:value-type="string" calcext:value-type="string">
            <text:p>-0.11885297240214178</text:p>
          </table:table-cell>
          <table:table-cell table:style-name="ce1" office:value-type="float" office:value="0.0229601044692609" calcext:value-type="float">
            <text:p>0,0229601045</text:p>
          </table:table-cell>
          <table:table-cell table:style-name="ce1" office:value-type="float" office:value="-0.0253974623620918" calcext:value-type="float">
            <text:p>-0,0253974624</text:p>
          </table:table-cell>
          <table:table-cell table:style-name="ce1" office:value-type="float" office:value="-0.0733518017442259" calcext:value-type="float">
            <text:p>-0,0733518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540789660258599" calcext:value-type="float">
            <text:p>-0,540789660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13360402227995" calcext:value-type="float">
            <text:p>-0,0213360402</text:p>
          </table:table-cell>
          <table:table-cell table:style-name="ce1" office:value-type="float" office:value="0.00734936662791275" calcext:value-type="float">
            <text:p>0,0073493666</text:p>
          </table:table-cell>
          <table:table-cell table:style-name="ce1" office:value-type="float" office:value="0.019953173683365" calcext:value-type="float">
            <text:p>0,0199531737</text:p>
          </table:table-cell>
          <table:table-cell table:style-name="ce1" office:value-type="float" office:value="0.542642116546631" calcext:value-type="float">
            <text:p>0,5426421165</text:p>
          </table:table-cell>
          <table:table-cell table:style-name="ce1" office:value-type="float" office:value="0.542656660079956" calcext:value-type="float">
            <text:p>0,5426566601</text:p>
          </table:table-cell>
          <table:table-cell table:style-name="ce1" office:value-type="float" office:value="0.542658805847168" calcext:value-type="float">
            <text:p>0,5426588058</text:p>
          </table:table-cell>
          <table:table-cell table:style-name="ce1" office:value-type="float" office:value="-0.157021477818489" calcext:value-type="float">
            <text:p>-0,1570214778</text:p>
          </table:table-cell>
          <table:table-cell table:style-name="ce1" office:value-type="float" office:value="4.15194702148438" calcext:value-type="float">
            <text:p>4,1519470215</text:p>
          </table:table-cell>
          <table:table-cell table:style-name="ce1" office:value-type="float" office:value="-1.86147117614746" calcext:value-type="float">
            <text:p>-1,8614711761</text:p>
          </table:table-cell>
        </table:table-row>
        <table:table-row table:style-name="ro1">
          <table:table-cell table:style-name="ce1" office:value-type="string" calcext:value-type="string">
            <text:p>1.6452655792236328</text:p>
          </table:table-cell>
          <table:table-cell table:style-name="ce1" office:value-type="string" calcext:value-type="string">
            <text:p>0.01935124397277832</text:p>
          </table:table-cell>
          <table:table-cell table:style-name="ce1" office:value-type="string" calcext:value-type="string">
            <text:p>46.49723172187805</text:p>
          </table:table-cell>
          <table:table-cell table:style-name="ce1" office:value-type="float" office:value="-0.0516816321699941" calcext:value-type="float">
            <text:p>-0,0516816322</text:p>
          </table:table-cell>
          <table:table-cell table:style-name="ce1" office:value-type="float" office:value="0.084782122598066" calcext:value-type="float">
            <text:p>0,0847821226</text:p>
          </table:table-cell>
          <table:table-cell table:style-name="ce1" office:value-type="float" office:value="1.6677763725256" calcext:value-type="float">
            <text:p>1,6677763725</text:p>
          </table:table-cell>
          <table:table-cell table:style-name="ce1" office:value-type="float" office:value="0.0838271339129377" calcext:value-type="float">
            <text:p>0,0838271339</text:p>
          </table:table-cell>
          <table:table-cell table:number-columns-repeated="2" table:style-name="ce1" office:value-type="float" office:value="-0.0622639688090637" calcext:value-type="float">
            <text:p>-0,0622639688</text:p>
          </table:table-cell>
          <table:table-cell table:style-name="ce1" office:value-type="float" office:value="-0.157021477818489" calcext:value-type="float">
            <text:p>-0,1570214778</text:p>
          </table:table-cell>
          <table:table-cell table:style-name="ce1" office:value-type="float" office:value="4.15194702148438" calcext:value-type="float">
            <text:p>4,1519470215</text:p>
          </table:table-cell>
          <table:table-cell table:style-name="ce1" office:value-type="float" office:value="-1.86147117614746" calcext:value-type="float">
            <text:p>-1,8614711761</text:p>
          </table:table-cell>
          <table:table-cell table:style-name="ce1" office:value-type="string" calcext:value-type="string">
            <text:p>0.08382713391293768</text:p>
          </table:table-cell>
          <table:table-cell table:style-name="ce1" office:value-type="string" calcext:value-type="string">
            <text:p>-0.06226396880906373</text:p>
          </table:table-cell>
          <table:table-cell table:style-name="ce1" office:value-type="string" calcext:value-type="string">
            <text:p>-0.11603701464762115</text:p>
          </table:table-cell>
          <table:table-cell table:style-name="ce1" office:value-type="float" office:value="0.014991644134653" calcext:value-type="float">
            <text:p>0,0149916441</text:p>
          </table:table-cell>
          <table:table-cell table:style-name="ce1" office:value-type="float" office:value="-0.0217047546311845" calcext:value-type="float">
            <text:p>-0,0217047546</text:p>
          </table:table-cell>
          <table:table-cell table:style-name="ce1" office:value-type="float" office:value="-0.0716079013247549" calcext:value-type="float">
            <text:p>-0,0716079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587126853151225" calcext:value-type="float">
            <text:p>-0,587126853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597184729084797" calcext:value-type="float">
            <text:p>-0,0597184729</text:p>
          </table:table-cell>
          <table:table-cell table:style-name="ce1" office:value-type="float" office:value="0.0276751560362309" calcext:value-type="float">
            <text:p>0,027675156</text:p>
          </table:table-cell>
          <table:table-cell table:style-name="ce1" office:value-type="float" office:value="0.062835467085349" calcext:value-type="float">
            <text:p>0,0628354671</text:p>
          </table:table-cell>
          <table:table-cell table:style-name="ce1" office:value-type="float" office:value="0.533735036849976" calcext:value-type="float">
            <text:p>0,5337350368</text:p>
          </table:table-cell>
          <table:table-cell table:style-name="ce1" office:value-type="float" office:value="0.533721685409546" calcext:value-type="float">
            <text:p>0,5337216854</text:p>
          </table:table-cell>
          <table:table-cell table:style-name="ce1" office:value-type="float" office:value="0.533720016479492" calcext:value-type="float">
            <text:p>0,5337200165</text:p>
          </table:table-cell>
          <table:table-cell table:style-name="ce1" office:value-type="float" office:value="-0.157021477818489" calcext:value-type="float">
            <text:p>-0,1570214778</text:p>
          </table:table-cell>
          <table:table-cell table:style-name="ce1" office:value-type="float" office:value="4.15194702148438" calcext:value-type="float">
            <text:p>4,1519470215</text:p>
          </table:table-cell>
          <table:table-cell table:style-name="ce1" office:value-type="float" office:value="-1.86147117614746" calcext:value-type="float">
            <text:p>-1,8614711761</text:p>
          </table:table-cell>
        </table:table-row>
        <table:table-row table:style-name="ro1">
          <table:table-cell table:style-name="ce1" office:value-type="string" calcext:value-type="string">
            <text:p>1.662844181060791</text:p>
          </table:table-cell>
          <table:table-cell table:style-name="ce1" office:value-type="string" calcext:value-type="string">
            <text:p>0.017578601837158203</text:p>
          </table:table-cell>
          <table:table-cell table:style-name="ce1" office:value-type="string" calcext:value-type="string">
            <text:p>47.016260385513306</text:p>
          </table:table-cell>
          <table:table-cell table:style-name="ce1" office:value-type="float" office:value="-0.0251317080493451" calcext:value-type="float">
            <text:p>-0,025131708</text:p>
          </table:table-cell>
          <table:table-cell table:style-name="ce1" office:value-type="float" office:value="0.0710892004161319" calcext:value-type="float">
            <text:p>0,0710892004</text:p>
          </table:table-cell>
          <table:table-cell table:style-name="ce1" office:value-type="float" office:value="1.63823658303369" calcext:value-type="float">
            <text:p>1,638236583</text:p>
          </table:table-cell>
          <table:table-cell table:style-name="ce1" office:value-type="float" office:value="0.082609066112654" calcext:value-type="float">
            <text:p>0,0826090661</text:p>
          </table:table-cell>
          <table:table-cell table:number-columns-repeated="2" table:style-name="ce1" office:value-type="float" office:value="-0.0652974445409558" calcext:value-type="float">
            <text:p>-0,0652974445</text:p>
          </table:table-cell>
          <table:table-cell table:style-name="ce1" office:value-type="float" office:value="-0.131581857800484" calcext:value-type="float">
            <text:p>-0,1315818578</text:p>
          </table:table-cell>
          <table:table-cell table:style-name="ce1" office:value-type="float" office:value="4.13670444488525" calcext:value-type="float">
            <text:p>4,1367044449</text:p>
          </table:table-cell>
          <table:table-cell table:style-name="ce1" office:value-type="float" office:value="-1.83188164234161" calcext:value-type="float">
            <text:p>-1,8318816423</text:p>
          </table:table-cell>
          <table:table-cell table:style-name="ce1" office:value-type="string" calcext:value-type="string">
            <text:p>0.08260906611265399</text:p>
          </table:table-cell>
          <table:table-cell table:style-name="ce1" office:value-type="string" calcext:value-type="string">
            <text:p>-0.06529744454095579</text:p>
          </table:table-cell>
          <table:table-cell table:style-name="ce1" office:value-type="string" calcext:value-type="string">
            <text:p>-0.11667637936983434</text:p>
          </table:table-cell>
          <table:table-cell table:style-name="ce1" office:value-type="float" office:value="0.0129204080424985" calcext:value-type="float">
            <text:p>0,012920408</text:p>
          </table:table-cell>
          <table:table-cell table:style-name="ce1" office:value-type="float" office:value="-0.0211955306495165" calcext:value-type="float">
            <text:p>-0,0211955306</text:p>
          </table:table-cell>
          <table:table-cell table:style-name="ce1" office:value-type="float" office:value="-0.0711243713713312" calcext:value-type="float">
            <text:p>-0,07112437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631120835349626" calcext:value-type="float">
            <text:p>-0,631120835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59662528125401" calcext:value-type="float">
            <text:p>-0,0159662528</text:p>
          </table:table-cell>
          <table:table-cell table:style-name="ce1" office:value-type="float" office:value="0.00392536323253967" calcext:value-type="float">
            <text:p>0,0039253632</text:p>
          </table:table-cell>
          <table:table-cell table:style-name="ce1" office:value-type="float" office:value="0.0179196800598727" calcext:value-type="float">
            <text:p>0,0179196801</text:p>
          </table:table-cell>
          <table:table-cell table:style-name="ce1" office:value-type="float" office:value="0.518903493881226" calcext:value-type="float">
            <text:p>0,5189034939</text:p>
          </table:table-cell>
          <table:table-cell table:style-name="ce1" office:value-type="float" office:value="0.518906354904175" calcext:value-type="float">
            <text:p>0,5189063549</text:p>
          </table:table-cell>
          <table:table-cell table:style-name="ce1" office:value-type="float" office:value="0.518907308578491" calcext:value-type="float">
            <text:p>0,5189073086</text:p>
          </table:table-cell>
          <table:table-cell table:style-name="ce1" office:value-type="float" office:value="-0.131581857800484" calcext:value-type="float">
            <text:p>-0,1315818578</text:p>
          </table:table-cell>
          <table:table-cell table:style-name="ce1" office:value-type="float" office:value="4.13670444488525" calcext:value-type="float">
            <text:p>4,1367044449</text:p>
          </table:table-cell>
          <table:table-cell table:style-name="ce1" office:value-type="float" office:value="-1.83188164234161" calcext:value-type="float">
            <text:p>-1,8318816423</text:p>
          </table:table-cell>
        </table:table-row>
        <table:table-row table:style-name="ro1">
          <table:table-cell table:style-name="ce1" office:value-type="string" calcext:value-type="string">
            <text:p>1.6767547130584717</text:p>
          </table:table-cell>
          <table:table-cell table:style-name="ce1" office:value-type="string" calcext:value-type="string">
            <text:p>0.013910531997680664</text:p>
          </table:table-cell>
          <table:table-cell table:style-name="ce1" office:value-type="string" calcext:value-type="string">
            <text:p>47.577237129211426</text:p>
          </table:table-cell>
          <table:table-cell table:style-name="ce1" office:value-type="float" office:value="-0.0041263456057225" calcext:value-type="float">
            <text:p>-0,0041263456</text:p>
          </table:table-cell>
          <table:table-cell table:style-name="ce1" office:value-type="float" office:value="0.0533308267786905" calcext:value-type="float">
            <text:p>0,0533308268</text:p>
          </table:table-cell>
          <table:table-cell table:style-name="ce1" office:value-type="float" office:value="1.60655197075435" calcext:value-type="float">
            <text:p>1,6065519708</text:p>
          </table:table-cell>
          <table:table-cell table:style-name="ce1" office:value-type="float" office:value="0.0753613003103284" calcext:value-type="float">
            <text:p>0,0753613003</text:p>
          </table:table-cell>
          <table:table-cell table:number-columns-repeated="2" table:style-name="ce1" office:value-type="float" office:value="-0.0642708429411726" calcext:value-type="float">
            <text:p>-0,0642708429</text:p>
          </table:table-cell>
          <table:table-cell table:style-name="ce1" office:value-type="float" office:value="-0.109108343720436" calcext:value-type="float">
            <text:p>-0,1091083437</text:p>
          </table:table-cell>
          <table:table-cell table:style-name="ce1" office:value-type="float" office:value="4.12096357345581" calcext:value-type="float">
            <text:p>4,1209635735</text:p>
          </table:table-cell>
          <table:table-cell table:style-name="ce1" office:value-type="float" office:value="-1.80252349376678" calcext:value-type="float">
            <text:p>-1,8025234938</text:p>
          </table:table-cell>
          <table:table-cell table:style-name="ce1" office:value-type="string" calcext:value-type="string">
            <text:p>0.07536130031032837</text:p>
          </table:table-cell>
          <table:table-cell table:style-name="ce1" office:value-type="string" calcext:value-type="string">
            <text:p>-0.06427084294117258</text:p>
          </table:table-cell>
          <table:table-cell table:style-name="ce1" office:value-type="string" calcext:value-type="string">
            <text:p>-0.11427367257962946</text:p>
          </table:table-cell>
          <table:table-cell table:style-name="ce1" office:value-type="float" office:value="0.00628292701233626" calcext:value-type="float">
            <text:p>0,006282927</text:p>
          </table:table-cell>
          <table:table-cell table:style-name="ce1" office:value-type="float" office:value="-0.017772300104033" calcext:value-type="float">
            <text:p>-0,0177723001</text:p>
          </table:table-cell>
          <table:table-cell table:style-name="ce1" office:value-type="float" office:value="-0.0695883023177521" calcext:value-type="float">
            <text:p>-0,06958830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67105520602225" calcext:value-type="float">
            <text:p>-0,67105520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472629077952772" calcext:value-type="float">
            <text:p>-0,0472629078</text:p>
          </table:table-cell>
          <table:table-cell table:style-name="ce1" office:value-type="float" office:value="0.0243754658675844" calcext:value-type="float">
            <text:p>0,0243754659</text:p>
          </table:table-cell>
          <table:table-cell table:style-name="ce1" office:value-type="float" office:value="0.0525851895249056" calcext:value-type="float">
            <text:p>0,0525851895</text:p>
          </table:table-cell>
          <table:table-cell table:style-name="ce1" office:value-type="float" office:value="0.561749696731567" calcext:value-type="float">
            <text:p>0,5617496967</text:p>
          </table:table-cell>
          <table:table-cell table:style-name="ce1" office:value-type="float" office:value="0.561750173568726" calcext:value-type="float">
            <text:p>0,5617501736</text:p>
          </table:table-cell>
          <table:table-cell table:style-name="ce1" office:value-type="float" office:value="0.561751127243042" calcext:value-type="float">
            <text:p>0,5617511272</text:p>
          </table:table-cell>
          <table:table-cell table:style-name="ce1" office:value-type="float" office:value="-0.109108343720436" calcext:value-type="float">
            <text:p>-0,1091083437</text:p>
          </table:table-cell>
          <table:table-cell table:style-name="ce1" office:value-type="float" office:value="4.12096357345581" calcext:value-type="float">
            <text:p>4,1209635735</text:p>
          </table:table-cell>
          <table:table-cell table:style-name="ce1" office:value-type="float" office:value="-1.80252349376678" calcext:value-type="float">
            <text:p>-1,8025234938</text:p>
          </table:table-cell>
        </table:table-row>
        <table:table-row table:style-name="ro1">
          <table:table-cell table:style-name="ce1" office:value-type="string" calcext:value-type="string">
            <text:p>1.6907639503479004</text:p>
          </table:table-cell>
          <table:table-cell table:style-name="ce1" office:value-type="string" calcext:value-type="string">
            <text:p>0.014009237289428711</text:p>
          </table:table-cell>
          <table:table-cell table:style-name="ce1" office:value-type="string" calcext:value-type="string">
            <text:p>48.09705400466919</text:p>
          </table:table-cell>
          <table:table-cell table:style-name="ce1" office:value-type="float" office:value="0.00407150463724975" calcext:value-type="float">
            <text:p>0,0040715046</text:p>
          </table:table-cell>
          <table:table-cell table:style-name="ce1" office:value-type="float" office:value="0.0494958089257125" calcext:value-type="float">
            <text:p>0,0494958089</text:p>
          </table:table-cell>
          <table:table-cell table:style-name="ce1" office:value-type="float" office:value="1.596279771626" calcext:value-type="float">
            <text:p>1,5962797716</text:p>
          </table:table-cell>
          <table:table-cell table:style-name="ce1" office:value-type="float" office:value="0.0702429788137877" calcext:value-type="float">
            <text:p>0,0702429788</text:p>
          </table:table-cell>
          <table:table-cell table:number-columns-repeated="2" table:style-name="ce1" office:value-type="float" office:value="-0.0615788632347828" calcext:value-type="float">
            <text:p>-0,0615788632</text:p>
          </table:table-cell>
          <table:table-cell table:style-name="ce1" office:value-type="float" office:value="-0.0886359885334969" calcext:value-type="float">
            <text:p>-0,0886359885</text:p>
          </table:table-cell>
          <table:table-cell table:style-name="ce1" office:value-type="float" office:value="4.10531711578369" calcext:value-type="float">
            <text:p>4,1053171158</text:p>
          </table:table-cell>
          <table:table-cell table:style-name="ce1" office:value-type="float" office:value="-1.77339971065521" calcext:value-type="float">
            <text:p>-1,7733997107</text:p>
          </table:table-cell>
          <table:table-cell table:style-name="ce1" office:value-type="string" calcext:value-type="string">
            <text:p>0.0702429788137877</text:p>
          </table:table-cell>
          <table:table-cell table:style-name="ce1" office:value-type="string" calcext:value-type="string">
            <text:p>-0.06157886323478277</text:p>
          </table:table-cell>
          <table:table-cell table:style-name="ce1" office:value-type="string" calcext:value-type="string">
            <text:p>-0.11241563888057943</text:p>
          </table:table-cell>
          <table:table-cell table:style-name="ce1" office:value-type="float" office:value="0.00103158640143062" calcext:value-type="float">
            <text:p>0,0010315864</text:p>
          </table:table-cell>
          <table:table-cell table:style-name="ce1" office:value-type="float" office:value="-0.0133327066946726" calcext:value-type="float">
            <text:p>-0,0133327067</text:p>
          </table:table-cell>
          <table:table-cell table:style-name="ce1" office:value-type="float" office:value="-0.0679407024792262" calcext:value-type="float">
            <text:p>-0,06794070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698755218409028" calcext:value-type="float">
            <text:p>-0,69875521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404414147509197" calcext:value-type="float">
            <text:p>-0,0404414148</text:p>
          </table:table-cell>
          <table:table-cell table:style-name="ce1" office:value-type="float" office:value="0.034190192231889" calcext:value-type="float">
            <text:p>0,0341901922</text:p>
          </table:table-cell>
          <table:table-cell table:style-name="ce1" office:value-type="float" office:value="0.061002543945873" calcext:value-type="float">
            <text:p>0,0610025439</text:p>
          </table:table-cell>
          <table:table-cell table:style-name="ce1" office:value-type="float" office:value="0.519402265548706" calcext:value-type="float">
            <text:p>0,5194022655</text:p>
          </table:table-cell>
          <table:table-cell table:style-name="ce1" office:value-type="float" office:value="0.519399642944336" calcext:value-type="float">
            <text:p>0,5193996429</text:p>
          </table:table-cell>
          <table:table-cell table:style-name="ce1" office:value-type="float" office:value="0.519398212432861" calcext:value-type="float">
            <text:p>0,5193982124</text:p>
          </table:table-cell>
          <table:table-cell table:style-name="ce1" office:value-type="float" office:value="-0.0886359885334969" calcext:value-type="float">
            <text:p>-0,0886359885</text:p>
          </table:table-cell>
          <table:table-cell table:style-name="ce1" office:value-type="float" office:value="4.10531711578369" calcext:value-type="float">
            <text:p>4,1053171158</text:p>
          </table:table-cell>
          <table:table-cell table:style-name="ce1" office:value-type="float" office:value="-1.77339971065521" calcext:value-type="float">
            <text:p>-1,7733997107</text:p>
          </table:table-cell>
        </table:table-row>
        <table:table-row table:style-name="ro1">
          <table:table-cell table:style-name="ce1" office:value-type="string" calcext:value-type="string">
            <text:p>1.7064182758331299</text:p>
          </table:table-cell>
          <table:table-cell table:style-name="ce1" office:value-type="string" calcext:value-type="string">
            <text:p>0.015654325485229492</text:p>
          </table:table-cell>
          <table:table-cell table:style-name="ce1" office:value-type="string" calcext:value-type="string">
            <text:p>48.615150690078735</text:p>
          </table:table-cell>
          <table:table-cell table:style-name="ce1" office:value-type="float" office:value="0.0302320408324401" calcext:value-type="float">
            <text:p>0,0302320408</text:p>
          </table:table-cell>
          <table:table-cell table:style-name="ce1" office:value-type="float" office:value="0.0278148719506269" calcext:value-type="float">
            <text:p>0,027814872</text:p>
          </table:table-cell>
          <table:table-cell table:style-name="ce1" office:value-type="float" office:value="1.55999906857808" calcext:value-type="float">
            <text:p>1,5599990686</text:p>
          </table:table-cell>
          <table:table-cell table:style-name="ce1" office:value-type="float" office:value="0.0685258519550457" calcext:value-type="float">
            <text:p>0,068525852</text:p>
          </table:table-cell>
          <table:table-cell table:number-columns-repeated="2" table:style-name="ce1" office:value-type="float" office:value="-0.0629367606045796" calcext:value-type="float">
            <text:p>-0,0629367606</text:p>
          </table:table-cell>
          <table:table-cell table:style-name="ce1" office:value-type="float" office:value="-0.0695856735110283" calcext:value-type="float">
            <text:p>-0,0695856735</text:p>
          </table:table-cell>
          <table:table-cell table:style-name="ce1" office:value-type="float" office:value="4.08951139450073" calcext:value-type="float">
            <text:p>4,0895113945</text:p>
          </table:table-cell>
          <table:table-cell table:style-name="ce1" office:value-type="float" office:value="-1.74508762359619" calcext:value-type="float">
            <text:p>-1,7450876236</text:p>
          </table:table-cell>
          <table:table-cell table:style-name="ce1" office:value-type="string" calcext:value-type="string">
            <text:p>0.06852585195504571</text:p>
          </table:table-cell>
          <table:table-cell table:style-name="ce1" office:value-type="string" calcext:value-type="string">
            <text:p>-0.06293676060457962</text:p>
          </table:table-cell>
          <table:table-cell table:style-name="ce1" office:value-type="string" calcext:value-type="string">
            <text:p>-0.11291068120886409</text:p>
          </table:table-cell>
          <table:table-cell table:style-name="ce1" office:value-type="float" office:value="-0.00101787615931244" calcext:value-type="float">
            <text:p>-0,0010178762</text:p>
          </table:table-cell>
          <table:table-cell table:style-name="ce1" office:value-type="float" office:value="-0.0123739522314281" calcext:value-type="float">
            <text:p>-0,0123739522</text:p>
          </table:table-cell>
          <table:table-cell table:style-name="ce1" office:value-type="float" office:value="-0.0674065481245518" calcext:value-type="float">
            <text:p>-0,0674065481</text:p>
          </table:table-cell>
          <table:table-cell table:style-name="ce1" office:value-type="float" office:value="0.997891390115364" calcext:value-type="float">
            <text:p>0,9978913901</text:p>
          </table:table-cell>
          <table:table-cell table:style-name="ce1" office:value-type="float" office:value="-0.724388672534809" calcext:value-type="float">
            <text:p>-0,724388672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58291894214039" calcext:value-type="float">
            <text:p>-0,0158291894</text:p>
          </table:table-cell>
          <table:table-cell table:style-name="ce1" office:value-type="float" office:value="0.00740506175821186" calcext:value-type="float">
            <text:p>0,0074050618</text:p>
          </table:table-cell>
          <table:table-cell table:style-name="ce1" office:value-type="float" office:value="0.019834676627507" calcext:value-type="float">
            <text:p>0,0198346766</text:p>
          </table:table-cell>
          <table:table-cell table:style-name="ce1" office:value-type="float" office:value="0.517894506454468" calcext:value-type="float">
            <text:p>0,5178945065</text:p>
          </table:table-cell>
          <table:table-cell table:style-name="ce1" office:value-type="float" office:value="0.517891407012939" calcext:value-type="float">
            <text:p>0,517891407</text:p>
          </table:table-cell>
          <table:table-cell table:style-name="ce1" office:value-type="float" office:value="0.517890930175781" calcext:value-type="float">
            <text:p>0,5178909302</text:p>
          </table:table-cell>
          <table:table-cell table:style-name="ce1" office:value-type="float" office:value="-0.0695856735110283" calcext:value-type="float">
            <text:p>-0,0695856735</text:p>
          </table:table-cell>
          <table:table-cell table:style-name="ce1" office:value-type="float" office:value="4.08951139450073" calcext:value-type="float">
            <text:p>4,0895113945</text:p>
          </table:table-cell>
          <table:table-cell table:style-name="ce1" office:value-type="float" office:value="-1.74508762359619" calcext:value-type="float">
            <text:p>-1,7450876236</text:p>
          </table:table-cell>
        </table:table-row>
        <table:table-row table:style-name="ro1">
          <table:table-cell table:style-name="ce1" office:value-type="string" calcext:value-type="string">
            <text:p>1.7196176052093506</text:p>
          </table:table-cell>
          <table:table-cell table:style-name="ce1" office:value-type="string" calcext:value-type="string">
            <text:p>0.013199329376220703</text:p>
          </table:table-cell>
          <table:table-cell table:style-name="ce1" office:value-type="string" calcext:value-type="string">
            <text:p>49.09338641166687</text:p>
          </table:table-cell>
          <table:table-cell table:style-name="ce1" office:value-type="float" office:value="0.0348832133329577" calcext:value-type="float">
            <text:p>0,0348832133</text:p>
          </table:table-cell>
          <table:table-cell table:style-name="ce1" office:value-type="float" office:value="0.0251794565831208" calcext:value-type="float">
            <text:p>0,0251794566</text:p>
          </table:table-cell>
          <table:table-cell table:style-name="ce1" office:value-type="float" office:value="1.55607819262846" calcext:value-type="float">
            <text:p>1,5560781926</text:p>
          </table:table-cell>
          <table:table-cell table:style-name="ce1" office:value-type="float" office:value="0.0602156441449919" calcext:value-type="float">
            <text:p>0,0602156441</text:p>
          </table:table-cell>
          <table:table-cell table:number-columns-repeated="2" table:style-name="ce1" office:value-type="float" office:value="-0.0577084565923387" calcext:value-type="float">
            <text:p>-0,0577084566</text:p>
          </table:table-cell>
          <table:table-cell table:style-name="ce1" office:value-type="float" office:value="-0.0695856735110283" calcext:value-type="float">
            <text:p>-0,0695856735</text:p>
          </table:table-cell>
          <table:table-cell table:style-name="ce1" office:value-type="float" office:value="4.08951139450073" calcext:value-type="float">
            <text:p>4,0895113945</text:p>
          </table:table-cell>
          <table:table-cell table:style-name="ce1" office:value-type="float" office:value="-1.74508762359619" calcext:value-type="float">
            <text:p>-1,7450876236</text:p>
          </table:table-cell>
          <table:table-cell table:style-name="ce1" office:value-type="string" calcext:value-type="string">
            <text:p>0.06021564414499195</text:p>
          </table:table-cell>
          <table:table-cell table:style-name="ce1" office:value-type="string" calcext:value-type="string">
            <text:p>-0.05770845659233872</text:p>
          </table:table-cell>
          <table:table-cell table:style-name="ce1" office:value-type="string" calcext:value-type="string">
            <text:p>-0.10962380483494619</text:p>
          </table:table-cell>
          <table:table-cell table:style-name="ce1" office:value-type="float" office:value="-0.00755801020811002" calcext:value-type="float">
            <text:p>-0,0075580102</text:p>
          </table:table-cell>
          <table:table-cell table:style-name="ce1" office:value-type="float" office:value="-0.00695371798765673" calcext:value-type="float">
            <text:p>-0,006953718</text:p>
          </table:table-cell>
          <table:table-cell table:style-name="ce1" office:value-type="float" office:value="-0.0655199515660604" calcext:value-type="float">
            <text:p>-0,0655199516</text:p>
          </table:table-cell>
          <table:table-cell table:style-name="ce1" office:value-type="float" office:value="0.98343003262788" calcext:value-type="float">
            <text:p>0,9834300326</text:p>
          </table:table-cell>
          <table:table-cell table:style-name="ce1" office:value-type="float" office:value="-0.737693848105073" calcext:value-type="float">
            <text:p>-0,737693848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546896374794682" calcext:value-type="float">
            <text:p>-0,0546896375</text:p>
          </table:table-cell>
          <table:table-cell table:style-name="ce1" office:value-type="float" office:value="0.0453246544960584" calcext:value-type="float">
            <text:p>0,0453246545</text:p>
          </table:table-cell>
          <table:table-cell table:style-name="ce1" office:value-type="float" office:value="0.075845869244567" calcext:value-type="float">
            <text:p>0,0758458692</text:p>
          </table:table-cell>
          <table:table-cell table:style-name="ce1" office:value-type="float" office:value="0.478345394134522" calcext:value-type="float">
            <text:p>0,4783453941</text:p>
          </table:table-cell>
          <table:table-cell table:style-name="ce1" office:value-type="float" office:value="0.478347539901733" calcext:value-type="float">
            <text:p>0,4783475399</text:p>
          </table:table-cell>
          <table:table-cell table:style-name="ce1" office:value-type="float" office:value="0.478347778320313" calcext:value-type="float">
            <text:p>0,4783477783</text:p>
          </table:table-cell>
          <table:table-cell table:style-name="ce1" office:value-type="float" office:value="-0.0695856735110283" calcext:value-type="float">
            <text:p>-0,0695856735</text:p>
          </table:table-cell>
          <table:table-cell table:style-name="ce1" office:value-type="float" office:value="4.08951139450073" calcext:value-type="float">
            <text:p>4,0895113945</text:p>
          </table:table-cell>
          <table:table-cell table:style-name="ce1" office:value-type="float" office:value="-1.74508762359619" calcext:value-type="float">
            <text:p>-1,7450876236</text:p>
          </table:table-cell>
        </table:table-row>
        <table:table-row table:style-name="ro1">
          <table:table-cell table:style-name="ce1" office:value-type="string" calcext:value-type="string">
            <text:p>1.7369499206542969</text:p>
          </table:table-cell>
          <table:table-cell table:style-name="ce1" office:value-type="string" calcext:value-type="string">
            <text:p>0.01733231544494629</text:p>
          </table:table-cell>
          <table:table-cell table:style-name="ce1" office:value-type="string" calcext:value-type="string">
            <text:p>49.61937165260315</text:p>
          </table:table-cell>
          <table:table-cell table:style-name="ce1" office:value-type="float" office:value="0.0515213368897453" calcext:value-type="float">
            <text:p>0,0515213369</text:p>
          </table:table-cell>
          <table:table-cell table:style-name="ce1" office:value-type="float" office:value="0.0100327949183361" calcext:value-type="float">
            <text:p>0,0100327949</text:p>
          </table:table-cell>
          <table:table-cell table:style-name="ce1" office:value-type="float" office:value="1.52248392281709" calcext:value-type="float">
            <text:p>1,5224839228</text:p>
          </table:table-cell>
          <table:table-cell table:style-name="ce1" office:value-type="float" office:value="0.0586625930713566" calcext:value-type="float">
            <text:p>0,0586625931</text:p>
          </table:table-cell>
          <table:table-cell table:number-columns-repeated="2" table:style-name="ce1" office:value-type="float" office:value="-0.0587627530603183" calcext:value-type="float">
            <text:p>-0,0587627531</text:p>
          </table:table-cell>
          <table:table-cell table:style-name="ce1" office:value-type="float" office:value="-0.0531473718583584" calcext:value-type="float">
            <text:p>-0,0531473719</text:p>
          </table:table-cell>
          <table:table-cell table:style-name="ce1" office:value-type="float" office:value="4.0741810798645" calcext:value-type="float">
            <text:p>4,0741810799</text:p>
          </table:table-cell>
          <table:table-cell table:style-name="ce1" office:value-type="float" office:value="-1.71735918521881" calcext:value-type="float">
            <text:p>-1,7173591852</text:p>
          </table:table-cell>
          <table:table-cell table:style-name="ce1" office:value-type="string" calcext:value-type="string">
            <text:p>0.05866259307135662</text:p>
          </table:table-cell>
          <table:table-cell table:style-name="ce1" office:value-type="string" calcext:value-type="string">
            <text:p>-0.05876275306031827</text:p>
          </table:table-cell>
          <table:table-cell table:style-name="ce1" office:value-type="string" calcext:value-type="string">
            <text:p>-0.11112969663932969</text:p>
          </table:table-cell>
          <table:table-cell table:style-name="ce1" office:value-type="float" office:value="-0.00872080333323942" calcext:value-type="float">
            <text:p>-0,0087208033</text:p>
          </table:table-cell>
          <table:table-cell table:style-name="ce1" office:value-type="float" office:value="-0.00629486414578019" calcext:value-type="float">
            <text:p>-0,0062948641</text:p>
          </table:table-cell>
          <table:table-cell table:style-name="ce1" office:value-type="float" office:value="-0.0653160660166799" calcext:value-type="float">
            <text:p>-0,065316066</text:p>
          </table:table-cell>
          <table:table-cell table:style-name="ce1" office:value-type="float" office:value="0.965083499233839" calcext:value-type="float">
            <text:p>0,9650834992</text:p>
          </table:table-cell>
          <table:table-cell table:style-name="ce1" office:value-type="float" office:value="-0.750937114233058" calcext:value-type="float">
            <text:p>-0,750937114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84351496270379" calcext:value-type="float">
            <text:p>-0,008843515</text:p>
          </table:table-cell>
          <table:table-cell table:style-name="ce1" office:value-type="float" office:value="0.00501072214235645" calcext:value-type="float">
            <text:p>0,0050107221</text:p>
          </table:table-cell>
          <table:table-cell table:style-name="ce1" office:value-type="float" office:value="0.00745477509400942" calcext:value-type="float">
            <text:p>0,0074547751</text:p>
          </table:table-cell>
          <table:table-cell table:style-name="ce1" office:value-type="float" office:value="0.525941610336304" calcext:value-type="float">
            <text:p>0,5259416103</text:p>
          </table:table-cell>
          <table:table-cell table:style-name="ce1" office:value-type="float" office:value="0.525955200195313" calcext:value-type="float">
            <text:p>0,5259552002</text:p>
          </table:table-cell>
          <table:table-cell table:style-name="ce1" office:value-type="float" office:value="0.525954961776733" calcext:value-type="float">
            <text:p>0,5259549618</text:p>
          </table:table-cell>
          <table:table-cell table:style-name="ce1" office:value-type="float" office:value="-0.0531473718583584" calcext:value-type="float">
            <text:p>-0,0531473719</text:p>
          </table:table-cell>
          <table:table-cell table:style-name="ce1" office:value-type="float" office:value="4.0741810798645" calcext:value-type="float">
            <text:p>4,0741810799</text:p>
          </table:table-cell>
          <table:table-cell table:style-name="ce1" office:value-type="float" office:value="-1.71735918521881" calcext:value-type="float">
            <text:p>-1,7173591852</text:p>
          </table:table-cell>
        </table:table-row>
        <table:table-row table:style-name="ro1">
          <table:table-cell table:style-name="ce1" office:value-type="string" calcext:value-type="string">
            <text:p>1.7522096633911133</text:p>
          </table:table-cell>
          <table:table-cell table:style-name="ce1" office:value-type="string" calcext:value-type="string">
            <text:p>0.015259742736816406</text:p>
          </table:table-cell>
          <table:table-cell table:style-name="ce1" office:value-type="string" calcext:value-type="string">
            <text:p>50.180126905441284</text:p>
          </table:table-cell>
          <table:table-cell table:style-name="ce1" office:value-type="float" office:value="0.0594649275529118" calcext:value-type="float">
            <text:p>0,0594649276</text:p>
          </table:table-cell>
          <table:table-cell table:style-name="ce1" office:value-type="float" office:value="0.00259958415142732" calcext:value-type="float">
            <text:p>0,0025995842</text:p>
          </table:table-cell>
          <table:table-cell table:style-name="ce1" office:value-type="float" office:value="1.51048500302397" calcext:value-type="float">
            <text:p>1,510485003</text:p>
          </table:table-cell>
          <table:table-cell table:style-name="ce1" office:value-type="float" office:value="0.0520751862484984" calcext:value-type="float">
            <text:p>0,0520751862</text:p>
          </table:table-cell>
          <table:table-cell table:number-columns-repeated="2" table:style-name="ce1" office:value-type="float" office:value="-0.0549404796893758" calcext:value-type="float">
            <text:p>-0,0549404797</text:p>
          </table:table-cell>
          <table:table-cell table:style-name="ce1" office:value-type="float" office:value="-0.0391751006245613" calcext:value-type="float">
            <text:p>-0,0391751006</text:p>
          </table:table-cell>
          <table:table-cell table:style-name="ce1" office:value-type="float" office:value="4.05927324295044" calcext:value-type="float">
            <text:p>4,059273243</text:p>
          </table:table-cell>
          <table:table-cell table:style-name="ce1" office:value-type="float" office:value="-1.68944203853607" calcext:value-type="float">
            <text:p>-1,6894420385</text:p>
          </table:table-cell>
          <table:table-cell table:style-name="ce1" office:value-type="string" calcext:value-type="string">
            <text:p>0.05207518624849838</text:p>
          </table:table-cell>
          <table:table-cell table:style-name="ce1" office:value-type="string" calcext:value-type="string">
            <text:p>-0.054940479689375835</text:p>
          </table:table-cell>
          <table:table-cell table:style-name="ce1" office:value-type="string" calcext:value-type="string">
            <text:p>-0.10807076378513195</text:p>
          </table:table-cell>
          <table:table-cell table:style-name="ce1" office:value-type="float" office:value="-0.0128803342224363" calcext:value-type="float">
            <text:p>-0,0128803342</text:p>
          </table:table-cell>
          <table:table-cell table:style-name="ce1" office:value-type="float" office:value="-0.00250819872958402" calcext:value-type="float">
            <text:p>-0,0025081987</text:p>
          </table:table-cell>
          <table:table-cell table:style-name="ce1" office:value-type="float" office:value="-0.0635691639864886" calcext:value-type="float">
            <text:p>-0,063569164</text:p>
          </table:table-cell>
          <table:table-cell table:style-name="ce1" office:value-type="float" office:value="0.936205020852758" calcext:value-type="float">
            <text:p>0,9362050209</text:p>
          </table:table-cell>
          <table:table-cell table:style-name="ce1" office:value-type="float" office:value="-0.756560521159171" calcext:value-type="float">
            <text:p>-0,756560521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96836404491458" calcext:value-type="float">
            <text:p>-0,0296836404</text:p>
          </table:table-cell>
          <table:table-cell table:style-name="ce1" office:value-type="float" office:value="0.0270233600692381" calcext:value-type="float">
            <text:p>0,0270233601</text:p>
          </table:table-cell>
          <table:table-cell table:style-name="ce1" office:value-type="float" office:value="0.059936008054267" calcext:value-type="float">
            <text:p>0,0599360081</text:p>
          </table:table-cell>
          <table:table-cell table:style-name="ce1" office:value-type="float" office:value="0.5605149269104" calcext:value-type="float">
            <text:p>0,5605149269</text:p>
          </table:table-cell>
          <table:table-cell table:style-name="ce1" office:value-type="float" office:value="0.560502529144287" calcext:value-type="float">
            <text:p>0,5605025291</text:p>
          </table:table-cell>
          <table:table-cell table:style-name="ce1" office:value-type="float" office:value="0.560502290725708" calcext:value-type="float">
            <text:p>0,5605022907</text:p>
          </table:table-cell>
          <table:table-cell table:style-name="ce1" office:value-type="float" office:value="-0.0391751006245613" calcext:value-type="float">
            <text:p>-0,0391751006</text:p>
          </table:table-cell>
          <table:table-cell table:style-name="ce1" office:value-type="float" office:value="4.05927324295044" calcext:value-type="float">
            <text:p>4,059273243</text:p>
          </table:table-cell>
          <table:table-cell table:style-name="ce1" office:value-type="float" office:value="-1.68944203853607" calcext:value-type="float">
            <text:p>-1,6894420385</text:p>
          </table:table-cell>
        </table:table-row>
        <table:table-row table:style-name="ro1">
          <table:table-cell table:style-name="ce1" office:value-type="string" calcext:value-type="string">
            <text:p>1.7653248310089111</text:p>
          </table:table-cell>
          <table:table-cell table:style-name="ce1" office:value-type="string" calcext:value-type="string">
            <text:p>0.013115167617797852</text:p>
          </table:table-cell>
          <table:table-cell table:style-name="ce1" office:value-type="string" calcext:value-type="string">
            <text:p>50.68420457839966</text:p>
          </table:table-cell>
          <table:table-cell table:style-name="ce1" office:value-type="float" office:value="0.0623465767360212" calcext:value-type="float">
            <text:p>0,0623465767</text:p>
          </table:table-cell>
          <table:table-cell table:style-name="ce1" office:value-type="float" office:value="0.000549886778088999" calcext:value-type="float">
            <text:p>0,0005498868</text:p>
          </table:table-cell>
          <table:table-cell table:style-name="ce1" office:value-type="float" office:value="1.5000100871663" calcext:value-type="float">
            <text:p>1,5000100872</text:p>
          </table:table-cell>
          <table:table-cell table:style-name="ce1" office:value-type="float" office:value="0.0482626753824325" calcext:value-type="float">
            <text:p>0,0482626754</text:p>
          </table:table-cell>
          <table:table-cell table:number-columns-repeated="2" table:style-name="ce1" office:value-type="float" office:value="-0.0534132892023251" calcext:value-type="float">
            <text:p>-0,0534132892</text:p>
          </table:table-cell>
          <table:table-cell table:style-name="ce1" office:value-type="float" office:value="-0.0391751006245613" calcext:value-type="float">
            <text:p>-0,0391751006</text:p>
          </table:table-cell>
          <table:table-cell table:style-name="ce1" office:value-type="float" office:value="4.05927324295044" calcext:value-type="float">
            <text:p>4,059273243</text:p>
          </table:table-cell>
          <table:table-cell table:style-name="ce1" office:value-type="float" office:value="-1.68944203853607" calcext:value-type="float">
            <text:p>-1,6894420385</text:p>
          </table:table-cell>
          <table:table-cell table:style-name="ce1" office:value-type="string" calcext:value-type="string">
            <text:p>0.04826267538243247</text:p>
          </table:table-cell>
          <table:table-cell table:style-name="ce1" office:value-type="string" calcext:value-type="string">
            <text:p>-0.05341328920232509</text:p>
          </table:table-cell>
          <table:table-cell table:style-name="ce1" office:value-type="string" calcext:value-type="string">
            <text:p>-0.10835009582928065</text:p>
          </table:table-cell>
          <table:table-cell table:style-name="ce1" office:value-type="float" office:value="-0.0148662318882279" calcext:value-type="float">
            <text:p>-0,0148662319</text:p>
          </table:table-cell>
          <table:table-cell table:style-name="ce1" office:value-type="float" office:value="-0.00064989603785683" calcext:value-type="float">
            <text:p>-0,000649896</text:p>
          </table:table-cell>
          <table:table-cell table:style-name="ce1" office:value-type="float" office:value="-0.0629452201572465" calcext:value-type="float">
            <text:p>-0,0629452202</text:p>
          </table:table-cell>
          <table:table-cell table:style-name="ce1" office:value-type="float" office:value="0.906231680611667" calcext:value-type="float">
            <text:p>0,9062316806</text:p>
          </table:table-cell>
          <table:table-cell table:style-name="ce1" office:value-type="float" office:value="-0.757870842213128" calcext:value-type="float">
            <text:p>-0,757870842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5759506264424" calcext:value-type="float">
            <text:p>-0,0157595063</text:p>
          </table:table-cell>
          <table:table-cell table:style-name="ce1" office:value-type="float" office:value="0.0147469636128584" calcext:value-type="float">
            <text:p>0,0147469636</text:p>
          </table:table-cell>
          <table:table-cell table:style-name="ce1" office:value-type="float" office:value="0.0238049731186351" calcext:value-type="float">
            <text:p>0,0238049731</text:p>
          </table:table-cell>
          <table:table-cell table:style-name="ce1" office:value-type="float" office:value="0.504050731658936" calcext:value-type="float">
            <text:p>0,5040507317</text:p>
          </table:table-cell>
          <table:table-cell table:style-name="ce1" office:value-type="float" office:value="0.504050254821777" calcext:value-type="float">
            <text:p>0,5040502548</text:p>
          </table:table-cell>
          <table:table-cell table:style-name="ce1" office:value-type="float" office:value="0.504050970077515" calcext:value-type="float">
            <text:p>0,5040509701</text:p>
          </table:table-cell>
          <table:table-cell table:style-name="ce1" office:value-type="float" office:value="-0.0391751006245613" calcext:value-type="float">
            <text:p>-0,0391751006</text:p>
          </table:table-cell>
          <table:table-cell table:style-name="ce1" office:value-type="float" office:value="4.05927324295044" calcext:value-type="float">
            <text:p>4,059273243</text:p>
          </table:table-cell>
          <table:table-cell table:style-name="ce1" office:value-type="float" office:value="-1.68944203853607" calcext:value-type="float">
            <text:p>-1,6894420385</text:p>
          </table:table-cell>
        </table:table-row>
        <table:table-row table:style-name="ro1">
          <table:table-cell table:style-name="ce1" office:value-type="string" calcext:value-type="string">
            <text:p>1.7783067226409912</text:p>
          </table:table-cell>
          <table:table-cell table:style-name="ce1" office:value-type="string" calcext:value-type="string">
            <text:p>0.012981891632080078</text:p>
          </table:table-cell>
          <table:table-cell table:style-name="ce1" office:value-type="string" calcext:value-type="string">
            <text:p>51.18437647819519</text:p>
          </table:table-cell>
          <table:table-cell table:style-name="ce1" office:value-type="float" office:value="0.0707232821847737" calcext:value-type="float">
            <text:p>0,0707232822</text:p>
          </table:table-cell>
          <table:table-cell table:style-name="ce1" office:value-type="float" office:value="-0.00842332330037966" calcext:value-type="float">
            <text:p>-0,0084233233</text:p>
          </table:table-cell>
          <table:table-cell table:style-name="ce1" office:value-type="float" office:value="1.48448413978388" calcext:value-type="float">
            <text:p>1,4844841398</text:p>
          </table:table-cell>
          <table:table-cell table:style-name="ce1" office:value-type="float" office:value="0.0455536239021777" calcext:value-type="float">
            <text:p>0,0455536239</text:p>
          </table:table-cell>
          <table:table-cell table:number-columns-repeated="2" table:style-name="ce1" office:value-type="float" office:value="-0.0531278076896679" calcext:value-type="float">
            <text:p>-0,0531278077</text:p>
          </table:table-cell>
          <table:table-cell table:style-name="ce1" office:value-type="float" office:value="-0.026694267988205" calcext:value-type="float">
            <text:p>-0,026694268</text:p>
          </table:table-cell>
          <table:table-cell table:style-name="ce1" office:value-type="float" office:value="4.04489707946777" calcext:value-type="float">
            <text:p>4,0448970795</text:p>
          </table:table-cell>
          <table:table-cell table:style-name="ce1" office:value-type="float" office:value="-1.66163778305054" calcext:value-type="float">
            <text:p>-1,6616377831</text:p>
          </table:table-cell>
          <table:table-cell table:style-name="ce1" office:value-type="string" calcext:value-type="string">
            <text:p>0.04555362390217767</text:p>
          </table:table-cell>
          <table:table-cell table:style-name="ce1" office:value-type="string" calcext:value-type="string">
            <text:p>-0.053127807689667884</text:p>
          </table:table-cell>
          <table:table-cell table:style-name="ce1" office:value-type="string" calcext:value-type="string">
            <text:p>-0.10787715283481092</text:p>
          </table:table-cell>
          <table:table-cell table:style-name="ce1" office:value-type="float" office:value="-0.0155866441840053" calcext:value-type="float">
            <text:p>-0,0155866442</text:p>
          </table:table-cell>
          <table:table-cell table:style-name="ce1" office:value-type="float" office:value="-0.00013747169452225" calcext:value-type="float">
            <text:p>-0,0001374717</text:p>
          </table:table-cell>
          <table:table-cell table:style-name="ce1" office:value-type="float" office:value="-0.0624005245326478" calcext:value-type="float">
            <text:p>-0,0624005245</text:p>
          </table:table-cell>
          <table:table-cell table:style-name="ce1" office:value-type="float" office:value="0.875036779141083" calcext:value-type="float">
            <text:p>0,8750367791</text:p>
          </table:table-cell>
          <table:table-cell table:style-name="ce1" office:value-type="float" office:value="-0.758145977537293" calcext:value-type="float">
            <text:p>-0,75814597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75930531758343" calcext:value-type="float">
            <text:p>-0,0057593053</text:p>
          </table:table-cell>
          <table:table-cell table:style-name="ce1" office:value-type="float" office:value="0.00409653499819996" calcext:value-type="float">
            <text:p>0,004096535</text:p>
          </table:table-cell>
          <table:table-cell table:style-name="ce1" office:value-type="float" office:value="0.0209348679134746" calcext:value-type="float">
            <text:p>0,0209348679</text:p>
          </table:table-cell>
          <table:table-cell table:style-name="ce1" office:value-type="float" office:value="0.500346660614014" calcext:value-type="float">
            <text:p>0,5003466606</text:p>
          </table:table-cell>
          <table:table-cell table:style-name="ce1" office:value-type="float" office:value="0.500349044799805" calcext:value-type="float">
            <text:p>0,5003490448</text:p>
          </table:table-cell>
          <table:table-cell table:style-name="ce1" office:value-type="float" office:value="0.500357389450073" calcext:value-type="float">
            <text:p>0,5003573895</text:p>
          </table:table-cell>
          <table:table-cell table:style-name="ce1" office:value-type="float" office:value="-0.026694267988205" calcext:value-type="float">
            <text:p>-0,026694268</text:p>
          </table:table-cell>
          <table:table-cell table:style-name="ce1" office:value-type="float" office:value="4.04489707946777" calcext:value-type="float">
            <text:p>4,0448970795</text:p>
          </table:table-cell>
          <table:table-cell table:style-name="ce1" office:value-type="float" office:value="-1.66163778305054" calcext:value-type="float">
            <text:p>-1,6616377831</text:p>
          </table:table-cell>
        </table:table-row>
        <table:table-row table:style-name="ro1">
          <table:table-cell table:style-name="ce1" office:value-type="string" calcext:value-type="string">
            <text:p>1.7921316623687744</text:p>
          </table:table-cell>
          <table:table-cell table:style-name="ce1" office:value-type="string" calcext:value-type="string">
            <text:p>0.013824939727783203</text:p>
          </table:table-cell>
          <table:table-cell table:style-name="ce1" office:value-type="string" calcext:value-type="string">
            <text:p>51.7587308883667</text:p>
          </table:table-cell>
          <table:table-cell table:style-name="ce1" office:value-type="float" office:value="0.0773276145351522" calcext:value-type="float">
            <text:p>0,0773276145</text:p>
          </table:table-cell>
          <table:table-cell table:style-name="ce1" office:value-type="float" office:value="-0.0141817804132761" calcext:value-type="float">
            <text:p>-0,0141817804</text:p>
          </table:table-cell>
          <table:table-cell table:style-name="ce1" office:value-type="float" office:value="1.46749702059192" calcext:value-type="float">
            <text:p>1,4674970206</text:p>
          </table:table-cell>
          <table:table-cell table:style-name="ce1" office:value-type="float" office:value="0.0404383331955681" calcext:value-type="float">
            <text:p>0,0404383332</text:p>
          </table:table-cell>
          <table:table-cell table:number-columns-repeated="2" table:style-name="ce1" office:value-type="float" office:value="-0.0503210025455393" calcext:value-type="float">
            <text:p>-0,0503210025</text:p>
          </table:table-cell>
          <table:table-cell table:style-name="ce1" office:value-type="float" office:value="-0.0149735454469919" calcext:value-type="float">
            <text:p>-0,0149735454</text:p>
          </table:table-cell>
          <table:table-cell table:style-name="ce1" office:value-type="float" office:value="4.0315375328064" calcext:value-type="float">
            <text:p>4,0315375328</text:p>
          </table:table-cell>
          <table:table-cell table:style-name="ce1" office:value-type="float" office:value="-1.63455390930176" calcext:value-type="float">
            <text:p>-1,6345539093</text:p>
          </table:table-cell>
          <table:table-cell table:style-name="ce1" office:value-type="string" calcext:value-type="string">
            <text:p>0.040438333195568124</text:p>
          </table:table-cell>
          <table:table-cell table:style-name="ce1" office:value-type="string" calcext:value-type="string">
            <text:p>-0.05032100254553926</text:p>
          </table:table-cell>
          <table:table-cell table:style-name="ce1" office:value-type="string" calcext:value-type="string">
            <text:p>-0.1069188443315007</text:p>
          </table:table-cell>
          <table:table-cell table:style-name="ce1" office:value-type="float" office:value="-0.0176808205461934" calcext:value-type="float">
            <text:p>-0,0176808205</text:p>
          </table:table-cell>
          <table:table-cell table:style-name="ce1" office:value-type="float" office:value="0.00210583082509492" calcext:value-type="float">
            <text:p>0,0021058308</text:p>
          </table:table-cell>
          <table:table-cell table:style-name="ce1" office:value-type="float" office:value="-0.0615931752687619" calcext:value-type="float">
            <text:p>-0,0615931753</text:p>
          </table:table-cell>
          <table:table-cell table:style-name="ce1" office:value-type="float" office:value="0.834327587552747" calcext:value-type="float">
            <text:p>0,8343275876</text:p>
          </table:table-cell>
          <table:table-cell table:style-name="ce1" office:value-type="float" office:value="-0.75329739492523" calcext:value-type="float">
            <text:p>-0,753297394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45526865092698" calcext:value-type="float">
            <text:p>-0,0145526865</text:p>
          </table:table-cell>
          <table:table-cell table:style-name="ce1" office:value-type="float" office:value="0.0155889371349714" calcext:value-type="float">
            <text:p>0,0155889371</text:p>
          </table:table-cell>
          <table:table-cell table:style-name="ce1" office:value-type="float" office:value="0.0269732374904482" calcext:value-type="float">
            <text:p>0,0269732375</text:p>
          </table:table-cell>
          <table:table-cell table:style-name="ce1" office:value-type="float" office:value="0.575612306594849" calcext:value-type="float">
            <text:p>0,5756123066</text:p>
          </table:table-cell>
          <table:table-cell table:style-name="ce1" office:value-type="float" office:value="0.575613975524902" calcext:value-type="float">
            <text:p>0,5756139755</text:p>
          </table:table-cell>
          <table:table-cell table:style-name="ce1" office:value-type="float" office:value="0.575605630874634" calcext:value-type="float">
            <text:p>0,5756056309</text:p>
          </table:table-cell>
          <table:table-cell table:style-name="ce1" office:value-type="float" office:value="-0.0149735454469919" calcext:value-type="float">
            <text:p>-0,0149735454</text:p>
          </table:table-cell>
          <table:table-cell table:style-name="ce1" office:value-type="float" office:value="4.0315375328064" calcext:value-type="float">
            <text:p>4,0315375328</text:p>
          </table:table-cell>
          <table:table-cell table:style-name="ce1" office:value-type="float" office:value="-1.63455390930176" calcext:value-type="float">
            <text:p>-1,6345539093</text:p>
          </table:table-cell>
        </table:table-row>
        <table:table-row table:style-name="ro1">
          <table:table-cell table:style-name="ce1" office:value-type="string" calcext:value-type="string">
            <text:p>1.8054637908935547</text:p>
          </table:table-cell>
          <table:table-cell table:style-name="ce1" office:value-type="string" calcext:value-type="string">
            <text:p>0.013332128524780273</text:p>
          </table:table-cell>
          <table:table-cell table:style-name="ce1" office:value-type="string" calcext:value-type="string">
            <text:p>52.345341205596924</text:p>
          </table:table-cell>
          <table:table-cell table:style-name="ce1" office:value-type="float" office:value="0.0828240286144945" calcext:value-type="float">
            <text:p>0,0828240286</text:p>
          </table:table-cell>
          <table:table-cell table:style-name="ce1" office:value-type="float" office:value="-0.0209785409064756" calcext:value-type="float">
            <text:p>-0,0209785409</text:p>
          </table:table-cell>
          <table:table-cell table:style-name="ce1" office:value-type="float" office:value="1.45082431075014" calcext:value-type="float">
            <text:p>1,4508243108</text:p>
          </table:table-cell>
          <table:table-cell table:style-name="ce1" office:value-type="float" office:value="0.0356834128352318" calcext:value-type="float">
            <text:p>0,0356834128</text:p>
          </table:table-cell>
          <table:table-cell table:number-columns-repeated="2" table:style-name="ce1" office:value-type="float" office:value="-0.0484125511929499" calcext:value-type="float">
            <text:p>-0,0484125512</text:p>
          </table:table-cell>
          <table:table-cell table:style-name="ce1" office:value-type="float" office:value="-0.0149735454469919" calcext:value-type="float">
            <text:p>-0,0149735454</text:p>
          </table:table-cell>
          <table:table-cell table:style-name="ce1" office:value-type="float" office:value="4.0315375328064" calcext:value-type="float">
            <text:p>4,0315375328</text:p>
          </table:table-cell>
          <table:table-cell table:style-name="ce1" office:value-type="float" office:value="-1.63455390930176" calcext:value-type="float">
            <text:p>-1,6345539093</text:p>
          </table:table-cell>
          <table:table-cell table:style-name="ce1" office:value-type="string" calcext:value-type="string">
            <text:p>0.03568341283523178</text:p>
          </table:table-cell>
          <table:table-cell table:style-name="ce1" office:value-type="string" calcext:value-type="string">
            <text:p>-0.04841255119294994</text:p>
          </table:table-cell>
          <table:table-cell table:style-name="ce1" office:value-type="string" calcext:value-type="string">
            <text:p>-0.10598414208299371</text:p>
          </table:table-cell>
          <table:table-cell table:style-name="ce1" office:value-type="float" office:value="-0.019331903633788" calcext:value-type="float">
            <text:p>-0,0193319036</text:p>
          </table:table-cell>
          <table:table-cell table:style-name="ce1" office:value-type="float" office:value="0.00354544510331902" calcext:value-type="float">
            <text:p>0,0035454451</text:p>
          </table:table-cell>
          <table:table-cell table:style-name="ce1" office:value-type="float" office:value="-0.0607098450707801" calcext:value-type="float">
            <text:p>-0,0607098451</text:p>
          </table:table-cell>
          <table:table-cell table:style-name="ce1" office:value-type="float" office:value="0.789077047535862" calcext:value-type="float">
            <text:p>0,7890770475</text:p>
          </table:table-cell>
          <table:table-cell table:style-name="ce1" office:value-type="float" office:value="-0.744998303926924" calcext:value-type="float">
            <text:p>-0,744998303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12859927431038" calcext:value-type="float">
            <text:p>-0,0112859927</text:p>
          </table:table-cell>
          <table:table-cell table:style-name="ce1" office:value-type="float" office:value="0.00984025531362836" calcext:value-type="float">
            <text:p>0,0098402553</text:p>
          </table:table-cell>
          <table:table-cell table:style-name="ce1" office:value-type="float" office:value="0.0290281195114534" calcext:value-type="float">
            <text:p>0,0290281195</text:p>
          </table:table-cell>
          <table:table-cell table:style-name="ce1" office:value-type="float" office:value="0.585179567337036" calcext:value-type="float">
            <text:p>0,5851795673</text:p>
          </table:table-cell>
          <table:table-cell table:style-name="ce1" office:value-type="float" office:value="0.585193872451782" calcext:value-type="float">
            <text:p>0,5851938725</text:p>
          </table:table-cell>
          <table:table-cell table:style-name="ce1" office:value-type="float" office:value="0.585195302963257" calcext:value-type="float">
            <text:p>0,585195303</text:p>
          </table:table-cell>
          <table:table-cell table:style-name="ce1" office:value-type="float" office:value="-0.0149735454469919" calcext:value-type="float">
            <text:p>-0,0149735454</text:p>
          </table:table-cell>
          <table:table-cell table:style-name="ce1" office:value-type="float" office:value="4.0315375328064" calcext:value-type="float">
            <text:p>4,0315375328</text:p>
          </table:table-cell>
          <table:table-cell table:style-name="ce1" office:value-type="float" office:value="-1.63455390930176" calcext:value-type="float">
            <text:p>-1,6345539093</text:p>
          </table:table-cell>
        </table:table-row>
        <table:table-row table:style-name="ro1">
          <table:table-cell table:style-name="ce1" office:value-type="string" calcext:value-type="string">
            <text:p>1.8207635879516602</text:p>
          </table:table-cell>
          <table:table-cell table:style-name="ce1" office:value-type="string" calcext:value-type="string">
            <text:p>0.015299797058105469</text:p>
          </table:table-cell>
          <table:table-cell table:style-name="ce1" office:value-type="string" calcext:value-type="string">
            <text:p>52.86934852600098</text:p>
          </table:table-cell>
          <table:table-cell table:style-name="ce1" office:value-type="float" office:value="0.0895332036838855" calcext:value-type="float">
            <text:p>0,0895332037</text:p>
          </table:table-cell>
          <table:table-cell table:style-name="ce1" office:value-type="float" office:value="-0.0298184713026808" calcext:value-type="float">
            <text:p>-0,0298184713</text:p>
          </table:table-cell>
          <table:table-cell table:style-name="ce1" office:value-type="float" office:value="1.43408623448125" calcext:value-type="float">
            <text:p>1,4340862345</text:p>
          </table:table-cell>
          <table:table-cell table:style-name="ce1" office:value-type="float" office:value="0.0312855968827688" calcext:value-type="float">
            <text:p>0,0312855969</text:p>
          </table:table-cell>
          <table:table-cell table:number-columns-repeated="2" table:style-name="ce1" office:value-type="float" office:value="-0.0458825967923674" calcext:value-type="float">
            <text:p>-0,0458825968</text:p>
          </table:table-cell>
          <table:table-cell table:style-name="ce1" office:value-type="float" office:value="-0.00448652077466249" calcext:value-type="float">
            <text:p>-0,0044865208</text:p>
          </table:table-cell>
          <table:table-cell table:style-name="ce1" office:value-type="float" office:value="4.01929044723511" calcext:value-type="float">
            <text:p>4,0192904472</text:p>
          </table:table-cell>
          <table:table-cell table:style-name="ce1" office:value-type="float" office:value="-1.60817193984985" calcext:value-type="float">
            <text:p>-1,6081719398</text:p>
          </table:table-cell>
          <table:table-cell table:style-name="ce1" office:value-type="string" calcext:value-type="string">
            <text:p>0.03128559688276879</text:p>
          </table:table-cell>
          <table:table-cell table:style-name="ce1" office:value-type="string" calcext:value-type="string">
            <text:p>-0.045882596792367406</text:p>
          </table:table-cell>
          <table:table-cell table:style-name="ce1" office:value-type="string" calcext:value-type="string">
            <text:p>-0.10504775221431731</text:p>
          </table:table-cell>
          <table:table-cell table:style-name="ce1" office:value-type="float" office:value="-0.0207060071536236" calcext:value-type="float">
            <text:p>-0,0207060072</text:p>
          </table:table-cell>
          <table:table-cell table:style-name="ce1" office:value-type="float" office:value="0.00524463522661891" calcext:value-type="float">
            <text:p>0,0052446352</text:p>
          </table:table-cell>
          <table:table-cell table:style-name="ce1" office:value-type="float" office:value="-0.0598428641590071" calcext:value-type="float">
            <text:p>-0,0598428642</text:p>
          </table:table-cell>
          <table:table-cell table:style-name="ce1" office:value-type="float" office:value="0.74565793028223" calcext:value-type="float">
            <text:p>0,7456579303</text:p>
          </table:table-cell>
          <table:table-cell table:style-name="ce1" office:value-type="float" office:value="-0.734000793380534" calcext:value-type="float">
            <text:p>-0,734000793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04846709417262" calcext:value-type="float">
            <text:p>-0,0104846709</text:p>
          </table:table-cell>
          <table:table-cell table:style-name="ce1" office:value-type="float" office:value="0.0129653085974901" calcext:value-type="float">
            <text:p>0,0129653086</text:p>
          </table:table-cell>
          <table:table-cell table:style-name="ce1" office:value-type="float" office:value="0.0318044777875926" calcext:value-type="float">
            <text:p>0,0318044778</text:p>
          </table:table-cell>
          <table:table-cell table:style-name="ce1" office:value-type="float" office:value="0.524233341217041" calcext:value-type="float">
            <text:p>0,5242333412</text:p>
          </table:table-cell>
          <table:table-cell table:style-name="ce1" office:value-type="float" office:value="0.524226665496826" calcext:value-type="float">
            <text:p>0,5242266655</text:p>
          </table:table-cell>
          <table:table-cell table:style-name="ce1" office:value-type="float" office:value="0.524225234985352" calcext:value-type="float">
            <text:p>0,524225235</text:p>
          </table:table-cell>
          <table:table-cell table:style-name="ce1" office:value-type="float" office:value="-0.00448652077466249" calcext:value-type="float">
            <text:p>-0,0044865208</text:p>
          </table:table-cell>
          <table:table-cell table:style-name="ce1" office:value-type="float" office:value="4.01929044723511" calcext:value-type="float">
            <text:p>4,0192904472</text:p>
          </table:table-cell>
          <table:table-cell table:style-name="ce1" office:value-type="float" office:value="-1.60817193984985" calcext:value-type="float">
            <text:p>-1,6081719398</text:p>
          </table:table-cell>
        </table:table-row>
        <table:table-row table:style-name="ro1">
          <table:table-cell table:style-name="ce1" office:value-type="string" calcext:value-type="string">
            <text:p>1.8386120796203613</text:p>
          </table:table-cell>
          <table:table-cell table:style-name="ce1" office:value-type="string" calcext:value-type="string">
            <text:p>0.017848491668701172</text:p>
          </table:table-cell>
          <table:table-cell table:style-name="ce1" office:value-type="string" calcext:value-type="string">
            <text:p>53.38123869895935</text:p>
          </table:table-cell>
          <table:table-cell table:style-name="ce1" office:value-type="float" office:value="0.0988714897338255" calcext:value-type="float">
            <text:p>0,0988714897</text:p>
          </table:table-cell>
          <table:table-cell table:style-name="ce1" office:value-type="float" office:value="-0.0411093710191594" calcext:value-type="float">
            <text:p>-0,041109371</text:p>
          </table:table-cell>
          <table:table-cell table:style-name="ce1" office:value-type="float" office:value="1.41077115800646" calcext:value-type="float">
            <text:p>1,410771158</text:p>
          </table:table-cell>
          <table:table-cell table:style-name="ce1" office:value-type="float" office:value="0.0263480861689628" calcext:value-type="float">
            <text:p>0,0263480862</text:p>
          </table:table-cell>
          <table:table-cell table:number-columns-repeated="2" table:style-name="ce1" office:value-type="float" office:value="-0.0425200130242117" calcext:value-type="float">
            <text:p>-0,042520013</text:p>
          </table:table-cell>
          <table:table-cell table:style-name="ce1" office:value-type="float" office:value="0.00302470615133643" calcext:value-type="float">
            <text:p>0,0030247062</text:p>
          </table:table-cell>
          <table:table-cell table:style-name="ce1" office:value-type="float" office:value="4.00807809829712" calcext:value-type="float">
            <text:p>4,0080780983</text:p>
          </table:table-cell>
          <table:table-cell table:style-name="ce1" office:value-type="float" office:value="-1.58130311965942" calcext:value-type="float">
            <text:p>-1,5813031197</text:p>
          </table:table-cell>
          <table:table-cell table:style-name="ce1" office:value-type="string" calcext:value-type="string">
            <text:p>0.02634808616896278</text:p>
          </table:table-cell>
          <table:table-cell table:style-name="ce1" office:value-type="string" calcext:value-type="string">
            <text:p>-0.0425200130242117</text:p>
          </table:table-cell>
          <table:table-cell table:style-name="ce1" office:value-type="string" calcext:value-type="string">
            <text:p>-0.10415525595435905</text:p>
          </table:table-cell>
          <table:table-cell table:style-name="ce1" office:value-type="float" office:value="-0.0223833009209714" calcext:value-type="float">
            <text:p>-0,0223833009</text:p>
          </table:table-cell>
          <table:table-cell table:style-name="ce1" office:value-type="float" office:value="0.00745461782567019" calcext:value-type="float">
            <text:p>0,0074546178</text:p>
          </table:table-cell>
          <table:table-cell table:style-name="ce1" office:value-type="float" office:value="-0.0589724841930248" calcext:value-type="float">
            <text:p>-0,0589724842</text:p>
          </table:table-cell>
          <table:table-cell table:style-name="ce1" office:value-type="float" office:value="0.699812695899072" calcext:value-type="float">
            <text:p>0,6998126959</text:p>
          </table:table-cell>
          <table:table-cell table:style-name="ce1" office:value-type="float" office:value="-0.718732617414519" calcext:value-type="float">
            <text:p>-0,718732617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31026473333794" calcext:value-type="float">
            <text:p>-0,0131026473</text:p>
          </table:table-cell>
          <table:table-cell table:style-name="ce1" office:value-type="float" office:value="0.0172642240581758" calcext:value-type="float">
            <text:p>0,0172642241</text:p>
          </table:table-cell>
          <table:table-cell table:style-name="ce1" office:value-type="float" office:value="0.0326891295466301" calcext:value-type="float">
            <text:p>0,0326891295</text:p>
          </table:table-cell>
          <table:table-cell table:style-name="ce1" office:value-type="float" office:value="0.512047290802002" calcext:value-type="float">
            <text:p>0,5120472908</text:p>
          </table:table-cell>
          <table:table-cell table:style-name="ce1" office:value-type="float" office:value="0.512037515640259" calcext:value-type="float">
            <text:p>0,5120375156</text:p>
          </table:table-cell>
          <table:table-cell table:style-name="ce1" office:value-type="float" office:value="0.512037992477417" calcext:value-type="float">
            <text:p>0,5120379925</text:p>
          </table:table-cell>
          <table:table-cell table:style-name="ce1" office:value-type="float" office:value="0.00302470615133643" calcext:value-type="float">
            <text:p>0,0030247062</text:p>
          </table:table-cell>
          <table:table-cell table:style-name="ce1" office:value-type="float" office:value="4.00807809829712" calcext:value-type="float">
            <text:p>4,0080780983</text:p>
          </table:table-cell>
          <table:table-cell table:style-name="ce1" office:value-type="float" office:value="-1.58130311965942" calcext:value-type="float">
            <text:p>-1,5813031197</text:p>
          </table:table-cell>
        </table:table-row>
        <table:table-row table:style-name="ro1">
          <table:table-cell table:style-name="ce1" office:value-type="string" calcext:value-type="string">
            <text:p>1.8517818450927734</text:p>
          </table:table-cell>
          <table:table-cell table:style-name="ce1" office:value-type="string" calcext:value-type="string">
            <text:p>0.01316976547241211</text:p>
          </table:table-cell>
          <table:table-cell table:style-name="ce1" office:value-type="string" calcext:value-type="string">
            <text:p>53.92168688774109</text:p>
          </table:table-cell>
          <table:table-cell table:style-name="ce1" office:value-type="float" office:value="0.105289735957796" calcext:value-type="float">
            <text:p>0,105289736</text:p>
          </table:table-cell>
          <table:table-cell table:style-name="ce1" office:value-type="float" office:value="-0.0530891525616616" calcext:value-type="float">
            <text:p>-0,0530891526</text:p>
          </table:table-cell>
          <table:table-cell table:style-name="ce1" office:value-type="float" office:value="1.38248450226254" calcext:value-type="float">
            <text:p>1,3824845023</text:p>
          </table:table-cell>
          <table:table-cell table:style-name="ce1" office:value-type="float" office:value="0.0201736359975479" calcext:value-type="float">
            <text:p>0,020173636</text:p>
          </table:table-cell>
          <table:table-cell table:number-columns-repeated="2" table:style-name="ce1" office:value-type="float" office:value="-0.0380652506071278" calcext:value-type="float">
            <text:p>-0,0380652506</text:p>
          </table:table-cell>
          <table:table-cell table:style-name="ce1" office:value-type="float" office:value="0.008750363253057" calcext:value-type="float">
            <text:p>0,0087503633</text:p>
          </table:table-cell>
          <table:table-cell table:style-name="ce1" office:value-type="float" office:value="3.99715733528137" calcext:value-type="float">
            <text:p>3,9971573353</text:p>
          </table:table-cell>
          <table:table-cell table:style-name="ce1" office:value-type="float" office:value="-1.55453717708588" calcext:value-type="float">
            <text:p>-1,5545371771</text:p>
          </table:table-cell>
          <table:table-cell table:style-name="ce1" office:value-type="string" calcext:value-type="string">
            <text:p>0.02017363599754794</text:p>
          </table:table-cell>
          <table:table-cell table:style-name="ce1" office:value-type="string" calcext:value-type="string">
            <text:p>-0.03806525060712784</text:p>
          </table:table-cell>
          <table:table-cell table:style-name="ce1" office:value-type="string" calcext:value-type="string">
            <text:p>-0.10268726263776828</text:p>
          </table:table-cell>
          <table:table-cell table:style-name="ce1" office:value-type="float" office:value="-0.0247178724334564" calcext:value-type="float">
            <text:p>-0,0247178724</text:p>
          </table:table-cell>
          <table:table-cell table:style-name="ce1" office:value-type="float" office:value="0.0102773427547898" calcext:value-type="float">
            <text:p>0,0102773428</text:p>
          </table:table-cell>
          <table:table-cell table:style-name="ce1" office:value-type="float" office:value="-0.0577601002163357" calcext:value-type="float">
            <text:p>-0,0577601002</text:p>
          </table:table-cell>
          <table:table-cell table:style-name="ce1" office:value-type="float" office:value="0.646095329059524" calcext:value-type="float">
            <text:p>0,6460953291</text:p>
          </table:table-cell>
          <table:table-cell table:style-name="ce1" office:value-type="float" office:value="-0.696397723277338" calcext:value-type="float">
            <text:p>-0,696397723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71879283673006" calcext:value-type="float">
            <text:p>-0,0171879284</text:p>
          </table:table-cell>
          <table:table-cell table:style-name="ce1" office:value-type="float" office:value="0.02078191115364" calcext:value-type="float">
            <text:p>0,0207819112</text:p>
          </table:table-cell>
          <table:table-cell table:style-name="ce1" office:value-type="float" office:value="0.0429135031426962" calcext:value-type="float">
            <text:p>0,0429135031</text:p>
          </table:table-cell>
          <table:table-cell table:style-name="ce1" office:value-type="float" office:value="0.543304920196533" calcext:value-type="float">
            <text:p>0,5433049202</text:p>
          </table:table-cell>
          <table:table-cell table:style-name="ce1" office:value-type="float" office:value="0.543304204940796" calcext:value-type="float">
            <text:p>0,5433042049</text:p>
          </table:table-cell>
          <table:table-cell table:style-name="ce1" office:value-type="float" office:value="0.543303966522217" calcext:value-type="float">
            <text:p>0,5433039665</text:p>
          </table:table-cell>
          <table:table-cell table:style-name="ce1" office:value-type="float" office:value="0.008750363253057" calcext:value-type="float">
            <text:p>0,0087503633</text:p>
          </table:table-cell>
          <table:table-cell table:style-name="ce1" office:value-type="float" office:value="3.99715733528137" calcext:value-type="float">
            <text:p>3,9971573353</text:p>
          </table:table-cell>
          <table:table-cell table:style-name="ce1" office:value-type="float" office:value="-1.55453717708588" calcext:value-type="float">
            <text:p>-1,5545371771</text:p>
          </table:table-cell>
        </table:table-row>
        <table:table-row table:style-name="ro1">
          <table:table-cell table:style-name="ce1" office:value-type="string" calcext:value-type="string">
            <text:p>1.865882158279419</text:p>
          </table:table-cell>
          <table:table-cell table:style-name="ce1" office:value-type="string" calcext:value-type="string">
            <text:p>0.014100313186645508</text:p>
          </table:table-cell>
          <table:table-cell table:style-name="ce1" office:value-type="string" calcext:value-type="string">
            <text:p>54.436278104782104</text:p>
          </table:table-cell>
          <table:table-cell table:style-name="ce1" office:value-type="float" office:value="0.108801070324801" calcext:value-type="float">
            <text:p>0,1088010703</text:p>
          </table:table-cell>
          <table:table-cell table:style-name="ce1" office:value-type="float" office:value="-0.0587533161354562" calcext:value-type="float">
            <text:p>-0,0587533161</text:p>
          </table:table-cell>
          <table:table-cell table:style-name="ce1" office:value-type="float" office:value="1.36244855545185" calcext:value-type="float">
            <text:p>1,3624485555</text:p>
          </table:table-cell>
          <table:table-cell table:style-name="ce1" office:value-type="float" office:value="0.0148585890075391" calcext:value-type="float">
            <text:p>0,014858589</text:p>
          </table:table-cell>
          <table:table-cell table:number-columns-repeated="2" table:style-name="ce1" office:value-type="float" office:value="-0.0331051023791116" calcext:value-type="float">
            <text:p>-0,0331051024</text:p>
          </table:table-cell>
          <table:table-cell table:style-name="ce1" office:value-type="float" office:value="0.0130992475897074" calcext:value-type="float">
            <text:p>0,0130992476</text:p>
          </table:table-cell>
          <table:table-cell table:style-name="ce1" office:value-type="float" office:value="3.98685646057129" calcext:value-type="float">
            <text:p>3,9868564606</text:p>
          </table:table-cell>
          <table:table-cell table:style-name="ce1" office:value-type="float" office:value="-1.52866351604462" calcext:value-type="float">
            <text:p>-1,528663516</text:p>
          </table:table-cell>
          <table:table-cell table:style-name="ce1" office:value-type="string" calcext:value-type="string">
            <text:p>0.014858589007539107</text:p>
          </table:table-cell>
          <table:table-cell table:style-name="ce1" office:value-type="string" calcext:value-type="string">
            <text:p>-0.0331051023791116</text:p>
          </table:table-cell>
          <table:table-cell table:style-name="ce1" office:value-type="string" calcext:value-type="string">
            <text:p>-0.10091885725968952</text:p>
          </table:table-cell>
          <table:table-cell table:style-name="ce1" office:value-type="float" office:value="-0.026322433989449" calcext:value-type="float">
            <text:p>-0,026322434</text:p>
          </table:table-cell>
          <table:table-cell table:style-name="ce1" office:value-type="float" office:value="0.0132722881404154" calcext:value-type="float">
            <text:p>0,0132722881</text:p>
          </table:table-cell>
          <table:table-cell table:style-name="ce1" office:value-type="float" office:value="-0.056289194117652" calcext:value-type="float">
            <text:p>-0,0562891941</text:p>
          </table:table-cell>
          <table:table-cell table:style-name="ce1" office:value-type="float" office:value="0.591765294727675" calcext:value-type="float">
            <text:p>0,5917652947</text:p>
          </table:table-cell>
          <table:table-cell table:style-name="ce1" office:value-type="float" office:value="-0.66900099748444" calcext:value-type="float">
            <text:p>-0,66900099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24383402025176" calcext:value-type="float">
            <text:p>-0,0124383402</text:p>
          </table:table-cell>
          <table:table-cell table:style-name="ce1" office:value-type="float" office:value="0.0232143233017337" calcext:value-type="float">
            <text:p>0,0232143233</text:p>
          </table:table-cell>
          <table:table-cell table:style-name="ce1" office:value-type="float" office:value="0.054813474318501" calcext:value-type="float">
            <text:p>0,0548134743</text:p>
          </table:table-cell>
          <table:table-cell table:style-name="ce1" office:value-type="float" office:value="0.516005039215088" calcext:value-type="float">
            <text:p>0,5160050392</text:p>
          </table:table-cell>
          <table:table-cell table:style-name="ce1" office:value-type="float" office:value="0.516051292419434" calcext:value-type="float">
            <text:p>0,5160512924</text:p>
          </table:table-cell>
          <table:table-cell table:style-name="ce1" office:value-type="float" office:value="0.516052961349487" calcext:value-type="float">
            <text:p>0,5160529613</text:p>
          </table:table-cell>
          <table:table-cell table:style-name="ce1" office:value-type="float" office:value="0.0130992475897074" calcext:value-type="float">
            <text:p>0,0130992476</text:p>
          </table:table-cell>
          <table:table-cell table:style-name="ce1" office:value-type="float" office:value="3.98685646057129" calcext:value-type="float">
            <text:p>3,9868564606</text:p>
          </table:table-cell>
          <table:table-cell table:style-name="ce1" office:value-type="float" office:value="-1.52866351604462" calcext:value-type="float">
            <text:p>-1,528663516</text:p>
          </table:table-cell>
        </table:table-row>
        <table:table-row table:style-name="ro1">
          <table:table-cell table:style-name="ce1" office:value-type="string" calcext:value-type="string">
            <text:p>1.8786814212799072</text:p>
          </table:table-cell>
          <table:table-cell table:style-name="ce1" office:value-type="string" calcext:value-type="string">
            <text:p>0.012799263000488281</text:p>
          </table:table-cell>
          <table:table-cell table:style-name="ce1" office:value-type="string" calcext:value-type="string">
            <text:p>54.9230899810791</text:p>
          </table:table-cell>
          <table:table-cell table:style-name="ce1" office:value-type="float" office:value="0.111945115167786" calcext:value-type="float">
            <text:p>0,1119451152</text:p>
          </table:table-cell>
          <table:table-cell table:style-name="ce1" office:value-type="float" office:value="-0.0652067497039191" calcext:value-type="float">
            <text:p>-0,0652067497</text:p>
          </table:table-cell>
          <table:table-cell table:style-name="ce1" office:value-type="float" office:value="1.3433148228092" calcext:value-type="float">
            <text:p>1,3433148228</text:p>
          </table:table-cell>
          <table:table-cell table:style-name="ce1" office:value-type="float" office:value="0.01040818414683" calcext:value-type="float">
            <text:p>0,0104081841</text:p>
          </table:table-cell>
          <table:table-cell table:number-columns-repeated="2" table:style-name="ce1" office:value-type="float" office:value="-0.0299293791854197" calcext:value-type="float">
            <text:p>-0,0299293792</text:p>
          </table:table-cell>
          <table:table-cell table:style-name="ce1" office:value-type="float" office:value="0.0130992475897074" calcext:value-type="float">
            <text:p>0,0130992476</text:p>
          </table:table-cell>
          <table:table-cell table:style-name="ce1" office:value-type="float" office:value="3.98685646057129" calcext:value-type="float">
            <text:p>3,9868564606</text:p>
          </table:table-cell>
          <table:table-cell table:style-name="ce1" office:value-type="float" office:value="-1.52866351604462" calcext:value-type="float">
            <text:p>-1,528663516</text:p>
          </table:table-cell>
          <table:table-cell table:style-name="ce1" office:value-type="string" calcext:value-type="string">
            <text:p>0.010408184146830009</text:p>
          </table:table-cell>
          <table:table-cell table:style-name="ce1" office:value-type="string" calcext:value-type="string">
            <text:p>-0.02992937918541967</text:p>
          </table:table-cell>
          <table:table-cell table:style-name="ce1" office:value-type="string" calcext:value-type="string">
            <text:p>-0.10020862851046908</text:p>
          </table:table-cell>
          <table:table-cell table:style-name="ce1" office:value-type="float" office:value="-0.0272002675812002" calcext:value-type="float">
            <text:p>-0,0272002676</text:p>
          </table:table-cell>
          <table:table-cell table:style-name="ce1" office:value-type="float" office:value="0.014688329033864" calcext:value-type="float">
            <text:p>0,014688329</text:p>
          </table:table-cell>
          <table:table-cell table:style-name="ce1" office:value-type="float" office:value="-0.0552473248834963" calcext:value-type="float">
            <text:p>-0,0552473249</text:p>
          </table:table-cell>
          <table:table-cell table:style-name="ce1" office:value-type="float" office:value="0.539291753009276" calcext:value-type="float">
            <text:p>0,539291753</text:p>
          </table:table-cell>
          <table:table-cell table:style-name="ce1" office:value-type="float" office:value="-0.640667800565987" calcext:value-type="float">
            <text:p>-0,640667800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28056321123802" calcext:value-type="float">
            <text:p>-0,0072805632</text:p>
          </table:table-cell>
          <table:table-cell table:style-name="ce1" office:value-type="float" office:value="0.0117455292479663" calcext:value-type="float">
            <text:p>0,0117455292</text:p>
          </table:table-cell>
          <table:table-cell table:style-name="ce1" office:value-type="float" office:value="0.0415478549210896" calcext:value-type="float">
            <text:p>0,0415478549</text:p>
          </table:table-cell>
          <table:table-cell table:style-name="ce1" office:value-type="float" office:value="0.482288837432861" calcext:value-type="float">
            <text:p>0,4822888374</text:p>
          </table:table-cell>
          <table:table-cell table:style-name="ce1" office:value-type="float" office:value="0.482239961624146" calcext:value-type="float">
            <text:p>0,4822399616</text:p>
          </table:table-cell>
          <table:table-cell table:style-name="ce1" office:value-type="float" office:value="0.482237815856934" calcext:value-type="float">
            <text:p>0,4822378159</text:p>
          </table:table-cell>
          <table:table-cell table:style-name="ce1" office:value-type="float" office:value="0.0130992475897074" calcext:value-type="float">
            <text:p>0,0130992476</text:p>
          </table:table-cell>
          <table:table-cell table:style-name="ce1" office:value-type="float" office:value="3.98685646057129" calcext:value-type="float">
            <text:p>3,9868564606</text:p>
          </table:table-cell>
          <table:table-cell table:style-name="ce1" office:value-type="float" office:value="-1.52866351604462" calcext:value-type="float">
            <text:p>-1,528663516</text:p>
          </table:table-cell>
        </table:table-row>
        <table:table-row table:style-name="ro1">
          <table:table-cell table:style-name="ce1" office:value-type="string" calcext:value-type="string">
            <text:p>1.892524003982544</text:p>
          </table:table-cell>
          <table:table-cell table:style-name="ce1" office:value-type="string" calcext:value-type="string">
            <text:p>0.013842582702636719</text:p>
          </table:table-cell>
          <table:table-cell table:style-name="ce1" office:value-type="string" calcext:value-type="string">
            <text:p>55.49805045127869</text:p>
          </table:table-cell>
          <table:table-cell table:style-name="ce1" office:value-type="float" office:value="0.115188663066537" calcext:value-type="float">
            <text:p>0,1151886631</text:p>
          </table:table-cell>
          <table:table-cell table:style-name="ce1" office:value-type="float" office:value="-0.0711188768554065" calcext:value-type="float">
            <text:p>-0,0711188769</text:p>
          </table:table-cell>
          <table:table-cell table:style-name="ce1" office:value-type="float" office:value="1.32519331979163" calcext:value-type="float">
            <text:p>1,3251933198</text:p>
          </table:table-cell>
          <table:table-cell table:style-name="ce1" office:value-type="float" office:value="0.00515252018399798" calcext:value-type="float">
            <text:p>0,0051525202</text:p>
          </table:table-cell>
          <table:table-cell table:number-columns-repeated="2" table:style-name="ce1" office:value-type="float" office:value="-0.0257020560971815" calcext:value-type="float">
            <text:p>-0,0257020561</text:p>
          </table:table-cell>
          <table:table-cell table:style-name="ce1" office:value-type="float" office:value="0.0170328039675951" calcext:value-type="float">
            <text:p>0,017032804</text:p>
          </table:table-cell>
          <table:table-cell table:style-name="ce1" office:value-type="float" office:value="3.97041487693787" calcext:value-type="float">
            <text:p>3,9704148769</text:p>
          </table:table-cell>
          <table:table-cell table:style-name="ce1" office:value-type="float" office:value="-1.47807633876801" calcext:value-type="float">
            <text:p>-1,4780763388</text:p>
          </table:table-cell>
          <table:table-cell table:style-name="ce1" office:value-type="string" calcext:value-type="string">
            <text:p>0.005152520183997981</text:p>
          </table:table-cell>
          <table:table-cell table:style-name="ce1" office:value-type="string" calcext:value-type="string">
            <text:p>-0.02570205609718152</text:p>
          </table:table-cell>
          <table:table-cell table:style-name="ce1" office:value-type="string" calcext:value-type="string">
            <text:p>-0.0994203231553798</text:p>
          </table:table-cell>
          <table:table-cell table:style-name="ce1" office:value-type="float" office:value="-0.0279862787919464" calcext:value-type="float">
            <text:p>-0,0279862788</text:p>
          </table:table-cell>
          <table:table-cell table:style-name="ce1" office:value-type="float" office:value="0.0163016874259798" calcext:value-type="float">
            <text:p>0,0163016874</text:p>
          </table:table-cell>
          <table:table-cell table:style-name="ce1" office:value-type="float" office:value="-0.0542523707860782" calcext:value-type="float">
            <text:p>-0,0542523708</text:p>
          </table:table-cell>
          <table:table-cell table:style-name="ce1" office:value-type="float" office:value="0.474934889820998" calcext:value-type="float">
            <text:p>0,4749348898</text:p>
          </table:table-cell>
          <table:table-cell table:style-name="ce1" office:value-type="float" office:value="-0.603180539186194" calcext:value-type="float">
            <text:p>-0,603180539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46888777053915" calcext:value-type="float">
            <text:p>-0,0054688878</text:p>
          </table:table-cell>
          <table:table-cell table:style-name="ce1" office:value-type="float" office:value="0.0112253446088346" calcext:value-type="float">
            <text:p>0,0112253446</text:p>
          </table:table-cell>
          <table:table-cell table:style-name="ce1" office:value-type="float" office:value="0.0332819052279351" calcext:value-type="float">
            <text:p>0,0332819052</text:p>
          </table:table-cell>
          <table:table-cell table:style-name="ce1" office:value-type="float" office:value="0.574896574020386" calcext:value-type="float">
            <text:p>0,574896574</text:p>
          </table:table-cell>
          <table:table-cell table:style-name="ce1" office:value-type="float" office:value="0.574898481369019" calcext:value-type="float">
            <text:p>0,5748984814</text:p>
          </table:table-cell>
          <table:table-cell table:style-name="ce1" office:value-type="float" office:value="0.574898958206177" calcext:value-type="float">
            <text:p>0,5748989582</text:p>
          </table:table-cell>
          <table:table-cell table:style-name="ce1" office:value-type="float" office:value="0.0170328039675951" calcext:value-type="float">
            <text:p>0,017032804</text:p>
          </table:table-cell>
          <table:table-cell table:style-name="ce1" office:value-type="float" office:value="3.97041487693787" calcext:value-type="float">
            <text:p>3,9704148769</text:p>
          </table:table-cell>
          <table:table-cell table:style-name="ce1" office:value-type="float" office:value="-1.47807633876801" calcext:value-type="float">
            <text:p>-1,4780763388</text:p>
          </table:table-cell>
        </table:table-row>
        <table:table-row table:style-name="ro1">
          <table:table-cell table:style-name="ce1" office:value-type="string" calcext:value-type="string">
            <text:p>1.905871868133545</text:p>
          </table:table-cell>
          <table:table-cell table:style-name="ce1" office:value-type="string" calcext:value-type="string">
            <text:p>0.013347864151000977</text:p>
          </table:table-cell>
          <table:table-cell table:style-name="ce1" office:value-type="string" calcext:value-type="string">
            <text:p>55.968538999557495</text:p>
          </table:table-cell>
          <table:table-cell table:style-name="ce1" office:value-type="float" office:value="0.120525539473251" calcext:value-type="float">
            <text:p>0,1205255395</text:p>
          </table:table-cell>
          <table:table-cell table:style-name="ce1" office:value-type="float" office:value="-0.0775954890536305" calcext:value-type="float">
            <text:p>-0,0775954891</text:p>
          </table:table-cell>
          <table:table-cell table:style-name="ce1" office:value-type="float" office:value="1.2980253196057" calcext:value-type="float">
            <text:p>1,2980253196</text:p>
          </table:table-cell>
          <table:table-cell table:style-name="ce1" office:value-type="float" office:value="0.000519318303222488" calcext:value-type="float">
            <text:p>0,0005193183</text:p>
          </table:table-cell>
          <table:table-cell table:number-columns-repeated="2" table:style-name="ce1" office:value-type="float" office:value="-0.0218551401464202" calcext:value-type="float">
            <text:p>-0,0218551401</text:p>
          </table:table-cell>
          <table:table-cell table:style-name="ce1" office:value-type="float" office:value="0.0170328039675951" calcext:value-type="float">
            <text:p>0,017032804</text:p>
          </table:table-cell>
          <table:table-cell table:style-name="ce1" office:value-type="float" office:value="3.97041487693787" calcext:value-type="float">
            <text:p>3,9704148769</text:p>
          </table:table-cell>
          <table:table-cell table:style-name="ce1" office:value-type="float" office:value="-1.47807633876801" calcext:value-type="float">
            <text:p>-1,4780763388</text:p>
          </table:table-cell>
          <table:table-cell table:style-name="ce1" office:value-type="string" calcext:value-type="string">
            <text:p>0.0005193183032224883</text:p>
          </table:table-cell>
          <table:table-cell table:style-name="ce1" office:value-type="string" calcext:value-type="string">
            <text:p>-0.021855140146420187</text:p>
          </table:table-cell>
          <table:table-cell table:style-name="ce1" office:value-type="string" calcext:value-type="string">
            <text:p>-0.09834737259829351</text:p>
          </table:table-cell>
          <table:table-cell table:style-name="ce1" office:value-type="float" office:value="-0.0287971657666343" calcext:value-type="float">
            <text:p>-0,0287971658</text:p>
          </table:table-cell>
          <table:table-cell table:style-name="ce1" office:value-type="float" office:value="0.0177797192138516" calcext:value-type="float">
            <text:p>0,0177797192</text:p>
          </table:table-cell>
          <table:table-cell table:style-name="ce1" office:value-type="float" office:value="-0.0533100526291647" calcext:value-type="float">
            <text:p>-0,0533100526</text:p>
          </table:table-cell>
          <table:table-cell table:style-name="ce1" office:value-type="float" office:value="0.42072692543901" calcext:value-type="float">
            <text:p>0,4207269254</text:p>
          </table:table-cell>
          <table:table-cell table:style-name="ce1" office:value-type="float" office:value="-0.569711952710338" calcext:value-type="float">
            <text:p>-0,569711952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689234414737821" calcext:value-type="float">
            <text:p>-0,0068923441</text:p>
          </table:table-cell>
          <table:table-cell table:style-name="ce1" office:value-type="float" office:value="0.0125629399718885" calcext:value-type="float">
            <text:p>0,01256294</text:p>
          </table:table-cell>
          <table:table-cell table:style-name="ce1" office:value-type="float" office:value="0.0385072012348474" calcext:value-type="float">
            <text:p>0,0385072012</text:p>
          </table:table-cell>
          <table:table-cell table:style-name="ce1" office:value-type="float" office:value="0.470601558685303" calcext:value-type="float">
            <text:p>0,4706015587</text:p>
          </table:table-cell>
          <table:table-cell table:style-name="ce1" office:value-type="float" office:value="0.470600605010986" calcext:value-type="float">
            <text:p>0,470600605</text:p>
          </table:table-cell>
          <table:table-cell table:style-name="ce1" office:value-type="float" office:value="0.470600366592407" calcext:value-type="float">
            <text:p>0,4706003666</text:p>
          </table:table-cell>
          <table:table-cell table:style-name="ce1" office:value-type="float" office:value="0.0170328039675951" calcext:value-type="float">
            <text:p>0,017032804</text:p>
          </table:table-cell>
          <table:table-cell table:style-name="ce1" office:value-type="float" office:value="3.97041487693787" calcext:value-type="float">
            <text:p>3,9704148769</text:p>
          </table:table-cell>
          <table:table-cell table:style-name="ce1" office:value-type="float" office:value="-1.47807633876801" calcext:value-type="float">
            <text:p>-1,4780763388</text:p>
          </table:table-cell>
        </table:table-row>
        <table:table-row table:style-name="ro1">
          <table:table-cell table:style-name="ce1" office:value-type="string" calcext:value-type="string">
            <text:p>1.9218769073486328</text:p>
          </table:table-cell>
          <table:table-cell table:style-name="ce1" office:value-type="string" calcext:value-type="string">
            <text:p>0.01600503921508789</text:p>
          </table:table-cell>
          <table:table-cell table:style-name="ce1" office:value-type="string" calcext:value-type="string">
            <text:p>56.454107999801636</text:p>
          </table:table-cell>
          <table:table-cell table:style-name="ce1" office:value-type="float" office:value="0.12240891351744" calcext:value-type="float">
            <text:p>0,1224089135</text:p>
          </table:table-cell>
          <table:table-cell table:style-name="ce1" office:value-type="float" office:value="-0.0821050589237316" calcext:value-type="float">
            <text:p>-0,0821050589</text:p>
          </table:table-cell>
          <table:table-cell table:style-name="ce1" office:value-type="float" office:value="1.27653839411559" calcext:value-type="float">
            <text:p>1,2765383941</text:p>
          </table:table-cell>
          <table:table-cell table:style-name="ce1" office:value-type="float" office:value="-0.00499220250698725" calcext:value-type="float">
            <text:p>-0,0049922025</text:p>
          </table:table-cell>
          <table:table-cell table:number-columns-repeated="2" table:style-name="ce1" office:value-type="float" office:value="-0.0175829301056606" calcext:value-type="float">
            <text:p>-0,0175829301</text:p>
          </table:table-cell>
          <table:table-cell table:style-name="ce1" office:value-type="float" office:value="0.0171648524701595" calcext:value-type="float">
            <text:p>0,0171648525</text:p>
          </table:table-cell>
          <table:table-cell table:style-name="ce1" office:value-type="float" office:value="3.96396231651306" calcext:value-type="float">
            <text:p>3,9639623165</text:p>
          </table:table-cell>
          <table:table-cell table:style-name="ce1" office:value-type="float" office:value="-1.45301330089569" calcext:value-type="float">
            <text:p>-1,4530133009</text:p>
          </table:table-cell>
          <table:table-cell table:style-name="ce1" office:value-type="string" calcext:value-type="string">
            <text:p>-0.004992202506987246</text:p>
          </table:table-cell>
          <table:table-cell table:style-name="ce1" office:value-type="string" calcext:value-type="string">
            <text:p>-0.017582930105660647</text:p>
          </table:table-cell>
          <table:table-cell table:style-name="ce1" office:value-type="string" calcext:value-type="string">
            <text:p>-0.09649882680720238</text:p>
          </table:table-cell>
          <table:table-cell table:style-name="ce1" office:value-type="float" office:value="-0.0301313848683128" calcext:value-type="float">
            <text:p>-0,0301313849</text:p>
          </table:table-cell>
          <table:table-cell table:style-name="ce1" office:value-type="float" office:value="0.0193988722634076" calcext:value-type="float">
            <text:p>0,0193988723</text:p>
          </table:table-cell>
          <table:table-cell table:style-name="ce1" office:value-type="float" office:value="-0.0518973166194963" calcext:value-type="float">
            <text:p>-0,0518973166</text:p>
          </table:table-cell>
          <table:table-cell table:style-name="ce1" office:value-type="float" office:value="0.362192367819341" calcext:value-type="float">
            <text:p>0,3621923678</text:p>
          </table:table-cell>
          <table:table-cell table:style-name="ce1" office:value-type="float" office:value="-0.532026348081932" calcext:value-type="float">
            <text:p>-0,532026348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09888915911975" calcext:value-type="float">
            <text:p>-0,0109888916</text:p>
          </table:table-cell>
          <table:table-cell table:style-name="ce1" office:value-type="float" office:value="0.0133354870085619" calcext:value-type="float">
            <text:p>0,013335487</text:p>
          </table:table-cell>
          <table:table-cell table:style-name="ce1" office:value-type="float" office:value="0.055939592491756" calcext:value-type="float">
            <text:p>0,0559395925</text:p>
          </table:table-cell>
          <table:table-cell table:style-name="ce1" office:value-type="float" office:value="0.485661029815674" calcext:value-type="float">
            <text:p>0,4856610298</text:p>
          </table:table-cell>
          <table:table-cell table:style-name="ce1" office:value-type="float" office:value="0.48566746711731" calcext:value-type="float">
            <text:p>0,4856674671</text:p>
          </table:table-cell>
          <table:table-cell table:style-name="ce1" office:value-type="float" office:value="0.485666751861572" calcext:value-type="float">
            <text:p>0,4856667519</text:p>
          </table:table-cell>
          <table:table-cell table:style-name="ce1" office:value-type="float" office:value="0.0171648524701595" calcext:value-type="float">
            <text:p>0,0171648525</text:p>
          </table:table-cell>
          <table:table-cell table:style-name="ce1" office:value-type="float" office:value="3.96396231651306" calcext:value-type="float">
            <text:p>3,9639623165</text:p>
          </table:table-cell>
          <table:table-cell table:style-name="ce1" office:value-type="float" office:value="-1.45301330089569" calcext:value-type="float">
            <text:p>-1,4530133009</text:p>
          </table:table-cell>
        </table:table-row>
        <table:table-row table:style-name="ro1">
          <table:table-cell table:style-name="ce1" office:value-type="string" calcext:value-type="string">
            <text:p>1.9345300197601318</text:p>
          </table:table-cell>
          <table:table-cell table:style-name="ce1" office:value-type="string" calcext:value-type="string">
            <text:p>0.012653112411499023</text:p>
          </table:table-cell>
          <table:table-cell table:style-name="ce1" office:value-type="string" calcext:value-type="string">
            <text:p>56.95174288749695</text:p>
          </table:table-cell>
          <table:table-cell table:style-name="ce1" office:value-type="float" office:value="0.123552392662307" calcext:value-type="float">
            <text:p>0,1235523927</text:p>
          </table:table-cell>
          <table:table-cell table:style-name="ce1" office:value-type="float" office:value="-0.0864114917722749" calcext:value-type="float">
            <text:p>-0,0864114918</text:p>
          </table:table-cell>
          <table:table-cell table:style-name="ce1" office:value-type="float" office:value="1.25492749979467" calcext:value-type="float">
            <text:p>1,2549274998</text:p>
          </table:table-cell>
          <table:table-cell table:style-name="ce1" office:value-type="float" office:value="-0.00958545117166237" calcext:value-type="float">
            <text:p>-0,0095854512</text:p>
          </table:table-cell>
          <table:table-cell table:number-columns-repeated="2" table:style-name="ce1" office:value-type="float" office:value="-0.0136795489666459" calcext:value-type="float">
            <text:p>-0,013679549</text:p>
          </table:table-cell>
          <table:table-cell table:style-name="ce1" office:value-type="float" office:value="0.0176629591733217" calcext:value-type="float">
            <text:p>0,0176629592</text:p>
          </table:table-cell>
          <table:table-cell table:style-name="ce1" office:value-type="float" office:value="3.95842099189758" calcext:value-type="float">
            <text:p>3,9584209919</text:p>
          </table:table-cell>
          <table:table-cell table:style-name="ce1" office:value-type="float" office:value="-1.42869114875793" calcext:value-type="float">
            <text:p>-1,4286911488</text:p>
          </table:table-cell>
          <table:table-cell table:style-name="ce1" office:value-type="string" calcext:value-type="string">
            <text:p>-0.009585451171662365</text:p>
          </table:table-cell>
          <table:table-cell table:style-name="ce1" office:value-type="string" calcext:value-type="string">
            <text:p>-0.013679548966645923</text:p>
          </table:table-cell>
          <table:table-cell table:style-name="ce1" office:value-type="string" calcext:value-type="string">
            <text:p>-0.09570023791645454</text:p>
          </table:table-cell>
          <table:table-cell table:style-name="ce1" office:value-type="float" office:value="-0.03060222837936" calcext:value-type="float">
            <text:p>-0,0306022284</text:p>
          </table:table-cell>
          <table:table-cell table:style-name="ce1" office:value-type="float" office:value="0.0205262647309329" calcext:value-type="float">
            <text:p>0,0205262647</text:p>
          </table:table-cell>
          <table:table-cell table:style-name="ce1" office:value-type="float" office:value="-0.0507799964940106" calcext:value-type="float">
            <text:p>-0,0507799965</text:p>
          </table:table-cell>
          <table:table-cell table:style-name="ce1" office:value-type="float" office:value="0.30129426137886" calcext:value-type="float">
            <text:p>0,3012942614</text:p>
          </table:table-cell>
          <table:table-cell table:style-name="ce1" office:value-type="float" office:value="-0.491179614500495" calcext:value-type="float">
            <text:p>-0,491179614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78569686269988" calcext:value-type="float">
            <text:p>-0,0037856969</text:p>
          </table:table-cell>
          <table:table-cell table:style-name="ce1" office:value-type="float" office:value="0.00906458038234905" calcext:value-type="float">
            <text:p>0,0090645804</text:p>
          </table:table-cell>
          <table:table-cell table:style-name="ce1" office:value-type="float" office:value="0.0431903431022432" calcext:value-type="float">
            <text:p>0,0431903431</text:p>
          </table:table-cell>
          <table:table-cell table:style-name="ce1" office:value-type="float" office:value="0.497497320175171" calcext:value-type="float">
            <text:p>0,4974973202</text:p>
          </table:table-cell>
          <table:table-cell table:style-name="ce1" office:value-type="float" office:value="0.497493505477905" calcext:value-type="float">
            <text:p>0,4974935055</text:p>
          </table:table-cell>
          <table:table-cell table:style-name="ce1" office:value-type="float" office:value="0.497493743896484" calcext:value-type="float">
            <text:p>0,4974937439</text:p>
          </table:table-cell>
          <table:table-cell table:style-name="ce1" office:value-type="float" office:value="0.0176629591733217" calcext:value-type="float">
            <text:p>0,0176629592</text:p>
          </table:table-cell>
          <table:table-cell table:style-name="ce1" office:value-type="float" office:value="3.95842099189758" calcext:value-type="float">
            <text:p>3,9584209919</text:p>
          </table:table-cell>
          <table:table-cell table:style-name="ce1" office:value-type="float" office:value="-1.42869114875793" calcext:value-type="float">
            <text:p>-1,4286911488</text:p>
          </table:table-cell>
        </table:table-row>
        <table:table-row table:style-name="ro1">
          <table:table-cell table:style-name="ce1" office:value-type="string" calcext:value-type="string">
            <text:p>1.9497756958007812</text:p>
          </table:table-cell>
          <table:table-cell table:style-name="ce1" office:value-type="string" calcext:value-type="string">
            <text:p>0.015245676040649414</text:p>
          </table:table-cell>
          <table:table-cell table:style-name="ce1" office:value-type="string" calcext:value-type="string">
            <text:p>57.44878959655762</text:p>
          </table:table-cell>
          <table:table-cell table:style-name="ce1" office:value-type="float" office:value="0.126338423586186" calcext:value-type="float">
            <text:p>0,1263384236</text:p>
          </table:table-cell>
          <table:table-cell table:style-name="ce1" office:value-type="float" office:value="-0.0887297241270174" calcext:value-type="float">
            <text:p>-0,0887297241</text:p>
          </table:table-cell>
          <table:table-cell table:style-name="ce1" office:value-type="float" office:value="1.23856220716312" calcext:value-type="float">
            <text:p>1,2385622072</text:p>
          </table:table-cell>
          <table:table-cell table:style-name="ce1" office:value-type="float" office:value="-0.0141697720551331" calcext:value-type="float">
            <text:p>-0,0141697721</text:p>
          </table:table-cell>
          <table:table-cell table:number-columns-repeated="2" table:style-name="ce1" office:value-type="float" office:value="-0.00958511036993761" calcext:value-type="float">
            <text:p>-0,0095851104</text:p>
          </table:table-cell>
          <table:table-cell table:style-name="ce1" office:value-type="float" office:value="0.0177885256707668" calcext:value-type="float">
            <text:p>0,0177885257</text:p>
          </table:table-cell>
          <table:table-cell table:style-name="ce1" office:value-type="float" office:value="3.95436406135559" calcext:value-type="float">
            <text:p>3,9543640614</text:p>
          </table:table-cell>
          <table:table-cell table:style-name="ce1" office:value-type="float" office:value="-1.4046995639801" calcext:value-type="float">
            <text:p>-1,404699564</text:p>
          </table:table-cell>
          <table:table-cell table:style-name="ce1" office:value-type="string" calcext:value-type="string">
            <text:p>-0.014169772055133137</text:p>
          </table:table-cell>
          <table:table-cell table:style-name="ce1" office:value-type="string" calcext:value-type="string">
            <text:p>-0.009585110369937607</text:p>
          </table:table-cell>
          <table:table-cell table:style-name="ce1" office:value-type="string" calcext:value-type="string">
            <text:p>-0.09457653218513018</text:p>
          </table:table-cell>
          <table:table-cell table:style-name="ce1" office:value-type="float" office:value="-0.0308880981655768" calcext:value-type="float">
            <text:p>-0,0308880982</text:p>
          </table:table-cell>
          <table:table-cell table:style-name="ce1" office:value-type="float" office:value="0.0216028729430687" calcext:value-type="float">
            <text:p>0,0216028729</text:p>
          </table:table-cell>
          <table:table-cell table:style-name="ce1" office:value-type="float" office:value="-0.0496562299893226" calcext:value-type="float">
            <text:p>-0,04965623</text:p>
          </table:table-cell>
          <table:table-cell table:style-name="ce1" office:value-type="float" office:value="0.239469814177197" calcext:value-type="float">
            <text:p>0,2394698142</text:p>
          </table:table-cell>
          <table:table-cell table:style-name="ce1" office:value-type="float" office:value="-0.447940039957805" calcext:value-type="float">
            <text:p>-0,4479400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28517343385215" calcext:value-type="float">
            <text:p>-0,0022851734</text:p>
          </table:table-cell>
          <table:table-cell table:style-name="ce1" office:value-type="float" office:value="0.008606127386669" calcext:value-type="float">
            <text:p>0,0086061274</text:p>
          </table:table-cell>
          <table:table-cell table:style-name="ce1" office:value-type="float" office:value="0.0431879121676973" calcext:value-type="float">
            <text:p>0,0431879122</text:p>
          </table:table-cell>
          <table:table-cell table:style-name="ce1" office:value-type="float" office:value="0.500390529632568" calcext:value-type="float">
            <text:p>0,5003905296</text:p>
          </table:table-cell>
          <table:table-cell table:style-name="ce1" office:value-type="float" office:value="0.500391483306885" calcext:value-type="float">
            <text:p>0,5003914833</text:p>
          </table:table-cell>
          <table:table-cell table:style-name="ce1" office:value-type="float" office:value="0.500392198562622" calcext:value-type="float">
            <text:p>0,5003921986</text:p>
          </table:table-cell>
          <table:table-cell table:style-name="ce1" office:value-type="float" office:value="0.0177885256707668" calcext:value-type="float">
            <text:p>0,0177885257</text:p>
          </table:table-cell>
          <table:table-cell table:style-name="ce1" office:value-type="float" office:value="3.95436406135559" calcext:value-type="float">
            <text:p>3,9543640614</text:p>
          </table:table-cell>
          <table:table-cell table:style-name="ce1" office:value-type="float" office:value="-1.4046995639801" calcext:value-type="float">
            <text:p>-1,404699564</text:p>
          </table:table-cell>
        </table:table-row>
        <table:table-row table:style-name="ro1">
          <table:table-cell table:style-name="ce1" office:value-type="string" calcext:value-type="string">
            <text:p>1.97568678855896</text:p>
          </table:table-cell>
          <table:table-cell table:style-name="ce1" office:value-type="string" calcext:value-type="string">
            <text:p>0.02591109275817871</text:p>
          </table:table-cell>
          <table:table-cell table:style-name="ce1" office:value-type="string" calcext:value-type="string">
            <text:p>58.02680850028992</text:p>
          </table:table-cell>
          <table:table-cell table:style-name="ce1" office:value-type="float" office:value="0.128569153263981" calcext:value-type="float">
            <text:p>0,1285691533</text:p>
          </table:table-cell>
          <table:table-cell table:style-name="ce1" office:value-type="float" office:value="-0.0906822491713144" calcext:value-type="float">
            <text:p>-0,0906822492</text:p>
          </table:table-cell>
          <table:table-cell table:style-name="ce1" office:value-type="float" office:value="1.21970988791666" calcext:value-type="float">
            <text:p>1,2197098879</text:p>
          </table:table-cell>
          <table:table-cell table:style-name="ce1" office:value-type="float" office:value="-0.0200004835125463" calcext:value-type="float">
            <text:p>-0,0200004835</text:p>
          </table:table-cell>
          <table:table-cell table:number-columns-repeated="2" table:style-name="ce1" office:value-type="float" office:value="-0.00552399436742732" calcext:value-type="float">
            <text:p>-0,0055239944</text:p>
          </table:table-cell>
          <table:table-cell table:style-name="ce1" office:value-type="float" office:value="0.0170871056616306" calcext:value-type="float">
            <text:p>0,0170871057</text:p>
          </table:table-cell>
          <table:table-cell table:style-name="ce1" office:value-type="float" office:value="3.95192790031433" calcext:value-type="float">
            <text:p>3,9519279003</text:p>
          </table:table-cell>
          <table:table-cell table:style-name="ce1" office:value-type="float" office:value="-1.38057041168213" calcext:value-type="float">
            <text:p>-1,3805704117</text:p>
          </table:table-cell>
          <table:table-cell table:style-name="ce1" office:value-type="string" calcext:value-type="string">
            <text:p>-0.020000483512546283</text:p>
          </table:table-cell>
          <table:table-cell table:style-name="ce1" office:value-type="string" calcext:value-type="string">
            <text:p>-0.0055239943674273186</text:p>
          </table:table-cell>
          <table:table-cell table:style-name="ce1" office:value-type="string" calcext:value-type="string">
            <text:p>-0.09409357584424201</text:p>
          </table:table-cell>
          <table:table-cell table:style-name="ce1" office:value-type="float" office:value="-0.0315846058965465" calcext:value-type="float">
            <text:p>-0,0315846059</text:p>
          </table:table-cell>
          <table:table-cell table:style-name="ce1" office:value-type="float" office:value="0.0221824310317544" calcext:value-type="float">
            <text:p>0,022182431</text:p>
          </table:table-cell>
          <table:table-cell table:style-name="ce1" office:value-type="float" office:value="-0.048805234772482" calcext:value-type="float">
            <text:p>-0,0488052348</text:p>
          </table:table-cell>
          <table:table-cell table:style-name="ce1" office:value-type="float" office:value="0.166837443890395" calcext:value-type="float">
            <text:p>0,1668374439</text:p>
          </table:table-cell>
          <table:table-cell table:style-name="ce1" office:value-type="float" office:value="-0.396929392840447" calcext:value-type="float">
            <text:p>-0,396929392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84608658089129" calcext:value-type="float">
            <text:p>-0,0048460866</text:p>
          </table:table-cell>
          <table:table-cell table:style-name="ce1" office:value-type="float" office:value="0.00403241536664669" calcext:value-type="float">
            <text:p>0,0040324154</text:p>
          </table:table-cell>
          <table:table-cell table:style-name="ce1" office:value-type="float" office:value="0.0284663571296013" calcext:value-type="float">
            <text:p>0,0284663571</text:p>
          </table:table-cell>
          <table:table-cell table:style-name="ce1" office:value-type="float" office:value="0.574903249740601" calcext:value-type="float">
            <text:p>0,5749032497</text:p>
          </table:table-cell>
          <table:table-cell table:style-name="ce1" office:value-type="float" office:value="0.574899196624756" calcext:value-type="float">
            <text:p>0,5748991966</text:p>
          </table:table-cell>
          <table:table-cell table:style-name="ce1" office:value-type="float" office:value="0.574899435043335" calcext:value-type="float">
            <text:p>0,574899435</text:p>
          </table:table-cell>
          <table:table-cell table:style-name="ce1" office:value-type="float" office:value="0.0170871056616306" calcext:value-type="float">
            <text:p>0,0170871057</text:p>
          </table:table-cell>
          <table:table-cell table:style-name="ce1" office:value-type="float" office:value="3.95192790031433" calcext:value-type="float">
            <text:p>3,9519279003</text:p>
          </table:table-cell>
          <table:table-cell table:style-name="ce1" office:value-type="float" office:value="-1.38057041168213" calcext:value-type="float">
            <text:p>-1,3805704117</text:p>
          </table:table-cell>
        </table:table-row>
        <table:table-row table:style-name="ro1">
          <table:table-cell table:style-name="ce1" office:value-type="string" calcext:value-type="string">
            <text:p>1.997617244720459</text:p>
          </table:table-cell>
          <table:table-cell table:style-name="ce1" office:value-type="string" calcext:value-type="string">
            <text:p>0.021930456161499023</text:p>
          </table:table-cell>
          <table:table-cell table:style-name="ce1" office:value-type="string" calcext:value-type="string">
            <text:p>58.561684131622314</text:p>
          </table:table-cell>
          <table:table-cell table:style-name="ce1" office:value-type="float" office:value="0.12873925489408" calcext:value-type="float">
            <text:p>0,1287392549</text:p>
          </table:table-cell>
          <table:table-cell table:style-name="ce1" office:value-type="float" office:value="-0.0916121455806273" calcext:value-type="float">
            <text:p>-0,0916121456</text:p>
          </table:table-cell>
          <table:table-cell table:style-name="ce1" office:value-type="float" office:value="1.19801800927998" calcext:value-type="float">
            <text:p>1,1980180093</text:p>
          </table:table-cell>
          <table:table-cell table:style-name="ce1" office:value-type="float" office:value="-0.0253586008667067" calcext:value-type="float">
            <text:p>-0,0253586009</text:p>
          </table:table-cell>
          <table:table-cell table:number-columns-repeated="2" table:style-name="ce1" office:value-type="float" office:value="-0.00164817406884334" calcext:value-type="float">
            <text:p>-0,0016481741</text:p>
          </table:table-cell>
          <table:table-cell table:style-name="ce1" office:value-type="float" office:value="0.0151347517967224" calcext:value-type="float">
            <text:p>0,0151347518</text:p>
          </table:table-cell>
          <table:table-cell table:style-name="ce1" office:value-type="float" office:value="3.95088672637939" calcext:value-type="float">
            <text:p>3,9508867264</text:p>
          </table:table-cell>
          <table:table-cell table:style-name="ce1" office:value-type="float" office:value="-1.35643136501312" calcext:value-type="float">
            <text:p>-1,356431365</text:p>
          </table:table-cell>
          <table:table-cell table:style-name="ce1" office:value-type="string" calcext:value-type="string">
            <text:p>-0.025358600866706674</text:p>
          </table:table-cell>
          <table:table-cell table:style-name="ce1" office:value-type="string" calcext:value-type="string">
            <text:p>-0.0016481740688433378</text:p>
          </table:table-cell>
          <table:table-cell table:style-name="ce1" office:value-type="string" calcext:value-type="string">
            <text:p>-0.09294372684281466</text:p>
          </table:table-cell>
          <table:table-cell table:style-name="ce1" office:value-type="float" office:value="-0.0321422883159952" calcext:value-type="float">
            <text:p>-0,0321422883</text:p>
          </table:table-cell>
          <table:table-cell table:style-name="ce1" office:value-type="float" office:value="0.0226705622928286" calcext:value-type="float">
            <text:p>0,0226705623</text:p>
          </table:table-cell>
          <table:table-cell table:style-name="ce1" office:value-type="float" office:value="-0.0478249141716663" calcext:value-type="float">
            <text:p>-0,0478249142</text:p>
          </table:table-cell>
          <table:table-cell table:style-name="ce1" office:value-type="float" office:value="0.0980716650099115" calcext:value-type="float">
            <text:p>0,098071665</text:p>
          </table:table-cell>
          <table:table-cell table:style-name="ce1" office:value-type="float" office:value="-0.348427462051937" calcext:value-type="float">
            <text:p>-0,348427462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17072314898657" calcext:value-type="float">
            <text:p>-0,0041707231</text:p>
          </table:table-cell>
          <table:table-cell table:style-name="ce1" office:value-type="float" office:value="0.00365056317762338" calcext:value-type="float">
            <text:p>0,0036505632</text:p>
          </table:table-cell>
          <table:table-cell table:style-name="ce1" office:value-type="float" office:value="0.0352474931540645" calcext:value-type="float">
            <text:p>0,0352474932</text:p>
          </table:table-cell>
          <table:table-cell table:style-name="ce1" office:value-type="float" office:value="0.534854412078857" calcext:value-type="float">
            <text:p>0,5348544121</text:p>
          </table:table-cell>
          <table:table-cell table:style-name="ce1" office:value-type="float" office:value="0.534855842590332" calcext:value-type="float">
            <text:p>0,5348558426</text:p>
          </table:table-cell>
          <table:table-cell table:style-name="ce1" office:value-type="float" office:value="0.534855604171753" calcext:value-type="float">
            <text:p>0,5348556042</text:p>
          </table:table-cell>
          <table:table-cell table:style-name="ce1" office:value-type="float" office:value="0.0151347517967224" calcext:value-type="float">
            <text:p>0,0151347518</text:p>
          </table:table-cell>
          <table:table-cell table:style-name="ce1" office:value-type="float" office:value="3.95088672637939" calcext:value-type="float">
            <text:p>3,9508867264</text:p>
          </table:table-cell>
          <table:table-cell table:style-name="ce1" office:value-type="float" office:value="-1.35643136501312" calcext:value-type="float">
            <text:p>-1,356431365</text:p>
          </table:table-cell>
        </table:table-row>
        <table:table-row table:style-name="ro1">
          <table:table-cell table:style-name="ce1" office:value-type="string" calcext:value-type="string">
            <text:p>2.0167737007141113</text:p>
          </table:table-cell>
          <table:table-cell table:style-name="ce1" office:value-type="string" calcext:value-type="string">
            <text:p>0.019156455993652344</text:p>
          </table:table-cell>
          <table:table-cell table:style-name="ce1" office:value-type="string" calcext:value-type="string">
            <text:p>59.13142466545105</text:p>
          </table:table-cell>
          <table:table-cell table:style-name="ce1" office:value-type="float" office:value="0.127692663559207" calcext:value-type="float">
            <text:p>0,1276926636</text:p>
          </table:table-cell>
          <table:table-cell table:style-name="ce1" office:value-type="float" office:value="-0.09184614058446" calcext:value-type="float">
            <text:p>-0,0918461406</text:p>
          </table:table-cell>
          <table:table-cell table:style-name="ce1" office:value-type="float" office:value="1.17467071833434" calcext:value-type="float">
            <text:p>1,1746707183</text:p>
          </table:table-cell>
          <table:table-cell table:style-name="ce1" office:value-type="float" office:value="-0.0304659390779138" calcext:value-type="float">
            <text:p>-0,0304659391</text:p>
          </table:table-cell>
          <table:table-cell table:number-columns-repeated="2" table:style-name="ce1" office:value-type="float" office:value="0.00220282404779418" calcext:value-type="float">
            <text:p>0,002202824</text:p>
          </table:table-cell>
          <table:table-cell table:style-name="ce1" office:value-type="float" office:value="0.0139595903456211" calcext:value-type="float">
            <text:p>0,0139595903</text:p>
          </table:table-cell>
          <table:table-cell table:style-name="ce1" office:value-type="float" office:value="3.95099997520447" calcext:value-type="float">
            <text:p>3,9509999752</text:p>
          </table:table-cell>
          <table:table-cell table:style-name="ce1" office:value-type="float" office:value="-1.33309328556061" calcext:value-type="float">
            <text:p>-1,3330932856</text:p>
          </table:table-cell>
          <table:table-cell table:style-name="ce1" office:value-type="string" calcext:value-type="string">
            <text:p>-0.030465939077913777</text:p>
          </table:table-cell>
          <table:table-cell table:style-name="ce1" office:value-type="string" calcext:value-type="string">
            <text:p>0.002202824047794177</text:p>
          </table:table-cell>
          <table:table-cell table:style-name="ce1" office:value-type="string" calcext:value-type="string">
            <text:p>-0.09174621541043339</text:p>
          </table:table-cell>
          <table:table-cell table:style-name="ce1" office:value-type="float" office:value="-0.03218481372352" calcext:value-type="float">
            <text:p>-0,0321848137</text:p>
          </table:table-cell>
          <table:table-cell table:style-name="ce1" office:value-type="float" office:value="0.0229030363951568" calcext:value-type="float">
            <text:p>0,0229030364</text:p>
          </table:table-cell>
          <table:table-cell table:style-name="ce1" office:value-type="float" office:value="-0.046696936482559" calcext:value-type="float">
            <text:p>-0,0466969365</text:p>
          </table:table-cell>
          <table:table-cell table:style-name="ce1" office:value-type="float" office:value="0.0246384257414757" calcext:value-type="float">
            <text:p>0,0246384257</text:p>
          </table:table-cell>
          <table:table-cell table:style-name="ce1" office:value-type="float" office:value="-0.296171457406943" calcext:value-type="float">
            <text:p>-0,296171457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2982131434399" calcext:value-type="float">
            <text:p>-0,0002982131</text:p>
          </table:table-cell>
          <table:table-cell table:style-name="ce1" office:value-type="float" office:value="0.00163023954478762" calcext:value-type="float">
            <text:p>0,0016302395</text:p>
          </table:table-cell>
          <table:table-cell table:style-name="ce1" office:value-type="float" office:value="0.0380288428850244" calcext:value-type="float">
            <text:p>0,0380288429</text:p>
          </table:table-cell>
          <table:table-cell table:style-name="ce1" office:value-type="float" office:value="0.57040286064148" calcext:value-type="float">
            <text:p>0,5704028606</text:p>
          </table:table-cell>
          <table:table-cell table:style-name="ce1" office:value-type="float" office:value="0.570404767990112" calcext:value-type="float">
            <text:p>0,570404768</text:p>
          </table:table-cell>
          <table:table-cell table:style-name="ce1" office:value-type="float" office:value="0.570405960083008" calcext:value-type="float">
            <text:p>0,5704059601</text:p>
          </table:table-cell>
          <table:table-cell table:style-name="ce1" office:value-type="float" office:value="0.0139595903456211" calcext:value-type="float">
            <text:p>0,0139595903</text:p>
          </table:table-cell>
          <table:table-cell table:style-name="ce1" office:value-type="float" office:value="3.95099997520447" calcext:value-type="float">
            <text:p>3,9509999752</text:p>
          </table:table-cell>
          <table:table-cell table:style-name="ce1" office:value-type="float" office:value="-1.33309328556061" calcext:value-type="float">
            <text:p>-1,3330932856</text:p>
          </table:table-cell>
        </table:table-row>
        <table:table-row table:style-name="ro1">
          <table:table-cell table:style-name="ce1" office:value-type="string" calcext:value-type="string">
            <text:p>2.036464214324951</text:p>
          </table:table-cell>
          <table:table-cell table:style-name="ce1" office:value-type="string" calcext:value-type="string">
            <text:p>0.019690513610839844</text:p>
          </table:table-cell>
          <table:table-cell table:style-name="ce1" office:value-type="string" calcext:value-type="string">
            <text:p>59.65380382537842</text:p>
          </table:table-cell>
          <table:table-cell table:style-name="ce1" office:value-type="float" office:value="0.124852838707559" calcext:value-type="float">
            <text:p>0,1248528387</text:p>
          </table:table-cell>
          <table:table-cell table:style-name="ce1" office:value-type="float" office:value="-0.0919978838919857" calcext:value-type="float">
            <text:p>-0,0919978839</text:p>
          </table:table-cell>
          <table:table-cell table:style-name="ce1" office:value-type="float" office:value="1.14971514984413" calcext:value-type="float">
            <text:p>1,1497151498</text:p>
          </table:table-cell>
          <table:table-cell table:style-name="ce1" office:value-type="float" office:value="-0.0348199576072006" calcext:value-type="float">
            <text:p>-0,0348199576</text:p>
          </table:table-cell>
          <table:table-cell table:number-columns-repeated="2" table:style-name="ce1" office:value-type="float" office:value="0.00559057027220871" calcext:value-type="float">
            <text:p>0,0055905703</text:p>
          </table:table-cell>
          <table:table-cell table:style-name="ce1" office:value-type="float" office:value="0.0122429579496384" calcext:value-type="float">
            <text:p>0,0122429579</text:p>
          </table:table-cell>
          <table:table-cell table:style-name="ce1" office:value-type="float" office:value="3.95053482055664" calcext:value-type="float">
            <text:p>3,9505348206</text:p>
          </table:table-cell>
          <table:table-cell table:style-name="ce1" office:value-type="float" office:value="-1.30986726284027" calcext:value-type="float">
            <text:p>-1,3098672628</text:p>
          </table:table-cell>
          <table:table-cell table:style-name="ce1" office:value-type="string" calcext:value-type="string">
            <text:p>-0.03481995760720063</text:p>
          </table:table-cell>
          <table:table-cell table:style-name="ce1" office:value-type="string" calcext:value-type="string">
            <text:p>0.005590570272208709</text:p>
          </table:table-cell>
          <table:table-cell table:style-name="ce1" office:value-type="string" calcext:value-type="string">
            <text:p>-0.09036345293896376</text:p>
          </table:table-cell>
          <table:table-cell table:style-name="ce1" office:value-type="float" office:value="-0.0319231658898018" calcext:value-type="float">
            <text:p>-0,0319231659</text:p>
          </table:table-cell>
          <table:table-cell table:style-name="ce1" office:value-type="float" office:value="0.022961535146115" calcext:value-type="float">
            <text:p>0,0229615351</text:p>
          </table:table-cell>
          <table:table-cell table:style-name="ce1" office:value-type="float" office:value="-0.0454828773533856" calcext:value-type="float">
            <text:p>-0,0454828774</text:p>
          </table:table-cell>
          <table:table-cell table:style-name="ce1" office:value-type="float" office:value="-0.0419418958170299" calcext:value-type="float">
            <text:p>-0,0419418958</text:p>
          </table:table-cell>
          <table:table-cell table:style-name="ce1" office:value-type="float" office:value="-0.248281655740341" calcext:value-type="float">
            <text:p>-0,248281655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0072302458085" calcext:value-type="float">
            <text:p>0,0020072302</text:p>
          </table:table-cell>
          <table:table-cell table:style-name="ce1" office:value-type="float" office:value="0.000448770662440825" calcext:value-type="float">
            <text:p>0,0004487707</text:p>
          </table:table-cell>
          <table:table-cell table:style-name="ce1" office:value-type="float" office:value="0.0447769765768752" calcext:value-type="float">
            <text:p>0,0447769766</text:p>
          </table:table-cell>
          <table:table-cell table:style-name="ce1" office:value-type="float" office:value="0.521410703659058" calcext:value-type="float">
            <text:p>0,5214107037</text:p>
          </table:table-cell>
          <table:table-cell table:style-name="ce1" office:value-type="float" office:value="0.521413326263428" calcext:value-type="float">
            <text:p>0,5214133263</text:p>
          </table:table-cell>
          <table:table-cell table:style-name="ce1" office:value-type="float" office:value="0.52141284942627" calcext:value-type="float">
            <text:p>0,5214128494</text:p>
          </table:table-cell>
          <table:table-cell table:style-name="ce1" office:value-type="float" office:value="0.0122429579496384" calcext:value-type="float">
            <text:p>0,0122429579</text:p>
          </table:table-cell>
          <table:table-cell table:style-name="ce1" office:value-type="float" office:value="3.95053482055664" calcext:value-type="float">
            <text:p>3,9505348206</text:p>
          </table:table-cell>
          <table:table-cell table:style-name="ce1" office:value-type="float" office:value="-1.30986726284027" calcext:value-type="float">
            <text:p>-1,3098672628</text:p>
          </table:table-cell>
        </table:table-row>
        <table:table-row table:style-name="ro1">
          <table:table-cell table:style-name="ce1" office:value-type="string" calcext:value-type="string">
            <text:p>2.049342155456543</text:p>
          </table:table-cell>
          <table:table-cell table:style-name="ce1" office:value-type="string" calcext:value-type="string">
            <text:p>0.012877941131591797</text:p>
          </table:table-cell>
          <table:table-cell table:style-name="ce1" office:value-type="string" calcext:value-type="string">
            <text:p>60.1708984375</text:p>
          </table:table-cell>
          <table:table-cell table:style-name="ce1" office:value-type="float" office:value="0.124182043528115" calcext:value-type="float">
            <text:p>0,1241820435</text:p>
          </table:table-cell>
          <table:table-cell table:style-name="ce1" office:value-type="float" office:value="-0.0916355148785644" calcext:value-type="float">
            <text:p>-0,0916355149</text:p>
          </table:table-cell>
          <table:table-cell table:style-name="ce1" office:value-type="float" office:value="1.14623810185326" calcext:value-type="float">
            <text:p>1,1462381019</text:p>
          </table:table-cell>
          <table:table-cell table:style-name="ce1" office:value-type="float" office:value="-0.0385641152120015" calcext:value-type="float">
            <text:p>-0,0385641152</text:p>
          </table:table-cell>
          <table:table-cell table:number-columns-repeated="2" table:style-name="ce1" office:value-type="float" office:value="0.00895748728845527" calcext:value-type="float">
            <text:p>0,0089574873</text:p>
          </table:table-cell>
          <table:table-cell table:style-name="ce1" office:value-type="float" office:value="0.0122429579496384" calcext:value-type="float">
            <text:p>0,0122429579</text:p>
          </table:table-cell>
          <table:table-cell table:style-name="ce1" office:value-type="float" office:value="3.95053482055664" calcext:value-type="float">
            <text:p>3,9505348206</text:p>
          </table:table-cell>
          <table:table-cell table:style-name="ce1" office:value-type="float" office:value="-1.30986726284027" calcext:value-type="float">
            <text:p>-1,3098672628</text:p>
          </table:table-cell>
          <table:table-cell table:style-name="ce1" office:value-type="string" calcext:value-type="string">
            <text:p>-0.03856411521200149</text:p>
          </table:table-cell>
          <table:table-cell table:style-name="ce1" office:value-type="string" calcext:value-type="string">
            <text:p>0.008957487288455275</text:p>
          </table:table-cell>
          <table:table-cell table:style-name="ce1" office:value-type="string" calcext:value-type="string">
            <text:p>-0.08897938238355559</text:p>
          </table:table-cell>
          <table:table-cell table:style-name="ce1" office:value-type="float" office:value="-0.0312132096768897" calcext:value-type="float">
            <text:p>-0,0312132097</text:p>
          </table:table-cell>
          <table:table-cell table:style-name="ce1" office:value-type="float" office:value="0.0229994709729964" calcext:value-type="float">
            <text:p>0,022999471</text:p>
          </table:table-cell>
          <table:table-cell table:style-name="ce1" office:value-type="float" office:value="-0.044185187791895" calcext:value-type="float">
            <text:p>-0,0441851878</text:p>
          </table:table-cell>
          <table:table-cell table:style-name="ce1" office:value-type="float" office:value="-0.106541889005607" calcext:value-type="float">
            <text:p>-0,106541889</text:p>
          </table:table-cell>
          <table:table-cell table:style-name="ce1" office:value-type="float" office:value="-0.200681465645009" calcext:value-type="float">
            <text:p>-0,200681465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48854847593481" calcext:value-type="float">
            <text:p>0,0054885485</text:p>
          </table:table-cell>
          <table:table-cell table:style-name="ce1" office:value-type="float" office:value="0.000293277467152517" calcext:value-type="float">
            <text:p>0,0002932775</text:p>
          </table:table-cell>
          <table:table-cell table:style-name="ce1" office:value-type="float" office:value="0.0482322163335751" calcext:value-type="float">
            <text:p>0,0482322163</text:p>
          </table:table-cell>
          <table:table-cell table:style-name="ce1" office:value-type="float" office:value="0.517409086227417" calcext:value-type="float">
            <text:p>0,5174090862</text:p>
          </table:table-cell>
          <table:table-cell table:style-name="ce1" office:value-type="float" office:value="0.517405271530151" calcext:value-type="float">
            <text:p>0,5174052715</text:p>
          </table:table-cell>
          <table:table-cell table:style-name="ce1" office:value-type="float" office:value="0.517404556274414" calcext:value-type="float">
            <text:p>0,5174045563</text:p>
          </table:table-cell>
          <table:table-cell table:style-name="ce1" office:value-type="float" office:value="0.0122429579496384" calcext:value-type="float">
            <text:p>0,0122429579</text:p>
          </table:table-cell>
          <table:table-cell table:style-name="ce1" office:value-type="float" office:value="3.95053482055664" calcext:value-type="float">
            <text:p>3,9505348206</text:p>
          </table:table-cell>
          <table:table-cell table:style-name="ce1" office:value-type="float" office:value="-1.30986726284027" calcext:value-type="float">
            <text:p>-1,3098672628</text:p>
          </table:table-cell>
        </table:table-row>
        <table:table-row table:style-name="ro1">
          <table:table-cell table:style-name="ce1" office:value-type="string" calcext:value-type="string">
            <text:p>2.0656182765960693</text:p>
          </table:table-cell>
          <table:table-cell table:style-name="ce1" office:value-type="string" calcext:value-type="string">
            <text:p>0.016276121139526367</text:p>
          </table:table-cell>
          <table:table-cell table:style-name="ce1" office:value-type="string" calcext:value-type="string">
            <text:p>60.69663095474243</text:p>
          </table:table-cell>
          <table:table-cell table:style-name="ce1" office:value-type="float" office:value="0.117944319858963" calcext:value-type="float">
            <text:p>0,1179443199</text:p>
          </table:table-cell>
          <table:table-cell table:style-name="ce1" office:value-type="float" office:value="-0.091365399873919" calcext:value-type="float">
            <text:p>-0,0913653999</text:p>
          </table:table-cell>
          <table:table-cell table:style-name="ce1" office:value-type="float" office:value="1.12281475832433" calcext:value-type="float">
            <text:p>1,1228147583</text:p>
          </table:table-cell>
          <table:table-cell table:style-name="ce1" office:value-type="float" office:value="-0.043055500896252" calcext:value-type="float">
            <text:p>-0,0430555009</text:p>
          </table:table-cell>
          <table:table-cell table:number-columns-repeated="2" table:style-name="ce1" office:value-type="float" office:value="0.0122251154454528" calcext:value-type="float">
            <text:p>0,0122251154</text:p>
          </table:table-cell>
          <table:table-cell table:style-name="ce1" office:value-type="float" office:value="0.00777097884565592" calcext:value-type="float">
            <text:p>0,0077709788</text:p>
          </table:table-cell>
          <table:table-cell table:style-name="ce1" office:value-type="float" office:value="3.95028209686279" calcext:value-type="float">
            <text:p>3,9502820969</text:p>
          </table:table-cell>
          <table:table-cell table:style-name="ce1" office:value-type="float" office:value="-1.28674423694611" calcext:value-type="float">
            <text:p>-1,2867442369</text:p>
          </table:table-cell>
          <table:table-cell table:style-name="ce1" office:value-type="string" calcext:value-type="string">
            <text:p>-0.043055500896252014</text:p>
          </table:table-cell>
          <table:table-cell table:style-name="ce1" office:value-type="string" calcext:value-type="string">
            <text:p>0.012225115445452798</text:p>
          </table:table-cell>
          <table:table-cell table:style-name="ce1" office:value-type="string" calcext:value-type="string">
            <text:p>-0.08983928572779079</text:p>
          </table:table-cell>
          <table:table-cell table:style-name="ce1" office:value-type="float" office:value="-0.0310455108820288" calcext:value-type="float">
            <text:p>-0,0310455109</text:p>
          </table:table-cell>
          <table:table-cell table:style-name="ce1" office:value-type="float" office:value="0.0229088787196411" calcext:value-type="float">
            <text:p>0,0229088787</text:p>
          </table:table-cell>
          <table:table-cell table:style-name="ce1" office:value-type="float" office:value="-0.0440043812963698" calcext:value-type="float">
            <text:p>-0,0440043813</text:p>
          </table:table-cell>
          <table:table-cell table:style-name="ce1" office:value-type="float" office:value="-0.171926190671579" calcext:value-type="float">
            <text:p>-0,1719261907</text:p>
          </table:table-cell>
          <table:table-cell table:style-name="ce1" office:value-type="float" office:value="-0.152433467542906" calcext:value-type="float">
            <text:p>-0,15243346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27401706601796" calcext:value-type="float">
            <text:p>0,0012740171</text:p>
          </table:table-cell>
          <table:table-cell table:style-name="ce1" office:value-type="float" office:value="-0.000688233137686448" calcext:value-type="float">
            <text:p>-0,0006882331</text:p>
          </table:table-cell>
          <table:table-cell table:style-name="ce1" office:value-type="float" office:value="0.00660382274315856" calcext:value-type="float">
            <text:p>0,0066038227</text:p>
          </table:table-cell>
          <table:table-cell table:style-name="ce1" office:value-type="float" office:value="0.526519775390625" calcext:value-type="float">
            <text:p>0,5265197754</text:p>
          </table:table-cell>
          <table:table-cell table:style-name="ce1" office:value-type="float" office:value="0.526520729064941" calcext:value-type="float">
            <text:p>0,5265207291</text:p>
          </table:table-cell>
          <table:table-cell table:style-name="ce1" office:value-type="float" office:value="0.526520490646362" calcext:value-type="float">
            <text:p>0,5265204906</text:p>
          </table:table-cell>
          <table:table-cell table:style-name="ce1" office:value-type="float" office:value="0.00777097884565592" calcext:value-type="float">
            <text:p>0,0077709788</text:p>
          </table:table-cell>
          <table:table-cell table:style-name="ce1" office:value-type="float" office:value="3.95028209686279" calcext:value-type="float">
            <text:p>3,9502820969</text:p>
          </table:table-cell>
          <table:table-cell table:style-name="ce1" office:value-type="float" office:value="-1.28674423694611" calcext:value-type="float">
            <text:p>-1,2867442369</text:p>
          </table:table-cell>
        </table:table-row>
        <table:table-row table:style-name="ro1">
          <table:table-cell table:style-name="ce1" office:value-type="string" calcext:value-type="string">
            <text:p>2.0837996006011963</text:p>
          </table:table-cell>
          <table:table-cell table:style-name="ce1" office:value-type="string" calcext:value-type="string">
            <text:p>0.018181324005126953</text:p>
          </table:table-cell>
          <table:table-cell table:style-name="ce1" office:value-type="string" calcext:value-type="string">
            <text:p>61.2087140083313</text:p>
          </table:table-cell>
          <table:table-cell table:style-name="ce1" office:value-type="float" office:value="0.110200219362238" calcext:value-type="float">
            <text:p>0,1102002194</text:p>
          </table:table-cell>
          <table:table-cell table:style-name="ce1" office:value-type="float" office:value="-0.0882992945427512" calcext:value-type="float">
            <text:p>-0,0882992945</text:p>
          </table:table-cell>
          <table:table-cell table:style-name="ce1" office:value-type="float" office:value="1.09849952326881" calcext:value-type="float">
            <text:p>1,0984995233</text:p>
          </table:table-cell>
          <table:table-cell table:style-name="ce1" office:value-type="float" office:value="-0.0455077244973534" calcext:value-type="float">
            <text:p>-0,0455077245</text:p>
          </table:table-cell>
          <table:table-cell table:number-columns-repeated="2" table:style-name="ce1" office:value-type="float" office:value="0.015433243149801" calcext:value-type="float">
            <text:p>0,0154332431</text:p>
          </table:table-cell>
          <table:table-cell table:style-name="ce1" office:value-type="float" office:value="0.0000321371844620444" calcext:value-type="float">
            <text:p>3,21371844620444E-05</text:p>
          </table:table-cell>
          <table:table-cell table:style-name="ce1" office:value-type="float" office:value="3.95062351226807" calcext:value-type="float">
            <text:p>3,9506235123</text:p>
          </table:table-cell>
          <table:table-cell table:style-name="ce1" office:value-type="float" office:value="-1.2640517950058" calcext:value-type="float">
            <text:p>-1,264051795</text:p>
          </table:table-cell>
          <table:table-cell table:style-name="ce1" office:value-type="string" calcext:value-type="string">
            <text:p>-0.04550772449735341</text:p>
          </table:table-cell>
          <table:table-cell table:style-name="ce1" office:value-type="string" calcext:value-type="string">
            <text:p>0.015433243149801018</text:p>
          </table:table-cell>
          <table:table-cell table:style-name="ce1" office:value-type="string" calcext:value-type="string">
            <text:p>-0.08764194889619825</text:p>
          </table:table-cell>
          <table:table-cell table:style-name="ce1" office:value-type="float" office:value="-0.0294860799647408" calcext:value-type="float">
            <text:p>-0,02948608</text:p>
          </table:table-cell>
          <table:table-cell table:style-name="ce1" office:value-type="float" office:value="0.0228413499684797" calcext:value-type="float">
            <text:p>0,02284135</text:p>
          </table:table-cell>
          <table:table-cell table:style-name="ce1" office:value-type="float" office:value="-0.0427863674328651" calcext:value-type="float">
            <text:p>-0,0427863674</text:p>
          </table:table-cell>
          <table:table-cell table:style-name="ce1" office:value-type="float" office:value="-0.232276573783006" calcext:value-type="float">
            <text:p>-0,2322765738</text:p>
          </table:table-cell>
          <table:table-cell table:style-name="ce1" office:value-type="float" office:value="-0.105683041842573" calcext:value-type="float">
            <text:p>-0,10568304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21905452409135" calcext:value-type="float">
            <text:p>0,0121905452</text:p>
          </table:table-cell>
          <table:table-cell table:style-name="ce1" office:value-type="float" office:value="-0.000527891779415449" calcext:value-type="float">
            <text:p>-0,0005278918</text:p>
          </table:table-cell>
          <table:table-cell table:style-name="ce1" office:value-type="float" office:value="0.0457767414666739" calcext:value-type="float">
            <text:p>0,0457767415</text:p>
          </table:table-cell>
          <table:table-cell table:style-name="ce1" office:value-type="float" office:value="0.511685371398926" calcext:value-type="float">
            <text:p>0,5116853714</text:p>
          </table:table-cell>
          <table:table-cell table:style-name="ce1" office:value-type="float" office:value="0.511686325073242" calcext:value-type="float">
            <text:p>0,5116863251</text:p>
          </table:table-cell>
          <table:table-cell table:style-name="ce1" office:value-type="float" office:value="0.511686563491821" calcext:value-type="float">
            <text:p>0,5116865635</text:p>
          </table:table-cell>
          <table:table-cell table:style-name="ce1" office:value-type="float" office:value="0.0000321371844620444" calcext:value-type="float">
            <text:p>3,21371844620444E-05</text:p>
          </table:table-cell>
          <table:table-cell table:style-name="ce1" office:value-type="float" office:value="3.95062351226807" calcext:value-type="float">
            <text:p>3,9506235123</text:p>
          </table:table-cell>
          <table:table-cell table:style-name="ce1" office:value-type="float" office:value="-1.2640517950058" calcext:value-type="float">
            <text:p>-1,264051795</text:p>
          </table:table-cell>
        </table:table-row>
        <table:table-row table:style-name="ro1">
          <table:table-cell table:style-name="ce1" office:value-type="string" calcext:value-type="string">
            <text:p>2.0981132984161377</text:p>
          </table:table-cell>
          <table:table-cell table:style-name="ce1" office:value-type="string" calcext:value-type="string">
            <text:p>0.014313697814941406</text:p>
          </table:table-cell>
          <table:table-cell table:style-name="ce1" office:value-type="string" calcext:value-type="string">
            <text:p>61.82150650024414</text:p>
          </table:table-cell>
          <table:table-cell table:style-name="ce1" office:value-type="float" office:value="0.105532704956002" calcext:value-type="float">
            <text:p>0,105532705</text:p>
          </table:table-cell>
          <table:table-cell table:style-name="ce1" office:value-type="float" office:value="-0.0872530643310812" calcext:value-type="float">
            <text:p>-0,0872530643</text:p>
          </table:table-cell>
          <table:table-cell table:style-name="ce1" office:value-type="float" office:value="1.08647267906754" calcext:value-type="float">
            <text:p>1,0864726791</text:p>
          </table:table-cell>
          <table:table-cell table:style-name="ce1" office:value-type="float" office:value="-0.0482839381731835" calcext:value-type="float">
            <text:p>-0,0482839382</text:p>
          </table:table-cell>
          <table:table-cell table:number-columns-repeated="2" table:style-name="ce1" office:value-type="float" office:value="0.0183622816128865" calcext:value-type="float">
            <text:p>0,0183622816</text:p>
          </table:table-cell>
          <table:table-cell table:style-name="ce1" office:value-type="float" office:value="-0.00948050804436207" calcext:value-type="float">
            <text:p>-0,009480508</text:p>
          </table:table-cell>
          <table:table-cell table:style-name="ce1" office:value-type="float" office:value="3.95209860801697" calcext:value-type="float">
            <text:p>3,952098608</text:p>
          </table:table-cell>
          <table:table-cell table:style-name="ce1" office:value-type="float" office:value="-1.24198389053345" calcext:value-type="float">
            <text:p>-1,2419838905</text:p>
          </table:table-cell>
          <table:table-cell table:style-name="ce1" office:value-type="string" calcext:value-type="string">
            <text:p>-0.04828393817318352</text:p>
          </table:table-cell>
          <table:table-cell table:style-name="ce1" office:value-type="string" calcext:value-type="string">
            <text:p>0.01836228161288654</text:p>
          </table:table-cell>
          <table:table-cell table:style-name="ce1" office:value-type="string" calcext:value-type="string">
            <text:p>-0.0865287615033308</text:p>
          </table:table-cell>
          <table:table-cell table:style-name="ce1" office:value-type="float" office:value="-0.0275500548405596" calcext:value-type="float">
            <text:p>-0,0275500548</text:p>
          </table:table-cell>
          <table:table-cell table:style-name="ce1" office:value-type="float" office:value="0.0220748236356878" calcext:value-type="float">
            <text:p>0,0220748236</text:p>
          </table:table-cell>
          <table:table-cell table:style-name="ce1" office:value-type="float" office:value="-0.0415219752099779" calcext:value-type="float">
            <text:p>-0,0415219752</text:p>
          </table:table-cell>
          <table:table-cell table:style-name="ce1" office:value-type="float" office:value="-0.299723100386072" calcext:value-type="float">
            <text:p>-0,2997231004</text:p>
          </table:table-cell>
          <table:table-cell table:style-name="ce1" office:value-type="float" office:value="-0.0516407588684482" calcext:value-type="float">
            <text:p>-0,051640758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26530099692859" calcext:value-type="float">
            <text:p>0,01265301</text:p>
          </table:table-cell>
          <table:table-cell table:style-name="ce1" office:value-type="float" office:value="-0.00500968728255814" calcext:value-type="float">
            <text:p>-0,0050096873</text:p>
          </table:table-cell>
          <table:table-cell table:style-name="ce1" office:value-type="float" office:value="0.0397285482658833" calcext:value-type="float">
            <text:p>0,0397285483</text:p>
          </table:table-cell>
          <table:table-cell table:style-name="ce1" office:value-type="float" office:value="0.612036228179932" calcext:value-type="float">
            <text:p>0,6120362282</text:p>
          </table:table-cell>
          <table:table-cell table:style-name="ce1" office:value-type="float" office:value="0.612035274505615" calcext:value-type="float">
            <text:p>0,6120352745</text:p>
          </table:table-cell>
          <table:table-cell table:style-name="ce1" office:value-type="float" office:value="0.612034320831299" calcext:value-type="float">
            <text:p>0,6120343208</text:p>
          </table:table-cell>
          <table:table-cell table:style-name="ce1" office:value-type="float" office:value="-0.00948050804436207" calcext:value-type="float">
            <text:p>-0,009480508</text:p>
          </table:table-cell>
          <table:table-cell table:style-name="ce1" office:value-type="float" office:value="3.95209860801697" calcext:value-type="float">
            <text:p>3,952098608</text:p>
          </table:table-cell>
          <table:table-cell table:style-name="ce1" office:value-type="float" office:value="-1.24198389053345" calcext:value-type="float">
            <text:p>-1,2419838905</text:p>
          </table:table-cell>
        </table:table-row>
        <table:table-row table:style-name="ro1">
          <table:table-cell table:style-name="ce1" office:value-type="string" calcext:value-type="string">
            <text:p>2.1152400970458984</text:p>
          </table:table-cell>
          <table:table-cell table:style-name="ce1" office:value-type="string" calcext:value-type="string">
            <text:p>0.017126798629760742</text:p>
          </table:table-cell>
          <table:table-cell table:style-name="ce1" office:value-type="string" calcext:value-type="string">
            <text:p>62.30456304550171</text:p>
          </table:table-cell>
          <table:table-cell table:style-name="ce1" office:value-type="float" office:value="0.089627211338576" calcext:value-type="float">
            <text:p>0,0896272113</text:p>
          </table:table-cell>
          <table:table-cell table:style-name="ce1" office:value-type="float" office:value="-0.0824054460052723" calcext:value-type="float">
            <text:p>-0,082405446</text:p>
          </table:table-cell>
          <table:table-cell table:style-name="ce1" office:value-type="float" office:value="1.06297335212613" calcext:value-type="float">
            <text:p>1,0629733521</text:p>
          </table:table-cell>
          <table:table-cell table:style-name="ce1" office:value-type="float" office:value="-0.0507830418547749" calcext:value-type="float">
            <text:p>-0,0507830419</text:p>
          </table:table-cell>
          <table:table-cell table:number-columns-repeated="2" table:style-name="ce1" office:value-type="float" office:value="0.0211377968736623" calcext:value-type="float">
            <text:p>0,0211377969</text:p>
          </table:table-cell>
          <table:table-cell table:style-name="ce1" office:value-type="float" office:value="-0.0206515453755856" calcext:value-type="float">
            <text:p>-0,0206515454</text:p>
          </table:table-cell>
          <table:table-cell table:style-name="ce1" office:value-type="float" office:value="3.95517683029175" calcext:value-type="float">
            <text:p>3,9551768303</text:p>
          </table:table-cell>
          <table:table-cell table:style-name="ce1" office:value-type="float" office:value="-1.22044134140015" calcext:value-type="float">
            <text:p>-1,2204413414</text:p>
          </table:table-cell>
          <table:table-cell table:style-name="ce1" office:value-type="string" calcext:value-type="string">
            <text:p>-0.05078304185477491</text:p>
          </table:table-cell>
          <table:table-cell table:style-name="ce1" office:value-type="string" calcext:value-type="string">
            <text:p>0.021137796873662348</text:p>
          </table:table-cell>
          <table:table-cell table:style-name="ce1" office:value-type="string" calcext:value-type="string">
            <text:p>-0.08628057870068309</text:p>
          </table:table-cell>
          <table:table-cell table:style-name="ce1" office:value-type="float" office:value="-0.0263831762390004" calcext:value-type="float">
            <text:p>-0,0263831762</text:p>
          </table:table-cell>
          <table:table-cell table:style-name="ce1" office:value-type="float" office:value="0.0218132660827703" calcext:value-type="float">
            <text:p>0,0218132661</text:p>
          </table:table-cell>
          <table:table-cell table:style-name="ce1" office:value-type="float" office:value="-0.0408965793115121" calcext:value-type="float">
            <text:p>-0,0408965793</text:p>
          </table:table-cell>
          <table:table-cell table:style-name="ce1" office:value-type="float" office:value="-0.351233392701502" calcext:value-type="float">
            <text:p>-0,3512333927</text:p>
          </table:table-cell>
          <table:table-cell table:style-name="ce1" office:value-type="float" office:value="-0.00905245043076228" calcext:value-type="float">
            <text:p>-0,009052450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956266017080429" calcext:value-type="float">
            <text:p>0,0095626602</text:p>
          </table:table-cell>
          <table:table-cell table:style-name="ce1" office:value-type="float" office:value="-0.00214347071561981" calcext:value-type="float">
            <text:p>-0,0021434707</text:p>
          </table:table-cell>
          <table:table-cell table:style-name="ce1" office:value-type="float" office:value="0.0246400244331613" calcext:value-type="float">
            <text:p>0,0246400244</text:p>
          </table:table-cell>
          <table:table-cell table:style-name="ce1" office:value-type="float" office:value="0.488097906112671" calcext:value-type="float">
            <text:p>0,4880979061</text:p>
          </table:table-cell>
          <table:table-cell table:style-name="ce1" office:value-type="float" office:value="0.488101005554199" calcext:value-type="float">
            <text:p>0,4881010056</text:p>
          </table:table-cell>
          <table:table-cell table:style-name="ce1" office:value-type="float" office:value="0.488101959228516" calcext:value-type="float">
            <text:p>0,4881019592</text:p>
          </table:table-cell>
          <table:table-cell table:style-name="ce1" office:value-type="float" office:value="-0.0206515453755856" calcext:value-type="float">
            <text:p>-0,0206515454</text:p>
          </table:table-cell>
          <table:table-cell table:style-name="ce1" office:value-type="float" office:value="3.95517683029175" calcext:value-type="float">
            <text:p>3,9551768303</text:p>
          </table:table-cell>
          <table:table-cell table:style-name="ce1" office:value-type="float" office:value="-1.22044134140015" calcext:value-type="float">
            <text:p>-1,2204413414</text:p>
          </table:table-cell>
        </table:table-row>
        <table:table-row table:style-name="ro1">
          <table:table-cell table:style-name="ce1" office:value-type="string" calcext:value-type="string">
            <text:p>2.1289758682250977</text:p>
          </table:table-cell>
          <table:table-cell table:style-name="ce1" office:value-type="string" calcext:value-type="string">
            <text:p>0.013735771179199219</text:p>
          </table:table-cell>
          <table:table-cell table:style-name="ce1" office:value-type="string" calcext:value-type="string">
            <text:p>62.85630536079407</text:p>
          </table:table-cell>
          <table:table-cell table:style-name="ce1" office:value-type="float" office:value="0.0770976915495631" calcext:value-type="float">
            <text:p>0,0770976915</text:p>
          </table:table-cell>
          <table:table-cell table:style-name="ce1" office:value-type="float" office:value="-0.077304473100805" calcext:value-type="float">
            <text:p>-0,0773044731</text:p>
          </table:table-cell>
          <table:table-cell table:style-name="ce1" office:value-type="float" office:value="1.04197423399231" calcext:value-type="float">
            <text:p>1,041974234</text:p>
          </table:table-cell>
          <table:table-cell table:style-name="ce1" office:value-type="float" office:value="-0.0498562252552553" calcext:value-type="float">
            <text:p>-0,0498562253</text:p>
          </table:table-cell>
          <table:table-cell table:number-columns-repeated="2" table:style-name="ce1" office:value-type="float" office:value="0.0229487234631605" calcext:value-type="float">
            <text:p>0,0229487235</text:p>
          </table:table-cell>
          <table:table-cell table:style-name="ce1" office:value-type="float" office:value="-0.0323520749807358" calcext:value-type="float">
            <text:p>-0,032352075</text:p>
          </table:table-cell>
          <table:table-cell table:style-name="ce1" office:value-type="float" office:value="3.96024250984192" calcext:value-type="float">
            <text:p>3,9602425098</text:p>
          </table:table-cell>
          <table:table-cell table:style-name="ce1" office:value-type="float" office:value="-1.19867503643036" calcext:value-type="float">
            <text:p>-1,1986750364</text:p>
          </table:table-cell>
          <table:table-cell table:style-name="ce1" office:value-type="string" calcext:value-type="string">
            <text:p>-0.04985622525525527</text:p>
          </table:table-cell>
          <table:table-cell table:style-name="ce1" office:value-type="string" calcext:value-type="string">
            <text:p>0.022948723463160466</text:p>
          </table:table-cell>
          <table:table-cell table:style-name="ce1" office:value-type="string" calcext:value-type="string">
            <text:p>-0.08460013357830956</text:p>
          </table:table-cell>
          <table:table-cell table:style-name="ce1" office:value-type="float" office:value="-0.022406802834644" calcext:value-type="float">
            <text:p>-0,0224068028</text:p>
          </table:table-cell>
          <table:table-cell table:style-name="ce1" office:value-type="float" office:value="0.0206013615013181" calcext:value-type="float">
            <text:p>0,0206013615</text:p>
          </table:table-cell>
          <table:table-cell table:style-name="ce1" office:value-type="float" office:value="-0.0396746143105589" calcext:value-type="float">
            <text:p>-0,0396746143</text:p>
          </table:table-cell>
          <table:table-cell table:style-name="ce1" office:value-type="float" office:value="-0.400238316045039" calcext:value-type="float">
            <text:p>-0,400238316</text:p>
          </table:table-cell>
          <table:table-cell table:style-name="ce1" office:value-type="float" office:value="0.0360035776514952" calcext:value-type="float">
            <text:p>0,036003577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90902411559718" calcext:value-type="float">
            <text:p>0,0290902412</text:p>
          </table:table-cell>
          <table:table-cell table:style-name="ce1" office:value-type="float" office:value="-0.00886607557755232" calcext:value-type="float">
            <text:p>-0,0088660756</text:p>
          </table:table-cell>
          <table:table-cell table:style-name="ce1" office:value-type="float" office:value="0.0429792292899744" calcext:value-type="float">
            <text:p>0,0429792293</text:p>
          </table:table-cell>
          <table:table-cell table:style-name="ce1" office:value-type="float" office:value="0.546763896942139" calcext:value-type="float">
            <text:p>0,5467638969</text:p>
          </table:table-cell>
          <table:table-cell table:style-name="ce1" office:value-type="float" office:value="0.546760320663452" calcext:value-type="float">
            <text:p>0,5467603207</text:p>
          </table:table-cell>
          <table:table-cell table:style-name="ce1" office:value-type="float" office:value="0.546760082244873" calcext:value-type="float">
            <text:p>0,5467600822</text:p>
          </table:table-cell>
          <table:table-cell table:style-name="ce1" office:value-type="float" office:value="-0.0323520749807358" calcext:value-type="float">
            <text:p>-0,032352075</text:p>
          </table:table-cell>
          <table:table-cell table:style-name="ce1" office:value-type="float" office:value="3.96024250984192" calcext:value-type="float">
            <text:p>3,9602425098</text:p>
          </table:table-cell>
          <table:table-cell table:style-name="ce1" office:value-type="float" office:value="-1.19867503643036" calcext:value-type="float">
            <text:p>-1,1986750364</text:p>
          </table:table-cell>
        </table:table-row>
        <table:table-row table:style-name="ro1">
          <table:table-cell table:style-name="ce1" office:value-type="string" calcext:value-type="string">
            <text:p>2.1430470943450928</text:p>
          </table:table-cell>
          <table:table-cell table:style-name="ce1" office:value-type="string" calcext:value-type="string">
            <text:p>0.014071226119995117</text:p>
          </table:table-cell>
          <table:table-cell table:style-name="ce1" office:value-type="string" calcext:value-type="string">
            <text:p>63.42772150039673</text:p>
          </table:table-cell>
          <table:table-cell table:style-name="ce1" office:value-type="float" office:value="0.0678934893444364" calcext:value-type="float">
            <text:p>0,0678934893</text:p>
          </table:table-cell>
          <table:table-cell table:style-name="ce1" office:value-type="float" office:value="-0.0729227722220031" calcext:value-type="float">
            <text:p>-0,0729227722</text:p>
          </table:table-cell>
          <table:table-cell table:style-name="ce1" office:value-type="float" office:value="1.02968010048807" calcext:value-type="float">
            <text:p>1,0296801005</text:p>
          </table:table-cell>
          <table:table-cell table:style-name="ce1" office:value-type="float" office:value="-0.0499523381431862" calcext:value-type="float">
            <text:p>-0,0499523381</text:p>
          </table:table-cell>
          <table:table-cell table:number-columns-repeated="2" table:style-name="ce1" office:value-type="float" office:value="0.0247690853344038" calcext:value-type="float">
            <text:p>0,0247690853</text:p>
          </table:table-cell>
          <table:table-cell table:style-name="ce1" office:value-type="float" office:value="-0.0446812324225903" calcext:value-type="float">
            <text:p>-0,0446812324</text:p>
          </table:table-cell>
          <table:table-cell table:style-name="ce1" office:value-type="float" office:value="3.96616506576538" calcext:value-type="float">
            <text:p>3,9661650658</text:p>
          </table:table-cell>
          <table:table-cell table:style-name="ce1" office:value-type="float" office:value="-1.17698574066162" calcext:value-type="float">
            <text:p>-1,1769857407</text:p>
          </table:table-cell>
          <table:table-cell table:style-name="ce1" office:value-type="string" calcext:value-type="string">
            <text:p>-0.04995233814318623</text:p>
          </table:table-cell>
          <table:table-cell table:style-name="ce1" office:value-type="string" calcext:value-type="string">
            <text:p>0.024769085334403827</text:p>
          </table:table-cell>
          <table:table-cell table:style-name="ce1" office:value-type="string" calcext:value-type="string">
            <text:p>-0.08366524515474658</text:p>
          </table:table-cell>
          <table:table-cell table:style-name="ce1" office:value-type="float" office:value="-0.0192744228873908" calcext:value-type="float">
            <text:p>-0,0192744229</text:p>
          </table:table-cell>
          <table:table-cell table:style-name="ce1" office:value-type="float" office:value="0.0193261182752012" calcext:value-type="float">
            <text:p>0,0193261183</text:p>
          </table:table-cell>
          <table:table-cell table:style-name="ce1" office:value-type="float" office:value="-0.0385826601675999" calcext:value-type="float">
            <text:p>-0,0385826602</text:p>
          </table:table-cell>
          <table:table-cell table:style-name="ce1" office:value-type="float" office:value="-0.444355568208477" calcext:value-type="float">
            <text:p>-0,4443555682</text:p>
          </table:table-cell>
          <table:table-cell table:style-name="ce1" office:value-type="float" office:value="0.0802398926897031" calcext:value-type="float">
            <text:p>0,080239892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18961291691242" calcext:value-type="float">
            <text:p>0,0218961292</text:p>
          </table:table-cell>
          <table:table-cell table:style-name="ce1" office:value-type="float" office:value="-0.00891412456803276" calcext:value-type="float">
            <text:p>-0,0089141246</text:p>
          </table:table-cell>
          <table:table-cell table:style-name="ce1" office:value-type="float" office:value="0.0366966005141324" calcext:value-type="float">
            <text:p>0,0366966005</text:p>
          </table:table-cell>
          <table:table-cell table:style-name="ce1" office:value-type="float" office:value="0.572225332260132" calcext:value-type="float">
            <text:p>0,5722253323</text:p>
          </table:table-cell>
          <table:table-cell table:style-name="ce1" office:value-type="float" office:value="0.572234869003296" calcext:value-type="float">
            <text:p>0,572234869</text:p>
          </table:table-cell>
          <table:table-cell table:style-name="ce1" office:value-type="float" office:value="0.572236061096191" calcext:value-type="float">
            <text:p>0,5722360611</text:p>
          </table:table-cell>
          <table:table-cell table:style-name="ce1" office:value-type="float" office:value="-0.0446812324225903" calcext:value-type="float">
            <text:p>-0,0446812324</text:p>
          </table:table-cell>
          <table:table-cell table:style-name="ce1" office:value-type="float" office:value="3.96616506576538" calcext:value-type="float">
            <text:p>3,9661650658</text:p>
          </table:table-cell>
          <table:table-cell table:style-name="ce1" office:value-type="float" office:value="-1.17698574066162" calcext:value-type="float">
            <text:p>-1,1769857407</text:p>
          </table:table-cell>
        </table:table-row>
        <table:table-row table:style-name="ro1">
          <table:table-cell table:style-name="ce1" office:value-type="string" calcext:value-type="string">
            <text:p>2.155604362487793</text:p>
          </table:table-cell>
          <table:table-cell table:style-name="ce1" office:value-type="string" calcext:value-type="string">
            <text:p>0.012557268142700195</text:p>
          </table:table-cell>
          <table:table-cell table:style-name="ce1" office:value-type="string" calcext:value-type="string">
            <text:p>63.939180850982666</text:p>
          </table:table-cell>
          <table:table-cell table:style-name="ce1" office:value-type="float" office:value="0.0527554345302813" calcext:value-type="float">
            <text:p>0,0527554345</text:p>
          </table:table-cell>
          <table:table-cell table:style-name="ce1" office:value-type="float" office:value="-0.0658395746262905" calcext:value-type="float">
            <text:p>-0,0658395746</text:p>
          </table:table-cell>
          <table:table-cell table:style-name="ce1" office:value-type="float" office:value="1.00560486758197" calcext:value-type="float">
            <text:p>1,0056048676</text:p>
          </table:table-cell>
          <table:table-cell table:style-name="ce1" office:value-type="float" office:value="-0.0501542002227443" calcext:value-type="float">
            <text:p>-0,0501542002</text:p>
          </table:table-cell>
          <table:table-cell table:number-columns-repeated="2" table:style-name="ce1" office:value-type="float" office:value="0.0262873132552618" calcext:value-type="float">
            <text:p>0,0262873133</text:p>
          </table:table-cell>
          <table:table-cell table:style-name="ce1" office:value-type="float" office:value="-0.0560998618602753" calcext:value-type="float">
            <text:p>-0,0560998619</text:p>
          </table:table-cell>
          <table:table-cell table:style-name="ce1" office:value-type="float" office:value="3.97232723236084" calcext:value-type="float">
            <text:p>3,9723272324</text:p>
          </table:table-cell>
          <table:table-cell table:style-name="ce1" office:value-type="float" office:value="-1.1559100151062" calcext:value-type="float">
            <text:p>-1,1559100151</text:p>
          </table:table-cell>
          <table:table-cell table:style-name="ce1" office:value-type="string" calcext:value-type="string">
            <text:p>-0.0501542002227443</text:p>
          </table:table-cell>
          <table:table-cell table:style-name="ce1" office:value-type="string" calcext:value-type="string">
            <text:p>0.02628731325526176</text:p>
          </table:table-cell>
          <table:table-cell table:style-name="ce1" office:value-type="string" calcext:value-type="string">
            <text:p>-0.08334158343842062</text:p>
          </table:table-cell>
          <table:table-cell table:style-name="ce1" office:value-type="float" office:value="-0.0169733723361091" calcext:value-type="float">
            <text:p>-0,0169733723</text:p>
          </table:table-cell>
          <table:table-cell table:style-name="ce1" office:value-type="float" office:value="0.0182306930555008" calcext:value-type="float">
            <text:p>0,0182306931</text:p>
          </table:table-cell>
          <table:table-cell table:style-name="ce1" office:value-type="float" office:value="-0.0379433652253798" calcext:value-type="float">
            <text:p>-0,0379433652</text:p>
          </table:table-cell>
          <table:table-cell table:style-name="ce1" office:value-type="float" office:value="-0.479031977401717" calcext:value-type="float">
            <text:p>-0,4790319774</text:p>
          </table:table-cell>
          <table:table-cell table:style-name="ce1" office:value-type="float" office:value="0.11748447241764" calcext:value-type="float">
            <text:p>0,117484472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80210528966659" calcext:value-type="float">
            <text:p>0,0180210529</text:p>
          </table:table-cell>
          <table:table-cell table:style-name="ce1" office:value-type="float" office:value="-0.00857912151147599" calcext:value-type="float">
            <text:p>-0,0085791215</text:p>
          </table:table-cell>
          <table:table-cell table:style-name="ce1" office:value-type="float" office:value="0.0240712714783689" calcext:value-type="float">
            <text:p>0,0240712715</text:p>
          </table:table-cell>
          <table:table-cell table:style-name="ce1" office:value-type="float" office:value="0.510747194290161" calcext:value-type="float">
            <text:p>0,5107471943</text:p>
          </table:table-cell>
          <table:table-cell table:style-name="ce1" office:value-type="float" office:value="0.510740041732788" calcext:value-type="float">
            <text:p>0,5107400417</text:p>
          </table:table-cell>
          <table:table-cell table:style-name="ce1" office:value-type="float" office:value="0.510738849639893" calcext:value-type="float">
            <text:p>0,5107388496</text:p>
          </table:table-cell>
          <table:table-cell table:style-name="ce1" office:value-type="float" office:value="-0.0560998618602753" calcext:value-type="float">
            <text:p>-0,0560998619</text:p>
          </table:table-cell>
          <table:table-cell table:style-name="ce1" office:value-type="float" office:value="3.97232723236084" calcext:value-type="float">
            <text:p>3,9723272324</text:p>
          </table:table-cell>
          <table:table-cell table:style-name="ce1" office:value-type="float" office:value="-1.1559100151062" calcext:value-type="float">
            <text:p>-1,1559100151</text:p>
          </table:table-cell>
        </table:table-row>
        <table:table-row table:style-name="ro1">
          <table:table-cell table:style-name="ce1" office:value-type="string" calcext:value-type="string">
            <text:p>2.1722190380096436</text:p>
          </table:table-cell>
          <table:table-cell table:style-name="ce1" office:value-type="string" calcext:value-type="string">
            <text:p>0.016614675521850586</text:p>
          </table:table-cell>
          <table:table-cell table:style-name="ce1" office:value-type="string" calcext:value-type="string">
            <text:p>64.44384026527405</text:p>
          </table:table-cell>
          <table:table-cell table:style-name="ce1" office:value-type="float" office:value="0.0477231132774901" calcext:value-type="float">
            <text:p>0,0477231133</text:p>
          </table:table-cell>
          <table:table-cell table:style-name="ce1" office:value-type="float" office:value="-0.0635601654418825" calcext:value-type="float">
            <text:p>-0,0635601654</text:p>
          </table:table-cell>
          <table:table-cell table:style-name="ce1" office:value-type="float" office:value="0.998131183930385" calcext:value-type="float">
            <text:p>0,9981311839</text:p>
          </table:table-cell>
          <table:table-cell table:style-name="ce1" office:value-type="float" office:value="-0.0480139953770995" calcext:value-type="float">
            <text:p>-0,0480139954</text:p>
          </table:table-cell>
          <table:table-cell table:number-columns-repeated="2" table:style-name="ce1" office:value-type="float" office:value="0.0267510329143496" calcext:value-type="float">
            <text:p>0,0267510329</text:p>
          </table:table-cell>
          <table:table-cell table:style-name="ce1" office:value-type="float" office:value="-0.0672913268208504" calcext:value-type="float">
            <text:p>-0,0672913268</text:p>
          </table:table-cell>
          <table:table-cell table:style-name="ce1" office:value-type="float" office:value="3.97862458229065" calcext:value-type="float">
            <text:p>3,9786245823</text:p>
          </table:table-cell>
          <table:table-cell table:style-name="ce1" office:value-type="float" office:value="-1.13554930686951" calcext:value-type="float">
            <text:p>-1,1355493069</text:p>
          </table:table-cell>
          <table:table-cell table:style-name="ce1" office:value-type="string" calcext:value-type="string">
            <text:p>-0.04801399537709953</text:p>
          </table:table-cell>
          <table:table-cell table:style-name="ce1" office:value-type="string" calcext:value-type="string">
            <text:p>0.026751032914349597</text:p>
          </table:table-cell>
          <table:table-cell table:style-name="ce1" office:value-type="string" calcext:value-type="string">
            <text:p>-0.08150567976608519</text:p>
          </table:table-cell>
          <table:table-cell table:style-name="ce1" office:value-type="float" office:value="-0.0131888586325703" calcext:value-type="float">
            <text:p>-0,0131888586</text:p>
          </table:table-cell>
          <table:table-cell table:style-name="ce1" office:value-type="float" office:value="0.0164598936565726" calcext:value-type="float">
            <text:p>0,0164598937</text:p>
          </table:table-cell>
          <table:table-cell table:style-name="ce1" office:value-type="float" office:value="-0.0366914531142623" calcext:value-type="float">
            <text:p>-0,0366914531</text:p>
          </table:table-cell>
          <table:table-cell table:style-name="ce1" office:value-type="float" office:value="-0.505809947828675" calcext:value-type="float">
            <text:p>-0,5058099478</text:p>
          </table:table-cell>
          <table:table-cell table:style-name="ce1" office:value-type="float" office:value="0.150903656109102" calcext:value-type="float">
            <text:p>0,150903656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98235694091287" calcext:value-type="float">
            <text:p>0,0298235694</text:p>
          </table:table-cell>
          <table:table-cell table:style-name="ce1" office:value-type="float" office:value="-0.0139547010184698" calcext:value-type="float">
            <text:p>-0,013954701</text:p>
          </table:table-cell>
          <table:table-cell table:style-name="ce1" office:value-type="float" office:value="0.0474309339270858" calcext:value-type="float">
            <text:p>0,0474309339</text:p>
          </table:table-cell>
          <table:table-cell table:style-name="ce1" office:value-type="float" office:value="0.50758695602417" calcext:value-type="float">
            <text:p>0,507586956</text:p>
          </table:table-cell>
          <table:table-cell table:number-columns-repeated="2" table:style-name="ce1" office:value-type="float" office:value="0.507585048675537" calcext:value-type="float">
            <text:p>0,5075850487</text:p>
          </table:table-cell>
          <table:table-cell table:style-name="ce1" office:value-type="float" office:value="-0.0672913268208504" calcext:value-type="float">
            <text:p>-0,0672913268</text:p>
          </table:table-cell>
          <table:table-cell table:style-name="ce1" office:value-type="float" office:value="3.97862458229065" calcext:value-type="float">
            <text:p>3,9786245823</text:p>
          </table:table-cell>
          <table:table-cell table:style-name="ce1" office:value-type="float" office:value="-1.13554930686951" calcext:value-type="float">
            <text:p>-1,1355493069</text:p>
          </table:table-cell>
        </table:table-row>
        <table:table-row table:style-name="ro1">
          <table:table-cell table:style-name="ce1" office:value-type="string" calcext:value-type="string">
            <text:p>2.1972579956054688</text:p>
          </table:table-cell>
          <table:table-cell table:style-name="ce1" office:value-type="string" calcext:value-type="string">
            <text:p>0.025038957595825195</text:p>
          </table:table-cell>
          <table:table-cell table:style-name="ce1" office:value-type="string" calcext:value-type="string">
            <text:p>65.01893925666809</text:p>
          </table:table-cell>
          <table:table-cell table:style-name="ce1" office:value-type="float" office:value="0.0295417325191752" calcext:value-type="float">
            <text:p>0,0295417325</text:p>
          </table:table-cell>
          <table:table-cell table:style-name="ce1" office:value-type="float" office:value="-0.0544613249553942" calcext:value-type="float">
            <text:p>-0,054461325</text:p>
          </table:table-cell>
          <table:table-cell table:style-name="ce1" office:value-type="float" office:value="0.974642462936449" calcext:value-type="float">
            <text:p>0,9746424629</text:p>
          </table:table-cell>
          <table:table-cell table:style-name="ce1" office:value-type="float" office:value="-0.0490781509085955" calcext:value-type="float">
            <text:p>-0,0490781509</text:p>
          </table:table-cell>
          <table:table-cell table:number-columns-repeated="2" table:style-name="ce1" office:value-type="float" office:value="0.028922297076782" calcext:value-type="float">
            <text:p>0,0289222971</text:p>
          </table:table-cell>
          <table:table-cell table:style-name="ce1" office:value-type="float" office:value="-0.0799997895956039" calcext:value-type="float">
            <text:p>-0,0799997896</text:p>
          </table:table-cell>
          <table:table-cell table:style-name="ce1" office:value-type="float" office:value="3.98482298851013" calcext:value-type="float">
            <text:p>3,9848229885</text:p>
          </table:table-cell>
          <table:table-cell table:style-name="ce1" office:value-type="float" office:value="-1.11451327800751" calcext:value-type="float">
            <text:p>-1,114513278</text:p>
          </table:table-cell>
          <table:table-cell table:style-name="ce1" office:value-type="string" calcext:value-type="string">
            <text:p>-0.049078150908595464</text:p>
          </table:table-cell>
          <table:table-cell table:style-name="ce1" office:value-type="string" calcext:value-type="string">
            <text:p>0.02892229707678199</text:p>
          </table:table-cell>
          <table:table-cell table:style-name="ce1" office:value-type="string" calcext:value-type="string">
            <text:p>-0.08197639403184788</text:p>
          </table:table-cell>
          <table:table-cell table:style-name="ce1" office:value-type="float" office:value="-0.0119307783193725" calcext:value-type="float">
            <text:p>-0,0119307783</text:p>
          </table:table-cell>
          <table:table-cell table:style-name="ce1" office:value-type="float" office:value="0.0158900413604706" calcext:value-type="float">
            <text:p>0,0158900414</text:p>
          </table:table-cell>
          <table:table-cell table:style-name="ce1" office:value-type="float" office:value="-0.03630282156438" calcext:value-type="float">
            <text:p>-0,0363028216</text:p>
          </table:table-cell>
          <table:table-cell table:style-name="ce1" office:value-type="float" office:value="-0.533125911357638" calcext:value-type="float">
            <text:p>-0,5331259114</text:p>
          </table:table-cell>
          <table:table-cell table:style-name="ce1" office:value-type="float" office:value="0.187284439949424" calcext:value-type="float">
            <text:p>0,187284439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879185670829536" calcext:value-type="float">
            <text:p>0,0087918567</text:p>
          </table:table-cell>
          <table:table-cell table:style-name="ce1" office:value-type="float" office:value="-0.00398231180247813" calcext:value-type="float">
            <text:p>-0,0039823118</text:p>
          </table:table-cell>
          <table:table-cell table:style-name="ce1" office:value-type="float" office:value="0.0130571013012857" calcext:value-type="float">
            <text:p>0,0130571013</text:p>
          </table:table-cell>
          <table:table-cell table:style-name="ce1" office:value-type="float" office:value="0.572384357452393" calcext:value-type="float">
            <text:p>0,5723843575</text:p>
          </table:table-cell>
          <table:table-cell table:style-name="ce1" office:value-type="float" office:value="0.572383403778076" calcext:value-type="float">
            <text:p>0,5723834038</text:p>
          </table:table-cell>
          <table:table-cell table:style-name="ce1" office:value-type="float" office:value="0.572384595870972" calcext:value-type="float">
            <text:p>0,5723845959</text:p>
          </table:table-cell>
          <table:table-cell table:style-name="ce1" office:value-type="float" office:value="-0.0799997895956039" calcext:value-type="float">
            <text:p>-0,0799997896</text:p>
          </table:table-cell>
          <table:table-cell table:style-name="ce1" office:value-type="float" office:value="3.98482298851013" calcext:value-type="float">
            <text:p>3,9848229885</text:p>
          </table:table-cell>
          <table:table-cell table:style-name="ce1" office:value-type="float" office:value="-1.11451327800751" calcext:value-type="float">
            <text:p>-1,114513278</text:p>
          </table:table-cell>
        </table:table-row>
        <table:table-row table:style-name="ro1">
          <table:table-cell table:style-name="ce1" office:value-type="string" calcext:value-type="string">
            <text:p>2.2119290828704834</text:p>
          </table:table-cell>
          <table:table-cell table:style-name="ce1" office:value-type="string" calcext:value-type="string">
            <text:p>0.014671087265014648</text:p>
          </table:table-cell>
          <table:table-cell table:style-name="ce1" office:value-type="string" calcext:value-type="string">
            <text:p>65.58679914474487</text:p>
          </table:table-cell>
          <table:table-cell table:style-name="ce1" office:value-type="float" office:value="0.0130683469706801" calcext:value-type="float">
            <text:p>0,013068347</text:p>
          </table:table-cell>
          <table:table-cell table:style-name="ce1" office:value-type="float" office:value="-0.0464827050972316" calcext:value-type="float">
            <text:p>-0,0464827051</text:p>
          </table:table-cell>
          <table:table-cell table:style-name="ce1" office:value-type="float" office:value="0.957333869404263" calcext:value-type="float">
            <text:p>0,9573338694</text:p>
          </table:table-cell>
          <table:table-cell table:style-name="ce1" office:value-type="float" office:value="-0.0452531350018846" calcext:value-type="float">
            <text:p>-0,045253135</text:p>
          </table:table-cell>
          <table:table-cell table:number-columns-repeated="2" table:style-name="ce1" office:value-type="float" office:value="0.0285761909165772" calcext:value-type="float">
            <text:p>0,0285761909</text:p>
          </table:table-cell>
          <table:table-cell table:style-name="ce1" office:value-type="float" office:value="-0.093690037727356" calcext:value-type="float">
            <text:p>-0,0936900377</text:p>
          </table:table-cell>
          <table:table-cell table:style-name="ce1" office:value-type="float" office:value="3.991206407547" calcext:value-type="float">
            <text:p>3,9912064075</text:p>
          </table:table-cell>
          <table:table-cell table:style-name="ce1" office:value-type="float" office:value="-1.09362256526947" calcext:value-type="float">
            <text:p>-1,0936225653</text:p>
          </table:table-cell>
          <table:table-cell table:style-name="ce1" office:value-type="string" calcext:value-type="string">
            <text:p>-0.04525313500188457</text:p>
          </table:table-cell>
          <table:table-cell table:style-name="ce1" office:value-type="string" calcext:value-type="string">
            <text:p>0.028576190916577197</text:p>
          </table:table-cell>
          <table:table-cell table:style-name="ce1" office:value-type="string" calcext:value-type="string">
            <text:p>-0.08004671154924367</text:p>
          </table:table-cell>
          <table:table-cell table:style-name="ce1" office:value-type="float" office:value="-0.00738543312979379" calcext:value-type="float">
            <text:p>-0,0073854331</text:p>
          </table:table-cell>
          <table:table-cell table:style-name="ce1" office:value-type="float" office:value="0.0136153312388486" calcext:value-type="float">
            <text:p>0,0136153312</text:p>
          </table:table-cell>
          <table:table-cell table:style-name="ce1" office:value-type="float" office:value="-0.0350814080726953" calcext:value-type="float">
            <text:p>-0,0350814081</text:p>
          </table:table-cell>
          <table:table-cell table:style-name="ce1" office:value-type="float" office:value="-0.549891566359438" calcext:value-type="float">
            <text:p>-0,5498915664</text:p>
          </table:table-cell>
          <table:table-cell table:style-name="ce1" office:value-type="float" office:value="0.218192741322261" calcext:value-type="float">
            <text:p>0,218192741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320362960548669" calcext:value-type="float">
            <text:p>0,0320362961</text:p>
          </table:table-cell>
          <table:table-cell table:style-name="ce1" office:value-type="float" office:value="-0.0160324212733159" calcext:value-type="float">
            <text:p>-0,0160324213</text:p>
          </table:table-cell>
          <table:table-cell table:style-name="ce1" office:value-type="float" office:value="0.0413878609380657" calcext:value-type="float">
            <text:p>0,0413878609</text:p>
          </table:table-cell>
          <table:table-cell table:style-name="ce1" office:value-type="float" office:value="0.567524433135986" calcext:value-type="float">
            <text:p>0,5675244331</text:p>
          </table:table-cell>
          <table:table-cell table:style-name="ce1" office:value-type="float" office:value="0.567527532577515" calcext:value-type="float">
            <text:p>0,5675275326</text:p>
          </table:table-cell>
          <table:table-cell table:style-name="ce1" office:value-type="float" office:value="0.567526817321777" calcext:value-type="float">
            <text:p>0,5675268173</text:p>
          </table:table-cell>
          <table:table-cell table:style-name="ce1" office:value-type="float" office:value="-0.093690037727356" calcext:value-type="float">
            <text:p>-0,0936900377</text:p>
          </table:table-cell>
          <table:table-cell table:style-name="ce1" office:value-type="float" office:value="3.991206407547" calcext:value-type="float">
            <text:p>3,9912064075</text:p>
          </table:table-cell>
          <table:table-cell table:style-name="ce1" office:value-type="float" office:value="-1.09362256526947" calcext:value-type="float">
            <text:p>-1,0936225653</text:p>
          </table:table-cell>
        </table:table-row>
        <table:table-row table:style-name="ro1">
          <table:table-cell table:style-name="ce1" office:value-type="string" calcext:value-type="string">
            <text:p>2.22795033454895</text:p>
          </table:table-cell>
          <table:table-cell table:style-name="ce1" office:value-type="string" calcext:value-type="string">
            <text:p>0.016021251678466797</text:p>
          </table:table-cell>
          <table:table-cell table:style-name="ce1" office:value-type="string" calcext:value-type="string">
            <text:p>66.18166971206665</text:p>
          </table:table-cell>
          <table:table-cell table:style-name="ce1" office:value-type="float" office:value="-0.000247514806687832" calcext:value-type="float">
            <text:p>-0,0002475148</text:p>
          </table:table-cell>
          <table:table-cell table:style-name="ce1" office:value-type="float" office:value="-0.039300521989468" calcext:value-type="float">
            <text:p>-0,039300522</text:p>
          </table:table-cell>
          <table:table-cell table:style-name="ce1" office:value-type="float" office:value="0.939020684471837" calcext:value-type="float">
            <text:p>0,9390206845</text:p>
          </table:table-cell>
          <table:table-cell table:style-name="ce1" office:value-type="float" office:value="-0.0417642321987535" calcext:value-type="float">
            <text:p>-0,0417642322</text:p>
          </table:table-cell>
          <table:table-cell table:number-columns-repeated="2" table:style-name="ce1" office:value-type="float" office:value="0.0285693165643214" calcext:value-type="float">
            <text:p>0,0285693166</text:p>
          </table:table-cell>
          <table:table-cell table:style-name="ce1" office:value-type="float" office:value="-0.106180392205715" calcext:value-type="float">
            <text:p>-0,1061803922</text:p>
          </table:table-cell>
          <table:table-cell table:style-name="ce1" office:value-type="float" office:value="3.99857330322266" calcext:value-type="float">
            <text:p>3,9985733032</text:p>
          </table:table-cell>
          <table:table-cell table:style-name="ce1" office:value-type="float" office:value="-1.07334494590759" calcext:value-type="float">
            <text:p>-1,0733449459</text:p>
          </table:table-cell>
          <table:table-cell table:style-name="ce1" office:value-type="string" calcext:value-type="string">
            <text:p>-0.04176423219875346</text:p>
          </table:table-cell>
          <table:table-cell table:style-name="ce1" office:value-type="string" calcext:value-type="string">
            <text:p>0.028569316564321413</text:p>
          </table:table-cell>
          <table:table-cell table:style-name="ce1" office:value-type="string" calcext:value-type="string">
            <text:p>-0.07945431596756204</text:p>
          </table:table-cell>
          <table:table-cell table:style-name="ce1" office:value-type="float" office:value="-0.00326708674267003" calcext:value-type="float">
            <text:p>-0,0032670867</text:p>
          </table:table-cell>
          <table:table-cell table:style-name="ce1" office:value-type="float" office:value="0.0116206762743079" calcext:value-type="float">
            <text:p>0,0116206763</text:p>
          </table:table-cell>
          <table:table-cell table:style-name="ce1" office:value-type="float" office:value="-0.0341813612090217" calcext:value-type="float">
            <text:p>-0,0341813612</text:p>
          </table:table-cell>
          <table:table-cell table:style-name="ce1" office:value-type="float" office:value="-0.557669551288998" calcext:value-type="float">
            <text:p>-0,5576695513</text:p>
          </table:table-cell>
          <table:table-cell table:style-name="ce1" office:value-type="float" office:value="0.245857853893773" calcext:value-type="float">
            <text:p>0,245857853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76781094434064" calcext:value-type="float">
            <text:p>0,0276781094</text:p>
          </table:table-cell>
          <table:table-cell table:style-name="ce1" office:value-type="float" office:value="-0.0134056144897742" calcext:value-type="float">
            <text:p>-0,0134056145</text:p>
          </table:table-cell>
          <table:table-cell table:style-name="ce1" office:value-type="float" office:value="0.0290818096583851" calcext:value-type="float">
            <text:p>0,0290818097</text:p>
          </table:table-cell>
          <table:table-cell table:style-name="ce1" office:value-type="float" office:value="0.595177412033081" calcext:value-type="float">
            <text:p>0,595177412</text:p>
          </table:table-cell>
          <table:table-cell table:style-name="ce1" office:value-type="float" office:value="0.595170021057129" calcext:value-type="float">
            <text:p>0,5951700211</text:p>
          </table:table-cell>
          <table:table-cell table:style-name="ce1" office:value-type="float" office:value="0.595169067382813" calcext:value-type="float">
            <text:p>0,5951690674</text:p>
          </table:table-cell>
          <table:table-cell table:style-name="ce1" office:value-type="float" office:value="-0.106180392205715" calcext:value-type="float">
            <text:p>-0,1061803922</text:p>
          </table:table-cell>
          <table:table-cell table:style-name="ce1" office:value-type="float" office:value="3.99857330322266" calcext:value-type="float">
            <text:p>3,9985733032</text:p>
          </table:table-cell>
          <table:table-cell table:style-name="ce1" office:value-type="float" office:value="-1.07334494590759" calcext:value-type="float">
            <text:p>-1,0733449459</text:p>
          </table:table-cell>
        </table:table-row>
        <table:table-row table:style-name="ro1">
          <table:table-cell table:style-name="ce1" office:value-type="string" calcext:value-type="string">
            <text:p>2.240922451019287</text:p>
          </table:table-cell>
          <table:table-cell table:style-name="ce1" office:value-type="string" calcext:value-type="string">
            <text:p>0.012972116470336914</text:p>
          </table:table-cell>
          <table:table-cell table:style-name="ce1" office:value-type="string" calcext:value-type="string">
            <text:p>66.69930410385132</text:p>
          </table:table-cell>
          <table:table-cell table:style-name="ce1" office:value-type="float" office:value="-0.0155264152096079" calcext:value-type="float">
            <text:p>-0,0155264152</text:p>
          </table:table-cell>
          <table:table-cell table:style-name="ce1" office:value-type="float" office:value="-0.030903041010642" calcext:value-type="float">
            <text:p>-0,030903041</text:p>
          </table:table-cell>
          <table:table-cell table:style-name="ce1" office:value-type="float" office:value="0.919401732491858" calcext:value-type="float">
            <text:p>0,9194017325</text:p>
          </table:table-cell>
          <table:table-cell table:style-name="ce1" office:value-type="float" office:value="-0.0384646525866383" calcext:value-type="float">
            <text:p>-0,0384646526</text:p>
          </table:table-cell>
          <table:table-cell table:number-columns-repeated="2" table:style-name="ce1" office:value-type="float" office:value="0.0281895477525582" calcext:value-type="float">
            <text:p>0,0281895478</text:p>
          </table:table-cell>
          <table:table-cell table:style-name="ce1" office:value-type="float" office:value="-0.117713086307049" calcext:value-type="float">
            <text:p>-0,1177130863</text:p>
          </table:table-cell>
          <table:table-cell table:style-name="ce1" office:value-type="float" office:value="4.00603342056274" calcext:value-type="float">
            <text:p>4,0060334206</text:p>
          </table:table-cell>
          <table:table-cell table:style-name="ce1" office:value-type="float" office:value="-1.05370652675629" calcext:value-type="float">
            <text:p>-1,0537065268</text:p>
          </table:table-cell>
          <table:table-cell table:style-name="ce1" office:value-type="string" calcext:value-type="string">
            <text:p>-0.038464652586638275</text:p>
          </table:table-cell>
          <table:table-cell table:style-name="ce1" office:value-type="string" calcext:value-type="string">
            <text:p>0.02818954775255818</text:p>
          </table:table-cell>
          <table:table-cell table:style-name="ce1" office:value-type="string" calcext:value-type="string">
            <text:p>-0.0783450769678897</text:p>
          </table:table-cell>
          <table:table-cell table:style-name="ce1" office:value-type="float" office:value="0.000061878701671958" calcext:value-type="float">
            <text:p>6,1878701671958E-05</text:p>
          </table:table-cell>
          <table:table-cell table:style-name="ce1" office:value-type="float" office:value="0.00982513049736699" calcext:value-type="float">
            <text:p>0,0098251305</text:p>
          </table:table-cell>
          <table:table-cell table:style-name="ce1" office:value-type="float" office:value="-0.0332290755925355" calcext:value-type="float">
            <text:p>-0,0332290756</text:p>
          </table:table-cell>
          <table:table-cell table:style-name="ce1" office:value-type="float" office:value="-0.557541361956778" calcext:value-type="float">
            <text:p>-0,557541362</text:p>
          </table:table-cell>
          <table:table-cell table:style-name="ce1" office:value-type="float" office:value="0.266211949901363" calcext:value-type="float">
            <text:p>0,266211949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57109768545767" calcext:value-type="float">
            <text:p>0,0257109769</text:p>
          </table:table-cell>
          <table:table-cell table:style-name="ce1" office:value-type="float" office:value="-0.0138676532258567" calcext:value-type="float">
            <text:p>-0,0138676532</text:p>
          </table:table-cell>
          <table:table-cell table:style-name="ce1" office:value-type="float" office:value="0.0353599449858324" calcext:value-type="float">
            <text:p>0,035359945</text:p>
          </table:table-cell>
          <table:table-cell table:style-name="ce1" office:value-type="float" office:value="0.517905712127686" calcext:value-type="float">
            <text:p>0,5179057121</text:p>
          </table:table-cell>
          <table:table-cell table:style-name="ce1" office:value-type="float" office:value="0.517909049987793" calcext:value-type="float">
            <text:p>0,51790905</text:p>
          </table:table-cell>
          <table:table-cell table:style-name="ce1" office:value-type="float" office:value="0.517907619476318" calcext:value-type="float">
            <text:p>0,5179076195</text:p>
          </table:table-cell>
          <table:table-cell table:style-name="ce1" office:value-type="float" office:value="-0.117713086307049" calcext:value-type="float">
            <text:p>-0,1177130863</text:p>
          </table:table-cell>
          <table:table-cell table:style-name="ce1" office:value-type="float" office:value="4.00603342056274" calcext:value-type="float">
            <text:p>4,0060334206</text:p>
          </table:table-cell>
          <table:table-cell table:style-name="ce1" office:value-type="float" office:value="-1.05370652675629" calcext:value-type="float">
            <text:p>-1,0537065268</text:p>
          </table:table-cell>
        </table:table-row>
        <table:table-row table:style-name="ro1">
          <table:table-cell table:style-name="ce1" office:value-type="string" calcext:value-type="string">
            <text:p>2.260270118713379</text:p>
          </table:table-cell>
          <table:table-cell table:style-name="ce1" office:value-type="string" calcext:value-type="string">
            <text:p>0.019347667694091797</text:p>
          </table:table-cell>
          <table:table-cell table:style-name="ce1" office:value-type="string" calcext:value-type="string">
            <text:p>67.36285042762756</text:p>
          </table:table-cell>
          <table:table-cell table:style-name="ce1" office:value-type="float" office:value="-0.0228802703815386" calcext:value-type="float">
            <text:p>-0,0228802704</text:p>
          </table:table-cell>
          <table:table-cell table:style-name="ce1" office:value-type="float" office:value="-0.0260581903700015" calcext:value-type="float">
            <text:p>-0,0260581904</text:p>
          </table:table-cell>
          <table:table-cell table:style-name="ce1" office:value-type="float" office:value="0.906662383933126" calcext:value-type="float">
            <text:p>0,9066623839</text:p>
          </table:table-cell>
          <table:table-cell table:style-name="ce1" office:value-type="float" office:value="-0.0339744849294864" calcext:value-type="float">
            <text:p>-0,0339744849</text:p>
          </table:table-cell>
          <table:table-cell table:number-columns-repeated="2" table:style-name="ce1" office:value-type="float" office:value="0.027559136639882" calcext:value-type="float">
            <text:p>0,0275591366</text:p>
          </table:table-cell>
          <table:table-cell table:style-name="ce1" office:value-type="float" office:value="-0.12888939678669" calcext:value-type="float">
            <text:p>-0,1288893968</text:p>
          </table:table-cell>
          <table:table-cell table:style-name="ce1" office:value-type="float" office:value="4.01361179351807" calcext:value-type="float">
            <text:p>4,0136117935</text:p>
          </table:table-cell>
          <table:table-cell table:style-name="ce1" office:value-type="float" office:value="-1.03362655639648" calcext:value-type="float">
            <text:p>-1,0336265564</text:p>
          </table:table-cell>
          <table:table-cell table:style-name="ce1" office:value-type="string" calcext:value-type="string">
            <text:p>-0.03397448492948642</text:p>
          </table:table-cell>
          <table:table-cell table:style-name="ce1" office:value-type="string" calcext:value-type="string">
            <text:p>0.02755913663988202</text:p>
          </table:table-cell>
          <table:table-cell table:style-name="ce1" office:value-type="string" calcext:value-type="string">
            <text:p>-0.07747406404344745</text:p>
          </table:table-cell>
          <table:table-cell table:style-name="ce1" office:value-type="float" office:value="0.00388160380240196" calcext:value-type="float">
            <text:p>0,0038816038</text:p>
          </table:table-cell>
          <table:table-cell table:style-name="ce1" office:value-type="float" office:value="0.00772576025266051" calcext:value-type="float">
            <text:p>0,0077257603</text:p>
          </table:table-cell>
          <table:table-cell table:style-name="ce1" office:value-type="float" office:value="-0.0322088900895766" calcext:value-type="float">
            <text:p>-0,0322088901</text:p>
          </table:table-cell>
          <table:table-cell table:style-name="ce1" office:value-type="float" office:value="-0.547178038477886" calcext:value-type="float">
            <text:p>-0,5471780385</text:p>
          </table:table-cell>
          <table:table-cell table:style-name="ce1" office:value-type="float" office:value="0.286838691497258" calcext:value-type="float">
            <text:p>0,286838691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28909723878788" calcext:value-type="float">
            <text:p>0,0228909724</text:p>
          </table:table-cell>
          <table:table-cell table:style-name="ce1" office:value-type="float" office:value="-0.0125811291070028" calcext:value-type="float">
            <text:p>-0,0125811291</text:p>
          </table:table-cell>
          <table:table-cell table:style-name="ce1" office:value-type="float" office:value="0.0293930418451672" calcext:value-type="float">
            <text:p>0,0293930418</text:p>
          </table:table-cell>
          <table:table-cell table:style-name="ce1" office:value-type="float" office:value="0.667464017868042" calcext:value-type="float">
            <text:p>0,6674640179</text:p>
          </table:table-cell>
          <table:table-cell table:style-name="ce1" office:value-type="float" office:value="0.667466402053833" calcext:value-type="float">
            <text:p>0,6674664021</text:p>
          </table:table-cell>
          <table:table-cell table:style-name="ce1" office:value-type="float" office:value="0.667469263076782" calcext:value-type="float">
            <text:p>0,6674692631</text:p>
          </table:table-cell>
          <table:table-cell table:style-name="ce1" office:value-type="float" office:value="-0.12888939678669" calcext:value-type="float">
            <text:p>-0,1288893968</text:p>
          </table:table-cell>
          <table:table-cell table:style-name="ce1" office:value-type="float" office:value="4.01361179351807" calcext:value-type="float">
            <text:p>4,0136117935</text:p>
          </table:table-cell>
          <table:table-cell table:style-name="ce1" office:value-type="float" office:value="-1.03362655639648" calcext:value-type="float">
            <text:p>-1,0336265564</text:p>
          </table:table-cell>
        </table:table-row>
        <table:table-row table:style-name="ro1">
          <table:table-cell table:style-name="ce1" office:value-type="string" calcext:value-type="string">
            <text:p>2.2749438285827637</text:p>
          </table:table-cell>
          <table:table-cell table:style-name="ce1" office:value-type="string" calcext:value-type="string">
            <text:p>0.014673709869384766</text:p>
          </table:table-cell>
          <table:table-cell table:style-name="ce1" office:value-type="string" calcext:value-type="string">
            <text:p>68.16298747062683</text:p>
          </table:table-cell>
          <table:table-cell table:style-name="ce1" office:value-type="float" office:value="-0.0409579202532768" calcext:value-type="float">
            <text:p>-0,0409579203</text:p>
          </table:table-cell>
          <table:table-cell table:style-name="ce1" office:value-type="float" office:value="-0.0143161444999508" calcext:value-type="float">
            <text:p>-0,0143161445</text:p>
          </table:table-cell>
          <table:table-cell table:style-name="ce1" office:value-type="float" office:value="0.884810158499965" calcext:value-type="float">
            <text:p>0,8848101585</text:p>
          </table:table-cell>
          <table:table-cell table:style-name="ce1" office:value-type="float" office:value="-0.0311277639867098" calcext:value-type="float">
            <text:p>-0,031127764</text:p>
          </table:table-cell>
          <table:table-cell table:number-columns-repeated="2" table:style-name="ce1" office:value-type="float" office:value="0.027925945987624" calcext:value-type="float">
            <text:p>0,027925946</text:p>
          </table:table-cell>
          <table:table-cell table:style-name="ce1" office:value-type="float" office:value="-0.140170857310295" calcext:value-type="float">
            <text:p>-0,1401708573</text:p>
          </table:table-cell>
          <table:table-cell table:style-name="ce1" office:value-type="float" office:value="4.02120447158814" calcext:value-type="float">
            <text:p>4,0212044716</text:p>
          </table:table-cell>
          <table:table-cell table:style-name="ce1" office:value-type="float" office:value="-1.01378190517426" calcext:value-type="float">
            <text:p>-1,0137819052</text:p>
          </table:table-cell>
          <table:table-cell table:style-name="ce1" office:value-type="string" calcext:value-type="string">
            <text:p>-0.031127763986709817</text:p>
          </table:table-cell>
          <table:table-cell table:style-name="ce1" office:value-type="string" calcext:value-type="string">
            <text:p>0.027925945987624032</text:p>
          </table:table-cell>
          <table:table-cell table:style-name="ce1" office:value-type="string" calcext:value-type="string">
            <text:p>-0.07714618918210331</text:p>
          </table:table-cell>
          <table:table-cell table:style-name="ce1" office:value-type="float" office:value="0.00572006759538465" calcext:value-type="float">
            <text:p>0,0057200676</text:p>
          </table:table-cell>
          <table:table-cell table:style-name="ce1" office:value-type="float" office:value="0.00651454759250039" calcext:value-type="float">
            <text:p>0,0065145476</text:p>
          </table:table-cell>
          <table:table-cell table:style-name="ce1" office:value-type="float" office:value="-0.0315464439645226" calcext:value-type="float">
            <text:p>-0,031546444</text:p>
          </table:table-cell>
          <table:table-cell table:style-name="ce1" office:value-type="float" office:value="-0.528972140198516" calcext:value-type="float">
            <text:p>-0,5289721402</text:p>
          </table:table-cell>
          <table:table-cell table:style-name="ce1" office:value-type="float" office:value="0.307573276249064" calcext:value-type="float">
            <text:p>0,307573276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924196060521294" calcext:value-type="float">
            <text:p>0,0092419606</text:p>
          </table:table-cell>
          <table:table-cell table:style-name="ce1" office:value-type="float" office:value="-0.00608876627235251" calcext:value-type="float">
            <text:p>-0,0060887663</text:p>
          </table:table-cell>
          <table:table-cell table:style-name="ce1" office:value-type="float" office:value="0.01601019129677" calcext:value-type="float">
            <text:p>0,0160101913</text:p>
          </table:table-cell>
          <table:table-cell table:style-name="ce1" office:value-type="float" office:value="0.795702934265137" calcext:value-type="float">
            <text:p>0,7957029343</text:p>
          </table:table-cell>
          <table:table-cell table:style-name="ce1" office:value-type="float" office:value="0.795703172683716" calcext:value-type="float">
            <text:p>0,7957031727</text:p>
          </table:table-cell>
          <table:table-cell table:style-name="ce1" office:value-type="float" office:value="0.795702457427979" calcext:value-type="float">
            <text:p>0,7957024574</text:p>
          </table:table-cell>
          <table:table-cell table:style-name="ce1" office:value-type="float" office:value="-0.140170857310295" calcext:value-type="float">
            <text:p>-0,1401708573</text:p>
          </table:table-cell>
          <table:table-cell table:style-name="ce1" office:value-type="float" office:value="4.02120447158814" calcext:value-type="float">
            <text:p>4,0212044716</text:p>
          </table:table-cell>
          <table:table-cell table:style-name="ce1" office:value-type="float" office:value="-1.01378190517426" calcext:value-type="float">
            <text:p>-1,0137819052</text:p>
          </table:table-cell>
        </table:table-row>
        <table:table-row table:style-name="ro1">
          <table:table-cell table:style-name="ce1" office:value-type="string" calcext:value-type="string">
            <text:p>2.29864764213562</text:p>
          </table:table-cell>
          <table:table-cell table:style-name="ce1" office:value-type="string" calcext:value-type="string">
            <text:p>0.023703813552856445</text:p>
          </table:table-cell>
          <table:table-cell table:style-name="ce1" office:value-type="string" calcext:value-type="string">
            <text:p>68.7968258857727</text:p>
          </table:table-cell>
          <table:table-cell table:style-name="ce1" office:value-type="float" office:value="-0.0526450072576142" calcext:value-type="float">
            <text:p>-0,0526450073</text:p>
          </table:table-cell>
          <table:table-cell table:style-name="ce1" office:value-type="float" office:value="-0.00555136072288417" calcext:value-type="float">
            <text:p>-0,0055513607</text:p>
          </table:table-cell>
          <table:table-cell table:style-name="ce1" office:value-type="float" office:value="0.867062594419644" calcext:value-type="float">
            <text:p>0,8670625944</text:p>
          </table:table-cell>
          <table:table-cell table:style-name="ce1" office:value-type="float" office:value="-0.0244149544725814" calcext:value-type="float">
            <text:p>-0,0244149545</text:p>
          </table:table-cell>
          <table:table-cell table:number-columns-repeated="2" table:style-name="ce1" office:value-type="float" office:value="0.025383273736572" calcext:value-type="float">
            <text:p>0,0253832737</text:p>
          </table:table-cell>
          <table:table-cell table:style-name="ce1" office:value-type="float" office:value="-0.150549918413162" calcext:value-type="float">
            <text:p>-0,1505499184</text:p>
          </table:table-cell>
          <table:table-cell table:style-name="ce1" office:value-type="float" office:value="4.02864742279053" calcext:value-type="float">
            <text:p>4,0286474228</text:p>
          </table:table-cell>
          <table:table-cell table:style-name="ce1" office:value-type="float" office:value="-0.994608163833618" calcext:value-type="float">
            <text:p>-0,9946081638</text:p>
          </table:table-cell>
          <table:table-cell table:style-name="ce1" office:value-type="string" calcext:value-type="string">
            <text:p>-0.02441495447258138</text:p>
          </table:table-cell>
          <table:table-cell table:style-name="ce1" office:value-type="string" calcext:value-type="string">
            <text:p>0.025383273736571985</text:p>
          </table:table-cell>
          <table:table-cell table:style-name="ce1" office:value-type="string" calcext:value-type="string">
            <text:p>-0.07554836876528062</text:p>
          </table:table-cell>
          <table:table-cell table:style-name="ce1" office:value-type="float" office:value="0.0102394800633192" calcext:value-type="float">
            <text:p>0,0102394801</text:p>
          </table:table-cell>
          <table:table-cell table:style-name="ce1" office:value-type="float" office:value="0.00357903612498769" calcext:value-type="float">
            <text:p>0,0035790361</text:p>
          </table:table-cell>
          <table:table-cell table:style-name="ce1" office:value-type="float" office:value="-0.0304101282419982" calcext:value-type="float">
            <text:p>-0,0304101282</text:p>
          </table:table-cell>
          <table:table-cell table:style-name="ce1" office:value-type="float" office:value="-0.503007150045811" calcext:value-type="float">
            <text:p>-0,50300715</text:p>
          </table:table-cell>
          <table:table-cell table:style-name="ce1" office:value-type="float" office:value="0.316648883347064" calcext:value-type="float">
            <text:p>0,316648883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85162034515998" calcext:value-type="float">
            <text:p>0,0285162035</text:p>
          </table:table-cell>
          <table:table-cell table:style-name="ce1" office:value-type="float" office:value="-0.0185222678312901" calcext:value-type="float">
            <text:p>-0,0185222678</text:p>
          </table:table-cell>
          <table:table-cell table:style-name="ce1" office:value-type="float" office:value="0.0344703790687024" calcext:value-type="float">
            <text:p>0,0344703791</text:p>
          </table:table-cell>
          <table:table-cell table:style-name="ce1" office:value-type="float" office:value="0.6339430809021" calcext:value-type="float">
            <text:p>0,6339430809</text:p>
          </table:table-cell>
          <table:table-cell table:number-columns-repeated="2" table:style-name="ce1" office:value-type="float" office:value="0.633942127227783" calcext:value-type="float">
            <text:p>0,6339421272</text:p>
          </table:table-cell>
          <table:table-cell table:style-name="ce1" office:value-type="float" office:value="-0.150549918413162" calcext:value-type="float">
            <text:p>-0,1505499184</text:p>
          </table:table-cell>
          <table:table-cell table:style-name="ce1" office:value-type="float" office:value="4.02864742279053" calcext:value-type="float">
            <text:p>4,0286474228</text:p>
          </table:table-cell>
          <table:table-cell table:style-name="ce1" office:value-type="float" office:value="-0.994608163833618" calcext:value-type="float">
            <text:p>-0,9946081638</text:p>
          </table:table-cell>
        </table:table-row>
        <table:table-row table:style-name="ro1">
          <table:table-cell table:style-name="ce1" office:value-type="string" calcext:value-type="string">
            <text:p>2.318826675415039</text:p>
          </table:table-cell>
          <table:table-cell table:style-name="ce1" office:value-type="string" calcext:value-type="string">
            <text:p>0.020179033279418945</text:p>
          </table:table-cell>
          <table:table-cell table:style-name="ce1" office:value-type="string" calcext:value-type="string">
            <text:p>69.49491047859192</text:p>
          </table:table-cell>
          <table:table-cell table:style-name="ce1" office:value-type="float" office:value="-0.0593320381867895" calcext:value-type="float">
            <text:p>-0,0593320382</text:p>
          </table:table-cell>
          <table:table-cell table:style-name="ce1" office:value-type="float" office:value="-0.0000254014596044097" calcext:value-type="float">
            <text:p>-2,54014596044097E-05</text:p>
          </table:table-cell>
          <table:table-cell table:style-name="ce1" office:value-type="float" office:value="0.846062034000585" calcext:value-type="float">
            <text:p>0,846062034</text:p>
          </table:table-cell>
          <table:table-cell table:style-name="ce1" office:value-type="float" office:value="-0.019149719628898" calcext:value-type="float">
            <text:p>-0,0191497196</text:p>
          </table:table-cell>
          <table:table-cell table:number-columns-repeated="2" table:style-name="ce1" office:value-type="float" office:value="0.023579821396877" calcext:value-type="float">
            <text:p>0,0235798214</text:p>
          </table:table-cell>
          <table:table-cell table:style-name="ce1" office:value-type="float" office:value="-0.158780172467232" calcext:value-type="float">
            <text:p>-0,1587801725</text:p>
          </table:table-cell>
          <table:table-cell table:style-name="ce1" office:value-type="float" office:value="4.03604650497437" calcext:value-type="float">
            <text:p>4,036046505</text:p>
          </table:table-cell>
          <table:table-cell table:style-name="ce1" office:value-type="float" office:value="-0.975544691085815" calcext:value-type="float">
            <text:p>-0,9755446911</text:p>
          </table:table-cell>
          <table:table-cell table:style-name="ce1" office:value-type="string" calcext:value-type="string">
            <text:p>-0.019149719628898</text:p>
          </table:table-cell>
          <table:table-cell table:style-name="ce1" office:value-type="string" calcext:value-type="string">
            <text:p>0.02357982139687704</text:p>
          </table:table-cell>
          <table:table-cell table:style-name="ce1" office:value-type="string" calcext:value-type="string">
            <text:p>-0.0748518206880566</text:p>
          </table:table-cell>
          <table:table-cell table:style-name="ce1" office:value-type="float" office:value="0.0131612518144036" calcext:value-type="float">
            <text:p>0,0131612518</text:p>
          </table:table-cell>
          <table:table-cell table:style-name="ce1" office:value-type="float" office:value="0.00138784018072104" calcext:value-type="float">
            <text:p>0,0013878402</text:p>
          </table:table-cell>
          <table:table-cell table:style-name="ce1" office:value-type="float" office:value="-0.0294872549098215" calcext:value-type="float">
            <text:p>-0,0294872549</text:p>
          </table:table-cell>
          <table:table-cell table:style-name="ce1" office:value-type="float" office:value="-0.466247971640988" calcext:value-type="float">
            <text:p>-0,4662479716</text:p>
          </table:table-cell>
          <table:table-cell table:style-name="ce1" office:value-type="float" office:value="0.32052509480793" calcext:value-type="float">
            <text:p>0,320525094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67377729009032" calcext:value-type="float">
            <text:p>0,0167377729</text:p>
          </table:table-cell>
          <table:table-cell table:style-name="ce1" office:value-type="float" office:value="-0.012552585661492" calcext:value-type="float">
            <text:p>-0,0125525857</text:p>
          </table:table-cell>
          <table:table-cell table:style-name="ce1" office:value-type="float" office:value="0.0254173688705959" calcext:value-type="float">
            <text:p>0,0254173689</text:p>
          </table:table-cell>
          <table:table-cell table:style-name="ce1" office:value-type="float" office:value="0.698246240615845" calcext:value-type="float">
            <text:p>0,6982462406</text:p>
          </table:table-cell>
          <table:table-cell table:style-name="ce1" office:value-type="float" office:value="0.698245286941528" calcext:value-type="float">
            <text:p>0,6982452869</text:p>
          </table:table-cell>
          <table:table-cell table:style-name="ce1" office:value-type="float" office:value="0.698245525360107" calcext:value-type="float">
            <text:p>0,6982455254</text:p>
          </table:table-cell>
          <table:table-cell table:style-name="ce1" office:value-type="float" office:value="-0.158780172467232" calcext:value-type="float">
            <text:p>-0,1587801725</text:p>
          </table:table-cell>
          <table:table-cell table:style-name="ce1" office:value-type="float" office:value="4.03604650497437" calcext:value-type="float">
            <text:p>4,036046505</text:p>
          </table:table-cell>
          <table:table-cell table:style-name="ce1" office:value-type="float" office:value="-0.975544691085815" calcext:value-type="float">
            <text:p>-0,9755446911</text:p>
          </table:table-cell>
        </table:table-row>
        <table:table-row table:style-name="ro1">
          <table:table-cell table:style-name="ce1" office:value-type="string" calcext:value-type="string">
            <text:p>2.3385932445526123</text:p>
          </table:table-cell>
          <table:table-cell table:style-name="ce1" office:value-type="string" calcext:value-type="string">
            <text:p>0.019766569137573242</text:p>
          </table:table-cell>
          <table:table-cell table:style-name="ce1" office:value-type="string" calcext:value-type="string">
            <text:p>70.10978126525879</text:p>
          </table:table-cell>
          <table:table-cell table:style-name="ce1" office:value-type="float" office:value="-0.075867316743106" calcext:value-type="float">
            <text:p>-0,0758673167</text:p>
          </table:table-cell>
          <table:table-cell table:style-name="ce1" office:value-type="float" office:value="0.0165202840400952" calcext:value-type="float">
            <text:p>0,016520284</text:p>
          </table:table-cell>
          <table:table-cell table:style-name="ce1" office:value-type="float" office:value="0.812486040003506" calcext:value-type="float">
            <text:p>0,81248604</text:p>
          </table:table-cell>
          <table:table-cell table:style-name="ce1" office:value-type="float" office:value="-0.0150399122496014" calcext:value-type="float">
            <text:p>-0,0150399122</text:p>
          </table:table-cell>
          <table:table-cell table:number-columns-repeated="2" table:style-name="ce1" office:value-type="float" office:value="0.0222688486106317" calcext:value-type="float">
            <text:p>0,0222688486</text:p>
          </table:table-cell>
          <table:table-cell table:style-name="ce1" office:value-type="float" office:value="-0.169957354664803" calcext:value-type="float">
            <text:p>-0,1699573547</text:p>
          </table:table-cell>
          <table:table-cell table:style-name="ce1" office:value-type="float" office:value="4.04966497421265" calcext:value-type="float">
            <text:p>4,0496649742</text:p>
          </table:table-cell>
          <table:table-cell table:style-name="ce1" office:value-type="float" office:value="-0.937208116054535" calcext:value-type="float">
            <text:p>-0,9372081161</text:p>
          </table:table-cell>
          <table:table-cell table:style-name="ce1" office:value-type="string" calcext:value-type="string">
            <text:p>-0.015039912249601441</text:p>
          </table:table-cell>
          <table:table-cell table:style-name="ce1" office:value-type="string" calcext:value-type="string">
            <text:p>0.02226884861063169</text:p>
          </table:table-cell>
          <table:table-cell table:style-name="ce1" office:value-type="string" calcext:value-type="string">
            <text:p>-0.07354087277127372</text:p>
          </table:table-cell>
          <table:table-cell table:style-name="ce1" office:value-type="float" office:value="0.0148330095466974" calcext:value-type="float">
            <text:p>0,0148330095</text:p>
          </table:table-cell>
          <table:table-cell table:style-name="ce1" office:value-type="float" office:value="0.00000635036490110244" calcext:value-type="float">
            <text:p>6,35036490110244E-06</text:p>
          </table:table-cell>
          <table:table-cell table:style-name="ce1" office:value-type="float" office:value="-0.0283952257680304" calcext:value-type="float">
            <text:p>-0,0283952258</text:p>
          </table:table-cell>
          <table:table-cell table:style-name="ce1" office:value-type="float" office:value="-0.429787370519683" calcext:value-type="float">
            <text:p>-0,4297873705</text:p>
          </table:table-cell>
          <table:table-cell table:style-name="ce1" office:value-type="float" office:value="0.320540704436008" calcext:value-type="float">
            <text:p>0,320540704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8817507732814" calcext:value-type="float">
            <text:p>0,0108817508</text:p>
          </table:table-cell>
          <table:table-cell table:style-name="ce1" office:value-type="float" office:value="-0.00899236229692258" calcext:value-type="float">
            <text:p>-0,0089923623</text:p>
          </table:table-cell>
          <table:table-cell table:style-name="ce1" office:value-type="float" office:value="0.0341741198702685" calcext:value-type="float">
            <text:p>0,0341741199</text:p>
          </table:table-cell>
          <table:table-cell table:style-name="ce1" office:value-type="float" office:value="0.6145179271698" calcext:value-type="float">
            <text:p>0,6145179272</text:p>
          </table:table-cell>
          <table:table-cell table:style-name="ce1" office:value-type="float" office:value="0.614516973495483" calcext:value-type="float">
            <text:p>0,6145169735</text:p>
          </table:table-cell>
          <table:table-cell table:style-name="ce1" office:value-type="float" office:value="0.614516496658325" calcext:value-type="float">
            <text:p>0,6145164967</text:p>
          </table:table-cell>
          <table:table-cell table:style-name="ce1" office:value-type="float" office:value="-0.169957354664803" calcext:value-type="float">
            <text:p>-0,1699573547</text:p>
          </table:table-cell>
          <table:table-cell table:style-name="ce1" office:value-type="float" office:value="4.04966497421265" calcext:value-type="float">
            <text:p>4,0496649742</text:p>
          </table:table-cell>
          <table:table-cell table:style-name="ce1" office:value-type="float" office:value="-0.937208116054535" calcext:value-type="float">
            <text:p>-0,9372081161</text:p>
          </table:table-cell>
        </table:table-row>
        <table:table-row table:style-name="ro1">
          <table:table-cell table:style-name="ce1" office:value-type="string" calcext:value-type="string">
            <text:p>2.3511297702789307</text:p>
          </table:table-cell>
          <table:table-cell table:style-name="ce1" office:value-type="string" calcext:value-type="string">
            <text:p>0.01253652572631836</text:p>
          </table:table-cell>
          <table:table-cell table:style-name="ce1" office:value-type="string" calcext:value-type="string">
            <text:p>70.60929203033447</text:p>
          </table:table-cell>
          <table:table-cell table:style-name="ce1" office:value-type="float" office:value="-0.0789046752278084" calcext:value-type="float">
            <text:p>-0,0789046752</text:p>
          </table:table-cell>
          <table:table-cell table:style-name="ce1" office:value-type="float" office:value="0.0200452889879177" calcext:value-type="float">
            <text:p>0,020045289</text:p>
          </table:table-cell>
          <table:table-cell table:style-name="ce1" office:value-type="float" office:value="0.809458923928532" calcext:value-type="float">
            <text:p>0,8094589239</text:p>
          </table:table-cell>
          <table:table-cell table:style-name="ce1" office:value-type="float" office:value="-0.00781865487188824" calcext:value-type="float">
            <text:p>-0,0078186549</text:p>
          </table:table-cell>
          <table:table-cell table:number-columns-repeated="2" table:style-name="ce1" office:value-type="float" office:value="0.017084266449658" calcext:value-type="float">
            <text:p>0,0170842664</text:p>
          </table:table-cell>
          <table:table-cell table:style-name="ce1" office:value-type="float" office:value="-0.169957354664803" calcext:value-type="float">
            <text:p>-0,1699573547</text:p>
          </table:table-cell>
          <table:table-cell table:style-name="ce1" office:value-type="float" office:value="4.04966497421265" calcext:value-type="float">
            <text:p>4,0496649742</text:p>
          </table:table-cell>
          <table:table-cell table:style-name="ce1" office:value-type="float" office:value="-0.937208116054535" calcext:value-type="float">
            <text:p>-0,9372081161</text:p>
          </table:table-cell>
          <table:table-cell table:style-name="ce1" office:value-type="string" calcext:value-type="string">
            <text:p>-0.00781865487188824</text:p>
          </table:table-cell>
          <table:table-cell table:style-name="ce1" office:value-type="string" calcext:value-type="string">
            <text:p>0.01708426644965798</text:p>
          </table:table-cell>
          <table:table-cell table:style-name="ce1" office:value-type="string" calcext:value-type="string">
            <text:p>-0.07096996830291896</text:p>
          </table:table-cell>
          <table:table-cell table:style-name="ce1" office:value-type="float" office:value="0.0189668291857765" calcext:value-type="float">
            <text:p>0,0189668292</text:p>
          </table:table-cell>
          <table:table-cell table:style-name="ce1" office:value-type="float" office:value="-0.00413007101002379" calcext:value-type="float">
            <text:p>-0,004130071</text:p>
          </table:table-cell>
          <table:table-cell table:style-name="ce1" office:value-type="float" office:value="-0.0266492740801823" calcext:value-type="float">
            <text:p>-0,0266492741</text:p>
          </table:table-cell>
          <table:table-cell table:style-name="ce1" office:value-type="float" office:value="-0.391865035347469" calcext:value-type="float">
            <text:p>-0,3918650353</text:p>
          </table:table-cell>
          <table:table-cell table:style-name="ce1" office:value-type="float" office:value="0.312283039885086" calcext:value-type="float">
            <text:p>0,312283039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330804316234917" calcext:value-type="float">
            <text:p>0,0330804316</text:p>
          </table:table-cell>
          <table:table-cell table:style-name="ce1" office:value-type="float" office:value="-0.0331012990909863" calcext:value-type="float">
            <text:p>-0,0331012991</text:p>
          </table:table-cell>
          <table:table-cell table:style-name="ce1" office:value-type="float" office:value="0.0671722310905335" calcext:value-type="float">
            <text:p>0,0671722311</text:p>
          </table:table-cell>
          <table:table-cell table:style-name="ce1" office:value-type="float" office:value="0.499850749969482" calcext:value-type="float">
            <text:p>0,49985075</text:p>
          </table:table-cell>
          <table:table-cell table:style-name="ce1" office:value-type="float" office:value="0.499850034713745" calcext:value-type="float">
            <text:p>0,4998500347</text:p>
          </table:table-cell>
          <table:table-cell table:style-name="ce1" office:value-type="float" office:value="0.499849319458008" calcext:value-type="float">
            <text:p>0,4998493195</text:p>
          </table:table-cell>
          <table:table-cell table:style-name="ce1" office:value-type="float" office:value="-0.169957354664803" calcext:value-type="float">
            <text:p>-0,1699573547</text:p>
          </table:table-cell>
          <table:table-cell table:style-name="ce1" office:value-type="float" office:value="4.04966497421265" calcext:value-type="float">
            <text:p>4,0496649742</text:p>
          </table:table-cell>
          <table:table-cell table:style-name="ce1" office:value-type="float" office:value="-0.937208116054535" calcext:value-type="float">
            <text:p>-0,9372081161</text:p>
          </table:table-cell>
        </table:table-row>
        <table:table-row table:style-name="ro1">
          <table:table-cell table:style-name="ce1" office:value-type="string" calcext:value-type="string">
            <text:p>2.364192247390747</text:p>
          </table:table-cell>
          <table:table-cell table:style-name="ce1" office:value-type="string" calcext:value-type="string">
            <text:p>0.013062477111816406</text:p>
          </table:table-cell>
          <table:table-cell table:style-name="ce1" office:value-type="string" calcext:value-type="string">
            <text:p>71.11142134666443</text:p>
          </table:table-cell>
          <table:table-cell table:style-name="ce1" office:value-type="float" office:value="-0.0839160344344966" calcext:value-type="float">
            <text:p>-0,0839160344</text:p>
          </table:table-cell>
          <table:table-cell table:style-name="ce1" office:value-type="float" office:value="0.0267097466024513" calcext:value-type="float">
            <text:p>0,0267097466</text:p>
          </table:table-cell>
          <table:table-cell table:style-name="ce1" office:value-type="float" office:value="0.789938482237451" calcext:value-type="float">
            <text:p>0,7899384822</text:p>
          </table:table-cell>
          <table:table-cell table:style-name="ce1" office:value-type="float" office:value="-0.0048141430004459" calcext:value-type="float">
            <text:p>-0,004814143</text:p>
          </table:table-cell>
          <table:table-cell table:number-columns-repeated="2" table:style-name="ce1" office:value-type="float" office:value="0.0160072687903057" calcext:value-type="float">
            <text:p>0,0160072688</text:p>
          </table:table-cell>
          <table:table-cell table:style-name="ce1" office:value-type="float" office:value="-0.173394694924355" calcext:value-type="float">
            <text:p>-0,1733946949</text:p>
          </table:table-cell>
          <table:table-cell table:style-name="ce1" office:value-type="float" office:value="4.05598020553589" calcext:value-type="float">
            <text:p>4,0559802055</text:p>
          </table:table-cell>
          <table:table-cell table:style-name="ce1" office:value-type="float" office:value="-0.918893158435822" calcext:value-type="float">
            <text:p>-0,9188931584</text:p>
          </table:table-cell>
          <table:table-cell table:style-name="ce1" office:value-type="string" calcext:value-type="string">
            <text:p>-0.004814143000445902</text:p>
          </table:table-cell>
          <table:table-cell table:style-name="ce1" office:value-type="string" calcext:value-type="string">
            <text:p>0.01600726879030575</text:p>
          </table:table-cell>
          <table:table-cell table:style-name="ce1" office:value-type="string" calcext:value-type="string">
            <text:p>-0.07234108550004294</text:p>
          </table:table-cell>
          <table:table-cell table:style-name="ce1" office:value-type="float" office:value="0.0197261688069521" calcext:value-type="float">
            <text:p>0,0197261688</text:p>
          </table:table-cell>
          <table:table-cell table:style-name="ce1" office:value-type="float" office:value="-0.00501132224697942" calcext:value-type="float">
            <text:p>-0,0050113222</text:p>
          </table:table-cell>
          <table:table-cell table:style-name="ce1" office:value-type="float" office:value="-0.0264918640442836" calcext:value-type="float">
            <text:p>-0,026491864</text:p>
          </table:table-cell>
          <table:table-cell table:style-name="ce1" office:value-type="float" office:value="-0.352261672263611" calcext:value-type="float">
            <text:p>-0,3522616723</text:p>
          </table:table-cell>
          <table:table-cell table:style-name="ce1" office:value-type="float" office:value="0.302222028219841" calcext:value-type="float">
            <text:p>0,302222028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05155133614276" calcext:value-type="float">
            <text:p>0,0060515513</text:p>
          </table:table-cell>
          <table:table-cell table:style-name="ce1" office:value-type="float" office:value="-0.00702312503095777" calcext:value-type="float">
            <text:p>-0,007023125</text:p>
          </table:table-cell>
          <table:table-cell table:style-name="ce1" office:value-type="float" office:value="0.00603114176962862" calcext:value-type="float">
            <text:p>0,0060311418</text:p>
          </table:table-cell>
          <table:table-cell table:number-columns-repeated="2" table:style-name="ce1" office:value-type="float" office:value="0.501914024353027" calcext:value-type="float">
            <text:p>0,5019140244</text:p>
          </table:table-cell>
          <table:table-cell table:style-name="ce1" office:value-type="float" office:value="0.501914262771606" calcext:value-type="float">
            <text:p>0,5019142628</text:p>
          </table:table-cell>
          <table:table-cell table:style-name="ce1" office:value-type="float" office:value="-0.173394694924355" calcext:value-type="float">
            <text:p>-0,1733946949</text:p>
          </table:table-cell>
          <table:table-cell table:style-name="ce1" office:value-type="float" office:value="4.05598020553589" calcext:value-type="float">
            <text:p>4,0559802055</text:p>
          </table:table-cell>
          <table:table-cell table:style-name="ce1" office:value-type="float" office:value="-0.918893158435822" calcext:value-type="float">
            <text:p>-0,9188931584</text:p>
          </table:table-cell>
        </table:table-row>
        <table:table-row table:style-name="ro1">
          <table:table-cell table:style-name="ce1" office:value-type="string" calcext:value-type="string">
            <text:p>2.3802073001861572</text:p>
          </table:table-cell>
          <table:table-cell table:style-name="ce1" office:value-type="string" calcext:value-type="string">
            <text:p>0.016015052795410156</text:p>
          </table:table-cell>
          <table:table-cell table:style-name="ce1" office:value-type="string" calcext:value-type="string">
            <text:p>71.65794086456299</text:p>
          </table:table-cell>
          <table:table-cell table:style-name="ce1" office:value-type="float" office:value="-0.0863095663349938" calcext:value-type="float">
            <text:p>-0,0863095663</text:p>
          </table:table-cell>
          <table:table-cell table:style-name="ce1" office:value-type="float" office:value="0.0314581817056248" calcext:value-type="float">
            <text:p>0,0314581817</text:p>
          </table:table-cell>
          <table:table-cell table:style-name="ce1" office:value-type="float" office:value="0.777872663957101" calcext:value-type="float">
            <text:p>0,777872664</text:p>
          </table:table-cell>
          <table:table-cell table:style-name="ce1" office:value-type="float" office:value="-0.000288929133290035" calcext:value-type="float">
            <text:p>-0,0002889291</text:p>
          </table:table-cell>
          <table:table-cell table:number-columns-repeated="2" table:style-name="ce1" office:value-type="float" office:value="0.0132181655767122" calcext:value-type="float">
            <text:p>0,0132181656</text:p>
          </table:table-cell>
          <table:table-cell table:style-name="ce1" office:value-type="float" office:value="-0.175567865371704" calcext:value-type="float">
            <text:p>-0,1755678654</text:p>
          </table:table-cell>
          <table:table-cell table:style-name="ce1" office:value-type="float" office:value="4.06162786483765" calcext:value-type="float">
            <text:p>4,0616278648</text:p>
          </table:table-cell>
          <table:table-cell table:style-name="ce1" office:value-type="float" office:value="-0.900896728038788" calcext:value-type="float">
            <text:p>-0,900896728</text:p>
          </table:table-cell>
          <table:table-cell table:style-name="ce1" office:value-type="string" calcext:value-type="string">
            <text:p>-0.0002889291332900354</text:p>
          </table:table-cell>
          <table:table-cell table:style-name="ce1" office:value-type="string" calcext:value-type="string">
            <text:p>0.013218165576712246</text:p>
          </table:table-cell>
          <table:table-cell table:style-name="ce1" office:value-type="string" calcext:value-type="string">
            <text:p>-0.07058423412437798</text:p>
          </table:table-cell>
          <table:table-cell table:style-name="ce1" office:value-type="float" office:value="0.0209790086086242" calcext:value-type="float">
            <text:p>0,0209790086</text:p>
          </table:table-cell>
          <table:table-cell table:style-name="ce1" office:value-type="float" office:value="-0.00667743665061282" calcext:value-type="float">
            <text:p>-0,0066774367</text:p>
          </table:table-cell>
          <table:table-cell table:style-name="ce1" office:value-type="float" office:value="-0.0254768010763474" calcext:value-type="float">
            <text:p>-0,0254768011</text:p>
          </table:table-cell>
          <table:table-cell table:style-name="ce1" office:value-type="float" office:value="-0.30638101483161" calcext:value-type="float">
            <text:p>-0,3063810148</text:p>
          </table:table-cell>
          <table:table-cell table:style-name="ce1" office:value-type="float" office:value="0.287618453326638" calcext:value-type="float">
            <text:p>0,287618453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916581006659188" calcext:value-type="float">
            <text:p>0,0091658101</text:p>
          </table:table-cell>
          <table:table-cell table:style-name="ce1" office:value-type="float" office:value="-0.0121892054122875" calcext:value-type="float">
            <text:p>-0,0121892054</text:p>
          </table:table-cell>
          <table:table-cell table:style-name="ce1" office:value-type="float" office:value="0.035702678078779" calcext:value-type="float">
            <text:p>0,0357026781</text:p>
          </table:table-cell>
          <table:table-cell table:style-name="ce1" office:value-type="float" office:value="0.546744823455811" calcext:value-type="float">
            <text:p>0,5467448235</text:p>
          </table:table-cell>
          <table:table-cell table:style-name="ce1" office:value-type="float" office:value="0.546750783920288" calcext:value-type="float">
            <text:p>0,5467507839</text:p>
          </table:table-cell>
          <table:table-cell table:style-name="ce1" office:value-type="float" office:value="0.546750068664551" calcext:value-type="float">
            <text:p>0,5467500687</text:p>
          </table:table-cell>
          <table:table-cell table:style-name="ce1" office:value-type="float" office:value="-0.175567865371704" calcext:value-type="float">
            <text:p>-0,1755678654</text:p>
          </table:table-cell>
          <table:table-cell table:style-name="ce1" office:value-type="float" office:value="4.06162786483765" calcext:value-type="float">
            <text:p>4,0616278648</text:p>
          </table:table-cell>
          <table:table-cell table:style-name="ce1" office:value-type="float" office:value="-0.900896728038788" calcext:value-type="float">
            <text:p>-0,900896728</text:p>
          </table:table-cell>
        </table:table-row>
        <table:table-row table:style-name="ro1">
          <table:table-cell table:style-name="ce1" office:value-type="string" calcext:value-type="string">
            <text:p>2.397601366043091</text:p>
          </table:table-cell>
          <table:table-cell table:style-name="ce1" office:value-type="string" calcext:value-type="string">
            <text:p>0.017394065856933594</text:p>
          </table:table-cell>
          <table:table-cell table:style-name="ce1" office:value-type="string" calcext:value-type="string">
            <text:p>72.22982597351074</text:p>
          </table:table-cell>
          <table:table-cell table:style-name="ce1" office:value-type="float" office:value="-0.0883864465824984" calcext:value-type="float">
            <text:p>-0,0883864466</text:p>
          </table:table-cell>
          <table:table-cell table:style-name="ce1" office:value-type="float" office:value="0.036207633363198" calcext:value-type="float">
            <text:p>0,0362076334</text:p>
          </table:table-cell>
          <table:table-cell table:style-name="ce1" office:value-type="float" office:value="0.760931090808209" calcext:value-type="float">
            <text:p>0,7609310908</text:p>
          </table:table-cell>
          <table:table-cell table:style-name="ce1" office:value-type="float" office:value="0.00366599879225342" calcext:value-type="float">
            <text:p>0,0036659988</text:p>
          </table:table-cell>
          <table:table-cell table:number-columns-repeated="2" table:style-name="ce1" office:value-type="float" office:value="0.0108479853652023" calcext:value-type="float">
            <text:p>0,0108479854</text:p>
          </table:table-cell>
          <table:table-cell table:style-name="ce1" office:value-type="float" office:value="-0.176896840333939" calcext:value-type="float">
            <text:p>-0,1768968403</text:p>
          </table:table-cell>
          <table:table-cell table:style-name="ce1" office:value-type="float" office:value="4.06605958938599" calcext:value-type="float">
            <text:p>4,0660595894</text:p>
          </table:table-cell>
          <table:table-cell table:style-name="ce1" office:value-type="float" office:value="-0.882796108722687" calcext:value-type="float">
            <text:p>-0,8827961087</text:p>
          </table:table-cell>
          <table:table-cell table:style-name="ce1" office:value-type="string" calcext:value-type="string">
            <text:p>0.003665998792253417</text:p>
          </table:table-cell>
          <table:table-cell table:style-name="ce1" office:value-type="string" calcext:value-type="string">
            <text:p>0.01084798536520231</text:p>
          </table:table-cell>
          <table:table-cell table:style-name="ce1" office:value-type="string" calcext:value-type="string">
            <text:p>-0.07032169049123763</text:p>
          </table:table-cell>
          <table:table-cell table:style-name="ce1" office:value-type="float" office:value="0.0215773915837484" calcext:value-type="float">
            <text:p>0,0215773916</text:p>
          </table:table-cell>
          <table:table-cell table:style-name="ce1" office:value-type="float" office:value="-0.0078645454264062" calcext:value-type="float">
            <text:p>-0,0078645454</text:p>
          </table:table-cell>
          <table:table-cell table:style-name="ce1" office:value-type="float" office:value="-0.0248493785257693" calcext:value-type="float">
            <text:p>-0,0248493785</text:p>
          </table:table-cell>
          <table:table-cell table:style-name="ce1" office:value-type="float" office:value="-0.257043465779266" calcext:value-type="float">
            <text:p>-0,2570434658</text:p>
          </table:table-cell>
          <table:table-cell table:style-name="ce1" office:value-type="float" office:value="0.269635900381426" calcext:value-type="float">
            <text:p>0,269635900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18716990018503" calcext:value-type="float">
            <text:p>0,0041871699</text:p>
          </table:table-cell>
          <table:table-cell table:style-name="ce1" office:value-type="float" office:value="-0.0083067812867345" calcext:value-type="float">
            <text:p>-0,0083067813</text:p>
          </table:table-cell>
          <table:table-cell table:style-name="ce1" office:value-type="float" office:value="0.0211075213812657" calcext:value-type="float">
            <text:p>0,0211075214</text:p>
          </table:table-cell>
          <table:table-cell table:style-name="ce1" office:value-type="float" office:value="0.571634769439697" calcext:value-type="float">
            <text:p>0,5716347694</text:p>
          </table:table-cell>
          <table:table-cell table:style-name="ce1" office:value-type="float" office:value="0.571633577346802" calcext:value-type="float">
            <text:p>0,5716335773</text:p>
          </table:table-cell>
          <table:table-cell table:style-name="ce1" office:value-type="float" office:value="0.571635961532593" calcext:value-type="float">
            <text:p>0,5716359615</text:p>
          </table:table-cell>
          <table:table-cell table:style-name="ce1" office:value-type="float" office:value="-0.176896840333939" calcext:value-type="float">
            <text:p>-0,1768968403</text:p>
          </table:table-cell>
          <table:table-cell table:style-name="ce1" office:value-type="float" office:value="4.06605958938599" calcext:value-type="float">
            <text:p>4,0660595894</text:p>
          </table:table-cell>
          <table:table-cell table:style-name="ce1" office:value-type="float" office:value="-0.882796108722687" calcext:value-type="float">
            <text:p>-0,8827961087</text:p>
          </table:table-cell>
        </table:table-row>
        <table:table-row table:style-name="ro1">
          <table:table-cell table:style-name="ce1" office:value-type="string" calcext:value-type="string">
            <text:p>2.4169108867645264</text:p>
          </table:table-cell>
          <table:table-cell table:style-name="ce1" office:value-type="string" calcext:value-type="string">
            <text:p>0.019309520721435547</text:p>
          </table:table-cell>
          <table:table-cell table:style-name="ce1" office:value-type="string" calcext:value-type="string">
            <text:p>72.74812626838684</text:p>
          </table:table-cell>
          <table:table-cell table:style-name="ce1" office:value-type="float" office:value="-0.0895647355987702" calcext:value-type="float">
            <text:p>-0,0895647356</text:p>
          </table:table-cell>
          <table:table-cell table:style-name="ce1" office:value-type="float" office:value="0.0400781009280134" calcext:value-type="float">
            <text:p>0,0400781009</text:p>
          </table:table-cell>
          <table:table-cell table:style-name="ce1" office:value-type="float" office:value="0.746824086448293" calcext:value-type="float">
            <text:p>0,7468240864</text:p>
          </table:table-cell>
          <table:table-cell table:style-name="ce1" office:value-type="float" office:value="0.00738904513319765" calcext:value-type="float">
            <text:p>0,0073890451</text:p>
          </table:table-cell>
          <table:table-cell table:number-columns-repeated="2" table:style-name="ce1" office:value-type="float" office:value="0.00833006057601971" calcext:value-type="float">
            <text:p>0,0083300606</text:p>
          </table:table-cell>
          <table:table-cell table:style-name="ce1" office:value-type="float" office:value="-0.177084118127823" calcext:value-type="float">
            <text:p>-0,1770841181</text:p>
          </table:table-cell>
          <table:table-cell table:style-name="ce1" office:value-type="float" office:value="4.06931877136231" calcext:value-type="float">
            <text:p>4,0693187714</text:p>
          </table:table-cell>
          <table:table-cell table:style-name="ce1" office:value-type="float" office:value="-0.86482834815979" calcext:value-type="float">
            <text:p>-0,8648283482</text:p>
          </table:table-cell>
          <table:table-cell table:style-name="ce1" office:value-type="string" calcext:value-type="string">
            <text:p>0.00738904513319765</text:p>
          </table:table-cell>
          <table:table-cell table:style-name="ce1" office:value-type="string" calcext:value-type="string">
            <text:p>0.008330060576019706</text:p>
          </table:table-cell>
          <table:table-cell table:style-name="ce1" office:value-type="string" calcext:value-type="string">
            <text:p>-0.06915139315827559</text:p>
          </table:table-cell>
          <table:table-cell table:style-name="ce1" office:value-type="float" office:value="0.0220966116456246" calcext:value-type="float">
            <text:p>0,0220966116</text:p>
          </table:table-cell>
          <table:table-cell table:style-name="ce1" office:value-type="float" office:value="-0.00905190834079949" calcext:value-type="float">
            <text:p>-0,0090519083</text:p>
          </table:table-cell>
          <table:table-cell table:style-name="ce1" office:value-type="float" office:value="-0.0239684167220269" calcext:value-type="float">
            <text:p>-0,0239684167</text:p>
          </table:table-cell>
          <table:table-cell table:style-name="ce1" office:value-type="float" office:value="-0.211224146680336" calcext:value-type="float">
            <text:p>-0,2112241467</text:p>
          </table:table-cell>
          <table:table-cell table:style-name="ce1" office:value-type="float" office:value="0.25086607209895" calcext:value-type="float">
            <text:p>0,250866072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00634642033782" calcext:value-type="float">
            <text:p>0,0040063464</text:p>
          </table:table-cell>
          <table:table-cell table:style-name="ce1" office:value-type="float" office:value="-0.00916185282601638" calcext:value-type="float">
            <text:p>-0,0091618528</text:p>
          </table:table-cell>
          <table:table-cell table:style-name="ce1" office:value-type="float" office:value="0.0326809425500512" calcext:value-type="float">
            <text:p>0,0326809426</text:p>
          </table:table-cell>
          <table:table-cell table:style-name="ce1" office:value-type="float" office:value="0.518397569656372" calcext:value-type="float">
            <text:p>0,5183975697</text:p>
          </table:table-cell>
          <table:table-cell table:style-name="ce1" office:value-type="float" office:value="0.518394231796265" calcext:value-type="float">
            <text:p>0,5183942318</text:p>
          </table:table-cell>
          <table:table-cell table:style-name="ce1" office:value-type="float" office:value="0.518393039703369" calcext:value-type="float">
            <text:p>0,5183930397</text:p>
          </table:table-cell>
          <table:table-cell table:style-name="ce1" office:value-type="float" office:value="-0.177084118127823" calcext:value-type="float">
            <text:p>-0,1770841181</text:p>
          </table:table-cell>
          <table:table-cell table:style-name="ce1" office:value-type="float" office:value="4.06931877136231" calcext:value-type="float">
            <text:p>4,0693187714</text:p>
          </table:table-cell>
          <table:table-cell table:style-name="ce1" office:value-type="float" office:value="-0.86482834815979" calcext:value-type="float">
            <text:p>-0,8648283482</text:p>
          </table:table-cell>
        </table:table-row>
        <table:table-row table:style-name="ro1">
          <table:table-cell table:style-name="ce1" office:value-type="string" calcext:value-type="string">
            <text:p>2.4328529834747314</text:p>
          </table:table-cell>
          <table:table-cell table:style-name="ce1" office:value-type="string" calcext:value-type="string">
            <text:p>0.015942096710205078</text:p>
          </table:table-cell>
          <table:table-cell table:style-name="ce1" office:value-type="string" calcext:value-type="string">
            <text:p>73.24975967407227</text:p>
          </table:table-cell>
          <table:table-cell table:style-name="ce1" office:value-type="float" office:value="-0.0895394009112576" calcext:value-type="float">
            <text:p>-0,0895394009</text:p>
          </table:table-cell>
          <table:table-cell table:style-name="ce1" office:value-type="float" office:value="0.0415168482807384" calcext:value-type="float">
            <text:p>0,0415168483</text:p>
          </table:table-cell>
          <table:table-cell table:style-name="ce1" office:value-type="float" office:value="0.743207782139013" calcext:value-type="float">
            <text:p>0,7432077821</text:p>
          </table:table-cell>
          <table:table-cell table:style-name="ce1" office:value-type="float" office:value="0.0107983438352245" calcext:value-type="float">
            <text:p>0,0107983438</text:p>
          </table:table-cell>
          <table:table-cell table:number-columns-repeated="2" table:style-name="ce1" office:value-type="float" office:value="0.00598249728876747" calcext:value-type="float">
            <text:p>0,0059824973</text:p>
          </table:table-cell>
          <table:table-cell table:style-name="ce1" office:value-type="float" office:value="-0.175535917282105" calcext:value-type="float">
            <text:p>-0,1755359173</text:p>
          </table:table-cell>
          <table:table-cell table:style-name="ce1" office:value-type="float" office:value="4.07217311859131" calcext:value-type="float">
            <text:p>4,0721731186</text:p>
          </table:table-cell>
          <table:table-cell table:style-name="ce1" office:value-type="float" office:value="-0.847556412220001" calcext:value-type="float">
            <text:p>-0,8475564122</text:p>
          </table:table-cell>
          <table:table-cell table:style-name="ce1" office:value-type="string" calcext:value-type="string">
            <text:p>0.010798343835224463</text:p>
          </table:table-cell>
          <table:table-cell table:style-name="ce1" office:value-type="string" calcext:value-type="string">
            <text:p>0.00598249728876747</text:p>
          </table:table-cell>
          <table:table-cell table:style-name="ce1" office:value-type="string" calcext:value-type="string">
            <text:p>-0.06853226518508149</text:p>
          </table:table-cell>
          <table:table-cell table:style-name="ce1" office:value-type="float" office:value="0.0223911838996925" calcext:value-type="float">
            <text:p>0,0223911839</text:p>
          </table:table-cell>
          <table:table-cell table:style-name="ce1" office:value-type="float" office:value="-0.0100195252320034" calcext:value-type="float">
            <text:p>-0,0100195252</text:p>
          </table:table-cell>
          <table:table-cell table:style-name="ce1" office:value-type="float" office:value="-0.0232348524953112" calcext:value-type="float">
            <text:p>-0,0232348525</text:p>
          </table:table-cell>
          <table:table-cell table:style-name="ce1" office:value-type="float" office:value="-0.166265908185267" calcext:value-type="float">
            <text:p>-0,1662659082</text:p>
          </table:table-cell>
          <table:table-cell table:style-name="ce1" office:value-type="float" office:value="0.230748285436602" calcext:value-type="float">
            <text:p>0,230748285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34735941028679" calcext:value-type="float">
            <text:p>0,0023473594</text:p>
          </table:table-cell>
          <table:table-cell table:style-name="ce1" office:value-type="float" office:value="-0.00771063896365888" calcext:value-type="float">
            <text:p>-0,007710639</text:p>
          </table:table-cell>
          <table:table-cell table:style-name="ce1" office:value-type="float" office:value="0.0281034924091893" calcext:value-type="float">
            <text:p>0,0281034924</text:p>
          </table:table-cell>
          <table:table-cell table:style-name="ce1" office:value-type="float" office:value="0.501963615417481" calcext:value-type="float">
            <text:p>0,5019636154</text:p>
          </table:table-cell>
          <table:table-cell table:style-name="ce1" office:value-type="float" office:value="0.501964569091797" calcext:value-type="float">
            <text:p>0,5019645691</text:p>
          </table:table-cell>
          <table:table-cell table:style-name="ce1" office:value-type="float" office:value="0.501966238021851" calcext:value-type="float">
            <text:p>0,501966238</text:p>
          </table:table-cell>
          <table:table-cell table:style-name="ce1" office:value-type="float" office:value="-0.175535917282105" calcext:value-type="float">
            <text:p>-0,1755359173</text:p>
          </table:table-cell>
          <table:table-cell table:style-name="ce1" office:value-type="float" office:value="4.07217311859131" calcext:value-type="float">
            <text:p>4,0721731186</text:p>
          </table:table-cell>
          <table:table-cell table:style-name="ce1" office:value-type="float" office:value="-0.847556412220001" calcext:value-type="float">
            <text:p>-0,8475564122</text:p>
          </table:table-cell>
        </table:table-row>
        <table:table-row table:style-name="ro1">
          <table:table-cell table:style-name="ce1" office:value-type="string" calcext:value-type="string">
            <text:p>2.4475576877593994</text:p>
          </table:table-cell>
          <table:table-cell table:style-name="ce1" office:value-type="string" calcext:value-type="string">
            <text:p>0.014704704284667969</text:p>
          </table:table-cell>
          <table:table-cell table:style-name="ce1" office:value-type="string" calcext:value-type="string">
            <text:p>73.80195784568787</text:p>
          </table:table-cell>
          <table:table-cell table:style-name="ce1" office:value-type="float" office:value="-0.0886601587918438" calcext:value-type="float">
            <text:p>-0,0886601588</text:p>
          </table:table-cell>
          <table:table-cell table:style-name="ce1" office:value-type="float" office:value="0.0450453892447928" calcext:value-type="float">
            <text:p>0,0450453892</text:p>
          </table:table-cell>
          <table:table-cell table:style-name="ce1" office:value-type="float" office:value="0.722072503449004" calcext:value-type="float">
            <text:p>0,7220725034</text:p>
          </table:table-cell>
          <table:table-cell table:style-name="ce1" office:value-type="float" office:value="0.0142046257440769" calcext:value-type="float">
            <text:p>0,0142046257</text:p>
          </table:table-cell>
          <table:table-cell table:number-columns-repeated="2" table:style-name="ce1" office:value-type="float" office:value="0.00411834816085328" calcext:value-type="float">
            <text:p>0,0041183482</text:p>
          </table:table-cell>
          <table:table-cell table:style-name="ce1" office:value-type="float" office:value="-0.175535917282105" calcext:value-type="float">
            <text:p>-0,1755359173</text:p>
          </table:table-cell>
          <table:table-cell table:style-name="ce1" office:value-type="float" office:value="4.07217311859131" calcext:value-type="float">
            <text:p>4,0721731186</text:p>
          </table:table-cell>
          <table:table-cell table:style-name="ce1" office:value-type="float" office:value="-0.847556412220001" calcext:value-type="float">
            <text:p>-0,8475564122</text:p>
          </table:table-cell>
          <table:table-cell table:style-name="ce1" office:value-type="string" calcext:value-type="string">
            <text:p>0.014204625744076937</text:p>
          </table:table-cell>
          <table:table-cell table:style-name="ce1" office:value-type="string" calcext:value-type="string">
            <text:p>0.00411834816085328</text:p>
          </table:table-cell>
          <table:table-cell table:style-name="ce1" office:value-type="string" calcext:value-type="string">
            <text:p>-0.06888299943912156</text:p>
          </table:table-cell>
          <table:table-cell table:style-name="ce1" office:value-type="float" office:value="0.0223848502278144" calcext:value-type="float">
            <text:p>0,0223848502</text:p>
          </table:table-cell>
          <table:table-cell table:style-name="ce1" office:value-type="float" office:value="-0.0103792120701846" calcext:value-type="float">
            <text:p>-0,0103792121</text:p>
          </table:table-cell>
          <table:table-cell table:style-name="ce1" office:value-type="float" office:value="-0.0230468046712287" calcext:value-type="float">
            <text:p>-0,0230468047</text:p>
          </table:table-cell>
          <table:table-cell table:style-name="ce1" office:value-type="float" office:value="-0.116847562489752" calcext:value-type="float">
            <text:p>-0,1168475625</text:p>
          </table:table-cell>
          <table:table-cell table:style-name="ce1" office:value-type="float" office:value="0.207834180464461" calcext:value-type="float">
            <text:p>0,207834180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0459030489633968" calcext:value-type="float">
            <text:p>-0,000045903</text:p>
          </table:table-cell>
          <table:table-cell table:style-name="ce1" office:value-type="float" office:value="-0.00260678981919734" calcext:value-type="float">
            <text:p>-0,0026067898</text:p>
          </table:table-cell>
          <table:table-cell table:style-name="ce1" office:value-type="float" office:value="0.00655220928428387" calcext:value-type="float">
            <text:p>0,0065522093</text:p>
          </table:table-cell>
          <table:table-cell table:style-name="ce1" office:value-type="float" office:value="0.551917314529419" calcext:value-type="float">
            <text:p>0,5519173145</text:p>
          </table:table-cell>
          <table:table-cell table:style-name="ce1" office:value-type="float" office:value="0.551923036575317" calcext:value-type="float">
            <text:p>0,5519230366</text:p>
          </table:table-cell>
          <table:table-cell table:style-name="ce1" office:value-type="float" office:value="0.551921367645264" calcext:value-type="float">
            <text:p>0,5519213676</text:p>
          </table:table-cell>
          <table:table-cell table:style-name="ce1" office:value-type="float" office:value="-0.175535917282105" calcext:value-type="float">
            <text:p>-0,1755359173</text:p>
          </table:table-cell>
          <table:table-cell table:style-name="ce1" office:value-type="float" office:value="4.07217311859131" calcext:value-type="float">
            <text:p>4,0721731186</text:p>
          </table:table-cell>
          <table:table-cell table:style-name="ce1" office:value-type="float" office:value="-0.847556412220001" calcext:value-type="float">
            <text:p>-0,8475564122</text:p>
          </table:table-cell>
        </table:table-row>
        <table:table-row table:style-name="ro1">
          <table:table-cell table:style-name="ce1" office:value-type="string" calcext:value-type="string">
            <text:p>2.4601969718933105</text:p>
          </table:table-cell>
          <table:table-cell table:style-name="ce1" office:value-type="string" calcext:value-type="string">
            <text:p>0.012639284133911133</text:p>
          </table:table-cell>
          <table:table-cell table:style-name="ce1" office:value-type="string" calcext:value-type="string">
            <text:p>74.3239414691925</text:p>
          </table:table-cell>
          <table:table-cell table:style-name="ce1" office:value-type="float" office:value="-0.0873990489836828" calcext:value-type="float">
            <text:p>-0,087399049</text:p>
          </table:table-cell>
          <table:table-cell table:style-name="ce1" office:value-type="float" office:value="0.0466292790815602" calcext:value-type="float">
            <text:p>0,0466292791</text:p>
          </table:table-cell>
          <table:table-cell table:style-name="ce1" office:value-type="float" office:value="0.710736165811986" calcext:value-type="float">
            <text:p>0,7107361658</text:p>
          </table:table-cell>
          <table:table-cell table:style-name="ce1" office:value-type="float" office:value="0.0171912013870594" calcext:value-type="float">
            <text:p>0,0171912014</text:p>
          </table:table-cell>
          <table:table-cell table:number-columns-repeated="2" table:style-name="ce1" office:value-type="float" office:value="0.00150989220518173" calcext:value-type="float">
            <text:p>0,0015098922</text:p>
          </table:table-cell>
          <table:table-cell table:style-name="ce1" office:value-type="float" office:value="-0.173046007752419" calcext:value-type="float">
            <text:p>-0,1730460078</text:p>
          </table:table-cell>
          <table:table-cell table:style-name="ce1" office:value-type="float" office:value="4.07394695281982" calcext:value-type="float">
            <text:p>4,0739469528</text:p>
          </table:table-cell>
          <table:table-cell table:style-name="ce1" office:value-type="float" office:value="-0.83037257194519" calcext:value-type="float">
            <text:p>-0,8303725719</text:p>
          </table:table-cell>
          <table:table-cell table:style-name="ce1" office:value-type="string" calcext:value-type="string">
            <text:p>0.017191201387059412</text:p>
          </table:table-cell>
          <table:table-cell table:style-name="ce1" office:value-type="string" calcext:value-type="string">
            <text:p>0.0015098922051817259</text:p>
          </table:table-cell>
          <table:table-cell table:style-name="ce1" office:value-type="string" calcext:value-type="string">
            <text:p>-0.06693513038300739</text:p>
          </table:table-cell>
          <table:table-cell table:style-name="ce1" office:value-type="float" office:value="0.0221650396979609" calcext:value-type="float">
            <text:p>0,0221650397</text:p>
          </table:table-cell>
          <table:table-cell table:style-name="ce1" office:value-type="float" office:value="-0.0112613473111982" calcext:value-type="float">
            <text:p>-0,0112613473</text:p>
          </table:table-cell>
          <table:table-cell table:style-name="ce1" office:value-type="float" office:value="-0.0219477701793482" calcext:value-type="float">
            <text:p>-0,0219477702</text:p>
          </table:table-cell>
          <table:table-cell table:style-name="ce1" office:value-type="float" office:value="-0.0705854278175003" calcext:value-type="float">
            <text:p>-0,0705854278</text:p>
          </table:table-cell>
          <table:table-cell table:style-name="ce1" office:value-type="float" office:value="0.184330095921546" calcext:value-type="float">
            <text:p>0,184330095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6850442911028" calcext:value-type="float">
            <text:p>-0,0016850443</text:p>
          </table:table-cell>
          <table:table-cell table:style-name="ce1" office:value-type="float" office:value="-0.00676242041683518" calcext:value-type="float">
            <text:p>-0,0067624204</text:p>
          </table:table-cell>
          <table:table-cell table:style-name="ce1" office:value-type="float" office:value="0.0405055918536337" calcext:value-type="float">
            <text:p>0,0405055919</text:p>
          </table:table-cell>
          <table:table-cell table:style-name="ce1" office:value-type="float" office:value="0.521791696548462" calcext:value-type="float">
            <text:p>0,5217916965</text:p>
          </table:table-cell>
          <table:table-cell table:number-columns-repeated="2" table:style-name="ce1" office:value-type="float" office:value="0.521786689758301" calcext:value-type="float">
            <text:p>0,5217866898</text:p>
          </table:table-cell>
          <table:table-cell table:style-name="ce1" office:value-type="float" office:value="-0.173046007752419" calcext:value-type="float">
            <text:p>-0,1730460078</text:p>
          </table:table-cell>
          <table:table-cell table:style-name="ce1" office:value-type="float" office:value="4.07394695281982" calcext:value-type="float">
            <text:p>4,0739469528</text:p>
          </table:table-cell>
          <table:table-cell table:style-name="ce1" office:value-type="float" office:value="-0.83037257194519" calcext:value-type="float">
            <text:p>-0,8303725719</text:p>
          </table:table-cell>
        </table:table-row>
        <table:table-row table:style-name="ro1">
          <table:table-cell table:style-name="ce1" office:value-type="string" calcext:value-type="string">
            <text:p>2.476872205734253</text:p>
          </table:table-cell>
          <table:table-cell table:style-name="ce1" office:value-type="string" calcext:value-type="string">
            <text:p>0.016675233840942383</text:p>
          </table:table-cell>
          <table:table-cell table:style-name="ce1" office:value-type="string" calcext:value-type="string">
            <text:p>75.04210305213928</text:p>
          </table:table-cell>
          <table:table-cell table:style-name="ce1" office:value-type="float" office:value="-0.0851376896931066" calcext:value-type="float">
            <text:p>-0,0851376897</text:p>
          </table:table-cell>
          <table:table-cell table:style-name="ce1" office:value-type="float" office:value="0.0475437495926464" calcext:value-type="float">
            <text:p>0,0475437496</text:p>
          </table:table-cell>
          <table:table-cell table:style-name="ce1" office:value-type="float" office:value="0.696272230442659" calcext:value-type="float">
            <text:p>0,6962722304</text:p>
          </table:table-cell>
          <table:table-cell table:style-name="ce1" office:value-type="float" office:value="0.0212679590741191" calcext:value-type="float">
            <text:p>0,0212679591</text:p>
          </table:table-cell>
          <table:table-cell table:number-columns-repeated="2" table:style-name="ce1" office:value-type="float" office:value="-0.00114120576101417" calcext:value-type="float">
            <text:p>-0,0011412058</text:p>
          </table:table-cell>
          <table:table-cell table:style-name="ce1" office:value-type="float" office:value="-0.169977456331253" calcext:value-type="float">
            <text:p>-0,1699774563</text:p>
          </table:table-cell>
          <table:table-cell table:style-name="ce1" office:value-type="float" office:value="4.07464647293091" calcext:value-type="float">
            <text:p>4,0746464729</text:p>
          </table:table-cell>
          <table:table-cell table:style-name="ce1" office:value-type="float" office:value="-0.812781155109406" calcext:value-type="float">
            <text:p>-0,8127811551</text:p>
          </table:table-cell>
          <table:table-cell table:style-name="ce1" office:value-type="string" calcext:value-type="string">
            <text:p>0.021267959074119148</text:p>
          </table:table-cell>
          <table:table-cell table:style-name="ce1" office:value-type="string" calcext:value-type="string">
            <text:p>-0.0011412057610141742</text:p>
          </table:table-cell>
          <table:table-cell table:style-name="ce1" office:value-type="string" calcext:value-type="string">
            <text:p>-0.06696362814401682</text:p>
          </table:table-cell>
          <table:table-cell table:style-name="ce1" office:value-type="float" office:value="0.0218497622459207" calcext:value-type="float">
            <text:p>0,0218497622</text:p>
          </table:table-cell>
          <table:table-cell table:style-name="ce1" office:value-type="float" office:value="-0.0116573197703901" calcext:value-type="float">
            <text:p>-0,0116573198</text:p>
          </table:table-cell>
          <table:table-cell table:style-name="ce1" office:value-type="float" office:value="-0.0213582806222233" calcext:value-type="float">
            <text:p>-0,0213582806</text:p>
          </table:table-cell>
          <table:table-cell table:style-name="ce1" office:value-type="float" office:value="-0.00782226832336698" calcext:value-type="float">
            <text:p>-0,0078222683</text:p>
          </table:table-cell>
          <table:table-cell table:style-name="ce1" office:value-type="float" office:value="0.150844617866078" calcext:value-type="float">
            <text:p>0,150844617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7561225213266" calcext:value-type="float">
            <text:p>-0,0017561225</text:p>
          </table:table-cell>
          <table:table-cell table:style-name="ce1" office:value-type="float" office:value="-0.00220560211536275" calcext:value-type="float">
            <text:p>-0,0022056021</text:p>
          </table:table-cell>
          <table:table-cell table:style-name="ce1" office:value-type="float" office:value="0.0157860991282583" calcext:value-type="float">
            <text:p>0,0157860991</text:p>
          </table:table-cell>
          <table:table-cell table:style-name="ce1" office:value-type="float" office:value="0.718121767044067" calcext:value-type="float">
            <text:p>0,718121767</text:p>
          </table:table-cell>
          <table:table-cell table:style-name="ce1" office:value-type="float" office:value="0.718121290206909" calcext:value-type="float">
            <text:p>0,7181212902</text:p>
          </table:table-cell>
          <table:table-cell table:style-name="ce1" office:value-type="float" office:value="0.718121528625488" calcext:value-type="float">
            <text:p>0,7181215286</text:p>
          </table:table-cell>
          <table:table-cell table:style-name="ce1" office:value-type="float" office:value="-0.169977456331253" calcext:value-type="float">
            <text:p>-0,1699774563</text:p>
          </table:table-cell>
          <table:table-cell table:style-name="ce1" office:value-type="float" office:value="4.07464647293091" calcext:value-type="float">
            <text:p>4,0746464729</text:p>
          </table:table-cell>
          <table:table-cell table:style-name="ce1" office:value-type="float" office:value="-0.812781155109406" calcext:value-type="float">
            <text:p>-0,8127811551</text:p>
          </table:table-cell>
        </table:table-row>
        <table:table-row table:style-name="ro1">
          <table:table-cell table:style-name="ce1" office:value-type="string" calcext:value-type="string">
            <text:p>2.4977591037750244</text:p>
          </table:table-cell>
          <table:table-cell table:style-name="ce1" office:value-type="string" calcext:value-type="string">
            <text:p>0.020886898040771484</text:p>
          </table:table-cell>
          <table:table-cell table:style-name="ce1" office:value-type="string" calcext:value-type="string">
            <text:p>75.58500933647156</text:p>
          </table:table-cell>
          <table:table-cell table:style-name="ce1" office:value-type="float" office:value="-0.0802052269609254" calcext:value-type="float">
            <text:p>-0,080205227</text:p>
          </table:table-cell>
          <table:table-cell table:style-name="ce1" office:value-type="float" office:value="0.048971565388557" calcext:value-type="float">
            <text:p>0,0489715654</text:p>
          </table:table-cell>
          <table:table-cell table:style-name="ce1" office:value-type="float" office:value="0.676168888439367" calcext:value-type="float">
            <text:p>0,6761688884</text:p>
          </table:table-cell>
          <table:table-cell table:style-name="ce1" office:value-type="float" office:value="0.0238924401369913" calcext:value-type="float">
            <text:p>0,0238924401</text:p>
          </table:table-cell>
          <table:table-cell table:number-columns-repeated="2" table:style-name="ce1" office:value-type="float" office:value="-0.00316718320069085" calcext:value-type="float">
            <text:p>-0,0031671832</text:p>
          </table:table-cell>
          <table:table-cell table:style-name="ce1" office:value-type="float" office:value="-0.166444480419159" calcext:value-type="float">
            <text:p>-0,1664444804</text:p>
          </table:table-cell>
          <table:table-cell table:style-name="ce1" office:value-type="float" office:value="4.07439374923706" calcext:value-type="float">
            <text:p>4,0743937492</text:p>
          </table:table-cell>
          <table:table-cell table:style-name="ce1" office:value-type="float" office:value="-0.795609533786774" calcext:value-type="float">
            <text:p>-0,7956095338</text:p>
          </table:table-cell>
          <table:table-cell table:style-name="ce1" office:value-type="string" calcext:value-type="string">
            <text:p>0.023892440136991343</text:p>
          </table:table-cell>
          <table:table-cell table:style-name="ce1" office:value-type="string" calcext:value-type="string">
            <text:p>-0.003167183200690847</text:p>
          </table:table-cell>
          <table:table-cell table:style-name="ce1" office:value-type="string" calcext:value-type="string">
            <text:p>-0.06594037800621536</text:p>
          </table:table-cell>
          <table:table-cell table:style-name="ce1" office:value-type="float" office:value="0.0212844224232766" calcext:value-type="float">
            <text:p>0,0212844224</text:p>
          </table:table-cell>
          <table:table-cell table:style-name="ce1" office:value-type="float" office:value="-0.0118859373981616" calcext:value-type="float">
            <text:p>-0,0118859374</text:p>
          </table:table-cell>
          <table:table-cell table:style-name="ce1" office:value-type="float" office:value="-0.0206061559830183" calcext:value-type="float">
            <text:p>-0,020606156</text:p>
          </table:table-cell>
          <table:table-cell table:style-name="ce1" office:value-type="float" office:value="0.0384172795506808" calcext:value-type="float">
            <text:p>0,0384172796</text:p>
          </table:table-cell>
          <table:table-cell table:style-name="ce1" office:value-type="float" office:value="0.125022672326175" calcext:value-type="float">
            <text:p>0,12502267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16368486322857" calcext:value-type="float">
            <text:p>-0,0041636849</text:p>
          </table:table-cell>
          <table:table-cell table:style-name="ce1" office:value-type="float" office:value="-0.00168373668520663" calcext:value-type="float">
            <text:p>-0,0016837367</text:p>
          </table:table-cell>
          <table:table-cell table:style-name="ce1" office:value-type="float" office:value="0.0266311190721175" calcext:value-type="float">
            <text:p>0,0266311191</text:p>
          </table:table-cell>
          <table:table-cell table:style-name="ce1" office:value-type="float" office:value="0.543114900588989" calcext:value-type="float">
            <text:p>0,5431149006</text:p>
          </table:table-cell>
          <table:table-cell table:style-name="ce1" office:value-type="float" office:value="0.543119668960571" calcext:value-type="float">
            <text:p>0,543119669</text:p>
          </table:table-cell>
          <table:table-cell table:style-name="ce1" office:value-type="float" office:value="0.543121576309204" calcext:value-type="float">
            <text:p>0,5431215763</text:p>
          </table:table-cell>
          <table:table-cell table:style-name="ce1" office:value-type="float" office:value="-0.166444480419159" calcext:value-type="float">
            <text:p>-0,1664444804</text:p>
          </table:table-cell>
          <table:table-cell table:style-name="ce1" office:value-type="float" office:value="4.07439374923706" calcext:value-type="float">
            <text:p>4,0743937492</text:p>
          </table:table-cell>
          <table:table-cell table:style-name="ce1" office:value-type="float" office:value="-0.795609533786774" calcext:value-type="float">
            <text:p>-0,7956095338</text:p>
          </table:table-cell>
        </table:table-row>
        <table:table-row table:style-name="ro1">
          <table:table-cell table:style-name="ce1" office:value-type="string" calcext:value-type="string">
            <text:p>2.5104026794433594</text:p>
          </table:table-cell>
          <table:table-cell table:style-name="ce1" office:value-type="string" calcext:value-type="string">
            <text:p>0.012643575668334961</text:p>
          </table:table-cell>
          <table:table-cell table:style-name="ce1" office:value-type="string" calcext:value-type="string">
            <text:p>76.19459390640259</text:p>
          </table:table-cell>
          <table:table-cell table:style-name="ce1" office:value-type="float" office:value="-0.0791911640330965" calcext:value-type="float">
            <text:p>-0,079191164</text:p>
          </table:table-cell>
          <table:table-cell table:style-name="ce1" office:value-type="float" office:value="0.0491297139935655" calcext:value-type="float">
            <text:p>0,049129714</text:p>
          </table:table-cell>
          <table:table-cell table:style-name="ce1" office:value-type="float" office:value="0.671556500740993" calcext:value-type="float">
            <text:p>0,6715565007</text:p>
          </table:table-cell>
          <table:table-cell table:style-name="ce1" office:value-type="float" office:value="0.0260140813945618" calcext:value-type="float">
            <text:p>0,0260140814</text:p>
          </table:table-cell>
          <table:table-cell table:number-columns-repeated="2" table:style-name="ce1" office:value-type="float" office:value="-0.00563171073655563" calcext:value-type="float">
            <text:p>-0,0056317107</text:p>
          </table:table-cell>
          <table:table-cell table:style-name="ce1" office:value-type="float" office:value="-0.161275744438171" calcext:value-type="float">
            <text:p>-0,1612757444</text:p>
          </table:table-cell>
          <table:table-cell table:style-name="ce1" office:value-type="float" office:value="4.07448196411133" calcext:value-type="float">
            <text:p>4,0744819641</text:p>
          </table:table-cell>
          <table:table-cell table:style-name="ce1" office:value-type="float" office:value="-0.779161512851715" calcext:value-type="float">
            <text:p>-0,7791615129</text:p>
          </table:table-cell>
          <table:table-cell table:style-name="ce1" office:value-type="string" calcext:value-type="string">
            <text:p>0.026014081394561774</text:p>
          </table:table-cell>
          <table:table-cell table:style-name="ce1" office:value-type="string" calcext:value-type="string">
            <text:p>-0.005631710736555626</text:p>
          </table:table-cell>
          <table:table-cell table:style-name="ce1" office:value-type="string" calcext:value-type="string">
            <text:p>-0.06473836384053888</text:p>
          </table:table-cell>
          <table:table-cell table:style-name="ce1" office:value-type="float" office:value="0.0200513067402314" calcext:value-type="float">
            <text:p>0,0200513067</text:p>
          </table:table-cell>
          <table:table-cell table:style-name="ce1" office:value-type="float" office:value="-0.0122428913471392" calcext:value-type="float">
            <text:p>-0,0122428913</text:p>
          </table:table-cell>
          <table:table-cell table:style-name="ce1" office:value-type="float" office:value="-0.0195607821988471" calcext:value-type="float">
            <text:p>-0,0195607822</text:p>
          </table:table-cell>
          <table:table-cell table:style-name="ce1" office:value-type="float" office:value="0.0874309581253804" calcext:value-type="float">
            <text:p>0,0874309581</text:p>
          </table:table-cell>
          <table:table-cell table:style-name="ce1" office:value-type="float" office:value="0.0950963142137103" calcext:value-type="float">
            <text:p>0,095096314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07140586903642" calcext:value-type="float">
            <text:p>-0,0080714059</text:p>
          </table:table-cell>
          <table:table-cell table:style-name="ce1" office:value-type="float" office:value="-0.00233648125005645" calcext:value-type="float">
            <text:p>-0,0023364813</text:p>
          </table:table-cell>
          <table:table-cell table:style-name="ce1" office:value-type="float" office:value="0.0328967343323271" calcext:value-type="float">
            <text:p>0,0328967343</text:p>
          </table:table-cell>
          <table:table-cell table:style-name="ce1" office:value-type="float" office:value="0.611103296279907" calcext:value-type="float">
            <text:p>0,6111032963</text:p>
          </table:table-cell>
          <table:table-cell table:style-name="ce1" office:value-type="float" office:value="0.611096620559692" calcext:value-type="float">
            <text:p>0,6110966206</text:p>
          </table:table-cell>
          <table:table-cell table:style-name="ce1" office:value-type="float" office:value="0.611104488372803" calcext:value-type="float">
            <text:p>0,6111044884</text:p>
          </table:table-cell>
          <table:table-cell table:style-name="ce1" office:value-type="float" office:value="-0.161275744438171" calcext:value-type="float">
            <text:p>-0,1612757444</text:p>
          </table:table-cell>
          <table:table-cell table:style-name="ce1" office:value-type="float" office:value="4.07448196411133" calcext:value-type="float">
            <text:p>4,0744819641</text:p>
          </table:table-cell>
          <table:table-cell table:style-name="ce1" office:value-type="float" office:value="-0.779161512851715" calcext:value-type="float">
            <text:p>-0,7791615129</text:p>
          </table:table-cell>
        </table:table-row>
        <table:table-row table:style-name="ro1">
          <table:table-cell table:style-name="ce1" office:value-type="string" calcext:value-type="string">
            <text:p>2.5390305519104004</text:p>
          </table:table-cell>
          <table:table-cell table:style-name="ce1" office:value-type="string" calcext:value-type="string">
            <text:p>0.028627872467041016</text:p>
          </table:table-cell>
          <table:table-cell table:style-name="ce1" office:value-type="string" calcext:value-type="string">
            <text:p>76.7185001373291</text:p>
          </table:table-cell>
          <table:table-cell table:style-name="ce1" office:value-type="float" office:value="-0.0731477616124867" calcext:value-type="float">
            <text:p>-0,0731477616</text:p>
          </table:table-cell>
          <table:table-cell table:style-name="ce1" office:value-type="float" office:value="0.0495728748091669" calcext:value-type="float">
            <text:p>0,0495728748</text:p>
          </table:table-cell>
          <table:table-cell table:style-name="ce1" office:value-type="float" office:value="0.652718858954347" calcext:value-type="float">
            <text:p>0,652718859</text:p>
          </table:table-cell>
          <table:table-cell table:style-name="ce1" office:value-type="float" office:value="0.028802539180638" calcext:value-type="float">
            <text:p>0,0288025392</text:p>
          </table:table-cell>
          <table:table-cell table:number-columns-repeated="2" table:style-name="ce1" office:value-type="float" office:value="-0.00744438034085497" calcext:value-type="float">
            <text:p>-0,0074443803</text:p>
          </table:table-cell>
          <table:table-cell table:style-name="ce1" office:value-type="float" office:value="-0.155452266335487" calcext:value-type="float">
            <text:p>-0,1554522663</text:p>
          </table:table-cell>
          <table:table-cell table:style-name="ce1" office:value-type="float" office:value="4.07435512542725" calcext:value-type="float">
            <text:p>4,0743551254</text:p>
          </table:table-cell>
          <table:table-cell table:style-name="ce1" office:value-type="float" office:value="-0.763143420219421" calcext:value-type="float">
            <text:p>-0,7631434202</text:p>
          </table:table-cell>
          <table:table-cell table:style-name="ce1" office:value-type="string" calcext:value-type="string">
            <text:p>0.028802539180637996</text:p>
          </table:table-cell>
          <table:table-cell table:style-name="ce1" office:value-type="string" calcext:value-type="string">
            <text:p>-0.007444380340854967</text:p>
          </table:table-cell>
          <table:table-cell table:style-name="ce1" office:value-type="string" calcext:value-type="string">
            <text:p>-0.06510218333260202</text:p>
          </table:table-cell>
          <table:table-cell table:style-name="ce1" office:value-type="float" office:value="0.0197977910082741" calcext:value-type="float">
            <text:p>0,019797791</text:p>
          </table:table-cell>
          <table:table-cell table:style-name="ce1" office:value-type="float" office:value="-0.0122824284983914" calcext:value-type="float">
            <text:p>-0,0122824285</text:p>
          </table:table-cell>
          <table:table-cell table:style-name="ce1" office:value-type="float" office:value="-0.0193209380385316" calcext:value-type="float">
            <text:p>-0,019320938</text:p>
          </table:table-cell>
          <table:table-cell table:style-name="ce1" office:value-type="float" office:value="0.129175157520871" calcext:value-type="float">
            <text:p>0,1291751575</text:p>
          </table:table-cell>
          <table:table-cell table:style-name="ce1" office:value-type="float" office:value="0.0691985501256748" calcext:value-type="float">
            <text:p>0,069198550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92373610754301" calcext:value-type="float">
            <text:p>-0,0019237361</text:p>
          </table:table-cell>
          <table:table-cell table:style-name="ce1" office:value-type="float" office:value="-0.000300018013375185" calcext:value-type="float">
            <text:p>-0,000300018</text:p>
          </table:table-cell>
          <table:table-cell table:style-name="ce1" office:value-type="float" office:value="0.00875018823718487" calcext:value-type="float">
            <text:p>0,0087501882</text:p>
          </table:table-cell>
          <table:table-cell table:style-name="ce1" office:value-type="float" office:value="0.527132034301758" calcext:value-type="float">
            <text:p>0,5271320343</text:p>
          </table:table-cell>
          <table:table-cell table:style-name="ce1" office:value-type="float" office:value="0.527130365371704" calcext:value-type="float">
            <text:p>0,5271303654</text:p>
          </table:table-cell>
          <table:table-cell table:style-name="ce1" office:value-type="float" office:value="0.527118682861328" calcext:value-type="float">
            <text:p>0,5271186829</text:p>
          </table:table-cell>
          <table:table-cell table:style-name="ce1" office:value-type="float" office:value="-0.155452266335487" calcext:value-type="float">
            <text:p>-0,1554522663</text:p>
          </table:table-cell>
          <table:table-cell table:style-name="ce1" office:value-type="float" office:value="4.07435512542725" calcext:value-type="float">
            <text:p>4,0743551254</text:p>
          </table:table-cell>
          <table:table-cell table:style-name="ce1" office:value-type="float" office:value="-0.763143420219421" calcext:value-type="float">
            <text:p>-0,7631434202</text:p>
          </table:table-cell>
        </table:table-row>
        <table:table-row table:style-name="ro1">
          <table:table-cell table:style-name="ce1" office:value-type="string" calcext:value-type="string">
            <text:p>2.554744243621826</text:p>
          </table:table-cell>
          <table:table-cell table:style-name="ce1" office:value-type="string" calcext:value-type="string">
            <text:p>0.01571369171142578</text:p>
          </table:table-cell>
          <table:table-cell table:style-name="ce1" office:value-type="string" calcext:value-type="string">
            <text:p>77.2452073097229</text:p>
          </table:table-cell>
          <table:table-cell table:style-name="ce1" office:value-type="float" office:value="-0.0647975664907767" calcext:value-type="float">
            <text:p>-0,0647975665</text:p>
          </table:table-cell>
          <table:table-cell table:style-name="ce1" office:value-type="float" office:value="0.0487203134258312" calcext:value-type="float">
            <text:p>0,0487203134</text:p>
          </table:table-cell>
          <table:table-cell table:style-name="ce1" office:value-type="float" office:value="0.62871304559119" calcext:value-type="float">
            <text:p>0,6287130456</text:p>
          </table:table-cell>
          <table:table-cell table:style-name="ce1" office:value-type="float" office:value="0.0297797207914036" calcext:value-type="float">
            <text:p>0,0297797208</text:p>
          </table:table-cell>
          <table:table-cell table:number-columns-repeated="2" table:style-name="ce1" office:value-type="float" office:value="-0.00937942336603683" calcext:value-type="float">
            <text:p>-0,0093794234</text:p>
          </table:table-cell>
          <table:table-cell table:style-name="ce1" office:value-type="float" office:value="-0.148905202746391" calcext:value-type="float">
            <text:p>-0,1489052027</text:p>
          </table:table-cell>
          <table:table-cell table:style-name="ce1" office:value-type="float" office:value="4.07330465316772" calcext:value-type="float">
            <text:p>4,0733046532</text:p>
          </table:table-cell>
          <table:table-cell table:style-name="ce1" office:value-type="float" office:value="-0.747097492218018" calcext:value-type="float">
            <text:p>-0,7470974922</text:p>
          </table:table-cell>
          <table:table-cell table:style-name="ce1" office:value-type="string" calcext:value-type="string">
            <text:p>0.029779720791403626</text:p>
          </table:table-cell>
          <table:table-cell table:style-name="ce1" office:value-type="string" calcext:value-type="string">
            <text:p>-0.009379423366036829</text:p>
          </table:table-cell>
          <table:table-cell table:style-name="ce1" office:value-type="string" calcext:value-type="string">
            <text:p>-0.06344027978147838</text:p>
          </table:table-cell>
          <table:table-cell table:style-name="ce1" office:value-type="float" office:value="0.0182869404031217" calcext:value-type="float">
            <text:p>0,0182869404</text:p>
          </table:table-cell>
          <table:table-cell table:style-name="ce1" office:value-type="float" office:value="-0.0123932187022917" calcext:value-type="float">
            <text:p>-0,0123932187</text:p>
          </table:table-cell>
          <table:table-cell table:style-name="ce1" office:value-type="float" office:value="-0.0183413806656261" calcext:value-type="float">
            <text:p>-0,0183413807</text:p>
          </table:table-cell>
          <table:table-cell table:style-name="ce1" office:value-type="float" office:value="0.167403864683021" calcext:value-type="float">
            <text:p>0,1674038647</text:p>
          </table:table-cell>
          <table:table-cell table:style-name="ce1" office:value-type="float" office:value="0.043290433388623" calcext:value-type="float">
            <text:p>0,043290433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15635968989496" calcext:value-type="float">
            <text:p>-0,0115635969</text:p>
          </table:table-cell>
          <table:table-cell table:style-name="ce1" office:value-type="float" office:value="-0.000847948766600866" calcext:value-type="float">
            <text:p>-0,0008479488</text:p>
          </table:table-cell>
          <table:table-cell table:style-name="ce1" office:value-type="float" office:value="0.036044035365907" calcext:value-type="float">
            <text:p>0,0360440354</text:p>
          </table:table-cell>
          <table:table-cell table:style-name="ce1" office:value-type="float" office:value="0.522623062133789" calcext:value-type="float">
            <text:p>0,5226230621</text:p>
          </table:table-cell>
          <table:table-cell table:style-name="ce1" office:value-type="float" office:value="0.522626876831055" calcext:value-type="float">
            <text:p>0,5226268768</text:p>
          </table:table-cell>
          <table:table-cell table:style-name="ce1" office:value-type="float" office:value="0.522628545761108" calcext:value-type="float">
            <text:p>0,5226285458</text:p>
          </table:table-cell>
          <table:table-cell table:style-name="ce1" office:value-type="float" office:value="-0.148905202746391" calcext:value-type="float">
            <text:p>-0,1489052027</text:p>
          </table:table-cell>
          <table:table-cell table:style-name="ce1" office:value-type="float" office:value="4.07330465316772" calcext:value-type="float">
            <text:p>4,0733046532</text:p>
          </table:table-cell>
          <table:table-cell table:style-name="ce1" office:value-type="float" office:value="-0.747097492218018" calcext:value-type="float">
            <text:p>-0,7470974922</text:p>
          </table:table-cell>
        </table:table-row>
        <table:table-row table:style-name="ro1">
          <table:table-cell table:style-name="ce1" office:value-type="string" calcext:value-type="string">
            <text:p>2.5709261894226074</text:p>
          </table:table-cell>
          <table:table-cell table:style-name="ce1" office:value-type="string" calcext:value-type="string">
            <text:p>0.01618194580078125</text:p>
          </table:table-cell>
          <table:table-cell table:style-name="ce1" office:value-type="string" calcext:value-type="string">
            <text:p>77.82715678215027</text:p>
          </table:table-cell>
          <table:table-cell table:style-name="ce1" office:value-type="float" office:value="-0.0595943124973457" calcext:value-type="float">
            <text:p>-0,0595943125</text:p>
          </table:table-cell>
          <table:table-cell table:style-name="ce1" office:value-type="float" office:value="0.0475814472998918" calcext:value-type="float">
            <text:p>0,0475814473</text:p>
          </table:table-cell>
          <table:table-cell table:style-name="ce1" office:value-type="float" office:value="0.616309837794598" calcext:value-type="float">
            <text:p>0,6163098378</text:p>
          </table:table-cell>
          <table:table-cell table:style-name="ce1" office:value-type="float" office:value="0.0302739414295297" calcext:value-type="float">
            <text:p>0,0302739414</text:p>
          </table:table-cell>
          <table:table-cell table:number-columns-repeated="2" table:style-name="ce1" office:value-type="float" office:value="-0.0111034222035601" calcext:value-type="float">
            <text:p>-0,0111034222</text:p>
          </table:table-cell>
          <table:table-cell table:style-name="ce1" office:value-type="float" office:value="-0.142298892140389" calcext:value-type="float">
            <text:p>-0,1422988921</text:p>
          </table:table-cell>
          <table:table-cell table:style-name="ce1" office:value-type="float" office:value="4.07095861434937" calcext:value-type="float">
            <text:p>4,0709586143</text:p>
          </table:table-cell>
          <table:table-cell table:style-name="ce1" office:value-type="float" office:value="-0.730567932128906" calcext:value-type="float">
            <text:p>-0,7305679321</text:p>
          </table:table-cell>
          <table:table-cell table:style-name="ce1" office:value-type="string" calcext:value-type="string">
            <text:p>0.030273941429529664</text:p>
          </table:table-cell>
          <table:table-cell table:style-name="ce1" office:value-type="string" calcext:value-type="string">
            <text:p>-0.011103422203560113</text:p>
          </table:table-cell>
          <table:table-cell table:style-name="ce1" office:value-type="string" calcext:value-type="string">
            <text:p>-0.06206055409050708</text:p>
          </table:table-cell>
          <table:table-cell table:style-name="ce1" office:value-type="float" office:value="0.0161993916226942" calcext:value-type="float">
            <text:p>0,0161993916</text:p>
          </table:table-cell>
          <table:table-cell table:style-name="ce1" office:value-type="float" office:value="-0.0121800783564578" calcext:value-type="float">
            <text:p>-0,0121800784</text:p>
          </table:table-cell>
          <table:table-cell table:style-name="ce1" office:value-type="float" office:value="-0.0170930783707419" calcext:value-type="float">
            <text:p>-0,0170930784</text:p>
          </table:table-cell>
          <table:table-cell table:style-name="ce1" office:value-type="float" office:value="0.205066983647684" calcext:value-type="float">
            <text:p>0,2050669836</text:p>
          </table:table-cell>
          <table:table-cell table:style-name="ce1" office:value-type="float" office:value="0.0149721949344844" calcext:value-type="float">
            <text:p>0,014972194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43661050514062" calcext:value-type="float">
            <text:p>-0,0143661051</text:p>
          </table:table-cell>
          <table:table-cell table:style-name="ce1" office:value-type="float" office:value="0.00146679525557862" calcext:value-type="float">
            <text:p>0,0014667953</text:p>
          </table:table-cell>
          <table:table-cell table:style-name="ce1" office:value-type="float" office:value="0.041300971209391" calcext:value-type="float">
            <text:p>0,0413009712</text:p>
          </table:table-cell>
          <table:table-cell table:style-name="ce1" office:value-type="float" office:value="0.581242799758911" calcext:value-type="float">
            <text:p>0,5812427998</text:p>
          </table:table-cell>
          <table:table-cell table:number-columns-repeated="2" table:style-name="ce1" office:value-type="float" office:value="0.581240892410278" calcext:value-type="float">
            <text:p>0,5812408924</text:p>
          </table:table-cell>
          <table:table-cell table:style-name="ce1" office:value-type="float" office:value="-0.142298892140389" calcext:value-type="float">
            <text:p>-0,1422988921</text:p>
          </table:table-cell>
          <table:table-cell table:style-name="ce1" office:value-type="float" office:value="4.07095861434937" calcext:value-type="float">
            <text:p>4,0709586143</text:p>
          </table:table-cell>
          <table:table-cell table:style-name="ce1" office:value-type="float" office:value="-0.730567932128906" calcext:value-type="float">
            <text:p>-0,7305679321</text:p>
          </table:table-cell>
        </table:table-row>
        <table:table-row table:style-name="ro1">
          <table:table-cell table:style-name="ce1" office:value-type="string" calcext:value-type="string">
            <text:p>2.583812952041626</text:p>
          </table:table-cell>
          <table:table-cell table:style-name="ce1" office:value-type="string" calcext:value-type="string">
            <text:p>0.012886762619018555</text:p>
          </table:table-cell>
          <table:table-cell table:style-name="ce1" office:value-type="string" calcext:value-type="string">
            <text:p>78.39126372337341</text:p>
          </table:table-cell>
          <table:table-cell table:style-name="ce1" office:value-type="float" office:value="-0.0513547039533287" calcext:value-type="float">
            <text:p>-0,051354704</text:p>
          </table:table-cell>
          <table:table-cell table:style-name="ce1" office:value-type="float" office:value="0.0457046925080193" calcext:value-type="float">
            <text:p>0,0457046925</text:p>
          </table:table-cell>
          <table:table-cell table:style-name="ce1" office:value-type="float" office:value="0.599919433211103" calcext:value-type="float">
            <text:p>0,5999194332</text:p>
          </table:table-cell>
          <table:table-cell table:style-name="ce1" office:value-type="float" office:value="0.0314417950101881" calcext:value-type="float">
            <text:p>0,031441795</text:p>
          </table:table-cell>
          <table:table-cell table:number-columns-repeated="2" table:style-name="ce1" office:value-type="float" office:value="-0.0126983057590274" calcext:value-type="float">
            <text:p>-0,0126983058</text:p>
          </table:table-cell>
          <table:table-cell table:style-name="ce1" office:value-type="float" office:value="-0.135311663150787" calcext:value-type="float">
            <text:p>-0,1353116632</text:p>
          </table:table-cell>
          <table:table-cell table:style-name="ce1" office:value-type="float" office:value="4.06850242614746" calcext:value-type="float">
            <text:p>4,0685024261</text:p>
          </table:table-cell>
          <table:table-cell table:style-name="ce1" office:value-type="float" office:value="-0.714735925197601" calcext:value-type="float">
            <text:p>-0,7147359252</text:p>
          </table:table-cell>
          <table:table-cell table:style-name="ce1" office:value-type="string" calcext:value-type="string">
            <text:p>0.03144179501018812</text:p>
          </table:table-cell>
          <table:table-cell table:style-name="ce1" office:value-type="string" calcext:value-type="string">
            <text:p>-0.012698305759027402</text:p>
          </table:table-cell>
          <table:table-cell table:style-name="ce1" office:value-type="string" calcext:value-type="string">
            <text:p>-0.06190170246014964</text:p>
          </table:table-cell>
          <table:table-cell table:style-name="ce1" office:value-type="float" office:value="0.0148985781243364" calcext:value-type="float">
            <text:p>0,0148985781</text:p>
          </table:table-cell>
          <table:table-cell table:style-name="ce1" office:value-type="float" office:value="-0.0118953618249729" calcext:value-type="float">
            <text:p>-0,0118953618</text:p>
          </table:table-cell>
          <table:table-cell table:style-name="ce1" office:value-type="float" office:value="-0.0164481115653191" calcext:value-type="float">
            <text:p>-0,0164481116</text:p>
          </table:table-cell>
          <table:table-cell table:style-name="ce1" office:value-type="float" office:value="0.238885881889695" calcext:value-type="float">
            <text:p>0,2388858819</text:p>
          </table:table-cell>
          <table:table-cell table:style-name="ce1" office:value-type="float" office:value="-0.0120296806055127" calcext:value-type="float">
            <text:p>-0,012029680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16896648343208" calcext:value-type="float">
            <text:p>-0,0091689665</text:p>
          </table:table-cell>
          <table:table-cell table:style-name="ce1" office:value-type="float" office:value="0.00200685683750933" calcext:value-type="float">
            <text:p>0,0020068568</text:p>
          </table:table-cell>
          <table:table-cell table:style-name="ce1" office:value-type="float" office:value="0.021856364206779" calcext:value-type="float">
            <text:p>0,0218563642</text:p>
          </table:table-cell>
          <table:table-cell table:style-name="ce1" office:value-type="float" office:value="0.567485332489014" calcext:value-type="float">
            <text:p>0,5674853325</text:p>
          </table:table-cell>
          <table:table-cell table:style-name="ce1" office:value-type="float" office:value="0.567487478256226" calcext:value-type="float">
            <text:p>0,5674874783</text:p>
          </table:table-cell>
          <table:table-cell table:style-name="ce1" office:value-type="float" office:value="0.567487239837647" calcext:value-type="float">
            <text:p>0,5674872398</text:p>
          </table:table-cell>
          <table:table-cell table:style-name="ce1" office:value-type="float" office:value="-0.135311663150787" calcext:value-type="float">
            <text:p>-0,1353116632</text:p>
          </table:table-cell>
          <table:table-cell table:style-name="ce1" office:value-type="float" office:value="4.06850242614746" calcext:value-type="float">
            <text:p>4,0685024261</text:p>
          </table:table-cell>
          <table:table-cell table:style-name="ce1" office:value-type="float" office:value="-0.714735925197601" calcext:value-type="float">
            <text:p>-0,7147359252</text:p>
          </table:table-cell>
        </table:table-row>
        <table:table-row table:style-name="ro1">
          <table:table-cell table:style-name="ce1" office:value-type="string" calcext:value-type="string">
            <text:p>2.6005778312683105</text:p>
          </table:table-cell>
          <table:table-cell table:style-name="ce1" office:value-type="string" calcext:value-type="string">
            <text:p>0.01676487922668457</text:p>
          </table:table-cell>
          <table:table-cell table:style-name="ce1" office:value-type="string" calcext:value-type="string">
            <text:p>78.89709782600403</text:p>
          </table:table-cell>
          <table:table-cell table:style-name="ce1" office:value-type="float" office:value="-0.0444249827278215" calcext:value-type="float">
            <text:p>-0,0444249827</text:p>
          </table:table-cell>
          <table:table-cell table:style-name="ce1" office:value-type="float" office:value="0.0436059330794155" calcext:value-type="float">
            <text:p>0,0436059331</text:p>
          </table:table-cell>
          <table:table-cell table:style-name="ce1" office:value-type="float" office:value="0.586118057186221" calcext:value-type="float">
            <text:p>0,5861180572</text:p>
          </table:table-cell>
          <table:table-cell table:style-name="ce1" office:value-type="float" office:value="0.0310479529493262" calcext:value-type="float">
            <text:p>0,0310479529</text:p>
          </table:table-cell>
          <table:table-cell table:number-columns-repeated="2" table:style-name="ce1" office:value-type="float" office:value="-0.0138035618266416" calcext:value-type="float">
            <text:p>-0,0138035618</text:p>
          </table:table-cell>
          <table:table-cell table:style-name="ce1" office:value-type="float" office:value="-0.128049612045288" calcext:value-type="float">
            <text:p>-0,128049612</text:p>
          </table:table-cell>
          <table:table-cell table:style-name="ce1" office:value-type="float" office:value="4.0659351348877" calcext:value-type="float">
            <text:p>4,0659351349</text:p>
          </table:table-cell>
          <table:table-cell table:style-name="ce1" office:value-type="float" office:value="-0.699425518512726" calcext:value-type="float">
            <text:p>-0,6994255185</text:p>
          </table:table-cell>
          <table:table-cell table:style-name="ce1" office:value-type="string" calcext:value-type="string">
            <text:p>0.031047952949326215</text:p>
          </table:table-cell>
          <table:table-cell table:style-name="ce1" office:value-type="string" calcext:value-type="string">
            <text:p>-0.013803561826641586</text:p>
          </table:table-cell>
          <table:table-cell table:style-name="ce1" office:value-type="string" calcext:value-type="string">
            <text:p>-0.06078061127922786</text:p>
          </table:table-cell>
          <table:table-cell table:style-name="ce1" office:value-type="float" office:value="0.0128386759883322" calcext:value-type="float">
            <text:p>0,012838676</text:p>
          </table:table-cell>
          <table:table-cell table:style-name="ce1" office:value-type="float" office:value="-0.0114261731270048" calcext:value-type="float">
            <text:p>-0,0114261731</text:p>
          </table:table-cell>
          <table:table-cell table:style-name="ce1" office:value-type="float" office:value="-0.0155958105269774" calcext:value-type="float">
            <text:p>-0,0155958105</text:p>
          </table:table-cell>
          <table:table-cell table:style-name="ce1" office:value-type="float" office:value="0.264699018889772" calcext:value-type="float">
            <text:p>0,2646990189</text:p>
          </table:table-cell>
          <table:table-cell table:style-name="ce1" office:value-type="float" office:value="-0.0350028184178956" calcext:value-type="float">
            <text:p>-0,03500281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6392531348206" calcext:value-type="float">
            <text:p>-0,0163925313</text:p>
          </table:table-cell>
          <table:table-cell table:style-name="ce1" office:value-type="float" office:value="0.00373377382645785" calcext:value-type="float">
            <text:p>0,0037337738</text:p>
          </table:table-cell>
          <table:table-cell table:style-name="ce1" office:value-type="float" office:value="0.0326079699099797" calcext:value-type="float">
            <text:p>0,0326079699</text:p>
          </table:table-cell>
          <table:table-cell table:style-name="ce1" office:value-type="float" office:value="0.502644062042236" calcext:value-type="float">
            <text:p>0,502644062</text:p>
          </table:table-cell>
          <table:table-cell table:style-name="ce1" office:value-type="float" office:value="0.502642869949341" calcext:value-type="float">
            <text:p>0,5026428699</text:p>
          </table:table-cell>
          <table:table-cell table:style-name="ce1" office:value-type="float" office:value="0.502650260925293" calcext:value-type="float">
            <text:p>0,5026502609</text:p>
          </table:table-cell>
          <table:table-cell table:style-name="ce1" office:value-type="float" office:value="-0.128049612045288" calcext:value-type="float">
            <text:p>-0,128049612</text:p>
          </table:table-cell>
          <table:table-cell table:style-name="ce1" office:value-type="float" office:value="4.0659351348877" calcext:value-type="float">
            <text:p>4,0659351349</text:p>
          </table:table-cell>
          <table:table-cell table:style-name="ce1" office:value-type="float" office:value="-0.699425518512726" calcext:value-type="float">
            <text:p>-0,6994255185</text:p>
          </table:table-cell>
        </table:table-row>
        <table:table-row table:style-name="ro1">
          <table:table-cell table:style-name="ce1" office:value-type="string" calcext:value-type="string">
            <text:p>2.6211493015289307</text:p>
          </table:table-cell>
          <table:table-cell table:style-name="ce1" office:value-type="string" calcext:value-type="string">
            <text:p>0.020571470260620117</text:p>
          </table:table-cell>
          <table:table-cell table:style-name="ce1" office:value-type="string" calcext:value-type="string">
            <text:p>79.4236581325531</text:p>
          </table:table-cell>
          <table:table-cell table:style-name="ce1" office:value-type="float" office:value="-0.0403879587689449" calcext:value-type="float">
            <text:p>-0,0403879588</text:p>
          </table:table-cell>
          <table:table-cell table:style-name="ce1" office:value-type="float" office:value="0.0424362578354546" calcext:value-type="float">
            <text:p>0,0424362578</text:p>
          </table:table-cell>
          <table:table-cell table:style-name="ce1" office:value-type="float" office:value="0.577480032856082" calcext:value-type="float">
            <text:p>0,5774800329</text:p>
          </table:table-cell>
          <table:table-cell table:style-name="ce1" office:value-type="float" office:value="0.0310165983449751" calcext:value-type="float">
            <text:p>0,0310165983</text:p>
          </table:table-cell>
          <table:table-cell table:number-columns-repeated="2" table:style-name="ce1" office:value-type="float" office:value="-0.0148817922644222" calcext:value-type="float">
            <text:p>-0,0148817923</text:p>
          </table:table-cell>
          <table:table-cell table:style-name="ce1" office:value-type="float" office:value="-0.121352635324001" calcext:value-type="float">
            <text:p>-0,1213526353</text:p>
          </table:table-cell>
          <table:table-cell table:style-name="ce1" office:value-type="float" office:value="4.06316900253296" calcext:value-type="float">
            <text:p>4,0631690025</text:p>
          </table:table-cell>
          <table:table-cell table:style-name="ce1" office:value-type="float" office:value="-0.68379944562912" calcext:value-type="float">
            <text:p>-0,6837994456</text:p>
          </table:table-cell>
          <table:table-cell table:style-name="ce1" office:value-type="string" calcext:value-type="string">
            <text:p>0.031016598344975065</text:p>
          </table:table-cell>
          <table:table-cell table:style-name="ce1" office:value-type="string" calcext:value-type="string">
            <text:p>-0.01488179226442218</text:p>
          </table:table-cell>
          <table:table-cell table:style-name="ce1" office:value-type="string" calcext:value-type="string">
            <text:p>-0.0602230844680066</text:p>
          </table:table-cell>
          <table:table-cell table:style-name="ce1" office:value-type="float" office:value="0.0111062456819554" calcext:value-type="float">
            <text:p>0,0111062457</text:p>
          </table:table-cell>
          <table:table-cell table:style-name="ce1" office:value-type="float" office:value="-0.0109014832698539" calcext:value-type="float">
            <text:p>-0,0109014833</text:p>
          </table:table-cell>
          <table:table-cell table:style-name="ce1" office:value-type="float" office:value="-0.0148781389736835" calcext:value-type="float">
            <text:p>-0,014878139</text:p>
          </table:table-cell>
          <table:table-cell table:style-name="ce1" office:value-type="float" office:value="0.288098590246979" calcext:value-type="float">
            <text:p>0,2880985902</text:p>
          </table:table-cell>
          <table:table-cell table:style-name="ce1" office:value-type="float" office:value="-0.0579715197408544" calcext:value-type="float">
            <text:p>-0,057971519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31563412445569" calcext:value-type="float">
            <text:p>-0,0131563412</text:p>
          </table:table-cell>
          <table:table-cell table:style-name="ce1" office:value-type="float" office:value="0.00398448139956473" calcext:value-type="float">
            <text:p>0,0039844814</text:p>
          </table:table-cell>
          <table:table-cell table:style-name="ce1" office:value-type="float" office:value="0.0262021802270755" calcext:value-type="float">
            <text:p>0,0262021802</text:p>
          </table:table-cell>
          <table:table-cell table:style-name="ce1" office:value-type="float" office:value="0.526721000671387" calcext:value-type="float">
            <text:p>0,5267210007</text:p>
          </table:table-cell>
          <table:table-cell table:style-name="ce1" office:value-type="float" office:value="0.5267333984375" calcext:value-type="float">
            <text:p>0,5267333984</text:p>
          </table:table-cell>
          <table:table-cell table:style-name="ce1" office:value-type="float" office:value="0.526726245880127" calcext:value-type="float">
            <text:p>0,5267262459</text:p>
          </table:table-cell>
          <table:table-cell table:style-name="ce1" office:value-type="float" office:value="-0.121352635324001" calcext:value-type="float">
            <text:p>-0,1213526353</text:p>
          </table:table-cell>
          <table:table-cell table:style-name="ce1" office:value-type="float" office:value="4.06316900253296" calcext:value-type="float">
            <text:p>4,0631690025</text:p>
          </table:table-cell>
          <table:table-cell table:style-name="ce1" office:value-type="float" office:value="-0.68379944562912" calcext:value-type="float">
            <text:p>-0,6837994456</text:p>
          </table:table-cell>
        </table:table-row>
        <table:table-row table:style-name="ro1">
          <table:table-cell table:style-name="ce1" office:value-type="string" calcext:value-type="string">
            <text:p>2.6400444507598877</text:p>
          </table:table-cell>
          <table:table-cell table:style-name="ce1" office:value-type="string" calcext:value-type="string">
            <text:p>0.01889514923095703</text:p>
          </table:table-cell>
          <table:table-cell table:style-name="ce1" office:value-type="string" calcext:value-type="string">
            <text:p>79.95124912261963</text:p>
          </table:table-cell>
          <table:table-cell table:style-name="ce1" office:value-type="float" office:value="-0.0321490005762489" calcext:value-type="float">
            <text:p>-0,0321490006</text:p>
          </table:table-cell>
          <table:table-cell table:style-name="ce1" office:value-type="float" office:value="0.0396248448983605" calcext:value-type="float">
            <text:p>0,0396248449</text:p>
          </table:table-cell>
          <table:table-cell table:style-name="ce1" office:value-type="float" office:value="0.559510909480813" calcext:value-type="float">
            <text:p>0,5595109095</text:p>
          </table:table-cell>
          <table:table-cell table:style-name="ce1" office:value-type="float" office:value="0.0316069292311631" calcext:value-type="float">
            <text:p>0,0316069292</text:p>
          </table:table-cell>
          <table:table-cell table:number-columns-repeated="2" table:style-name="ce1" office:value-type="float" office:value="-0.0161916860968682" calcext:value-type="float">
            <text:p>-0,0161916861</text:p>
          </table:table-cell>
          <table:table-cell table:style-name="ce1" office:value-type="float" office:value="-0.115399554371834" calcext:value-type="float">
            <text:p>-0,1153995544</text:p>
          </table:table-cell>
          <table:table-cell table:style-name="ce1" office:value-type="float" office:value="4.05972337722778" calcext:value-type="float">
            <text:p>4,0597233772</text:p>
          </table:table-cell>
          <table:table-cell table:style-name="ce1" office:value-type="float" office:value="-0.668136894702911" calcext:value-type="float">
            <text:p>-0,6681368947</text:p>
          </table:table-cell>
          <table:table-cell table:style-name="ce1" office:value-type="string" calcext:value-type="string">
            <text:p>0.03160692923116309</text:p>
          </table:table-cell>
          <table:table-cell table:style-name="ce1" office:value-type="string" calcext:value-type="string">
            <text:p>-0.01619168609686821</text:p>
          </table:table-cell>
          <table:table-cell table:style-name="ce1" office:value-type="string" calcext:value-type="string">
            <text:p>-0.0600198048062938</text:p>
          </table:table-cell>
          <table:table-cell table:style-name="ce1" office:value-type="float" office:value="0.0100969896922362" calcext:value-type="float">
            <text:p>0,0100969897</text:p>
          </table:table-cell>
          <table:table-cell table:style-name="ce1" office:value-type="float" office:value="-0.0106090644588636" calcext:value-type="float">
            <text:p>-0,0106090645</text:p>
          </table:table-cell>
          <table:table-cell table:style-name="ce1" office:value-type="float" office:value="-0.0144289617085163" calcext:value-type="float">
            <text:p>-0,0144289617</text:p>
          </table:table-cell>
          <table:table-cell table:style-name="ce1" office:value-type="float" office:value="0.309415560457942" calcext:value-type="float">
            <text:p>0,3094155605</text:p>
          </table:table-cell>
          <table:table-cell table:style-name="ce1" office:value-type="float" office:value="-0.0803690968628392" calcext:value-type="float">
            <text:p>-0,080369096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64870221174769" calcext:value-type="float">
            <text:p>-0,0076487022</text:p>
          </table:table-cell>
          <table:table-cell table:style-name="ce1" office:value-type="float" office:value="0.00221616114841963" calcext:value-type="float">
            <text:p>0,0022161611</text:p>
          </table:table-cell>
          <table:table-cell table:style-name="ce1" office:value-type="float" office:value="0.016366276088898" calcext:value-type="float">
            <text:p>0,0163662761</text:p>
          </table:table-cell>
          <table:table-cell table:style-name="ce1" office:value-type="float" office:value="0.527805089950562" calcext:value-type="float">
            <text:p>0,52780509</text:p>
          </table:table-cell>
          <table:table-cell table:style-name="ce1" office:value-type="float" office:value="0.527793407440186" calcext:value-type="float">
            <text:p>0,5277934074</text:p>
          </table:table-cell>
          <table:table-cell table:style-name="ce1" office:value-type="float" office:value="0.527794122695923" calcext:value-type="float">
            <text:p>0,5277941227</text:p>
          </table:table-cell>
          <table:table-cell table:style-name="ce1" office:value-type="float" office:value="-0.115399554371834" calcext:value-type="float">
            <text:p>-0,1153995544</text:p>
          </table:table-cell>
          <table:table-cell table:style-name="ce1" office:value-type="float" office:value="4.05972337722778" calcext:value-type="float">
            <text:p>4,0597233772</text:p>
          </table:table-cell>
          <table:table-cell table:style-name="ce1" office:value-type="float" office:value="-0.668136894702911" calcext:value-type="float">
            <text:p>-0,6681368947</text:p>
          </table:table-cell>
        </table:table-row>
        <table:table-row table:style-name="ro1">
          <table:table-cell table:style-name="ce1" office:value-type="string" calcext:value-type="string">
            <text:p>2.6562676429748535</text:p>
          </table:table-cell>
          <table:table-cell table:style-name="ce1" office:value-type="string" calcext:value-type="string">
            <text:p>0.01622319221496582</text:p>
          </table:table-cell>
          <table:table-cell table:style-name="ce1" office:value-type="string" calcext:value-type="string">
            <text:p>80.484943151474</text:p>
          </table:table-cell>
          <table:table-cell table:style-name="ce1" office:value-type="float" office:value="-0.0203616733513313" calcext:value-type="float">
            <text:p>-0,0203616734</text:p>
          </table:table-cell>
          <table:table-cell table:style-name="ce1" office:value-type="float" office:value="0.0351690779681559" calcext:value-type="float">
            <text:p>0,035169078</text:p>
          </table:table-cell>
          <table:table-cell table:style-name="ce1" office:value-type="float" office:value="0.540662162833744" calcext:value-type="float">
            <text:p>0,5406621628</text:p>
          </table:table-cell>
          <table:table-cell table:style-name="ce1" office:value-type="float" office:value="0.0305954606022172" calcext:value-type="float">
            <text:p>0,0305954606</text:p>
          </table:table-cell>
          <table:table-cell table:number-columns-repeated="2" table:style-name="ce1" office:value-type="float" office:value="-0.0169087217907436" calcext:value-type="float">
            <text:p>-0,0169087218</text:p>
          </table:table-cell>
          <table:table-cell table:style-name="ce1" office:value-type="float" office:value="-0.10865905880928" calcext:value-type="float">
            <text:p>-0,1086590588</text:p>
          </table:table-cell>
          <table:table-cell table:style-name="ce1" office:value-type="float" office:value="4.05628871917725" calcext:value-type="float">
            <text:p>4,0562887192</text:p>
          </table:table-cell>
          <table:table-cell table:style-name="ce1" office:value-type="float" office:value="-0.653133749961853" calcext:value-type="float">
            <text:p>-0,65313375</text:p>
          </table:table-cell>
          <table:table-cell table:style-name="ce1" office:value-type="string" calcext:value-type="string">
            <text:p>0.030595460602217205</text:p>
          </table:table-cell>
          <table:table-cell table:style-name="ce1" office:value-type="string" calcext:value-type="string">
            <text:p>-0.016908721790743642</text:p>
          </table:table-cell>
          <table:table-cell table:style-name="ce1" office:value-type="string" calcext:value-type="string">
            <text:p>-0.058652336497328234</text:p>
          </table:table-cell>
          <table:table-cell table:style-name="ce1" office:value-type="float" office:value="0.00803725014406222" calcext:value-type="float">
            <text:p>0,0080372501</text:p>
          </table:table-cell>
          <table:table-cell table:style-name="ce1" office:value-type="float" office:value="-0.00990621122459013" calcext:value-type="float">
            <text:p>-0,0099062112</text:p>
          </table:table-cell>
          <table:table-cell table:style-name="ce1" office:value-type="float" office:value="-0.0134945672930023" calcext:value-type="float">
            <text:p>-0,0134945673</text:p>
          </table:table-cell>
          <table:table-cell table:style-name="ce1" office:value-type="float" office:value="0.326563164741074" calcext:value-type="float">
            <text:p>0,3265631647</text:p>
          </table:table-cell>
          <table:table-cell table:style-name="ce1" office:value-type="float" office:value="-0.101504197886305" calcext:value-type="float">
            <text:p>-0,101504197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54467217292407" calcext:value-type="float">
            <text:p>-0,0154467217</text:p>
          </table:table-cell>
          <table:table-cell table:style-name="ce1" office:value-type="float" office:value="0.00527093773783766" calcext:value-type="float">
            <text:p>0,0052709377</text:p>
          </table:table-cell>
          <table:table-cell table:style-name="ce1" office:value-type="float" office:value="0.0336892318269617" calcext:value-type="float">
            <text:p>0,0336892318</text:p>
          </table:table-cell>
          <table:table-cell table:style-name="ce1" office:value-type="float" office:value="0.533379077911377" calcext:value-type="float">
            <text:p>0,5333790779</text:p>
          </table:table-cell>
          <table:table-cell table:style-name="ce1" office:value-type="float" office:value="0.533380031585693" calcext:value-type="float">
            <text:p>0,5333800316</text:p>
          </table:table-cell>
          <table:table-cell table:style-name="ce1" office:value-type="float" office:value="0.533378839492798" calcext:value-type="float">
            <text:p>0,5333788395</text:p>
          </table:table-cell>
          <table:table-cell table:style-name="ce1" office:value-type="float" office:value="-0.10865905880928" calcext:value-type="float">
            <text:p>-0,1086590588</text:p>
          </table:table-cell>
          <table:table-cell table:style-name="ce1" office:value-type="float" office:value="4.05628871917725" calcext:value-type="float">
            <text:p>4,0562887192</text:p>
          </table:table-cell>
          <table:table-cell table:style-name="ce1" office:value-type="float" office:value="-0.653133749961853" calcext:value-type="float">
            <text:p>-0,65313375</text:p>
          </table:table-cell>
        </table:table-row>
        <table:table-row table:style-name="ro1">
          <table:table-cell table:style-name="ce1" office:value-type="string" calcext:value-type="string">
            <text:p>2.6689343452453613</text:p>
          </table:table-cell>
          <table:table-cell table:style-name="ce1" office:value-type="string" calcext:value-type="string">
            <text:p>0.012666702270507812</text:p>
          </table:table-cell>
          <table:table-cell table:style-name="ce1" office:value-type="string" calcext:value-type="string">
            <text:p>81.03001713752747</text:p>
          </table:table-cell>
          <table:table-cell table:style-name="ce1" office:value-type="float" office:value="-0.0143390163710272" calcext:value-type="float">
            <text:p>-0,0143390164</text:p>
          </table:table-cell>
          <table:table-cell table:style-name="ce1" office:value-type="float" office:value="0.0329710402106291" calcext:value-type="float">
            <text:p>0,0329710402</text:p>
          </table:table-cell>
          <table:table-cell table:style-name="ce1" office:value-type="float" office:value="0.526679895542286" calcext:value-type="float">
            <text:p>0,5266798955</text:p>
          </table:table-cell>
          <table:table-cell table:style-name="ce1" office:value-type="float" office:value="0.0283041521137142" calcext:value-type="float">
            <text:p>0,0283041521</text:p>
          </table:table-cell>
          <table:table-cell table:number-columns-repeated="2" table:style-name="ce1" office:value-type="float" office:value="-0.0170789041361556" calcext:value-type="float">
            <text:p>-0,0170789041</text:p>
          </table:table-cell>
          <table:table-cell table:style-name="ce1" office:value-type="float" office:value="-0.100310668349266" calcext:value-type="float">
            <text:p>-0,1003106683</text:p>
          </table:table-cell>
          <table:table-cell table:style-name="ce1" office:value-type="float" office:value="4.05260610580444" calcext:value-type="float">
            <text:p>4,0526061058</text:p>
          </table:table-cell>
          <table:table-cell table:style-name="ce1" office:value-type="float" office:value="-0.638292253017426" calcext:value-type="float">
            <text:p>-0,638292253</text:p>
          </table:table-cell>
          <table:table-cell table:style-name="ce1" office:value-type="string" calcext:value-type="string">
            <text:p>0.028304152113714242</text:p>
          </table:table-cell>
          <table:table-cell table:style-name="ce1" office:value-type="string" calcext:value-type="string">
            <text:p>-0.017078904136155645</text:p>
          </table:table-cell>
          <table:table-cell table:style-name="ce1" office:value-type="string" calcext:value-type="string">
            <text:p>-0.05764927412414537</text:p>
          </table:table-cell>
          <table:table-cell table:style-name="ce1" office:value-type="float" office:value="0.00509041833783281" calcext:value-type="float">
            <text:p>0,0050904183</text:p>
          </table:table-cell>
          <table:table-cell table:style-name="ce1" office:value-type="float" office:value="-0.00879226949203897" calcext:value-type="float">
            <text:p>-0,0087922695</text:p>
          </table:table-cell>
          <table:table-cell table:style-name="ce1" office:value-type="float" office:value="-0.0125144324673547" calcext:value-type="float">
            <text:p>-0,0125144325</text:p>
          </table:table-cell>
          <table:table-cell table:style-name="ce1" office:value-type="float" office:value="0.337653452701694" calcext:value-type="float">
            <text:p>0,3376534527</text:p>
          </table:table-cell>
          <table:table-cell table:style-name="ce1" office:value-type="float" office:value="-0.120659433031708" calcext:value-type="float">
            <text:p>-0,12065943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1641431448061" calcext:value-type="float">
            <text:p>-0,0216414314</text:p>
          </table:table-cell>
          <table:table-cell table:style-name="ce1" office:value-type="float" office:value="0.00818080349245449" calcext:value-type="float">
            <text:p>0,0081808035</text:p>
          </table:table-cell>
          <table:table-cell table:style-name="ce1" office:value-type="float" office:value="0.034606333728372" calcext:value-type="float">
            <text:p>0,0346063337</text:p>
          </table:table-cell>
          <table:table-cell table:style-name="ce1" office:value-type="float" office:value="0.544664859771729" calcext:value-type="float">
            <text:p>0,5446648598</text:p>
          </table:table-cell>
          <table:table-cell table:style-name="ce1" office:value-type="float" office:value="0.544661283493042" calcext:value-type="float">
            <text:p>0,5446612835</text:p>
          </table:table-cell>
          <table:table-cell table:style-name="ce1" office:value-type="float" office:value="0.5446617603302" calcext:value-type="float">
            <text:p>0,5446617603</text:p>
          </table:table-cell>
          <table:table-cell table:style-name="ce1" office:value-type="float" office:value="-0.100310668349266" calcext:value-type="float">
            <text:p>-0,1003106683</text:p>
          </table:table-cell>
          <table:table-cell table:style-name="ce1" office:value-type="float" office:value="4.05260610580444" calcext:value-type="float">
            <text:p>4,0526061058</text:p>
          </table:table-cell>
          <table:table-cell table:style-name="ce1" office:value-type="float" office:value="-0.638292253017426" calcext:value-type="float">
            <text:p>-0,638292253</text:p>
          </table:table-cell>
        </table:table-row>
        <table:table-row table:style-name="ro1">
          <table:table-cell table:style-name="ce1" office:value-type="string" calcext:value-type="string">
            <text:p>2.683561086654663</text:p>
          </table:table-cell>
          <table:table-cell table:style-name="ce1" office:value-type="string" calcext:value-type="string">
            <text:p>0.014626741409301758</text:p>
          </table:table-cell>
          <table:table-cell table:style-name="ce1" office:value-type="string" calcext:value-type="string">
            <text:p>81.57063889503479</text:p>
          </table:table-cell>
          <table:table-cell table:style-name="ce1" office:value-type="float" office:value="-0.00586608979552064" calcext:value-type="float">
            <text:p>-0,0058660898</text:p>
          </table:table-cell>
          <table:table-cell table:style-name="ce1" office:value-type="float" office:value="0.0298340217674576" calcext:value-type="float">
            <text:p>0,0298340218</text:p>
          </table:table-cell>
          <table:table-cell table:style-name="ce1" office:value-type="float" office:value="0.512477144047066" calcext:value-type="float">
            <text:p>0,512477144</text:p>
          </table:table-cell>
          <table:table-cell table:style-name="ce1" office:value-type="float" office:value="0.0275563846722796" calcext:value-type="float">
            <text:p>0,0275563847</text:p>
          </table:table-cell>
          <table:table-cell table:number-columns-repeated="2" table:style-name="ce1" office:value-type="float" office:value="-0.0178757494727663" calcext:value-type="float">
            <text:p>-0,0178757495</text:p>
          </table:table-cell>
          <table:table-cell table:style-name="ce1" office:value-type="float" office:value="-0.0832602828741074" calcext:value-type="float">
            <text:p>-0,0832602829</text:p>
          </table:table-cell>
          <table:table-cell table:style-name="ce1" office:value-type="float" office:value="4.04403877258301" calcext:value-type="float">
            <text:p>4,0440387726</text:p>
          </table:table-cell>
          <table:table-cell table:style-name="ce1" office:value-type="float" office:value="-0.608339190483093" calcext:value-type="float">
            <text:p>-0,6083391905</text:p>
          </table:table-cell>
          <table:table-cell table:style-name="ce1" office:value-type="string" calcext:value-type="string">
            <text:p>0.02755638467227964</text:p>
          </table:table-cell>
          <table:table-cell table:style-name="ce1" office:value-type="string" calcext:value-type="string">
            <text:p>-0.017875749472766274</text:p>
          </table:table-cell>
          <table:table-cell table:style-name="ce1" office:value-type="string" calcext:value-type="string">
            <text:p>-0.05714960848716421</text:p>
          </table:table-cell>
          <table:table-cell table:style-name="ce1" office:value-type="float" office:value="0.0035847540927568" calcext:value-type="float">
            <text:p>0,0035847541</text:p>
          </table:table-cell>
          <table:table-cell table:style-name="ce1" office:value-type="float" office:value="-0.00824276005265728" calcext:value-type="float">
            <text:p>-0,0082427601</text:p>
          </table:table-cell>
          <table:table-cell table:style-name="ce1" office:value-type="float" office:value="-0.0117873545681989" calcext:value-type="float">
            <text:p>-0,0117873546</text:p>
          </table:table-cell>
          <table:table-cell table:style-name="ce1" office:value-type="float" office:value="0.345512817920344" calcext:value-type="float">
            <text:p>0,3455128179</text:p>
          </table:table-cell>
          <table:table-cell table:style-name="ce1" office:value-type="float" office:value="-0.138731260901406" calcext:value-type="float">
            <text:p>-0,138731260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09880346103196" calcext:value-type="float">
            <text:p>-0,0109880346</text:p>
          </table:table-cell>
          <table:table-cell table:style-name="ce1" office:value-type="float" office:value="0.00401019707637948" calcext:value-type="float">
            <text:p>0,0040101971</text:p>
          </table:table-cell>
          <table:table-cell table:style-name="ce1" office:value-type="float" office:value="0.0255098432413867" calcext:value-type="float">
            <text:p>0,0255098432</text:p>
          </table:table-cell>
          <table:table-cell table:style-name="ce1" office:value-type="float" office:value="0.548110485076904" calcext:value-type="float">
            <text:p>0,5481104851</text:p>
          </table:table-cell>
          <table:table-cell table:style-name="ce1" office:value-type="float" office:value="0.548112154006958" calcext:value-type="float">
            <text:p>0,548112154</text:p>
          </table:table-cell>
          <table:table-cell table:style-name="ce1" office:value-type="float" office:value="0.548112630844116" calcext:value-type="float">
            <text:p>0,5481126308</text:p>
          </table:table-cell>
          <table:table-cell table:style-name="ce1" office:value-type="float" office:value="-0.0832602828741074" calcext:value-type="float">
            <text:p>-0,0832602829</text:p>
          </table:table-cell>
          <table:table-cell table:style-name="ce1" office:value-type="float" office:value="4.04403877258301" calcext:value-type="float">
            <text:p>4,0440387726</text:p>
          </table:table-cell>
          <table:table-cell table:style-name="ce1" office:value-type="float" office:value="-0.608339190483093" calcext:value-type="float">
            <text:p>-0,6083391905</text:p>
          </table:table-cell>
        </table:table-row>
        <table:table-row table:style-name="ro1">
          <table:table-cell table:style-name="ce1" office:value-type="string" calcext:value-type="string">
            <text:p>2.6962993144989014</text:p>
          </table:table-cell>
          <table:table-cell table:style-name="ce1" office:value-type="string" calcext:value-type="string">
            <text:p>0.012738227844238281</text:p>
          </table:table-cell>
          <table:table-cell table:style-name="ce1" office:value-type="string" calcext:value-type="string">
            <text:p>82.1303300857544</text:p>
          </table:table-cell>
          <table:table-cell table:style-name="ce1" office:value-type="float" office:value="0.00401812880357474" calcext:value-type="float">
            <text:p>0,0040181288</text:p>
          </table:table-cell>
          <table:table-cell table:style-name="ce1" office:value-type="float" office:value="0.0252113121728424" calcext:value-type="float">
            <text:p>0,0252113122</text:p>
          </table:table-cell>
          <table:table-cell table:style-name="ce1" office:value-type="float" office:value="0.493826474304552" calcext:value-type="float">
            <text:p>0,4938264743</text:p>
          </table:table-cell>
          <table:table-cell table:style-name="ce1" office:value-type="float" office:value="0.0255800535499976" calcext:value-type="float">
            <text:p>0,0255800535</text:p>
          </table:table-cell>
          <table:table-cell table:number-columns-repeated="2" table:style-name="ce1" office:value-type="float" office:value="-0.0182123467376846" calcext:value-type="float">
            <text:p>-0,0182123467</text:p>
          </table:table-cell>
          <table:table-cell table:style-name="ce1" office:value-type="float" office:value="-0.0747680738568306" calcext:value-type="float">
            <text:p>-0,0747680739</text:p>
          </table:table-cell>
          <table:table-cell table:style-name="ce1" office:value-type="float" office:value="4.03966522216797" calcext:value-type="float">
            <text:p>4,0396652222</text:p>
          </table:table-cell>
          <table:table-cell table:style-name="ce1" office:value-type="float" office:value="-0.593864321708679" calcext:value-type="float">
            <text:p>-0,5938643217</text:p>
          </table:table-cell>
          <table:table-cell table:style-name="ce1" office:value-type="string" calcext:value-type="string">
            <text:p>0.025580053549997584</text:p>
          </table:table-cell>
          <table:table-cell table:style-name="ce1" office:value-type="string" calcext:value-type="string">
            <text:p>-0.018212346737684584</text:p>
          </table:table-cell>
          <table:table-cell table:style-name="ce1" office:value-type="string" calcext:value-type="string">
            <text:p>-0.05640591974838644</text:p>
          </table:table-cell>
          <table:table-cell table:style-name="ce1" office:value-type="float" office:value="0.00146652244888016" calcext:value-type="float">
            <text:p>0,0014665224</text:p>
          </table:table-cell>
          <table:table-cell table:style-name="ce1" office:value-type="float" office:value="-0.00745850544186441" calcext:value-type="float">
            <text:p>-0,0074585054</text:p>
          </table:table-cell>
          <table:table-cell table:style-name="ce1" office:value-type="float" office:value="-0.0110488114904474" calcext:value-type="float">
            <text:p>-0,0110488115</text:p>
          </table:table-cell>
          <table:table-cell table:style-name="ce1" office:value-type="float" office:value="0.348752645189822" calcext:value-type="float">
            <text:p>0,3487526452</text:p>
          </table:table-cell>
          <table:table-cell table:style-name="ce1" office:value-type="float" office:value="-0.155208569079009" calcext:value-type="float">
            <text:p>-0,155208569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53412339574434" calcext:value-type="float">
            <text:p>-0,015341234</text:p>
          </table:table-cell>
          <table:table-cell table:style-name="ce1" office:value-type="float" office:value="0.00567992511335708" calcext:value-type="float">
            <text:p>0,0056799251</text:p>
          </table:table-cell>
          <table:table-cell table:style-name="ce1" office:value-type="float" office:value="0.0257156696824397" calcext:value-type="float">
            <text:p>0,0257156697</text:p>
          </table:table-cell>
          <table:table-cell table:style-name="ce1" office:value-type="float" office:value="0.552297592163086" calcext:value-type="float">
            <text:p>0,5522975922</text:p>
          </table:table-cell>
          <table:table-cell table:style-name="ce1" office:value-type="float" office:value="0.55229926109314" calcext:value-type="float">
            <text:p>0,5522992611</text:p>
          </table:table-cell>
          <table:table-cell table:style-name="ce1" office:value-type="float" office:value="0.552299499511719" calcext:value-type="float">
            <text:p>0,5522994995</text:p>
          </table:table-cell>
          <table:table-cell table:style-name="ce1" office:value-type="float" office:value="-0.0747680738568306" calcext:value-type="float">
            <text:p>-0,0747680739</text:p>
          </table:table-cell>
          <table:table-cell table:style-name="ce1" office:value-type="float" office:value="4.03966522216797" calcext:value-type="float">
            <text:p>4,0396652222</text:p>
          </table:table-cell>
          <table:table-cell table:style-name="ce1" office:value-type="float" office:value="-0.593864321708679" calcext:value-type="float">
            <text:p>-0,5938643217</text:p>
          </table:table-cell>
        </table:table-row>
        <table:table-row table:style-name="ro1">
          <table:table-cell table:style-name="ce1" office:value-type="string" calcext:value-type="string">
            <text:p>2.7156295776367188</text:p>
          </table:table-cell>
          <table:table-cell table:style-name="ce1" office:value-type="string" calcext:value-type="string">
            <text:p>0.019330263137817383</text:p>
          </table:table-cell>
          <table:table-cell table:style-name="ce1" office:value-type="string" calcext:value-type="string">
            <text:p>82.67448592185974</text:p>
          </table:table-cell>
          <table:table-cell table:style-name="ce1" office:value-type="float" office:value="0.0117351158348165" calcext:value-type="float">
            <text:p>0,0117351158</text:p>
          </table:table-cell>
          <table:table-cell table:style-name="ce1" office:value-type="float" office:value="0.0219703195904048" calcext:value-type="float">
            <text:p>0,0219703196</text:p>
          </table:table-cell>
          <table:table-cell table:style-name="ce1" office:value-type="float" office:value="0.484842823611365" calcext:value-type="float">
            <text:p>0,4848428236</text:p>
          </table:table-cell>
          <table:table-cell table:style-name="ce1" office:value-type="float" office:value="0.0229009269578185" calcext:value-type="float">
            <text:p>0,022900927</text:p>
          </table:table-cell>
          <table:table-cell table:number-columns-repeated="2" table:style-name="ce1" office:value-type="float" office:value="-0.0179622729460973" calcext:value-type="float">
            <text:p>-0,0179622729</text:p>
          </table:table-cell>
          <table:table-cell table:style-name="ce1" office:value-type="float" office:value="-0.0666010230779648" calcext:value-type="float">
            <text:p>-0,0666010231</text:p>
          </table:table-cell>
          <table:table-cell table:style-name="ce1" office:value-type="float" office:value="4.0350866317749" calcext:value-type="float">
            <text:p>4,0350866318</text:p>
          </table:table-cell>
          <table:table-cell table:style-name="ce1" office:value-type="float" office:value="-0.579648911952972" calcext:value-type="float">
            <text:p>-0,579648912</text:p>
          </table:table-cell>
          <table:table-cell table:style-name="ce1" office:value-type="string" calcext:value-type="string">
            <text:p>0.02290092695781848</text:p>
          </table:table-cell>
          <table:table-cell table:style-name="ce1" office:value-type="string" calcext:value-type="string">
            <text:p>-0.01796227294609732</text:p>
          </table:table-cell>
          <table:table-cell table:style-name="ce1" office:value-type="string" calcext:value-type="string">
            <text:p>-0.05522224927229087</text:p>
          </table:table-cell>
          <table:table-cell table:style-name="ce1" office:value-type="float" office:value="-0.00100453220089369" calcext:value-type="float">
            <text:p>-0,0010045322</text:p>
          </table:table-cell>
          <table:table-cell table:style-name="ce1" office:value-type="float" office:value="-0.00630282804321061" calcext:value-type="float">
            <text:p>-0,006302828</text:p>
          </table:table-cell>
          <table:table-cell table:style-name="ce1" office:value-type="float" office:value="-0.0100789766638367" calcext:value-type="float">
            <text:p>-0,0100789767</text:p>
          </table:table-cell>
          <table:table-cell table:style-name="ce1" office:value-type="float" office:value="0.346565805366397" calcext:value-type="float">
            <text:p>0,3465658054</text:p>
          </table:table-cell>
          <table:table-cell table:style-name="ce1" office:value-type="float" office:value="-0.168929639681397" calcext:value-type="float">
            <text:p>-0,168929639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81613957402873" calcext:value-type="float">
            <text:p>-0,0181613957</text:p>
          </table:table-cell>
          <table:table-cell table:style-name="ce1" office:value-type="float" office:value="0.00849383973390198" calcext:value-type="float">
            <text:p>0,0084938397</text:p>
          </table:table-cell>
          <table:table-cell table:style-name="ce1" office:value-type="float" office:value="0.0342690956618341" calcext:value-type="float">
            <text:p>0,0342690957</text:p>
          </table:table-cell>
          <table:table-cell table:style-name="ce1" office:value-type="float" office:value="0.544243335723877" calcext:value-type="float">
            <text:p>0,5442433357</text:p>
          </table:table-cell>
          <table:table-cell table:style-name="ce1" office:value-type="float" office:value="0.54424262046814" calcext:value-type="float">
            <text:p>0,5442426205</text:p>
          </table:table-cell>
          <table:table-cell table:style-name="ce1" office:value-type="float" office:value="0.544241666793823" calcext:value-type="float">
            <text:p>0,5442416668</text:p>
          </table:table-cell>
          <table:table-cell table:style-name="ce1" office:value-type="float" office:value="-0.0666010230779648" calcext:value-type="float">
            <text:p>-0,0666010231</text:p>
          </table:table-cell>
          <table:table-cell table:style-name="ce1" office:value-type="float" office:value="4.0350866317749" calcext:value-type="float">
            <text:p>4,0350866318</text:p>
          </table:table-cell>
          <table:table-cell table:style-name="ce1" office:value-type="float" office:value="-0.579648911952972" calcext:value-type="float">
            <text:p>-0,579648912</text:p>
          </table:table-cell>
        </table:table-row>
        <table:table-row table:style-name="ro1">
          <table:table-cell table:style-name="ce1" office:value-type="string" calcext:value-type="string">
            <text:p>2.7315874099731445</text:p>
          </table:table-cell>
          <table:table-cell table:style-name="ce1" office:value-type="string" calcext:value-type="string">
            <text:p>0.01595783233642578</text:p>
          </table:table-cell>
          <table:table-cell table:style-name="ce1" office:value-type="string" calcext:value-type="string">
            <text:p>83.22105884552002</text:p>
          </table:table-cell>
          <table:table-cell table:style-name="ce1" office:value-type="float" office:value="0.0170546237740056" calcext:value-type="float">
            <text:p>0,0170546238</text:p>
          </table:table-cell>
          <table:table-cell table:style-name="ce1" office:value-type="float" office:value="0.0190141124990021" calcext:value-type="float">
            <text:p>0,0190141125</text:p>
          </table:table-cell>
          <table:table-cell table:style-name="ce1" office:value-type="float" office:value="0.474327584107717" calcext:value-type="float">
            <text:p>0,4743275841</text:p>
          </table:table-cell>
          <table:table-cell table:style-name="ce1" office:value-type="float" office:value="0.0206013171134262" calcext:value-type="float">
            <text:p>0,0206013171</text:p>
          </table:table-cell>
          <table:table-cell table:number-columns-repeated="2" table:style-name="ce1" office:value-type="float" office:value="-0.0180437682152847" calcext:value-type="float">
            <text:p>-0,0180437682</text:p>
          </table:table-cell>
          <table:table-cell table:style-name="ce1" office:value-type="float" office:value="-0.0600597597658634" calcext:value-type="float">
            <text:p>-0,0600597598</text:p>
          </table:table-cell>
          <table:table-cell table:style-name="ce1" office:value-type="float" office:value="4.03023052215576" calcext:value-type="float">
            <text:p>4,0302305222</text:p>
          </table:table-cell>
          <table:table-cell table:style-name="ce1" office:value-type="float" office:value="-0.565412580966949" calcext:value-type="float">
            <text:p>-0,565412581</text:p>
          </table:table-cell>
          <table:table-cell table:style-name="ce1" office:value-type="string" calcext:value-type="string">
            <text:p>0.020601317113426196</text:p>
          </table:table-cell>
          <table:table-cell table:style-name="ce1" office:value-type="string" calcext:value-type="string">
            <text:p>-0.018043768215284684</text:p>
          </table:table-cell>
          <table:table-cell table:style-name="ce1" office:value-type="string" calcext:value-type="string">
            <text:p>-0.055201419048494495</text:p>
          </table:table-cell>
          <table:table-cell table:style-name="ce1" office:value-type="float" office:value="-0.00293377895870413" calcext:value-type="float">
            <text:p>-0,002933779</text:p>
          </table:table-cell>
          <table:table-cell table:style-name="ce1" office:value-type="float" office:value="-0.0054925798976012" calcext:value-type="float">
            <text:p>-0,0054925799</text:p>
          </table:table-cell>
          <table:table-cell table:style-name="ce1" office:value-type="float" office:value="-0.009611826827791" calcext:value-type="float">
            <text:p>-0,0096118268</text:p>
          </table:table-cell>
          <table:table-cell table:style-name="ce1" office:value-type="float" office:value="0.340144123770467" calcext:value-type="float">
            <text:p>0,3401441238</text:p>
          </table:table-cell>
          <table:table-cell table:style-name="ce1" office:value-type="float" office:value="-0.180952531120366" calcext:value-type="float">
            <text:p>-0,180952531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41021841949933" calcext:value-type="float">
            <text:p>-0,0141021842</text:p>
          </table:table-cell>
          <table:table-cell table:style-name="ce1" office:value-type="float" office:value="0.00592250567908272" calcext:value-type="float">
            <text:p>0,0059225057</text:p>
          </table:table-cell>
          <table:table-cell table:style-name="ce1" office:value-type="float" office:value="0.0164163111718604" calcext:value-type="float">
            <text:p>0,0164163112</text:p>
          </table:table-cell>
          <table:table-cell table:style-name="ce1" office:value-type="float" office:value="0.547219276428223" calcext:value-type="float">
            <text:p>0,5472192764</text:p>
          </table:table-cell>
          <table:table-cell table:style-name="ce1" office:value-type="float" office:value="0.54723334312439" calcext:value-type="float">
            <text:p>0,5472333431</text:p>
          </table:table-cell>
          <table:table-cell table:style-name="ce1" office:value-type="float" office:value="0.547239303588867" calcext:value-type="float">
            <text:p>0,5472393036</text:p>
          </table:table-cell>
          <table:table-cell table:style-name="ce1" office:value-type="float" office:value="-0.0600597597658634" calcext:value-type="float">
            <text:p>-0,0600597598</text:p>
          </table:table-cell>
          <table:table-cell table:style-name="ce1" office:value-type="float" office:value="4.03023052215576" calcext:value-type="float">
            <text:p>4,0302305222</text:p>
          </table:table-cell>
          <table:table-cell table:style-name="ce1" office:value-type="float" office:value="-0.565412580966949" calcext:value-type="float">
            <text:p>-0,565412581</text:p>
          </table:table-cell>
        </table:table-row>
        <table:table-row table:style-name="ro1">
          <table:table-cell table:style-name="ce1" office:value-type="string" calcext:value-type="string">
            <text:p>2.7613017559051514</text:p>
          </table:table-cell>
          <table:table-cell table:style-name="ce1" office:value-type="string" calcext:value-type="string">
            <text:p>0.029714345932006836</text:p>
          </table:table-cell>
          <table:table-cell table:style-name="ce1" office:value-type="string" calcext:value-type="string">
            <text:p>83.76156949996948</text:p>
          </table:table-cell>
          <table:table-cell table:style-name="ce1" office:value-type="float" office:value="0.023924281541833" calcext:value-type="float">
            <text:p>0,0239242815</text:p>
          </table:table-cell>
          <table:table-cell table:style-name="ce1" office:value-type="float" office:value="0.0148297765789508" calcext:value-type="float">
            <text:p>0,0148297766</text:p>
          </table:table-cell>
          <table:table-cell table:style-name="ce1" office:value-type="float" office:value="0.460191268243907" calcext:value-type="float">
            <text:p>0,4601912682</text:p>
          </table:table-cell>
          <table:table-cell table:style-name="ce1" office:value-type="float" office:value="0.0187054091402572" calcext:value-type="float">
            <text:p>0,0187054091</text:p>
          </table:table-cell>
          <table:table-cell table:number-columns-repeated="2" table:style-name="ce1" office:value-type="float" office:value="-0.018039907073486" calcext:value-type="float">
            <text:p>-0,0180399071</text:p>
          </table:table-cell>
          <table:table-cell table:style-name="ce1" office:value-type="float" office:value="-0.0555270500481129" calcext:value-type="float">
            <text:p>-0,05552705</text:p>
          </table:table-cell>
          <table:table-cell table:style-name="ce1" office:value-type="float" office:value="4.02575159072876" calcext:value-type="float">
            <text:p>4,0257515907</text:p>
          </table:table-cell>
          <table:table-cell table:style-name="ce1" office:value-type="float" office:value="-0.551319718360901" calcext:value-type="float">
            <text:p>-0,5513197184</text:p>
          </table:table-cell>
          <table:table-cell table:style-name="ce1" office:value-type="string" calcext:value-type="string">
            <text:p>0.018705409140257152</text:p>
          </table:table-cell>
          <table:table-cell table:style-name="ce1" office:value-type="string" calcext:value-type="string">
            <text:p>-0.018039907073485975</text:p>
          </table:table-cell>
          <table:table-cell table:style-name="ce1" office:value-type="string" calcext:value-type="string">
            <text:p>-0.054582729157414044</text:p>
          </table:table-cell>
          <table:table-cell table:style-name="ce1" office:value-type="float" office:value="-0.00426365594350141" calcext:value-type="float">
            <text:p>-0,0042636559</text:p>
          </table:table-cell>
          <table:table-cell table:style-name="ce1" office:value-type="float" office:value="-0.00475352812475053" calcext:value-type="float">
            <text:p>-0,0047535281</text:p>
          </table:table-cell>
          <table:table-cell table:style-name="ce1" office:value-type="float" office:value="-0.00906503437360128" calcext:value-type="float">
            <text:p>-0,0090650344</text:p>
          </table:table-cell>
          <table:table-cell table:style-name="ce1" office:value-type="float" office:value="0.330848169265972" calcext:value-type="float">
            <text:p>0,3308481693</text:p>
          </table:table-cell>
          <table:table-cell table:style-name="ce1" office:value-type="float" office:value="-0.191316293745957" calcext:value-type="float">
            <text:p>-0,191316293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7593212748444" calcext:value-type="float">
            <text:p>-0,0097593213</text:p>
          </table:table-cell>
          <table:table-cell table:style-name="ce1" office:value-type="float" office:value="0.00542367248623378" calcext:value-type="float">
            <text:p>0,0054236725</text:p>
          </table:table-cell>
          <table:table-cell table:style-name="ce1" office:value-type="float" office:value="0.0192922086474892" calcext:value-type="float">
            <text:p>0,0192922086</text:p>
          </table:table-cell>
          <table:table-cell table:style-name="ce1" office:value-type="float" office:value="0.545069456100464" calcext:value-type="float">
            <text:p>0,5450694561</text:p>
          </table:table-cell>
          <table:table-cell table:style-name="ce1" office:value-type="float" office:value="0.545056343078613" calcext:value-type="float">
            <text:p>0,5450563431</text:p>
          </table:table-cell>
          <table:table-cell table:style-name="ce1" office:value-type="float" office:value="0.545051097869873" calcext:value-type="float">
            <text:p>0,5450510979</text:p>
          </table:table-cell>
          <table:table-cell table:style-name="ce1" office:value-type="float" office:value="-0.0555270500481129" calcext:value-type="float">
            <text:p>-0,05552705</text:p>
          </table:table-cell>
          <table:table-cell table:style-name="ce1" office:value-type="float" office:value="4.02575159072876" calcext:value-type="float">
            <text:p>4,0257515907</text:p>
          </table:table-cell>
          <table:table-cell table:style-name="ce1" office:value-type="float" office:value="-0.551319718360901" calcext:value-type="float">
            <text:p>-0,5513197184</text:p>
          </table:table-cell>
        </table:table-row>
        <table:table-row table:style-name="ro1">
          <table:table-cell table:style-name="ce1" office:value-type="string" calcext:value-type="string">
            <text:p>2.78145432472229</text:p>
          </table:table-cell>
          <table:table-cell table:style-name="ce1" office:value-type="string" calcext:value-type="string">
            <text:p>0.020152568817138672</text:p>
          </table:table-cell>
          <table:table-cell table:style-name="ce1" office:value-type="string" calcext:value-type="string">
            <text:p>84.34754467010498</text:p>
          </table:table-cell>
          <table:table-cell table:style-name="ce1" office:value-type="float" office:value="0.0310271808577207" calcext:value-type="float">
            <text:p>0,0310271809</text:p>
          </table:table-cell>
          <table:table-cell table:style-name="ce1" office:value-type="float" office:value="0.0100674900214797" calcext:value-type="float">
            <text:p>0,01006749</text:p>
          </table:table-cell>
          <table:table-cell table:style-name="ce1" office:value-type="float" office:value="0.443780869613459" calcext:value-type="float">
            <text:p>0,4437808696</text:p>
          </table:table-cell>
          <table:table-cell table:style-name="ce1" office:value-type="float" office:value="0.0159750933357689" calcext:value-type="float">
            <text:p>0,0159750933</text:p>
          </table:table-cell>
          <table:table-cell table:number-columns-repeated="2" table:style-name="ce1" office:value-type="float" office:value="-0.0175619206449693" calcext:value-type="float">
            <text:p>-0,0175619206</text:p>
          </table:table-cell>
          <table:table-cell table:style-name="ce1" office:value-type="float" office:value="-0.0555270500481129" calcext:value-type="float">
            <text:p>-0,05552705</text:p>
          </table:table-cell>
          <table:table-cell table:style-name="ce1" office:value-type="float" office:value="4.02575159072876" calcext:value-type="float">
            <text:p>4,0257515907</text:p>
          </table:table-cell>
          <table:table-cell table:style-name="ce1" office:value-type="float" office:value="-0.551319718360901" calcext:value-type="float">
            <text:p>-0,5513197184</text:p>
          </table:table-cell>
          <table:table-cell table:style-name="ce1" office:value-type="string" calcext:value-type="string">
            <text:p>0.015975093335768863</text:p>
          </table:table-cell>
          <table:table-cell table:style-name="ce1" office:value-type="string" calcext:value-type="string">
            <text:p>-0.017561920644969326</text:p>
          </table:table-cell>
          <table:table-cell table:style-name="ce1" office:value-type="string" calcext:value-type="string">
            <text:p>-0.053721384144617246</text:p>
          </table:table-cell>
          <table:table-cell table:style-name="ce1" office:value-type="float" office:value="-0.00598107038545825" calcext:value-type="float">
            <text:p>-0,0059810704</text:p>
          </table:table-cell>
          <table:table-cell table:style-name="ce1" office:value-type="float" office:value="-0.00370744414473769" calcext:value-type="float">
            <text:p>-0,0037074441</text:p>
          </table:table-cell>
          <table:table-cell table:style-name="ce1" office:value-type="float" office:value="-0.00832994594868319" calcext:value-type="float">
            <text:p>-0,0083299459</text:p>
          </table:table-cell>
          <table:table-cell table:style-name="ce1" office:value-type="float" office:value="0.316954856033495" calcext:value-type="float">
            <text:p>0,316954856</text:p>
          </table:table-cell>
          <table:table-cell table:style-name="ce1" office:value-type="float" office:value="-0.199928304469489" calcext:value-type="float">
            <text:p>-0,199928304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18295487752598" calcext:value-type="float">
            <text:p>-0,0118295488</text:p>
          </table:table-cell>
          <table:table-cell table:style-name="ce1" office:value-type="float" office:value="0.00720537500680091" calcext:value-type="float">
            <text:p>0,007205375</text:p>
          </table:table-cell>
          <table:table-cell table:style-name="ce1" office:value-type="float" office:value="0.0243424721626375" calcext:value-type="float">
            <text:p>0,0243424722</text:p>
          </table:table-cell>
          <table:table-cell table:style-name="ce1" office:value-type="float" office:value="0.580720186233521" calcext:value-type="float">
            <text:p>0,5807201862</text:p>
          </table:table-cell>
          <table:table-cell table:style-name="ce1" office:value-type="float" office:value="0.580724239349365" calcext:value-type="float">
            <text:p>0,5807242393</text:p>
          </table:table-cell>
          <table:table-cell table:style-name="ce1" office:value-type="float" office:value="0.580726385116577" calcext:value-type="float">
            <text:p>0,5807263851</text:p>
          </table:table-cell>
          <table:table-cell table:style-name="ce1" office:value-type="float" office:value="-0.0555270500481129" calcext:value-type="float">
            <text:p>-0,05552705</text:p>
          </table:table-cell>
          <table:table-cell table:style-name="ce1" office:value-type="float" office:value="4.02575159072876" calcext:value-type="float">
            <text:p>4,0257515907</text:p>
          </table:table-cell>
          <table:table-cell table:style-name="ce1" office:value-type="float" office:value="-0.551319718360901" calcext:value-type="float">
            <text:p>-0,5513197184</text:p>
          </table:table-cell>
        </table:table-row>
        <table:table-row table:style-name="ro1">
          <table:table-cell table:style-name="ce1" office:value-type="string" calcext:value-type="string">
            <text:p>2.795161485671997</text:p>
          </table:table-cell>
          <table:table-cell table:style-name="ce1" office:value-type="string" calcext:value-type="string">
            <text:p>0.013707160949707031</text:p>
          </table:table-cell>
          <table:table-cell table:style-name="ce1" office:value-type="string" calcext:value-type="string">
            <text:p>85.03568649291992</text:p>
          </table:table-cell>
          <table:table-cell table:style-name="ce1" office:value-type="float" office:value="0.0357149472103719" calcext:value-type="float">
            <text:p>0,0357149472</text:p>
          </table:table-cell>
          <table:table-cell table:style-name="ce1" office:value-type="float" office:value="0.00623539301141361" calcext:value-type="float">
            <text:p>0,006235393</text:p>
          </table:table-cell>
          <table:table-cell table:style-name="ce1" office:value-type="float" office:value="0.431169471255055" calcext:value-type="float">
            <text:p>0,4311694713</text:p>
          </table:table-cell>
          <table:table-cell table:style-name="ce1" office:value-type="float" office:value="0.0127341637211418" calcext:value-type="float">
            <text:p>0,0127341637</text:p>
          </table:table-cell>
          <table:table-cell table:number-columns-repeated="2" table:style-name="ce1" office:value-type="float" office:value="-0.0168618620351366" calcext:value-type="float">
            <text:p>-0,016861862</text:p>
          </table:table-cell>
          <table:table-cell table:style-name="ce1" office:value-type="float" office:value="-0.0514749363064766" calcext:value-type="float">
            <text:p>-0,0514749363</text:p>
          </table:table-cell>
          <table:table-cell table:style-name="ce1" office:value-type="float" office:value="4.02153968811035" calcext:value-type="float">
            <text:p>4,0215396881</text:p>
          </table:table-cell>
          <table:table-cell table:style-name="ce1" office:value-type="float" office:value="-0.537889182567596" calcext:value-type="float">
            <text:p>-0,5378891826</text:p>
          </table:table-cell>
          <table:table-cell table:style-name="ce1" office:value-type="string" calcext:value-type="string">
            <text:p>0.012734163721141792</text:p>
          </table:table-cell>
          <table:table-cell table:style-name="ce1" office:value-type="string" calcext:value-type="string">
            <text:p>-0.016861862035136586</text:p>
          </table:table-cell>
          <table:table-cell table:style-name="ce1" office:value-type="string" calcext:value-type="string">
            <text:p>-0.05288042581002756</text:p>
          </table:table-cell>
          <table:table-cell table:style-name="ce1" office:value-type="float" office:value="-0.00775679521443018" calcext:value-type="float">
            <text:p>-0,0077567952</text:p>
          </table:table-cell>
          <table:table-cell table:style-name="ce1" office:value-type="float" office:value="-0.00251687250536993" calcext:value-type="float">
            <text:p>-0,0025168725</text:p>
          </table:table-cell>
          <table:table-cell table:style-name="ce1" office:value-type="float" office:value="-0.00747660521989987" calcext:value-type="float">
            <text:p>-0,0074766052</text:p>
          </table:table-cell>
          <table:table-cell table:style-name="ce1" office:value-type="float" office:value="0.295603296598959" calcext:value-type="float">
            <text:p>0,2956032966</text:p>
          </table:table-cell>
          <table:table-cell table:style-name="ce1" office:value-type="float" office:value="-0.206856251814002" calcext:value-type="float">
            <text:p>-0,20685625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0321632120779" calcext:value-type="float">
            <text:p>-0,0103216321</text:p>
          </table:table-cell>
          <table:table-cell table:style-name="ce1" office:value-type="float" office:value="0.00692041524171572" calcext:value-type="float">
            <text:p>0,0069204152</text:p>
          </table:table-cell>
          <table:table-cell table:style-name="ce1" office:value-type="float" office:value="0.0238471763948926" calcext:value-type="float">
            <text:p>0,0238471764</text:p>
          </table:table-cell>
          <table:table-cell table:style-name="ce1" office:value-type="float" office:value="0.688156604766846" calcext:value-type="float">
            <text:p>0,6881566048</text:p>
          </table:table-cell>
          <table:table-cell table:style-name="ce1" office:value-type="float" office:value="0.688150405883789" calcext:value-type="float">
            <text:p>0,6881504059</text:p>
          </table:table-cell>
          <table:table-cell table:style-name="ce1" office:value-type="float" office:value="0.688148498535156" calcext:value-type="float">
            <text:p>0,6881484985</text:p>
          </table:table-cell>
          <table:table-cell table:style-name="ce1" office:value-type="float" office:value="-0.0514749363064766" calcext:value-type="float">
            <text:p>-0,0514749363</text:p>
          </table:table-cell>
          <table:table-cell table:style-name="ce1" office:value-type="float" office:value="4.02153968811035" calcext:value-type="float">
            <text:p>4,0215396881</text:p>
          </table:table-cell>
          <table:table-cell table:style-name="ce1" office:value-type="float" office:value="-0.537889182567596" calcext:value-type="float">
            <text:p>-0,5378891826</text:p>
          </table:table-cell>
        </table:table-row>
        <table:table-row table:style-name="ro1">
          <table:table-cell table:style-name="ce1" office:value-type="string" calcext:value-type="string">
            <text:p>2.8135833740234375</text:p>
          </table:table-cell>
          <table:table-cell table:style-name="ce1" office:value-type="string" calcext:value-type="string">
            <text:p>0.01842188835144043</text:p>
          </table:table-cell>
          <table:table-cell table:style-name="ce1" office:value-type="string" calcext:value-type="string">
            <text:p>85.63607478141785</text:p>
          </table:table-cell>
          <table:table-cell table:style-name="ce1" office:value-type="float" office:value="0.0387360458319754" calcext:value-type="float">
            <text:p>0,0387360458</text:p>
          </table:table-cell>
          <table:table-cell table:style-name="ce1" office:value-type="float" office:value="0.0033498741844439" calcext:value-type="float">
            <text:p>0,0033498742</text:p>
          </table:table-cell>
          <table:table-cell table:style-name="ce1" office:value-type="float" office:value="0.420971684617761" calcext:value-type="float">
            <text:p>0,4209716846</text:p>
          </table:table-cell>
          <table:table-cell table:style-name="ce1" office:value-type="float" office:value="0.0101099405487914" calcext:value-type="float">
            <text:p>0,0101099405</text:p>
          </table:table-cell>
          <table:table-cell table:number-columns-repeated="2" table:style-name="ce1" office:value-type="float" office:value="-0.0161764799389231" calcext:value-type="float">
            <text:p>-0,0161764799</text:p>
          </table:table-cell>
          <table:table-cell table:style-name="ce1" office:value-type="float" office:value="-0.0484044998884201" calcext:value-type="float">
            <text:p>-0,0484044999</text:p>
          </table:table-cell>
          <table:table-cell table:style-name="ce1" office:value-type="float" office:value="4.01738977432251" calcext:value-type="float">
            <text:p>4,0173897743</text:p>
          </table:table-cell>
          <table:table-cell table:style-name="ce1" office:value-type="float" office:value="-0.52448570728302" calcext:value-type="float">
            <text:p>-0,5244857073</text:p>
          </table:table-cell>
          <table:table-cell table:style-name="ce1" office:value-type="string" calcext:value-type="string">
            <text:p>0.010109940548791411</text:p>
          </table:table-cell>
          <table:table-cell table:style-name="ce1" office:value-type="string" calcext:value-type="string">
            <text:p>-0.01617647993892307</text:p>
          </table:table-cell>
          <table:table-cell table:style-name="ce1" office:value-type="string" calcext:value-type="string">
            <text:p>-0.052295814385271595</text:p>
          </table:table-cell>
          <table:table-cell table:style-name="ce1" office:value-type="float" office:value="-0.00892873680259297" calcext:value-type="float">
            <text:p>-0,0089287368</text:p>
          </table:table-cell>
          <table:table-cell table:style-name="ce1" office:value-type="float" office:value="-0.0015588482528534" calcext:value-type="float">
            <text:p>-0,0015588483</text:p>
          </table:table-cell>
          <table:table-cell table:style-name="ce1" office:value-type="float" office:value="-0.00682081250526287" calcext:value-type="float">
            <text:p>-0,0068208125</text:p>
          </table:table-cell>
          <table:table-cell table:style-name="ce1" office:value-type="float" office:value="0.274155675079415" calcext:value-type="float">
            <text:p>0,2741556751</text:p>
          </table:table-cell>
          <table:table-cell table:style-name="ce1" office:value-type="float" office:value="-0.21060088398384" calcext:value-type="float">
            <text:p>-0,2106008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80614893203562" calcext:value-type="float">
            <text:p>-0,0078061489</text:p>
          </table:table-cell>
          <table:table-cell table:style-name="ce1" office:value-type="float" office:value="0.00638103552815942" calcext:value-type="float">
            <text:p>0,0063810355</text:p>
          </table:table-cell>
          <table:table-cell table:style-name="ce1" office:value-type="float" office:value="0.0209999247996509" calcext:value-type="float">
            <text:p>0,0209999248</text:p>
          </table:table-cell>
          <table:table-cell table:style-name="ce1" office:value-type="float" office:value="0.60052227973938" calcext:value-type="float">
            <text:p>0,6005222797</text:p>
          </table:table-cell>
          <table:table-cell table:style-name="ce1" office:value-type="float" office:value="0.600544691085815" calcext:value-type="float">
            <text:p>0,6005446911</text:p>
          </table:table-cell>
          <table:table-cell table:style-name="ce1" office:value-type="float" office:value="0.600544929504395" calcext:value-type="float">
            <text:p>0,6005449295</text:p>
          </table:table-cell>
          <table:table-cell table:style-name="ce1" office:value-type="float" office:value="-0.0484044998884201" calcext:value-type="float">
            <text:p>-0,0484044999</text:p>
          </table:table-cell>
          <table:table-cell table:style-name="ce1" office:value-type="float" office:value="4.01738977432251" calcext:value-type="float">
            <text:p>4,0173897743</text:p>
          </table:table-cell>
          <table:table-cell table:style-name="ce1" office:value-type="float" office:value="-0.52448570728302" calcext:value-type="float">
            <text:p>-0,5244857073</text:p>
          </table:table-cell>
        </table:table-row>
        <table:table-row table:style-name="ro1">
          <table:table-cell table:style-name="ce1" office:value-type="string" calcext:value-type="string">
            <text:p>2.8305206298828125</text:p>
          </table:table-cell>
          <table:table-cell table:style-name="ce1" office:value-type="string" calcext:value-type="string">
            <text:p>0.016937255859375</text:p>
          </table:table-cell>
          <table:table-cell table:style-name="ce1" office:value-type="string" calcext:value-type="string">
            <text:p>86.23551034927368</text:p>
          </table:table-cell>
          <table:table-cell table:style-name="ce1" office:value-type="float" office:value="0.0418809608234392" calcext:value-type="float">
            <text:p>0,0418809608</text:p>
          </table:table-cell>
          <table:table-cell table:style-name="ce1" office:value-type="float" office:value="0.00016021476354289" calcext:value-type="float">
            <text:p>0,0001602148</text:p>
          </table:table-cell>
          <table:table-cell table:style-name="ce1" office:value-type="float" office:value="0.408234476675222" calcext:value-type="float">
            <text:p>0,4082344767</text:p>
          </table:table-cell>
          <table:table-cell table:style-name="ce1" office:value-type="float" office:value="0.00778378297028966" calcext:value-type="float">
            <text:p>0,007783783</text:p>
          </table:table-cell>
          <table:table-cell table:number-columns-repeated="2" table:style-name="ce1" office:value-type="float" office:value="-0.0156261319578493" calcext:value-type="float">
            <text:p>-0,015626132</text:p>
          </table:table-cell>
          <table:table-cell table:style-name="ce1" office:value-type="float" office:value="-0.0454195849597454" calcext:value-type="float">
            <text:p>-0,045419585</text:p>
          </table:table-cell>
          <table:table-cell table:style-name="ce1" office:value-type="float" office:value="4.01317405700684" calcext:value-type="float">
            <text:p>4,013174057</text:p>
          </table:table-cell>
          <table:table-cell table:style-name="ce1" office:value-type="float" office:value="-0.510778069496155" calcext:value-type="float">
            <text:p>-0,5107780695</text:p>
          </table:table-cell>
          <table:table-cell table:style-name="ce1" office:value-type="string" calcext:value-type="string">
            <text:p>0.007783782970289655</text:p>
          </table:table-cell>
          <table:table-cell table:style-name="ce1" office:value-type="string" calcext:value-type="string">
            <text:p>-0.01562613195784927</text:p>
          </table:table-cell>
          <table:table-cell table:style-name="ce1" office:value-type="string" calcext:value-type="string">
            <text:p>-0.05186505134571735</text:p>
          </table:table-cell>
          <table:table-cell table:style-name="ce1" office:value-type="float" office:value="-0.00968401145799384" calcext:value-type="float">
            <text:p>-0,0096840115</text:p>
          </table:table-cell>
          <table:table-cell table:style-name="ce1" office:value-type="float" office:value="-0.000837468546110976" calcext:value-type="float">
            <text:p>-0,0008374685</text:p>
          </table:table-cell>
          <table:table-cell table:style-name="ce1" office:value-type="float" office:value="-0.00629052760012356" calcext:value-type="float">
            <text:p>-0,0062905276</text:p>
          </table:table-cell>
          <table:table-cell table:style-name="ce1" office:value-type="float" office:value="0.250944408011202" calcext:value-type="float">
            <text:p>0,250944408</text:p>
          </table:table-cell>
          <table:table-cell table:style-name="ce1" office:value-type="float" office:value="-0.212608119844266" calcext:value-type="float">
            <text:p>-0,212608119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04175038464888" calcext:value-type="float">
            <text:p>-0,0050417504</text:p>
          </table:table-cell>
          <table:table-cell table:style-name="ce1" office:value-type="float" office:value="0.00481563986463334" calcext:value-type="float">
            <text:p>0,0048156399</text:p>
          </table:table-cell>
          <table:table-cell table:style-name="ce1" office:value-type="float" office:value="0.0170190501762483" calcext:value-type="float">
            <text:p>0,0170190502</text:p>
          </table:table-cell>
          <table:table-cell table:style-name="ce1" office:value-type="float" office:value="0.599216222763062" calcext:value-type="float">
            <text:p>0,5992162228</text:p>
          </table:table-cell>
          <table:table-cell table:style-name="ce1" office:value-type="float" office:value="0.599197387695313" calcext:value-type="float">
            <text:p>0,5991973877</text:p>
          </table:table-cell>
          <table:table-cell table:style-name="ce1" office:value-type="float" office:value="0.599198341369629" calcext:value-type="float">
            <text:p>0,5991983414</text:p>
          </table:table-cell>
          <table:table-cell table:style-name="ce1" office:value-type="float" office:value="-0.0454195849597454" calcext:value-type="float">
            <text:p>-0,045419585</text:p>
          </table:table-cell>
          <table:table-cell table:style-name="ce1" office:value-type="float" office:value="4.01317405700684" calcext:value-type="float">
            <text:p>4,013174057</text:p>
          </table:table-cell>
          <table:table-cell table:style-name="ce1" office:value-type="float" office:value="-0.510778069496155" calcext:value-type="float">
            <text:p>-0,5107780695</text:p>
          </table:table-cell>
        </table:table-row>
        <table:table-row table:style-name="ro1">
          <table:table-cell table:style-name="ce1" office:value-type="string" calcext:value-type="string">
            <text:p>2.852625846862793</text:p>
          </table:table-cell>
          <table:table-cell table:style-name="ce1" office:value-type="string" calcext:value-type="string">
            <text:p>0.02210521697998047</text:p>
          </table:table-cell>
          <table:table-cell table:style-name="ce1" office:value-type="string" calcext:value-type="string">
            <text:p>86.84523344039917</text:p>
          </table:table-cell>
          <table:table-cell table:style-name="ce1" office:value-type="float" office:value="0.0427706940264878" calcext:value-type="float">
            <text:p>0,042770694</text:p>
          </table:table-cell>
          <table:table-cell table:style-name="ce1" office:value-type="float" office:value="-0.00109498394526725" calcext:value-type="float">
            <text:p>-0,0010949839</text:p>
          </table:table-cell>
          <table:table-cell table:style-name="ce1" office:value-type="float" office:value="0.398572003031954" calcext:value-type="float">
            <text:p>0,398572003</text:p>
          </table:table-cell>
          <table:table-cell table:style-name="ce1" office:value-type="float" office:value="0.00520770744841037" calcext:value-type="float">
            <text:p>0,0052077074</text:p>
          </table:table-cell>
          <table:table-cell table:number-columns-repeated="2" table:style-name="ce1" office:value-type="float" office:value="-0.014827454294311" calcext:value-type="float">
            <text:p>-0,0148274543</text:p>
          </table:table-cell>
          <table:table-cell table:style-name="ce1" office:value-type="float" office:value="-0.0422715470194817" calcext:value-type="float">
            <text:p>-0,042271547</text:p>
          </table:table-cell>
          <table:table-cell table:style-name="ce1" office:value-type="float" office:value="4.00927209854126" calcext:value-type="float">
            <text:p>4,0092720985</text:p>
          </table:table-cell>
          <table:table-cell table:style-name="ce1" office:value-type="float" office:value="-0.497426241636276" calcext:value-type="float">
            <text:p>-0,4974262416</text:p>
          </table:table-cell>
          <table:table-cell table:style-name="ce1" office:value-type="string" calcext:value-type="string">
            <text:p>0.005207707448410368</text:p>
          </table:table-cell>
          <table:table-cell table:style-name="ce1" office:value-type="string" calcext:value-type="string">
            <text:p>-0.014827454294311026</text:p>
          </table:table-cell>
          <table:table-cell table:style-name="ce1" office:value-type="string" calcext:value-type="string">
            <text:p>-0.05110596267952299</text:p>
          </table:table-cell>
          <table:table-cell table:style-name="ce1" office:value-type="float" office:value="-0.0104702402058598" calcext:value-type="float">
            <text:p>-0,0104702402</text:p>
          </table:table-cell>
          <table:table-cell table:style-name="ce1" office:value-type="float" office:value="-0.0000400536908857225" calcext:value-type="float">
            <text:p>-4,00536908857225E-05</text:p>
          </table:table-cell>
          <table:table-cell table:style-name="ce1" office:value-type="float" office:value="-0.00562819278711154" calcext:value-type="float">
            <text:p>-0,0056281928</text:p>
          </table:table-cell>
          <table:table-cell table:style-name="ce1" office:value-type="float" office:value="0.225407470820725" calcext:value-type="float">
            <text:p>0,2254074708</text:p>
          </table:table-cell>
          <table:table-cell table:style-name="ce1" office:value-type="float" office:value="-0.212705810954324" calcext:value-type="float">
            <text:p>-0,21270581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15770785541406" calcext:value-type="float">
            <text:p>-0,0051577079</text:p>
          </table:table-cell>
          <table:table-cell table:style-name="ce1" office:value-type="float" office:value="0.00523108530140509" calcext:value-type="float">
            <text:p>0,0052310853</text:p>
          </table:table-cell>
          <table:table-cell table:style-name="ce1" office:value-type="float" office:value="0.0208892043035418" calcext:value-type="float">
            <text:p>0,0208892043</text:p>
          </table:table-cell>
          <table:table-cell table:style-name="ce1" office:value-type="float" office:value="0.609750509262085" calcext:value-type="float">
            <text:p>0,6097505093</text:p>
          </table:table-cell>
          <table:table-cell table:style-name="ce1" office:value-type="float" office:value="0.609750986099243" calcext:value-type="float">
            <text:p>0,6097509861</text:p>
          </table:table-cell>
          <table:table-cell table:style-name="ce1" office:value-type="float" office:value="0.609750747680664" calcext:value-type="float">
            <text:p>0,6097507477</text:p>
          </table:table-cell>
          <table:table-cell table:style-name="ce1" office:value-type="float" office:value="-0.0422715470194817" calcext:value-type="float">
            <text:p>-0,042271547</text:p>
          </table:table-cell>
          <table:table-cell table:style-name="ce1" office:value-type="float" office:value="4.00927209854126" calcext:value-type="float">
            <text:p>4,0092720985</text:p>
          </table:table-cell>
          <table:table-cell table:style-name="ce1" office:value-type="float" office:value="-0.497426241636276" calcext:value-type="float">
            <text:p>-0,4974262416</text:p>
          </table:table-cell>
        </table:table-row>
        <table:table-row table:style-name="ro1">
          <table:table-cell table:style-name="ce1" office:value-type="string" calcext:value-type="string">
            <text:p>2.872690200805664</text:p>
          </table:table-cell>
          <table:table-cell table:style-name="ce1" office:value-type="string" calcext:value-type="string">
            <text:p>0.020064353942871094</text:p>
          </table:table-cell>
          <table:table-cell table:style-name="ce1" office:value-type="string" calcext:value-type="string">
            <text:p>87.43454217910767</text:p>
          </table:table-cell>
          <table:table-cell table:style-name="ce1" office:value-type="float" office:value="0.0464746040424309" calcext:value-type="float">
            <text:p>0,046474604</text:p>
          </table:table-cell>
          <table:table-cell table:style-name="ce1" office:value-type="float" office:value="-0.00558116790597086" calcext:value-type="float">
            <text:p>-0,0055811679</text:p>
          </table:table-cell>
          <table:table-cell table:style-name="ce1" office:value-type="float" office:value="0.383650051222907" calcext:value-type="float">
            <text:p>0,3836500512</text:p>
          </table:table-cell>
          <table:table-cell table:style-name="ce1" office:value-type="float" office:value="0.00328073536272384" calcext:value-type="float">
            <text:p>0,0032807354</text:p>
          </table:table-cell>
          <table:table-cell table:number-columns-repeated="2" table:style-name="ce1" office:value-type="float" office:value="-0.0145289314479241" calcext:value-type="float">
            <text:p>-0,0145289314</text:p>
          </table:table-cell>
          <table:table-cell table:style-name="ce1" office:value-type="float" office:value="-0.039285134524107" calcext:value-type="float">
            <text:p>-0,0392851345</text:p>
          </table:table-cell>
          <table:table-cell table:style-name="ce1" office:value-type="float" office:value="4.00557899475098" calcext:value-type="float">
            <text:p>4,0055789948</text:p>
          </table:table-cell>
          <table:table-cell table:style-name="ce1" office:value-type="float" office:value="-0.484684258699417" calcext:value-type="float">
            <text:p>-0,4846842587</text:p>
          </table:table-cell>
          <table:table-cell table:style-name="ce1" office:value-type="string" calcext:value-type="string">
            <text:p>0.0032807353627238383</text:p>
          </table:table-cell>
          <table:table-cell table:style-name="ce1" office:value-type="string" calcext:value-type="string">
            <text:p>-0.014528931447924066</text:p>
          </table:table-cell>
          <table:table-cell table:style-name="ce1" office:value-type="string" calcext:value-type="string">
            <text:p>-0.05071848991742027</text:p>
          </table:table-cell>
          <table:table-cell table:style-name="ce1" office:value-type="float" office:value="-0.0106926735066219" calcext:value-type="float">
            <text:p>-0,0106926735</text:p>
          </table:table-cell>
          <table:table-cell table:style-name="ce1" office:value-type="float" office:value="0.000273745986316813" calcext:value-type="float">
            <text:p>0,000273746</text:p>
          </table:table-cell>
          <table:table-cell table:style-name="ce1" office:value-type="float" office:value="-0.00512574415766163" calcext:value-type="float">
            <text:p>-0,0051257442</text:p>
          </table:table-cell>
          <table:table-cell table:style-name="ce1" office:value-type="float" office:value="0.200037986930677" calcext:value-type="float">
            <text:p>0,2000379869</text:p>
          </table:table-cell>
          <table:table-cell table:style-name="ce1" office:value-type="float" office:value="-0.21205632368579" calcext:value-type="float">
            <text:p>-0,212056323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50001106674973" calcext:value-type="float">
            <text:p>-0,0015000111</text:p>
          </table:table-cell>
          <table:table-cell table:style-name="ce1" office:value-type="float" office:value="0.0021161653212532" calcext:value-type="float">
            <text:p>0,0021161653</text:p>
          </table:table-cell>
          <table:table-cell table:style-name="ce1" office:value-type="float" office:value="0.0162901696096543" calcext:value-type="float">
            <text:p>0,0162901696</text:p>
          </table:table-cell>
          <table:table-cell table:style-name="ce1" office:value-type="float" office:value="0.593151092529297" calcext:value-type="float">
            <text:p>0,5931510925</text:p>
          </table:table-cell>
          <table:table-cell table:style-name="ce1" office:value-type="float" office:value="0.593147754669189" calcext:value-type="float">
            <text:p>0,5931477547</text:p>
          </table:table-cell>
          <table:table-cell table:style-name="ce1" office:value-type="float" office:value="0.59314751625061" calcext:value-type="float">
            <text:p>0,5931475163</text:p>
          </table:table-cell>
          <table:table-cell table:style-name="ce1" office:value-type="float" office:value="-0.039285134524107" calcext:value-type="float">
            <text:p>-0,0392851345</text:p>
          </table:table-cell>
          <table:table-cell table:style-name="ce1" office:value-type="float" office:value="4.00557899475098" calcext:value-type="float">
            <text:p>4,0055789948</text:p>
          </table:table-cell>
          <table:table-cell table:style-name="ce1" office:value-type="float" office:value="-0.484684258699417" calcext:value-type="float">
            <text:p>-0,4846842587</text:p>
          </table:table-cell>
        </table:table-row>
        <table:table-row table:style-name="ro1">
          <table:table-cell table:style-name="ce1" office:value-type="string" calcext:value-type="string">
            <text:p>2.8914589881896973</text:p>
          </table:table-cell>
          <table:table-cell table:style-name="ce1" office:value-type="string" calcext:value-type="string">
            <text:p>0.018768787384033203</text:p>
          </table:table-cell>
          <table:table-cell table:style-name="ce1" office:value-type="string" calcext:value-type="string">
            <text:p>88.18382573127747</text:p>
          </table:table-cell>
          <table:table-cell table:style-name="ce1" office:value-type="float" office:value="0.0478965797645534" calcext:value-type="float">
            <text:p>0,0478965798</text:p>
          </table:table-cell>
          <table:table-cell table:style-name="ce1" office:value-type="float" office:value="-0.00795533510936815" calcext:value-type="float">
            <text:p>-0,0079553351</text:p>
          </table:table-cell>
          <table:table-cell table:style-name="ce1" office:value-type="float" office:value="0.373403320341934" calcext:value-type="float">
            <text:p>0,3734033203</text:p>
          </table:table-cell>
          <table:table-cell table:style-name="ce1" office:value-type="float" office:value="-0.000161326264497227" calcext:value-type="float">
            <text:p>-0,0001613263</text:p>
          </table:table-cell>
          <table:table-cell table:number-columns-repeated="2" table:style-name="ce1" office:value-type="float" office:value="-0.0130383110753866" calcext:value-type="float">
            <text:p>-0,0130383111</text:p>
          </table:table-cell>
          <table:table-cell table:style-name="ce1" office:value-type="float" office:value="-0.0369368903338909" calcext:value-type="float">
            <text:p>-0,0369368903</text:p>
          </table:table-cell>
          <table:table-cell table:style-name="ce1" office:value-type="float" office:value="4.00219297409058" calcext:value-type="float">
            <text:p>4,0021929741</text:p>
          </table:table-cell>
          <table:table-cell table:style-name="ce1" office:value-type="float" office:value="-0.472152680158615" calcext:value-type="float">
            <text:p>-0,4721526802</text:p>
          </table:table-cell>
          <table:table-cell table:style-name="ce1" office:value-type="string" calcext:value-type="string">
            <text:p>-0.00016132626449722736</text:p>
          </table:table-cell>
          <table:table-cell table:style-name="ce1" office:value-type="string" calcext:value-type="string">
            <text:p>-0.013038311075386635</text:p>
          </table:table-cell>
          <table:table-cell table:style-name="ce1" office:value-type="string" calcext:value-type="string">
            <text:p>-0.04985433010175532</text:p>
          </table:table-cell>
          <table:table-cell table:style-name="ce1" office:value-type="float" office:value="-0.0116186510106077" calcext:value-type="float">
            <text:p>-0,011618651</text:p>
          </table:table-cell>
          <table:table-cell table:style-name="ce1" office:value-type="float" office:value="0.00139529197649271" calcext:value-type="float">
            <text:p>0,001395292</text:p>
          </table:table-cell>
          <table:table-cell table:style-name="ce1" office:value-type="float" office:value="-0.00434980266359117" calcext:value-type="float">
            <text:p>-0,0043498027</text:p>
          </table:table-cell>
          <table:table-cell table:style-name="ce1" office:value-type="float" office:value="0.165046476174413" calcext:value-type="float">
            <text:p>0,1650464762</text:p>
          </table:table-cell>
          <table:table-cell table:style-name="ce1" office:value-type="float" office:value="-0.207854172525747" calcext:value-type="float">
            <text:p>-0,207854172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91941467171241" calcext:value-type="float">
            <text:p>-0,0049194147</text:p>
          </table:table-cell>
          <table:table-cell table:style-name="ce1" office:value-type="float" office:value="0.00595841153451168" calcext:value-type="float">
            <text:p>0,0059584115</text:p>
          </table:table-cell>
          <table:table-cell table:style-name="ce1" office:value-type="float" office:value="0.0198189024734341" calcext:value-type="float">
            <text:p>0,0198189025</text:p>
          </table:table-cell>
          <table:table-cell table:style-name="ce1" office:value-type="float" office:value="0.752916812896729" calcext:value-type="float">
            <text:p>0,7529168129</text:p>
          </table:table-cell>
          <table:table-cell table:style-name="ce1" office:value-type="float" office:value="0.752916097640991" calcext:value-type="float">
            <text:p>0,7529160976</text:p>
          </table:table-cell>
          <table:table-cell table:style-name="ce1" office:value-type="float" office:value="0.752915143966675" calcext:value-type="float">
            <text:p>0,752915144</text:p>
          </table:table-cell>
          <table:table-cell table:style-name="ce1" office:value-type="float" office:value="-0.0369368903338909" calcext:value-type="float">
            <text:p>-0,0369368903</text:p>
          </table:table-cell>
          <table:table-cell table:style-name="ce1" office:value-type="float" office:value="4.00219297409058" calcext:value-type="float">
            <text:p>4,0021929741</text:p>
          </table:table-cell>
          <table:table-cell table:style-name="ce1" office:value-type="float" office:value="-0.472152680158615" calcext:value-type="float">
            <text:p>-0,4721526802</text:p>
          </table:table-cell>
        </table:table-row>
        <table:table-row table:style-name="ro1">
          <table:table-cell table:style-name="ce1" office:value-type="string" calcext:value-type="string">
            <text:p>2.904778242111206</text:p>
          </table:table-cell>
          <table:table-cell table:style-name="ce1" office:value-type="string" calcext:value-type="string">
            <text:p>0.013319253921508789</text:p>
          </table:table-cell>
          <table:table-cell table:style-name="ce1" office:value-type="string" calcext:value-type="string">
            <text:p>88.84689998626709</text:p>
          </table:table-cell>
          <table:table-cell table:style-name="ce1" office:value-type="float" office:value="0.0499148232413939" calcext:value-type="float">
            <text:p>0,0499148232</text:p>
          </table:table-cell>
          <table:table-cell table:style-name="ce1" office:value-type="float" office:value="-0.0126187734544438" calcext:value-type="float">
            <text:p>-0,0126187735</text:p>
          </table:table-cell>
          <table:table-cell table:style-name="ce1" office:value-type="float" office:value="0.356790075699488" calcext:value-type="float">
            <text:p>0,3567900757</text:p>
          </table:table-cell>
          <table:table-cell table:style-name="ce1" office:value-type="float" office:value="-0.00266119306347561" calcext:value-type="float">
            <text:p>-0,0026611931</text:p>
          </table:table-cell>
          <table:table-cell table:number-columns-repeated="2" table:style-name="ce1" office:value-type="float" office:value="-0.0121252617202209" calcext:value-type="float">
            <text:p>-0,0121252617</text:p>
          </table:table-cell>
          <table:table-cell table:style-name="ce1" office:value-type="float" office:value="-0.0350515693426132" calcext:value-type="float">
            <text:p>-0,0350515693</text:p>
          </table:table-cell>
          <table:table-cell table:style-name="ce1" office:value-type="float" office:value="3.998619556427" calcext:value-type="float">
            <text:p>3,9986195564</text:p>
          </table:table-cell>
          <table:table-cell table:style-name="ce1" office:value-type="float" office:value="-0.459282338619232" calcext:value-type="float">
            <text:p>-0,4592823386</text:p>
          </table:table-cell>
          <table:table-cell table:style-name="ce1" office:value-type="string" calcext:value-type="string">
            <text:p>-0.0026611930634756085</text:p>
          </table:table-cell>
          <table:table-cell table:style-name="ce1" office:value-type="string" calcext:value-type="string">
            <text:p>-0.01212526172022093</text:p>
          </table:table-cell>
          <table:table-cell table:style-name="ce1" office:value-type="string" calcext:value-type="string">
            <text:p>-0.04942622692509036</text:p>
          </table:table-cell>
          <table:table-cell table:style-name="ce1" office:value-type="float" office:value="-0.0119741449411384" calcext:value-type="float">
            <text:p>-0,0119741449</text:p>
          </table:table-cell>
          <table:table-cell table:style-name="ce1" office:value-type="float" office:value="0.00198883377734204" calcext:value-type="float">
            <text:p>0,0019888338</text:p>
          </table:table-cell>
          <table:table-cell table:style-name="ce1" office:value-type="float" office:value="-0.00381697265778059" calcext:value-type="float">
            <text:p>-0,0038169727</text:p>
          </table:table-cell>
          <table:table-cell table:style-name="ce1" office:value-type="float" office:value="0.133646400056542" calcext:value-type="float">
            <text:p>0,1336464001</text:p>
          </table:table-cell>
          <table:table-cell table:style-name="ce1" office:value-type="float" office:value="-0.20263876616887" calcext:value-type="float">
            <text:p>-0,202638766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16903211770042" calcext:value-type="float">
            <text:p>-0,0021690321</text:p>
          </table:table-cell>
          <table:table-cell table:style-name="ce1" office:value-type="float" office:value="0.00362144278245734" calcext:value-type="float">
            <text:p>0,0036214428</text:p>
          </table:table-cell>
          <table:table-cell table:style-name="ce1" office:value-type="float" office:value="0.0156298293076091" calcext:value-type="float">
            <text:p>0,0156298293</text:p>
          </table:table-cell>
          <table:table-cell table:style-name="ce1" office:value-type="float" office:value="0.655580759048462" calcext:value-type="float">
            <text:p>0,655580759</text:p>
          </table:table-cell>
          <table:table-cell table:style-name="ce1" office:value-type="float" office:value="0.655586004257202" calcext:value-type="float">
            <text:p>0,6555860043</text:p>
          </table:table-cell>
          <table:table-cell table:style-name="ce1" office:value-type="float" office:value="0.655588150024414" calcext:value-type="float">
            <text:p>0,65558815</text:p>
          </table:table-cell>
          <table:table-cell table:style-name="ce1" office:value-type="float" office:value="-0.0350515693426132" calcext:value-type="float">
            <text:p>-0,0350515693</text:p>
          </table:table-cell>
          <table:table-cell table:style-name="ce1" office:value-type="float" office:value="3.998619556427" calcext:value-type="float">
            <text:p>3,9986195564</text:p>
          </table:table-cell>
          <table:table-cell table:style-name="ce1" office:value-type="float" office:value="-0.459282338619232" calcext:value-type="float">
            <text:p>-0,4592823386</text:p>
          </table:table-cell>
        </table:table-row>
        <table:table-row table:style-name="ro1">
          <table:table-cell table:style-name="ce1" office:value-type="string" calcext:value-type="string">
            <text:p>2.922214984893799</text:p>
          </table:table-cell>
          <table:table-cell table:style-name="ce1" office:value-type="string" calcext:value-type="string">
            <text:p>0.017436742782592773</text:p>
          </table:table-cell>
          <table:table-cell table:style-name="ce1" office:value-type="string" calcext:value-type="string">
            <text:p>89.5043683052063</text:p>
          </table:table-cell>
          <table:table-cell table:style-name="ce1" office:value-type="float" office:value="0.0500359704177597" calcext:value-type="float">
            <text:p>0,0500359704</text:p>
          </table:table-cell>
          <table:table-cell table:style-name="ce1" office:value-type="float" office:value="-0.0143258075386481" calcext:value-type="float">
            <text:p>-0,0143258075</text:p>
          </table:table-cell>
          <table:table-cell table:style-name="ce1" office:value-type="float" office:value="0.34916768140263" calcext:value-type="float">
            <text:p>0,3491676814</text:p>
          </table:table-cell>
          <table:table-cell table:style-name="ce1" office:value-type="float" office:value="-0.0054829534275331" calcext:value-type="float">
            <text:p>-0,0054829534</text:p>
          </table:table-cell>
          <table:table-cell table:number-columns-repeated="2" table:style-name="ce1" office:value-type="float" office:value="-0.0103104787317638" calcext:value-type="float">
            <text:p>-0,0103104787</text:p>
          </table:table-cell>
          <table:table-cell table:style-name="ce1" office:value-type="float" office:value="-0.0340742394328117" calcext:value-type="float">
            <text:p>-0,0340742394</text:p>
          </table:table-cell>
          <table:table-cell table:style-name="ce1" office:value-type="float" office:value="3.99498438835144" calcext:value-type="float">
            <text:p>3,9949843884</text:p>
          </table:table-cell>
          <table:table-cell table:style-name="ce1" office:value-type="float" office:value="-0.446639448404312" calcext:value-type="float">
            <text:p>-0,4466394484</text:p>
          </table:table-cell>
          <table:table-cell table:style-name="ce1" office:value-type="string" calcext:value-type="string">
            <text:p>-0.005482953427533103</text:p>
          </table:table-cell>
          <table:table-cell table:style-name="ce1" office:value-type="string" calcext:value-type="string">
            <text:p>-0.010310478731763795</text:p>
          </table:table-cell>
          <table:table-cell table:style-name="ce1" office:value-type="string" calcext:value-type="string">
            <text:p>-0.04832204853825092</text:p>
          </table:table-cell>
          <table:table-cell table:style-name="ce1" office:value-type="float" office:value="-0.0124787058103485" calcext:value-type="float">
            <text:p>-0,0124787058</text:p>
          </table:table-cell>
          <table:table-cell table:style-name="ce1" office:value-type="float" office:value="0.00315469336361095" calcext:value-type="float">
            <text:p>0,0031546934</text:p>
          </table:table-cell>
          <table:table-cell table:style-name="ce1" office:value-type="float" office:value="-0.0029530839363734" calcext:value-type="float">
            <text:p>-0,0029530839</text:p>
          </table:table-cell>
          <table:table-cell table:style-name="ce1" office:value-type="float" office:value="0.100793533179221" calcext:value-type="float">
            <text:p>0,1007935332</text:p>
          </table:table-cell>
          <table:table-cell table:style-name="ce1" office:value-type="float" office:value="-0.194333390013642" calcext:value-type="float">
            <text:p>-0,1943333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06640716564464" calcext:value-type="float">
            <text:p>-0,0030664072</text:p>
          </table:table-cell>
          <table:table-cell table:style-name="ce1" office:value-type="float" office:value="0.00708539515795866" calcext:value-type="float">
            <text:p>0,0070853952</text:p>
          </table:table-cell>
          <table:table-cell table:style-name="ce1" office:value-type="float" office:value="0.025241415924899" calcext:value-type="float">
            <text:p>0,0252414159</text:p>
          </table:table-cell>
          <table:table-cell table:style-name="ce1" office:value-type="float" office:value="0.658178567886353" calcext:value-type="float">
            <text:p>0,6581785679</text:p>
          </table:table-cell>
          <table:table-cell table:style-name="ce1" office:value-type="float" office:value="0.658176183700562" calcext:value-type="float">
            <text:p>0,6581761837</text:p>
          </table:table-cell>
          <table:table-cell table:style-name="ce1" office:value-type="float" office:value="0.65817403793335" calcext:value-type="float">
            <text:p>0,6581740379</text:p>
          </table:table-cell>
          <table:table-cell table:style-name="ce1" office:value-type="float" office:value="-0.0340742394328117" calcext:value-type="float">
            <text:p>-0,0340742394</text:p>
          </table:table-cell>
          <table:table-cell table:style-name="ce1" office:value-type="float" office:value="3.99498438835144" calcext:value-type="float">
            <text:p>3,9949843884</text:p>
          </table:table-cell>
          <table:table-cell table:style-name="ce1" office:value-type="float" office:value="-0.446639448404312" calcext:value-type="float">
            <text:p>-0,4466394484</text:p>
          </table:table-cell>
        </table:table-row>
        <table:table-row table:style-name="ro1">
          <table:table-cell table:style-name="ce1" office:value-type="string" calcext:value-type="string">
            <text:p>2.9409902095794678</text:p>
          </table:table-cell>
          <table:table-cell table:style-name="ce1" office:value-type="string" calcext:value-type="string">
            <text:p>0.018775224685668945</text:p>
          </table:table-cell>
          <table:table-cell table:style-name="ce1" office:value-type="string" calcext:value-type="string">
            <text:p>90.07916855812073</text:p>
          </table:table-cell>
          <table:table-cell table:style-name="ce1" office:value-type="float" office:value="0.0499101096453766" calcext:value-type="float">
            <text:p>0,0499101096</text:p>
          </table:table-cell>
          <table:table-cell table:style-name="ce1" office:value-type="float" office:value="-0.0183480539428139" calcext:value-type="float">
            <text:p>-0,0183480539</text:p>
          </table:table-cell>
          <table:table-cell table:style-name="ce1" office:value-type="float" office:value="0.335965058685821" calcext:value-type="float">
            <text:p>0,3359650587</text:p>
          </table:table-cell>
          <table:table-cell table:style-name="ce1" office:value-type="float" office:value="-0.00746978667173371" calcext:value-type="float">
            <text:p>-0,0074697867</text:p>
          </table:table-cell>
          <table:table-cell table:number-columns-repeated="2" table:style-name="ce1" office:value-type="float" office:value="-0.00938782371413339" calcext:value-type="float">
            <text:p>-0,0093878237</text:p>
          </table:table-cell>
          <table:table-cell table:style-name="ce1" office:value-type="float" office:value="-0.0337110571563244" calcext:value-type="float">
            <text:p>-0,0337110572</text:p>
          </table:table-cell>
          <table:table-cell table:style-name="ce1" office:value-type="float" office:value="3.99210739135742" calcext:value-type="float">
            <text:p>3,9921073914</text:p>
          </table:table-cell>
          <table:table-cell table:style-name="ce1" office:value-type="float" office:value="-0.434560298919678" calcext:value-type="float">
            <text:p>-0,4345602989</text:p>
          </table:table-cell>
          <table:table-cell table:style-name="ce1" office:value-type="string" calcext:value-type="string">
            <text:p>-0.00746978667173371</text:p>
          </table:table-cell>
          <table:table-cell table:style-name="ce1" office:value-type="string" calcext:value-type="string">
            <text:p>-0.00938782371413339</text:p>
          </table:table-cell>
          <table:table-cell table:style-name="ce1" office:value-type="string" calcext:value-type="string">
            <text:p>-0.04822502797008226</text:p>
          </table:table-cell>
          <table:table-cell table:style-name="ce1" office:value-type="float" office:value="-0.0125089926044399" calcext:value-type="float">
            <text:p>-0,0125089926</text:p>
          </table:table-cell>
          <table:table-cell table:style-name="ce1" office:value-type="float" office:value="0.00358145188466203" calcext:value-type="float">
            <text:p>0,0035814519</text:p>
          </table:table-cell>
          <table:table-cell table:style-name="ce1" office:value-type="float" office:value="-0.00255671943293677" calcext:value-type="float">
            <text:p>-0,0025567194</text:p>
          </table:table-cell>
          <table:table-cell table:style-name="ce1" office:value-type="float" office:value="0.072047398724338" calcext:value-type="float">
            <text:p>0,0720473987</text:p>
          </table:table-cell>
          <table:table-cell table:style-name="ce1" office:value-type="float" office:value="-0.186103082589949" calcext:value-type="float">
            <text:p>-0,186103082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210870666535977" calcext:value-type="float">
            <text:p>-0,0002108707</text:p>
          </table:table-cell>
          <table:table-cell table:style-name="ce1" office:value-type="float" office:value="0.00297129141030934" calcext:value-type="float">
            <text:p>0,0029712914</text:p>
          </table:table-cell>
          <table:table-cell table:style-name="ce1" office:value-type="float" office:value="0.0132676585141804" calcext:value-type="float">
            <text:p>0,0132676585</text:p>
          </table:table-cell>
          <table:table-cell table:style-name="ce1" office:value-type="float" office:value="0.574509382247925" calcext:value-type="float">
            <text:p>0,5745093822</text:p>
          </table:table-cell>
          <table:table-cell table:style-name="ce1" office:value-type="float" office:value="0.574509143829346" calcext:value-type="float">
            <text:p>0,5745091438</text:p>
          </table:table-cell>
          <table:table-cell table:style-name="ce1" office:value-type="float" office:value="0.574509382247925" calcext:value-type="float">
            <text:p>0,5745093822</text:p>
          </table:table-cell>
          <table:table-cell table:style-name="ce1" office:value-type="float" office:value="-0.0337110571563244" calcext:value-type="float">
            <text:p>-0,0337110572</text:p>
          </table:table-cell>
          <table:table-cell table:style-name="ce1" office:value-type="float" office:value="3.99210739135742" calcext:value-type="float">
            <text:p>3,9921073914</text:p>
          </table:table-cell>
          <table:table-cell table:style-name="ce1" office:value-type="float" office:value="-0.434560298919678" calcext:value-type="float">
            <text:p>-0,4345602989</text:p>
          </table:table-cell>
        </table:table-row>
        <table:table-row table:style-name="ro1">
          <table:table-cell table:style-name="ce1" office:value-type="string" calcext:value-type="string">
            <text:p>2.9655368328094482</text:p>
          </table:table-cell>
          <table:table-cell table:style-name="ce1" office:value-type="string" calcext:value-type="string">
            <text:p>0.02454662322998047</text:p>
          </table:table-cell>
          <table:table-cell table:style-name="ce1" office:value-type="string" calcext:value-type="string">
            <text:p>90.65555548667908</text:p>
          </table:table-cell>
          <table:table-cell table:style-name="ce1" office:value-type="float" office:value="0.0482495996158248" calcext:value-type="float">
            <text:p>0,0482495996</text:p>
          </table:table-cell>
          <table:table-cell table:style-name="ce1" office:value-type="float" office:value="-0.0202817688006218" calcext:value-type="float">
            <text:p>-0,0202817688</text:p>
          </table:table-cell>
          <table:table-cell table:style-name="ce1" office:value-type="float" office:value="0.323938852107083" calcext:value-type="float">
            <text:p>0,3239388521</text:p>
          </table:table-cell>
          <table:table-cell table:style-name="ce1" office:value-type="float" office:value="-0.0094420954075011" calcext:value-type="float">
            <text:p>-0,0094420954</text:p>
          </table:table-cell>
          <table:table-cell table:number-columns-repeated="2" table:style-name="ce1" office:value-type="float" office:value="-0.00756431069224302" calcext:value-type="float">
            <text:p>-0,0075643107</text:p>
          </table:table-cell>
          <table:table-cell table:style-name="ce1" office:value-type="float" office:value="-0.0343378856778145" calcext:value-type="float">
            <text:p>-0,0343378857</text:p>
          </table:table-cell>
          <table:table-cell table:style-name="ce1" office:value-type="float" office:value="3.98916792869568" calcext:value-type="float">
            <text:p>3,9891679287</text:p>
          </table:table-cell>
          <table:table-cell table:style-name="ce1" office:value-type="float" office:value="-0.422610938549042" calcext:value-type="float">
            <text:p>-0,4226109385</text:p>
          </table:table-cell>
          <table:table-cell table:style-name="ce1" office:value-type="string" calcext:value-type="string">
            <text:p>-0.009442095407501102</text:p>
          </table:table-cell>
          <table:table-cell table:style-name="ce1" office:value-type="string" calcext:value-type="string">
            <text:p>-0.007564310692243022</text:p>
          </table:table-cell>
          <table:table-cell table:style-name="ce1" office:value-type="string" calcext:value-type="string">
            <text:p>-0.04729708468291622</text:p>
          </table:table-cell>
          <table:table-cell table:style-name="ce1" office:value-type="float" office:value="-0.0124775274113442" calcext:value-type="float">
            <text:p>-0,0124775274</text:p>
          </table:table-cell>
          <table:table-cell table:style-name="ce1" office:value-type="float" office:value="0.00458701348570348" calcext:value-type="float">
            <text:p>0,0045870135</text:p>
          </table:table-cell>
          <table:table-cell table:style-name="ce1" office:value-type="float" office:value="-0.00187018305166268" calcext:value-type="float">
            <text:p>-0,0018701831</text:p>
          </table:table-cell>
          <table:table-cell table:style-name="ce1" office:value-type="float" office:value="0.0433024372684431" calcext:value-type="float">
            <text:p>0,0433024373</text:p>
          </table:table-cell>
          <table:table-cell table:style-name="ce1" office:value-type="float" office:value="-0.175535859460203" calcext:value-type="float">
            <text:p>-0,175535859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218533079591335" calcext:value-type="float">
            <text:p>0,0002185331</text:p>
          </table:table-cell>
          <table:table-cell table:style-name="ce1" office:value-type="float" office:value="0.00698389662911329" calcext:value-type="float">
            <text:p>0,0069838966</text:p>
          </table:table-cell>
          <table:table-cell table:style-name="ce1" office:value-type="float" office:value="0.0229239347498584" calcext:value-type="float">
            <text:p>0,0229239347</text:p>
          </table:table-cell>
          <table:table-cell table:style-name="ce1" office:value-type="float" office:value="0.575934648513794" calcext:value-type="float">
            <text:p>0,5759346485</text:p>
          </table:table-cell>
          <table:table-cell table:style-name="ce1" office:value-type="float" office:value="0.575931549072266" calcext:value-type="float">
            <text:p>0,5759315491</text:p>
          </table:table-cell>
          <table:table-cell table:style-name="ce1" office:value-type="float" office:value="0.575931787490845" calcext:value-type="float">
            <text:p>0,5759317875</text:p>
          </table:table-cell>
          <table:table-cell table:style-name="ce1" office:value-type="float" office:value="-0.0343378856778145" calcext:value-type="float">
            <text:p>-0,0343378857</text:p>
          </table:table-cell>
          <table:table-cell table:style-name="ce1" office:value-type="float" office:value="3.98916792869568" calcext:value-type="float">
            <text:p>3,9891679287</text:p>
          </table:table-cell>
          <table:table-cell table:style-name="ce1" office:value-type="float" office:value="-0.422610938549042" calcext:value-type="float">
            <text:p>-0,4226109385</text:p>
          </table:table-cell>
        </table:table-row>
        <table:table-row table:style-name="ro1">
          <table:table-cell table:style-name="ce1" office:value-type="string" calcext:value-type="string">
            <text:p>2.990403890609741</text:p>
          </table:table-cell>
          <table:table-cell table:style-name="ce1" office:value-type="string" calcext:value-type="string">
            <text:p>0.02486705780029297</text:p>
          </table:table-cell>
          <table:table-cell table:style-name="ce1" office:value-type="string" calcext:value-type="string">
            <text:p>91.25658297538757</text:p>
          </table:table-cell>
          <table:table-cell table:style-name="ce1" office:value-type="float" office:value="0.0462364046288263" calcext:value-type="float">
            <text:p>0,0462364046</text:p>
          </table:table-cell>
          <table:table-cell table:style-name="ce1" office:value-type="float" office:value="-0.0224101908137033" calcext:value-type="float">
            <text:p>-0,0224101908</text:p>
          </table:table-cell>
          <table:table-cell table:style-name="ce1" office:value-type="float" office:value="0.313852192443094" calcext:value-type="float">
            <text:p>0,3138521924</text:p>
          </table:table-cell>
          <table:table-cell table:style-name="ce1" office:value-type="float" office:value="-0.0110080243254761" calcext:value-type="float">
            <text:p>-0,0110080243</text:p>
          </table:table-cell>
          <table:table-cell table:number-columns-repeated="2" table:style-name="ce1" office:value-type="float" office:value="-0.00630076253252914" calcext:value-type="float">
            <text:p>-0,0063007625</text:p>
          </table:table-cell>
          <table:table-cell table:style-name="ce1" office:value-type="float" office:value="-0.0359844677150249" calcext:value-type="float">
            <text:p>-0,0359844677</text:p>
          </table:table-cell>
          <table:table-cell table:style-name="ce1" office:value-type="float" office:value="3.98660778999329" calcext:value-type="float">
            <text:p>3,98660779</text:p>
          </table:table-cell>
          <table:table-cell table:style-name="ce1" office:value-type="float" office:value="-0.410351037979126" calcext:value-type="float">
            <text:p>-0,410351038</text:p>
          </table:table-cell>
          <table:table-cell table:style-name="ce1" office:value-type="string" calcext:value-type="string">
            <text:p>-0.011008024325476123</text:p>
          </table:table-cell>
          <table:table-cell table:style-name="ce1" office:value-type="string" calcext:value-type="string">
            <text:p>-0.006300762532529145</text:p>
          </table:table-cell>
          <table:table-cell table:style-name="ce1" office:value-type="string" calcext:value-type="string">
            <text:p>-0.04674475798853012</text:p>
          </table:table-cell>
          <table:table-cell table:style-name="ce1" office:value-type="float" office:value="-0.0120623999039562" calcext:value-type="float">
            <text:p>-0,0120623999</text:p>
          </table:table-cell>
          <table:table-cell table:style-name="ce1" office:value-type="float" office:value="0.00507044220015545" calcext:value-type="float">
            <text:p>0,0050704422</text:p>
          </table:table-cell>
          <table:table-cell table:style-name="ce1" office:value-type="float" office:value="-0.00124482030956833" calcext:value-type="float">
            <text:p>-0,0012448203</text:p>
          </table:table-cell>
          <table:table-cell table:style-name="ce1" office:value-type="float" office:value="0.0142931394617025" calcext:value-type="float">
            <text:p>0,0142931395</text:p>
          </table:table-cell>
          <table:table-cell table:style-name="ce1" office:value-type="float" office:value="-0.163341732620263" calcext:value-type="float">
            <text:p>-0,163341732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7618367262002" calcext:value-type="float">
            <text:p>0,0027618367</text:p>
          </table:table-cell>
          <table:table-cell table:style-name="ce1" office:value-type="float" office:value="0.00321623337096422" calcext:value-type="float">
            <text:p>0,0032162334</text:p>
          </table:table-cell>
          <table:table-cell table:style-name="ce1" office:value-type="float" office:value="0.0200024928415287" calcext:value-type="float">
            <text:p>0,0200024928</text:p>
          </table:table-cell>
          <table:table-cell table:style-name="ce1" office:value-type="float" office:value="0.601233959197998" calcext:value-type="float">
            <text:p>0,6012339592</text:p>
          </table:table-cell>
          <table:table-cell table:style-name="ce1" office:value-type="float" office:value="0.601235866546631" calcext:value-type="float">
            <text:p>0,6012358665</text:p>
          </table:table-cell>
          <table:table-cell table:style-name="ce1" office:value-type="float" office:value="0.601235389709473" calcext:value-type="float">
            <text:p>0,6012353897</text:p>
          </table:table-cell>
          <table:table-cell table:style-name="ce1" office:value-type="float" office:value="-0.0359844677150249" calcext:value-type="float">
            <text:p>-0,0359844677</text:p>
          </table:table-cell>
          <table:table-cell table:style-name="ce1" office:value-type="float" office:value="3.98660778999329" calcext:value-type="float">
            <text:p>3,98660779</text:p>
          </table:table-cell>
          <table:table-cell table:style-name="ce1" office:value-type="float" office:value="-0.410351037979126" calcext:value-type="float">
            <text:p>-0,410351038</text:p>
          </table:table-cell>
        </table:table-row>
        <table:table-row table:style-name="ro1">
          <table:table-cell table:style-name="ce1" office:value-type="string" calcext:value-type="string">
            <text:p>3.012329339981079</text:p>
          </table:table-cell>
          <table:table-cell table:style-name="ce1" office:value-type="string" calcext:value-type="string">
            <text:p>0.02192544937133789</text:p>
          </table:table-cell>
          <table:table-cell table:style-name="ce1" office:value-type="string" calcext:value-type="string">
            <text:p>91.87117028236389</text:p>
          </table:table-cell>
          <table:table-cell table:style-name="ce1" office:value-type="float" office:value="0.0433555678123131" calcext:value-type="float">
            <text:p>0,0433555678</text:p>
          </table:table-cell>
          <table:table-cell table:style-name="ce1" office:value-type="float" office:value="-0.0240271853708467" calcext:value-type="float">
            <text:p>-0,0240271854</text:p>
          </table:table-cell>
          <table:table-cell table:style-name="ce1" office:value-type="float" office:value="0.302917258607017" calcext:value-type="float">
            <text:p>0,3029172586</text:p>
          </table:table-cell>
          <table:table-cell table:style-name="ce1" office:value-type="float" office:value="-0.0124837952696657" calcext:value-type="float">
            <text:p>-0,0124837953</text:p>
          </table:table-cell>
          <table:table-cell table:number-columns-repeated="2" table:style-name="ce1" office:value-type="float" office:value="-0.00479975021921004" calcext:value-type="float">
            <text:p>-0,0047997502</text:p>
          </table:table-cell>
          <table:table-cell table:style-name="ce1" office:value-type="float" office:value="-0.0382598415017128" calcext:value-type="float">
            <text:p>-0,0382598415</text:p>
          </table:table-cell>
          <table:table-cell table:style-name="ce1" office:value-type="float" office:value="3.98422813415527" calcext:value-type="float">
            <text:p>3,9842281342</text:p>
          </table:table-cell>
          <table:table-cell table:style-name="ce1" office:value-type="float" office:value="-0.398549109697342" calcext:value-type="float">
            <text:p>-0,3985491097</text:p>
          </table:table-cell>
          <table:table-cell table:style-name="ce1" office:value-type="string" calcext:value-type="string">
            <text:p>-0.01248379526966571</text:p>
          </table:table-cell>
          <table:table-cell table:style-name="ce1" office:value-type="string" calcext:value-type="string">
            <text:p>-0.004799750219210041</text:p>
          </table:table-cell>
          <table:table-cell table:style-name="ce1" office:value-type="string" calcext:value-type="string">
            <text:p>-0.046310002787123244</text:p>
          </table:table-cell>
          <table:table-cell table:style-name="ce1" office:value-type="float" office:value="-0.0115591011572066" calcext:value-type="float">
            <text:p>-0,0115591012</text:p>
          </table:table-cell>
          <table:table-cell table:style-name="ce1" office:value-type="float" office:value="0.00560254770342583" calcext:value-type="float">
            <text:p>0,0056025477</text:p>
          </table:table-cell>
          <table:table-cell table:style-name="ce1" office:value-type="float" office:value="-0.000720314007040896" calcext:value-type="float">
            <text:p>-0,000720314</text:p>
          </table:table-cell>
          <table:table-cell table:style-name="ce1" office:value-type="float" office:value="-0.0141224514082321" calcext:value-type="float">
            <text:p>-0,0141224514</text:p>
          </table:table-cell>
          <table:table-cell table:style-name="ce1" office:value-type="float" office:value="-0.149569018350577" calcext:value-type="float">
            <text:p>-0,14956901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327576851882654" calcext:value-type="float">
            <text:p>0,0032757685</text:p>
          </table:table-cell>
          <table:table-cell table:style-name="ce1" office:value-type="float" office:value="0.00346324932843695" calcext:value-type="float">
            <text:p>0,0034632493</text:p>
          </table:table-cell>
          <table:table-cell table:style-name="ce1" office:value-type="float" office:value="0.0164124487967061" calcext:value-type="float">
            <text:p>0,0164124488</text:p>
          </table:table-cell>
          <table:table-cell table:style-name="ce1" office:value-type="float" office:value="0.614571809768677" calcext:value-type="float">
            <text:p>0,6145718098</text:p>
          </table:table-cell>
          <table:table-cell table:number-columns-repeated="2" table:style-name="ce1" office:value-type="float" office:value="0.61457371711731" calcext:value-type="float">
            <text:p>0,6145737171</text:p>
          </table:table-cell>
          <table:table-cell table:style-name="ce1" office:value-type="float" office:value="-0.0382598415017128" calcext:value-type="float">
            <text:p>-0,0382598415</text:p>
          </table:table-cell>
          <table:table-cell table:style-name="ce1" office:value-type="float" office:value="3.98422813415527" calcext:value-type="float">
            <text:p>3,9842281342</text:p>
          </table:table-cell>
          <table:table-cell table:style-name="ce1" office:value-type="float" office:value="-0.398549109697342" calcext:value-type="float">
            <text:p>-0,3985491097</text:p>
          </table:table-cell>
        </table:table-row>
        <table:table-row table:style-name="ro1" table:number-rows-repeated="1048395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2T17:05:31.983395266</dc:date>
    <meta:editing-duration>PT5M21S</meta:editing-duration>
    <meta:editing-cycles>1</meta:editing-cycles>
    <meta:document-statistic meta:table-count="1" meta:cell-count="5400" meta:object-count="0"/>
    <meta:generator>LibreOffice/5.1.6.2$Linux_X86_64 LibreOffice_project/10m0$Build-2</meta:generator>
  </office:meta>
</office:document-meta>
</file>